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Kamyanka, Kolodyazne, Krasne Pershe, Novomlynsk, D...</text:span>
</text:h>
      <text:p text:style-name="P4">
Authors: liveuamap (Language: en)</text:p>
      <text:p text:style-name="P4">
Time: 2023-04-11T-52:15:00</text:p>
      <text:p text:style-name="P4">
Location: Svatove (Latitude:49.53824 Longtitude:37.89803)</text:p>
      <text:p text:style-name="P4">
Videos: []</text:p>
      <text:p text:style-name="P4">
Images: []</text:p>
      <text:p text:style-name="P4">
Tags: ["Russia"]</text:p>
      <text:p text:style-name="P4">
ID: 22555236</text:p>
      <!--METADATA-->
      <text:p text:style-name="P4">
At Kupiansk direction Russian army shelled Kamyanka, Kolodyazne, KrasnePershe, Novomlynsk, Dvorichna, Vilshana, Kindrashivka, Kyslivka and Berestoveof Kharkiv region, - General Staff of Armed Forces of Ukraine says in themorning report</text:p>
      <text:p text:style-name="P4">
News Collection Link: <text:a xlink:type="simple" xlink:href="https://liveuamap.com/en/2023/11-april-at-kupiansk-direction-russian-army-shelled-kamyanka" text:style-name="Internet_20_link" text:visited-style-name="Visited_20_Internet_20_Link">
https://liveuamap.com/en/2023/11-april-at-kupiansk-direction-russian-army-shelled-kamyanka</text:a>
</text:p>
      <text:p text:style-name="P4">
Source: <text:a xlink:type="simple" xlink:href="https://t.me/lumsrc/4463" text:style-name="Internet_20_link" text:visited-style-name="Visited_20_Internet_20_Link">
https://t.me/lumsrc/4463</text:a>
</text:p>
      <!--NEWS-->
      <text:h text:style-name="P10" text:outline-level="1">
<text:span text:style-name="T4">
At Lyman direction Russian army shelled Novoyehorivka, Makiyivka, Nevske, Bilohorivka of Luha...</text:span>
</text:h>
      <text:p text:style-name="P4">
Authors: liveuamap (Language: en)</text:p>
      <text:p text:style-name="P4">
Time: 2023-04-11T-54:15:00</text:p>
      <text:p text:style-name="P4">
Location: Donetsk (Latitude:48.7537 Longtitude:38.24015)</text:p>
      <text:p text:style-name="P4">
Videos: []</text:p>
      <text:p text:style-name="P4">
Images: []</text:p>
      <text:p text:style-name="P4">
Tags: ["Russia"]</text:p>
      <text:p text:style-name="P4">
ID: 22555235</text:p>
      <!--METADATA-->
      <text:p text:style-name="P4">
At Lyman direction Russian army shelled Novoyehorivka, Makiyivka, Nevske,Bilohorivka of Luhansk region, also Torske, Spirne and Berestove of Donetskregion, - General Staff of Armed Forces of Ukraine says in the morning report</text:p>
      <text:p text:style-name="P4">
News Collection Link: <text:a xlink:type="simple" xlink:href="https://liveuamap.com/en/2023/11-april-at-lyman-direction-russian-army-shelled-novoyehorivka" text:style-name="Internet_20_link" text:visited-style-name="Visited_20_Internet_20_Link">
https://liveuamap.com/en/2023/11-april-at-lyman-direction-russian-army-shelled-novoyehorivka</text:a>
</text:p>
      <text:p text:style-name="P4">
Source: <text:a xlink:type="simple" xlink:href="https://t.me/lumsrc/4464" text:style-name="Internet_20_link" text:visited-style-name="Visited_20_Internet_20_Link">
https://t.me/lumsrc/4464</text:a>
</text:p>
      <!--NEWS-->
      <text:h text:style-name="P10" text:outline-level="1">
<text:span text:style-name="T4">
At Bakhmut direction Russian army shelled Vasukivka, Zaliznyanske, Minkivka, Orikhovo-Vasyliv...</text:span>
</text:h>
      <text:p text:style-name="P4">
Authors: liveuamap (Language: en)</text:p>
      <text:p text:style-name="P4">
Time: 2023-04-11T-56:15:00</text:p>
      <text:p text:style-name="P4">
Location: Donetsk Oblast (Latitude:48.40573 Longtitude:37.91039)</text:p>
      <text:p text:style-name="P4">
Videos: []</text:p>
      <text:p text:style-name="P4">
Images: []</text:p>
      <text:p text:style-name="P4">
Tags: ["Russia"]</text:p>
      <text:p text:style-name="P4">
ID: 22555234</text:p>
      <!--METADATA-->
      <text:p text:style-name="P4">
At Bakhmut direction Russian army shelled Vasukivka, Zaliznyanske, Minkivka,Orikhovo-Vasylivka, Bakhmut, Khromove, Ivanivske, Predtechyne, Chasiv Yar,Ozaryanivka, Druzhba and New York of Donetsk region, - General Staff of ArmedForces of Ukraine says in the morning report</text:p>
      <text:p text:style-name="P4">
News Collection Link: <text:a xlink:type="simple" xlink:href="https://liveuamap.com/en/2023/11-april-at-bakhmut-direction-russian-army-shelled-vasukivka" text:style-name="Internet_20_link" text:visited-style-name="Visited_20_Internet_20_Link">
https://liveuamap.com/en/2023/11-april-at-bakhmut-direction-russian-army-shelled-vasukivka</text:a>
</text:p>
      <text:p text:style-name="P4">
Source: <text:a xlink:type="simple" xlink:href="https://t.me/lumsrc/4465" text:style-name="Internet_20_link" text:visited-style-name="Visited_20_Internet_20_Link">
https://t.me/lumsrc/4465</text:a>
</text:p>
      <!--NEWS-->
      <text:h text:style-name="P10" text:outline-level="1">
<text:span text:style-name="T4">
At Avdiyivka and Maryinka directions Russian army shelled Novokalynove, Avdiyivka, Pervomaysk...</text:span>
</text:h>
      <text:p text:style-name="P4">
Authors: liveuamap (Language: en)</text:p>
      <text:p text:style-name="P4">
Time: 2023-04-11T-58:15:00</text:p>
      <text:p text:style-name="P4">
Location: Donetsk Oblast (Latitude:47.91531 Longtitude:37.45874)</text:p>
      <text:p text:style-name="P4">
Videos: []</text:p>
      <text:p text:style-name="P4">
Images: []</text:p>
      <text:p text:style-name="P4">
Tags: ["Russia"]</text:p>
      <text:p text:style-name="P4">
ID: 22555233</text:p>
      <!--METADATA-->
      <text:p text:style-name="P4">
At Avdiyivka and Maryinka directions Russian army shelled Novokalynove,Avdiyivka, Pervomayske, Krasnohorivka, Hostre, Heorhiyivka, Maryinka andPobyeda of Donetsk region, - General Staff of Armed Forces of Ukraine says inthe morning report</text:p>
      <text:p text:style-name="P4">
News Collection Link: <text:a xlink:type="simple" xlink:href="https://liveuamap.com/en/2023/11-april-at-avdiyivka-and-maryinka-directions-russian-army" text:style-name="Internet_20_link" text:visited-style-name="Visited_20_Internet_20_Link">
https://liveuamap.com/en/2023/11-april-at-avdiyivka-and-maryinka-directions-russian-army</text:a>
</text:p>
      <text:p text:style-name="P4">
Source: <text:a xlink:type="simple" xlink:href="https://t.me/lumsrc/4466" text:style-name="Internet_20_link" text:visited-style-name="Visited_20_Internet_20_Link">
https://t.me/lumsrc/4466</text:a>
</text:p>
      <!--NEWS-->
      <text:h text:style-name="P10" text:outline-level="1">
<text:span text:style-name="T4">
At Shaktarske direction Russian army shelled Novomykhaylivka, Vuhledar, Bohoyavlenka and Vely...</text:span>
</text:h>
      <text:p text:style-name="P4">
Authors: liveuamap (Language: en)</text:p>
      <text:p text:style-name="P4">
Time: 2023-04-11T-60:15:00</text:p>
      <text:p text:style-name="P4">
Location: Velyka Novosilka (Latitude:47.84024 Longtitude:36.83475)</text:p>
      <text:p text:style-name="P4">
Videos: []</text:p>
      <text:p text:style-name="P4">
Images: []</text:p>
      <text:p text:style-name="P4">
Tags: ["Russia"]</text:p>
      <text:p text:style-name="P4">
ID: 22555232</text:p>
      <!--METADATA-->
      <text:p text:style-name="P4">
At Shaktarske direction Russian army shelled Novomykhaylivka, Vuhledar,Bohoyavlenka and Velyka Novosilka of Donetsk region, - General Staff of ArmedForces of Ukraine says in the morning report</text:p>
      <text:p text:style-name="P4">
News Collection Link: <text:a xlink:type="simple" xlink:href="https://liveuamap.com/en/2023/11-april-at-shaktarske-direction-russian-army-shelled-novomykhaylivka" text:style-name="Internet_20_link" text:visited-style-name="Visited_20_Internet_20_Link">
https://liveuamap.com/en/2023/11-april-at-shaktarske-direction-russian-army-shelled-novomykhaylivka</text:a>
</text:p>
      <text:p text:style-name="P4">
Source: <text:a xlink:type="simple" xlink:href="https://t.me/lumsrc/4467" text:style-name="Internet_20_link" text:visited-style-name="Visited_20_Internet_20_Link">
https://t.me/lumsrc/4467</text:a>
</text:p>
      <!--NEWS-->
      <text:h text:style-name="P10" text:outline-level="1">
<text:span text:style-name="T4">
At Zaporizhzhia and Kherson directions Russian army shelled Vremivka of Donetsk region; Novod...</text:span>
</text:h>
      <text:p text:style-name="P4">
Authors: liveuamap (Language: en)</text:p>
      <text:p text:style-name="P4">
Time: 2023-04-11T-62:15:00</text:p>
      <text:p text:style-name="P4">
Location: Kam'yans'ke,Zaporiz'ka oblast (Latitude:47.5383 Longtitude:35.37289)</text:p>
      <text:p text:style-name="P4">
Videos: []</text:p>
      <text:p text:style-name="P4">
Images: []</text:p>
      <text:p text:style-name="P4">
Tags: ["Russia"]</text:p>
      <text:p text:style-name="P4">
ID: 22555231</text:p>
      <!--METADATA-->
      <text:p text:style-name="P4">
At Zaporizhzhia and Kherson directions Russian army shelled Vremivka ofDonetsk region; Novodanylivka, Orikhiv, Novoandriyivka and Kamyanske ofZaporizhzhia region, - General Staff of Armed Forces of Ukraine says in themorning report</text:p>
      <text:p text:style-name="P4">
News Collection Link: <text:a xlink:type="simple" xlink:href="https://liveuamap.com/en/2023/11-april-at-zaporizhzhia-and-kherson-directions-russian-army" text:style-name="Internet_20_link" text:visited-style-name="Visited_20_Internet_20_Link">
https://liveuamap.com/en/2023/11-april-at-zaporizhzhia-and-kherson-directions-russian-army</text:a>
</text:p>
      <text:p text:style-name="P4">
Source: <text:a xlink:type="simple" xlink:href="https://t.me/lumsrc/4468" text:style-name="Internet_20_link" text:visited-style-name="Visited_20_Internet_20_Link">
https://t.me/lumsrc/4468</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1T-64:15:00</text:p>
      <text:p text:style-name="P4">
Location: Marinka, Donetsk Oblast (Latitude:47.93969 Longtitude:37.49891)</text:p>
      <text:p text:style-name="P4">
Videos: []</text:p>
      <text:p text:style-name="P4">
Images: []</text:p>
      <text:p text:style-name="P4">
Tags: ["Russia"]</text:p>
      <text:p text:style-name="P4">
ID: 22555230</text:p>
      <!--METADATA-->
      <text:p text:style-name="P4">
Russian forces conducting offensive actions at Lyman, Bakhmut, Avdiivka andMaryinka directions. Ukrainian military repelled over 52 Russian attacks.Russian forces attempting to advance near Makiyivka, Chervonopopivka andBilohorivka, Bakhmut, Hryhorivka and Khromove, Avdiyivka, Syeverne, Nevelskeand Maryinka of Donetsk region, - General Staff of Armed Forces of Ukrainesays in the morning report</text:p>
      <text:p text:style-name="P4">
News Collection Link: <text:a xlink:type="simple" xlink:href="https://liveuamap.com/en/2023/11-april-russian-forces-conducting-offensive-actions-at-lyman" text:style-name="Internet_20_link" text:visited-style-name="Visited_20_Internet_20_Link">
https://liveuamap.com/en/2023/11-april-russian-forces-conducting-offensive-actions-at-lyman</text:a>
</text:p>
      <text:p text:style-name="P4">
Source: <text:a xlink:type="simple" xlink:href="https://t.me/lumsrc/4469" text:style-name="Internet_20_link" text:visited-style-name="Visited_20_Internet_20_Link">
https://t.me/lumsrc/4469</text:a>
</text:p>
      <!--NEWS-->
      <text:h text:style-name="P10" text:outline-level="1">
<text:span text:style-name="T4">
Kharkiv, Kharkivska Oblast(22:03). Red Alert: aerial threat. Sirens sounding. Take cover now!</text:span>
</text:h>
      <text:p text:style-name="P4">
Authors: liveuamap (Language: en)</text:p>
      <text:p text:style-name="P4">
Time: 2023-04-11T16:04:00</text:p>
      <text:p text:style-name="P4">
Location: Kharkiv (Latitude:49.98091 Longtitude:36.25292)</text:p>
      <text:p text:style-name="P4">
Videos: []</text:p>
      <text:p text:style-name="P4">
Images: []</text:p>
      <text:p text:style-name="P4">
Tags: ["Europe", "Central and Eastern Europe"]</text:p>
      <text:p text:style-name="P4">
ID: 22555400</text:p>
      <!--METADATA-->
      <text:p text:style-name="P4">
Kharkiv, Kharkivska Oblast(22:03). Red Alert: aerial threat. Sirens sounding.Take cover now!</text:p>
      <text:p text:style-name="P4">
News Collection Link: <text:a xlink:type="simple" xlink:href="https://liveuamap.com/en/2023/11-april-kharkiv-kharkivska-oblast2203-red-alg" text:style-name="Internet_20_link" text:visited-style-name="Visited_20_Internet_20_Link">
https://liveuamap.com/en/2023/11-april-kharkiv-kharkivska-oblast2203-red-alg</text:a>
</text:p>
      <text:p text:style-name="P4">
Source: <text:a xlink:type="simple" xlink:href="https://t.me/air_alert_ua/42906" text:style-name="Internet_20_link" text:visited-style-name="Visited_20_Internet_20_Link">
https://t.me/air_alert_ua/42906</text:a>
</text:p>
      <!--NEWS-->
      <text:h text:style-name="P10" text:outline-level="1">
<text:span text:style-name="T4">
Sumska Oblast(22:05). Red Alert: aerial threat. Sirens sounding. Take cover now!</text:span>
</text:h>
      <text:p text:style-name="P4">
Authors: liveuamap (Language: en)</text:p>
      <text:p text:style-name="P4">
Time: 2023-04-11T16:06:00</text:p>
      <text:p text:style-name="P4">
Location: Sumska Oblast (Latitude:50.99898 Longtitude:33.99881)</text:p>
      <text:p text:style-name="P4">
Videos: []</text:p>
      <text:p text:style-name="P4">
Images: []</text:p>
      <text:p text:style-name="P4">
Tags: ["Europe", "Central and Eastern Europe"]</text:p>
      <text:p text:style-name="P4">
ID: 22555401</text:p>
      <!--METADATA-->
      <text:p text:style-name="P4">
Sumska Oblast(22:05). Red Alert: aerial threat. Sirens sounding. Take covernow!</text:p>
      <text:p text:style-name="P4">
News Collection Link: <text:a xlink:type="simple" xlink:href="https://liveuamap.com/en/2023/11-april-sumska-oblast2205-red-alert-aerial-tg" text:style-name="Internet_20_link" text:visited-style-name="Visited_20_Internet_20_Link">
https://liveuamap.com/en/2023/11-april-sumska-oblast2205-red-alert-aerial-tg</text:a>
</text:p>
      <text:p text:style-name="P4">
Source: <text:a xlink:type="simple" xlink:href="https://t.me/air_alert_ua/42907" text:style-name="Internet_20_link" text:visited-style-name="Visited_20_Internet_20_Link">
https://t.me/air_alert_ua/42907</text:a>
</text:p>
      <!--NEWS-->
      <text:h text:style-name="P10" text:outline-level="1">
<text:span text:style-name="T4">
Poltavska Oblast(22:13). Red Alert: aerial threat. Sirens sounding. Take cover now!</text:span>
</text:h>
      <text:p text:style-name="P4">
Authors: liveuamap (Language: en)</text:p>
      <text:p text:style-name="P4">
Time: 2023-04-11T16:14:00</text:p>
      <text:p text:style-name="P4">
Location: Poltavska Oblast (Latitude:49.47705000 Longtitude:33.81866000)</text:p>
      <text:p text:style-name="P4">
Videos: []</text:p>
      <text:p text:style-name="P4">
Images: []</text:p>
      <text:p text:style-name="P4">
Tags: ["Europe", "Central and Eastern Europe"]</text:p>
      <text:p text:style-name="P4">
ID: 22555402</text:p>
      <!--METADATA-->
      <text:p text:style-name="P4">
Poltavska Oblast(22:13). Red Alert: aerial threat. Sirens sounding. Take covernow!</text:p>
      <text:p text:style-name="P4">
News Collection Link: <text:a xlink:type="simple" xlink:href="https://liveuamap.com/en/2023/11-april-poltavska-oblast2213-red-alert-aeriag" text:style-name="Internet_20_link" text:visited-style-name="Visited_20_Internet_20_Link">
https://liveuamap.com/en/2023/11-april-poltavska-oblast2213-red-alert-aeriag</text:a>
</text:p>
      <text:p text:style-name="P4">
Source: <text:a xlink:type="simple" xlink:href="https://t.me/suspilnepoltava/10751" text:style-name="Internet_20_link" text:visited-style-name="Visited_20_Internet_20_Link">
https://t.me/suspilnepoltava/10751</text:a>
</text:p>
      <!--NEWS-->
      <text:h text:style-name="P10" text:outline-level="1">
<text:span text:style-name="T4">
Dnipro, Dnipropetrovska Oblast(22:14). Red Alert: aerial threat. Sirens sounding. Take cover ...</text:span>
</text:h>
      <text:p text:style-name="P4">
Authors: liveuamap (Language: en)</text:p>
      <text:p text:style-name="P4">
Time: 2023-04-11T16:15:00</text:p>
      <text:p text:style-name="P4">
Location: Dnipro (Latitude:48.45930000 Longtitude:35.03865000)</text:p>
      <text:p text:style-name="P4">
Videos: []</text:p>
      <text:p text:style-name="P4">
Images: []</text:p>
      <text:p text:style-name="P4">
Tags: ["Europe", "Central and Eastern Europe"]</text:p>
      <text:p text:style-name="P4">
ID: 22555403</text:p>
      <!--METADATA-->
      <text:p text:style-name="P4">
Dnipro, Dnipropetrovska Oblast(22:14). Red Alert: aerial threat. Sirenssounding. Take cover now!</text:p>
      <text:p text:style-name="P4">
News Collection Link: <text:a xlink:type="simple" xlink:href="https://liveuamap.com/en/2023/11-april-dnipro-dnipropetrovska-oblast2214-reg" text:style-name="Internet_20_link" text:visited-style-name="Visited_20_Internet_20_Link">
https://liveuamap.com/en/2023/11-april-dnipro-dnipropetrovska-oblast2214-reg</text:a>
</text:p>
      <text:p text:style-name="P4">
Source: <text:a xlink:type="simple" xlink:href="https://t.me/air_alert_ua/42909" text:style-name="Internet_20_link" text:visited-style-name="Visited_20_Internet_20_Link">
https://t.me/air_alert_ua/42909</text:a>
</text:p>
      <!--NEWS-->
      <text:h text:style-name="P10" text:outline-level="1">
<text:span text:style-name="T4">
Residents of a border region in Bryansk Oblast demand evacuation. They say there are checkpoi...</text:span>
</text:h>
      <text:p text:style-name="P4">
Authors: liveuamap (Language: en)</text:p>
      <text:p text:style-name="P4">
Time: 2023-04-11T16:42:00</text:p>
      <text:p text:style-name="P4">
Location: Bryansk (Latitude:52.38896 Longtitude:33.41582)</text:p>
      <text:p text:style-name="P4">
Videos: []</text:p>
      <text:p text:style-name="P4">
Images: []</text:p>
      <text:p text:style-name="P4">
Tags: ["Russia", "Central and Eastern Europe"]</text:p>
      <text:p text:style-name="P4">
ID: 22555519</text:p>
      <!--METADATA-->
      <text:p text:style-name="P4">
Residents of a border region in Bryansk Oblast demand evacuation. They saythere are checkpoints and crossfire, as well as a recent incursion fromUkraine, and want compensation</text:p>
      <text:p text:style-name="P4">
News Collection Link: <text:a xlink:type="simple" xlink:href="https://liveuamap.com/en/2023/11-april-residents-of-a-border-region-in-bryansk-oblast-demand" text:style-name="Internet_20_link" text:visited-style-name="Visited_20_Internet_20_Link">
https://liveuamap.com/en/2023/11-april-residents-of-a-border-region-in-bryansk-oblast-demand</text:a>
</text:p>
      <text:p text:style-name="P4">
Source: <text:a xlink:type="simple" xlink:href="https://twitter.com/XSovietNews/status/1645874942163193871" text:style-name="Internet_20_link" text:visited-style-name="Visited_20_Internet_20_Link">
https://twitter.com/XSovietNews/status/1645874942163193871</text:a>
</text:p>
      <!--NEWS-->
      <text:h text:style-name="P10" text:outline-level="1">
<text:span text:style-name="T4">
US Secretary of Defense: We take the issue of leaking classified documents very seriously</text:span>
</text:h>
      <text:p text:style-name="P4">
Authors: liveuamap (Language: en)</text:p>
      <text:p text:style-name="P4">
Time: 2023-04-11T17:15:00</text:p>
      <text:p text:style-name="P4">
Location: Arlington, Virginia (Latitude:38.87122 Longtitude:-77.05529)</text:p>
      <text:p text:style-name="P4">
Videos: []</text:p>
      <text:p text:style-name="P4">
Images: []</text:p>
      <text:p text:style-name="P4">
Tags: ["USA"]</text:p>
      <text:p text:style-name="P4">
ID: 22555529</text:p>
      <!--METADATA-->
      <text:p text:style-name="P4">
US Secretary of Defense: We take the issue of leaking classified documentsvery seriously</text:p>
      <text:p text:style-name="P4">
News Collection Link: <text:a xlink:type="simple" xlink:href="https://liveuamap.com/en/2023/11-april-us-secretary-of-defense-we-take-the-issue-of-leaking" text:style-name="Internet_20_link" text:visited-style-name="Visited_20_Internet_20_Link">
https://liveuamap.com/en/2023/11-april-us-secretary-of-defense-we-take-the-issue-of-leaking</text:a>
</text:p>
      <text:p text:style-name="P4">
Source: <text:a xlink:type="simple" xlink:href="https://twitter.com/AJABreaking/status/1645883304304885760" text:style-name="Internet_20_link" text:visited-style-name="Visited_20_Internet_20_Link">
https://twitter.com/AJABreaking/status/1645883304304885760</text:a>
</text:p>
      <!--NEWS-->
      <text:h text:style-name="P10" text:outline-level="1">
<text:span text:style-name="T4">
Odeska Oblast(23:34). Red Alert: aerial threat. Sirens sounding. Take cover now!</text:span>
</text:h>
      <text:p text:style-name="P4">
Authors: liveuamap (Language: en)</text:p>
      <text:p text:style-name="P4">
Time: 2023-04-11T17:35:00</text:p>
      <text:p text:style-name="P4">
Location: Odeska Oblast (Latitude:46.75000000 Longtitude:30.25000000)</text:p>
      <text:p text:style-name="P4">
Videos: []</text:p>
      <text:p text:style-name="P4">
Images: []</text:p>
      <text:p text:style-name="P4">
Tags: ["Europe", "Central and Eastern Europe"]</text:p>
      <text:p text:style-name="P4">
ID: 22555404</text:p>
      <!--METADATA-->
      <text:p text:style-name="P4">
Odeska Oblast(23:34). Red Alert: aerial threat. Sirens sounding. Take covernow!</text:p>
      <text:p text:style-name="P4">
News Collection Link: <text:a xlink:type="simple" xlink:href="https://liveuamap.com/en/2023/11-april-odeska-oblast2334-red-alert-aerial-tg" text:style-name="Internet_20_link" text:visited-style-name="Visited_20_Internet_20_Link">
https://liveuamap.com/en/2023/11-april-odeska-oblast2334-red-alert-aerial-tg</text:a>
</text:p>
      <text:p text:style-name="P4">
Source: <text:a xlink:type="simple" xlink:href="https://t.me/suspilneodesa/22413" text:style-name="Internet_20_link" text:visited-style-name="Visited_20_Internet_20_Link">
https://t.me/suspilneodesa/22413</text:a>
</text:p>
      <!--NEWS-->
      <text:h text:style-name="P10" text:outline-level="1">
<text:span text:style-name="T4">
Donetsk Oblast(23:37). Red Alert: aerial threat. Sirens sounding. Take cover now!</text:span>
</text:h>
      <text:p text:style-name="P4">
Authors: liveuamap (Language: en)</text:p>
      <text:p text:style-name="P4">
Time: 2023-04-11T17:39:00</text:p>
      <text:p text:style-name="P4">
Location: Donetsk Oblast (Latitude:48.72744 Longtitude:37.5781)</text:p>
      <text:p text:style-name="P4">
Videos: []</text:p>
      <text:p text:style-name="P4">
Images: []</text:p>
      <text:p text:style-name="P4">
Tags: ["Europe", "Central and Eastern Europe"]</text:p>
      <text:p text:style-name="P4">
ID: 22555405</text:p>
      <!--METADATA-->
      <text:p text:style-name="P4">
Donetsk Oblast(23:37). Red Alert: aerial threat. Sirens sounding. Take covernow!</text:p>
      <text:p text:style-name="P4">
News Collection Link: <text:a xlink:type="simple" xlink:href="https://liveuamap.com/en/2023/11-april-donetsk-oblast2337-red-alert-aerial-g" text:style-name="Internet_20_link" text:visited-style-name="Visited_20_Internet_20_Link">
https://liveuamap.com/en/2023/11-april-donetsk-oblast2337-red-alert-aerial-g</text:a>
</text:p>
      <text:p text:style-name="P4">
Source: <text:a xlink:type="simple" xlink:href="https://t.me/air_alert_ua/42915" text:style-name="Internet_20_link" text:visited-style-name="Visited_20_Internet_20_Link">
https://t.me/air_alert_ua/42915</text:a>
</text:p>
      <!--NEWS-->
      <text:h text:style-name="P10" text:outline-level="1">
<text:span text:style-name="T4">
Zaporizka Oblast(00:06). Red Alert: aerial threat. Sirens sounding. Take cover now!</text:span>
</text:h>
      <text:p text:style-name="P4">
Authors: liveuamap (Language: en)</text:p>
      <text:p text:style-name="P4">
Time: 2023-04-11T18:07:00</text:p>
      <text:p text:style-name="P4">
Location: Zaporizka Oblast (Latitude:47.612021 Longtitude:35.765261)</text:p>
      <text:p text:style-name="P4">
Videos: []</text:p>
      <text:p text:style-name="P4">
Images: []</text:p>
      <text:p text:style-name="P4">
Tags: ["Europe", "Central and Eastern Europe"]</text:p>
      <text:p text:style-name="P4">
ID: 22555407</text:p>
      <!--METADATA-->
      <text:p text:style-name="P4">
Zaporizka Oblast(00:06). Red Alert: aerial threat. Sirens sounding. Take covernow!</text:p>
      <text:p text:style-name="P4">
News Collection Link: <text:a xlink:type="simple" xlink:href="https://liveuamap.com/en/2023/11-april-zaporizka-oblast0006-red-alert-aeriag" text:style-name="Internet_20_link" text:visited-style-name="Visited_20_Internet_20_Link">
https://liveuamap.com/en/2023/11-april-zaporizka-oblast0006-red-alert-aeriag</text:a>
</text:p>
      <text:p text:style-name="P4">
Source: <text:a xlink:type="simple" xlink:href="https://t.me/air_alert_ua/42918" text:style-name="Internet_20_link" text:visited-style-name="Visited_20_Internet_20_Link">
https://t.me/air_alert_ua/42918</text:a>
</text:p>
      <!--NEWS-->
      <text:h text:style-name="P10" text:outline-level="1">
<text:span text:style-name="T4">
Kharkiv, Kharkivska Oblast(00:15). Red Alert: aerial threat. Sirens sounding. Take cover now!</text:span>
</text:h>
      <text:p text:style-name="P4">
Authors: liveuamap (Language: en)</text:p>
      <text:p text:style-name="P4">
Time: 2023-04-11T18:15:00</text:p>
      <text:p text:style-name="P4">
Location: Kharkiv (Latitude:49.98081000 Longtitude:36.25272000)</text:p>
      <text:p text:style-name="P4">
Videos: []</text:p>
      <text:p text:style-name="P4">
Images: []</text:p>
      <text:p text:style-name="P4">
Tags: ["Europe", "Central and Eastern Europe"]</text:p>
      <text:p text:style-name="P4">
ID: 22555408</text:p>
      <!--METADATA-->
      <text:p text:style-name="P4">
Kharkiv, Kharkivska Oblast(00:15). Red Alert: aerial threat. Sirens sounding.Take cover now!</text:p>
      <text:p text:style-name="P4">
News Collection Link: <text:a xlink:type="simple" xlink:href="https://liveuamap.com/en/2023/11-april-kharkiv-kharkivska-oblast0015-red-alg" text:style-name="Internet_20_link" text:visited-style-name="Visited_20_Internet_20_Link">
https://liveuamap.com/en/2023/11-april-kharkiv-kharkivska-oblast0015-red-alg</text:a>
</text:p>
      <text:p text:style-name="P4">
Source: <text:a xlink:type="simple" xlink:href="https://t.me/air_alert_ua/42919" text:style-name="Internet_20_link" text:visited-style-name="Visited_20_Internet_20_Link">
https://t.me/air_alert_ua/42919</text:a>
</text:p>
      <!--NEWS-->
      <text:h text:style-name="P10" text:outline-level="1">
<text:span text:style-name="T4">
Donetsk Oblast(00:23). Red Alert: aerial threat. Sirens sounding. Take cover now!</text:span>
</text:h>
      <text:p text:style-name="P4">
Authors: liveuamap (Language: en)</text:p>
      <text:p text:style-name="P4">
Time: 2023-04-11T18:29:00</text:p>
      <text:p text:style-name="P4">
Location: Donetsk Oblast (Latitude:48.72725 Longtitude:37.57885)</text:p>
      <text:p text:style-name="P4">
Videos: []</text:p>
      <text:p text:style-name="P4">
Images: []</text:p>
      <text:p text:style-name="P4">
Tags: ["Europe", "Central and Eastern Europe"]</text:p>
      <text:p text:style-name="P4">
ID: 22555409</text:p>
      <!--METADATA-->
      <text:p text:style-name="P4">
Donetsk Oblast(00:23). Red Alert: aerial threat. Sirens sounding. Take covernow!</text:p>
      <text:p text:style-name="P4">
News Collection Link: <text:a xlink:type="simple" xlink:href="https://liveuamap.com/en/2023/11-april-donetsk-oblast0023-red-alert-aerial-g" text:style-name="Internet_20_link" text:visited-style-name="Visited_20_Internet_20_Link">
https://liveuamap.com/en/2023/11-april-donetsk-oblast0023-red-alert-aerial-g</text:a>
</text:p>
      <text:p text:style-name="P4">
Source: <text:a xlink:type="simple" xlink:href="https://t.me/air_alert_ua/42920" text:style-name="Internet_20_link" text:visited-style-name="Visited_20_Internet_20_Link">
https://t.me/air_alert_ua/42920</text:a>
</text:p>
      <!--NEWS-->
      <text:h text:style-name="P10" text:outline-level="1">
<text:span text:style-name="T4">
Sumska Oblast(00:57). Red Alert: aerial threat. Sirens sounding. Take cover now!</text:span>
</text:h>
      <text:p text:style-name="P4">
Authors: liveuamap (Language: en)</text:p>
      <text:p text:style-name="P4">
Time: 2023-04-11T18:59:00</text:p>
      <text:p text:style-name="P4">
Location: Sumska Oblast (Latitude:51.00078 Longtitude:33.99972)</text:p>
      <text:p text:style-name="P4">
Videos: []</text:p>
      <text:p text:style-name="P4">
Images: []</text:p>
      <text:p text:style-name="P4">
Tags: ["Europe", "Central and Eastern Europe"]</text:p>
      <text:p text:style-name="P4">
ID: 22555410</text:p>
      <!--METADATA-->
      <text:p text:style-name="P4">
Sumska Oblast(00:57). Red Alert: aerial threat. Sirens sounding. Take covernow!</text:p>
      <text:p text:style-name="P4">
News Collection Link: <text:a xlink:type="simple" xlink:href="https://liveuamap.com/en/2023/11-april-sumska-oblast0057-red-alert-aerial-tg" text:style-name="Internet_20_link" text:visited-style-name="Visited_20_Internet_20_Link">
https://liveuamap.com/en/2023/11-april-sumska-oblast0057-red-alert-aerial-tg</text:a>
</text:p>
      <text:p text:style-name="P4">
Source: <text:a xlink:type="simple" xlink:href="https://t.me/air_alert_ua/42923" text:style-name="Internet_20_link" text:visited-style-name="Visited_20_Internet_20_Link">
https://t.me/air_alert_ua/42923</text:a>
</text:p>
      <!--NEWS-->
      <text:h text:style-name="P10" text:outline-level="1">
<text:span text:style-name="T4">
There is a video circulating online of Russian mercenaries beheading a Ukrainian soldier, ISI...</text:span>
</text:h>
      <text:p text:style-name="P4">
Authors: liveuamap (Language: en)</text:p>
      <text:p text:style-name="P4">
Time: 2023-04-11T20:05:00</text:p>
      <text:p text:style-name="P4">
Location: Donetsk (Latitude:48.52886 Longtitude:38.29151)</text:p>
      <text:p text:style-name="P4">
Videos: []</text:p>
      <text:p text:style-name="P4">
Images: []</text:p>
      <text:p text:style-name="P4">
Tags: ["Russia", "Minsk Monitor"]</text:p>
      <text:p text:style-name="P4">
ID: 22555415</text:p>
      <!--METADATA-->
      <text:p text:style-name="P4">
There is a video circulating online of Russian mercenaries beheading aUkrainian soldier, ISIS-style</text:p>
      <text:p text:style-name="P4">
News Collection Link: <text:a xlink:type="simple" xlink:href="https://liveuamap.com/en/2023/12-april-there-is-a-video-circulating-online-of-russian-mercenaries" text:style-name="Internet_20_link" text:visited-style-name="Visited_20_Internet_20_Link">
https://liveuamap.com/en/2023/12-april-there-is-a-video-circulating-online-of-russian-mercenaries</text:a>
</text:p>
      <text:p text:style-name="P4">
Source: <text:a xlink:type="simple" xlink:href="https://twitter.com/michaeldweiss/status/1645926063380508673" text:style-name="Internet_20_link" text:visited-style-name="Visited_20_Internet_20_Link">
https://twitter.com/michaeldweiss/status/1645926063380508673</text:a>
</text:p>
      <!--NEWS-->
      <text:h text:style-name="P10" text:outline-level="1">
<text:span text:style-name="T4">
Україна планує залучити мінімум 5 тисяч саперів для розмінування українських територій — Олексій Резніков</text:span>
</text:h>
      <text:p text:style-name="P4">
Author: ['Алла Рядинська']</text:p>
      <text:p text:style-name="P4">
Time: 2023-04-11T36:00:00-04:00</text:p>
      <text:p text:style-name="P4">
Description: На брифінгу Міністрів оборони України та Королівства Данія в Media Center Ukraine – Odesa...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nistr_result.jpg" text:style-name="Internet_20_link" text:visited-style-name="Visited_20_Internet_20_Link">
ministr_result.jpg</text:a>
']</text:p>
      <text:p text:style-name="P4">
Tags: ['STOPRUSSIA', 'АГРЕСІЯ РФ', 'ВТОРГНЕННЯ РФ', 'МІНІСТР ОБОРОНИ УКРАЇНИ ОЛЕКСІЙ РЕЗНІКОВ']</text:p>
      <text:p text:style-name="P4">
Category: News</text:p>
      <!--METADATA-->
      <text:p text:style-name="P4">
<draw:frame draw:style-name="fr1" draw:name="Image2" text:anchor-type="as-char" svg:width="6.9236in" svg:height="4.615733in" draw:z-index="0">
<draw:image xlink:href="../Images/AРМІЯINFORM/2023-04-11T36-00-00-04-00/ministr_result.jpg" xlink:type="simple" xlink:show="embed" xlink:actuate="onLoad" draw:mime-type="image/jpeg"/>
</draw:frame>
</text:p>
      <text:p text:style-name="P4">
На брифінгу Міністрів оборони України та Королівства Данія в Media CenterUkraine – Odesa Олексій Резніков поділився планами щодо убезпечення цивільнихгромадян від наслідків російського широкомасштабного вторгнення, а саме зрозмінування територій. Він зазначив, що процес буде складатись з декількохетапів.</text:p>
      <text:p text:style-name="P4">
— Після деокупації буде зроблений аудит землі і води. На сьогодні частобувають ситуації, коли навіть морські міни потрапляють на пляжі, і не лишеукраїнські. Друге — це обладнання для розмінування. Це не тількиідентифікація, встановлення і фіксація, а й одночасно можливість розмінуватиці елементи. І Королівство Данія може нам в цьому допомогти, — пояснює він.</text:p>
      <text:p text:style-name="P4">
За його словами, Данія має спеціалізовані дрони — підводні апарати, які маютьсенсори, що здатні виявляти, фіксувати та передавати координати саперам, якізможуть проводити саперні роботи під водою. В Україні ще з 2014 року працюєкомпанія, фонд якої представляє Королівство Данія. Ця компанія має великіможливості з експертизи для проводження гуманітарного розмінування, тобторозмінування на ділянках, які не знаходяться в зоні бойових дій.</text:p>
      <text:p text:style-name="P4">
Інша інституція, яка займається розмінуванням в Україні є ДСНС. Вонизаймаються розмінуванням цивільної інфраструктури.</text:p>
      <text:p text:style-name="P4">
— ДСНС є лідером у розмінуванні, але вони роблять оперативне розмінування.Умовно кажучи — звільнили територію, треба розмінувати лінію електропередач,щоб далі прийшли представники Міністерства енергетики і подали електрикумісцевому населенню. Але це оперативне розмінування. А повномасштабнерозмінування того ж аграрного сектору, коли наші фермери благають: «розмінуйтеполя, щоб ми могли сіяти та вирощувати їжу» — це величезне завдання, —прокоментував Міністр.</text:p>
      <text:p text:style-name="P4">
Наразі існує міжвідомча група, яку очолює Юлія Свириденко, Перший віцепрем’єрміністр та міністр економіки. Вона, як економіст, розуміє, які галузі єпріоритетними у цьому питанні. І досвід Королівства Данія буде незамінним дляефективної роботи наших саперів.</text:p>
      <text:p text:style-name="P4">
— У наших планах утворити власний потенціал принаймні у 5 тисяч українськихфахівців, які будуть займатись розмінуванням. І це з розрахунком, що такожбудуть залучені фахівці з інших країн, — розповів Олексій Резніков.</text:p>
      <text:p text:style-name="P4">
Окрім Данії, корисним буде також досвід Хорватії — країни, яка в кінціминулого сторіччя також пройшла через війну, і зіштовхнулась з проблемоюгуманітарного розмінування великих територій. На думку Міністра, якщо мибудемо рухатись такими самими темпами, то весь процес займе принаймні 30років.</text:p>
      <text:p text:style-name="P4">
— У Хорватії війна закінчилась 28 років тому. По цей час територія Хорватії нерозмінована повністю. Тобто хорватський національний центр досі має роботу. Зарік вони в середньому можуть розміновувати до 50 квадратних кілометрів землі,в тому числі пересічену місцевість — скелі, лісові хащі тощо, — підсумувавОлексій Резніков.</text:p>
      <text:p text:style-name="P4">
Source: <text:a xlink:type="simple" xlink:href="https://armyinform.com.ua/2023/04/11/ukrayina-planuye-zaluchyty-minimum-5-tysyach-saperiv-dlya-rozminuvannya-ukrayinskyh-terytorij-oleksij-reznikov/" text:style-name="Internet_20_link" text:visited-style-name="Visited_20_Internet_20_Link">
https://armyinform.com.ua/2023/04/11/ukrayina-planuye-zaluchyty-minimum-5-tysyach-saperiv-dlya-rozminuvannya-ukrayinskyh-terytorij-oleksij-reznikov/</text:a>
</text:p>
      <!--NEWS-->
      <text:h text:style-name="P10" text:outline-level="1">
<text:span text:style-name="T4">
Викрито шахраїв, які виманювали гроші в охочих виїхати із Бахмута</text:span>
</text:h>
      <text:p text:style-name="P4">
Author: ['АРМІЯINFORM']</text:p>
      <text:p text:style-name="P4">
Time: 2023-04-11T37:00:00-04:00</text:p>
      <text:p text:style-name="P4">
Description: Кіберфахівці Служби безпеки спільно з правоохоронними органами Республіки Польщ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bu11.jpeg" text:style-name="Internet_20_link" text:visited-style-name="Visited_20_Internet_20_Link">
sbu11.jpeg</text:a>
', '<text:a xlink:type="simple" xlink:href="https://armyinform.com.ua/wp-content/uploads/2023/04/sbu33.jpeg" text:style-name="Internet_20_link" text:visited-style-name="Visited_20_Internet_20_Link">
sbu33.jpeg</text:a>
', '<text:a xlink:type="simple" xlink:href="https://armyinform.com.ua/wp-content/uploads/2023/04/sbu22.jpeg" text:style-name="Internet_20_link" text:visited-style-name="Visited_20_Internet_20_Link">
sbu22.jpeg</text:a>
']</text:p>
      <text:p text:style-name="P4">
Tags: ['STOPRUSSIA', 'АГРЕСІЯ РФ', 'ВТОРГНЕННЯ РФ', 'СБУ']</text:p>
      <text:p text:style-name="P4">
Category: News</text:p>
      <!--METADATA-->
      <text:p text:style-name="P4">
<draw:frame draw:style-name="fr1" draw:name="Image3" text:anchor-type="as-char" svg:width="6.9236in" svg:height="4.615733in" draw:z-index="0">
<draw:image xlink:href="../Images/AРМІЯINFORM/2023-04-11T37-00-00-04-00/sbu11.jpeg" xlink:type="simple" xlink:show="embed" xlink:actuate="onLoad" draw:mime-type="image/jpeg"/>
</draw:frame>
</text:p>
      <text:p text:style-name="P4">
Кіберфахівці Служби безпеки спільно з правоохоронними органами РеспублікиПольща нейтралізували транснаціональне злочинне угруповання шахраїв.</text:p>
      <text:p text:style-name="P4">
Про це <text:a xlink:type="simple" xlink:href="https://ssu.gov.ua/novyny/sbu-ta-pravookhorontsi-polshchi-likviduvaly-shakhraisku-skhemu-vymaniuvannia-hroshei-iz-myrnykh-zhyteliv-yaki-khochut-vyikhaty-z-bakhmuta" text:style-name="Internet_20_link" text:visited-style-name="Visited_20_Internet_20_Link">
повідомляє</text:a>
 пресслужба СБУ.</text:p>
      <text:p text:style-name="P4">
Зловмисники видурювали гроші з мешканців фронтових регіонів України, якіпланували виїхати із зони бойових дій, у тому числі з Бахмута і Вугледара. Зарізні суми ділки «гарантували» місцевим жителям вивезти їх до безпечнішихрегіонів нашої держави. Середня вартість таких «послуг» становила 30 тис. грн.</text:p>
      <text:p text:style-name="P4">
В основному шахраї «роздавали» свої обіцянки інвалідам та батькам малолітніхдітей. Для цього використовували групи у соцмережах і популярних месенджерах.У своїх клієнтів брали «передоплату» у розмірі 50% від заявленої суми. Грошіотримували на банківські картки, оформлені на підставних осіб. Після отриманнякоштів ділки припиняли спілкування з потерпілими і більше не виходили назв’язок. Таким чином шахраї видурили у людей понад 1,5 млн грн.</text:p>
      <text:p text:style-name="P4">
<draw:frame draw:style-name="fr1" draw:name="Image4" text:anchor-type="as-char" svg:width="6.9236in" svg:height="4.615733in" draw:z-index="0">
<draw:image xlink:href="../Images/AРМІЯINFORM/2023-04-11T37-00-00-04-00/sbu33.jpeg" xlink:type="simple" xlink:show="embed" xlink:actuate="onLoad" draw:mime-type="image/jpeg"/>
</draw:frame>
</text:p>
      <text:p text:style-name="P4">
Ще однією «цільовою аудиторією» шахраїв були чоловіки призовного віку. За«окрему плату» зловмисники обіцяли військовозобов’язаним виготовити фальшивідокументи для виїзду за кордон.</text:p>
      <text:p text:style-name="P4">
У результаті спецоперації у різних регіонах України затримано одного зорганізаторів угруповання. Ним виявився мешканець Житомирщини, якийбезпосередньо контактував з клієнтами і пропонував їм «умови» для евакуації.За даними слідства, ще двоє українських громадян, організаторів злочинноїгрупи, наразі перебувають в одній з країн Євросоюзу.</text:p>
      <text:p text:style-name="P4">
Співробітники СБУ спільно з європейськими партнерами проводять комплекснізаходи щодо затримання обох зловмисників та їхньої екстрадиції в Україну.</text:p>
      <text:p text:style-name="P4">
<text:span text:style-name="T4">
Під час обшуків за адресами проживання фігурантів у декількох областяхУкраїни виявлено:</text:span>
</text:p>
      <ul>
        <li>
мобільні телефони із доказами незаконної діяльності;  * 10 банківських карток, на які зловмисники отримували гроші від потерпілих.</li>
      </ul>
      <text:p text:style-name="P4">
<draw:frame draw:style-name="fr1" draw:name="Image5" text:anchor-type="as-char" svg:width="6.9236in" svg:height="4.615733in" draw:z-index="0">
<draw:image xlink:href="../Images/AРМІЯINFORM/2023-04-11T37-00-00-04-00/sbu22.jpeg" xlink:type="simple" xlink:show="embed" xlink:actuate="onLoad" draw:mime-type="image/jpeg"/>
</draw:frame>
</text:p>
      <text:p text:style-name="P4">
Наразі одному із зловмисників, мешканцю Житомирщини, повідомлено про підозруза ч. 3 ст. 190 Кримінального кодексу України (шахрайство). Вирішуєтьсяпитання щодо обрання запобіжного заходу ˗ тримання під вартою. Триваєрозслідування для встановлення всіх обставин злочину і притягнення винних довідповідальності.</text:p>
      <text:p text:style-name="P4">
Заходи проводили спільно з Національною поліцією за процесуального керівництваКиївської міської прокуратури.</text:p>
      <text:p text:style-name="P4">
Source: <text:a xlink:type="simple" xlink:href="https://armyinform.com.ua/2023/04/11/vykryto-shahrayiv-yaki-vymanyuvaly-groshi-v-ohochyh-vyyihaty-iz-bahmuta/" text:style-name="Internet_20_link" text:visited-style-name="Visited_20_Internet_20_Link">
https://armyinform.com.ua/2023/04/11/vykryto-shahrayiv-yaki-vymanyuvaly-groshi-v-ohochyh-vyyihaty-iz-bahmuta/</text:a>
</text:p>
      <!--NEWS-->
      <text:h text:style-name="P10" text:outline-level="1">
<text:span text:style-name="T4">
Україна передала російській стороні ще п’ятьох важкопоранених полонених</text:span>
</text:h>
      <text:p text:style-name="P4">
Author: ['АРМІЯINFORM']</text:p>
      <text:p text:style-name="P4">
Time: 2023-04-11T38:00:00-04:00</text:p>
      <text:p text:style-name="P4">
Description: Згідно з нормами Женевських конвенцій, українська сторона репатріювала на територ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oooord.jpeg" text:style-name="Internet_20_link" text:visited-style-name="Visited_20_Internet_20_Link">
koooord.jpeg</text:a>
']</text:p>
      <text:p text:style-name="P4">
Tags: ['STOPRUSSIA', 'АГРЕСІЯ РФ', 'ВТОРГНЕННЯ РФ', 'КООРДИНАЦІЙНИЙ ШТАБ']</text:p>
      <text:p text:style-name="P4">
Category: News</text:p>
      <!--METADATA-->
      <text:p text:style-name="P4">
<draw:frame draw:style-name="fr1" draw:name="Image6" text:anchor-type="as-char" svg:width="6.9236in" svg:height="3.894525in" draw:z-index="0">
<draw:image xlink:href="../Images/AРМІЯINFORM/2023-04-11T38-00-00-04-00/koooord.jpeg" xlink:type="simple" xlink:show="embed" xlink:actuate="onLoad" draw:mime-type="image/jpeg"/>
</draw:frame>
</text:p>
      <text:p text:style-name="P4">
Згідно з нормами Женевських конвенцій, українська сторона репатріювала натериторію держави-агресорки ще п’ятьох важкопоранених полонених окупантів, втому числі єдину жінку, яка перебувала в українському полоні.</text:p>
      <text:p text:style-name="P4">
Про це <text:a xlink:type="simple" xlink:href="https://koordshtab.gov.ua/archive/1368" text:style-name="Internet_20_link" text:visited-style-name="Visited_20_Internet_20_Link">
повідомляє</text:a>
 Координаційнийштаб з питань поводження з військовополоненими.</text:p>
      <text:p text:style-name="P4">
Стан цих осіб вдалося стабілізувати, аби вони стали придатними длятранспортування. Репатріація, як і передбачає міжнародне гуманітарне право,відбулася без жодних умов для російської сторони.</text:p>
      <text:p text:style-name="P4">
Крім того, у Рамадан — священний місяць для всіх мусульман — Україна передаладвох військовополонених мусульман, які воювали у складі окупаційної армії. Цебуло зроблено на підтвердження нашої пропозиції державі-агресорці обмінятимусульман «всіх на всіх» з обох сторін на знак поваги до культури і традицій.</text:p>
      <text:p text:style-name="P4">
Нагадаємо, що 24 березня українська сторона вже репатріювала п’ятьохтранспортабельних важкопоранених російських окупантів. Проте в місцяхутримання в росії та на тимчасово окупованих територіях зараз перебуває значнобільше поранених військовополонених, яких держава-окупант згідно з Женевськимиконвенціями має негайно повернути без попередніх умов.</text:p>
      <text:p text:style-name="P4">
Source: <text:a xlink:type="simple" xlink:href="https://armyinform.com.ua/2023/04/11/ukrayina-peredala-rosijskij-storoni-shhe-pyatoh-vazhkoporanenyh-polonenyh/" text:style-name="Internet_20_link" text:visited-style-name="Visited_20_Internet_20_Link">
https://armyinform.com.ua/2023/04/11/ukrayina-peredala-rosijskij-storoni-shhe-pyatoh-vazhkoporanenyh-polonenyh/</text:a>
</text:p>
      <!--NEWS-->
      <text:h text:style-name="P10" text:outline-level="1">
<text:span text:style-name="T4">
Парламент рекомендував прийняти за основу та в цілому законопроєкти на підтримку потреб оборони</text:span>
</text:h>
      <text:p text:style-name="P4">
Author: ['АРМІЯINFORM']</text:p>
      <text:p text:style-name="P4">
Time: 2023-04-11T39:00:00-04:00</text:p>
      <text:p text:style-name="P4">
Description: Про це повідомляється на офіційній сторінці Верховної Ради України у Facebook.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erhovna-rada-rekomenduvala.jpg" text:style-name="Internet_20_link" text:visited-style-name="Visited_20_Internet_20_Link">
verhovna-rada-rekomenduvala.jpg</text:a>
']</text:p>
      <text:p text:style-name="P4">
Tags: ['STOPRUSSIA', 'ВЕРХОВНА РАДА УКРАЇНИ', 'ВІЙНА', 'ВТОРГНЕННЯ РФ', 'ЗАКОНОПРОЄКТИ', 'ОБОРОНА']</text:p>
      <text:p text:style-name="P4">
Category: News</text:p>
      <!--METADATA-->
      <text:p text:style-name="P4">
<draw:frame draw:style-name="fr1" draw:name="Image7" text:anchor-type="as-char" svg:width="6.9236in" svg:height="5.804039in" draw:z-index="0">
<draw:image xlink:href="../Images/AРМІЯINFORM/2023-04-11T39-00-00-04-00/verhovna-rada-rekomenduvala.jpg" xlink:type="simple" xlink:show="embed" xlink:actuate="onLoad" draw:mime-type="image/jpeg"/>
</draw:frame>
</text:p>
      <text:p text:style-name="P4">
Про це<text:a xlink:type="simple" xlink:href="https://www.facebook.com/verkhovna.rada.ukraine/posts/pfbid0aGYhaUnrJS9sK3FJgVytTqQrZGfvvWYmeAcur6QqvZrTsQV4DmHwgJsZwrGgkJMPl" text:style-name="Internet_20_link" text:visited-style-name="Visited_20_Internet_20_Link">
повідомляє</text:a>
<text:a xlink:type="simple" xlink:href="https://www.facebook.com/verkhovna.rada.ukraine/posts/pfbid0aGYhaUnrJS9sK3FJgVytTqQrZGfvvWYmeAcur6QqvZrTsQV4DmHwgJsZwrGgkJMPl" text:style-name="Internet_20_link" text:visited-style-name="Visited_20_Internet_20_Link">
ться</text:a>
на офіційній сторінці Верховної Ради України у Facebook.</text:p>
      <ul>
        <li>
№9061 щодо звільнення від оподаткування податком на додану вартість операцій з постачання/ввезення товарів для потреб безпеки і оборони у період воєнного стану;  * №9062 щодо особливостей ввезення на митну територію України товарів для потреб безпеки і оборони у період воєнного стану</li>
      </ul>
      <text:p text:style-name="P4">
Законопроєкти передбачають звільнення від оподаткування податком на доданувартість операцій з ввезення на митну територію України та постачання намитній території України товарів оборонного призначення, визначених такимизгідно з пунктом 29 частини першої статті 1 Закону України «Про обороннізакупівлі».</text:p>
      <text:p text:style-name="P4">
Окрім того, вони вдосконалюють норми оперативного задоволення потреб обороннихструктур та забезпечення ефективної відсічі агресору.</text:p>
      <text:p text:style-name="P4">
Source: <text:a xlink:type="simple" xlink:href="https://armyinform.com.ua/2023/04/11/parlament-rekomenduvav-pryjnyaty-za-osnovu-ta-v-czilomu-zakonoproyekty-na-pidtrymku-potreb-oborony/" text:style-name="Internet_20_link" text:visited-style-name="Visited_20_Internet_20_Link">
https://armyinform.com.ua/2023/04/11/parlament-rekomenduvav-pryjnyaty-za-osnovu-ta-v-czilomu-zakonoproyekty-na-pidtrymku-potreb-oborony/</text:a>
</text:p>
      <!--NEWS-->
      <text:h text:style-name="P10" text:outline-level="1">
<text:span text:style-name="T4">
Випускники з ТОТ мають право на безоплатне навчання у вишах</text:span>
</text:h>
      <text:p text:style-name="P4">
Author: ['АРМІЯINFORM']</text:p>
      <text:p text:style-name="P4">
Time: 2023-04-11T40:00:00-04:00</text:p>
      <text:p text:style-name="P4">
Description: Випускники з тимчасово окупованих територій і ті, хто покинув такі території піс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nzzz.png" text:style-name="Internet_20_link" text:visited-style-name="Visited_20_Internet_20_Link">
vnzzz.png</text:a>
']</text:p>
      <text:p text:style-name="P4">
Tags: ['STOPRUSSIA', 'АГРЕСІЯ РФ', 'ВТОРГНЕННЯ РФ', 'МІНРЕІНТЕГРАЦІЇ']</text:p>
      <text:p text:style-name="P4">
Category: News</text:p>
      <!--METADATA-->
      <text:p text:style-name="P4">
<draw:frame draw:style-name="fr1" draw:name="Image8" text:anchor-type="as-char" svg:width="6.9236in" svg:height="4.615733in" draw:z-index="0">
<draw:image xlink:href="../Images/AРМІЯINFORM/2023-04-11T40-00-00-04-00/vnzzz.png" xlink:type="simple" xlink:show="embed" xlink:actuate="onLoad" draw:mime-type="image/png"/>
</draw:frame>
</text:p>
      <text:p text:style-name="P4">
Випускники з тимчасово окупованих територій і ті, хто покинув такі територіїпісля 1 січня 2023 року, мають право на навчання за держзамовленням у вищихнавчальних закладах.</text:p>
      <text:p text:style-name="P4">
Про це <text:a xlink:type="simple" xlink:href="https://minre.gov.ua/2023/04/10/vypusknyky-z-tot-mayut-pravo-na-bezkoshtovne-navchannya-u-vyshah/" text:style-name="Internet_20_link" text:visited-style-name="Visited_20_Internet_20_Link">
повідомляє</text:a>
 Міністерство з питань реінтеграціїтимчасово окупованих територій України.</text:p>
      <text:p text:style-name="P4">
Для них передбачено зарахування до закладів освіти за КВОТОЮ-2.</text:p>
      <text:p text:style-name="P4">
Заяву на вступ можна подати онлайн, скориставшись електронним кабінетомвступника.</text:p>
      <text:p text:style-name="P4">
Реєстрація особистих електронних кабінетів розпочнеться 1 липня 2023 року навебсайті за <text:span text:style-name="T4">
<text:a xlink:type="simple" xlink:href="https://vstup.edbo.gov.ua/" text:style-name="Internet_20_link" text:visited-style-name="Visited_20_Internet_20_Link">
посиланням</text:a>
</text:span>
.</text:p>
      <text:p text:style-name="P4">
Вступники, які зареєстровані та перебувають на ТОТ, зможуть проходити усіпроцедури вступної кампанії дистанційно.</text:p>
      <text:p text:style-name="P4">
Після зарахування вступники з ТОТ можуть укласти договір із навчальнимзакладом упродовж наступних трьох місяців.</text:p>
      <text:p text:style-name="P4">
Source: <text:a xlink:type="simple" xlink:href="https://armyinform.com.ua/2023/04/11/vypusknyky-z-tot-mayut-pravo-na-bezkoshtovne-navchannya-u-vyshah/" text:style-name="Internet_20_link" text:visited-style-name="Visited_20_Internet_20_Link">
https://armyinform.com.ua/2023/04/11/vypusknyky-z-tot-mayut-pravo-na-bezkoshtovne-navchannya-u-vyshah/</text:a>
</text:p>
      <!--NEWS-->
      <text:h text:style-name="P10" text:outline-level="1">
<text:span text:style-name="T4">
«Танків немає, видали автомати і сказали, що ми тепер піхота» — перехоплення ГУР</text:span>
</text:h>
      <text:p text:style-name="P4">
Author: ['АРМІЯINFORM']</text:p>
      <text:p text:style-name="P4">
Time: 2023-04-11T41:00:00-04:00</text:p>
      <text:p text:style-name="P4">
Description: Головне управління розвідки Міністерства оборони на своє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ІЙНА', 'ГУР ПЕРЕХОПЛЕННЯ']</text:p>
      <text:p text:style-name="P4">
Category: News</text:p>
      <!--METADATA-->
      <text:p text:style-name="P4">
<draw:frame draw:style-name="fr1" draw:name="Image9" text:anchor-type="as-char" svg:width="6.9236in" svg:height="3.894525in" draw:z-index="0">
<draw:image xlink:href="../Images/AРМІЯINFORM/2023-04-11T41-00-00-04-00/337531944_232614265847457_8544501692430122370_n.jpg" xlink:type="simple" xlink:show="embed" xlink:actuate="onLoad" draw:mime-type="image/jpeg"/>
</draw:frame>
</text:p>
      <text:p text:style-name="P4">
Головне управління розвідки Міністерства оборони на своєму Youtube-каналі<text:a xlink:type="simple" xlink:href="https://www.youtube.com/watch" text:style-name="Internet_20_link" text:visited-style-name="Visited_20_Internet_20_Link">
оприлюднило</text:a>
 черговеперехоплення. Військовослужбовець рф розповідає матері про швидкуперекваліфікацію в рядах російської армії:</text:p>
      <ul>
        <li>
«146-й полк був до нас… На силу відправили, п'яні всі були, тут вони всі спились. Ну, половина полку я не знаю де»;  * «їм сказали, танкістам, що танків немає, ви тепер піхота»;  * «ноги в нього немає, в шпиталі лежить».</li>
      </ul>
      <text:p text:style-name="P4">
Source: <text:a xlink:type="simple" xlink:href="https://armyinform.com.ua/2023/04/11/ony-tankyst%d1%8b-ym-skazaly-chto-tankov-net-v%d1%8b-teper-pehota-avtomat%d1%8b-v%d1%8bdaly-perehoplennya-gur/" text:style-name="Internet_20_link" text:visited-style-name="Visited_20_Internet_20_Link">
https://armyinform.com.ua/2023/04/11/ony-tankyst%d1%8b-ym-skazaly-chto-tankov-net-v%d1%8b-teper-pehota-avtomat%d1%8b-v%d1%8bdaly-perehoplennya-gur/</text:a>
</text:p>
      <!--NEWS-->
      <text:h text:style-name="P10" text:outline-level="1">
<text:span text:style-name="T4">
Судитимуть ще 56 депутатів держдуми рф, які голосували за визнання «лнр» та «днр»</text:span>
</text:h>
      <text:p text:style-name="P4">
Author: ['АРМІЯINFORM']</text:p>
      <text:p text:style-name="P4">
Time: 2023-04-11T42:00:00-04:00</text:p>
      <text:p text:style-name="P4">
Description: Служба безпеки зібрала беззаперечні докази вини ще 56 депутатів державної думи рф,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udd-e1681138106263.jpeg" text:style-name="Internet_20_link" text:visited-style-name="Visited_20_Internet_20_Link">
sudd-e1681138106263.jpeg</text:a>
']</text:p>
      <text:p text:style-name="P4">
Tags: ['STOPRUSSIA', 'АГРЕСІЯ РФ', 'ВТОРГНЕННЯ РФ', 'СЛУЖБА БЕЗПЕКИ УКРАЇНИ']</text:p>
      <text:p text:style-name="P4">
Category: News</text:p>
      <!--METADATA-->
      <text:p text:style-name="P4">
<draw:frame draw:style-name="fr1" draw:name="Image10" text:anchor-type="as-char" svg:width="6.9236in" svg:height="6.072622in" draw:z-index="0">
<draw:image xlink:href="../Images/AРМІЯINFORM/2023-04-11T42-00-00-04-00/sudd-e1681138106263.jpeg" xlink:type="simple" xlink:show="embed" xlink:actuate="onLoad" draw:mime-type="image/jpeg"/>
</draw:frame>
</text:p>
      <text:p text:style-name="P4">
Служба безпеки зібрала беззаперечні докази вини ще 56 депутатів державної думирф, які сприяли захопленню частини східних регіонів України.</text:p>
      <text:p text:style-name="P4">
Про це <text:a xlink:type="simple" xlink:href="https://ssu.gov.ua/novyny/za-materialamy-sbu-sudytymut-shche-56-deputativ-derzhdumy-rf-yaki-holosuvaly-za-vyznannia-ldnr" text:style-name="Internet_20_link" text:visited-style-name="Visited_20_Internet_20_Link">
повідомляє</text:a>
пресслужба СБУ.</text:p>
      <text:p text:style-name="P4">
15 лютого 2022 року вони підтримали постанову щодо звернення до президентаросії з проханням визнати «незалежність» тимчасово окупованих районівДонецької та Луганської областей. А вже 22 лютого проголосували за ратифікацію«договору про дружбу, співробітництво та взаємодопомогу» між країною-агресоромі терористичними організаціями «л/днр». Наступного дня на підставі ухвалених«договорів» ватажки терористів звернулися до президента рф з проханням надатиїм «збройну допомогу». Таким чином кремль використав ці рішення як формальнийпривід для початку повномасштабного вторгнення в Україну та виправдовуваннязбройної агресії.</text:p>
      <text:p text:style-name="P4">
На підставі зібраних доказів слідчі СБУ повідомили російським депутатам пропідозру за ч. 3 ст. 110 Кримінального кодексу України (посягання натериторіальну цілісність та недоторканність України). Наразі Служба безпекизавершила розслідування і направила до суду обвинувальні акти.</text:p>
      <text:p text:style-name="P4">
Посадовцям загрожує покарання до 15 років ув’язнення або довічне позбавленняволі з конфіскацією майна. Тривають комплексні заходи для притягнення виннихдо відповідальності за злочини проти України.</text:p>
      <text:p text:style-name="P4">
Розслідування проводили співробітники СБУ у Тернопільській, Хмельницькій,Івано-Франківській та Вінницькій областях за процесуального керівництваорганів прокуратури.</text:p>
      <text:p text:style-name="P4">
Source: <text:a xlink:type="simple" xlink:href="https://armyinform.com.ua/2023/04/11/sudytymut-shhe-56-deputativ-derzhdumy-rf-yaki-golosuvaly-za-vyznannya-lnr-ta-dnr/" text:style-name="Internet_20_link" text:visited-style-name="Visited_20_Internet_20_Link">
https://armyinform.com.ua/2023/04/11/sudytymut-shhe-56-deputativ-derzhdumy-rf-yaki-golosuvaly-za-vyznannya-lnr-ta-dnr/</text:a>
</text:p>
      <!--NEWS-->
      <text:h text:style-name="P10" text:outline-level="1">
<text:span text:style-name="T4">
єРобота: нові гранти на старт чи розвиток бізнесу для ветеранів</text:span>
</text:h>
      <text:p text:style-name="P4">
Author: ['АРМІЯINFORM']</text:p>
      <text:p text:style-name="P4">
Time: 2023-04-11T43:00:00-04:00</text:p>
      <text:p text:style-name="P4">
Description: Уряд розширює проєкт, з 10 квітня доступні нові програми для учасників та учасниц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yerobota.jpg" text:style-name="Internet_20_link" text:visited-style-name="Visited_20_Internet_20_Link">
yerobota.jpg</text:a>
']</text:p>
      <text:p text:style-name="P4">
Tags: ['STOPRUSSIA', 'АГРЕСІЯ РФ', 'ВЕТЕРАНИ', 'ВТОРГНЕННЯ РФ', 'СОЦІАЛЬНИЙ ЗАХИСТ ПІД ЧАС ВІЙНИ']</text:p>
      <text:p text:style-name="P4">
Category: News</text:p>
      <!--METADATA-->
      <text:p text:style-name="P4">
<draw:frame draw:style-name="fr1" draw:name="Image11" text:anchor-type="as-char" svg:width="6.9236in" svg:height="6.9236in" draw:z-index="0">
<draw:image xlink:href="../Images/AРМІЯINFORM/2023-04-11T43-00-00-04-00/yerobota.jpg" xlink:type="simple" xlink:show="embed" xlink:actuate="onLoad" draw:mime-type="image/jpeg"/>
</draw:frame>
</text:p>
      <text:p text:style-name="P4">
Уряд розширює проєкт, з 10 квітня доступні нові програми для учасників таучасниць бойових дій. З грантами від єРобота ветерани можуть запустити або жмасштабувати власний бізнес.</text:p>
      <text:p text:style-name="P4">
Про це йдеться у <text:a xlink:type="simple" xlink:href="https://t.me/mintsyfra/3967" text:style-name="Internet_20_link" text:visited-style-name="Visited_20_Internet_20_Link">
повідомленні</text:a>
 та Офіційномутелеграм-каналі Міністерства цифрової трансформації України.</text:p>
      <text:p text:style-name="P4">
Заповнюйте заяву і завантажуйте бізнес-план за посиланням.Отримайте грант,якщо ви:</text:p>
      <text:p text:style-name="P4">
— маєте бездоганну ділову репутацію;</text:p>
      <text:p text:style-name="P4">
— не маєте боргів перед банком;</text:p>
      <text:p text:style-name="P4">
— успішно пройдете співбесіду в регіональному центрі зайнятості;</text:p>
      <text:p text:style-name="P4">
— відомості, які вказали в заяві, пройдуть перевірку на достовірність.</text:p>
      <text:p text:style-name="P4">
Рішення про надання гранту ухвалює Державний центр зайнятості.</text:p>
      <text:p text:style-name="P4">
Тепер детальніше про кожну з програм:</text:p>
      <ul>
        <li>
          <text:span text:style-name="T4">
250тис. грн</text:span>
        </li>
      </ul>
      <text:p text:style-name="P4">
Подати заяву можуть лише ветерани. Бізнес може бути будь-який, проте ви маєтепрацевлаштувати щонайменше одного нового співробітника.</text:p>
      <ul>
        <li>
          <text:span text:style-name="T4">
500тис. грн</text:span>
        </li>
      </ul>
      <text:p text:style-name="P4">
Податися може чоловік або дружина учасника чи учасниці бойових дій. Програмапокриває 70% від вартості проєкту, а одержувач гранту має створити 2 робочімісця.</text:p>
      <ul>
        <li>
          <text:span text:style-name="T4">
1млн грн</text:span>
        </li>
      </ul>
      <text:p text:style-name="P4">
Подати заяву може ветеран-ФОП. Програма покриває 70% від вартості проєкту.Отримувач гранту має створити 4 робочі місця, два з яких повинні зайнятиучасники бойових дій.</text:p>
      <text:p text:style-name="P4">
Також одержувачі грантів зможуть пройти безоплатне навчання для підприємців.Детальніше про грант &lt;https://erobota.diia.gov.ua/&gt;
</text:p>
      <text:p text:style-name="P4">
Проєкт запущено з ініціативи Прем’єр-міністра України Дениса Шмигаля,Міністерства економіки України спільно з Міністерством цифрової трансформаціїУкраїни, Міністерством аграрної політики та продовольства України, Державноюслужбою зайнятості України та Ощадбанком за підтримки «Проєкту підтримки Дія»,що реалізується Програмою розвитку ООН в Україні за фінансової підтримкиШвеції.</text:p>
      <text:p text:style-name="P4">
Source: <text:a xlink:type="simple" xlink:href="https://armyinform.com.ua/2023/04/11/yerobota-novi-granty-na-start-chy-rozvytok-biznesu-dlya-veteraniv/" text:style-name="Internet_20_link" text:visited-style-name="Visited_20_Internet_20_Link">
https://armyinform.com.ua/2023/04/11/yerobota-novi-granty-na-start-chy-rozvytok-biznesu-dlya-veteraniv/</text:a>
</text:p>
      <!--NEWS-->
      <text:h text:style-name="P10" text:outline-level="1">
<text:span text:style-name="T4">
кремль намагається об’єднати росіян навколо «священної війни» — ЦПД</text:span>
</text:h>
      <text:p text:style-name="P4">
Author: ['АРМІЯINFORM']</text:p>
      <text:p text:style-name="P4">
Time: 2023-04-11T44:00:00-04:00</text:p>
      <text:p text:style-name="P4">
Description: Центр протидії дезінформації при РНБО України оприлюднив основний наратив, який прос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undyayev.jpeg" text:style-name="Internet_20_link" text:visited-style-name="Visited_20_Internet_20_Link">
gundyayev.jpeg</text:a>
']</text:p>
      <text:p text:style-name="P4">
Tags: ['STOPRUSSIA', 'АГРЕСІЯ РФ', 'ВТОРГНЕННЯ РФ', 'ЦПД РНБО']</text:p>
      <text:p text:style-name="P4">
Category: News</text:p>
      <!--METADATA-->
      <text:p text:style-name="P4">
<draw:frame draw:style-name="fr1" draw:name="Image12" text:anchor-type="as-char" svg:width="6.9236in" svg:height="6.9236in" draw:z-index="0">
<draw:image xlink:href="../Images/AРМІЯINFORM/2023-04-11T44-00-00-04-00/gundyayev.jpeg" xlink:type="simple" xlink:show="embed" xlink:actuate="onLoad" draw:mime-type="image/jpeg"/>
</draw:frame>
</text:p>
      <text:p text:style-name="P4">
Центр протидії дезінформації при РНБО України<text:a xlink:type="simple" xlink:href="https://www.facebook.com/protydiyadezinformatsiyi.cpd/posts/pfbid02VhiDNZ27jYMXu4MGCKrhqngGPdEVX7zY8miiQSqiGumJ1qvSUPyy485yQWpHMuu4l" text:style-name="Internet_20_link" text:visited-style-name="Visited_20_Internet_20_Link">
оприлюднив</text:a>
основний наратив, який просували російські ЗМІ.</text:p>
      <text:p text:style-name="P4">
«росія — на боці світла. І це можна легко довести, тому що росія не прагнестати багатшою, не прагне захопити інші країни, не прагне когось собіпідкорити», — зухвало заявив кирило гундяєв.</text:p>
      <text:p text:style-name="P4">
Цинічну заяву гундяєв доповнив словами, що нібито війна в Україні — «цемилість Божа» і тільки росія знайшла в собі сили протистояти злу.</text:p>
      <text:p text:style-name="P4">
Також, за словами московського попа, причиною війни в Україні стали неімперські бажання путіна, а конфлікт Заходу та росії на тлі відсутності«спільних християнських цінностей».</text:p>
      <text:p text:style-name="P4">
Заяви релігійних лідерів направлені на підігрівання внутрішнього конфлікту вУкраїні на фоні переходу до ПЦУ.</text:p>
      <text:p text:style-name="P4">
«Пов’язуючи війну з релігією, кремль намагається виправдати власні злочини таоб’єднати росіян навколо „священної війни“, що, на їхню думку, має сприятидобровільній мобілізації», — йдеться у повідомленні.</text:p>
      <text:p text:style-name="P4">
Source: <text:a xlink:type="simple" xlink:href="https://armyinform.com.ua/2023/04/11/kreml-namagayetsya-obyednaty-rosiyan-navkolo-svyashhennoyi-vijny-czpd/" text:style-name="Internet_20_link" text:visited-style-name="Visited_20_Internet_20_Link">
https://armyinform.com.ua/2023/04/11/kreml-namagayetsya-obyednaty-rosiyan-navkolo-svyashhennoyi-vijny-czpd/</text:a>
</text:p>
      <!--NEWS-->
      <text:h text:style-name="P10" text:outline-level="1">
<text:span text:style-name="T4">
Платформа допомоги врятованим — ключові сервіси підтримки постраждалих внаслідок війни</text:span>
</text:h>
      <text:p text:style-name="P4">
Author: ['АРМІЯINFORM']</text:p>
      <text:p text:style-name="P4">
Time: 2023-04-11T45:00:00-04:00</text:p>
      <text:p text:style-name="P4">
Description: Працює перший і єдиний в Україні онлайн-майданчик з повною інформацією про всі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nsoczpolityky-platforma.jpg" text:style-name="Internet_20_link" text:visited-style-name="Visited_20_Internet_20_Link">
minsoczpolityky-platforma.jpg</text:a>
']</text:p>
      <text:p text:style-name="P4">
Tags: ['STOPRUSSIA', 'АГРЕСІЯ РФ', 'ВІЙНА', 'ВТОРГНЕННЯ РФ', 'ДОПОМОГА ВРЯТОВАНИМ', 'МІНСОЦПОЛІТИКИ']</text:p>
      <text:p text:style-name="P4">
Category: News</text:p>
      <!--METADATA-->
      <text:p text:style-name="P4">
<draw:frame draw:style-name="fr1" draw:name="Image13" text:anchor-type="as-char" svg:width="6.9236in" svg:height="6.9236in" draw:z-index="0">
<draw:image xlink:href="../Images/AРМІЯINFORM/2023-04-11T45-00-00-04-00/minsoczpolityky-platforma.jpg" xlink:type="simple" xlink:show="embed" xlink:actuate="onLoad" draw:mime-type="image/jpeg"/>
</draw:frame>
</text:p>
      <text:p text:style-name="P4">
Працює перший і єдиний в Україні онлайн-майданчик з повною інформацією про всіосновні сервіси допомоги постраждалим під час війни — Платформа допомогиврятованим.</text:p>
      <text:p text:style-name="P4">
Про це на своєму офіційному сайті<text:a xlink:type="simple" xlink:href="https://www.msp.gov.ua/news/22727.html" text:style-name="Internet_20_link" text:visited-style-name="Visited_20_Internet_20_Link">
повідомляє</text:a>
 Міністерство соціальної політики.</text:p>
      <text:p text:style-name="P4">
На платформі зібрані служби, що надають українцям психологічну, юридичну тасоціальну допомогу.</text:p>
      <text:p text:style-name="P4">
Крім того, на сайті є буклети й інформаційні матеріали, щоб допомогтигромадянам розпізнати негативні наслідки насильства і вчасно впоратися з ними.</text:p>
      <text:p text:style-name="P4">
Також на Платформі є поради психологів Центрів допомоги врятованим, які будутьактуальними для кожного українця в умовах війни, для тих, хто був змушенийзмінити місце проживання тощо.</text:p>
      <text:p text:style-name="P4">
Усі ініціативи, розміщені на платформі, покликані забезпечити підтримкуукраїнцям у будь-якому куточку країни, а також за її межами.</text:p>
      <text:p text:style-name="P4">
Сервіси є перевіреними, конфіденційними та безоплатними. Водночаспредставлений на платформі перелік не є вичерпним, тому інші сервіси йорганізації за бажанням також можуть приєднатися.</text:p>
      <text:p text:style-name="P4">
Платформа допомоги врятованим створена з ініціативи Офісу Віцепрем’єрки зпитань європейської та євроатлантичної інтеграції, за сприяння Урядовоїуповноваженої з питань гендерної політики та підтримки UNFPA, Фонду ООН угалузі народонаселення в Україні</text:p>
      <text:p text:style-name="P4">
Посилання на Платформу допомоги: &lt;https://www.help-platform.in.ua/&gt;
</text:p>
      <text:p text:style-name="P4">
Source: <text:a xlink:type="simple" xlink:href="https://armyinform.com.ua/2023/04/11/platforma-dopomogy-vryatovanym-klyuchovi-servisy-pidtrymky-postrazhdalyh-vnaslidok-vijny-v-odnomu-misczi/" text:style-name="Internet_20_link" text:visited-style-name="Visited_20_Internet_20_Link">
https://armyinform.com.ua/2023/04/11/platforma-dopomogy-vryatovanym-klyuchovi-servisy-pidtrymky-postrazhdalyh-vnaslidok-vijny-v-odnomu-misczi/</text:a>
</text:p>
      <!--NEWS-->
      <text:h text:style-name="P10" text:outline-level="1">
<text:span text:style-name="T4">
Сили оборони збили ворожий гелікоптер Мі-24 та 9 БПЛА</text:span>
</text:h>
      <text:p text:style-name="P4">
Author: ['АРМІЯINFORM']</text:p>
      <text:p text:style-name="P4">
Time: 2023-04-11T46:00:00-04:00</text:p>
      <text:p text:style-name="P4">
Description: Авіація Сил оборони за минулу добу завдала 8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24-znyshheno.jpg" text:style-name="Internet_20_link" text:visited-style-name="Visited_20_Internet_20_Link">
mi-24-znyshheno.jpg</text:a>
']</text:p>
      <text:p text:style-name="P4">
Tags: ['STOPRUSSIA', 'АГРЕСІЯ РФ', 'ВІЙНА', 'ВТОРГНЕННЯ РФ', 'ГШ ЗС УКРАЇНИ', 'РАНКОВЕ ЗВЕДЕННЯ', 'СИЛИ ОБОРОНИ УКРАЇНИ']</text:p>
      <text:p text:style-name="P4">
Category: News</text:p>
      <!--METADATA-->
      <text:p text:style-name="P4">
<draw:frame draw:style-name="fr1" draw:name="Image14" text:anchor-type="as-char" svg:width="6.9236in" svg:height="4.538804in" draw:z-index="0">
<draw:image xlink:href="../Images/AРМІЯINFORM/2023-04-11T46-00-00-04-00/mi-24-znyshheno.jpg" xlink:type="simple" xlink:show="embed" xlink:actuate="onLoad" draw:mime-type="image/jpeg"/>
</draw:frame>
<text:span text:style-name="T4">
🔥 Ситуація щодо російського вторгнення</text:span>
</text:p>
      <text:p text:style-name="P4">
Авіація Сил оборони за минулу добу завдала 8 ударів по районах зосередженняособового складу та військової техніки окупантів, а також удару по зенітно-ракетному комплексу противника.</text:p>
      <text:p text:style-name="P4">
Про це у своєму ранковому зведенні<text:a xlink:type="simple" xlink:href="https://www.facebook.com/GeneralStaff.ua/posts/pfbid02Nws9sP2kk34ZiQzntd3L12BCeDLm7W88SYHJb624Pv6zYDmKWt2nJypTfzS5hzWcl" text:style-name="Internet_20_link" text:visited-style-name="Visited_20_Internet_20_Link">
повідомляє</text:a>
Генеральний штаб Збройних Сил України.</text:p>
      <text:p text:style-name="P4">
Протягом минулої доби збито ворожий гелікоптер Мі-24, а також 9 БПЛА різнихтипів.</text:p>
      <text:p text:style-name="P4">
Підрозділи ракетних військ і артилерії уразили район зосередження живої сили,озброєння та військової техніки, а також склад боєприпасів противника.</text:p>
      <text:p text:style-name="P4">
Source: <text:a xlink:type="simple" xlink:href="https://armyinform.com.ua/2023/04/11/syly-oborony-zbyly-vorozhyj-gelikopter-mi-24-ta-9-bpla/" text:style-name="Internet_20_link" text:visited-style-name="Visited_20_Internet_20_Link">
https://armyinform.com.ua/2023/04/11/syly-oborony-zbyly-vorozhyj-gelikopter-mi-24-ta-9-bpla/</text:a>
</text:p>
      <!--NEWS-->
      <text:h text:style-name="P10" text:outline-level="1">
<text:span text:style-name="T4">
Протягом минулої доби рашисти обстріляли 60 населених пунктів України</text:span>
</text:h>
      <text:p text:style-name="P4">
Author: ['АРМІЯINFORM']</text:p>
      <text:p text:style-name="P4">
Time: 2023-04-11T47:00:00-04:00</text:p>
      <text:p text:style-name="P4">
Description: Протягом минулої доби противник завдав 39 авіаційних та 7 ракетних ударів, 4 з яких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ramatorsk.jpeg" text:style-name="Internet_20_link" text:visited-style-name="Visited_20_Internet_20_Link">
kramatorsk.jpeg</text:a>
']</text:p>
      <text:p text:style-name="P4">
Tags: ['STOPRUSSIA', 'АГРЕСІЯ РФ', 'ВІЙНА', 'ВОРОЖІ ОБСТРІЛИ', 'ВТОРГНЕННЯ РФ', 'ГШ ЗС УКРАЇНИ', 'РАНКОВЕ ЗВЕДЕННЯ']</text:p>
      <text:p text:style-name="P4">
Category: News</text:p>
      <!--METADATA-->
      <text:p text:style-name="P4">
<draw:frame draw:style-name="fr1" draw:name="Image15" text:anchor-type="as-char" svg:width="6.9236in" svg:height="4.32725in" draw:z-index="0">
<draw:image xlink:href="../Images/AРМІЯINFORM/2023-04-11T47-00-00-04-00/kramatorsk.jpeg" xlink:type="simple" xlink:show="embed" xlink:actuate="onLoad" draw:mime-type="image/jpeg"/>
</draw:frame>
</text:p>
      <text:p text:style-name="P4">
<text:span text:style-name="T4">
🔥 Ситуація щодо російського вторгнення</text:span>
</text:p>
      <text:p text:style-name="P4">
Протягом минулої доби противник завдав 39 авіаційних та 7 ракетних ударів, 4 зяких — із ЗРК С-300 по мирному місту Краматорськ. Здійснив 47 обстрілів зреактивних систем залпового вогню по позиціях наших військ та цивільнійінфраструктурі населених пунктів.</text:p>
      <text:p text:style-name="P4">
Про це<text:a xlink:type="simple" xlink:href="https://www.facebook.com/GeneralStaff.ua/posts/pfbid02Nws9sP2kk34ZiQzntd3L12BCeDLm7W88SYHJb624Pv6zYDmKWt2nJypTfzS5hzWcl" text:style-name="Internet_20_link" text:visited-style-name="Visited_20_Internet_20_Link">
йдеться</text:a>
в ранковому оперативному зведенні Генерального штабу Збройних Сил України найого офіційній сторінці у Facebook.</text:p>
      <text:p text:style-name="P4">
Російська федерація продовжує нехтувати законами та звичаями війни, томуймовірність завдання ракетних та авіаційних ударів і надалі залишаєтьсявисокою по всій території України.</text:p>
      <text:p text:style-name="P4">
Протягом минулої доби противник здійснив обстріли населених пунктів Грем’яч таКам’янська Слобода Чернігівської області; Катеринівка, Волфине, Андріївка таПопівка Сумської області, а також Ветеринарне, Стрілеча, Стариця, Гатище,Вовчанські Хутори, Охрімівка, Мала Вовча та Вільхуватка на Харківщині.</text:p>
      <text:p text:style-name="P4">
На Куп’янському напрямку ворожих обстрілів зазнали населені пункти Кам’янка,Колодязне, Красне Перше, Новомлинськ, Дворічна, Вільшана, Кіндрашівка,Кислівка та Берестове Харківської області.</text:p>
      <text:p text:style-name="P4">
На Лиманському напрямку артилерійських обстрілів зазнали Новоєгорівка,Макіївка, Невське, Білогорівка Луганської області, а також Торське, Спірне іБерестове Донецької області.</text:p>
      <text:p text:style-name="P4">
На Бахмутському напрямку від ворожих обстрілів постраждали Васюківка,Залізнянське, Міньківка, Оріхово-Василівка, Бахмут, Хромове, Іванівське,Предтечине, Часів Яр, Озарянівка, Дружба та Нью-Йорк Донецької області.</text:p>
      <text:p text:style-name="P4">
На Авдіївському та Мар’їнському напрямках ворожих обстрілів зазнали населеніпункти Новокалинове, Авдіївка, Первомайське, Красногорівка, Гостре,Георгіївка, Мар’їнка та Побєда Донецької області.</text:p>
      <text:p text:style-name="P4">
На Шахтарському напрямку, протягом доби, що минула, ворог здійснив обстрілинаселених пунктів Новомихайлівка, Вугледар, Богоявленка та Велика Новосілка наДонеччині.</text:p>
      <text:p text:style-name="P4">
На Запорізькому та Херсонському напрямках противник здійснив обстрілинаселених пунктів, що неподалік з лінією бойового зіткнення. Серед них —Времівка Донецької області; Новоданилівка, Оріхів, Новоандріївка та Кам’янськеЗапорізької області.</text:p>
      <text:p text:style-name="P4">
Source: <text:a xlink:type="simple" xlink:href="https://armyinform.com.ua/2023/04/11/protyagom-mynulogo-dnya-vorog-zdijsnyv-obstrily-60-naselenyh-punktiv-ukrayiny/" text:style-name="Internet_20_link" text:visited-style-name="Visited_20_Internet_20_Link">
https://armyinform.com.ua/2023/04/11/protyagom-mynulogo-dnya-vorog-zdijsnyv-obstrily-60-naselenyh-punktiv-ukrayiny/</text:a>
</text:p>
      <!--NEWS-->
      <text:h text:style-name="P10" text:outline-level="1">
<text:span text:style-name="T4">
Наші захисники відбили 52 атаки противника на Лиманському, Бахмутському, Авдіївському та Мар’їнському напрямках</text:span>
</text:h>
      <text:p text:style-name="P4">
Author: ['АРМІЯINFORM']</text:p>
      <text:p text:style-name="P4">
Time: 2023-04-11T48:00:00-04:00</text:p>
      <text:p text:style-name="P4">
Description: Не зважаючи на численні втрати в техніці та живій силі, противник не відмовляється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a-1.jpg" text:style-name="Internet_20_link" text:visited-style-name="Visited_20_Internet_20_Link">
arta-1.jpg</text:a>
']</text:p>
      <text:p text:style-name="P4">
Tags: ['STOPRUSSIA', 'АВДІЇВСЬКИЙ НАПРЯМОК', 'БАХМУТСЬКИЙ НАПРЯМОК', 'ВІЙНА', 'ВТОРГНЕННЯ РФ', 'ГШ ЗС УКРАЇНИ', 'ЛИМАНСЬКИЙ НАПРЯМОК', 'МАР’ЇНКА', 'РАНКОВЕ ЗВЕДЕННЯ']</text:p>
      <text:p text:style-name="P4">
Category: News</text:p>
      <!--METADATA-->
      <text:p text:style-name="P4">
<draw:frame draw:style-name="fr1" draw:name="Image16" text:anchor-type="as-char" svg:width="6.9236in" svg:height="4.615733in" draw:z-index="0">
<draw:image xlink:href="../Images/AРМІЯINFORM/2023-04-11T48-00-00-04-00/arta-1.jpg" xlink:type="simple" xlink:show="embed" xlink:actuate="onLoad" draw:mime-type="image/jpeg"/>
</draw:frame>
</text:p>
      <text:p text:style-name="P4">
<text:span text:style-name="T4">
🔥 Ситуація щодо російського вторгнення</text:span>
</text:p>
      <text:p text:style-name="P4">
Не зважаючи на численні втрати в техніці та живій силі, противник невідмовляється від ведення загарбницької війни. Продовжує зосереджувати основнізусилля на ведені наступальних дій на Лиманському, Бахмутському, Авдіївськомута Мар’їнському напрямках. Минулої доби, нашими захисниками було відбито 52атаки противника на зазначених напрямках.</text:p>
      <text:p text:style-name="P4">
Про це у своєму ранковому зведенні<text:a xlink:type="simple" xlink:href="https://www.facebook.com/GeneralStaff.ua/posts/pfbid02Nws9sP2kk34ZiQzntd3L12BCeDLm7W88SYHJb624Pv6zYDmKWt2nJypTfzS5hzWcl" text:style-name="Internet_20_link" text:visited-style-name="Visited_20_Internet_20_Link">
повідомляє</text:a>
Генеральний штаб ЗСУ.</text:p>
      <text:p text:style-name="P4">
На Лиманському напрямку протягом минулої доби противник вів безуспішнінаступальні дії поблизу населених пунктів Макіївка, Червонопопівка таБілогорівка.</text:p>
      <text:p text:style-name="P4">
На Бахмутському напрямку ворог продовжує вести наступальні дії, намагаєтьсявзяти під повний контроль місто Бахмут, бої тривають. Протягом минулої добипротивник вів безуспішні наступальні дії неподалік населених пунктівГригорівка та Хромове.</text:p>
      <text:p text:style-name="P4">
На Авдіївському та Мар’їнському напрямках противник вів наступальні дії врайонах населених пунктів Авдіївка, Сєверне, Невельське та Мар’їнка Донецькоїобласті, успіху не мав.</text:p>
      <text:p text:style-name="P4">
На Запорізькому та Херсонському напрямках противник продовжує оборонятися.</text:p>
      <text:p text:style-name="P4">
Source: <text:a xlink:type="simple" xlink:href="https://armyinform.com.ua/2023/04/11/nashi-zahysnyky-vidbyly-52-ataky-protyvnyka-na-lymanskomu-bahmutskomu-avdiyivskomu-ta-maryinskomu-napryamkah/" text:style-name="Internet_20_link" text:visited-style-name="Visited_20_Internet_20_Link">
https://armyinform.com.ua/2023/04/11/nashi-zahysnyky-vidbyly-52-ataky-protyvnyka-na-lymanskomu-bahmutskomu-avdiyivskomu-ta-maryinskomu-napryamkah/</text:a>
</text:p>
      <!--NEWS-->
      <text:h text:style-name="P10" text:outline-level="1">
<text:span text:style-name="T4">
Ворог зберігає військову присутність у прикордонних з Україною районах</text:span>
</text:h>
      <text:p text:style-name="P4">
Author: ['АРМІЯINFORM']</text:p>
      <text:p text:style-name="P4">
Time: 2023-04-11T49:00:00-04:00</text:p>
      <text:p text:style-name="P4">
Description: Генеральний штаб Збройних Сил України оприлюднив оперативну інформацію щодо росій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27-2.jpg" text:style-name="Internet_20_link" text:visited-style-name="Visited_20_Internet_20_Link">
20221027-2.jpg</text:a>
']</text:p>
      <text:p text:style-name="P4">
Tags: ['STOPRUSSIA', 'АГРЕСІЯ РФ', 'БІЛОРУСЬ', 'ВІЙНА', 'ВТОРГНЕННЯ РФ', 'ГШ ЗС УКРАЇНИ', 'ОПЕРАТИВНА ІНФОРМАЦІЯ', 'РАНКОВЕ ЗВЕДЕННЯ']</text:p>
      <text:p text:style-name="P4">
Category: News</text:p>
      <!--METADATA-->
      <text:p text:style-name="P4">
<draw:frame draw:style-name="fr1" draw:name="Image17" text:anchor-type="as-char" svg:width="6.9236in" svg:height="4.367194in" draw:z-index="0">
<draw:image xlink:href="../Images/AРМІЯINFORM/2023-04-11T49-00-00-04-00/20221027-2.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Генеральний штаб Збройних Сил України<text:a xlink:type="simple" xlink:href="https://www.facebook.com/GeneralStaff.ua/posts/pfbid02Nws9sP2kk34ZiQzntd3L12BCeDLm7W88SYHJb624Pv6zYDmKWt2nJypTfzS5hzWcl" text:style-name="Internet_20_link" text:visited-style-name="Visited_20_Internet_20_Link">
оприлюднив</text:a>
оперативну інформацію щодо російського вторгнення станом на ранок 11 квітня.</text:p>
      <text:p text:style-name="P4">
У повідомленні на офіційній сторінці ГШ ЗСУ йдеться про те, що ворог і надалізберігає військову присутність у прикордонних з Україною районах Курської таБєлгородської областей, продовжує здійснювати інженерне обладнання місцевості.</text:p>
      <text:p text:style-name="P4">
На Волинському, Поліському, Сіверському та Слобожанському напрямках оперативнаобстановка без суттєвих змін. Визначені підрозділи територіальних військзбройних сил російської федерації продовжують перебувати на територіїреспубліки білорусь.</text:p>
      <text:p text:style-name="P4">
Source: <text:a xlink:type="simple" xlink:href="https://armyinform.com.ua/2023/04/11/vorog-zberigaye-vijskovu-prysutnist-u-prykordonnyh-z-ukrayinoyu-rajonah/" text:style-name="Internet_20_link" text:visited-style-name="Visited_20_Internet_20_Link">
https://armyinform.com.ua/2023/04/11/vorog-zberigaye-vijskovu-prysutnist-u-prykordonnyh-z-ukrayinoyu-rajonah/</text:a>
</text:p>
      <!--NEWS-->
      <text:h text:style-name="P10" text:outline-level="1">
<text:span text:style-name="T4">
На тимчасово окупованих територіях загарбники посилюють тиск на мирних жителів</text:span>
</text:h>
      <text:p text:style-name="P4">
Author: ['АРМІЯINFORM']</text:p>
      <text:p text:style-name="P4">
Time: 2023-04-11T50:00:00-04:00</text:p>
      <text:p text:style-name="P4">
Description: Російські окупанти продовжують посилювати тиск на громадян України на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kupanty.jpg" text:style-name="Internet_20_link" text:visited-style-name="Visited_20_Internet_20_Link">
okupanty.jpg</text:a>
']</text:p>
      <text:p text:style-name="P4">
Tags: ['STOPRUSSIA', 'АГРЕСІЯ РФ', 'ВІЙНА', 'ВТОРГНЕННЯ РФ', 'ГЕНЕРАЛЬНИЙ ШТАБ ЗС УКРАЇНИ', 'РАНКОВЕ ЗВЕДЕННЯ', 'ТИМЧАСОВО ОКУПОВАНІ ТЕРИТОРІЇ']</text:p>
      <text:p text:style-name="P4">
Category: News</text:p>
      <!--METADATA-->
      <text:p text:style-name="P4">
<draw:frame draw:style-name="fr1" draw:name="Image18" text:anchor-type="as-char" svg:width="6.9236in" svg:height="3.896222in" draw:z-index="0">
<draw:image xlink:href="../Images/AРМІЯINFORM/2023-04-11T50-00-00-04-00/okupanty.jpg" xlink:type="simple" xlink:show="embed" xlink:actuate="onLoad" draw:mime-type="image/jpeg"/>
</draw:frame>
 Фото:Getty Images</text:p>
      <text:p text:style-name="P4">
Російські окупанти продовжують посилювати тиск на громадян України натимчасово захоплених територіях. Нещодавно, у Сніжному Донецької області, булозвільнено працівників міської лікарні, які не отримали російські паспорти.</text:p>
      <text:p text:style-name="P4">
Про це<text:a xlink:type="simple" xlink:href="https://www.facebook.com/GeneralStaff.ua/posts/pfbid02Nws9sP2kk34ZiQzntd3L12BCeDLm7W88SYHJb624Pv6zYDmKWt2nJypTfzS5hzWcl" text:style-name="Internet_20_link" text:visited-style-name="Visited_20_Internet_20_Link">
йдеться</text:a>
у ранковому зведенні Генерального штабу Збройних Сил України.</text:p>
      <text:p text:style-name="P4">
У місті Енергодар Запорізької області, місцеві жителі повинні отримуватидозвіл на пересування територією області. Ті, хто подав заявки на отриманняперепусток, піддаються посиленій перевірці з боку окупантів на предметпричетності до Сил оборони України. Подекуди загарбники обшукують навітьлюдські помешкання.</text:p>
      <text:p text:style-name="P4">
Source: <text:a xlink:type="simple" xlink:href="https://armyinform.com.ua/2023/04/11/na-tymchasovo-okupovanyh-terytoriyah-zagarbnyky-posylyuyut-tysk-na-myrnyh-zhyteliv/" text:style-name="Internet_20_link" text:visited-style-name="Visited_20_Internet_20_Link">
https://armyinform.com.ua/2023/04/11/na-tymchasovo-okupovanyh-terytoriyah-zagarbnyky-posylyuyut-tysk-na-myrnyh-zhyteliv/</text:a>
</text:p>
      <!--NEWS-->
      <text:h text:style-name="P10" text:outline-level="1">
<text:span text:style-name="T4">
Втрати ворога за добу: ліквідовано 500 окупантів, знищено 7 танків і 10 ББМ</text:span>
</text:h>
      <text:p text:style-name="P4">
Author: ['АРМІЯINFORM']</text:p>
      <text:p text:style-name="P4">
Time: 2023-04-11T51:00:00-04:00</text:p>
      <text:p text:style-name="P4">
Description: Загальні бойові втрати противника з 24.02.22 по 11.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d31358d-e18c-4aeb-9db2-4d18c0a07122-scaled.jpg" text:style-name="Internet_20_link" text:visited-style-name="Visited_20_Internet_20_Link">
cd31358d-e18c-4aeb-9db2-4d18c0a07122-scaled.jpg</text:a>
']</text:p>
      <text:p text:style-name="P4">
Tags: ['STOPRUSSIA', 'АГРЕСІЯ РФ', 'ВТОРГНЕННЯ РФ', 'ВТРАТИ ВОРОГА', 'ГШ ЗСУ']</text:p>
      <text:p text:style-name="P4">
Category: News</text:p>
      <!--METADATA-->
      <text:p text:style-name="P4">
<draw:frame draw:style-name="fr1" draw:name="Image19" text:anchor-type="as-char" svg:width="6.9236in" svg:height="6.975527in" draw:z-index="0">
<draw:image xlink:href="../Images/AРМІЯINFORM/2023-04-11T51-00-00-04-00/cd31358d-e18c-4aeb-9db2-4d18c0a07122-scaled.jpg" xlink:type="simple" xlink:show="embed" xlink:actuate="onLoad" draw:mime-type="image/jpeg"/>
</draw:frame>
</text:p>
      <text:p text:style-name="P4">
Загальні бойові втрати противника з 24.02.22 по 11.04.23 орієнтовностановлять:</text:p>
      <ul>
        <li>
<text:span text:style-name="T4">
особового складу ‒</text:span>
 179320 (+500) осіб ліквідовано  * <text:span text:style-name="T4">
танків ‒</text:span>
 3644 (+7)  * <text:span text:style-name="T4">
бойових броньованих машин ‒</text:span>
 7038 (+10)  * <text:span text:style-name="T4">
артилерійських систем ‒</text:span>
 2765 (+15)  * <text:span text:style-name="T4">
РСЗВ ‒</text:span>
 535 (+1)  * <text:span text:style-name="T4">
засоби ППО ‒</text:span>
 282 (0)  * <text:span text:style-name="T4">
літаків ‒</text:span>
 307 (0)  * <text:span text:style-name="T4">
гелікоптерів ‒</text:span>
 293 (+1)  * <text:span text:style-name="T4">
БПЛА оперативно-тактичного рівня ‒</text:span>
 2332 (+9)  * <text:span text:style-name="T4">
крилаті ракети ‒</text:span>
 911 (0)  * <text:span text:style-name="T4">
кораблі / катери ‒</text:span>
 18 (0)  * <text:span text:style-name="T4">
автомобільної техніки та автоцистерн ‒</text:span>
 5620 (+13)  * <text:span text:style-name="T4">
спеціальна техніка ‒</text:span>
 316 (+5)</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1.04.23.</text:p>
      <text:p text:style-name="P4">
Source: <text:a xlink:type="simple" xlink:href="https://armyinform.com.ua/2023/04/11/vtraty-voroga-za-dobu-likvidovano-500-okupantiv-znyshheno-7-tankiv-i-10-bbm/" text:style-name="Internet_20_link" text:visited-style-name="Visited_20_Internet_20_Link">
https://armyinform.com.ua/2023/04/11/vtraty-voroga-za-dobu-likvidovano-500-okupantiv-znyshheno-7-tankiv-i-10-bbm/</text:a>
</text:p>
      <!--NEWS-->
      <text:h text:style-name="P10" text:outline-level="1">
<text:span text:style-name="T4">
Затверджено склад Громадської антикорради при Міноборони</text:span>
</text:h>
      <text:p text:style-name="P4">
Author: ['АРМІЯINFORM']</text:p>
      <text:p text:style-name="P4">
Time: 2023-04-11T52:00:00-04:00</text:p>
      <text:p text:style-name="P4">
Description: Міністр оборони України Олексій Резніков підписав наказ «Про затвердження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9/77acfef9ac002e47cfc3020e10de49c60959d638.jpg" text:style-name="Internet_20_link" text:visited-style-name="Visited_20_Internet_20_Link">
77acfef9ac002e47cfc3020e10de49c60959d638.jpg</text:a>
']</text:p>
      <text:p text:style-name="P4">
Tags: ['АНТИКОРУПЦІЙНА РАДА ПРИ МОУ']</text:p>
      <text:p text:style-name="P4">
Category: News</text:p>
      <!--METADATA-->
      <text:p text:style-name="P4">
<draw:frame draw:style-name="fr1" draw:name="Image20" text:anchor-type="as-char" svg:width="6.9236in" svg:height="4.615733in" draw:z-index="0">
<draw:image xlink:href="../Images/AРМІЯINFORM/2023-04-11T52-00-00-04-00/77acfef9ac002e47cfc3020e10de49c60959d638.jpg" xlink:type="simple" xlink:show="embed" xlink:actuate="onLoad" draw:mime-type="image/jpeg"/>
</draw:frame>
</text:p>
      <text:p text:style-name="P4">
Міністр оборони України Олексій Резніков підписав наказ «Про затвердженняСкладу Громадської антикорупційної ради при Міністерстві оборони України».</text:p>
      <text:p text:style-name="P4">
Підписання наказу відбулося на підставі рішення, прийнятого Комісією іззабезпечення проведення конкурсу з формування Громадської антикорупційної радипри Міністерстві оборони України на засіданні 31 березня 2023 року, і згідно зпроцедурою, яка була розроблена громадською ініціативною робочою групою тазафіксована у п. 18 <text:a xlink:type="simple" xlink:href="https://www.mil.gov.ua/content/Nakaz_2023_Antikaryp.pdf" text:style-name="Internet_20_link" text:visited-style-name="Visited_20_Internet_20_Link">
Положення про Громадську антикорупційну раду приМіноборони</text:a>
.</text:p>
      <text:p text:style-name="P4">
Склад Комісії також було визначено членами зазначеної громадської ініціативноїробочої групи з числа членів цієї групи, які вирішили не брати участі увиборах до Антикорради, аби уникнути конфлікту інтересів.</text:p>
      <text:p text:style-name="P4">
Відповідна Комісія на своєму засіданні 31 березня на підставі п. 17 Положенняпро Громадську антикорупційну раду при Міноборони, вирішила вважати обранимикандидатів до складу Громадської антикорупційної ради, які набрали найбільшукількість голосів за результатами голосування, а саме:</text:p>
      <ol>
        <li>
Геращенко Олександр Володимирович – від ГО «Центр протидії рейдерству та корупції»;  2. Григорян Артак Володійович – від ГО «Всеукраїнське об’єднання «Автомайдан»;  3. Грушовець Євген Анатолійович – від ВГО «Асоціація правників України»;  4. Кальницький Віталій Володимирович – від ГО «АНТИКОРУПЦІЙНА СОКИРА»;  5. Кривошея Геннадій Григорович – від ГО «Разом проти корупції»;  6. Масюк Віталій Володимирович – від ГО «НОВА ЧЕСНА Україна»;  7. Ніколаєнко Тетяна Володимирівна – від ГО «СОРОРІТАС»;  8. Оджиковський Віталій Олегович – від ВГО «Асоціація правників України»;  9. Остапенко Дмитро Миколайович – від ВГО «Асоціація правників України»;  10. Піонтковський Костянтин Анатолійович – від ГО «Всеукраїнське об’єднання «Автомайдан»;  11. Прудковських Віктор Вячеславович – від ГО «АНТИКОРУПЦІЙНА СОКИРА»;  12. Свірко Олег Станіславович – від ГО «СОРОРІТАС»;  13. Трегуб Олена Миколаївна – від ГО «Незалежна антикорупційна комісія»;  14. Шуба Анастасія Вадимівна від – ГО «АНТИКОРУПЦІЙНА СОКИРА»;  15. Ярова Богдана Едуардівна – від ГО «СОРОРІТАС».</li>
      </ol>
      <text:p text:style-name="P4">
Тож, сьогодні наказом затверджено відповідний Склад Громадської антикоррадипри Міноборони.</text:p>
      <text:p text:style-name="P4">
Установче засідання Громадської антикорупційної ради відбудеться найближчимчасом після узгодження дати засідання з усіма обраними членами Ради.</text:p>
      <text:p text:style-name="P4">
Нагадаємо також, що 5 квітня 2023 року, у оборонному відомстві<text:a xlink:type="simple" xlink:href="https://armyinform.com.ua/2023/04/06/najblyzhchymy-dnyamy-bude-pidpysano-nakaz-pro-stvorennya-antykorupczijnoyi-rady-pry-minoborony/" text:style-name="Internet_20_link" text:visited-style-name="Visited_20_Internet_20_Link">
відбулася</text:a>
 зустрічпредставників громадськості щодо процесу формування Громадськоїантикорупційної ради при Міноборони України.</text:p>
      <text:p text:style-name="P4">
Під час зустрічі було повідомлено, що всі письмові звернення, що містилискарги та апеляції на результати голосування як від учасників конкурсу, так івід громадських організацій було розглянуто у встановленому порядку.</text:p>
      <text:p text:style-name="P4">
За результатами зустрічі та наданих під час неї розробником сервісу контролюза підрахунком голосів громадської організації «Електронна Демократія»інформації щодо перебігу голосування було констатовано, що процес формуванняГромадської антикорупційної ради при Міноборони України відбувся без порушень.Ознак суттєвого впливу на результати загальнонаціонального інтернет-голосування, що могли вплинути або змінити підсумковий рейтинг кандидатів, невиявлено.</text:p>
      <text:p text:style-name="P4">
Нагадаємо, для участі у конкурсі до складу Антикорради при Міноборони булоподано заявки від понад 50 кандидатів.</text:p>
      <text:p text:style-name="P4">
Комісія із забезпечення проведення конкурсу з формування Громадськоїантикорупційної ради на підставі Положення про Антикорраду допустила до участі29 кандидатів, які подали пакет документів, що відповідає визначенимПоложенням вимогам.</text:p>
      <text:p text:style-name="P4">
24 березня 2023 року на платформі Національного агентства з питань запобіганнякорупції відбулося загальнонаціональне онлайн голосування, за результатамиякого з-поміж 29 кандидатів було<text:a xlink:type="simple" xlink:href="https://www.mil.gov.ua/news/2023/03/31/povidomlennya-shhodo-pidsumkiv-vidboru-chleniv-gromadskoi-antikorupczijnoi-radi-minoboroni/" text:style-name="Internet_20_link" text:visited-style-name="Visited_20_Internet_20_Link">
обрано</text:a>
 15членів Антикорради.</text:p>
      <text:p text:style-name="P4">
Кожен з голосуючих міг підтримати до 15 кандидатів.</text:p>
      <text:p text:style-name="P4">
Source: <text:a xlink:type="simple" xlink:href="https://armyinform.com.ua/2023/04/11/zatverdzheno-sklad-gromadskoyi-antykorrady-pry-minoborony/" text:style-name="Internet_20_link" text:visited-style-name="Visited_20_Internet_20_Link">
https://armyinform.com.ua/2023/04/11/zatverdzheno-sklad-gromadskoyi-antykorrady-pry-minoborony/</text:a>
</text:p>
      <!--NEWS-->
      <text:h text:style-name="P10" text:outline-level="1">
<text:span text:style-name="T4">
Глава держави вніс зміни до складу Ставки Верховного Головнокомандувача</text:span>
</text:h>
      <text:p text:style-name="P4">
Author: ['АРМІЯINFORM']</text:p>
      <text:p text:style-name="P4">
Time: 2023-04-11T53:00:00-04:00</text:p>
      <text:p text:style-name="P4">
Description: Президент України Володимир Зеленський провів зміни у складі Ставки Верх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1/ukaz.jpg" text:style-name="Internet_20_link" text:visited-style-name="Visited_20_Internet_20_Link">
ukaz.jpg</text:a>
']</text:p>
      <text:p text:style-name="P4">
Tags: ['СТАВКА ВЕРХОВНОГО ГОЛОВНОКОМАНДУВАЧА', 'УКАЗ ПРЕЗИДЕНТА УКРАЇНИ']</text:p>
      <text:p text:style-name="P4">
Category: News</text:p>
      <!--METADATA-->
      <text:p text:style-name="P4">
<draw:frame draw:style-name="fr1" draw:name="Image21" text:anchor-type="as-char" svg:width="6.9236in" svg:height="4.615733in" draw:z-index="0">
<draw:image xlink:href="../Images/AРМІЯINFORM/2023-04-11T53-00-00-04-00/ukaz.jpg" xlink:type="simple" xlink:show="embed" xlink:actuate="onLoad" draw:mime-type="image/jpeg"/>
</draw:frame>
</text:p>
      <text:p text:style-name="P4">
Президент України Володимир Зеленський провів зміни у складі Ставки ВерховногоГоловнокомандувача.</text:p>
      <text:p text:style-name="P4">
Про це йдеться у відповідному указі <text:a xlink:type="simple" xlink:href="https://www.president.gov.ua/documents/2052023-46421" text:style-name="Internet_20_link" text:visited-style-name="Visited_20_Internet_20_Link">
№205/2023</text:a>
.</text:p>
      <text:p text:style-name="P4">
Зокрема, Президент ввів до персонального складу Ставки Олександра Камишіна —Міністра з питань стратегічних галузей промисловості України.</text:p>
      <text:p text:style-name="P4">
Указ набирає чинності з дня його опублікування.</text:p>
      <text:p text:style-name="P4">
Source: <text:a xlink:type="simple" xlink:href="https://armyinform.com.ua/2023/04/11/glava-derzhavy-vnis-zminy-do-skladu-stavky-verhovnogo-golovnokomanduvacha-4/" text:style-name="Internet_20_link" text:visited-style-name="Visited_20_Internet_20_Link">
https://armyinform.com.ua/2023/04/11/glava-derzhavy-vnis-zminy-do-skladu-stavky-verhovnogo-golovnokomanduvacha-4/</text:a>
</text:p>
      <!--NEWS-->
      <text:h text:style-name="P10" text:outline-level="1">
<text:span text:style-name="T4">
З небезпечних регіонів України за останні місяці евакуювали понад 100 тисяч осіб</text:span>
</text:h>
      <text:p text:style-name="P4">
Author: ['АРМІЯINFORM']</text:p>
      <text:p text:style-name="P4">
Time: 2023-04-11T95:00:00-04:00</text:p>
      <text:p text:style-name="P4">
Description: З небезпечних регіонів України за останні місяці евакуювалися більше ніж 100 тисяч...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68265939-146.jpg" text:style-name="Internet_20_link" text:visited-style-name="Visited_20_Internet_20_Link">
630_360_1668265939-146.jpg</text:a>
']</text:p>
      <text:p text:style-name="P4">
Tags: ['STOPRUSSIA', 'МІНРЕІНТЕГРАЦІЇ']</text:p>
      <text:p text:style-name="P4">
Category: News</text:p>
      <!--METADATA-->
      <text:p text:style-name="P4">
<draw:frame draw:style-name="fr1" draw:name="Image22" text:anchor-type="as-char" svg:width="6.9236in" svg:height="3.956343in" draw:z-index="0">
<draw:image xlink:href="../Images/AРМІЯINFORM/2023-04-11T95-00-00-04-00/630_360_1668265939-146.jpg" xlink:type="simple" xlink:show="embed" xlink:actuate="onLoad" draw:mime-type="image/jpeg"/>
</draw:frame>
</text:p>
      <text:p text:style-name="P4">
З небезпечних регіонів України за останні місяці евакуювалися більше ніж 100тисяч громадян.</text:p>
      <text:p text:style-name="P4">
Про це <text:a xlink:type="simple" xlink:href="https://www.kmu.gov.ua/news/tryvaie-evakuatsiia-z1-nebezpechnykh-terytorii-ukrainy" text:style-name="Internet_20_link" text:visited-style-name="Visited_20_Internet_20_Link">
повідомляє</text:a>
 Міністерство з питаньреінтеграції тимчасово окупованих територій України.</text:p>
      <text:p text:style-name="P4">
«З серпня 2022 року триває обов’язкова евакуація з Донеччини. Таким чином добезпечних регіонів перемістилися більше ніж 60 тисяч громадян. Серед них —понад 7 тисяч дітей і більш як 2,5 тисячі маломобільних.</text:p>
      <text:p text:style-name="P4">
З Харківщини за 7 місяців виїхали майже 25 тисяч людей.</text:p>
      <text:p text:style-name="P4">
З нещодавно звільнених територій Херсонщини за 5 місяців евакуювалася понад 21тисяча громадян», — йдеться у повідомленні.</text:p>
      <text:p text:style-name="P4">
У Мінреінтеграції зазначили, що для централізованого переміщення громадян убезпечні регіони України завчасно проводиться підготовка і плануєтьсяпроведення усіх заходів. Президент, Уряд, місцева влада, міжнародніорганізації та волонтери докладають максимум зусиль, щоб наші співгромадянибули у безпеці.</text:p>
      <text:p text:style-name="P4">
Source: <text:a xlink:type="simple" xlink:href="https://armyinform.com.ua/2023/04/11/z-nebezpechnyh-regioniv-ukrayiny-za-ostanni-misyaczi-evakuyuvaly-bilshe-sotni-tysyach-osib/" text:style-name="Internet_20_link" text:visited-style-name="Visited_20_Internet_20_Link">
https://armyinform.com.ua/2023/04/11/z-nebezpechnyh-regioniv-ukrayiny-za-ostanni-misyaczi-evakuyuvaly-bilshe-sotni-tysyach-osib/</text:a>
</text:p>
      <!--NEWS-->
      <text:h text:style-name="P10" text:outline-level="1">
<text:span text:style-name="T4">
Під Лиманом українські артилеристи знищили два російські танки</text:span>
</text:h>
      <text:p text:style-name="P4">
Author: ['АРМІЯINFORM']</text:p>
      <text:p text:style-name="P4">
Time: 2023-04-11T96:00:00-04:00</text:p>
      <text:p text:style-name="P4">
Description: Артилерійська бригада імені гетьмана Тараса Трясила мінуснула два російські танки,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creenshot_2-1.png" text:style-name="Internet_20_link" text:visited-style-name="Visited_20_Internet_20_Link">
screenshot_2-1.png</text:a>
']</text:p>
      <text:p text:style-name="P4">
Tags: ['STOPRUSSIA', 'АГРЕСІЯ РФ']</text:p>
      <text:p text:style-name="P4">
Category: News</text:p>
      <!--METADATA-->
      <text:p text:style-name="P4">
<draw:frame draw:style-name="fr1" draw:name="Image23" text:anchor-type="as-char" svg:width="6.9236in" svg:height="4.269217in" draw:z-index="0">
<draw:image xlink:href="../Images/AРМІЯINFORM/2023-04-11T96-00-00-04-00/screenshot_2-1.png" xlink:type="simple" xlink:show="embed" xlink:actuate="onLoad" draw:mime-type="image/png"/>
</draw:frame>
</text:p>
      <text:p text:style-name="P4">
Артилерійська бригада імені гетьмана Тараса Трясила мінуснула два російськітанки, які намагались атакувати українські позиції під Лиманом.</text:p>
      <text:p text:style-name="P4">
Про це у Facebook <text:a xlink:type="simple" xlink:href="https://www.facebook.com/43oabr" text:style-name="Internet_20_link" text:visited-style-name="Visited_20_Internet_20_Link">
повідомила</text:a>
пресслужба бригади.</text:p>
      <text:p text:style-name="P4">
Можливо, на них навіть було написано традиційно ідіотське: «На Киев» або «НаБерлин». У будь-якому разі їхні написи залишились лише написами, які нічого немають спільного з реальністю.</text:p>
      <text:p text:style-name="P4">
Завдяки нашим гарматам PzH 2000.</text:p>
      <text:p text:style-name="P4">
Завдяки нашим воїнам-артилеристам.</text:p>
      <text:p text:style-name="P4">
Завдяки нашій Україні, за яку варто боротись.</text:p>
      <text:p text:style-name="P4">
Source: <text:a xlink:type="simple" xlink:href="https://armyinform.com.ua/2023/04/11/pid-lymanom-ukrayinski-artylerysty-znyshhyly-dva-rosijskyh-tanky/" text:style-name="Internet_20_link" text:visited-style-name="Visited_20_Internet_20_Link">
https://armyinform.com.ua/2023/04/11/pid-lymanom-ukrayinski-artylerysty-znyshhyly-dva-rosijskyh-tanky/</text:a>
</text:p>
      <!--NEWS-->
      <text:h text:style-name="P10" text:outline-level="1">
<text:span text:style-name="T4">
Наші мужні воїни 8-й місяць стримують росармію у Бахмуті від просування вглиб — Ганна Маляр</text:span>
</text:h>
      <text:p text:style-name="P4">
Author: ['АРМІЯINFORM']</text:p>
      <text:p text:style-name="P4">
Time: 2023-04-11T97:00:00-04:00</text:p>
      <text:p text:style-name="P4">
Description: Кілька тижнів поспіль ситуація на полі бою не змінюється. Епіцентром бойових дій є сх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15_12-35-57.jpg" text:style-name="Internet_20_link" text:visited-style-name="Visited_20_Internet_20_Link">
photo_2022-12-15_12-35-57.jpg</text:a>
']</text:p>
      <text:p text:style-name="P4">
Tags: ['БАХМУТ', 'ГАННА МАЛЯР']</text:p>
      <text:p text:style-name="P4">
Category: News</text:p>
      <!--METADATA-->
      <text:p text:style-name="P4">
<draw:frame draw:style-name="fr1" draw:name="Image24" text:anchor-type="as-char" svg:width="6.9236in" svg:height="4.615733in" draw:z-index="0">
<draw:image xlink:href="../Images/AРМІЯINFORM/2023-04-11T97-00-00-04-00/photo_2022-12-15_12-35-57.jpg" xlink:type="simple" xlink:show="embed" xlink:actuate="onLoad" draw:mime-type="image/jpeg"/>
</draw:frame>
 Заступник Міністраоборони Ганна Маляр. Фото Дмитра Юрченка.</text:p>
      <text:p text:style-name="P4">
Кілька тижнів поспіль ситуація на полі бою не змінюється. Епіцентром бойовихдій є схід. Наступ триває на чотирьох напрямках одночасно, ЗСУ всіма силамизупиняють ворога, але Бахмут прийняв на себе основний удар.</text:p>
      <text:p text:style-name="P4">
Про це <text:a xlink:type="simple" xlink:href="https://t.me/annamaliar/633" text:style-name="Internet_20_link" text:visited-style-name="Visited_20_Internet_20_Link">
розповіла</text:a>
 заступник Міністра оборониУкраїни Ганна Маляр.</text:p>
      <text:p text:style-name="P4">
«Саме там ворог сконцентрував найбільші зусилля. А отже, і нам доводиться дляоборони використовувати багато сил», — зазначила вона.</text:p>
      <text:p text:style-name="P4">
За її словами, ворог програє нам зазвичай у вуличних боях, тому росіяни простофізично знищують всі будівлі і споруди. Але наші мужні воїни та професійневійськове командування 8-й місяць стримують ворога в Бахмуті від просуваннявглиб території.</text:p>
      <text:p text:style-name="P4">
«Якби ми весь цей час не обороняли Бахмут, ворог би просунувся углиб територіїУкраїни, тому значення оборони міста треба розуміти саме в такому контексті.</text:p>
      <text:p text:style-name="P4">
рф там зосередив приватну армію вагнерівців. Здебільшого вони вже знищені ЗСУі ворог змушений туди підтягувати свої десантні підрозділи іспецпризначенців», — пояснила Ганна Маляр.</text:p>
      <text:p text:style-name="P4">
Source: <text:a xlink:type="simple" xlink:href="https://armyinform.com.ua/2023/04/11/nashi-muzhni-voyiny-8-j-misyacz-strymuyut-rosarmiyu-u-bahmuti-vid-prosuvannya-vglyb-ganna-malyar/" text:style-name="Internet_20_link" text:visited-style-name="Visited_20_Internet_20_Link">
https://armyinform.com.ua/2023/04/11/nashi-muzhni-voyiny-8-j-misyacz-strymuyut-rosarmiyu-u-bahmuti-vid-prosuvannya-vglyb-ganna-malyar/</text:a>
</text:p>
      <!--NEWS-->
      <text:h text:style-name="P10" text:outline-level="1">
<text:span text:style-name="T4">
Зараз важливо не втрачати відчуття шляху, яким маємо пройти — Президент України</text:span>
</text:h>
      <text:p text:style-name="P4">
Author: ['АРМІЯINFORM']</text:p>
      <text:p text:style-name="P4">
Time: 2023-04-11T98:00:00-04:00</text:p>
      <text:p text:style-name="P4">
Description: Президент України Володимир Зеленський звернувся до українців у 412-й день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8e664e67a43e9d5c9c8387bea8a1bca1_1681241138_extra_large.png" text:style-name="Internet_20_link" text:visited-style-name="Visited_20_Internet_20_Link">
8e664e67a43e9d5c9c8387bea8a1bca1_1681241138_extra_large.png</text:a>
']</text:p>
      <text:p text:style-name="P4">
Tags: ['STOPRUSSIA', 'ВОЛОДИМИР ЗЕЛЕНСЬКИЙ']</text:p>
      <text:p text:style-name="P4">
Category: News</text:p>
      <!--METADATA-->
      <text:p text:style-name="P4">
<draw:frame draw:style-name="fr1" draw:name="Image25" text:anchor-type="as-char" svg:width="6.9236in" svg:height="4.095236in" draw:z-index="0">
<draw:image xlink:href="../Images/AРМІЯINFORM/2023-04-11T98-00-00-04-00/8e664e67a43e9d5c9c8387bea8a1bca1_1681241138_extra_large.png" xlink:type="simple" xlink:show="embed" xlink:actuate="onLoad" draw:mime-type="image/png"/>
</draw:frame>
</text:p>
      <text:p text:style-name="P4">
Президент України Володимир Зеленський<text:a xlink:type="simple" xlink:href="https://www.president.gov.ua/news/mi-zaraz-na-takomu-etapi-vijni-koli-vazhlivo-ne-vtrachati-vi-82205" text:style-name="Internet_20_link" text:visited-style-name="Visited_20_Internet_20_Link">
звернувся</text:a>
 до українців у 412-й день оборониУкраїни:</text:p>
      <text:p text:style-name="P4">
<text:span text:style-name="T4">
<text:span text:style-name="T5">
Бажаю здоровʼя, шановні українці!</text:span>
</text:span>
</text:p>
      <text:p text:style-name="P4">
Провів сьогодні чергове засідання Ставки. Передусім розглянули бойовуситуацію. Те, що вдається на основних напрямках, на тяжких напрямках, таких якБахмут і Авдіївка, Донеччина загалом, таких як Кремінна й Луганщина загалом.</text:p>
      <text:p text:style-name="P4">
Розглянули на Ставці й те, що тільки має вдатися. Те, над чим працюємо.</text:p>
      <text:p text:style-name="P4">
Були доповіді генерала Сирського, генерала Тарнавського, Головкома, ГУР.</text:p>
      <text:p text:style-name="P4">
Генштаб і міністр внутрішніх справ доповіли щодо комплектації новихпідрозділів наших сил оборони – нових бригад.</text:p>
      <text:p text:style-name="P4">
Керівник СБУ генерал Малюк зробив доповідь щодо своєї частини – щодо того, щостосується нашої внутрішньої стійкості, захисту від внутрішнього ворога тапротидії колаборантам.</text:p>
      <text:p text:style-name="P4">
Ми зараз на такому етапі війни, коли важливо й нашому суспільству, і партнерамне втрачати відчуття шляху, яким маємо пройти. Саме шляху. Шляху, якийпопереду.</text:p>
      <text:p text:style-name="P4">
Порівняно з минулим роком у багатьох місцях зараз тихіше. Але це не означає,що можна десь там ігнорувати війну чи бути менш сконцентрованими на допомозідержаві.</text:p>
      <text:p text:style-name="P4">
Нам вдалося зробити багато разом із партнерами для захисту людей, України,всієї Європи. Але це не означає, що зараз час спочивати на лаврах. Шлях –попереду. Рух – попереду. Те, для чого ми потребуємо не меншої єдності, ніжраніше. Не меншої зосередженості, ніж раніше.</text:p>
      <text:p text:style-name="P4">
Так само, як і раніше, наші позиції на фронті, всі наші воїни на позиціяхмають підтримуватися українськими позиціями політично й інформаційно, силоюзброї та силою нашою суспільного єднання, нашою внутрішньою стійкістю таміцністю звʼязків України зі світом. І це те, що є завданням як держави, так івсіх у державі, як України, так і всіх у світі, хто цінує вільне життя йміжнародний порядок, заснований на правилах.</text:p>
      <text:p text:style-name="P4">
Це нерозумно просто пасивно сподіватися, що перемогу принесе хтось інший, той,хто зараз в окопах, хто зараз у штурмах. Це спільне завдання. Перемогаздобувається всіма. Тими, хто за неї бʼється, і тими, хто дає зброю. Тими, хтоскорочує можливості держави-терориста, і тими, хто збільшує можливостіУкраїни.</text:p>
      <text:p text:style-name="P4">
Так само, як у складі Ставки кожен відповідає за свою частину оборони держави,на шляху до перемоги кожному й кожній варто розуміти: а що є вашими кроками доперемоги? Та чи на увесь шлях вистачає цих кроків?</text:p>
      <text:p text:style-name="P4">
Дякую всім нашим партнерам у світі, хто не збавляє активності в допомозі.</text:p>
      <text:p text:style-name="P4">
Дякую всім українцям і українкам, хто розуміє, що маємо пройти цей шлях разом– до перемоги, і у справжній єдності, підтримуючи одне одного й державу.</text:p>
      <text:p text:style-name="P4">
<text:span text:style-name="T4">
<text:span text:style-name="T5">
Слава всім нашим воїнам!</text:span>
</text:span>
</text:p>
      <text:p text:style-name="P4">
<text:span text:style-name="T4">
<text:span text:style-name="T5">
Слава нашому міцному народу!</text:span>
</text:span>
</text:p>
      <text:p text:style-name="P4">
<text:span text:style-name="T4">
<text:span text:style-name="T5">
Слава Україні!</text:span>
</text:span>
</text:p>
      <text:p text:style-name="P4">
Source: <text:a xlink:type="simple" xlink:href="https://armyinform.com.ua/2023/04/11/zaraz-vazhlyvo-ne-vtrachaty-vidchuttya-shlyahu-yakym-mayemo-projty-zvernennya-prezydenta-ukrayiny/" text:style-name="Internet_20_link" text:visited-style-name="Visited_20_Internet_20_Link">
https://armyinform.com.ua/2023/04/11/zaraz-vazhlyvo-ne-vtrachaty-vidchuttya-shlyahu-yakym-mayemo-projty-zvernennya-prezydenta-ukrayiny/</text:a>
</text:p>
      <!--NEWS-->
      <text:h text:style-name="P10" text:outline-level="1">
<text:span text:style-name="T4">
At Zaporizhzhia and Kherson directions Russian army shelled Vremivka, Novopil of Donetsk regi...</text:span>
</text:h>
      <text:p text:style-name="P4">
Authors: liveuamap (Language: en)</text:p>
      <text:p text:style-name="P4">
Time: 2023-04-12T-11:19:00</text:p>
      <text:p text:style-name="P4">
Location: Kherson (Latitude:46.63863 Longtitude:32.61265)</text:p>
      <text:p text:style-name="P4">
Videos: []</text:p>
      <text:p text:style-name="P4">
Images: []</text:p>
      <text:p text:style-name="P4">
Tags: ["Russia"]</text:p>
      <text:p text:style-name="P4">
ID: 22555555</text:p>
      <!--METADATA-->
      <text:p text:style-name="P4">
At Zaporizhzhia and Kherson directions Russian army shelled Vremivka, Novopilof Donetsk region; Novosilka, Olhivske, Malynivka, Chervone, Huliaipole,Charivne, Mala Tokmachka, Orikhiv of Zaporizhzhia region; Zolota Balka,Kachkarivka, Beryslav, Kozatske, Burhunka, Ivanivka, Mykilske, Antonivka,Bilozerka, Dniprovske, Veletenske of Kherson region and Kherson city, -General Staff of Armed Forces of Ukraine says in the morning report</text:p>
      <text:p text:style-name="P4">
News Collection Link: <text:a xlink:type="simple" xlink:href="https://liveuamap.com/en/2023/12-april-at-zaporizhzhia-and-kherson-directions-russian-army" text:style-name="Internet_20_link" text:visited-style-name="Visited_20_Internet_20_Link">
https://liveuamap.com/en/2023/12-april-at-zaporizhzhia-and-kherson-directions-russian-army</text:a>
</text:p>
      <text:p text:style-name="P4">
Source: <text:a xlink:type="simple" xlink:href="https://t.me/lumsrc/4476" text:style-name="Internet_20_link" text:visited-style-name="Visited_20_Internet_20_Link">
https://t.me/lumsrc/4476</text:a>
</text:p>
      <!--NEWS-->
      <text:h text:style-name="P10" text:outline-level="1">
<text:span text:style-name="T4">
Ліга чемпіонів УЄФА: «Мілан» мінімально переграв «Наполі»</text:span>
</text:h>
      <text:p text:style-name="P4">
Authors: Ukrinform (Person)</text:p>
      <text:p text:style-name="P4">
Publisher: Укринформ (Organization)</text:p>
      <text:p text:style-name="P4">
Published Time: 2023-04-12T-12:59:00+03:00</text:p>
      <text:p text:style-name="P4">
Modified Time: 2023-04-12T23:59:00+03:00</text:p>
      <text:p text:style-name="P4">
Description: У Лізі чемпіонів УЄФА завершилися перші поєдинки 1/4 фіналу плей-офф. — Укрінформ.</text:p>
      <text:p text:style-name="P4">
Images: ["<text:a xlink:type="simple" xlink:href="https://static.ukrinform.com/photos/2023_04/thumb_files/630_360_1681333276-548.jpg" text:style-name="Internet_20_link" text:visited-style-name="Visited_20_Internet_20_Link">
630_360_16813...</text:a>
"]</text:p>
      <text:p text:style-name="P4">
Tags: ['Футбол', 'Ліга чемпіонів', 'Мілан', 'Наполі']</text:p>
      <text:p text:style-name="P4">
Type: Article</text:p>
      <!--METADATA-->
      <text:p text:style-name="P4">
<draw:frame draw:style-name="fr1" draw:name="Image26" text:anchor-type="as-char" svg:width="6.9236in" svg:height="3.956343in" draw:z-index="0">
<draw:image xlink:href="../Images/yкринформ/2023-04-12T-12-59-00-03-00/630_360_1681333276-548.jpg" xlink:type="simple" xlink:show="embed" xlink:actuate="onLoad" draw:mime-type="image/jpeg"/>
</draw:frame>
 У Лізічемпіонів УЄФА завершилися перші поєдинки 1/4 фіналу плей-офф.</text:p>
      <text:p text:style-name="P4">
В італійському дербі титулований «Мілан» у першому матчі мінімально переміг«Наполі» - 1:0, передає Укрінформ.</text:p>
      <text:p text:style-name="P4">
Автором єдиного голу на 40-й хвилині став алжирський півзахисник господаріварени «Сан-Сіро» у Мілані Ісмаель Беннасер.</text:p>
      <text:p text:style-name="P4">
У паралельній зустрічі на «Сантьяго Бернабеу» у Мадриді чинний володар титулуіспанський «Реал» завдав поразки футболістам англійського «Челсі» (2:0).</text:p>
      <text:p text:style-name="P4">
Як повідомлялося, напередодні англійський «Манчестер Сіті» здобув перемогу наднімецькою «Баварію» (3:0), а португальська «Бенфіка» поступилася італійському«Інтеру» (0:2).</text:p>
      <text:p text:style-name="P4">
<text:span text:style-name="T4">
Читайте також:</text:span>
 <text:a xlink:type="simple" xlink:href="https://www.ukrinform.ua/rubric-sports/3693735-guculak-najkrasij-futbolist-20go-turu-upl-vernidub-najkrasij-trener.html" text:style-name="Internet_20_link" text:visited-style-name="Visited_20_Internet_20_Link">
 <text:span text:style-name="T4">
футбол</text:span>
 </text:a>
</text:p>
      <text:p text:style-name="P4">
Поєдинки у відповідь 1/4 фіналу відбудуться 18 та 19 квітня. Переможціпротистоянь за сумою двох матчів вийдуть до півфіналу.</text:p>
      <text:p text:style-name="P4">
Перші зустрічі 1/2 фіналу пройдуть 9-10 травня, повторні - 16-17 травня.</text:p>
      <text:p text:style-name="P4">
Нагадаємо, фінальний поєдинок Ліги чемпіонів УЄФА відбудеться 10 червня на«Олімпійському стадіоні Ататюрка» у Стамбулі (Туреччина).</text:p>
      <text:p text:style-name="P4">
Фото: Getty Images/Global Images Ukraine.</text:p>
      <text:p text:style-name="P4">
Source: <text:a xlink:type="simple" xlink:href="https://www.ukrinform.ua/rubric-sports/3695125-liga-cempioniv-uefa-milan-minimalno-peregrav-napoli.html" text:style-name="Internet_20_link" text:visited-style-name="Visited_20_Internet_20_Link">
https://www.ukrinform.ua/rubric-sports/3695125-liga-cempioniv-uefa-milan-minimalno-peregrav-napoli.html</text:a>
</text:p>
      <!--NEWS-->
      <text:h text:style-name="P10" text:outline-level="1">
<text:span text:style-name="T4">
На Дніпропетровщину евакуювали молочне господарство з-під Бахмута</text:span>
</text:h>
      <text:p text:style-name="P4">
Authors: Ukrinform (Person)</text:p>
      <text:p text:style-name="P4">
Publisher: Укринформ (Organization)</text:p>
      <text:p text:style-name="P4">
Published Time: 2023-04-12T-134:32:00+03:00</text:p>
      <text:p text:style-name="P4">
Modified Time: 2023-04-12T16:32:00+03:00</text:p>
      <text:p text:style-name="P4">
Description: До Дніпропетровської області евакуювалося молочне господарство з-під Бахмута. — Укрінформ.</text:p>
      <text:p text:style-name="P4">
Images: ["<text:a xlink:type="simple" xlink:href="https://static.ukrinform.com/photos/2023_04/thumb_files/630_360_1681306005-555.jpg" text:style-name="Internet_20_link" text:visited-style-name="Visited_20_Internet_20_Link">
630_360_16813...</text:a>
"]</text:p>
      <text:p text:style-name="P4">
Tags: ['Бахмут', 'Дніпропетровщина', 'Евакуація', 'Релокація підприємств']</text:p>
      <text:p text:style-name="P4">
Type: Article</text:p>
      <!--METADATA-->
      <text:p text:style-name="P4">
<draw:frame draw:style-name="fr1" draw:name="Image27" text:anchor-type="as-char" svg:width="6.9236in" svg:height="3.956343in" draw:z-index="0">
<draw:image xlink:href="../Images/yкринформ/2023-04-12T-134-32-00-03-00/630_360_1681306005-555.jpg" xlink:type="simple" xlink:show="embed" xlink:actuate="onLoad" draw:mime-type="image/jpeg"/>
</draw:frame>
 ДоДніпропетровської області евакуювалося молочне господарство з-під Бахмута.</text:p>
      <text:p text:style-name="P4">
Про це в <text:a xlink:type="simple" xlink:href="https://t.me/dnipropetrovskaODA/4062" text:style-name="Internet_20_link" text:visited-style-name="Visited_20_Internet_20_Link">
 </text:a>
 повідомляє головаДніпропетровської ОВА Сергій Лисак, передає Укрінформ.</text:p>
      <text:p text:style-name="P4">
"Допомогла з релокацією ОВА. А ще – фермер з Дніпровського району ДавидАракелян. Між двома підприємствами – 350 кілометрів. Але він безкоштовно надавтранспорт, на якому велику рогату худобу рятували прямо з-під <text:a xlink:type="simple" xlink:href="https://www.ukrinform.ua/tag-obstril" text:style-name="Internet_20_link" text:visited-style-name="Visited_20_Internet_20_Link">
</text:a>
 . А ще – приміщення. Тільки за останнідва дні туди перевезли майже 400 тварин із зони бойових дій", - йдеться уповідомленні.</text:p>
      <text:p text:style-name="P4">
<text:span text:style-name="T4">
Читайте також:</text:span>
 <text:a xlink:type="simple" xlink:href="https://www.ukrinform.ua/rubric-economy/3645635-ebrr-kompensue-biznesu-vitrati-na-relokaciu-pidpriemstv.html" text:style-name="Internet_20_link" text:visited-style-name="Visited_20_Internet_20_Link">
 <text:span text:style-name="T4">
релокацію</text:span>
 </text:a>
</text:p>
      <text:p text:style-name="P4">
З початку війни Дніпропетровщина вже прийняла десятки релокованих підприємствз Донецької, Луганської, Запорізької, Харківської областей.</text:p>
      <text:p text:style-name="P4">
<text:span text:style-name="T5">
Фото: Сергій Лисак / Дніпропетровська ОДА (ОВА)</text:span>
</text:p>
      <text:p text:style-name="P4">
Source: <text:a xlink:type="simple" xlink:href="https://www.ukrinform.ua/rubric-economy/3694971-na-dnipropetrovsinu-evakuuvali-molocne-gospodarstvo-zpid-bahmuta.html" text:style-name="Internet_20_link" text:visited-style-name="Visited_20_Internet_20_Link">
https://www.ukrinform.ua/rubric-economy/3694971-na-dnipropetrovsinu-evakuuvali-molocne-gospodarstvo-zpid-bahmuta.html</text:a>
</text:p>
      <!--NEWS-->
      <text:h text:style-name="P10" text:outline-level="1">
<text:span text:style-name="T4">
У дев'яти громадах на заході України запровадять систему енергетичного менеджменту</text:span>
</text:h>
      <text:p text:style-name="P4">
Authors: Ukrinform (Person)</text:p>
      <text:p text:style-name="P4">
Publisher: Укринформ (Organization)</text:p>
      <text:p text:style-name="P4">
Published Time: 2023-04-12T-136:29:58+03:00</text:p>
      <text:p text:style-name="P4">
Modified Time: 2023-04-12T16:29:58+03:00</text:p>
      <text:p text:style-name="P4">
Description: Протягом наступних шести місяців у трьох громадах Івано-Франківської, трьох – Чернівецької та трьох – Закарпатської областей за підтримки Програми «U-LEAD з Європою» запровадять ефективну систему енергетичного менеджменту. — Укрінформ.</text:p>
      <text:p text:style-name="P4">
Images: ["<text:a xlink:type="simple" xlink:href="https://static.ukrinform.com/photos/2023_04/thumb_files/630_360_1681305982-893.jpg" text:style-name="Internet_20_link" text:visited-style-name="Visited_20_Internet_20_Link">
630_360_16813...</text:a>
"]</text:p>
      <text:p text:style-name="P4">
Tags: ['Енергетика', 'Тергромада', 'U-LEAD з Європою']</text:p>
      <text:p text:style-name="P4">
Type: Article</text:p>
      <!--METADATA-->
      <text:p text:style-name="P4">
<draw:frame draw:style-name="fr1" draw:name="Image28" text:anchor-type="as-char" svg:width="6.9236in" svg:height="3.956343in" draw:z-index="0">
<draw:image xlink:href="../Images/yкринформ/2023-04-12T-136-29-58-03-00/630_360_1681305982-893.jpg" xlink:type="simple" xlink:show="embed" xlink:actuate="onLoad" draw:mime-type="image/jpeg"/>
</draw:frame>
 Протягомнаступних шести місяців у трьох громадах Івано-Франківської, трьох –Чернівецької та трьох – Закарпатської областей за підтримки Програми «U-LEAD зЄвропою» запровадять ефективну систему енергетичного менеджменту.</text:p>
      <text:p text:style-name="P4">
Про це повідомляється на <text:a xlink:type="simple" xlink:href="https://u-lead.org.ua/news/182" text:style-name="Internet_20_link" text:visited-style-name="Visited_20_Internet_20_Link">
</text:a>
 , передає Укрінформ.</text:p>
      <text:p text:style-name="P4">
"Упродовж наступних шести місяців 9 громад із трьох областей отримаютьпідтримку в розробці та впровадженні систем енергетичного менеджменту, якідозволять їм ефективно управляти та моніторити споживання", – сказалазаступниця директора Програми U-LEAD Олена Томнюк.</text:p>
      <text:p text:style-name="P4">
За її словами, у такий складний для нашої країни період стійкість громад таїхня енергетична безпека надзвичайно важливі. Європейський Союз та іншіміжнародні партнери продовжують наголошувати на вирішальній ролі громад уподоланні критичних наслідків російської агресії, а також у відновленні тавідбудові України.</text:p>
      <text:p text:style-name="P4">
Запровадження систем енергетичного менеджменту у Городенківській, Галицькій таДолинській громадах Івано-Франківської області, Глибоцькій, Новоселицькій таХотинській громадах Чернівецької області та Горінчівській, Свалявській іЯсінянській громадах Закарпатської області передбачає підготовку муніципальнихенергоменеджерів, розробку місцевих програм енергоефективності, інвентаризаціювикидів СО2 і розробку заходів щодо їх скорочення та моделювання енергетичнихбалансів територій, виходячи з нових реалій.</text:p>
      <text:p text:style-name="P4">
<text:span text:style-name="T4">
Читайте також:</text:span>
 <text:a xlink:type="simple" xlink:href="https://www.ukrinform.ua/rubric-regions/3685504-ulead-dopomagae-12-gromadam-vdoskonaliti-upravlinna-vidhodami.html" text:style-name="Internet_20_link" text:visited-style-name="Visited_20_Internet_20_Link">
 <text:span text:style-name="T4">
LEAD</text:span>
 </text:a>
</text:p>
      <text:p text:style-name="P4">
"Ми досягнемо ефективнішого використання енергії, що знизить навантаження набюджет громади. Також впровадження такої системи має бути поєднане зізменшенням споживання та переходом на відновлювальні джерела енергії", –переконана керівниця проєкту Тетяна Данилів.</text:p>
      <text:p text:style-name="P4">
Як зазначив виконавчий директор місцевої асоціації органів місцевогосамоврядування "Агенція розвитку ОТГ Прикарпаття" Ігор Мельничук, побудованової моделі, заснованої на децентралізації <text:a xlink:type="simple" xlink:href="https://www.ukrinform.ua/tag-energetika" text:style-name="Internet_20_link" text:visited-style-name="Visited_20_Internet_20_Link">
 </text:a>
 сектору, стає все більш нагальною як для наших громад, так і длязакордонних друзів та партнерів.</text:p>
      <text:p text:style-name="P4">
"Навесні 2022 року ми розуміли, що зима буде найскладнішою за весь часіснування нашої держави. Завдяки самоорганізації мешканці були психологічноготові та пережили її без паніки. Але ця зима не остання, і необхідно вжезараз думати і моделювати майбутнє, враховуючи всі виклики війни, яка триває.Сьогодні понад 30% семирічного бюджету Європейського Союзу спрямовується наполітику зеленого курсу (енергетика). На нашому порядку денному – перемога,відбудова і відновлення, енергетична децентралізація та енергетичнийменеджмент, модернізація інфраструктури громад і розвиток відновлюванихджерел”, – сказав він.</text:p>
      <text:p text:style-name="P4">
Як повідомлялося, експерти Програми «U-LEAD з Європою» <text:a xlink:type="simple" xlink:href="https://www.ukrinform.ua/rubric-economy/3578030-ulead-navcae-gromadi-ak-vprovadzuvati-energeticnij-menedzment.html" text:style-name="Internet_20_link" text:visited-style-name="Visited_20_Internet_20_Link">
</text:a>
 , як створити ефективну системуенергетичної безпеки у контексті воєнного стану.</text:p>
      <text:p text:style-name="P4">
Програма для України з розширення прав і можливостей на місцевому рівні,підзвітності та розвитку « <text:a xlink:type="simple" xlink:href="https://u-lead.org.ua/" text:style-name="Internet_20_link" text:visited-style-name="Visited_20_Internet_20_Link">
 </text:a>
 » спільно фінансуєтьсяЄС та його державами-членами Німеччиною, Польщею, Швецією, Данією, Естонією таСловенією для підтримки України на її шляху до зміцнення місцевогосамоврядування. U-LEAD сприяє прозорому, підзвітному та багаторівневомууправлінню в Україні, яке відповідає на потреби громадян та розширюєможливості громад.</text:p>
      <text:p text:style-name="P4">
Source: <text:a xlink:type="simple" xlink:href="https://www.ukrinform.ua/rubric-regions/3694968-u-devati-gromadah-na-zahodi-ukraini-zaprovadat-sistemu-energeticnogo-menedzmentu.html" text:style-name="Internet_20_link" text:visited-style-name="Visited_20_Internet_20_Link">
https://www.ukrinform.ua/rubric-regions/3694968-u-devati-gromadah-na-zahodi-ukraini-zaprovadat-sistemu-energeticnogo-menedzmentu.html</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2T-13:19:00</text:p>
      <text:p text:style-name="P4">
Location: Marinka, Donetsk Oblast (Latitude:47.94349 Longtitude:37.50149)</text:p>
      <text:p text:style-name="P4">
Videos: []</text:p>
      <text:p text:style-name="P4">
Images: []</text:p>
      <text:p text:style-name="P4">
Tags: ["Russia"]</text:p>
      <text:p text:style-name="P4">
ID: 22555554</text:p>
      <!--METADATA-->
      <text:p text:style-name="P4">
Russian forces conducting offensive actions at Lyman, Bakhmut, Avdiivka andMaryinka directions. Ukrainian military repelled 72 Russian attacks. Russianforces attempting to advance near Bilohorivka and Spirne, Bakhmut andBohdanivka, Avdiyivka, Pervomayske, Nevelske and Maryinka of Donetsk region, -General Staff of Armed Forces of Ukraine says in the morning report</text:p>
      <text:p text:style-name="P4">
News Collection Link: <text:a xlink:type="simple" xlink:href="https://liveuamap.com/en/2023/12-april-russian-forces-conducting-offensive-actions-at-lyman" text:style-name="Internet_20_link" text:visited-style-name="Visited_20_Internet_20_Link">
https://liveuamap.com/en/2023/12-april-russian-forces-conducting-offensive-actions-at-lyman</text:a>
</text:p>
      <text:p text:style-name="P4">
Source: <text:a xlink:type="simple" xlink:href="https://t.me/lumsrc/4477" text:style-name="Internet_20_link" text:visited-style-name="Visited_20_Internet_20_Link">
https://t.me/lumsrc/4477</text:a>
</text:p>
      <!--NEWS-->
      <text:h text:style-name="P10" text:outline-level="1">
<text:span text:style-name="T4">
Вашингтон планує до вересня надати нову грантову допомогу Україні - Мінфін США</text:span>
</text:h>
      <text:p text:style-name="P4">
Authors: Ukrinform (Person)</text:p>
      <text:p text:style-name="P4">
Publisher: Укринформ (Organization)</text:p>
      <text:p text:style-name="P4">
Published Time: 2023-04-12T-14:53:00+03:00</text:p>
      <text:p text:style-name="P4">
Modified Time: 2023-04-12T23:53:00+03:00</text:p>
      <text:p text:style-name="P4">
Description: Глава Міністерства фінансів США Джанет Єллен заявила про плани Вашингтона забезпечити Україну до вересня нинішнього року додатковою фінансовою підтримкою, а також іншими формами допомоги. — Укрінформ.</text:p>
      <text:p text:style-name="P4">
Images: ["<text:a xlink:type="simple" xlink:href="https://static.ukrinform.com/photos/2023_02/thumb_files/630_360_1677502946-733.jpg" text:style-name="Internet_20_link" text:visited-style-name="Visited_20_Internet_20_Link">
630_360_16775...</text:a>
"]</text:p>
      <text:p text:style-name="P4">
Tags: ['Економіка', 'Мінфін', 'США', 'Україна', 'Гроші', 'Грант']</text:p>
      <text:p text:style-name="P4">
Type: Article</text:p>
      <!--METADATA-->
      <text:p text:style-name="P4">
<draw:frame draw:style-name="fr1" draw:name="Image29" text:anchor-type="as-char" svg:width="6.9236in" svg:height="3.956343in" draw:z-index="0">
<draw:image xlink:href="../Images/yкринформ/2023-04-12T-14-53-00-03-00/630_360_1677502946-733.jpg" xlink:type="simple" xlink:show="embed" xlink:actuate="onLoad" draw:mime-type="image/jpeg"/>
</draw:frame>
 ГлаваМіністерства фінансів США Джанет Єллен заявила про плани Вашингтоназабезпечити Україну до вересня нинішнього року додатковою фінансовоюпідтримкою, а також іншими формами допомоги.</text:p>
      <text:p text:style-name="P4">
Про це вона сказала в середу під час міжнародного круглого столу щодопідтримки України, організованого МВФ і Світовим банком, передає власнийкореспондент Укрінформу.</text:p>
      <text:p text:style-name="P4">
«Ми маємо поточні плани щодо надання додаткової допомоги (Україні – ред.) довересня – усе це <text:span text:style-name="T4">
<text:a xlink:type="simple" xlink:href="https://www.ukrinform.ua/tag-grant" text:style-name="Internet_20_link" text:visited-style-name="Visited_20_Internet_20_Link">
 </text:a>
 </text:span>
 , а такожзабезпечити підтримку енергетичної безпеки на ранньому етапі відновлення», -зауважила глава американського Мінфіну.</text:p>
      <text:p text:style-name="P4">
<text:span text:style-name="T4">
Читайте також:</text:span>
 <text:span text:style-name="T4">
<text:a xlink:type="simple" xlink:href="https://www.ukrinform.ua/rubric-economy/3695113-smigal-u-vasingtoni-cogoric-ukraini-znadobitsa-sonajmense-141-milarda.html" text:style-name="Internet_20_link" text:visited-style-name="Visited_20_Internet_20_Link">
 </text:a>
 </text:span>
</text:p>
      <text:p text:style-name="P4">
Вона також наголосила, що підтримка України – це спільна справа.</text:p>
      <text:p text:style-name="P4">
«Ми вітаємо зусилля наших союзників і партнерів щодо надання значної,очікуваної і своєчасної допомоги, а також закликаємо всіх продовжувати церобити», - наголосила міністрка.</text:p>
      <text:p text:style-name="P4">
<text:span text:style-name="T4">
Читайте також:</text:span>
 <text:span text:style-name="T4">
<text:a xlink:type="simple" xlink:href="https://www.ukrinform.ua/rubric-economy/3694693-kostiv-donoriv-vistacit-ukraini-do-kinca-roku-minfin-ssa.html" text:style-name="Internet_20_link" text:visited-style-name="Visited_20_Internet_20_Link">
 </text:a>
</text:span>
</text:p>
      <text:p text:style-name="P4">
Водночас вона підкреслила важливість «міжнародної коаліції» країн, якізапровадили потужний тиск санкцій на росію та продовжують посилювати його. Це,за її словами, «обмежує доступ рф до технологій та обладнання, необхідних длязабезпечення її військ». Крім того, завдяки міжнародному ембарго та введенимобмеженням цін на російську нафту та нафтопродукти, росія втрачає ключоведжерело доходів, але при цьому зберігається стабільність на світовомунафтовому ринку.</text:p>
      <text:p text:style-name="P4">
<text:span text:style-name="T4">
Читайте також:</text:span>
 <text:span text:style-name="T4">
<text:a xlink:type="simple" xlink:href="https://www.ukrinform.ua/rubric-economy/3689215-stati-pererahuvali-do-derzbudzetu-ukraini-grant-u-rozmiri-125-milarda.html" text:style-name="Internet_20_link" text:visited-style-name="Visited_20_Internet_20_Link">
 </text:a>
 </text:span>
</text:p>
      <text:p text:style-name="P4">
У цьому контексті Єллен підкреслила, що державний дохід рф від податків наенергоносії впав більше ніж на 40% лише з моменту запровадження ціновихобмежень на нафту в порівнянні з минулим роком.</text:p>
      <text:p text:style-name="P4">
<text:span text:style-name="T4">
Читайте також:</text:span>
 <text:span text:style-name="T4">
<text:a xlink:type="simple" xlink:href="https://www.ukrinform.ua/rubric-economy/3675993-ssa-ocikuut-provalu-ekonomicnoi-traektorii-rosii-cerez-pevnij-cas-ministerka-finansiv.html" text:style-name="Internet_20_link" text:visited-style-name="Visited_20_Internet_20_Link">
 </text:a>
 </text:span>
</text:p>
      <text:p text:style-name="P4">
Як повідомляв Укрінформ, у Вашингтоні цього тижня тривають весняні збори МВФ іСвітового банку, у яких беруть участь глави урядів, центробанків, міністриекономічного сектору більшості країн світу. Українську делегацію очолюєПрем’єр-міністр Денис Шмигаль.</text:p>
      <text:p text:style-name="P4">
Source: <text:a xlink:type="simple" xlink:href="https://www.ukrinform.ua/rubric-economy/3695122-vasington-planue-do-veresna-nadati-novu-grantovu-dopomogu-ukraini-minfin-ssa.html" text:style-name="Internet_20_link" text:visited-style-name="Visited_20_Internet_20_Link">
https://www.ukrinform.ua/rubric-economy/3695122-vasington-planue-do-veresna-nadati-novu-grantovu-dopomogu-ukraini-minfin-ssa.html</text:a>
</text:p>
      <!--NEWS-->
      <text:h text:style-name="P10" text:outline-level="1">
<text:span text:style-name="T4">
Черкаського митрополита УПЦ МП Феодосія відправили під домашній арешт</text:span>
</text:h>
      <text:p text:style-name="P4">
Authors: Ukrinform (Person)</text:p>
      <text:p text:style-name="P4">
Publisher: Укринформ (Organization)</text:p>
      <text:p text:style-name="P4">
Published Time: 2023-04-12T-166:00:00+03:00</text:p>
      <text:p text:style-name="P4">
Modified Time: 2023-04-12T15:00:00+03:00</text:p>
      <text:p text:style-name="P4">
Description: Митрополиту Черкаському і Канівському УПЦ МП Феодосію суд у Черкасах обрав запобіжний захід - домашній арешт на 60 діб. — Укрінформ.</text:p>
      <text:p text:style-name="P4">
Images: ["<text:a xlink:type="simple" xlink:href="https://static.ukrinform.com/photos/2023_04/thumb_files/630_360_1681302336-426.jpg" text:style-name="Internet_20_link" text:visited-style-name="Visited_20_Internet_20_Link">
630_360_16813...</text:a>
"]</text:p>
      <text:p text:style-name="P4">
Tags: ['Черкащина', 'Домашній арешт', 'Релігія', 'УПЦ МП']</text:p>
      <text:p text:style-name="P4">
Type: Article</text:p>
      <!--METADATA-->
      <text:p text:style-name="P4">
<draw:frame draw:style-name="fr1" draw:name="Image30" text:anchor-type="as-char" svg:width="6.9236in" svg:height="3.949857in" draw:z-index="0">
<draw:image xlink:href="../Images/yкринформ/2023-04-12T-166-00-00-03-00/630_360_1681302336-426.jpg" xlink:type="simple" xlink:show="embed" xlink:actuate="onLoad" draw:mime-type="image/jpeg"/>
</draw:frame>
Митрополиту Черкаському і Канівському УПЦ МП Феодосію суд у Черкасах обравзапобіжний захід - домашній арешт на 60 діб.</text:p>
      <text:p text:style-name="P4">
Про це кореспонденту Укрінформу повідомила речниця Черкаської обласноїпрокуратури Богдана Кулик.</text:p>
      <text:p text:style-name="P4">
"Митрополит перебуватиме під <text:a xlink:type="simple" xlink:href="https://www.ukrinform.ua/tag-arest" text:style-name="Internet_20_link" text:visited-style-name="Visited_20_Internet_20_Link">
 </text:a>
 60 діб",- сказала Кулик.</text:p>
      <text:p text:style-name="P4">
Митрополита Черкаського і Канівського підозрюють у розпалюванні міжконфесійноїворожнечі та виправдовуванні, визнанні правомірною, заперечення збройноїагресії Росії проти України, глорифікації її учасників.</text:p>
      <text:p text:style-name="P4">
<text:span text:style-name="T4">
Читайте також:</text:span>
 <text:a xlink:type="simple" xlink:href="https://www.ukrinform.ua/rubric-society/3693051-onufrij-ta-se-ponad-20-svasennikiv-upc-mp-maut-rosijske-gromadanstvo-zurnalisti.html" text:style-name="Internet_20_link" text:visited-style-name="Visited_20_Internet_20_Link">
 <text:span text:style-name="T4">
УПЦ</text:span>
 </text:a>
</text:p>
      <text:p text:style-name="P4">
Першу підозру митрополиту оголосили 20 лютого. У квітні СБУ оголосила другупідозру за заперечення російської агресії та глорифікацію її учасників.</text:p>
      <text:p text:style-name="P4">
<text:span text:style-name="T5">
Фото: Черкасская епархия УПЦ МП</text:span>
</text:p>
      <text:p text:style-name="P4">
Source: <text:a xlink:type="simple" xlink:href="https://www.ukrinform.ua/rubric-regions/3694929-cerkaskogo-mitropolita-upc-mp-feodosia-vidpravili-pid-domasnij-arest.html" text:style-name="Internet_20_link" text:visited-style-name="Visited_20_Internet_20_Link">
https://www.ukrinform.ua/rubric-regions/3694929-cerkaskogo-mitropolita-upc-mp-feodosia-vidpravili-pid-domasnij-arest.html</text:a>
</text:p>
      <!--NEWS-->
      <text:h text:style-name="P10" text:outline-level="1">
<text:span text:style-name="T4">
«Реал» обіграв «Челсі» у першому матчі 1/4 фіналу Ліги чемпіонів УЄФА</text:span>
</text:h>
      <text:p text:style-name="P4">
Authors: Ukrinform (Person)</text:p>
      <text:p text:style-name="P4">
Publisher: Укринформ (Organization)</text:p>
      <text:p text:style-name="P4">
Published Time: 2023-04-12T-16:44:00+03:00</text:p>
      <text:p text:style-name="P4">
Modified Time: 2023-04-12T23:44:00+03:00</text:p>
      <text:p text:style-name="P4">
Description: У Лізі чемпіонів УЄФА завершилися чергові поєдинки 1/4 фіналу плей-офф. — Укрінформ.</text:p>
      <text:p text:style-name="P4">
Images: ["<text:a xlink:type="simple" xlink:href="https://static.ukrinform.com/photos/2023_04/thumb_files/630_360_1681332199-533.jpg" text:style-name="Internet_20_link" text:visited-style-name="Visited_20_Internet_20_Link">
630_360_16813...</text:a>
"]</text:p>
      <text:p text:style-name="P4">
Tags: ['Челсі', 'Футбол', 'Ліга чемпіонів', 'Реал Мадрид']</text:p>
      <text:p text:style-name="P4">
Type: Article</text:p>
      <!--METADATA-->
      <text:p text:style-name="P4">
<draw:frame draw:style-name="fr1" draw:name="Image31" text:anchor-type="as-char" svg:width="6.9236in" svg:height="3.956343in" draw:z-index="0">
<draw:image xlink:href="../Images/yкринформ/2023-04-12T-16-44-00-03-00/630_360_1681332199-533.jpg" xlink:type="simple" xlink:show="embed" xlink:actuate="onLoad" draw:mime-type="image/jpeg"/>
</draw:frame>
 У Лізічемпіонів УЄФА завершилися чергові поєдинки 1/4 фіналу плей-офф.</text:p>
      <text:p text:style-name="P4">
Чинний володар титулу іспанський «Реал» завдав поразки футболістаманглійського «Челсі» у першій чвертьфінальній грі на «Сантьяго Бернабеу» уМадриді - 2:0, передає Укрінформ.</text:p>
      <text:p text:style-name="P4">
Успіх «Реалу» принесли голи Каріма Бенземи на 22-й хвилині та Марко Асенсіо(74).</text:p>
      <text:p text:style-name="P4">
«Челсі» догравав матч у меншості - на 59-й хвилині Бен Чілвелл за затримкусуперника отримав червону картку.</text:p>
      <text:p text:style-name="P4">
У паралельній зустрічі італійського дербі «Мілан» мінімально переміг «Наполі»- 1:0.</text:p>
      <text:p text:style-name="P4">
Як повідомлялося, напередодні англійський «Манчестер Сіті» здобув перемогу наднімецькою «Баварію» (3:0), а португальська «Бенфіка» поступилася італійському«Інтеру» (0:2).</text:p>
      <text:p text:style-name="P4">
<text:span text:style-name="T4">
Читайте також:</text:span>
 <text:a xlink:type="simple" xlink:href="https://www.ukrinform.ua/rubric-sports/3694658-mancester-siti-peregrav-bavariu-u-persomu-matci-14-finalu-ligi-cempioniv-uefa.html" text:style-name="Internet_20_link" text:visited-style-name="Visited_20_Internet_20_Link">
 </text:a>
</text:p>
      <text:p text:style-name="P4">
Поєдинки у відповідь 1/4 фіналу відбудуться 18 та 19 квітня. Переможціпротистоянь за сумою двох матчів вийдуть до півфіналу.</text:p>
      <text:p text:style-name="P4">
Перші зустрічі 1/2 фіналу пройдуть 9-10 травня, повторні - 16-17 травня.</text:p>
      <text:p text:style-name="P4">
Нагадаємо, фінальний поєдинок Ліги чемпіонів УЄФА відбудеться 10 червня на«Олімпійському стадіоні Ататюрка» у Стамбулі.</text:p>
      <text:p text:style-name="P4">
Фото: AFP.</text:p>
      <text:p text:style-name="P4">
Source: <text:a xlink:type="simple" xlink:href="https://www.ukrinform.ua/rubric-sports/3695124-real-obigrav-celsi-u-persomu-matci-14-finalu-ligi-cempioniv-uefa.html" text:style-name="Internet_20_link" text:visited-style-name="Visited_20_Internet_20_Link">
https://www.ukrinform.ua/rubric-sports/3695124-real-obigrav-celsi-u-persomu-matci-14-finalu-ligi-cempioniv-uefa.html</text:a>
</text:p>
      <!--NEWS-->
      <text:h text:style-name="P10" text:outline-level="1">
<text:span text:style-name="T4">
Керівництво МЗС та Міноборони Румунії, України і Молдови проведе зустріч у Бухаресті</text:span>
</text:h>
      <text:p text:style-name="P4">
Authors: Ukrinform (Person)</text:p>
      <text:p text:style-name="P4">
Publisher: Укринформ (Organization)</text:p>
      <text:p text:style-name="P4">
Published Time: 2023-04-12T-18:39:00+03:00</text:p>
      <text:p text:style-name="P4">
Modified Time: 2023-04-12T23:39:00+03:00</text:p>
      <text:p text:style-name="P4">
Description: Керівництво міністерств закордонних справ та оборони Румунії, України та Молдови у четвер проведуть тристоронню зустріч у румунській столиці Бухаресті. — Укрінформ.</text:p>
      <text:p text:style-name="P4">
Images: ["<text:a xlink:type="simple" xlink:href="https://static.ukrinform.com/photos/2016_07/thumb_files/630_360_1468094495-6827.jpg" text:style-name="Internet_20_link" text:visited-style-name="Visited_20_Internet_20_Link">
630_360_14680...</text:a>
"]</text:p>
      <text:p text:style-name="P4">
Tags: ['Міноборони', 'Молдова', 'МЗС', 'Румунія']</text:p>
      <text:p text:style-name="P4">
Type: Article</text:p>
      <!--METADATA-->
      <text:p text:style-name="P4">
<draw:frame draw:style-name="fr1" draw:name="Image32" text:anchor-type="as-char" svg:width="6.9236in" svg:height="3.956343in" draw:z-index="0">
<draw:image xlink:href="../Images/yкринформ/2023-04-12T-18-39-00-03-00/630_360_1468094495-6827.jpg" xlink:type="simple" xlink:show="embed" xlink:actuate="onLoad" draw:mime-type="image/jpeg"/>
</draw:frame>
Керівництво міністерств закордонних справ та оборони Румунії, України таМолдови у четвер проведуть тристоронню зустріч у румунській столиці Бухаресті.</text:p>
      <text:p text:style-name="P4">
Як передає власний кореспондент Укрінформу, про це у середу ввечеріжурналістам повідомили в <text:a xlink:type="simple" xlink:href="https://www.mae.ro/" text:style-name="Internet_20_link" text:visited-style-name="Visited_20_Internet_20_Link">
 </text:a>
 .</text:p>
      <text:p text:style-name="P4">
Зустріч у будівлі румунського зовнішньополітичного відомства відбудеться натлі Першої Чорноморської безпекової конференції Кримської платформи, яка 12-13квітня проходить у Бухаресті і учасниками якої, зокрема, є очільники МЗС та МОРумунії, <text:a xlink:type="simple" xlink:href="https://www.ukrinform.ua/tag-ukraina" text:style-name="Internet_20_link" text:visited-style-name="Visited_20_Internet_20_Link">
 </text:a>
 та Молдови.</text:p>
      <text:p text:style-name="P4">
В МЗС Румунії не повідомили основні теми тристоронньої зустрічі у форматі"Румунія - Україна - Республіка Молдова", однак очікується, що в центрі увагибуде безпекова ситуація в регіоні. Планується, що її учасники виступлять іззаявами для ЗМІ після завершення переговорів.</text:p>
      <text:p text:style-name="P4">
Очікувалося, що МЗС України на Першій Чорноморській безпековій конференції підегідою Міжнародної кримської платформи представлятиме міністр Дмитро Кулеба,однак в середу ввечері румунська сторона поінформувала журналістів, що замістьнього буде перша заступниця міністра закордонних справ Еміне Джапарова.</text:p>
      <text:p text:style-name="P4">
Таким чином, участь у тристоронній зустрічі у форматі "Румунія - Україна -Республіка Молдова" візьмуть перша заступниця міністра закордонних справ ЕмінеДжапарова, міністр оборони України Олексій Резніков, міністр закордонних справРумунії Богдан Ауреску, міністр національної оборони Румунії Ангел Тилвар,міністр закордонних справ Молдови Ніку Попеску та міністр національної оборониМолдови Анатолій Носатий.</text:p>
      <text:p text:style-name="P4">
<text:span text:style-name="T4">
Читайте також:</text:span>
 <text:a xlink:type="simple" xlink:href="https://www.ukrinform.ua/rubric-crimea/3695002-cornomorska-bezpekova-konferencia-zaversila-arhitekturu-miznarodnoi-krimskoi-platformi-mzs.html" text:style-name="Internet_20_link" text:visited-style-name="Visited_20_Internet_20_Link">
 </text:a>
</text:p>
      <text:p text:style-name="P4">
Як повідомляв Укрінформ, міністр закордонних справ України Дмитро Кулеба усереду провів телефонну розмову зі своїм румунським колегою Богданом Ауреску.Під час розмови, зокрема, було обговорено низку двосторонніх і регіональнихпитань, спрямованих на зміцнення безпеки в Чорноморському регіоні та за йогомежами.</text:p>
      <text:p text:style-name="P4">
Source: <text:a xlink:type="simple" xlink:href="https://www.ukrinform.ua/rubric-polytics/3695121-kerivnictvo-mzs-ta-minoboroni-rumunii-ukraini-i-moldovi-provede-zustric-u-buharesti.html" text:style-name="Internet_20_link" text:visited-style-name="Visited_20_Internet_20_Link">
https://www.ukrinform.ua/rubric-polytics/3695121-kerivnictvo-mzs-ta-minoboroni-rumunii-ukraini-i-moldovi-provede-zustric-u-buharesti.html</text:a>
</text:p>
      <!--NEWS-->
      <text:h text:style-name="P10" text:outline-level="1">
<text:span text:style-name="T4">
Без сумлінної роботи ДСНС і поліції не уявити нормального життя - Зеленський</text:span>
</text:h>
      <text:p text:style-name="P4">
Authors: Ukrinform (Person)</text:p>
      <text:p text:style-name="P4">
Publisher: Укринформ (Organization)</text:p>
      <text:p text:style-name="P4">
Published Time: 2023-04-12T-20:23:00+03:00</text:p>
      <text:p text:style-name="P4">
Modified Time: 2023-04-12T23:23:00+03:00</text:p>
      <text:p text:style-name="P4">
Description: Президент Володимир Зеленський наголосив, що без сумлінної роботи ДСНС і поліції не уявити нормального життя та не врятувати багатьох людей. — Укрінформ.</text:p>
      <text:p text:style-name="P4">
Images: ["<text:a xlink:type="simple" xlink:href="https://static.ukrinform.com/photos/2023_04/thumb_files/630_360_1681297550-9850.jpeg" text:style-name="Internet_20_link" text:visited-style-name="Visited_20_Internet_20_Link">
630_360_16812...</text:a>
"]</text:p>
      <text:p text:style-name="P4">
Tags: ['ДСНС', 'МВС', 'Звернення', 'Зеленський']</text:p>
      <text:p text:style-name="P4">
Type: Article</text:p>
      <!--METADATA-->
      <text:p text:style-name="P4">
<draw:frame draw:style-name="fr1" draw:name="Image33" text:anchor-type="as-char" svg:width="6.9236in" svg:height="3.956343in" draw:z-index="0">
<draw:image xlink:href="../Images/yкринформ/2023-04-12T-20-23-00-03-00/630_360_1681297550-9850.jpeg" xlink:type="simple" xlink:show="embed" xlink:actuate="onLoad" draw:mime-type="image/jpeg"/>
</draw:frame>
Президент Володимир Зеленський наголосив, що без сумлінної роботи ДСНС іполіції не уявити нормального життя та не врятувати багатьох людей.</text:p>
      <text:p text:style-name="P4">
Про це він сказав у своєму <text:a xlink:type="simple" xlink:href="https://t.me/V_Zelenskiy_official/5837" text:style-name="Internet_20_link" text:visited-style-name="Visited_20_Internet_20_Link">
 </text:a>
 ,розповідаючи про участь у вітанні молодих офіцерів поліції та рятувальниківДСНС із завершенням навчання.</text:p>
      <text:p text:style-name="P4">
_Відео:<text:a xlink:type="simple" xlink:href="https://t.me/OP_UA/9222" text:style-name="Internet_20_link" text:visited-style-name="Visited_20_Internet_20_Link">
 </text:a>
 _</text:p>
      <text:p text:style-name="P4">
“Дуже емоційно й почесно для мене було сьогодні привітати наших молодихофіцерів поліції та рятувальників ДСНС із завершенням навчання. Понад 3 тисячімолодих людей – професійних і патріотичних – приєднуються зараз до тих, хтовже захищає безпеку й нормальність життя”, - сказав Зеленський.</text:p>
      <text:p text:style-name="P4">
<text:span text:style-name="T4">
Читайте також:</text:span>
 <text:span text:style-name="T4">
<text:a xlink:type="simple" xlink:href="https://www.ukrinform.ua/rubric-ato/3695108-zelenskij-zodnoi-ruini-v-ukraini-ne-bude-ce-nasa-meta.html" text:style-name="Internet_20_link" text:visited-style-name="Visited_20_Internet_20_Link">
 </text:a>
 </text:span>
</text:p>
      <text:p text:style-name="P4">
Президент уточнив, що вони працюватимуть й у тих регіонах, де найбільшнебезпечно. Зокрема, за розподілом служитимуть у прифронтових областях, - наХарківщині, Сумщині. Також, за його словами, є й ті, хто воюватиме в нашихнових штурмових бригадах.</text:p>
      <text:p text:style-name="P4">
“Я дякую всім, хто обрав саме зараз і саме цей шлях безпосередньої допомогилюдям. Без сумлінної роботи ДСНС і поліції просто не уявити нормального життя,не врятувати багатьох людей. Це, власне, те, що становить сутність їхньоїроботи – безпосередня допомога людям. Я вірю, що сьогоднішні випускникинавчальних закладів системи МВС виправдають людські надії”, - сказавЗеленський.</text:p>
      <text:p text:style-name="P4">
Також він у зверненні згадав кількох рятувальників та подякував їм за роботу.</text:p>
      <text:p text:style-name="P4">
“Хочу зараз відзначити саме таких наших захисників – таких нашихрятувальників, зокрема з Нікополя. Працівників ДСНС майора Артема Шульдякова,лейтенанта Федора Заякіна, старшого сержанта Василя Музиченка, молодшогосержанта Віталія Булкіна. Дякую вам, хлопці, за порятунок українців післяросійських ракетних ударів”, - сказав Президент.</text:p>
      <text:p text:style-name="P4">
<text:span text:style-name="T4">
Читайте також:</text:span>
 <text:span text:style-name="T4">
<text:a xlink:type="simple" xlink:href="https://www.ukrinform.ua/rubric-polytics/3695104-zelenskij-dovga-istoria-bezkarnosti-rosii-povinna-pripinitisa.html" text:style-name="Internet_20_link" text:visited-style-name="Visited_20_Internet_20_Link">
 </text:a>
 </text:span>
</text:p>
      <text:p text:style-name="P4">
Окрім того, він відзначив і поліцейські екіпажі – ““білих янголів”, якірятують наших людей на Донеччині, здійснюють евакуацію, доправляютьгуманітарну допомогу, реанімують поранених…”.</text:p>
      <text:p text:style-name="P4">
“Дякую поліцейському Геннадію Юдіну з Авдіївки за порятунок дітей, парамедикуВасилеві Піпі, одному з «білих янголів» на Мар’їнському напрямку фронту. Вониврятували вже сотні наших людей, зокрема й важкопоранених. Дякую такожсьогодні особливо вибухотехніку Національної поліції Володимиру Перепелиці,який працює для розмінування на Херсонщині, працює дуже ефективно”, - сказавГлава держави.</text:p>
      <text:p text:style-name="P4">
<text:span text:style-name="T4">
Читайте також:</text:span>
 <text:span text:style-name="T4">
<text:a xlink:type="simple" xlink:href="https://www.ukrinform.ua/rubric-society/3694873-zelenskij-privitav-vipusknikiv-sistemi-mvs.html" text:style-name="Internet_20_link" text:visited-style-name="Visited_20_Internet_20_Link">
 </text:a>
 </text:span>
</text:p>
      <text:p text:style-name="P4">
Як повідомлялося, 12 квітня Президент Володимир Зеленський взяв участь узаході, присвяченому випуску курсантів закладів вищої освіти системи МВС.</text:p>
      <text:p text:style-name="P4">
Source: <text:a xlink:type="simple" xlink:href="https://www.ukrinform.ua/rubric-society/3695115-bez-sumlinnoi-roboti-dsns-i-policii-ne-uaviti-normalnogo-zitta-zelenskij.html" text:style-name="Internet_20_link" text:visited-style-name="Visited_20_Internet_20_Link">
https://www.ukrinform.ua/rubric-society/3695115-bez-sumlinnoi-roboti-dsns-i-policii-ne-uaviti-normalnogo-zitta-zelenskij.html</text:a>
</text:p>
      <!--NEWS-->
      <text:h text:style-name="P10" text:outline-level="1">
<text:span text:style-name="T4">
Арешт журналіста WSJ дозволив особисто путін - Bloomberg</text:span>
</text:h>
      <text:p text:style-name="P4">
Authors: Ukrinform (Person)</text:p>
      <text:p text:style-name="P4">
Publisher: Укринформ (Organization)</text:p>
      <text:p text:style-name="P4">
Published Time: 2023-04-12T-22:10:00+03:00</text:p>
      <text:p text:style-name="P4">
Modified Time: 2023-04-12T23:10:00+03:00</text:p>
      <text:p text:style-name="P4">
Description: Президент рф особисто надав дозвіл на арешт у росії журналіста Wall Street Journal Евана Гершковича. — Укрінформ.</text:p>
      <text:p text:style-name="P4">
Images: ["<text:a xlink:type="simple" xlink:href="https://static.ukrinform.com/photos/2023_03/thumb_files/630_360_1680228306-496.jpg" text:style-name="Internet_20_link" text:visited-style-name="Visited_20_Internet_20_Link">
630_360_16802...</text:a>
"]</text:p>
      <text:p text:style-name="P4">
Tags: ['Арешт', 'путін', 'Журналіст', 'росія']</text:p>
      <text:p text:style-name="P4">
Type: Article</text:p>
      <!--METADATA-->
      <text:p text:style-name="P4">
<draw:frame draw:style-name="fr1" draw:name="Image34" text:anchor-type="as-char" svg:width="6.9236in" svg:height="3.956343in" draw:z-index="0">
<draw:image xlink:href="../Images/yкринформ/2023-04-12T-22-10-00-03-00/630_360_1680228306-496.jpg" xlink:type="simple" xlink:show="embed" xlink:actuate="onLoad" draw:mime-type="image/jpeg"/>
</draw:frame>
 Президентрф особисто надав дозвіл на арешт у росії журналіста Wall Street Journal ЕванаГершковича.</text:p>
      <text:p text:style-name="P4">
Як повідомляє кореспондент Укрінформу, про це із посиланням на власніпоінформовані джерела пише <text:a xlink:type="simple" xlink:href="https://www.bnnbloomberg.ca/putin-approved-arrest-of-us-reporter-on-spying-charges-1.1906948" text:style-name="Internet_20_link" text:visited-style-name="Visited_20_Internet_20_Link">
 </text:a>
 .</text:p>
      <text:p text:style-name="P4">
“Президент росії володимир путін особисто схвалив арешт американськогожурналіста, якого обвинувачують у шпигунстві”, - йдеться у матеріалі.</text:p>
      <text:p text:style-name="P4">
<text:span text:style-name="T4">
Читайте також:</text:span>
 <text:span text:style-name="T4">
<text:a xlink:type="simple" xlink:href="https://www.ukrinform.ua/rubric-world/3694193-derzdep-zaklikav-rf-zvilniti-zurnalista-wsj-ta-vimagae-dostupu-do-nogo.html" text:style-name="Internet_20_link" text:visited-style-name="Visited_20_Internet_20_Link">
 </text:a>
 </text:span>
</text:p>
      <text:p text:style-name="P4">
На переконання співрозмовників агентства, це демонструє все більший вплив укремлі прихильників “жорсткої лінії”, які схиляються до поглибленняконфронтації із Вашингтоном, вважаючи її незворотною.</text:p>
      <text:p text:style-name="P4">
“Пропозиція вперше за майже 40 років арештувати американського журналіста зашпигунство йшла від яструбів у верховному керівництві силових відомств росії”,- стверджує Bloomberg.</text:p>
      <text:p text:style-name="P4">
<text:span text:style-name="T4">
Читайте також:</text:span>
 <text:span text:style-name="T4">
<text:a xlink:type="simple" xlink:href="https://www.ukrinform.ua/rubric-world/3691132-zatrimanij-u-rosii-zurnalist-wsj-ne-mav-zodnogo-vidnosenna-do-spigunstva-bilij-dim.html" text:style-name="Internet_20_link" text:visited-style-name="Visited_20_Internet_20_Link">
 </text:a>
 </text:span>
</text:p>
      <text:p text:style-name="P4">
Як повідомляв Укрінформ, репортер WSJ Еван Гершкович був затриманий у рф 29березня під час журналістського відрядження до Єкатеринбурга. Він став першимпредставником американського ЗМІ, заарештованим російською владою з 1986 року,і одним із кількох американців, неправомірно затриманих упродовж останніхроків в росії.</text:p>
      <text:p text:style-name="P4">
Source: <text:a xlink:type="simple" xlink:href="https://www.ukrinform.ua/rubric-world/3695114-arest-zurnalista-wsj-dozvoliv-osobisto-putin-bloomberg.html" text:style-name="Internet_20_link" text:visited-style-name="Visited_20_Internet_20_Link">
https://www.ukrinform.ua/rubric-world/3695114-arest-zurnalista-wsj-dozvoliv-osobisto-putin-bloomberg.html</text:a>
</text:p>
      <!--NEWS-->
      <text:h text:style-name="P10" text:outline-level="1">
<text:span text:style-name="T4">
Шмигаль у Вашингтоні: Цьогоріч Україні знадобиться щонайменше $14,1 мільярда</text:span>
</text:h>
      <text:p text:style-name="P4">
Authors: Ukrinform (Person)</text:p>
      <text:p text:style-name="P4">
Publisher: Укринформ (Organization)</text:p>
      <text:p text:style-name="P4">
Published Time: 2023-04-12T-24:02:00+03:00</text:p>
      <text:p text:style-name="P4">
Modified Time: 2023-04-12T23:02:00+03:00</text:p>
      <text:p text:style-name="P4">
Description: Термінові потреби на відновлення України впродовж нинішнього року становлять $14,1 мільярда, щоби забезпечити людям мінімальний рівень соціальних і гуманітарних послуг. — Укрінформ.</text:p>
      <text:p text:style-name="P4">
Images: ["<text:a xlink:type="simple" xlink:href="https://static.ukrinform.com/photos/2023_04/thumb_files/630_360_1681324938-4356.jpeg" text:style-name="Internet_20_link" text:visited-style-name="Visited_20_Internet_20_Link">
630_360_16813...</text:a>
"]</text:p>
      <text:p text:style-name="P4">
Tags: ['МВФ', 'Україна', 'Світовий банк', 'Шмигаль']</text:p>
      <text:p text:style-name="P4">
Type: Article</text:p>
      <!--METADATA-->
      <text:p text:style-name="P4">
<draw:frame draw:style-name="fr1" draw:name="Image35" text:anchor-type="as-char" svg:width="6.9236in" svg:height="3.956343in" draw:z-index="0">
<draw:image xlink:href="../Images/yкринформ/2023-04-12T-24-02-00-03-00/630_360_1681324938-4356.jpeg" xlink:type="simple" xlink:show="embed" xlink:actuate="onLoad" draw:mime-type="image/jpeg"/>
</draw:frame>
Термінові потреби на відновлення України впродовж нинішнього року становлять$14,1 мільярда, щоби забезпечити людям мінімальний рівень соціальних ігуманітарних послуг.</text:p>
      <text:p text:style-name="P4">
Про це заявив у середу Прем’єр-міністр України Денис Шмигаль міжнароднимпартнерам на засіданні круглого столу, організованому МВФ і Світовим банком уВашингтоні, передає власний кореспондент Укрінформу.</text:p>
      <text:p text:style-name="P4">
«Згідно з другою доповіддю (Світового банку та Єврокомісії – ред.),довгострокові потреби України на реконструкцію та відновлення наслідківпершого року війни оцінюються в $411 мільярдів доларів», - зауважив главаУряду України.</text:p>
      <text:p text:style-name="P4">
Він також підкреслив, що з в першу чергу з цією метою <text:a xlink:type="simple" xlink:href="https://www.ukrinform.ua/tag-ukraina" text:style-name="Internet_20_link" text:visited-style-name="Visited_20_Internet_20_Link">
</text:a>
 до кінця 2023 року необхідно терміновозалучити донорську допомогу в розмірі близько $14 мільярдів.</text:p>
      <text:p text:style-name="P4">
«Відновлення України стане одним із найбільших інвестиційних проєктів вісторії Європи. Але зараз ми повинні приділяти найбільшу увагу на задоволеннятермінових потреб і відновлення. Я маю на увазі $14,1 мільярда, про якійдеться в оцінках Світового банку, і це пріоритет номер один для моєї країни –забезпечити людям мінімальний рівень соціальних і гуманітарних послуг»,-підкреслив Прем’єр-міністр України.</text:p>
      <text:p text:style-name="P4">
У цьому контексті він подякував рішенням МВФ, Світового банку, Євросоюзу, ООН,G7, уряду США за кроки, які вони вже зробили, щоби забезпечити вагому частинуцієї вкрай необхідної допомоги. Він також закликав міжнародних партнерівдолучитися до інших ініціатив, у тому числі наповнення Цільового фондупідтримки, відновлення, відбудови та реформування України (URTF), створеногоСвітовим банком.</text:p>
      <text:p text:style-name="P4">
У цьому зв’язку глава уряду запевнив, що Україна повною мірою відкрита йпрозора у питаннях фінансової підзвітності та надає всю необхідну інформаціюдонорам.</text:p>
      <text:p text:style-name="P4">
<text:span text:style-name="T4">
Читайте також:</text:span>
 <text:a xlink:type="simple" xlink:href="https://www.ukrinform.ua/rubric-economy/3695097-svitovij-bank-nadae-ukraini-200-miljoniv-na-vidnovlenna-energetiki.html" text:style-name="Internet_20_link" text:visited-style-name="Visited_20_Internet_20_Link">
 </text:a>
</text:p>
      <text:p text:style-name="P4">
Як повідомляв Укрінформ, Прем’єр-міністр України в середу розпочав основнучастину свого візиту до США. Програмою перебування Дениса Шмигаля у Вашингтоніпередбачена його участь у щорічному форумі Spring Meetings, що проводитьсяГрупою Світового банку та Міжнародним валютним фондом. Крім того, булизаплановані його зустрічі з міністром оборони США Ллойдом Остіном, міністромторгівлі США Джиною Раймондо, міністром фінансів Джанет Єллен, а також ізкерівництвом МВФ, Світового банку, Європейського інвестиційного банку.</text:p>
      <text:p text:style-name="P4">
Source: <text:a xlink:type="simple" xlink:href="https://www.ukrinform.ua/rubric-economy/3695113-smigal-u-vasingtoni-cogoric-ukraini-znadobitsa-sonajmense-141-milarda.html" text:style-name="Internet_20_link" text:visited-style-name="Visited_20_Internet_20_Link">
https://www.ukrinform.ua/rubric-economy/3695113-smigal-u-vasingtoni-cogoric-ukraini-znadobitsa-sonajmense-141-milarda.html</text:a>
</text:p>
      <!--NEWS-->
      <text:h text:style-name="P10" text:outline-level="1">
<text:span text:style-name="T4">
Визначився суперник «Прометея» в 1/4 фіналу баскетбольного Єврокубка</text:span>
</text:h>
      <text:p text:style-name="P4">
Authors: Ukrinform (Person)</text:p>
      <text:p text:style-name="P4">
Publisher: Укринформ (Organization)</text:p>
      <text:p text:style-name="P4">
Published Time: 2023-04-12T-27:59:00+03:00</text:p>
      <text:p text:style-name="P4">
Modified Time: 2023-04-12T22:59:00+03:00</text:p>
      <text:p text:style-name="P4">
Description: Баскетболісти українського «Прометея» у чвертьфіналі Єврокубка зіграють з грецьким клубом «Промітеас». — Укрінформ.</text:p>
      <text:p text:style-name="P4">
Images: ["<text:a xlink:type="simple" xlink:href="https://static.ukrinform.com/photos/2023_04/thumb_files/630_360_1681329383-255.jpg" text:style-name="Internet_20_link" text:visited-style-name="Visited_20_Internet_20_Link">
630_360_16813...</text:a>
"]</text:p>
      <text:p text:style-name="P4">
Tags: ['Баскетбол']</text:p>
      <text:p text:style-name="P4">
Type: Article</text:p>
      <!--METADATA-->
      <text:p text:style-name="P4">
<draw:frame draw:style-name="fr1" draw:name="Image36" text:anchor-type="as-char" svg:width="6.9236in" svg:height="3.956343in" draw:z-index="0">
<draw:image xlink:href="../Images/yкринформ/2023-04-12T-27-59-00-03-00/630_360_1681329383-255.jpg" xlink:type="simple" xlink:show="embed" xlink:actuate="onLoad" draw:mime-type="image/jpeg"/>
</draw:frame>
Баскетболісти українського «Прометея» у чвертьфіналі Єврокубка зіграють згрецьким клубом «Промітеас».</text:p>
      <text:p text:style-name="P4">
У матчі 1/8 фіналу турніру «Промітеас» на домашній Dimitris Tofalos Arena умісті Патри завдав поразки французькій команді «Бур» - 89:75 (24:13, 17:20,20:22, 28:20), передає Укрінформ.</text:p>
      <text:p text:style-name="P4">
Поєдинок за вихід до півфіналу відбудеться 18/19 квітня.</text:p>
      <text:p text:style-name="P4">
Як повідомляв Укрінформ, «Прометей» на шляху до чвертьфіналу Єврокубканапередодні обіграв німецький клуб «Веолiа Тауерс Гамбург» (87:79).</text:p>
      <text:p text:style-name="P4">
<text:span text:style-name="T4">
Читайте також:</text:span>
 <text:a xlink:type="simple" xlink:href="https://www.ukrinform.ua/rubric-sports/3694618-prometej-vijsov-do-14-finalu-basketbolnogo-evrokubka-obigravsi-gamburg.html" text:style-name="Internet_20_link" text:visited-style-name="Visited_20_Internet_20_Link">
 <text:span text:style-name="T4">
баскетбол</text:span>
 </text:a>
</text:p>
      <text:p text:style-name="P4">
Зазначимо, що всі претенденти на перемогу в Єврокубку просуваються впередтурнірною сіткою плей-офф, граючи з суперником лише один матч.</text:p>
      <text:p text:style-name="P4">
Фото: prometeybc.com.</text:p>
      <text:p text:style-name="P4">
Source: <text:a xlink:type="simple" xlink:href="https://www.ukrinform.ua/rubric-sports/3695112-viznacivsa-supernik-prometea-v-14-finalu-basketbolnogo-evrokubka.html" text:style-name="Internet_20_link" text:visited-style-name="Visited_20_Internet_20_Link">
https://www.ukrinform.ua/rubric-sports/3695112-viznacivsa-supernik-prometea-v-14-finalu-basketbolnogo-evrokubka.html</text:a>
</text:p>
      <!--NEWS-->
      <text:h text:style-name="P10" text:outline-level="1">
<text:span text:style-name="T4">
Ракетно-космічна галузь завжди робила славу Україні й робитиме - Президент</text:span>
</text:h>
      <text:p text:style-name="P4">
Authors: Ukrinform (Person)</text:p>
      <text:p text:style-name="P4">
Publisher: Укринформ (Organization)</text:p>
      <text:p text:style-name="P4">
Published Time: 2023-04-12T-29:42:00+03:00</text:p>
      <text:p text:style-name="P4">
Modified Time: 2023-04-12T22:42:00+03:00</text:p>
      <text:p text:style-name="P4">
Description: Президент Володимир Зеленський заявив, що рівень інтеграції України до міжнародних відносин і рівень людей дасть змогу нашій державі брати участь в освоєнні космічного простору нарівних з передовими державами. — Укрінформ.</text:p>
      <text:p text:style-name="P4">
Images: ["<text:a xlink:type="simple" xlink:href="https://static.ukrinform.com/photos/2023_01/thumb_files/630_360_1674289634-963.jpeg" text:style-name="Internet_20_link" text:visited-style-name="Visited_20_Internet_20_Link">
630_360_16742...</text:a>
"]</text:p>
      <text:p text:style-name="P4">
Tags: ['Космос', 'Ракета', 'Технології', 'Зеленський']</text:p>
      <text:p text:style-name="P4">
Type: Article</text:p>
      <!--METADATA-->
      <text:p text:style-name="P4">
<draw:frame draw:style-name="fr1" draw:name="Image37" text:anchor-type="as-char" svg:width="6.9236in" svg:height="3.956343in" draw:z-index="0">
<draw:image xlink:href="../Images/yкринформ/2023-04-12T-29-42-00-03-00/630_360_1674289634-963.jpeg" xlink:type="simple" xlink:show="embed" xlink:actuate="onLoad" draw:mime-type="image/jpeg"/>
</draw:frame>
Президент Володимир Зеленський заявив, що рівень інтеграції України доміжнародних відносин і рівень людей дасть змогу нашій державі брати участь восвоєнні космічного простору нарівних з передовими державами.</text:p>
      <text:p text:style-name="P4">
Про це він заявив у своєму вечірньому <text:a xlink:type="simple" xlink:href="https://www.youtube.com/watch" text:style-name="Internet_20_link" text:visited-style-name="Visited_20_Internet_20_Link">
</text:a>
 наприкінці 413-го дня війни,передає Укрінформ.</text:p>
      <text:p text:style-name="P4">
“Сьогодні в нашій країні традиційно відзначається День працівників ракетно- <text:a xlink:type="simple" xlink:href="https://www.ukrinform.ua/tag-kosmos" text:style-name="Internet_20_link" text:visited-style-name="Visited_20_Internet_20_Link">
</text:a>
 галузі. Тієї галузі, яка завжди робилаславу Україні. І я впевнений, що робитиме. Дякую всім, хто зберіг цей нашпотенціал”, - зазначив Зеленський.</text:p>
      <text:p text:style-name="P4">
_Відео:<text:a xlink:type="simple" xlink:href="https://www.youtube.com/watch" text:style-name="Internet_20_link" text:visited-style-name="Visited_20_Internet_20_Link">
 </text:a>
 _</text:p>
      <text:p text:style-name="P4">
За його словами, "наш теперішній рівень інтеграції до міжнародних відносин,наш рівень сили – і держави, і суспільства, на який Україна заслуговує, рівеньнаших людей – усе це дасть Україні змогу брати участь в освоєнні космічногопростору на рівних з передовими державами, а нашому бізнесу – нарівні зпередовими компаніями".</text:p>
      <text:p text:style-name="P4">
“Але спочатку – переможемо! Зокрема, завдяки й українським ракетам”, -зауважив Президент.</text:p>
      <text:p text:style-name="P4">
<text:span text:style-name="T4">
Читайте також:</text:span>
 <text:a xlink:type="simple" xlink:href="https://www.ukrinform.ua/rubric-regions/3676207-prikarpatskij-universitet-uvijsov-do-konsorciumu-akij-doslidzue-kosmos.html" text:style-name="Internet_20_link" text:visited-style-name="Visited_20_Internet_20_Link">
 <text:span text:style-name="T4">
космос</text:span>
 </text:a>
</text:p>
      <text:p text:style-name="P4">
Як відомо, 12 квітня відзначається День працівників ракетно-космічної галузіУкраїни та Міжнародний день авіації і космонавтики.</text:p>
      <text:p text:style-name="P4">
<text:span text:style-name="T5">
Фото: ОП</text:span>
</text:p>
      <text:p text:style-name="P4">
Source: <text:a xlink:type="simple" xlink:href="https://www.ukrinform.ua/rubric-technology/3695110-zelenskij-raketnokosmicna-galuz-zavzdi-robila-slavu-ukraini-j-robitime.html" text:style-name="Internet_20_link" text:visited-style-name="Visited_20_Internet_20_Link">
https://www.ukrinform.ua/rubric-technology/3695110-zelenskij-raketnokosmicna-galuz-zavzdi-robila-slavu-ukraini-j-robitime.html</text:a>
</text:p>
      <!--NEWS-->
      <text:h text:style-name="P10" text:outline-level="1">
<text:span text:style-name="T4">
З початку війни з московської церкви до ПЦУ перейшли 24 церковні громади Черкащини</text:span>
</text:h>
      <text:p text:style-name="P4">
Authors: Ukrinform (Person)</text:p>
      <text:p text:style-name="P4">
Publisher: Укринформ (Organization)</text:p>
      <text:p text:style-name="P4">
Published Time: 2023-04-12T-31:35:00+03:00</text:p>
      <text:p text:style-name="P4">
Modified Time: 2023-04-12T22:35:00+03:00</text:p>
      <text:p text:style-name="P4">
Description: З початку повномасштабного вторгнення росії в Україну до Черкаської єпархії ПЦУ перейшли 24 церковні громади від УПЦ московського патріархату. — Укрінформ.</text:p>
      <text:p text:style-name="P4">
Images: ["<text:a xlink:type="simple" xlink:href="https://static.ukrinform.com/photos/2019_12/thumb_files/630_360_1576413849-187.jpg" text:style-name="Internet_20_link" text:visited-style-name="Visited_20_Internet_20_Link">
630_360_15764...</text:a>
"]</text:p>
      <text:p text:style-name="P4">
Tags: ['Церква', 'УПЦ МП', 'Православна церква України', 'Війна з росією']</text:p>
      <text:p text:style-name="P4">
Type: Article</text:p>
      <!--METADATA-->
      <text:p text:style-name="P4">
<draw:frame draw:style-name="fr1" draw:name="Image38" text:anchor-type="as-char" svg:width="6.9236in" svg:height="3.956343in" draw:z-index="0">
<draw:image xlink:href="../Images/yкринформ/2023-04-12T-31-35-00-03-00/630_360_1576413849-187.jpg" xlink:type="simple" xlink:show="embed" xlink:actuate="onLoad" draw:mime-type="image/jpeg"/>
</draw:frame>
 З початкуповномасштабного вторгнення росії в Україну до Черкаської єпархії ПЦУ перейшли24 церковні громади від УПЦ московського патріархату.</text:p>
      <text:p text:style-name="P4">
Про це кореспонденту Укрінформу розповів завідувач канцелярії Черкаськоїєпархії ПЦУ Сергій Зайко.</text:p>
      <text:p text:style-name="P4">
"З початку повномасштабного вторгнення росії до нас перейшли 24 церковнігромади УПЦ МП. Шістнадцять громад перейшли зі священниками, ще 8 - без них.Процес прискорився саме з початку війни. Зараз ми очікуємо на новий сплескпереходів", - сказав завідувач канцелярії.</text:p>
      <text:p text:style-name="P4">
<text:span text:style-name="T4">
Читайте також:</text:span>
 <text:span text:style-name="T4">
<text:a xlink:type="simple" xlink:href="https://www.ukrinform.ua/rubric-society/3695094-danilov-institucii-aki-maut-vidnosenna-do-moskvi-ne-pracuvatimut-na-teritorii-ukraini.html" text:style-name="Internet_20_link" text:visited-style-name="Visited_20_Internet_20_Link">
 </text:a>
 </text:span>
</text:p>
      <text:p text:style-name="P4">
За словами Зайка він перерахував лише ті громади, які завершили всі юридичніпроцедури. Інші поки проголосили лише наміри перейти, деякі зробили першікроки.</text:p>
      <text:p text:style-name="P4">
"Я не називатиму ці громади, щоби не зірвати збори й не нашкодити процесу", -каже Зайко.</text:p>
      <text:p text:style-name="P4">
<text:span text:style-name="T4">
Читайте також:</text:span>
 <text:span text:style-name="T4">
<text:a xlink:type="simple" xlink:href="https://www.ukrinform.ua/rubric-society/3695085-vseukrainska-rada-cerkov-pidtrimue-zakonoproekt-pro-zaboronu-religijnih-organizacij-povazanih-iz-rf.html" text:style-name="Internet_20_link" text:visited-style-name="Visited_20_Internet_20_Link">
 </text:a>
 </text:span>
</text:p>
      <text:p text:style-name="P4">
За даними сервісу моніторингу реєстраційних даних українських компаній тасудового реєстру Опендатабот в Черкаській області в підпорядкуванні <text:span text:style-name="T4">
<text:a xlink:type="simple" xlink:href="https://www.ukrinform.ua/tag-upc-mp" text:style-name="Internet_20_link" text:visited-style-name="Visited_20_Internet_20_Link">
</text:a>
 </text:span>
 залишається 195 церковних громад.</text:p>
      <text:p text:style-name="P4">
Source: <text:a xlink:type="simple" xlink:href="https://www.ukrinform.ua/rubric-society/3695109-z-pocatku-vijni-z-moskovskoi-cerkvi-do-pcu-perejsli-24-cerkovni-gromadi-cerkasini.html" text:style-name="Internet_20_link" text:visited-style-name="Visited_20_Internet_20_Link">
https://www.ukrinform.ua/rubric-society/3695109-z-pocatku-vijni-z-moskovskoi-cerkvi-do-pcu-perejsli-24-cerkovni-gromadi-cerkasini.html</text:a>
</text:p>
      <!--NEWS-->
      <text:h text:style-name="P10" text:outline-level="1">
<text:span text:style-name="T4">
Зеленський: Жодної руїни в Україні не буде – це наша мета</text:span>
</text:h>
      <text:p text:style-name="P4">
Authors: Ukrinform (Person)</text:p>
      <text:p text:style-name="P4">
Publisher: Укринформ (Organization)</text:p>
      <text:p text:style-name="P4">
Published Time: 2023-04-12T-33:29:00+03:00</text:p>
      <text:p text:style-name="P4">
Modified Time: 2023-04-12T22:29:00+03:00</text:p>
      <text:p text:style-name="P4">
Description: В Україні не буде жодної руїни, а на відновлення нашої держави мають піти російські активи. — Укрінформ.</text:p>
      <text:p text:style-name="P4">
Images: ["<text:a xlink:type="simple" xlink:href="https://static.ukrinform.com/photos/2023_03/thumb_files/630_360_1678738078-322.jpeg" text:style-name="Internet_20_link" text:visited-style-name="Visited_20_Internet_20_Link">
630_360_16787...</text:a>
"]</text:p>
      <text:p text:style-name="P4">
Tags: ['Україна', 'Звернення', 'Агресія РФ', 'Зеленський', 'Війна з росією']</text:p>
      <text:p text:style-name="P4">
Type: Article</text:p>
      <!--METADATA-->
      <text:p text:style-name="P4">
<draw:frame draw:style-name="fr1" draw:name="Image39" text:anchor-type="as-char" svg:width="6.9236in" svg:height="3.956343in" draw:z-index="0">
<draw:image xlink:href="../Images/yкринформ/2023-04-12T-33-29-00-03-00/630_360_1678738078-322.jpeg" xlink:type="simple" xlink:show="embed" xlink:actuate="onLoad" draw:mime-type="image/jpeg"/>
</draw:frame>
 ВУкраїні не буде жодної руїни, а на відновлення нашої держави мають пітиросійські активи.</text:p>
      <text:p text:style-name="P4">
Про це у своєму <text:a xlink:type="simple" xlink:href="https://www.youtube.com/watch" text:style-name="Internet_20_link" text:visited-style-name="Visited_20_Internet_20_Link">
 </text:a>
 наприкінці413-го дня війни сказав Президент України Володимир Зеленський, передаєУкрінформ.</text:p>
      <text:p text:style-name="P4">
_Відео:<text:a xlink:type="simple" xlink:href="https://www.youtube.com/watch" text:style-name="Internet_20_link" text:visited-style-name="Visited_20_Internet_20_Link">
 </text:a>
 _</text:p>
      <text:p text:style-name="P4">
<text:span text:style-name="T4">
<text:span text:style-name="T5">
Бажаю здоровʼя, шановні українці!</text:span>
 </text:span>
</text:p>
      <text:p text:style-name="P4">
Щойно взяв участь у зустрічі спеціального формату підтримки України –фінансового. Цей захід відбувається у Вашингтоні й обʼєднує міністрів фінансівміцних демократій – наших партнерів, Єврокомісію, керівників міжнароднихфінансових інституцій: МВФ, Світовий банк, Європейський банк реконструкції тарозвитку. Тема – передусім відновлення. Відновлення нашої країни після бойовихдій.</text:p>
      <text:p text:style-name="P4">
Я подякував партнерам за те, що вони допомагають нам зберігати стійкістьУкраїни, нашу фінансову стабільність. І закликав бути активнішими, щоб Українамогла бути активнішою у відбудові, у поверненні українцям нормального життя.</text:p>
      <text:p text:style-name="P4">
Жодної руїни в Україні не буде. Це наша мета. І це буде цілком конкретнийдоказ повного програшу держави-терориста.</text:p>
      <text:p text:style-name="P4">
Тим паче, що світ знає рішення – щодо активів росії, російських посадовців,олігархів, які багатіли, поки їхня держава ставала терористом... Усі ці активимають піти на компенсацію збитків тим, кому росія принесла біль і страждання.російські активи повинні піти на відновлення після агресії. Війна повиннавийти найдорожчою саме для агресора. І все для цього ми робимо. Дякуюпартнерам, які нас підтримують.</text:p>
      <text:p text:style-name="P4">
Зустрівся сьогодні в Києві з делегацією Сенату США – двопартійною делегацією.Поінформував про те, що відбувається зараз на полі бою, і про наші можливості.Як і завжди, ми продемонстрували, що наші відносини з Америкою в постачаннізброї, у фінансовій підтримці є повністю чистими, повністю прозорими. Щодокожного цента й кожної одиниці зброї партнери мають повне бачення. І цеважливо, щоб жодні штучні маніпуляції не псували нашої довіри.</text:p>
      <text:p text:style-name="P4">
Звичайно, мені було приємно почути від наших гостей зі Сполучених Штатівцілком позитивні слова про Україну й те, чого нам вдається досягати разом узахисті від терору.</text:p>
      <text:p text:style-name="P4">
Дуже емоційно й почесно для мене було сьогодні привітати наших молодихофіцерів поліції та рятувальників ДСНС із завершенням навчання. Понад 3 тисячімолодих людей – професійних і патріотичних – приєднуються зараз до тих, хтовже захищає безпеку й нормальність життя. Вони працюватимуть зокрема й у тихрегіонах, де найбільш небезпечно. За розподілом служитимуть у прифронтовихобластях, у прикордонні – на Харківщині, Сумщині. Є й ті, хто воюватиме внаших нових штурмових бригадах.</text:p>
      <text:p text:style-name="P4">
Я дякую всім, хто обрав саме зараз і саме цей шлях безпосередньої допомогилюдям. Без сумлінної роботи ДСНС і поліції просто не уявити нормального життя,не врятувати багатьох людей. Це, власне, те, що становить сутність їхньоїроботи – безпосередня допомога людям.</text:p>
      <text:p text:style-name="P4">
Я вірю, що сьогоднішні випускники навчальних закладів системи МВС виправдаютьлюдські надії.</text:p>
      <text:p text:style-name="P4">
До речі, хочу зараз відзначити саме таких наших захисників – таких нашихрятувальників, зокрема з Нікополя. Працівників ДСНС майора Артема Шульдякова,лейтенанта Федора Заякіна, старшого сержанта Василя Музиченка, молодшогосержанта Віталія Булкіна. Дякую вам, хлопці, за порятунок українців післяросійських ракетних ударів!</text:p>
      <text:p text:style-name="P4">
Відзначу й поліцейські екіпажі – «білих янголів», які рятують наших людей наДонеччині, здійснюють евакуацію, доправляють гуманітарну допомогу, реанімуютьпоранених…</text:p>
      <text:p text:style-name="P4">
Дякую поліцейському Геннадію Юдіну з Авдіївки за порятунок дітей, парамедикуВасилеві Піпі, одному з «білих янголів» на Мар’їнському напрямку фронту. Вониврятували вже сотні наших людей, зокрема й важкопоранених.</text:p>
      <text:p text:style-name="P4">
Дякую також сьогодні особливо вибухотехніку Національної поліції ВолодимируПерепелиці, який працює для розмінування на Херсонщині, працює дуже ефективно.Дякую!</text:p>
      <text:p text:style-name="P4">
І ще одне.</text:p>
      <text:p text:style-name="P4">
Сьогодні в нашій країні традиційно відзначається День працівників ракетно-космічної галузі. Тієї галузі, яка завжди робила славу Україні. І я впевнений,що робитиме!</text:p>
      <text:p text:style-name="P4">
Дякую всім, хто зберіг цей наш потенціал. Наш теперішній рівень інтеграції вміжнародні відносини, наш рівень сили – і держави, і суспільства, – на якийУкраїна заслуговує, рівень наших людей – усе це дасть Україні змогу братиучасть в освоєнні космічного простору нарівні з передовими державами, а нашомубізнесу – нарівні з передовими компаніями.</text:p>
      <text:p text:style-name="P4">
Але спочатку – переможемо! Зокрема, завдяки й українським ракетам.</text:p>
      <text:p text:style-name="P4">
Слава всім нашим воїнам, хто зараз у бою!</text:p>
      <text:p text:style-name="P4">
Дякую всім, хто допомагає Україні!</text:p>
      <text:p text:style-name="P4">
Дякую кожному й кожній, хто захищає наших людей і береже українське життя!</text:p>
      <text:p text:style-name="P4">
<text:span text:style-name="T4">
<text:span text:style-name="T5">
Слава Україні!</text:span>
 </text:span>
</text:p>
      <text:p text:style-name="P4">
Source: <text:a xlink:type="simple" xlink:href="https://www.ukrinform.ua/rubric-ato/3695108-zelenskij-zodnoi-ruini-v-ukraini-ne-bude-ce-nasa-meta.html" text:style-name="Internet_20_link" text:visited-style-name="Visited_20_Internet_20_Link">
https://www.ukrinform.ua/rubric-ato/3695108-zelenskij-zodnoi-ruini-v-ukraini-ne-bude-ce-nasa-meta.html</text:a>
</text:p>
      <!--NEWS-->
      <text:h text:style-name="P10" text:outline-level="1">
<text:span text:style-name="T4">
Генсек ООН «у жаху» від відео зі стратою українського полоненого</text:span>
</text:h>
      <text:p text:style-name="P4">
Authors: Ukrinform (Person)</text:p>
      <text:p text:style-name="P4">
Publisher: Укринформ (Organization)</text:p>
      <text:p text:style-name="P4">
Published Time: 2023-04-12T-35:19:00+03:00</text:p>
      <text:p text:style-name="P4">
Modified Time: 2023-04-12T22:19:00+03:00</text:p>
      <text:p text:style-name="P4">
Description: Генеральний секретар ООН Антоніу Гутерреш "у жаху" від поширеного в соцмережах відео, на якому російські окупанти відрізають голову українському військовополоненому. — Укрінформ.</text:p>
      <text:p text:style-name="P4">
Images: ["<text:a xlink:type="simple" xlink:href="https://static.ukrinform.com/photos/2023_03/thumb_files/630_360_1678288128-890.jpg" text:style-name="Internet_20_link" text:visited-style-name="Visited_20_Internet_20_Link">
630_360_16782...</text:a>
"]</text:p>
      <text:p text:style-name="P4">
Tags: ['Гутерреш', 'ООН', 'Страта', 'Воєнні злочини', 'Війна з росією']</text:p>
      <text:p text:style-name="P4">
Type: Article</text:p>
      <!--METADATA-->
      <text:p text:style-name="P4">
<draw:frame draw:style-name="fr1" draw:name="Image40" text:anchor-type="as-char" svg:width="6.9236in" svg:height="3.956343in" draw:z-index="0">
<draw:image xlink:href="../Images/yкринформ/2023-04-12T-35-19-00-03-00/630_360_1678288128-890.jpg" xlink:type="simple" xlink:show="embed" xlink:actuate="onLoad" draw:mime-type="image/jpeg"/>
</draw:frame>
Генеральний секретар ООН Антоніу Гутерреш "у жаху" від поширеного в соцмережахвідео, на якому російські окупанти відрізають голову українськомувійськовополоненому.</text:p>
      <text:p text:style-name="P4">
Як передає власний кореспондент Укрінформу у Нью-Йорку, про це сказав у середужурналістам речник Генсека Стефан Дюжаррік.</text:p>
      <text:p text:style-name="P4">
За словами речника, глава ООН вимагає притягнути винних до відповідальності.</text:p>
      <text:p text:style-name="P4">
"На жаль, це не поодинокий випадок", - додав Дюжаррік.</text:p>
      <text:p text:style-name="P4">
<text:span text:style-name="T4">
Читайте також:</text:span>
 <text:span text:style-name="T4">
<text:a xlink:type="simple" xlink:href="https://www.ukrinform.ua/rubric-polytics/3695079-ukraina-v-oon-golovuvanna-rosii-u-radbezi-na-tli-zorstokoi-strati-vijskovogo-e-nasmiskou.html" text:style-name="Internet_20_link" text:visited-style-name="Visited_20_Internet_20_Link">
 </text:a>
 </text:span>
</text:p>
      <text:p text:style-name="P4">
Він зазначив, що моніторингова місія ООН з прав людини в Україні "шокована цимособливо жахливим" відео, й у своїх останніх доповідях задокументувала кількапорушень міжнародного гуманітарного права, у тому числі щодовійськовополонених.</text:p>
      <text:p text:style-name="P4">
"Найменші порушення мають бути належним чином розслідувані, винні мають бутипритягнуті до відповідальності", - наголосив він.</text:p>
      <text:p text:style-name="P4">
<text:span text:style-name="T4">
Читайте також:</text:span>
 <text:span text:style-name="T4">
<text:a xlink:type="simple" xlink:href="https://www.ukrinform.ua/rubric-polytics/3695040-strata-ukrainskogo-vijskovopolonenogo-e-svidcennam-neludskoi-prirodi-rf-recnica-evrokomisii.html" text:style-name="Internet_20_link" text:visited-style-name="Visited_20_Internet_20_Link">
 </text:a>
 </text:span>
</text:p>
      <text:p text:style-name="P4">
Як повідомляв Укрінформ, в інтернеті з’явилися два відео <text:span text:style-name="T4">
<text:a xlink:type="simple" xlink:href="https://www.ukrinform.ua/tag-strata" text:style-name="Internet_20_link" text:visited-style-name="Visited_20_Internet_20_Link">
</text:a>
 </text:span>
 українських захисників. Службабезпеки України розпочала досудове розслідування щодо відео того, як російськізагарбники відрізають голову українському полоненому. Правоохоронні органиУкраїни вживають заходів для встановлення осіб, які вчинили цей страшнийзлочин.</text:p>
      <text:p text:style-name="P4">
<text:span text:style-name="T4">
Читайте також:</text:span>
 <text:span text:style-name="T4">
<text:a xlink:type="simple" xlink:href="https://www.ukrinform.ua/rubric-ato/3694875-lubinec-zaklikae-oon-ta-cervonij-hrest-pokarati-rosiu-pisla-video-strati-ukrainskogo-bijca.html" text:style-name="Internet_20_link" text:visited-style-name="Visited_20_Internet_20_Link">
 </text:a>
 </text:span>
</text:p>
      <text:p text:style-name="P4">
Міністерство закордонних справ України звернулося до прокурора Міжнародногокримінального суду з вимогою невідкладної уваги до факту страти українськогополоненого російськими військовими в контексті розслідування воєнних злочинівта злочинів проти людяності, скоєних в Україні російськими загарбниками.</text:p>
      <text:p text:style-name="P4">
Source: <text:a xlink:type="simple" xlink:href="https://www.ukrinform.ua/rubric-polytics/3695103-gensek-oon-u-zahu-vid-video-zi-stratou-ukrainskogo-polonenogo.html" text:style-name="Internet_20_link" text:visited-style-name="Visited_20_Internet_20_Link">
https://www.ukrinform.ua/rubric-polytics/3695103-gensek-oon-u-zahu-vid-video-zi-stratou-ukrainskogo-polonenogo.html</text:a>
</text:p>
      <!--NEWS-->
      <text:h text:style-name="P10" text:outline-level="1">
<text:span text:style-name="T4">
НАБУ повторно клопотатиме, щоб у справі Коболєва продовжили терміни слідства</text:span>
</text:h>
      <text:p text:style-name="P4">
Authors: Ukrinform (Person)</text:p>
      <text:p text:style-name="P4">
Publisher: Укринформ (Organization)</text:p>
      <text:p text:style-name="P4">
Published Time: 2023-04-12T-37:05:00+03:00</text:p>
      <text:p text:style-name="P4">
Modified Time: 2023-04-12T22:05:00+03:00</text:p>
      <text:p text:style-name="P4">
Description: Представники НАБУ вручили ексочільнику НАК “Нафтогаз України” Андрію Коболєву клопотання про продовження термінів слідства у його справі після того, як слідчий суддя Вищого антикорупційного суду відмовився продовжувати терміни розслідування справи. — Укрінформ.</text:p>
      <text:p text:style-name="P4">
Images: ["<text:a xlink:type="simple" xlink:href="https://static.ukrinform.com/photos/2023_03/thumb_files/630_360_1677697128-577.jpg" text:style-name="Internet_20_link" text:visited-style-name="Visited_20_Internet_20_Link">
630_360_16776...</text:a>
"]</text:p>
      <text:p text:style-name="P4">
Tags: ['Коболєв', 'НАБУ', 'Нафтогаз', 'Антикорупційний суд', 'Розслідування']</text:p>
      <text:p text:style-name="P4">
Type: Article</text:p>
      <!--METADATA-->
      <text:p text:style-name="P4">
<draw:frame draw:style-name="fr1" draw:name="Image41" text:anchor-type="as-char" svg:width="6.9236in" svg:height="3.956343in" draw:z-index="0">
<draw:image xlink:href="../Images/yкринформ/2023-04-12T-37-05-00-03-00/630_360_1677697128-577.jpg" xlink:type="simple" xlink:show="embed" xlink:actuate="onLoad" draw:mime-type="image/jpeg"/>
</draw:frame>
Представники НАБУ вручили ексочільнику НАК “Нафтогаз України” Андрію Коболєвуклопотання про продовження термінів слідства у його справі після того, якслідчий суддя Вищого антикорупційного суду відмовився продовжувати термінирозслідування справи.</text:p>
      <text:p text:style-name="P4">
Про це <text:a xlink:type="simple" xlink:href="https://www.facebook.com/story.php" text:style-name="Internet_20_link" text:visited-style-name="Visited_20_Internet_20_Link">
</text:a>
на своїй сторінці у Фейсбуці Андрій Коболєв.</text:p>
      <text:p text:style-name="P4">
“Тільки що детективи НАБУ вручили мені копію нового клопотання про продовженнястроку досудового розслідування в моїй справі, яке прямо суперечитьсьогоднішньому рішенню суду, що не підлягає оскарженню. Яке цікаве трактуванняКПК”, - написав він.</text:p>
      <text:p text:style-name="P4">
<text:span text:style-name="T4">
Читайте також:</text:span>
 <text:span text:style-name="T4">
<text:a xlink:type="simple" xlink:href="https://www.ukrinform.ua/rubric-economy/3695043-vaks-vidmovivsa-prodovzuvati-slidstvo-u-spravi-koboleva.html" text:style-name="Internet_20_link" text:visited-style-name="Visited_20_Internet_20_Link">
 </text:a>
 </text:span>
</text:p>
      <text:p text:style-name="P4">
Як повідомляв Укрінформ, 12 квітня слідчий суддя Вищого антикорупційного судувідмовив у задоволенні клопотання про продовження термінів досудовогорозслідування кримінального провадження відносно ексглави НАК “Нафтогазу”Андрія Коболєва.</text:p>
      <text:p text:style-name="P4">
Ухвала слідчого судді оскарженню не підлягає. Строки досудового слідства усправі закінчуються 19 квітня.</text:p>
      <text:p text:style-name="P4">
З огляду на рішення суду, до цього часу слідство у цій справі мають завершитиі передати обвинувальний акт до суду для розгляду по суті або закрити справу.</text:p>
      <text:p text:style-name="P4">
<text:span text:style-name="T4">
Читайте також:</text:span>
 <text:span text:style-name="T4">
<text:a xlink:type="simple" xlink:href="https://www.ukrinform.ua/rubric-economy/3682426-sud-zobovazav-koboleva-nositi-elektronnij-braslet.html" text:style-name="Internet_20_link" text:visited-style-name="Visited_20_Internet_20_Link">
 </text:a>
 </text:span>
</text:p>
      <text:p text:style-name="P4">
У САП Укрінформу повідомили, що сторона обвинувачення здійснить оцінкуздобутих доказів на предмет їх достатності для звернення і направлення справидо суду.</text:p>
      <text:p text:style-name="P4">
Ексголові НАК «Нафтогаз України» <text:span text:style-name="T4">
<text:a xlink:type="simple" xlink:href="https://www.ukrinform.ua/tag-kobolev" text:style-name="Internet_20_link" text:visited-style-name="Visited_20_Internet_20_Link">
 </text:a>
</text:span>
 19 січня оголосили підозру. За версією слідства, він у незаконний спосібзабезпечив собі виплату премій на понад 229 млн грн.</text:p>
      <text:p text:style-name="P4">
<text:span text:style-name="T4">
Читайте також:</text:span>
 <text:span text:style-name="T4">
<text:a xlink:type="simple" xlink:href="https://www.ukrinform.ua/rubric-economy/3679370-kobolev-nazvav-zaavu-sap-sodo-jogo-rahunkiv-manipulativnou.html" text:style-name="Internet_20_link" text:visited-style-name="Visited_20_Internet_20_Link">
 </text:a>
 </text:span>
</text:p>
      <text:p text:style-name="P4">
Відносно Коболєва діє запобіжний захід у вигляді застави розміром 229 млн грні зобов’язання носити електронний браслет.</text:p>
      <text:p text:style-name="P4">
Source: <text:a xlink:type="simple" xlink:href="https://www.ukrinform.ua/rubric-economy/3695105-nabu-povtorno-klopotatime-pro-prodovzenna-terminiv-slidstva-u-spravi-koboleva.html" text:style-name="Internet_20_link" text:visited-style-name="Visited_20_Internet_20_Link">
https://www.ukrinform.ua/rubric-economy/3695105-nabu-povtorno-klopotatime-pro-prodovzenna-terminiv-slidstva-u-spravi-koboleva.html</text:a>
</text:p>
      <!--NEWS-->
      <text:h text:style-name="P10" text:outline-level="1">
<text:span text:style-name="T4">
At Kupiansk direction Russian army shelled Kolodyazne, Kamyanka, Topoli, Krasne Pershe, Ridko...</text:span>
</text:h>
      <text:p text:style-name="P4">
Authors: liveuamap (Language: en)</text:p>
      <text:p text:style-name="P4">
Time: 2023-04-12T-3:19:00</text:p>
      <text:p text:style-name="P4">
Location: Kharkiv (Latitude:49.51875 Longtitude:37.95467)</text:p>
      <text:p text:style-name="P4">
Videos: []</text:p>
      <text:p text:style-name="P4">
Images: []</text:p>
      <text:p text:style-name="P4">
Tags: ["Russia"]</text:p>
      <text:p text:style-name="P4">
ID: 22555560</text:p>
      <!--METADATA-->
      <text:p text:style-name="P4">
At Kupiansk direction Russian army shelled Kolodyazne, Kamyanka, Topoli,Krasne Pershe, Ridkodub, Novomlynsk, Dvorichna, Kindrashivka, Pischane andBerestove of Kharkiv region and Novoselivske of Luhansk region, - GeneralStaff of Armed Forces of Ukraine says in the morning report</text:p>
      <text:p text:style-name="P4">
News Collection Link: <text:a xlink:type="simple" xlink:href="https://liveuamap.com/en/2023/12-april-at-kupiansk-direction-russian-army-shelled-kolodyazne" text:style-name="Internet_20_link" text:visited-style-name="Visited_20_Internet_20_Link">
https://liveuamap.com/en/2023/12-april-at-kupiansk-direction-russian-army-shelled-kolodyazne</text:a>
</text:p>
      <text:p text:style-name="P4">
Source: <text:a xlink:type="simple" xlink:href="https://t.me/lumsrc/4471" text:style-name="Internet_20_link" text:visited-style-name="Visited_20_Internet_20_Link">
https://t.me/lumsrc/4471</text:a>
</text:p>
      <!--NEWS-->
      <text:h text:style-name="P10" text:outline-level="1">
<text:span text:style-name="T4">
Зеленський: Довга історія безкарності росії повинна припинитися</text:span>
</text:h>
      <text:p text:style-name="P4">
Authors: Ukrinform (Person)</text:p>
      <text:p text:style-name="P4">
Publisher: Укринформ (Organization)</text:p>
      <text:p text:style-name="P4">
Published Time: 2023-04-12T-40:54:00+03:00</text:p>
      <text:p text:style-name="P4">
Modified Time: 2023-04-12T21:54:00+03:00</text:p>
      <text:p text:style-name="P4">
Description: Президент України Володимир Зеленський закликав світ посприяти тому, щоби покласти край довгій історії безкарності росіян за їхні звірства, які вони продовжують чинити в Україні. — Укрінформ.</text:p>
      <text:p text:style-name="P4">
Images: ["<text:a xlink:type="simple" xlink:href="https://static.ukrinform.com/photos/2022_12/thumb_files/630_360_1671070621-277.png" text:style-name="Internet_20_link" text:visited-style-name="Visited_20_Internet_20_Link">
630_360_16710...</text:a>
"]</text:p>
      <text:p text:style-name="P4">
Tags: ['МВФ', 'Світовий банк', 'Зеленський', 'Війна з росією']</text:p>
      <text:p text:style-name="P4">
Type: Article</text:p>
      <!--METADATA-->
      <text:p text:style-name="P4">
<draw:frame draw:style-name="fr1" draw:name="Image42" text:anchor-type="as-char" svg:width="6.9236in" svg:height="3.956343in" draw:z-index="0">
<draw:image xlink:href="../Images/yкринформ/2023-04-12T-40-54-00-03-00/630_360_1671070621-277.png" xlink:type="simple" xlink:show="embed" xlink:actuate="onLoad" draw:mime-type="image/png"/>
</draw:frame>
 ПрезидентУкраїни Володимир Зеленський закликав світ посприяти тому, щоби покласти крайдовгій історії безкарності росіян за їхні звірства, які вони продовжуютьчинити в Україні.</text:p>
      <text:p text:style-name="P4">
Про це він заявив під час круглого столу в середу, організованого МВФ іСвітовим банком у Вашингтоні, передає власний кореспондент Укрінформу.</text:p>
      <text:p text:style-name="P4">
«Україна переможе у цій війні – це лише питання часу, коли <text:a xlink:type="simple" xlink:href="https://www.ukrinform.ua/tag-russian-aggression" text:style-name="Internet_20_link" text:visited-style-name="Visited_20_Internet_20_Link">
</text:a>
 настане кінець», -наголосив глава Української держави.</text:p>
      <text:p text:style-name="P4">
Він нагадав про появу нових кадрів звірячої жорстокості сил рф, де росіяниобезголовлюють полонених українців.</text:p>
      <text:p text:style-name="P4">
«Щоразу, коли вони роблять щось подібне, відчуваєш шок, наче вперше, тожсмерть, яку приносять росіяни, не повинна стати звичайною справою. Довгаісторія російської безкарності повинна нарешті припинитися», - наголосивПрезидент України.</text:p>
      <text:p text:style-name="P4">
<text:span text:style-name="T4">
Читайте також:</text:span>
 <text:a xlink:type="simple" xlink:href="https://www.ukrinform.ua/rubric-ato/3694808-zelenskij-pro-stratu-ukrainskogo-voina-ce-video-rosii-akou-vona-e.html" text:style-name="Internet_20_link" text:visited-style-name="Visited_20_Internet_20_Link">
 <text:span text:style-name="T4">
Зеленський</text:span>
 </text:a>
</text:p>
      <text:p text:style-name="P4">
Він закликав присутніх на круглому столі міжнародних представників ушануватипам’ять закатованих і загиблих українців.</text:p>
      <text:p text:style-name="P4">
Президент України наголосив, що російська агресія в Україні також переслідуєза мету руйнування цивільної інфраструктури, і вже зараз знищені тисячі йтисячі об’єктів. У цьому зв’язку він подякував партнерам за допомогу, яку вонивиділяють на відновлення та реконструкцію України.</text:p>
      <text:p text:style-name="P4">
Водночас, він закликав докласти більше зусиль, щоби забезпечити реконструкціюв Україні за рахунок конфіскації російських активів.</text:p>
      <text:p text:style-name="P4">
«росія повинна сплатити повну ціну за свою агресію», - підкреслив Зеленський.</text:p>
      <text:p text:style-name="P4">
Як повідомлялося, в інтернеті з’явилися два відео страти українськихзахисників.</text:p>
      <text:p text:style-name="P4">
За інформацією CNN, перше відео було опубліковане на проросійському каналі усоцмережах 8 квітня. Воно було навмисно зняте "вагнерівцями" і показує дваобезголовлені тіла українських військових, які лежать на землі поряд ізпошкодженим військовим автомобілем. На російських акаунтах стверджується, щовідео зняте поблизу Бахмута.</text:p>
      <text:p text:style-name="P4">
Друге відео, яке з’явилося у Твіттері і навмисно сильно розмите, вірогідно,було записане влітку, з огляду на рослинність у кадрі. На ньому російськийбоєць із ножем обезголовлює українського військового, який, судячи з голосу навідео, ймовірно, був живий на початку розправи.</text:p>
      <text:p text:style-name="P4">
<text:a xlink:type="simple" xlink:href="https://www.ukrinform.ua/rubric-ato/3694771-sbu-vidkrila-spravu-sodo-video-z-vidrizannam-golovi-ukrainskomu-vijskovomu.html" text:style-name="Internet_20_link" text:visited-style-name="Visited_20_Internet_20_Link">
 </text:a>
 , на якому російськізагарбники відрізають голову українському полоненому.</text:p>
      <text:p text:style-name="P4">
Правоохоронні органи України вживають заходів для встановлення осіб, якіскоїли цей злочин.</text:p>
      <text:p text:style-name="P4">
<text:span text:style-name="T5">
Фото: ОП</text:span>
</text:p>
      <text:p text:style-name="P4">
Source: <text:a xlink:type="simple" xlink:href="https://www.ukrinform.ua/rubric-polytics/3695104-zelenskij-dovga-istoria-bezkarnosti-rosii-povinna-pripinitisa.html" text:style-name="Internet_20_link" text:visited-style-name="Visited_20_Internet_20_Link">
https://www.ukrinform.ua/rubric-polytics/3695104-zelenskij-dovga-istoria-bezkarnosti-rosii-povinna-pripinitisa.html</text:a>
</text:p>
      <!--NEWS-->
      <text:h text:style-name="P10" text:outline-level="1">
<text:span text:style-name="T4">
росіяни за добу сім разів обстріляли Сумщину</text:span>
</text:h>
      <text:p text:style-name="P4">
Authors: Ukrinform (Person)</text:p>
      <text:p text:style-name="P4">
Publisher: Укринформ (Organization)</text:p>
      <text:p text:style-name="P4">
Published Time: 2023-04-12T-42:48:00+03:00</text:p>
      <text:p text:style-name="P4">
Modified Time: 2023-04-12T21:48:00+03:00</text:p>
      <text:p text:style-name="P4">
Description: російські війська протягом дня сім разів обстріляли прикордоння Сумської області, здійснивши загалом 75 влучань та заподіявши руйнування.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ійна з росією']</text:p>
      <text:p text:style-name="P4">
Type: Article</text:p>
      <!--METADATA-->
      <text:p text:style-name="P4">
<draw:frame draw:style-name="fr1" draw:name="Image43" text:anchor-type="as-char" svg:width="6.9236in" svg:height="3.956343in" draw:z-index="0">
<draw:image xlink:href="../Images/yкринформ/2023-04-12T-42-48-00-03-00/630_360_1669987737-966.jpg" xlink:type="simple" xlink:show="embed" xlink:actuate="onLoad" draw:mime-type="image/jpeg"/>
</draw:frame>
 російськівійська протягом дня сім разів обстріляли прикордоння Сумської області,здійснивши загалом 75 влучань та заподіявши руйнування.</text:p>
      <text:p text:style-name="P4">
Як передає Укрінформ, про це Сумська обласна військова адміністраціяповідомила в <text:a xlink:type="simple" xlink:href="https://t.me/Sumy_news_ODA/15411" text:style-name="Internet_20_link" text:visited-style-name="Visited_20_Internet_20_Link">
 </text:a>
 .</text:p>
      <text:p text:style-name="P4">
Під ворожими <text:a xlink:type="simple" xlink:href="https://www.ukrinform.ua/tag-obstril" text:style-name="Internet_20_link" text:visited-style-name="Visited_20_Internet_20_Link">
 </text:a>
 в середу, 12 квітня,перебували Білопільська, Новослобідська, Середино-Будська, Миропільська йЕсманська громади області. Удари загарбники здійснювали з мінометів, артилеріїй реактивних систем залпового вогню.</text:p>
      <text:p text:style-name="P4">
В Есманській громаді внаслідок артилерійського удару ворога (два влучання)пошкоджень зазнала автозаправна станція.</text:p>
      <text:p text:style-name="P4">
Унаслідок артобстрілу Миропільської громади (десять влучань) пошкоджені дваприватні домогосподарства.</text:p>
      <text:p text:style-name="P4">
<text:span text:style-name="T4">
Читайте також:</text:span>
 <text:a xlink:type="simple" xlink:href="https://www.ukrinform.ua/rubric-ato/3695072-rosiani-obstrilali-nikopolskij-rajon-cetvero-poranenih.html" text:style-name="Internet_20_link" text:visited-style-name="Visited_20_Internet_20_Link">
 <text:span text:style-name="T4">
обстріл</text:span>
 </text:a>
</text:p>
      <text:p text:style-name="P4">
"За повідомленнями військових, наразі формування ворожих наступальнихугруповань поблизу державного кордону не виявлено", — додали вобладміністрації.</text:p>
      <text:p text:style-name="P4">
Як повідомляв Укрінформ, 11 квітня російські військовослужбовці обстрілялидев’ять прикордонних громад Сумської області, спричинивши низку руйнувань.</text:p>
      <text:p text:style-name="P4">
Source: <text:a xlink:type="simple" xlink:href="https://www.ukrinform.ua/rubric-ato/3695100-rosiani-za-dobu-sim-raziv-obstrilali-sumsinu.html" text:style-name="Internet_20_link" text:visited-style-name="Visited_20_Internet_20_Link">
https://www.ukrinform.ua/rubric-ato/3695100-rosiani-za-dobu-sim-raziv-obstrilali-sumsinu.html</text:a>
</text:p>
      <!--NEWS-->
      <text:h text:style-name="P10" text:outline-level="1">
<text:span text:style-name="T4">
«Житичі» поступилися «Юракадемiї» на старті фіналу за «бронзу» волейбольної Суперліги</text:span>
</text:h>
      <text:p text:style-name="P4">
Authors: Ukrinform (Person)</text:p>
      <text:p text:style-name="P4">
Publisher: Укринформ (Organization)</text:p>
      <text:p text:style-name="P4">
Published Time: 2023-04-12T-44:42:39+03:00</text:p>
      <text:p text:style-name="P4">
Modified Time: 2023-04-12T21:42:39+03:00</text:p>
      <text:p text:style-name="P4">
Description: Бронзові нагороди Суперліги України з волейболу сезону 2022/23 розігрують житомирський ВК «Житичі-Полісся» та ВСК «Юридична академiя» з Харкова. — Укрінформ.</text:p>
      <text:p text:style-name="P4">
Images: ["<text:a xlink:type="simple" xlink:href="https://static.ukrinform.com/photos/2023_04/thumb_files/630_360_1681324888-896.jpg" text:style-name="Internet_20_link" text:visited-style-name="Visited_20_Internet_20_Link">
630_360_16813...</text:a>
"]</text:p>
      <text:p text:style-name="P4">
Tags: ['Волейбол']</text:p>
      <text:p text:style-name="P4">
Type: Article</text:p>
      <!--METADATA-->
      <text:p text:style-name="P4">
<draw:frame draw:style-name="fr1" draw:name="Image44" text:anchor-type="as-char" svg:width="6.9236in" svg:height="3.956343in" draw:z-index="0">
<draw:image xlink:href="../Images/yкринформ/2023-04-12T-44-42-39-03-00/630_360_1681324888-896.jpg" xlink:type="simple" xlink:show="embed" xlink:actuate="onLoad" draw:mime-type="image/jpeg"/>
</draw:frame>
 Бронзовінагороди Суперліги України з волейболу сезону 2022/23 розігрують житомирськийВК «Житичі-Полісся» та ВСК «Юридична академiя» з Харкова.</text:p>
      <text:p text:style-name="P4">
У першому матчі серії до двох перемог житомирська команда зазнала поразки відхарків'ян - 1:3 (25:19, 23:25, 19:25, 20:25), передає Укрінформ.</text:p>
      <text:p text:style-name="P4">
Наступний поєдинок «бронзової» серії відбудеться 14 квітня.</text:p>
      <text:p text:style-name="P4">
Як повідомляв Укрінформ, володарів «золота» Суперліги визначають ВК «Прометей»з Дніпра та «Епіцентр-Подоляни» з міста Городок Хмельницької області.</text:p>
      <text:p text:style-name="P4">
<text:span text:style-name="T4">
Читайте також:</text:span>
 <text:a xlink:type="simple" xlink:href="https://www.ukrinform.ua/rubric-sports/3694628-epicentrpodolani-obigrali-prometej-na-starti-finalu-superligi-ukraini-z-volejbolu.html" text:style-name="Internet_20_link" text:visited-style-name="Visited_20_Internet_20_Link">
 <text:span text:style-name="T4">
волейбол</text:span>
 </text:a>
</text:p>
      <text:p text:style-name="P4">
У першому матчі «Епіцентр-Подоляни» здобули вольову перемогу над «Прометеєм» -3:1 (18:25, 25:21, 25:23, 25:18).</text:p>
      <text:p text:style-name="P4">
<text:span text:style-name="T4">
Читайте також:</text:span>
 <text:a xlink:type="simple" xlink:href="https://www.ukrinform.ua/rubric-sports/3693098-prometej-cempion-ukraini-z-volejbolu.html" text:style-name="Internet_20_link" text:visited-style-name="Visited_20_Internet_20_Link">
 <text:span text:style-name="T4">
волейбол</text:span>
 </text:a>
</text:p>
      <text:p text:style-name="P4">
Нагадаємо, переможницями жіночої Суперліги стали волейболістки «Прометея» ізДніпропетровської області, які у фіналі здолали клуб «Добродій-Медуніверситет-ШВСМ» із Вінниці.</text:p>
      <text:p text:style-name="P4">
Фото: pvlu.org.</text:p>
      <text:p text:style-name="P4">
Source: <text:a xlink:type="simple" xlink:href="https://www.ukrinform.ua/rubric-sports/3695099-zitici-postupilisa-urakademii-na-starti-finalu-za-bronzu-volejbolnoi-superligi.html" text:style-name="Internet_20_link" text:visited-style-name="Visited_20_Internet_20_Link">
https://www.ukrinform.ua/rubric-sports/3695099-zitici-postupilisa-urakademii-na-starti-finalu-za-bronzu-volejbolnoi-superligi.html</text:a>
</text:p>
      <!--NEWS-->
      <text:h text:style-name="P10" text:outline-level="1">
<text:span text:style-name="T4">
Світовий банк надає Україні $200 мільйонів на відновлення енергетики</text:span>
</text:h>
      <text:p text:style-name="P4">
Authors: Ukrinform (Person)</text:p>
      <text:p text:style-name="P4">
Publisher: Укринформ (Organization)</text:p>
      <text:p text:style-name="P4">
Published Time: 2023-04-12T-46:35:00+03:00</text:p>
      <text:p text:style-name="P4">
Modified Time: 2023-04-12T21:35:00+03:00</text:p>
      <text:p text:style-name="P4">
Description: Світовий банк виділяє Україні додаткові $200 млн на відновлення енергетики. — Укрінформ.</text:p>
      <text:p text:style-name="P4">
Images: ["<text:a xlink:type="simple" xlink:href="https://static.ukrinform.com/photos/2023_04/thumb_files/630_360_1681324649-804.jpg" text:style-name="Internet_20_link" text:visited-style-name="Visited_20_Internet_20_Link">
630_360_16813...</text:a>
", "<text:a xlink:type="simple" xlink:href="https://static.ukrinform.com/photos/2023_04/thumb_files/630_360_1681324937-1125.jpeg" text:style-name="Internet_20_link" text:visited-style-name="Visited_20_Internet_20_Link">
630_360_16813...</text:a>
", "<text:a xlink:type="simple" xlink:href="https://static.ukrinform.com/photos/2023_04/thumb_files/630_360_1681324937-8195.jpeg" text:style-name="Internet_20_link" text:visited-style-name="Visited_20_Internet_20_Link">
630_360_16813...</text:a>
", "<text:a xlink:type="simple" xlink:href="https://static.ukrinform.com/photos/2023_04/thumb_files/630_360_1681324937-5505.jpeg" text:style-name="Internet_20_link" text:visited-style-name="Visited_20_Internet_20_Link">
630_360_16813...</text:a>
", "<text:a xlink:type="simple" xlink:href="https://static.ukrinform.com/photos/2023_04/thumb_files/630_360_1681324937-4759.jpeg" text:style-name="Internet_20_link" text:visited-style-name="Visited_20_Internet_20_Link">
630_360_16813...</text:a>
", "<text:a xlink:type="simple" xlink:href="https://static.ukrinform.com/photos/2023_04/thumb_files/630_360_1681324937-4536.jpeg" text:style-name="Internet_20_link" text:visited-style-name="Visited_20_Internet_20_Link">
630_360_16813...</text:a>
", "<text:a xlink:type="simple" xlink:href="https://static.ukrinform.com/photos/2023_04/thumb_files/630_360_1681324938-4356.jpeg" text:style-name="Internet_20_link" text:visited-style-name="Visited_20_Internet_20_Link">
630_360_16813...</text:a>
", "<text:a xlink:type="simple" xlink:href="https://static.ukrinform.com/photos/2023_04/thumb_files/630_360_1681324938-3491.jpeg" text:style-name="Internet_20_link" text:visited-style-name="Visited_20_Internet_20_Link">
630_360_16813...</text:a>
"]</text:p>
      <text:p text:style-name="P4">
Tags: ['Енергетика', 'Світовий банк', 'Шмигаль']</text:p>
      <text:p text:style-name="P4">
Type: Article</text:p>
      <!--METADATA-->
      <text:p text:style-name="P4">
<draw:frame draw:style-name="fr1" draw:name="Image45" text:anchor-type="as-char" svg:width="6.9236in" svg:height="3.956343in" draw:z-index="0">
<draw:image xlink:href="../Images/yкринформ/2023-04-12T-46-35-00-03-00/630_360_1681324649-804.jpg" xlink:type="simple" xlink:show="embed" xlink:actuate="onLoad" draw:mime-type="image/jpeg"/>
</draw:frame>
 Світовийбанк виділяє Україні додаткові $200 млн на відновлення енергетики.</text:p>
      <text:p text:style-name="P4">
Прем'єр-міністр України Денис Шмигаль підписав у Вашингтоні угоду звіцепрезиденткою Світового банку Анною Б’єрде, повідомив глава українськогоуряду в <text:a xlink:type="simple" xlink:href="https://t.me/Denys_Smyhal/4958" text:style-name="Internet_20_link" text:visited-style-name="Visited_20_Internet_20_Link">
 </text:a>
 .</text:p>
      <text:p text:style-name="P4">
«Залучені від <text:a xlink:type="simple" xlink:href="https://www.ukrinform.ua/tag-svitovij-bank" text:style-name="Internet_20_link" text:visited-style-name="Visited_20_Internet_20_Link">
 </text:a>
 кошти будутьнаправлені на відбудову електромережі та систем теплопостачання в Києві,Харкові, Миколаєві, Сумах та містах Чернігівської області», - зазначив він.</text:p>
      <text:p text:style-name="P4">
<draw:frame draw:style-name="fr1" draw:name="Image46" text:anchor-type="as-char" svg:width="6.9236in" svg:height="3.956343in" draw:z-index="0">
<draw:image xlink:href="../Images/yкринформ/2023-04-12T-46-35-00-03-00/630_360_1681324937-1125.jpeg" xlink:type="simple" xlink:show="embed" xlink:actuate="onLoad" draw:mime-type="image/jpeg"/>
</draw:frame>
Прем'єр-міністр України Денис Шмигаль підписав у Вашингтоні угоду звіцепрезиденткою Світового банку Анною Б’єрде / Фото: Денис Шмигаль  <text:a xlink:type="simple" xlink:href="https://static.ukrinform.com/photos/2023_04/1681324937-1125.jpeg" text:style-name="Internet_20_link" text:visited-style-name="Visited_20_Internet_20_Link">
<draw:frame draw:style-name="fr1" draw:name="Image47" text:anchor-type="as-char" svg:width="6.9236in" svg:height="3.956343in" draw:z-index="0">
<draw:image xlink:href="../Images/yкринформ/2023-04-12T-46-35-00-03-00/630_360_1681324937-1125.jpeg" xlink:type="simple" xlink:show="embed" xlink:actuate="onLoad" draw:mime-type="image/jpeg"/>
</draw:frame>
</text:a>
 <text:a xlink:type="simple" xlink:href="https://static.ukrinform.com/photos/2023_04/1681324937-8195.jpeg" text:style-name="Internet_20_link" text:visited-style-name="Visited_20_Internet_20_Link">
<draw:frame draw:style-name="fr1" draw:name="Image48" text:anchor-type="as-char" svg:width="6.9236in" svg:height="3.956343in" draw:z-index="0">
<draw:image xlink:href="../Images/yкринформ/2023-04-12T-46-35-00-03-00/630_360_1681324937-8195.jpeg" xlink:type="simple" xlink:show="embed" xlink:actuate="onLoad" draw:mime-type="image/jpeg"/>
</draw:frame>
</text:a>
 <text:a xlink:type="simple" xlink:href="https://static.ukrinform.com/photos/2023_04/1681324937-5505.jpeg" text:style-name="Internet_20_link" text:visited-style-name="Visited_20_Internet_20_Link">
<draw:frame draw:style-name="fr1" draw:name="Image49" text:anchor-type="as-char" svg:width="6.9236in" svg:height="3.956343in" draw:z-index="0">
<draw:image xlink:href="../Images/yкринформ/2023-04-12T-46-35-00-03-00/630_360_1681324937-5505.jpeg" xlink:type="simple" xlink:show="embed" xlink:actuate="onLoad" draw:mime-type="image/jpeg"/>
</draw:frame>
</text:a>
 <text:a xlink:type="simple" xlink:href="https://static.ukrinform.com/photos/2023_04/1681324937-4759.jpeg" text:style-name="Internet_20_link" text:visited-style-name="Visited_20_Internet_20_Link">
<draw:frame draw:style-name="fr1" draw:name="Image50" text:anchor-type="as-char" svg:width="6.9236in" svg:height="3.956343in" draw:z-index="0">
<draw:image xlink:href="../Images/yкринформ/2023-04-12T-46-35-00-03-00/630_360_1681324937-4759.jpeg" xlink:type="simple" xlink:show="embed" xlink:actuate="onLoad" draw:mime-type="image/jpeg"/>
</draw:frame>
</text:a>
 <text:a xlink:type="simple" xlink:href="https://static.ukrinform.com/photos/2023_04/1681324937-4536.jpeg" text:style-name="Internet_20_link" text:visited-style-name="Visited_20_Internet_20_Link">
<draw:frame draw:style-name="fr1" draw:name="Image51" text:anchor-type="as-char" svg:width="6.9236in" svg:height="3.956343in" draw:z-index="0">
<draw:image xlink:href="../Images/yкринформ/2023-04-12T-46-35-00-03-00/630_360_1681324937-4536.jpeg" xlink:type="simple" xlink:show="embed" xlink:actuate="onLoad" draw:mime-type="image/jpeg"/>
</draw:frame>
</text:a>
 <text:a xlink:type="simple" xlink:href="https://static.ukrinform.com/photos/2023_04/1681324938-4356.jpeg" text:style-name="Internet_20_link" text:visited-style-name="Visited_20_Internet_20_Link">
<draw:frame draw:style-name="fr1" draw:name="Image52" text:anchor-type="as-char" svg:width="6.9236in" svg:height="3.956343in" draw:z-index="0">
<draw:image xlink:href="../Images/yкринформ/2023-04-12T-46-35-00-03-00/630_360_1681324938-4356.jpeg" xlink:type="simple" xlink:show="embed" xlink:actuate="onLoad" draw:mime-type="image/jpeg"/>
</draw:frame>
</text:a>
 <text:a xlink:type="simple" xlink:href="https://static.ukrinform.com/photos/2023_04/1681324938-3491.jpeg" text:style-name="Internet_20_link" text:visited-style-name="Visited_20_Internet_20_Link">
<draw:frame draw:style-name="fr1" draw:name="Image53" text:anchor-type="as-char" svg:width="6.9236in" svg:height="3.956343in" draw:z-index="0">
<draw:image xlink:href="../Images/yкринформ/2023-04-12T-46-35-00-03-00/630_360_1681324938-3491.jpeg" xlink:type="simple" xlink:show="embed" xlink:actuate="onLoad" draw:mime-type="image/jpeg"/>
</draw:frame>
</text:a>
</text:p>
      <text:p text:style-name="P4">
На зустрічі з представникам Світового банку глава уряду також обговоривспільну роботу в межах міжвідомчої платформи координації донорів (фінансовийрамштайн).</text:p>
      <text:p text:style-name="P4">
"Спільно зі Світовим банком готуємо до реалізації і проєкт страхування воєннихризиків для іноземних інвестицій. Це ключовий інструмент, аби залучити ціінвестиції вже зараз, не чекаючи завершення війни", — зауважив Прем'єр.</text:p>
      <text:p text:style-name="P4">
<text:span text:style-name="T4">
Читайте також:</text:span>
 <text:a xlink:type="simple" xlink:href="https://www.ukrinform.ua/rubric-economy/3694693-kostiv-donoriv-vistacit-ukraini-do-kinca-roku-minfin-ssa.html" text:style-name="Internet_20_link" text:visited-style-name="Visited_20_Internet_20_Link">
 </text:a>
</text:p>
      <text:p text:style-name="P4">
Він подякував партнерам зі Світового банку за підтримку України та програмивідновлення, яка стане найбільшим проєктом відбудови в Європі з часів Другоїсвітової війни.</text:p>
      <text:p text:style-name="P4">
Як повідомляв Укрінформ, раніше Група Світового банку оголосила про <text:a xlink:type="simple" xlink:href="https://www.ukrinform.ua/rubric-economy/3675045-svitovij-bank-vidilae-ukraini-se-25-milarda.html" text:style-name="Internet_20_link" text:visited-style-name="Visited_20_Internet_20_Link">
</text:a>
 для України на суму 2,5 мільярди доларів.</text:p>
      <text:p text:style-name="P4">
<text:span text:style-name="T5">
Фото: Денис Шмигаль/Телеграм</text:span>
</text:p>
      <text:p text:style-name="P4">
Source: <text:a xlink:type="simple" xlink:href="https://www.ukrinform.ua/rubric-economy/3695097-svitovij-bank-nadae-ukraini-200-miljoniv-na-vidnovlenna-energetiki.html" text:style-name="Internet_20_link" text:visited-style-name="Visited_20_Internet_20_Link">
https://www.ukrinform.ua/rubric-economy/3695097-svitovij-bank-nadae-ukraini-200-miljoniv-na-vidnovlenna-energetiki.html</text:a>
</text:p>
      <!--NEWS-->
      <text:h text:style-name="P10" text:outline-level="1">
<text:span text:style-name="T4">
Позиція Угорщини щодо членства Швеції дратує союзників у НАТО - Politico</text:span>
</text:h>
      <text:p text:style-name="P4">
Authors: Ukrinform (Person)</text:p>
      <text:p text:style-name="P4">
Publisher: Укринформ (Organization)</text:p>
      <text:p text:style-name="P4">
Published Time: 2023-04-12T-48:30:00+03:00</text:p>
      <text:p text:style-name="P4">
Modified Time: 2023-04-12T21:30:00+03:00</text:p>
      <text:p text:style-name="P4">
Description: Блокування Угорщиною заявки Швеції на вступ до НАТО дивує та дратує західних посадовців. — Укрінформ.</text:p>
      <text:p text:style-name="P4">
Images: ["<text:a xlink:type="simple" xlink:href="https://static.ukrinform.com/photos/2020_05/thumb_files/630_360_1589214027-326.jpg" text:style-name="Internet_20_link" text:visited-style-name="Visited_20_Internet_20_Link">
630_360_15892...</text:a>
"]</text:p>
      <text:p text:style-name="P4">
Tags: ['НАТО', 'Швеція', 'Угорщина']</text:p>
      <text:p text:style-name="P4">
Type: Article</text:p>
      <!--METADATA-->
      <text:p text:style-name="P4">
<draw:frame draw:style-name="fr1" draw:name="Image54" text:anchor-type="as-char" svg:width="6.9236in" svg:height="3.956343in" draw:z-index="0">
<draw:image xlink:href="../Images/yкринформ/2023-04-12T-48-30-00-03-00/630_360_1589214027-326.jpg" xlink:type="simple" xlink:show="embed" xlink:actuate="onLoad" draw:mime-type="image/jpeg"/>
</draw:frame>
Блокування Угорщиною заявки Швеції на вступ до НАТО дивує та дратує західнихпосадовців.</text:p>
      <text:p text:style-name="P4">
Як передає Укрінформ, про це пише <text:a xlink:type="simple" xlink:href="https://www.politico.eu/article/hungary-nato-sweden-bid-accession-block-democracy-viktor-orban/" text:style-name="Internet_20_link" text:visited-style-name="Visited_20_Internet_20_Link">
 </text:a>
 .</text:p>
      <text:p text:style-name="P4">
Парламент <text:a xlink:type="simple" xlink:href="https://www.ukrinform.ua/tag-ugorsina" text:style-name="Internet_20_link" text:visited-style-name="Visited_20_Internet_20_Link">
 </text:a>
 не підтримує заявкуШвеції, оскільки Стокгольм раніше критикував ситуацію з демократією в країні.За лаштунками посадовці та експерти кажуть, що, окрім внутрішньополітичнихрозрахунків, така позиція Будапешта пов'язана з його зв'язками з Анкарою тамосквою.</text:p>
      <text:p text:style-name="P4">
Видання зазначає, що західні союзники сприймають прем’єр-міністра УгорщиниВіктора Орбана набагато менш серйозно, ніж президента Туреччини Реджепа ТаїпаЕрдогана. Окрім того, союзникам важко зрозуміти риторику Угорщини, якапостійно змінюється.</text:p>
      <text:p text:style-name="P4">
Є «нульове розуміння» позиції Будапешта щодо членства Швеції в НАТО, сказаввисокопоставлений європейський дипломат, який говорив на умоваханонімності.Він назвав позицію Угорщини "дратівливою та не вартою увагидрібницею".</text:p>
      <text:p text:style-name="P4">
Водночас, відзначає видання, у той час як багато членів НАТО вважаютьТуреччину аутсайдером в НАТО, Угорщина вбачає в ній союзника та приклад длянаслідування.</text:p>
      <text:p text:style-name="P4">
"Я думаю, що Орбан глибоко вірить у занепад Заходу. Оскільки Угорщинавідкривається для східних та південних недемократичних країн, відносини зТуреччиною є надзвичайно важливими", – прокоментував Петер Креко, директорбудапештського Інституту політичного капіталу.</text:p>
      <text:p text:style-name="P4">
Як повідомлялося, в офісі прем'єр-міністра Угорщини Віктора Орбана заявили, щодвосторонні відносини між Угорщиною та Швецією перебувають на низькому рівні.</text:p>
      <text:p text:style-name="P4">
<text:span text:style-name="T4">
Читайте також:</text:span>
 <text:a xlink:type="simple" xlink:href="https://www.ukrinform.ua/rubric-polytics/3695059-reznikov-sprostuvav-naavnist-vijsk-nato-v-ukraini.html" text:style-name="Internet_20_link" text:visited-style-name="Visited_20_Internet_20_Link">
 <text:span text:style-name="T4">
НАТО</text:span>
 </text:a>
</text:p>
      <text:p text:style-name="P4">
Після початку повномасштабного російського вторгнення в Україну нейтральніШвеція та Фінляндія подали заявку на вступ до НАТО. Під час Мадридськогосаміту у червні 2022 року країни отримали запрошення приєднатися до Альянсувід усіх 30 членів. Водночас у Мадриді був підписаний Тристоронній меморандум,що відобразив занепокоєння Туреччини станом боротьби з тероризмом у Фінляндіїта Швеції.</text:p>
      <text:p text:style-name="P4">
Прем’єр-міністр Швеції Ульф Крістерссон заявив, що він буде просити поясненьвід Угорщини щодо того, чому вона затримує ратифікацію шведської заявки навступ до НАТО.</text:p>
      <text:p text:style-name="P4">
Очільник МЗС Швеції Тобіас Більстрем заявив, що країна зробила все належне заТристороннім меморандумом, що був підписаний із Туреччиною та Фінляндією підчас торішнього саміту НАТО в Мадриді, та розраховує на швидку ратифікаціюпротоколу про входження країни до НАТО парламентами Туреччини та Угорщини.</text:p>
      <text:p text:style-name="P4">
У Брюсселі 4 квітня відбулася офіційна церемонія передачі протоколу провходження Фінляндії до НАТО.</text:p>
      <text:p text:style-name="P4">
Source: <text:a xlink:type="simple" xlink:href="https://www.ukrinform.ua/rubric-world/3695095-pozicia-ugorsini-sodo-clenstva-svecii-dratue-souznikiv-u-nato-politico.html" text:style-name="Internet_20_link" text:visited-style-name="Visited_20_Internet_20_Link">
https://www.ukrinform.ua/rubric-world/3695095-pozicia-ugorsini-sodo-clenstva-svecii-dratue-souznikiv-u-nato-politico.html</text:a>
</text:p>
      <!--NEWS-->
      <text:h text:style-name="P10" text:outline-level="1">
<text:span text:style-name="T4">
Данілов: Інституції, які мають відношення до москви, не працюватимуть на території України</text:span>
</text:h>
      <text:p text:style-name="P4">
Authors: Ukrinform (Person)</text:p>
      <text:p text:style-name="P4">
Publisher: Укринформ (Organization)</text:p>
      <text:p text:style-name="P4">
Published Time: 2023-04-12T-50:28:00+03:00</text:p>
      <text:p text:style-name="P4">
Modified Time: 2023-04-12T21:28:00+03:00</text:p>
      <text:p text:style-name="P4">
Description: Держава буде ставитися до всіх релігій та інституцій, зареєстрованих на території нашої країни, однаково, але інституції, котрі мають відношення до москви, не можуть і не будуть працювати в Україні. — Укрінформ.</text:p>
      <text:p text:style-name="P4">
Images: ["<text:a xlink:type="simple" xlink:href="https://static.ukrinform.com/photos/2023_03/thumb_files/630_360_1677827515-830.jpg" text:style-name="Internet_20_link" text:visited-style-name="Visited_20_Internet_20_Link">
630_360_16778...</text:a>
"]</text:p>
      <text:p text:style-name="P4">
Tags: ['Церква', 'РНБО', 'УПЦ МП', 'Агресія РФ', 'росія', 'Данілов', 'Війна з росією', 'Єдині новини']</text:p>
      <text:p text:style-name="P4">
Type: Article</text:p>
      <!--METADATA-->
      <text:p text:style-name="P4">
<draw:frame draw:style-name="fr1" draw:name="Image55" text:anchor-type="as-char" svg:width="6.9236in" svg:height="3.956343in" draw:z-index="0">
<draw:image xlink:href="../Images/yкринформ/2023-04-12T-50-28-00-03-00/630_360_1677827515-830.jpg" xlink:type="simple" xlink:show="embed" xlink:actuate="onLoad" draw:mime-type="image/jpeg"/>
</draw:frame>
 Державабуде ставитися до всіх релігій та інституцій, зареєстрованих на територіїнашої країни, однаково, але інституції, котрі мають відношення до москви, неможуть і не будуть працювати в Україні.</text:p>
      <text:p text:style-name="P4">
Про це в ефірі телемарафону “Єдині новини” сказав секретар Ради національноїбезпеки та оборони України Олексій Данілов, відповідаючи на запитання ведучихщодо державної позиції відносно УПЦ МП, повідомляє кореспондент Укрінформу.</text:p>
      <text:p text:style-name="P4">
“Я хотів звернути увагу, що зараз в тих людей, які віруючі, страсний тиждень,і в цей тиждень я б не радив нікому робити якісь агресивні дії по відношеннюдо держави, по відношенню до інших громадян, і утриматися від будь-яких актівагресивної поведінки. Держава буде ставитися до всіх релігій, інституцій, якіофіційно зареєстровані на території нашої країни, однаково. У нас не буде тих- когось ми любимо, або не любимо. Це не справа держави. Кожен може обратисобі церкву, куди він може ходити, але те, що стосується реєстраційнихдокументів - усі інституції, і не має значення - це церковні або якісь інші,які мають відношення до москви, мають якісь з ними зв’язки - не можутьпрацювати на території нашої країни. Більш того - не будуть вони тутпрацювати”, - наголосив Данілов.</text:p>
      <text:p text:style-name="P4">
<text:span text:style-name="T4">
Читайте також:</text:span>
 <text:span text:style-name="T4">
<text:a xlink:type="simple" xlink:href="https://www.ukrinform.ua/rubric-ato/3695075-danilov-pro-video-zi-stratou-ukrainskogo-vijskovogo-znajti-neludiv-e-spravou-cesti.html" text:style-name="Internet_20_link" text:visited-style-name="Visited_20_Internet_20_Link">
 </text:a>
 </text:span>
</text:p>
      <text:p text:style-name="P4">
Він уточнив, що “це не відноситься до вірян, які вірують у Бога, які молятьсяБогу, це до них відношення не має”.</text:p>
      <text:p text:style-name="P4">
“А ті люди, які мають відношення до москви і мають з ними спільні документиабо перебувають у спільних інституціях, до них безпосередньо відноситься. Їмтреба припинити ці спільні контакти, у відповідність привести нормативно-правові документи, уставні, які є в інституціях, і тоді до них питань віддержави не буде. Але до цього часу вони не хочуть це робити. Побачимо як всеце буде. Ще раз наголошую - держава буде спокійно виконувати функції держави,закони нашої країни на території нашої країни будуть обов’язкові для всіхгромадян нашої країни”, - наголосив секретар РНБО.</text:p>
      <text:p text:style-name="P4">
<text:span text:style-name="T4">
Читайте також:</text:span>
 <text:span text:style-name="T4">
<text:a xlink:type="simple" xlink:href="https://www.ukrinform.ua/rubric-polytics/3694923-svit-otrimae-vijnu-z-cetvertim-rejhom-akso-obere-ganebnij-mir-z-rf-danilov.html" text:style-name="Internet_20_link" text:visited-style-name="Visited_20_Internet_20_Link">
 </text:a>
 </text:span>
</text:p>
      <text:p text:style-name="P4">
Як повідомляв Укрінформ, Національний заповідник "Києво-Печерська Лавра"оголосив про розрив договору про оренду з Українською православною церквоюмосковського патріархату з 29 березня 2023 року, проте тривалий час прибічники<text:span text:style-name="T4">
<text:a xlink:type="simple" xlink:href="https://www.ukrinform.ua/tag-upc-mp" text:style-name="Internet_20_link" text:visited-style-name="Visited_20_Internet_20_Link">
 </text:a>
 </text:span>
 перешкоджали початку діяльностікомісії з інвентаризації майна.</text:p>
      <text:p text:style-name="P4">
Source: <text:a xlink:type="simple" xlink:href="https://www.ukrinform.ua/rubric-society/3695094-danilov-institucii-aki-maut-vidnosenna-do-moskvi-ne-pracuvatimut-na-teritorii-ukraini.html" text:style-name="Internet_20_link" text:visited-style-name="Visited_20_Internet_20_Link">
https://www.ukrinform.ua/rubric-society/3695094-danilov-institucii-aki-maut-vidnosenna-do-moskvi-ne-pracuvatimut-na-teritorii-ukraini.html</text:a>
</text:p>
      <!--NEWS-->
      <text:h text:style-name="P10" text:outline-level="1">
<text:span text:style-name="T4">
Туреччина почала постачати природний газ у Болгарію</text:span>
</text:h>
      <text:p text:style-name="P4">
Authors: Ukrinform (Person)</text:p>
      <text:p text:style-name="P4">
Publisher: Укринформ (Organization)</text:p>
      <text:p text:style-name="P4">
Published Time: 2023-04-12T-52:20:00+03:00</text:p>
      <text:p text:style-name="P4">
Modified Time: 2023-04-12T21:20:00+03:00</text:p>
      <text:p text:style-name="P4">
Description: Сьогодні було розпочато постачання природного газу з Туреччини в Болгарію відповідно до угоди, підписаної на початку січня цього року. — Укрінформ.</text:p>
      <text:p text:style-name="P4">
Images: ["<text:a xlink:type="simple" xlink:href="https://static.ukrinform.com/photos/2023_04/thumb_files/630_360_1681323422-249.jpg" text:style-name="Internet_20_link" text:visited-style-name="Visited_20_Internet_20_Link">
630_360_16813...</text:a>
", "<text:a xlink:type="simple" xlink:href="https://static.ukrinform.com/photos/2023_04/1681323422-132.jpg" text:style-name="Internet_20_link" text:visited-style-name="Visited_20_Internet_20_Link">
1681323422-13...</text:a>
", "<text:a xlink:type="simple" xlink:href="https://static.ukrinform.com/photos/2023_04/1681323422-505.jpeg" text:style-name="Internet_20_link" text:visited-style-name="Visited_20_Internet_20_Link">
1681323422-50...</text:a>
", "<text:a xlink:type="simple" xlink:href="https://static.ukrinform.com/photos/2023_04/1681323421-672.jpg" text:style-name="Internet_20_link" text:visited-style-name="Visited_20_Internet_20_Link">
1681323421-67...</text:a>
"]</text:p>
      <text:p text:style-name="P4">
Tags: ['Болгарія', 'Газ', 'Туреччина']</text:p>
      <text:p text:style-name="P4">
Type: Article</text:p>
      <!--METADATA-->
      <text:p text:style-name="P4">
<draw:frame draw:style-name="fr1" draw:name="Image56" text:anchor-type="as-char" svg:width="6.9236in" svg:height="3.956343in" draw:z-index="0">
<draw:image xlink:href="../Images/yкринформ/2023-04-12T-52-20-00-03-00/630_360_1681323422-249.jpg" xlink:type="simple" xlink:show="embed" xlink:actuate="onLoad" draw:mime-type="image/jpeg"/>
</draw:frame>
 Сьогоднібуло розпочато постачання природного газу з Туреччини в Болгарію відповідно доугоди, підписаної на початку січня цього року.</text:p>
      <text:p text:style-name="P4">
Про це повідомляє Укрінформ з посиланням на турецьку газо- та нафтопроводнудержавну компанію BOTAŞ у <text:a xlink:type="simple" xlink:href="https://www.botas.gov.tr/Icerik/turkiyeden-bulgaristana-doga/774" text:style-name="Internet_20_link" text:visited-style-name="Visited_20_Internet_20_Link">
 </text:a>
 .</text:p>
      <text:p text:style-name="P4">
“Ця співпраця має велике значення для <text:a xlink:type="simple" xlink:href="https://www.ukrinform.ua/tag-energetika" text:style-name="Internet_20_link" text:visited-style-name="Visited_20_Internet_20_Link">
 </text:a>
 безпеки Болгарії. Це важливо не лише для Болгарії, а й для всієїПівденно-Східної та Центральної Європи. Ми бачимо Туреччину як надійногопартнера і обов’язково будемо розширювати нашу співпрацю», - сказав нацеремонії з пуску газу на турецькому ЗПГ-терміналі Marmara Ereğlisi міністренергетики Болгарії Росен Хрістов.</text:p>
      <text:p text:style-name="P4">
<draw:frame draw:style-name="fr1" draw:name="Image57" text:anchor-type="as-char" svg:width="6.9236in" svg:height="5.198195in" draw:z-index="0">
<draw:image xlink:href="../Images/yкринформ/2023-04-12T-52-20-00-03-00/1681323422-132.jpg" xlink:type="simple" xlink:show="embed" xlink:actuate="onLoad" draw:mime-type="image/jpeg"/>
</draw:frame>
</text:p>
      <text:p text:style-name="P4">
Угоду було підписано 3 січня 2023 року, вона передбачає транспортування всередньому 1,5 млрд кубічних метрів газу на рік протягом 13 років.</text:p>
      <text:p text:style-name="P4">
<draw:frame draw:style-name="fr1" draw:name="Image58" text:anchor-type="as-char" svg:width="6.9236in" svg:height="5.198195in" draw:z-index="0">
<draw:image xlink:href="../Images/yкринформ/2023-04-12T-52-20-00-03-00/1681323422-505.jpeg" xlink:type="simple" xlink:show="embed" xlink:actuate="onLoad" draw:mime-type="image/jpeg"/>
</draw:frame>
</text:p>
      <text:p text:style-name="P4">
“Сьогоднішня поставка становитиме приблизно 55 мільйонів кубічних метрів, алеми матимемо загалом 1,5 мільярда кубічних метрів на рік. Ця потужність можерозвиватися в напрямку збільшення об'ємів зі збільшенням попиту. Технічно унас є така можливість”, - сказав на церемонії генеральний директор BOTAŞБурхан Озджан.</text:p>
      <text:p text:style-name="P4">
<draw:frame draw:style-name="fr1" draw:name="Image59" text:anchor-type="as-char" svg:width="6.9236in" svg:height="4.297028in" draw:z-index="0">
<draw:image xlink:href="../Images/yкринформ/2023-04-12T-52-20-00-03-00/1681323421-672.jpg" xlink:type="simple" xlink:show="embed" xlink:actuate="onLoad" draw:mime-type="image/jpeg"/>
</draw:frame>
</text:p>
      <text:p text:style-name="P4">
За його словами, обсяг ЗПГ-газу, що надходить до Туреччини, на сьогоднідосягає 161 млн кубометрів на день, що рівносильно 50 млрд кубометрівприродного газу на рік.</text:p>
      <text:p text:style-name="P4">
<text:span text:style-name="T4">
Читайте також:</text:span>
 <text:a xlink:type="simple" xlink:href="https://www.ukrinform.ua/rubric-economy/3695063-niderlandi-planuut-pripiniti-import-rosijskogo-skraplenogo-gazu.html" text:style-name="Internet_20_link" text:visited-style-name="Visited_20_Internet_20_Link">
 <text:span text:style-name="T4">
газу</text:span>
 </text:a>
</text:p>
      <text:p text:style-name="P4">
Як повідомляв Укрінформ, у грудні на північному заході Туреччини відкрили новучергу підземних газосховищ, що зробило Сіліврійське сховище найбільшим уЄвропі з об’ємом 4,6 мільярда кубічних метрів.</text:p>
      <text:p text:style-name="P4">
<text:span text:style-name="T5">
Фото: www.botas.gov.tr</text:span>
</text:p>
      <text:p text:style-name="P4">
Source: <text:a xlink:type="simple" xlink:href="https://www.ukrinform.ua/rubric-economy/3695093-tureccina-pocala-postacati-prirodnij-gaz-u-bolgariu.html" text:style-name="Internet_20_link" text:visited-style-name="Visited_20_Internet_20_Link">
https://www.ukrinform.ua/rubric-economy/3695093-tureccina-pocala-postacati-prirodnij-gaz-u-bolgariu.html</text:a>
</text:p>
      <!--NEWS-->
      <text:h text:style-name="P10" text:outline-level="1">
<text:span text:style-name="T4">
У Польщі розповіли, коли отримають 116 танків Abrams</text:span>
</text:h>
      <text:p text:style-name="P4">
Authors: Ukrinform (Person)</text:p>
      <text:p text:style-name="P4">
Publisher: Укринформ (Organization)</text:p>
      <text:p text:style-name="P4">
Published Time: 2023-04-12T-54:13:00+03:00</text:p>
      <text:p text:style-name="P4">
Modified Time: 2023-04-12T21:13:00+03:00</text:p>
      <text:p text:style-name="P4">
Description: До Польщі 116 танків Abrams M1A1 старшої генерації, які Варшава торік придбала у США, буде доставлено трьома партіями до кінця цього року. — Укрінформ.</text:p>
      <text:p text:style-name="P4">
Images: ["<text:a xlink:type="simple" xlink:href="https://static.ukrinform.com/photos/2016_03/thumb_files/630_360_1459395029-2600-abrams-ssa-tank-foto-nuinanet.jpg" text:style-name="Internet_20_link" text:visited-style-name="Visited_20_Internet_20_Link">
630_360_14593...</text:a>
"]</text:p>
      <text:p text:style-name="P4">
Tags: ['Польща', 'США', 'Танк', 'Abrams ']</text:p>
      <text:p text:style-name="P4">
Type: Article</text:p>
      <!--METADATA-->
      <text:p text:style-name="P4">
<draw:frame draw:style-name="fr1" draw:name="Image60" text:anchor-type="as-char" svg:width="6.9236in" svg:height="3.956343in" draw:z-index="0">
<draw:image xlink:href="../Images/yкринформ/2023-04-12T-54-13-00-03-00/630_360_1459395029-2600-abrams-ssa-tank-foto-nuinanet.jpg" xlink:type="simple" xlink:show="embed" xlink:actuate="onLoad" draw:mime-type="image/jpeg"/>
</draw:frame>
 До Польщі 116 танків Abrams M1A1 старшої генерації,які Варшава торік придбала у США, буде доставлено трьома партіями до кінцяцього року.</text:p>
      <text:p text:style-name="P4">
Про це під час брифінгу для ЗМІ на полігоні Нова Демба (поблизу кордону зУкраїною), де відбуваються польсько-американські навчання з експлуатаціїтанків Abrams, заявив інспектор Сухопутних військ в Генеральному командуваннівидів збройних сил Польщі Мацей Яблонський, передає кореспондент Укрінформу.</text:p>
      <text:p text:style-name="P4">
Як повідомив польський генерал, перших 14 танків вже готові до відправки ізСША і ще до кінця першого півріччя потраплять на озброєння 1-ї варшавськоїбронетанкової бригади ЗС <text:a xlink:type="simple" xlink:href="https://www.ukrinform.ua/tag-polsa" text:style-name="Internet_20_link" text:visited-style-name="Visited_20_Internet_20_Link">
 </text:a>
 . Другапартія танків чисельністю 42 одиниці буде доставлено до Польщі наприкінцісерпня – на початку вересня і вони також потраплять на озброєння 1-їваршавської бронетанкової бригади. Натомість третя партія танків чисельністю60 одиниць потрапить до Польщі наприкінці грудня, а на початку лютого 2024року її буде поставлено на озброєння 19-ї механізованої бригади в Журавицінеподалік Перемишля.</text:p>
      <text:p text:style-name="P4">
<text:span text:style-name="T4">
Читайте також:</text:span>
 <text:a xlink:type="simple" xlink:href="https://www.ukrinform.ua/rubric-ato/3691644-navcanna-vijskovih-zsu-na-tankah-abrams-u-pentagoni-nazvali-priblizni-stroki.html" text:style-name="Internet_20_link" text:visited-style-name="Visited_20_Internet_20_Link">
 <text:span text:style-name="T4">
Abrams</text:span>
 </text:a>
</text:p>
      <text:p text:style-name="P4">
Яблонський повідомив, що поставка 116 танків Abrams M1A1 не вплине на терміниголовного замовлення - 250 нових танків Abrams M1A2 для польської армії. Зайого словами, два батальйони цих танків потраплять до Польщі у 2025 році, щедва інших – у 2026 році і ними буде озброєно 18-ту механізовану дивізію,дислоковану у східній Польщі, зокрема біля кордону з білоруссю.</text:p>
      <text:p text:style-name="P4">
Як передавало агентство, віцепрем’єр-міністр, міністр національної оборониПольщі Маріуш Блащак заявив у середу, що <text:a xlink:type="simple" xlink:href="https://www.ukrinform.ua/rubric-ato/3695062-polsa-moze-stati-regionalnim-centrom-obslugovuvanna-tankiv-abrams.html" text:style-name="Internet_20_link" text:visited-style-name="Visited_20_Internet_20_Link">
 </text:a>
 Abrams, які матимуть на озброєнні як Польща, так й інші країни,зокрема Україна.</text:p>
      <text:p text:style-name="P4">
Source: <text:a xlink:type="simple" xlink:href="https://www.ukrinform.ua/rubric-world/3695092-u-polsi-rozpovili-koli-otrimaut-116-tankiv-abrams.html" text:style-name="Internet_20_link" text:visited-style-name="Visited_20_Internet_20_Link">
https://www.ukrinform.ua/rubric-world/3695092-u-polsi-rozpovili-koli-otrimaut-116-tankiv-abrams.html</text:a>
</text:p>
      <!--NEWS-->
      <text:h text:style-name="P10" text:outline-level="1">
<text:span text:style-name="T4">
США не витрачають гроші в Україні, а інвестують у демократію – делегація Сенату в Києві</text:span>
</text:h>
      <text:p text:style-name="P4">
Authors: Ukrinform (Person)</text:p>
      <text:p text:style-name="P4">
Publisher: Укринформ (Organization)</text:p>
      <text:p text:style-name="P4">
Published Time: 2023-04-12T-57:59:47+03:00</text:p>
      <text:p text:style-name="P4">
Modified Time: 2023-04-12T20:59:47+03:00</text:p>
      <text:p text:style-name="P4">
Description: Двопартійна делегація Сенату США після зустрічі з командою Президента України Володимира Зеленського лишилася задоволеною рівнем підзвітності та прозорості використання американської допомоги. — Укрінформ.</text:p>
      <text:p text:style-name="P4">
Images: ["<text:a xlink:type="simple" xlink:href="https://static.ukrinform.com/photos/2023_04/thumb_files/630_360_1681322026-846.jpg" text:style-name="Internet_20_link" text:visited-style-name="Visited_20_Internet_20_Link">
630_360_16813...</text:a>
", "<text:a xlink:type="simple" xlink:href="https://static.ukrinform.com/photos/2023_04/1681322027-713.jpg" text:style-name="Internet_20_link" text:visited-style-name="Visited_20_Internet_20_Link">
1681322027-71...</text:a>
", "<text:a xlink:type="simple" xlink:href="https://static.ukrinform.com/photos/2023_04/1681322068-995.jpg" text:style-name="Internet_20_link" text:visited-style-name="Visited_20_Internet_20_Link">
1681322068-99...</text:a>
", "<text:a xlink:type="simple" xlink:href="https://static.ukrinform.com/photos/2023_04/1681322093-568.jpg" text:style-name="Internet_20_link" text:visited-style-name="Visited_20_Internet_20_Link">
1681322093-56...</text:a>
"]</text:p>
      <text:p text:style-name="P4">
Tags: ['США', 'Україна', 'Сенат']</text:p>
      <text:p text:style-name="P4">
Type: Article</text:p>
      <!--METADATA-->
      <text:p text:style-name="P4">
<draw:frame draw:style-name="fr1" draw:name="Image61" text:anchor-type="as-char" svg:width="6.9236in" svg:height="3.956343in" draw:z-index="0">
<draw:image xlink:href="../Images/yкринформ/2023-04-12T-57-59-47-03-00/630_360_1681322026-846.jpg" xlink:type="simple" xlink:show="embed" xlink:actuate="onLoad" draw:mime-type="image/jpeg"/>
</draw:frame>
Двопартійна делегація Сенату США після зустрічі з командою Президента УкраїниВолодимира Зеленського лишилася задоволеною рівнем підзвітності та прозоростівикористання американської допомоги.</text:p>
      <text:p text:style-name="P4">
Про це заявили члени делегації сенатори Джо Менчин (демократ від штату ЗахіднаВірджинія), Марк Келлі (демократ від Арізони) та Ліза Меркавскі (республіканкавід Аляски) під час брифінгу в Києві, повідомляє кореспондент Укрінформу.</text:p>
      <text:p text:style-name="P4">
Сенатор Менчин повідомив, що делегація спочатку зустрічалася звійськовослужбовцями США в Польщі, а потім була поінформована на зустрічі зПрезидентом України про координацію допомоги та того, що вони можуть ще надатидля перемоги в боротьбі проти <text:a xlink:type="simple" xlink:href="https://www.ukrinform.ua/tag-rosia" text:style-name="Internet_20_link" text:visited-style-name="Visited_20_Internet_20_Link">
 </text:a>
 .</text:p>
      <text:p text:style-name="P4">
<draw:frame draw:style-name="fr1" draw:name="Image62" text:anchor-type="as-char" svg:width="6.9236in" svg:height="4.615733in" draw:z-index="0">
<draw:image xlink:href="../Images/yкринформ/2023-04-12T-57-59-47-03-00/1681322027-713.jpg" xlink:type="simple" xlink:show="embed" xlink:actuate="onLoad" draw:mime-type="image/jpeg"/>
</draw:frame>
</text:p>
      <text:p text:style-name="P4">
«Отримали інформацію від Президента Зеленського та його команди про стан справна місці, на полі бою, якого типу озброєння чи систем вони потребують, аби ідалі бути успішними. Для мене було дуже цінним, для моєї ролі як головипідкомітету в справах збройних сил з питань повітряних суден, отримати чіткерозуміння того, що Україні потрібно», - сказав сенатор Келлі.</text:p>
      <text:p text:style-name="P4">
<draw:frame draw:style-name="fr1" draw:name="Image63" text:anchor-type="as-char" svg:width="6.9236in" svg:height="4.615733in" draw:z-index="0">
<draw:image xlink:href="../Images/yкринформ/2023-04-12T-57-59-47-03-00/1681322068-995.jpg" xlink:type="simple" xlink:show="embed" xlink:actuate="onLoad" draw:mime-type="image/jpeg"/>
</draw:frame>
</text:p>
      <text:p text:style-name="P4">
За його словами, Вашингтон постійно стежить за тим, що потрібно Україні, іделегація передасть Міноборони США інформацією з Києва.</text:p>
      <text:p text:style-name="P4">
Республіканка Меркавскі зі свого боку зазначила, що делегація також малафункцію нагляду за допомогою Сполучених Штатів.</text:p>
      <text:p text:style-name="P4">
«Ми тут, щоб краще розуміти рівень підзвітності, прозорості. Кожен, із ким мизустрічалися, прямо викладав на стіл, що зробили США, що їхні партери покоаліції зробили, де це знаходиться, куди це піде, і як це допомагаєзусиллям», - зауважила вона.</text:p>
      <text:p text:style-name="P4">
<draw:frame draw:style-name="fr1" draw:name="Image64" text:anchor-type="as-char" svg:width="6.9236in" svg:height="4.615733in" draw:z-index="0">
<draw:image xlink:href="../Images/yкринформ/2023-04-12T-57-59-47-03-00/1681322093-568.jpg" xlink:type="simple" xlink:show="embed" xlink:actuate="onLoad" draw:mime-type="image/jpeg"/>
</draw:frame>
</text:p>
      <text:p text:style-name="P4">
Насамкінець Менчин підкреслив, що делегація дізналася про прозорість тапідзвітність озброєння та грошей, які надають США, МВФ, та були дужезадоволені.</text:p>
      <text:p text:style-name="P4">
«Вони (українці – ред.) роблять неймовірну роботу і рахують, щоб кожен доларбуло витрачено мудро і з користю. Ми не витрачаємо гроші в Україні, миінвестуємо в демократію. Якщо ми не переможемо тут, то хай нам Бог допоможе»,- відзначив політик.</text:p>
      <text:p text:style-name="P4">
<text:span text:style-name="T4">
Читайте також:</text:span>
 <text:a xlink:type="simple" xlink:href="https://www.ukrinform.ua/rubric-ato/3695024-smigal-zustrivsa-z-glavou-pentagona-j-zaklikav-ssa-nadati-litaki.html" text:style-name="Internet_20_link" text:visited-style-name="Visited_20_Internet_20_Link">
 <text:span text:style-name="T4">
Шмигаль</text:span>
 </text:a>
</text:p>
      <text:p text:style-name="P4">
Як повідомлялося, у середу Президент Володимир Зеленський <text:a xlink:type="simple" xlink:href="https://www.ukrinform.ua/rubric-polytics/3695067-zelenskij-zustrivsa-iz-dvopartijnou-delegacieu-senatu-kongresu-ssa.html" text:style-name="Internet_20_link" text:visited-style-name="Visited_20_Internet_20_Link">
</text:a>
 із двопартійною делегацієюСенату Конгресу США у складі Джозефа Манчіна, Лізи Мурковскі та Марка Келлі.</text:p>
      <text:p text:style-name="P4">
Source: <text:a xlink:type="simple" xlink:href="https://www.ukrinform.ua/rubric-polytics/3695087-ssa-ne-vitracaut-grosi-v-ukraini-a-investuut-u-demokratiu-delegacia-senatu-v-kievi.html" text:style-name="Internet_20_link" text:visited-style-name="Visited_20_Internet_20_Link">
https://www.ukrinform.ua/rubric-polytics/3695087-ssa-ne-vitracaut-grosi-v-ukraini-a-investuut-u-demokratiu-delegacia-senatu-v-kievi.html</text:a>
</text:p>
      <!--NEWS-->
      <text:h text:style-name="P10" text:outline-level="1">
<text:span text:style-name="T4">
Всеукраїнська рада церков підтримує законопроєкт про заборону релігійних організацій, пов'язаних із рф</text:span>
</text:h>
      <text:p text:style-name="P4">
Authors: Ukrinform (Person)</text:p>
      <text:p text:style-name="P4">
Publisher: Укринформ (Organization)</text:p>
      <text:p text:style-name="P4">
Published Time: 2023-04-12T-59:54:00+03:00</text:p>
      <text:p text:style-name="P4">
Modified Time: 2023-04-12T20:54:00+03:00</text:p>
      <text:p text:style-name="P4">
Description: Голова Верховної Ради Руслан Стефанчук повідомив, що Всеукраїнської ради церков і релігійних організацій (ВРЦіРО) підтримала розгляд в парламенті законопроєкту, який не допускатиме діяльність будь-яких релігійних організацій із центрами впливу в росії. — Укрінформ.</text:p>
      <text:p text:style-name="P4">
Images: ["<text:a xlink:type="simple" xlink:href="https://static.ukrinform.com/photos/2023_04/thumb_files/630_360_1680610780-609.jpg" text:style-name="Internet_20_link" text:visited-style-name="Visited_20_Internet_20_Link">
630_360_16806...</text:a>
", "<text:a xlink:type="simple" xlink:href="https://static.ukrinform.com/photos/2023_04/1681322047-877.jpg" text:style-name="Internet_20_link" text:visited-style-name="Visited_20_Internet_20_Link">
1681322047-87...</text:a>
", "<text:a xlink:type="simple" xlink:href="https://static.ukrinform.com/photos/2023_04/1681322047-577.jpg" text:style-name="Internet_20_link" text:visited-style-name="Visited_20_Internet_20_Link">
1681322047-57...</text:a>
"]</text:p>
      <text:p text:style-name="P4">
Tags: ['УПЦ МП', 'Верховна Рада', 'Стефанчук', 'Всеукраїнська рада церков']</text:p>
      <text:p text:style-name="P4">
Type: Article</text:p>
      <!--METADATA-->
      <text:p text:style-name="P4">
<draw:frame draw:style-name="fr1" draw:name="Image65" text:anchor-type="as-char" svg:width="6.9236in" svg:height="3.956343in" draw:z-index="0">
<draw:image xlink:href="../Images/yкринформ/2023-04-12T-59-54-00-03-00/630_360_1680610780-609.jpg" xlink:type="simple" xlink:show="embed" xlink:actuate="onLoad" draw:mime-type="image/jpeg"/>
</draw:frame>
 ГоловаВерховної Ради Руслан Стефанчук повідомив, що Всеукраїнської ради церков ірелігійних організацій (ВРЦіРО) підтримала розгляд в парламенті законопроєкту,який не допускатиме діяльність будь-яких релігійних організацій із центрамивпливу в росії.</text:p>
      <text:p text:style-name="P4">
Як передає Укрінформ, про це він поінформував у <text:a xlink:type="simple" xlink:href="https://www.facebook.com/stefanchuk.official/posts/pfbid0iWEUqRHGfqUZK6gkmYaZhzLywDNnC7288M4UhGWuxKyiYwxHWBWmQazKP5HwbArMl" text:style-name="Internet_20_link" text:visited-style-name="Visited_20_Internet_20_Link">
</text:a>
</text:p>
      <text:p text:style-name="P4">
“Вчора у мене відбулася відверта розмова з членами Всеукраїнської ради церкові релігійних організацій. Сьогодні всі ми турбуємося про українськесуспільство і про те, аби російський ворог не проникав у наші серця й душі. Мипроговорили низку законодавчих ініціатив, які сьогодні подані до <text:a xlink:type="simple" xlink:href="https://www.ukrinform.ua/tag-verhovna-rada" text:style-name="Internet_20_link" text:visited-style-name="Visited_20_Internet_20_Link">
</text:a>
 . З-поміж інших, особливу увагуприділили проєкту Закону “Про внесення змін до деяких законів України щододіяльності в Україні релігійних організацій” ( № 8371)”, - нагадав Стефанчук.</text:p>
      <text:p text:style-name="P4">
Він уточнив, що вказаний законопроєкт “не допускатиме діяльність будь-якихрелігійних організацій, афілійованих із центрами впливу релігійнихорганізацій, керівний центр яких знаходиться за межами України у державі, щоздійснює військову агресію проти України”.</text:p>
      <text:p text:style-name="P4">
<text:span text:style-name="T4">
Читайте також:</text:span>
 <text:a xlink:type="simple" xlink:href="https://www.ukrinform.ua/rubric-other_news/3694969-u-lavri-zafiksuvali-rujnuvanna-knizkovogo-skladu-akij-buv-u-koristuvanni-upc-mp-tkacenko.html" text:style-name="Internet_20_link" text:visited-style-name="Visited_20_Internet_20_Link">
 <text:span text:style-name="T4">
УПЦ</text:span>
 </text:a>
</text:p>
      <text:p text:style-name="P4">
“За підсумками зустрічі з членами ВРЦіРО сьогодні я отримав лист, дезначиться, що церкви та релігійні організації підтримують розгляд вУкраїнському парламенті та прийняття за основу зазначеного документа. І цимсамим вони всі визнають, що ці відносини мають бути унормовані законодавчо”, -повідомив голова ВР.</text:p>
      <text:p text:style-name="P4">
Також він додав, що “ВРЦіРО — проти російської церкви в Україні і всіусвідомлюють, що росія не має права впливати на українські релігійніорганізації”.</text:p>
      <text:p text:style-name="P4">
<draw:frame draw:style-name="fr1" draw:name="Image66" text:anchor-type="as-char" svg:width="6.9236in" svg:height="9.481486in" draw:z-index="0">
<draw:image xlink:href="../Images/yкринформ/2023-04-12T-59-54-00-03-00/1681322047-877.jpg" xlink:type="simple" xlink:show="embed" xlink:actuate="onLoad" draw:mime-type="image/jpeg"/>
</draw:frame>
<draw:frame draw:style-name="fr1" draw:name="Image67" text:anchor-type="as-char" svg:width="6.9236in" svg:height="9.718683in" draw:z-index="0">
<draw:image xlink:href="../Images/yкринформ/2023-04-12T-59-54-00-03-00/1681322047-577.jpg" xlink:type="simple" xlink:show="embed" xlink:actuate="onLoad" draw:mime-type="image/jpeg"/>
</draw:frame>
</text:p>
      <text:p text:style-name="P4">
“Всі одностайно визнають невідворотність юридичної відповідальності будь-якоїособи за порушення законодавства України, незалежно від того, в рясі людина чині. Зі свого боку, я, як Голова Верховної Ради України, зазначу, що всі ці таінші надані нам з боку ВРЦіРО пропозиції ми розглянемо й приймемо виваженерішення. Українські релігійні організації (об'єднання) мають бути зУкраїнським Народом та з Україною без жодного впливу з боку росії!”, -підкреслив Стефанчук.</text:p>
      <text:p text:style-name="P4">
<text:span text:style-name="T4">
Читайте також:</text:span>
 <text:a xlink:type="simple" xlink:href="https://www.ukrinform.ua/rubric-culture/3694900-u-kiivskij-lavri-pocala-robotu-komisia-mkip-aki-porusenna-viavila-perevirka.html" text:style-name="Internet_20_link" text:visited-style-name="Visited_20_Internet_20_Link">
 </text:a>
</text:p>
      <text:p text:style-name="P4">
Як повідомляв Укрінформ, Кабінет Міністрів у січні 2023 року зареєстрував уВерховній Раді законопроєкт №8371 щодо діяльності в Україні релігійнихорганізацій, згідно з яким може бути припинена діяльність УПЦ (МП).Законопроєкт спрямований на забезпечення духовної незалежності, недопущеннярозколу в суспільстві за релігійною ознакою, сприяння консолідаціїукраїнського суспільства та захист національних інтересів.</text:p>
      <text:p text:style-name="P4">
Source: <text:a xlink:type="simple" xlink:href="https://www.ukrinform.ua/rubric-society/3695085-vseukrainska-rada-cerkov-pidtrimue-zakonoproekt-pro-zaboronu-religijnih-organizacij-povazanih-iz-rf.html" text:style-name="Internet_20_link" text:visited-style-name="Visited_20_Internet_20_Link">
https://www.ukrinform.ua/rubric-society/3695085-vseukrainska-rada-cerkov-pidtrimue-zakonoproekt-pro-zaboronu-religijnih-organizacij-povazanih-iz-rf.html</text:a>
</text:p>
      <!--NEWS-->
      <text:h text:style-name="P10" text:outline-level="1">
<text:span text:style-name="T4">
At Lyman direction Russian army shelled Makiyivka, Nevske, Bilohorivka of Luhansk region and ...</text:span>
</text:h>
      <text:p text:style-name="P4">
Authors: liveuamap (Language: en)</text:p>
      <text:p text:style-name="P4">
Time: 2023-04-12T-5:19:00</text:p>
      <text:p text:style-name="P4">
Location: Bakhmut (Latitude:48.80607 Longtitude:38.24444)</text:p>
      <text:p text:style-name="P4">
Videos: []</text:p>
      <text:p text:style-name="P4">
Images: []</text:p>
      <text:p text:style-name="P4">
Tags: ["Russia"]</text:p>
      <text:p text:style-name="P4">
ID: 22555559</text:p>
      <!--METADATA-->
      <text:p text:style-name="P4">
At Lyman direction Russian army shelled Makiyivka, Nevske, Bilohorivka ofLuhansk region and Yampolivka, Torske, Spirne of Donetsk region, - GeneralStaff of Armed Forces of Ukraine says in the morning report</text:p>
      <text:p text:style-name="P4">
News Collection Link: <text:a xlink:type="simple" xlink:href="https://liveuamap.com/en/2023/12-april-at-lyman-direction-russian-army-shelled-makiyivka" text:style-name="Internet_20_link" text:visited-style-name="Visited_20_Internet_20_Link">
https://liveuamap.com/en/2023/12-april-at-lyman-direction-russian-army-shelled-makiyivka</text:a>
</text:p>
      <text:p text:style-name="P4">
Source: <text:a xlink:type="simple" xlink:href="https://t.me/lumsrc/4472" text:style-name="Internet_20_link" text:visited-style-name="Visited_20_Internet_20_Link">
https://t.me/lumsrc/4472</text:a>
</text:p>
      <!--NEWS-->
      <text:h text:style-name="P10" text:outline-level="1">
<text:span text:style-name="T4">
Макрон: Бути союзником США не означає бути васалом</text:span>
</text:h>
      <text:p text:style-name="P4">
Authors: Ukrinform (Person)</text:p>
      <text:p text:style-name="P4">
Publisher: Укринформ (Organization)</text:p>
      <text:p text:style-name="P4">
Published Time: 2023-04-12T-61:50:00+03:00</text:p>
      <text:p text:style-name="P4">
Modified Time: 2023-04-12T20:50:00+03:00</text:p>
      <text:p text:style-name="P4">
Description: Президент Франції Емманюель Макрон під час пресконференції в Амстердамі щодо Тайваню сказав, що бути союзником США не означає бути васалом. — Укрінформ.</text:p>
      <text:p text:style-name="P4">
Images: ["<text:a xlink:type="simple" xlink:href="https://static.ukrinform.com/photos/2022_04/thumb_files/630_360_1650640402-467.jpg" text:style-name="Internet_20_link" text:visited-style-name="Visited_20_Internet_20_Link">
630_360_16506...</text:a>
"]</text:p>
      <text:p text:style-name="P4">
Tags: ['Франція', 'Макрон', 'США', 'Тайвань']</text:p>
      <text:p text:style-name="P4">
Type: Article</text:p>
      <!--METADATA-->
      <text:p text:style-name="P4">
<draw:frame draw:style-name="fr1" draw:name="Image68" text:anchor-type="as-char" svg:width="6.9236in" svg:height="3.956343in" draw:z-index="0">
<draw:image xlink:href="../Images/yкринформ/2023-04-12T-61-50-00-03-00/630_360_1650640402-467.jpg" xlink:type="simple" xlink:show="embed" xlink:actuate="onLoad" draw:mime-type="image/jpeg"/>
</draw:frame>
 ПрезидентФранції Емманюель Макрон під час пресконференції в Амстердамі щодо Тайванюсказав, що бути союзником США не означає бути васалом.</text:p>
      <text:p text:style-name="P4">
Про це повідомляє Укрінформ з посиланням на Твіттер <text:a xlink:type="simple" xlink:href="https://twitter.com/AFP/status/1646194054303039501" text:style-name="Internet_20_link" text:visited-style-name="Visited_20_Internet_20_Link">
</text:a>
.</text:p>
      <text:p text:style-name="P4">
“Бути союзником не означає бути васалом... не означає, що ми не маємо правадумати самостійно”, - сказав він.</text:p>
      <text:p text:style-name="P4">
Як повідомляв Укрінформ, президент Франції Еммануель Макрон із дружиноюприбули до Нідерландів з дводенним державним візитом на тлі критики йогокоментарів стосовно позиції Європи щодо Китаю та Тайваню.</text:p>
      <text:p text:style-name="P4">
Президент Франції Еммануель Макрон після повернення з триденного державноговізиту до КНР заявив, що Європа не зацікавлена в ескалації кризи навколоТайваню і повинна дотримуватися власної стратегії у відносинах з островом,незалежної як від Сполучених Штатів, так і від Китаю.</text:p>
      <text:p text:style-name="P4">
<text:span text:style-name="T4">
Читайте також:</text:span>
 <text:a xlink:type="simple" xlink:href="https://www.ukrinform.ua/rubric-world/3694660-u-es-bilsae-simpatikiv-idei-makrona-sodo-strategicnoi-avtonomii-vid-ssa-misel.html" text:style-name="Internet_20_link" text:visited-style-name="Visited_20_Internet_20_Link">
 <text:span text:style-name="T4">
Макрон</text:span>
 </text:a>
</text:p>
      <text:p text:style-name="P4">
Політики Німеччини та Чехії розкритикували заяви президента Франції ЕммануеляМакрона щодо Тайваню, а також залежності країн Європи від США.</text:p>
      <text:p text:style-name="P4">
Глава польського уряду Матеуш Моравецький застеріг окремих європейськихлідерів від спроби <text:a xlink:type="simple" xlink:href="https://www.ukrinform.ua/rubric-world/3694372-moraveckij-makronu-zamist-strategicnoi-avtonomii-treba-buduvati-strategicnij-souz-iz-ssa.html" text:style-name="Internet_20_link" text:visited-style-name="Visited_20_Internet_20_Link">
 </text:a>
 , закликавши, навпаки, до розвитку стратегічноїспівпраці Європи з Вашингтоном.</text:p>
      <text:p text:style-name="P4">
<text:span text:style-name="T5">
Фото: OUEST-FRANCE</text:span>
</text:p>
      <text:p text:style-name="P4">
Source: <text:a xlink:type="simple" xlink:href="https://www.ukrinform.ua/rubric-world/3695084-makron-buti-souznikom-ssa-ne-oznacae-buti-vasalom.html" text:style-name="Internet_20_link" text:visited-style-name="Visited_20_Internet_20_Link">
https://www.ukrinform.ua/rubric-world/3695084-makron-buti-souznikom-ssa-ne-oznacae-buti-vasalom.html</text:a>
</text:p>
      <!--NEWS-->
      <text:h text:style-name="P10" text:outline-level="1">
<text:span text:style-name="T4">
Україна в ООН: Головування росії у Радбезі на тлі жорстокої страти військового є насмішкою</text:span>
</text:h>
      <text:p text:style-name="P4">
Authors: Ukrinform (Person)</text:p>
      <text:p text:style-name="P4">
Publisher: Укринформ (Organization)</text:p>
      <text:p text:style-name="P4">
Published Time: 2023-04-12T-63:42:51+03:00</text:p>
      <text:p text:style-name="P4">
Modified Time: 2023-04-12T20:42:51+03:00</text:p>
      <text:p text:style-name="P4">
Description: Одночасне головування росії у Раді безпеки ООН та жорстока страта російськими військовими українського військовополоненого суттєво знижує авторитет ООН. — Укрінформ.</text:p>
      <text:p text:style-name="P4">
Images: ["<text:a xlink:type="simple" xlink:href="https://static.ukrinform.com/photos/2022_01/thumb_files/630_360_1643665289-546.jpeg" text:style-name="Internet_20_link" text:visited-style-name="Visited_20_Internet_20_Link">
630_360_16436...</text:a>
"]</text:p>
      <text:p text:style-name="P4">
Tags: ['ООН', 'Страта', 'Україна', 'росія']</text:p>
      <text:p text:style-name="P4">
Type: Article</text:p>
      <!--METADATA-->
      <text:p text:style-name="P4">
<draw:frame draw:style-name="fr1" draw:name="Image69" text:anchor-type="as-char" svg:width="6.9236in" svg:height="3.956343in" draw:z-index="0">
<draw:image xlink:href="../Images/yкринформ/2023-04-12T-63-42-51-03-00/630_360_1643665289-546.jpeg" xlink:type="simple" xlink:show="embed" xlink:actuate="onLoad" draw:mime-type="image/jpeg"/>
</draw:frame>
Одночасне головування росії у Раді безпеки ООН та жорстока страта російськимивійськовими українського військовополоненого суттєво знижує авторитет ООН.</text:p>
      <text:p text:style-name="P4">
Як повідомляє кореспондент Укрінформу, про це заявили у Постійномупредставництві України при ООН.</text:p>
      <text:p text:style-name="P4">
“На тлі обурливого злочину, головування російської федерації у Раді БезпекиООН виглядає вкрай цинічним та шкодить авторитету та можливостям цьогооргану”, - йдеться у поширеній заяві.</text:p>
      <text:p text:style-name="P4">
Дипломати наголосили, що “держава, визнана агресором Генеральною асамблеєюООН, держава, яка продовжує чинити злочин агресії, воєнні злочини та злочинипроти людяності не повинна очолювати орган ООН, наділений ключовоювідповідальністю за підтримку міжнародного миру й безпеки”. “Ми покладаємосяна тверду та рішучу позицію членів <text:a xlink:type="simple" xlink:href="https://www.ukrinform.ua/tag-oon" text:style-name="Internet_20_link" text:visited-style-name="Visited_20_Internet_20_Link">
 </text:a>
 узасудженні російських воєнних злочинів та вказуванні на несумісність дій та рфта поняття “миролюбна держава” у значенні 4 статті Статуту ООН”, - заявили вукраїнській місії при ООН.</text:p>
      <text:p text:style-name="P4">
У заяві зазначається, що “росія свідомо реалізує свою політику тортур,фізичного насильства, нелюдського поводження, умисного заподіяння тяжкихстраждань, тяжких тілесних ушкоджень та умисного вбивства полоненихвійськовослужбовців і цивільних осіб в Україні”. “Цей шокуючий інцидент лишезміцнив нашу рішучість притягнути до відповідальності усіх причетних довчинення в Україні жахливих злочинів, у тому числі найвище керівництво рф табезпосередніх виконавців”, - підсумували дипломати.</text:p>
      <text:p text:style-name="P4">
<text:span text:style-name="T4">
Читайте також:</text:span>
 <text:a xlink:type="simple" xlink:href="https://www.ukrinform.ua/rubric-ato/3695075-danilov-pro-video-zi-stratou-ukrainskogo-vijskovogo-znajti-neludiv-e-spravou-cesti.html" text:style-name="Internet_20_link" text:visited-style-name="Visited_20_Internet_20_Link">
 <text:span text:style-name="T4">
страто</text:span>
 </text:a>
</text:p>
      <text:p text:style-name="P4">
Як повідомлялося, в інтернеті з’явилися два відео страти українськихзахисників.</text:p>
      <text:p text:style-name="P4">
За інформацією CNN, перше відео було опубліковане на проросійському каналі усоцмережах 8 квітня. Воно було навмисно зняте "вагнерівцями" і показує дваобезголовлені тіла українських військових, які лежать на землі поряд ізпошкодженим військовим автомобілем. На російських акаунтах стверджується, щовідео зняте поблизу Бахмута.</text:p>
      <text:p text:style-name="P4">
Друге відео, яке з’явилося у Твіттері і навмисно сильно розмите, імовірно,було записане влітку, з огляду на рослинність у кадрі. На ньому російськийбоєць із ножем обезголовлює українського військового, який, судячи з голосу навідео, ймовірно, був живий на початку розправи.</text:p>
      <text:p text:style-name="P4">
Служба безпеки України <text:a xlink:type="simple" xlink:href="https://www.ukrinform.ua/rubric-ato/3694771-sbu-vidkrila-spravu-sodo-video-z-vidrizannam-golovi-ukrainskomu-vijskovomu.html" text:style-name="Internet_20_link" text:visited-style-name="Visited_20_Internet_20_Link">
 </text:a>
щодо відео, на якому російські загарбники відрізають голову українськомуполоненому.</text:p>
      <text:p text:style-name="P4">
Правоохоронні органи України вживають заходів для встановлення осіб, якіскоїли цей злочин.</text:p>
      <text:p text:style-name="P4">
Source: <text:a xlink:type="simple" xlink:href="https://www.ukrinform.ua/rubric-polytics/3695079-ukraina-v-oon-golovuvanna-rosii-u-radbezi-na-tli-zorstokoi-strati-vijskovogo-e-nasmiskou.html" text:style-name="Internet_20_link" text:visited-style-name="Visited_20_Internet_20_Link">
https://www.ukrinform.ua/rubric-polytics/3695079-ukraina-v-oon-golovuvanna-rosii-u-radbezi-na-tli-zorstokoi-strati-vijskovogo-e-nasmiskou.html</text:a>
</text:p>
      <!--NEWS-->
      <text:h text:style-name="P10" text:outline-level="1">
<text:span text:style-name="T4">
Казахстан витісняє росію на ринку збагаченого урану - Bloomberg</text:span>
</text:h>
      <text:p text:style-name="P4">
Authors: Ukrinform (Person)</text:p>
      <text:p text:style-name="P4">
Publisher: Укринформ (Organization)</text:p>
      <text:p text:style-name="P4">
Published Time: 2023-04-12T-65:35:00+03:00</text:p>
      <text:p text:style-name="P4">
Modified Time: 2023-04-12T20:35:00+03:00</text:p>
      <text:p text:style-name="P4">
Description: Атомні станції в Східній Європі, які раніше отримували збагачений уран з росії, прагнуть скоротити свою залежність від москви та планують підписати контракт з урановидобувною компанією Казахстану вже у 2025 році. — Укрінформ.</text:p>
      <text:p text:style-name="P4">
Images: ["<text:a xlink:type="simple" xlink:href="https://static.ukrinform.com/photos/2019_03/thumb_files/630_360_1553192719-759.jpg" text:style-name="Internet_20_link" text:visited-style-name="Visited_20_Internet_20_Link">
630_360_15531...</text:a>
"]</text:p>
      <text:p text:style-name="P4">
Tags: ['Казахстан', 'росія', 'Уран', 'Ринок']</text:p>
      <text:p text:style-name="P4">
Type: Article</text:p>
      <!--METADATA-->
      <text:p text:style-name="P4">
<draw:frame draw:style-name="fr1" draw:name="Image70" text:anchor-type="as-char" svg:width="6.9236in" svg:height="3.956343in" draw:z-index="0">
<draw:image xlink:href="../Images/yкринформ/2023-04-12T-65-35-00-03-00/630_360_1553192719-759.jpg" xlink:type="simple" xlink:show="embed" xlink:actuate="onLoad" draw:mime-type="image/jpeg"/>
</draw:frame>
 Атомністанції в Східній Європі, які раніше отримували збагачений уран з росії,прагнуть скоротити свою залежність від москви та планують підписати контракт зурановидобувною компанією Казахстану вже у 2025 році.</text:p>
      <text:p text:style-name="P4">
Як передає Укрінформ, про це повідомляє <text:a xlink:type="simple" xlink:href="https://www.bloomberg.com/news/articles/2023-04-11/world-s-top-uranium-miner-sees-clients-switching-from-russia" text:style-name="Internet_20_link" text:visited-style-name="Visited_20_Internet_20_Link">
</text:a>
 .</text:p>
      <text:p text:style-name="P4">
Деякі атомні станції в Східній Європі, які раніше отримували збагачений уран з<text:a xlink:type="simple" xlink:href="https://www.ukrinform.ua/tag-rosia" text:style-name="Internet_20_link" text:visited-style-name="Visited_20_Internet_20_Link">
 </text:a>
 , прагнуть отримати наші контракти з2025 року, заявив генеральний директор «Казатомпрому» Єржан Муканов.</text:p>
      <text:p text:style-name="P4">
Зокрема, Казатомпром прогнозує значне зростання попиту на уран та вже готуєзапаси до видобутку. Також там планують відкрити третій експортний маршрутчерез попит зі сторони Китаю.</text:p>
      <text:p text:style-name="P4">
«Ми готуємо наші запаси до видобутку, щоб ми могли реагувати на запити ринку»,— сказав Муканов в інтерв'ю Bloomberg.</text:p>
      <text:p text:style-name="P4">
США є однією з країн, які прагнуть скоротити свою залежність від постачаннязбагаченого урану з росії - найбільшого у світі постачальника ядерного палива.Наразі цього було недостатньо, щоб запобігти стрімкому зростанню російськогоекспорту після вторгнення в Україну, що збільшує прибутки кремля.</text:p>
      <text:p text:style-name="P4">
<text:span text:style-name="T4">
Читайте також:</text:span>
 <text:a xlink:type="simple" xlink:href="https://www.ukrinform.ua/rubric-economy/3694781-energoatom-pidpisav-ugodu-z-kanadskou-kompanieu-pro-vikoristanna-ukrainskogo-uranu.html" text:style-name="Internet_20_link" text:visited-style-name="Visited_20_Internet_20_Link">
 <text:span text:style-name="T4">
уран</text:span>
 </text:a>
</text:p>
      <text:p text:style-name="P4">
Очікується, що до 2030 року попит на уран зросте приблизно на третину, заявилаВсесвітня ядерна асоціація, посилаючись на прогнозоване збільшення потужностіреакторів у світі на 16%. Казахстан, який виробляє понад 40% світового урану,планує зберегти видобуток на рівні близько 22 000 тонн цього року.</text:p>
      <text:p text:style-name="P4">
«Ми прогнозуємо зростання попиту на уран, але ми не зацікавлені у вибуховомузростанні цін», — сказав Муканов.</text:p>
      <text:p text:style-name="P4">
«Казатомпром» планує відкрити третій експортний маршрут цього року, щобдоставляти уран до Китаю. Наразі країна транспортує атомне паливо через росіюта через Каспійське море до Чорного моря.</text:p>
      <text:p text:style-name="P4">
Source: <text:a xlink:type="simple" xlink:href="https://www.ukrinform.ua/rubric-economy/3695078-kazahstan-vitisnae-rosiu-na-rinku-zbagacenogo-uranu-bloomberg.html" text:style-name="Internet_20_link" text:visited-style-name="Visited_20_Internet_20_Link">
https://www.ukrinform.ua/rubric-economy/3695078-kazahstan-vitisnae-rosiu-na-rinku-zbagacenogo-uranu-bloomberg.html</text:a>
</text:p>
      <!--NEWS-->
      <text:h text:style-name="P10" text:outline-level="1">
<text:span text:style-name="T4">
В Україні прогнозують невеликі дощі, вдень прогріє до +15°</text:span>
</text:h>
      <text:p text:style-name="P4">
Authors: Ukrinform (Person)</text:p>
      <text:p text:style-name="P4">
Publisher: Укринформ (Organization)</text:p>
      <text:p text:style-name="P4">
Published Time: 2023-04-12T-67:33:00+03:00</text:p>
      <text:p text:style-name="P4">
Modified Time: 2023-04-12T20:33:00+03:00</text:p>
      <text:p text:style-name="P4">
Description: В Україні в четвер пройдуть невеликі дощі, у східних, південних, Кіровоградській та Дніпроперовській областях очікується помірний дощ, уночі 5-10°, у західних областях 1-6° тепла, вдень 10-15° тепла. — Укрінформ.</text:p>
      <text:p text:style-name="P4">
Images: ["<text:a xlink:type="simple" xlink:href="https://static.ukrinform.com/photos/2019_08/thumb_files/630_360_1565425943-564.jpg" text:style-name="Internet_20_link" text:visited-style-name="Visited_20_Internet_20_Link">
630_360_15654...</text:a>
"]</text:p>
      <text:p text:style-name="P4">
Tags: ['Дощ', 'Погода', 'Прогноз', 'Весна']</text:p>
      <text:p text:style-name="P4">
Type: Article</text:p>
      <!--METADATA-->
      <text:p text:style-name="P4">
<draw:frame draw:style-name="fr1" draw:name="Image71" text:anchor-type="as-char" svg:width="6.9236in" svg:height="3.956343in" draw:z-index="0">
<draw:image xlink:href="../Images/yкринформ/2023-04-12T-67-33-00-03-00/630_360_1565425943-564.jpg" xlink:type="simple" xlink:show="embed" xlink:actuate="onLoad" draw:mime-type="image/jpeg"/>
</draw:frame>
 В Українів четвер пройдуть невеликі дощі, у східних, південних, Кіровоградській таДніпроперовській областях очікується помірний дощ, уночі 5-10°, у західнихобластях 1-6° тепла, вдень 10-15° тепла.</text:p>
      <text:p text:style-name="P4">
Про це Укрінформу повідомили в Українському гідрометцентрі.</text:p>
      <text:p text:style-name="P4">
"В Україні, крім західних областей, невеликий дощ, у східних, вночі і упівденних, Кіровоградській та Дніпроперовській областях помірний <text:a xlink:type="simple" xlink:href="https://www.ukrinform.ua/tag-dos" text:style-name="Internet_20_link" text:visited-style-name="Visited_20_Internet_20_Link">
</text:a>
 . На заході країни вночі та вранці місцямитуман. Вітер східний, північно-східний, 5-10 м/с. Температура вночі 5-10°, узахідних областях 1-6° тепла (в Карпатах близько 0°); вдень 10-15° тепла", -йдеться в повідомленні.</text:p>
      <text:p text:style-name="P4">
У Києві та області 13 квітня пройде невеликий дощ. Вітер північно-східний,5-10 м/с. У столиці температура вночі 7-9° тепла, вдень 11-13°, на Київщинівночі 5-10° тепла, вдень 10-15°.</text:p>
      <text:p text:style-name="P4">
Синоптики прогнозують 14 квітня вночі на Лівобережжі, вдень на Закарпатті та вКарпатах, 15 квітня вночі в західній частині, вдень в Україні, крім сходу тапівденного сходу, невеликі, місцями помірні дощі; на решті території безістотних опадів.</text:p>
      <text:p text:style-name="P4">
Вітер 14 квітня змінних напрямків, 3-8 м/с, 15 квітня переважно південно-східний, 5-10 м/с.</text:p>
      <text:p text:style-name="P4">
Температура вночі 4-9°, 15 квітня у східних та Сумській областях 0-5° тепла;вдень 10-15°, у південній, 14 квітня і в західній частинах країни 13-18°.</text:p>
      <text:p text:style-name="P4">
<text:span text:style-name="T4">
Читайте також:</text:span>
 <text:a xlink:type="simple" xlink:href="https://www.ukrinform.ua/rubric-technology/3694782-prognoz-pogodi-za-30-sekund-u-kitai-rozrobili-sistemu-na-osnovi-stucnogo-intelektu.html" text:style-name="Internet_20_link" text:visited-style-name="Visited_20_Internet_20_Link">
 </text:a>
</text:p>
      <text:p text:style-name="P4">
У Києві та області 14 квітня без істотних опадів, 15 квітня вдень очікуєтьсяневеликий дощ. Вітер 14 квітня змінних напрямків, 3-8 м/с, 15 квітня південно-східний, 5-10 м/с. У столиці температура вночі 6-8° тепла, вдень 12-14°, наКиївщині вночі 4-9° тепла, вдень 10-15°.</text:p>
      <text:p text:style-name="P4">
Згідно з прогнозом, в Україні 16 квітня вночі пройде помірний, вдень невеликийдощ, лише у південно-східних та східних областях без опадів. 17 квітня узахідних та південно-західних областях невеликий дощ, на решті території безопадів. Температура вночі 2-8° тепла, вдень 9-15°, 17 квітня в країні, крімзахідної частини, 13-19°.</text:p>
      <text:p text:style-name="P4">
У Києві та області 16 квітня вночі очікується помірний, вдень невеликий дощ;17 квітня без опадів. У столиці температура вночі 4-6° тепла, вдень 16 квітня11-13°, 17 квітня 15-17°; на Київщині вночі 2-7° тепла, вдень 16 квітня 9-14°,17 квітня 13-18°.</text:p>
      <text:p text:style-name="P4">
Source: <text:a xlink:type="simple" xlink:href="https://www.ukrinform.ua/rubric-regions/3694947-v-ukraini-prognozuut-neveliki-dosi-vden-progrie-do-15.html" text:style-name="Internet_20_link" text:visited-style-name="Visited_20_Internet_20_Link">
https://www.ukrinform.ua/rubric-regions/3694947-v-ukraini-prognozuut-neveliki-dosi-vden-progrie-do-15.html</text:a>
</text:p>
      <!--NEWS-->
      <text:h text:style-name="P10" text:outline-level="1">
<text:span text:style-name="T4">
At Avdiyivka and Maryinka directions Russian army shelled Novokalynove, Orlivka, Avdiyivka, T...</text:span>
</text:h>
      <text:p text:style-name="P4">
Authors: liveuamap (Language: en)</text:p>
      <text:p text:style-name="P4">
Time: 2023-04-12T-7:19:00</text:p>
      <text:p text:style-name="P4">
Location: Donetsk Oblast (Latitude:47.91588 Longtitude:37.46441)</text:p>
      <text:p text:style-name="P4">
Videos: []</text:p>
      <text:p text:style-name="P4">
Images: []</text:p>
      <text:p text:style-name="P4">
Tags: ["Russia"]</text:p>
      <text:p text:style-name="P4">
ID: 22555557</text:p>
      <!--METADATA-->
      <text:p text:style-name="P4">
At Avdiyivka and Maryinka directions Russian army shelled Novokalynove,Orlivka, Avdiyivka, Tonenke, Syeverne, Pervomayske, Netaylove, Karlivka,Krasnohorivka, Heorhiyivka, Maryinka and Pobyeda of Donetsk region, - GeneralStaff of Armed Forces of Ukraine says in the morning report</text:p>
      <text:p text:style-name="P4">
News Collection Link: <text:a xlink:type="simple" xlink:href="https://liveuamap.com/en/2023/12-april-at-avdiyivka-and-maryinka-directions-russian-army" text:style-name="Internet_20_link" text:visited-style-name="Visited_20_Internet_20_Link">
https://liveuamap.com/en/2023/12-april-at-avdiyivka-and-maryinka-directions-russian-army</text:a>
</text:p>
      <text:p text:style-name="P4">
Source: <text:a xlink:type="simple" xlink:href="https://t.me/lumsrc/4474" text:style-name="Internet_20_link" text:visited-style-name="Visited_20_Internet_20_Link">
https://t.me/lumsrc/4474</text:a>
</text:p>
      <!--NEWS-->
      <text:h text:style-name="P10" text:outline-level="1">
<text:span text:style-name="T4">
Страта військовополоненого є свідченням нелюдської природи рф – речниця Єврокомісії</text:span>
</text:h>
      <text:p text:style-name="P4">
Authors: Ukrinform (Person)</text:p>
      <text:p text:style-name="P4">
Publisher: Укринформ (Organization)</text:p>
      <text:p text:style-name="P4">
Published Time: 2023-04-12T-92:50:00+03:00</text:p>
      <text:p text:style-name="P4">
Modified Time: 2023-04-12T18:50:00+03:00</text:p>
      <text:p text:style-name="P4">
Description: Страта українського військовополоненого російськими військовими, якщо відео злочину, що поширене у соціальних мережах, буде підтверджено, є ще одним свідченням нелюдської природи російської агресії проти України, тож всі загарбники, винні у воєнних злочинах, будуть притягнуті до відповідальності. — Укрінформ.</text:p>
      <text:p text:style-name="P4">
Images: ["<text:a xlink:type="simple" xlink:href="https://static.ukrinform.com/photos/2017_03/thumb_files/630_360_1489664494-4392.jpg" text:style-name="Internet_20_link" text:visited-style-name="Visited_20_Internet_20_Link">
630_360_14896...</text:a>
"]</text:p>
      <text:p text:style-name="P4">
Tags: ['Єврокомісія', 'Полонені', 'Війна з росією']</text:p>
      <text:p text:style-name="P4">
Type: Article</text:p>
      <!--METADATA-->
      <text:p text:style-name="P4">
<draw:frame draw:style-name="fr1" draw:name="Image72" text:anchor-type="as-char" svg:width="6.9236in" svg:height="3.956343in" draw:z-index="0">
<draw:image xlink:href="../Images/yкринформ/2023-04-12T-92-50-00-03-00/630_360_1489664494-4392.jpg" xlink:type="simple" xlink:show="embed" xlink:actuate="onLoad" draw:mime-type="image/jpeg"/>
</draw:frame>
 Стратаукраїнського військовополоненого російськими військовими, якщо відео злочину,що поширене у соціальних мережах, буде підтверджено, є ще одним свідченнямнелюдської природи російської агресії проти України, тож всі загарбники, винніу воєнних злочинах, будуть притягнуті до відповідальності.</text:p>
      <text:p text:style-name="P4">
Про це сьогодні у Брюсселі під час брифінгу для преси заявила речницяЄвропейської Комісії Набіла Масралі, повідомляє кореспондент Укрінформу.</text:p>
      <text:p text:style-name="P4">
«На цей час ми не маємо підтверджень щодо достовірності відео. Але, якщо вонабуде підтверджена, це буде ще одним жорстоким нагадуванням про нелюдськуприроду <text:a xlink:type="simple" xlink:href="https://www.ukrinform.ua/tag-russian-aggression" text:style-name="Internet_20_link" text:visited-style-name="Visited_20_Internet_20_Link">
 </text:a>
 . Вбивствовійськовополонених є дуже серйозним порушенням Женевської конвенції, ще раздемонструє повну неповагу з боку росії до міжнародного законодавства, і,зокрема, до міжнародного гуманітарного права», - сказала речниця Єврокомісії.</text:p>
      <text:p text:style-name="P4">
Вона наголосила, що росія має дотримуватися власних зобов’язань відповідно доміжнародного гуманітарного права, та забезпечити гуманне поводження ізвійськовополоненими, та за всіх обставин, у відповідності до Женевськихконвенцій, не піддавати небезпеці їх життя.</text:p>
      <text:p text:style-name="P4">
«Я хочу знову підтвердити рішуче зобов’язання з боку ЄС притягнути довідповідальності всіх винних у воєнних злочинах, що були скоєні у зв’язку загресивною війною росії проти України», - зазначила Масралі.</text:p>
      <text:p text:style-name="P4">
<text:span text:style-name="T4">
Читайте також:</text:span>
 <text:a xlink:type="simple" xlink:href="https://www.ukrinform.ua/rubric-polytics/3694939-video-zi-stratou-polonenogo-malo-nalakati-ale-vijslo-navpaki-posol-britanii.html" text:style-name="Internet_20_link" text:visited-style-name="Visited_20_Internet_20_Link">
 <text:span text:style-name="T4">
посол</text:span>
 </text:a>
</text:p>
      <text:p text:style-name="P4">
Як повідомляв Укрінформ, в інтернеті з’явилися два відео страти українськихзахисників. Служба безпеки України розпочала досудове розслідування щодо відеотого, як російські загарбники відрізають голову українському полоненому.Правоохоронні органи України вживають заходів для встановлення осіб, яківчинили цей страшний злочин.</text:p>
      <text:p text:style-name="P4">
Міністерство закордонних справ України <text:a xlink:type="simple" xlink:href="https://www.ukrinform.ua/rubric-ato/3694863-ukraina-zaklikae-ofis-prokurora-mks-nevidkladno-zvernuti-uvagu-na-stratu-ukrainskogo-bijca.html" text:style-name="Internet_20_link" text:visited-style-name="Visited_20_Internet_20_Link">
 </text:a>
 до прокурора Міжнародного кримінального суду звимогою невідкладної уваги до факту страти українського полоненого російськимивійськовими в контексті розслідування воєнних злочинів та злочинів протилюдяності, що скоєні в Україні російськими загарбниками.</text:p>
      <text:p text:style-name="P4">
Source: <text:a xlink:type="simple" xlink:href="https://www.ukrinform.ua/rubric-polytics/3695040-strata-ukrainskogo-vijskovopolonenogo-e-svidcennam-neludskoi-prirodi-rf-recnica-evrokomisii.html" text:style-name="Internet_20_link" text:visited-style-name="Visited_20_Internet_20_Link">
https://www.ukrinform.ua/rubric-polytics/3695040-strata-ukrainskogo-vijskovopolonenogo-e-svidcennam-neludskoi-prirodi-rf-recnica-evrokomisii.html</text:a>
</text:p>
      <!--NEWS-->
      <text:h text:style-name="P10" text:outline-level="1">
<text:span text:style-name="T4">
At Shaktarske direction Russian army shelled Novomykhaylivka, Shakhtarske, Novoukrayinka, Vel...</text:span>
</text:h>
      <text:p text:style-name="P4">
Authors: liveuamap (Language: en)</text:p>
      <text:p text:style-name="P4">
Time: 2023-04-12T-9:19:00</text:p>
      <text:p text:style-name="P4">
Location: Vuhledar (Latitude:47.83229 Longtitude:37.10289)</text:p>
      <text:p text:style-name="P4">
Videos: []</text:p>
      <text:p text:style-name="P4">
Images: []</text:p>
      <text:p text:style-name="P4">
Tags: ["Russia"]</text:p>
      <text:p text:style-name="P4">
ID: 22555556</text:p>
      <!--METADATA-->
      <text:p text:style-name="P4">
At Shaktarske direction Russian army shelled Novomykhaylivka, Shakhtarske,Novoukrayinka, Velyka Novosilka, Vuhledar, Prechystivka of Donetsk region, -General Staff of Armed Forces of Ukraine says in the morning report</text:p>
      <text:p text:style-name="P4">
News Collection Link: <text:a xlink:type="simple" xlink:href="https://liveuamap.com/en/2023/12-april-at-shaktarske-direction-russian-army-shelled-novomykhaylivka" text:style-name="Internet_20_link" text:visited-style-name="Visited_20_Internet_20_Link">
https://liveuamap.com/en/2023/12-april-at-shaktarske-direction-russian-army-shelled-novomykhaylivka</text:a>
</text:p>
      <text:p text:style-name="P4">
Source: <text:a xlink:type="simple" xlink:href="https://t.me/lumsrc/4475" text:style-name="Internet_20_link" text:visited-style-name="Visited_20_Internet_20_Link">
https://t.me/lumsrc/4475</text:a>
</text:p>
      <!--NEWS-->
      <text:h text:style-name="P10" text:outline-level="1">
<text:span text:style-name="T4">
New Delhi: The Indo-Ukrainian Joint Committee will convene in India and Kyiv has requested me...</text:span>
</text:h>
      <text:p text:style-name="P4">
Authors: liveuamap (Language: en)</text:p>
      <text:p text:style-name="P4">
Time: 2023-04-12T00:16:00</text:p>
      <text:p text:style-name="P4">
Location: New Delhi, Delhi (Latitude:28.61168 Longtitude:77.20303)</text:p>
      <text:p text:style-name="P4">
Videos: []</text:p>
      <text:p text:style-name="P4">
Images: []</text:p>
      <text:p text:style-name="P4">
Tags: ["India", "Asia"]</text:p>
      <text:p text:style-name="P4">
ID: 22555537</text:p>
      <!--METADATA-->
      <text:p text:style-name="P4">
New Delhi: The Indo-Ukrainian Joint Committee will convene in India and Kyivhas requested medicines and medical equipment</text:p>
      <text:p text:style-name="P4">
News Collection Link: <text:a xlink:type="simple" xlink:href="https://liveuamap.com/en/2023/12-april-new-delhi-the-indoukrainian-joint-committee-will" text:style-name="Internet_20_link" text:visited-style-name="Visited_20_Internet_20_Link">
https://liveuamap.com/en/2023/12-april-new-delhi-the-indoukrainian-joint-committee-will</text:a>
</text:p>
      <text:p text:style-name="P4">
Source: <text:a xlink:type="simple" xlink:href="https://twitter.com/AlArabiya_Brk/status/1645989234254258179" text:style-name="Internet_20_link" text:visited-style-name="Visited_20_Internet_20_Link">
https://twitter.com/AlArabiya_Brk/status/1645989234254258179</text:a>
</text:p>
      <!--NEWS-->
      <text:h text:style-name="P10" text:outline-level="1">
<text:span text:style-name="T4">
Indian Foreign Minister: The Deputy Foreign Minister of Ukraine handed over a letter from Zel...</text:span>
</text:h>
      <text:p text:style-name="P4">
Authors: liveuamap (Language: en)</text:p>
      <text:p text:style-name="P4">
Time: 2023-04-12T00:19:00</text:p>
      <text:p text:style-name="P4">
Location: New Delhi, Delhi (Latitude:28.6124 Longtitude:77.20307)</text:p>
      <text:p text:style-name="P4">
Videos: []</text:p>
      <text:p text:style-name="P4">
Images: []</text:p>
      <text:p text:style-name="P4">
Tags: ["India", "Asia"]</text:p>
      <text:p text:style-name="P4">
ID: 22555536</text:p>
      <!--METADATA-->
      <text:p text:style-name="P4">
Indian Foreign Minister: The Deputy Foreign Minister of Ukraine handed over aletter from Zelensky to Prime Minister Modi</text:p>
      <text:p text:style-name="P4">
News Collection Link: <text:a xlink:type="simple" xlink:href="https://liveuamap.com/en/2023/12-april-indian-foreign-minister-the-deputy-foreign-minister" text:style-name="Internet_20_link" text:visited-style-name="Visited_20_Internet_20_Link">
https://liveuamap.com/en/2023/12-april-indian-foreign-minister-the-deputy-foreign-minister</text:a>
</text:p>
      <text:p text:style-name="P4">
Source: <text:a xlink:type="simple" xlink:href="https://twitter.com/AJABreaking/status/1645990049089978370" text:style-name="Internet_20_link" text:visited-style-name="Visited_20_Internet_20_Link">
https://twitter.com/AJABreaking/status/1645990049089978370</text:a>
</text:p>
      <!--NEWS-->
      <text:h text:style-name="P10" text:outline-level="1">
<text:span text:style-name="T4">
Ukrainian General Staff estimates Russian losses at 180050</text:span>
</text:h>
      <text:p text:style-name="P4">
Authors: liveuamap (Language: en)</text:p>
      <text:p text:style-name="P4">
Time: 2023-04-12T00:57:00</text:p>
      <text:p text:style-name="P4">
Location: Kyiv, Kyiv city (Latitude:50.44425 Longtitude:30.52903)</text:p>
      <text:p text:style-name="P4">
Videos: []</text:p>
      <text:p text:style-name="P4">
Images: ["<text:a xlink:type="simple" xlink:href="https://liveuamap.com/pics/2023/04/12/22555544_0.jpg" text:style-name="Internet_20_link" text:visited-style-name="Visited_20_Internet_20_Link">
22555544_0.jpg</text:a>
"]</text:p>
      <text:p text:style-name="P4">
Tags: ["Russia", "Europe"]</text:p>
      <text:p text:style-name="P4">
ID: 22555544</text:p>
      <!--METADATA-->
      <text:p text:style-name="P4">
Ukrainian General Staff estimates Russian losses at 180050</text:p>
      <text:p text:style-name="P4">
<draw:frame draw:style-name="fr1" draw:name="Image73" text:anchor-type="as-char" svg:width="6.9236in" svg:height="9.200797in" draw:z-index="0">
<draw:image xlink:href="../Images/liveuamap/2023-04-12T00-57-00/22555544_0.jpg" xlink:type="simple" xlink:show="embed" xlink:actuate="onLoad" draw:mime-type="image/jpeg"/>
</draw:frame>
</text:p>
      <text:p text:style-name="P4">
News Collection Link: <text:a xlink:type="simple" xlink:href="https://liveuamap.com/en/2023/12-april-ukrainian-general-staff-estimates-russian-losses" text:style-name="Internet_20_link" text:visited-style-name="Visited_20_Internet_20_Link">
https://liveuamap.com/en/2023/12-april-ukrainian-general-staff-estimates-russian-losses</text:a>
</text:p>
      <text:p text:style-name="P4">
Source: <text:a xlink:type="simple" xlink:href="https://t.me/GeneralStaffZSU/7499" text:style-name="Internet_20_link" text:visited-style-name="Visited_20_Internet_20_Link">
https://t.me/GeneralStaffZSU/7499</text:a>
</text:p>
      <!--NEWS-->
      <text:h text:style-name="P10" text:outline-level="1">
<text:span text:style-name="T4">
Donetsk Oblast(08:33). Red Alert: aerial threat. Sirens sounding. Take cover now!</text:span>
</text:h>
      <text:p text:style-name="P4">
Authors: liveuamap (Language: en)</text:p>
      <text:p text:style-name="P4">
Time: 2023-04-12T02:34:00</text:p>
      <text:p text:style-name="P4">
Location: Donetsk Oblast (Latitude:48.72749 Longtitude:37.5793)</text:p>
      <text:p text:style-name="P4">
Videos: []</text:p>
      <text:p text:style-name="P4">
Images: []</text:p>
      <text:p text:style-name="P4">
Tags: ["Europe", "Central and Eastern Europe"]</text:p>
      <text:p text:style-name="P4">
ID: 22555470</text:p>
      <!--METADATA-->
      <text:p text:style-name="P4">
Donetsk Oblast(08:33). Red Alert: aerial threat. Sirens sounding. Take covernow!</text:p>
      <text:p text:style-name="P4">
News Collection Link: <text:a xlink:type="simple" xlink:href="https://liveuamap.com/en/2023/12-april-donetsk-oblast0833-red-alert-aerial-g" text:style-name="Internet_20_link" text:visited-style-name="Visited_20_Internet_20_Link">
https://liveuamap.com/en/2023/12-april-donetsk-oblast0833-red-alert-aerial-g</text:a>
</text:p>
      <text:p text:style-name="P4">
Source: <text:a xlink:type="simple" xlink:href="https://t.me/air_alert_ua/42927" text:style-name="Internet_20_link" text:visited-style-name="Visited_20_Internet_20_Link">
https://t.me/air_alert_ua/42927</text:a>
</text:p>
      <!--NEWS-->
      <text:h text:style-name="P10" text:outline-level="1">
<text:span text:style-name="T4">
Zaporizka Oblast(08:55). Red Alert: aerial threat. Sirens sounding. Take cover now!</text:span>
</text:h>
      <text:p text:style-name="P4">
Authors: liveuamap (Language: en)</text:p>
      <text:p text:style-name="P4">
Time: 2023-04-12T02:56:00</text:p>
      <text:p text:style-name="P4">
Location: Zaporizka Oblast (Latitude:47.612511 Longtitude:35.766511)</text:p>
      <text:p text:style-name="P4">
Videos: []</text:p>
      <text:p text:style-name="P4">
Images: []</text:p>
      <text:p text:style-name="P4">
Tags: ["Europe", "Central and Eastern Europe"]</text:p>
      <text:p text:style-name="P4">
ID: 22555498</text:p>
      <!--METADATA-->
      <text:p text:style-name="P4">
Zaporizka Oblast(08:55). Red Alert: aerial threat. Sirens sounding. Take covernow!</text:p>
      <text:p text:style-name="P4">
News Collection Link: <text:a xlink:type="simple" xlink:href="https://liveuamap.com/en/2023/12-april-zaporizka-oblast0855-red-alert-aeriag" text:style-name="Internet_20_link" text:visited-style-name="Visited_20_Internet_20_Link">
https://liveuamap.com/en/2023/12-april-zaporizka-oblast0855-red-alert-aeriag</text:a>
</text:p>
      <text:p text:style-name="P4">
Source: <text:a xlink:type="simple" xlink:href="https://t.me/suspilnezaporizhzhya/12040" text:style-name="Internet_20_link" text:visited-style-name="Visited_20_Internet_20_Link">
https://t.me/suspilnezaporizhzhya/12040</text:a>
</text:p>
      <!--NEWS-->
      <text:h text:style-name="P10" text:outline-level="1">
<text:span text:style-name="T4">
Serbian Defense Minister denies reports of arms supplies to Ukraine, dismisses the reports as...</text:span>
</text:h>
      <text:p text:style-name="P4">
Authors: liveuamap (Language: en)</text:p>
      <text:p text:style-name="P4">
Time: 2023-04-12T02:59:00</text:p>
      <text:p text:style-name="P4">
Location: Beograd (Latitude:44.81947 Longtitude:20.42753)</text:p>
      <text:p text:style-name="P4">
Videos: []</text:p>
      <text:p text:style-name="P4">
Images: []</text:p>
      <text:p text:style-name="P4">
Tags: ["Balkans", "Europe"]</text:p>
      <text:p text:style-name="P4">
ID: 22555547</text:p>
      <!--METADATA-->
      <text:p text:style-name="P4">
Serbian Defense Minister denies reports of arms supplies to Ukraine, dismissesthe reports as fake</text:p>
      <text:p text:style-name="P4">
News Collection Link: <text:a xlink:type="simple" xlink:href="https://liveuamap.com/en/2023/12-april-serbian-defense-minister-denies-reports-of-arms" text:style-name="Internet_20_link" text:visited-style-name="Visited_20_Internet_20_Link">
https://liveuamap.com/en/2023/12-april-serbian-defense-minister-denies-reports-of-arms</text:a>
</text:p>
      <text:p text:style-name="P4">
Source: <text:a xlink:type="simple" xlink:href="https://t.me/bbbreaking/152747" text:style-name="Internet_20_link" text:visited-style-name="Visited_20_Internet_20_Link">
https://t.me/bbbreaking/152747</text:a>
</text:p>
      <!--NEWS-->
      <text:h text:style-name="P10" text:outline-level="1">
<text:span text:style-name="T4">
A drone reportedly hit swine farm in Belgorod region of Russia killing multiple animals</text:span>
</text:h>
      <text:p text:style-name="P4">
Authors: liveuamap (Language: en)</text:p>
      <text:p text:style-name="P4">
Time: 2023-04-12T04:00:00</text:p>
      <text:p text:style-name="P4">
Location: Oktyabrskiy, Belgorod (Latitude:50.42942 Longtitude:36.35718)</text:p>
      <text:p text:style-name="P4">
Videos: []</text:p>
      <text:p text:style-name="P4">
Images: []</text:p>
      <text:p text:style-name="P4">
Tags: ["Russia", "Europe"]</text:p>
      <text:p text:style-name="P4">
ID: 22555550</text:p>
      <!--METADATA-->
      <text:p text:style-name="P4">
A drone reportedly hit swine farm in Belgorod region of Russia killingmultiple animals</text:p>
      <text:p text:style-name="P4">
News Collection Link: <text:a xlink:type="simple" xlink:href="https://liveuamap.com/en/2023/12-april-a-drone-reportedly-hit-swine-farm-in-belgorod-region" text:style-name="Internet_20_link" text:visited-style-name="Visited_20_Internet_20_Link">
https://liveuamap.com/en/2023/12-april-a-drone-reportedly-hit-swine-farm-in-belgorod-region</text:a>
</text:p>
      <text:p text:style-name="P4">
Source: <text:a xlink:type="simple" xlink:href="https://t.me/bbbreaking/152751" text:style-name="Internet_20_link" text:visited-style-name="Visited_20_Internet_20_Link">
https://t.me/bbbreaking/152751</text:a>
</text:p>
      <!--NEWS-->
      <text:h text:style-name="P10" text:outline-level="1">
<text:span text:style-name="T4">
Foreign Minister of Ukraine: A horrific video of Russian troops decapitating a Ukrainian pris...</text:span>
</text:h>
      <text:p text:style-name="P4">
Authors: liveuamap (Language: en)</text:p>
      <text:p text:style-name="P4">
Time: 2023-04-12T04:35:57</text:p>
      <text:p text:style-name="P4">
Location: Kyiv, Kyiv city (Latitude:50.45662 Longtitude:30.52176)</text:p>
      <text:p text:style-name="P4">
Videos: []</text:p>
      <text:p text:style-name="P4">
Images: []</text:p>
      <text:p text:style-name="P4">
Tags: ["Russia"]</text:p>
      <text:p text:style-name="P4">
ID: 22555527</text:p>
      <!--METADATA-->
      <text:p text:style-name="P4">
Foreign Minister of Ukraine: A horrific video of Russian troops decapitating aUkrainian prisoner of war is circulating online. It's absurd that Russia,which is worse than ISIS, is presiding over the UNSC. Russian militants mustbe kicked out of Ukraine and the UN and be held accountable for their crimes</text:p>
      <text:p text:style-name="P4">
News Collection Link: <text:a xlink:type="simple" xlink:href="https://liveuamap.com/en/2023/12-april-foreign-minister-of-ukraine-a-horrific-video-of" text:style-name="Internet_20_link" text:visited-style-name="Visited_20_Internet_20_Link">
https://liveuamap.com/en/2023/12-april-foreign-minister-of-ukraine-a-horrific-video-of</text:a>
</text:p>
      <text:p text:style-name="P4">
Source: <text:a xlink:type="simple" xlink:href="https://twitter.com/DmytroKuleba/status/1646055701318365184" text:style-name="Internet_20_link" text:visited-style-name="Visited_20_Internet_20_Link">
https://twitter.com/DmytroKuleba/status/1646055701318365184</text:a>
</text:p>
      <!--NEWS-->
      <text:h text:style-name="P10" text:outline-level="1">
<text:span text:style-name="T4">
At Sivershchyna and Slobozhanschyna directions Russian army shelled Bleshnya, Kamyanska Slobo...</text:span>
</text:h>
      <text:p text:style-name="P4">
Authors: liveuamap (Language: en)</text:p>
      <text:p text:style-name="P4">
Time: 2023-04-12T05:19:00</text:p>
      <text:p text:style-name="P4">
Location: Vovchansk (Latitude:50.18503 Longtitude:37.46012)</text:p>
      <text:p text:style-name="P4">
Videos: []</text:p>
      <text:p text:style-name="P4">
Images: []</text:p>
      <text:p text:style-name="P4">
Tags: ["Russia"]</text:p>
      <text:p text:style-name="P4">
ID: 22555561</text:p>
      <!--METADATA-->
      <text:p text:style-name="P4">
At Sivershchyna and Slobozhanschyna directions Russian army shelled Bleshnya,Kamyanska Sloboda, Hremyach of Chernihiv region; Volfyne, Katerynivka of Sumyregion, also Veterynarne, Hlyboke, Hatysche, Vovchansk, Zybyne, Volokhivka,Okhrimivka, Chernyakiv, Komisarove, Budarky and Dovzhanka of Kharkiv region, -General Staff of Armed Forces of Ukraine says in the morning report</text:p>
      <text:p text:style-name="P4">
News Collection Link: <text:a xlink:type="simple" xlink:href="https://liveuamap.com/en/2023/12-april-at-sivershchyna-and-slobozhanschyna-directions-russian" text:style-name="Internet_20_link" text:visited-style-name="Visited_20_Internet_20_Link">
https://liveuamap.com/en/2023/12-april-at-sivershchyna-and-slobozhanschyna-directions-russian</text:a>
</text:p>
      <text:p text:style-name="P4">
Source: <text:a xlink:type="simple" xlink:href="https://t.me/lumsrc/4470" text:style-name="Internet_20_link" text:visited-style-name="Visited_20_Internet_20_Link">
https://t.me/lumsrc/4470</text:a>
</text:p>
      <!--NEWS-->
      <text:h text:style-name="P10" text:outline-level="1">
<text:span text:style-name="T4">
Kharkiv, Kharkivska Oblast(12:14). Red Alert: aerial threat. Sirens sounding. Take cover now!</text:span>
</text:h>
      <text:p text:style-name="P4">
Authors: liveuamap (Language: en)</text:p>
      <text:p text:style-name="P4">
Time: 2023-04-12T06:15:00</text:p>
      <text:p text:style-name="P4">
Location: Kharkiv (Latitude:49.97982 Longtitude:36.25373)</text:p>
      <text:p text:style-name="P4">
Videos: []</text:p>
      <text:p text:style-name="P4">
Images: []</text:p>
      <text:p text:style-name="P4">
Tags: ["Europe", "Central and Eastern Europe"]</text:p>
      <text:p text:style-name="P4">
ID: 22555564</text:p>
      <!--METADATA-->
      <text:p text:style-name="P4">
Kharkiv, Kharkivska Oblast(12:14). Red Alert: aerial threat. Sirens sounding.Take cover now!</text:p>
      <text:p text:style-name="P4">
News Collection Link: <text:a xlink:type="simple" xlink:href="https://liveuamap.com/en/2023/12-april-kharkiv-kharkivska-oblast1214-red-alg" text:style-name="Internet_20_link" text:visited-style-name="Visited_20_Internet_20_Link">
https://liveuamap.com/en/2023/12-april-kharkiv-kharkivska-oblast1214-red-alg</text:a>
</text:p>
      <text:p text:style-name="P4">
Source: <text:a xlink:type="simple" xlink:href="https://t.me/air_alert_ua/42933" text:style-name="Internet_20_link" text:visited-style-name="Visited_20_Internet_20_Link">
https://t.me/air_alert_ua/42933</text:a>
</text:p>
      <!--NEWS-->
      <text:h text:style-name="P10" text:outline-level="1">
<text:span text:style-name="T4">
Poltavska Oblast(12:17). Red Alert: aerial threat. Sirens sounding. Take cover now!</text:span>
</text:h>
      <text:p text:style-name="P4">
Authors: liveuamap (Language: en)</text:p>
      <text:p text:style-name="P4">
Time: 2023-04-12T06:18:00</text:p>
      <text:p text:style-name="P4">
Location: Poltavska Oblast (Latitude:49.47582 Longtitude:33.81924)</text:p>
      <text:p text:style-name="P4">
Videos: []</text:p>
      <text:p text:style-name="P4">
Images: []</text:p>
      <text:p text:style-name="P4">
Tags: ["Europe", "Central and Eastern Europe"]</text:p>
      <text:p text:style-name="P4">
ID: 22555565</text:p>
      <!--METADATA-->
      <text:p text:style-name="P4">
Poltavska Oblast(12:17). Red Alert: aerial threat. Sirens sounding. Take covernow!</text:p>
      <text:p text:style-name="P4">
News Collection Link: <text:a xlink:type="simple" xlink:href="https://liveuamap.com/en/2023/12-april-poltavska-oblast1217-red-alert-aeriag" text:style-name="Internet_20_link" text:visited-style-name="Visited_20_Internet_20_Link">
https://liveuamap.com/en/2023/12-april-poltavska-oblast1217-red-alert-aeriag</text:a>
</text:p>
      <text:p text:style-name="P4">
Source: <text:a xlink:type="simple" xlink:href="https://t.me/suspilnepoltava/10755" text:style-name="Internet_20_link" text:visited-style-name="Visited_20_Internet_20_Link">
https://t.me/suspilnepoltava/10755</text:a>
</text:p>
      <!--NEWS-->
      <text:h text:style-name="P10" text:outline-level="1">
<text:span text:style-name="T4">
Donetsk Oblast(13:16). Red Alert: aerial threat. Sirens sounding. Take cover now!</text:span>
</text:h>
      <text:p text:style-name="P4">
Authors: liveuamap (Language: en)</text:p>
      <text:p text:style-name="P4">
Time: 2023-04-12T07:18:00</text:p>
      <text:p text:style-name="P4">
Location: Donetsk Oblast (Latitude:48.72709 Longtitude:37.5774)</text:p>
      <text:p text:style-name="P4">
Videos: []</text:p>
      <text:p text:style-name="P4">
Images: []</text:p>
      <text:p text:style-name="P4">
Tags: ["Europe", "Central and Eastern Europe"]</text:p>
      <text:p text:style-name="P4">
ID: 22555582</text:p>
      <!--METADATA-->
      <text:p text:style-name="P4">
Donetsk Oblast(13:16). Red Alert: aerial threat. Sirens sounding. Take covernow!</text:p>
      <text:p text:style-name="P4">
News Collection Link: <text:a xlink:type="simple" xlink:href="https://liveuamap.com/en/2023/12-april-donetsk-oblast1316-red-alert-aerial-g" text:style-name="Internet_20_link" text:visited-style-name="Visited_20_Internet_20_Link">
https://liveuamap.com/en/2023/12-april-donetsk-oblast1316-red-alert-aerial-g</text:a>
</text:p>
      <text:p text:style-name="P4">
Source: <text:a xlink:type="simple" xlink:href="https://t.me/air_alert_ua/42937" text:style-name="Internet_20_link" text:visited-style-name="Visited_20_Internet_20_Link">
https://t.me/air_alert_ua/42937</text:a>
</text:p>
      <!--NEWS-->
      <text:h text:style-name="P10" text:outline-level="1">
<text:span text:style-name="T4">
Russian artillery shelled Dvorichna in Kharkiv region</text:span>
</text:h>
      <text:p text:style-name="P4">
Authors: liveuamap (Language: en)</text:p>
      <text:p text:style-name="P4">
Time: 2023-04-12T08:16:00</text:p>
      <text:p text:style-name="P4">
Location: Dvorichna (Latitude:49.84961 Longtitude:37.68105)</text:p>
      <text:p text:style-name="P4">
Videos: []</text:p>
      <text:p text:style-name="P4">
Images: []</text:p>
      <text:p text:style-name="P4">
Tags: ["Europe", "Central and Eastern Europe"]</text:p>
      <text:p text:style-name="P4">
ID: 22555585</text:p>
      <!--METADATA-->
      <text:p text:style-name="P4">
Russian artillery shelled Dvorichna in Kharkiv region</text:p>
      <text:p text:style-name="P4">
News Collection Link: <text:a xlink:type="simple" xlink:href="https://liveuamap.com/en/2023/12-april-russian-artillery-shelled-dvorichna-in-kharkiv-region" text:style-name="Internet_20_link" text:visited-style-name="Visited_20_Internet_20_Link">
https://liveuamap.com/en/2023/12-april-russian-artillery-shelled-dvorichna-in-kharkiv-region</text:a>
</text:p>
      <text:p text:style-name="P4">
Source: <text:a xlink:type="simple" xlink:href="https://t.me/hromadske_ua/31473" text:style-name="Internet_20_link" text:visited-style-name="Visited_20_Internet_20_Link">
https://t.me/hromadske_ua/31473</text:a>
</text:p>
      <!--NEWS-->
      <text:h text:style-name="P10" text:outline-level="1">
<text:span text:style-name="T4">
Zaporizka Oblast(14:25). Red Alert: aerial threat. Sirens sounding. Take cover now!</text:span>
</text:h>
      <text:p text:style-name="P4">
Authors: liveuamap (Language: en)</text:p>
      <text:p text:style-name="P4">
Time: 2023-04-12T08:26:00</text:p>
      <text:p text:style-name="P4">
Location: Zaporizka Oblast (Latitude:47.611911 Longtitude:35.765801)</text:p>
      <text:p text:style-name="P4">
Videos: []</text:p>
      <text:p text:style-name="P4">
Images: []</text:p>
      <text:p text:style-name="P4">
Tags: ["Europe", "Central and Eastern Europe"]</text:p>
      <text:p text:style-name="P4">
ID: 22555583</text:p>
      <!--METADATA-->
      <text:p text:style-name="P4">
Zaporizka Oblast(14:25). Red Alert: aerial threat. Sirens sounding. Take covernow!</text:p>
      <text:p text:style-name="P4">
News Collection Link: <text:a xlink:type="simple" xlink:href="https://liveuamap.com/en/2023/12-april-zaporizka-oblast1425-red-alert-aeriag" text:style-name="Internet_20_link" text:visited-style-name="Visited_20_Internet_20_Link">
https://liveuamap.com/en/2023/12-april-zaporizka-oblast1425-red-alert-aeriag</text:a>
</text:p>
      <text:p text:style-name="P4">
Source: <text:a xlink:type="simple" xlink:href="https://t.me/air_alert_ua/42939" text:style-name="Internet_20_link" text:visited-style-name="Visited_20_Internet_20_Link">
https://t.me/air_alert_ua/42939</text:a>
</text:p>
      <!--NEWS-->
      <text:h text:style-name="P10" text:outline-level="1">
<text:span text:style-name="T4">
4 person killed as result of Russian shelling in Nikopol</text:span>
</text:h>
      <text:p text:style-name="P4">
Authors: liveuamap (Language: en)</text:p>
      <text:p text:style-name="P4">
Time: 2023-04-12T09:32:07</text:p>
      <text:p text:style-name="P4">
Location: Zaporizhia (Latitude:47.5646 Longtitude:34.39939)</text:p>
      <text:p text:style-name="P4">
Videos: []</text:p>
      <text:p text:style-name="P4">
Images: ["<text:a xlink:type="simple" xlink:href="https://liveuamap.com/pics/2023/04/12/22555584_0.jpg" text:style-name="Internet_20_link" text:visited-style-name="Visited_20_Internet_20_Link">
22555584_0.jpg</text:a>
", "<text:a xlink:type="simple" xlink:href="https://liveuamap.com/pics/2023/04/12/22555584_1.jpg" text:style-name="Internet_20_link" text:visited-style-name="Visited_20_Internet_20_Link">
22555584_1.jpg</text:a>
", "<text:a xlink:type="simple" xlink:href="https://liveuamap.com/pics/2023/04/12/22555584_2.jpg" text:style-name="Internet_20_link" text:visited-style-name="Visited_20_Internet_20_Link">
22555584_2.jpg</text:a>
"]</text:p>
      <text:p text:style-name="P4">
Tags: ["Europe", "Central and Eastern Europe"]</text:p>
      <text:p text:style-name="P4">
ID: 22555584</text:p>
      <!--METADATA-->
      <text:p text:style-name="P4">
4 person killed as result of Russian shelling in Nikopol</text:p>
      <text:p text:style-name="P4">
<draw:frame draw:style-name="fr1" draw:name="Image74" text:anchor-type="as-char" svg:width="6.9236in" svg:height="5.123464in" draw:z-index="0">
<draw:image xlink:href="../Images/liveuamap/2023-04-12T09-32-07/22555584_0.jpg" xlink:type="simple" xlink:show="embed" xlink:actuate="onLoad" draw:mime-type="image/jpeg"/>
</draw:frame>
<draw:frame draw:style-name="fr1" draw:name="Image75" text:anchor-type="as-char" svg:width="6.9236in" svg:height="5.1927in" draw:z-index="0">
<draw:image xlink:href="../Images/liveuamap/2023-04-12T09-32-07/22555584_1.jpg" xlink:type="simple" xlink:show="embed" xlink:actuate="onLoad" draw:mime-type="image/jpeg"/>
</draw:frame>
<draw:frame draw:style-name="fr1" draw:name="Image76" text:anchor-type="as-char" svg:width="6.9236in" svg:height="5.1927in" draw:z-index="0">
<draw:image xlink:href="../Images/liveuamap/2023-04-12T09-32-07/22555584_2.jpg" xlink:type="simple" xlink:show="embed" xlink:actuate="onLoad" draw:mime-type="image/jpeg"/>
</draw:frame>
</text:p>
      <text:p text:style-name="P4">
News Collection Link: <text:a xlink:type="simple" xlink:href="https://liveuamap.com/en/2023/12-april-4-person-killed-as-result-of-russian-shelling-in" text:style-name="Internet_20_link" text:visited-style-name="Visited_20_Internet_20_Link">
https://liveuamap.com/en/2023/12-april-4-person-killed-as-result-of-russian-shelling-in</text:a>
</text:p>
      <text:p text:style-name="P4">
Source: <text:a xlink:type="simple" xlink:href="https://t.me/UkraineNow/31595" text:style-name="Internet_20_link" text:visited-style-name="Visited_20_Internet_20_Link">
https://t.me/UkraineNow/31595</text:a>
</text:p>
      <!--NEWS-->
      <text:h text:style-name="P10" text:outline-level="1">
<text:span text:style-name="T4">
У Києві з’явилася нова мініскульптура – цукровий бурячок</text:span>
</text:h>
      <text:p text:style-name="P4">
Authors: Ukrinform (Person)</text:p>
      <text:p text:style-name="P4">
Publisher: Укринформ (Organization)</text:p>
      <text:p text:style-name="P4">
Published Time: 2023-04-12T15:00:00+03:00</text:p>
      <text:p text:style-name="P4">
Modified Time: 2023-04-12T15:00:00+03:00</text:p>
      <text:p text:style-name="P4">
Description: У столиці відкрили 39-ту мініскульптуру в межах проєкту "Шукай!" – цукровий бурячок, яку розмістили на фасаді Національного технічного університету "Київський політехнічний інститут ім. Сікорського". — Укрінформ.</text:p>
      <text:p text:style-name="P4">
Images: ["<text:a xlink:type="simple" xlink:href="https://static.ukrinform.com/photos/2023_04/thumb_files/630_360_1681300587-363.jpg" text:style-name="Internet_20_link" text:visited-style-name="Visited_20_Internet_20_Link">
630_360_16813...</text:a>
"]</text:p>
      <text:p text:style-name="P4">
Tags: ['Київ', 'Мініскульптура ']</text:p>
      <text:p text:style-name="P4">
Type: Article</text:p>
      <!--METADATA-->
      <text:p text:style-name="P4">
<draw:frame draw:style-name="fr1" draw:name="Image77" text:anchor-type="as-char" svg:width="6.9236in" svg:height="3.956343in" draw:z-index="0">
<draw:image xlink:href="../Images/yкринформ/2023-04-12T15-00-00-03-00/630_360_1681300587-363.jpg" xlink:type="simple" xlink:show="embed" xlink:actuate="onLoad" draw:mime-type="image/jpeg"/>
</draw:frame>
 У столицівідкрили 39-ту мініскульптуру в межах проєкту "Шукай!" – цукровий бурячок, якурозмістили на фасаді Національного технічного університету "Київськийполітехнічний інститут ім. Сікорського".</text:p>
      <text:p text:style-name="P4">
Повідомляє кореспондент Укрінформу.</text:p>
      <text:p text:style-name="P4">
"Мініскульптурка присвячена цукрозаводчикам, які на початку XX ст. долучилисядо розбудови Києва і, зокрема, Київського політехнічного інституту, який цьогороку відзначає своє 125-річчя", – зазначила ініціаторка проєкту Юлія Бевзенко.</text:p>
      <text:p text:style-name="P4">
<text:span text:style-name="T4">
Читайте також:</text:span>
 <text:a xlink:type="simple" xlink:href="https://www.ukrinform.ua/rubric-kyiv/3694568-u-kiivskomu-metro-zapracuvala-ditaca-lokacia-vid-unisef.html" text:style-name="Internet_20_link" text:visited-style-name="Visited_20_Internet_20_Link">
 <text:span text:style-name="T4">
київ</text:span>
 </text:a>
</text:p>
      <text:p text:style-name="P4">
Поряд із мініскульптуркою розміщено табличку з QR-кодом, за яким можна перейтина сайт проєкту та більше дізнатися про неї та історію <text:a xlink:type="simple" xlink:href="https://www.ukrinform.ua/tag-kiiv" text:style-name="Internet_20_link" text:visited-style-name="Visited_20_Internet_20_Link">
</text:a>
 .</text:p>
      <text:p text:style-name="P4">
Меценатом мініскульптурки виступив Дмитро Синенко – підприємець та випускникКПІ. Знайти мініскульптурку можна на фасаді першого корпусу університету увнутрішньому дворику.</text:p>
      <text:p text:style-name="P4">
<text:span text:style-name="T4">
Читайте також:</text:span>
 <text:a xlink:type="simple" xlink:href="https://www.ukrinform.ua/rubric-culture/3694900-u-kiivskij-lavri-pocala-robotu-komisia-mkip-aki-porusenna-viavila-perevirka.html" text:style-name="Internet_20_link" text:visited-style-name="Visited_20_Internet_20_Link">
 <text:span text:style-name="T4">
Київ</text:span>
 </text:a>
</text:p>
      <text:p text:style-name="P4">
Як повідомлялося, за майже п'ять років існування проєкту "Шукай!" відкрили вже39 мініскульптур. Це, зокрема, "Котлета по-київськи", "Київський каштан","Серце Амосова", "Гривня", "Привид Києва", "Паляниця".</text:p>
      <text:p text:style-name="P4">
<text:span text:style-name="T5">
Фото: Наталка Марків</text:span>
</text:p>
      <text:p text:style-name="P4">
Source: <text:a xlink:type="simple" xlink:href="https://www.ukrinform.ua/rubric-kyiv/3694906-u-kievi-zavilasa-nova-miniskulptura-cukrovij-buracok.html" text:style-name="Internet_20_link" text:visited-style-name="Visited_20_Internet_20_Link">
https://www.ukrinform.ua/rubric-kyiv/3694906-u-kievi-zavilasa-nova-miniskulptura-cukrovij-buracok.html</text:a>
</text:p>
      <!--NEWS-->
      <text:h text:style-name="P10" text:outline-level="1">
<text:span text:style-name="T4">
Для вступників створили «Путівник учасника НМТ»</text:span>
</text:h>
      <text:p text:style-name="P4">
Authors: Ukrinform (Person)</text:p>
      <text:p text:style-name="P4">
Publisher: Укринформ (Organization)</text:p>
      <text:p text:style-name="P4">
Published Time: 2023-04-12T15:08:00+03:00</text:p>
      <text:p text:style-name="P4">
Modified Time: 2023-04-12T15:08:00+03:00</text:p>
      <text:p text:style-name="P4">
Description: Для цьогорічних вступників створили спеціальний довідник, який допоможе розібратися у системі національного мультипредметного тесту. — Укрінформ.</text:p>
      <text:p text:style-name="P4">
Images: ["<text:a xlink:type="simple" xlink:href="https://static.ukrinform.com/photos/2017_11/thumb_files/630_360_1512071662-2314.jpg" text:style-name="Internet_20_link" text:visited-style-name="Visited_20_Internet_20_Link">
630_360_15120...</text:a>
"]</text:p>
      <text:p text:style-name="P4">
Tags: ['Міносвіти', 'Вступна кампанія', 'Мультипредметний тест']</text:p>
      <text:p text:style-name="P4">
Type: Article</text:p>
      <!--METADATA-->
      <text:p text:style-name="P4">
<draw:frame draw:style-name="fr1" draw:name="Image78" text:anchor-type="as-char" svg:width="6.9236in" svg:height="3.956343in" draw:z-index="0">
<draw:image xlink:href="../Images/yкринформ/2023-04-12T15-08-00-03-00/630_360_1512071662-2314.jpg" xlink:type="simple" xlink:show="embed" xlink:actuate="onLoad" draw:mime-type="image/jpeg"/>
</draw:frame>
 Дляцьогорічних вступників створили спеціальний довідник, який допоможерозібратися у системі національного мультипредметного тесту.</text:p>
      <text:p text:style-name="P4">
Про це повідомляє <text:a xlink:type="simple" xlink:href="https://mon.gov.ua/ua/news/dlya-vstupnikiv-stvorili-putivnik-uchasnika-nmt-2023" text:style-name="Internet_20_link" text:visited-style-name="Visited_20_Internet_20_Link">
 </text:a>
 , передає Укрінформ.</text:p>
      <text:p text:style-name="P4">
"Команда УЦОЯО для допомоги учасникам національного мультипредметного теступідготувала довідник, який дасть відповідь на будь-яке запитання, що можевиникнути до, під час або після тестування, – Путівник учасника <text:a xlink:type="simple" xlink:href="https://www.ukrinform.ua/tag-zno" text:style-name="Internet_20_link" text:visited-style-name="Visited_20_Internet_20_Link">
</text:a>
 ", - йдеться у повідомленні.</text:p>
      <text:p text:style-name="P4">
Як зазначається, у довіднику зібрано необхідну інформацію, яка для зручностізгрупована у форматі «запитання - відповіді». Для того, щоб полегшити пошукпотрібної сторінки на сайті, текст у путівнику залінкований. Також у довідникує QR-коди.</text:p>
      <text:p text:style-name="P4">
<text:span text:style-name="T4">
Читайте також:</text:span>
 <text:a xlink:type="simple" xlink:href="https://www.ukrinform.ua/rubric-society/3693237-de-mozna-sklasti-multipredmetnij-test-minosviti-rozsirilo-perelik-krain.html" text:style-name="Internet_20_link" text:visited-style-name="Visited_20_Internet_20_Link">
 </text:a>
</text:p>
      <text:p text:style-name="P4">
Як повідомлялося, 3 квітня розпочалась реєстрація абітурієнтів для участі вНаціональному мультипредметному тесті.</text:p>
      <text:p text:style-name="P4">
Source: <text:a xlink:type="simple" xlink:href="https://www.ukrinform.ua/rubric-society/3694912-dla-vstupnikiv-stvorili-putivnik-ucasnika-nmt.html" text:style-name="Internet_20_link" text:visited-style-name="Visited_20_Internet_20_Link">
https://www.ukrinform.ua/rubric-society/3694912-dla-vstupnikiv-stvorili-putivnik-ucasnika-nmt.html</text:a>
</text:p>
      <!--NEWS-->
      <text:h text:style-name="P10" text:outline-level="1">
<text:span text:style-name="T4">
Бербок під час азійського турне обговорюватиме й війну рф проти України</text:span>
</text:h>
      <text:p text:style-name="P4">
Authors: Ukrinform (Person)</text:p>
      <text:p text:style-name="P4">
Publisher: Укринформ (Organization)</text:p>
      <text:p text:style-name="P4">
Published Time: 2023-04-12T15:09:27+03:00</text:p>
      <text:p text:style-name="P4">
Modified Time: 2023-04-12T15:09:27+03:00</text:p>
      <text:p text:style-name="P4">
Description: Міністр закордонних справ Німеччини Анналена Бербок 12 квітня вирушає в турне, під час якого відвідає Китай, Південну Корею та Японію, де обговорюватиме, зокрема, російську агресію проти України. — Укрінформ.</text:p>
      <text:p text:style-name="P4">
Images: ["<text:a xlink:type="simple" xlink:href="https://static.ukrinform.com/photos/2022_05/thumb_files/630_360_1652193160-444.jpg" text:style-name="Internet_20_link" text:visited-style-name="Visited_20_Internet_20_Link">
630_360_16521...</text:a>
"]</text:p>
      <text:p text:style-name="P4">
Tags: ['Велика сімка', 'Бербок', 'Війна з росією']</text:p>
      <text:p text:style-name="P4">
Type: Article</text:p>
      <!--METADATA-->
      <text:p text:style-name="P4">
<draw:frame draw:style-name="fr1" draw:name="Image79" text:anchor-type="as-char" svg:width="6.9236in" svg:height="3.956343in" draw:z-index="0">
<draw:image xlink:href="../Images/yкринформ/2023-04-12T15-09-27-03-00/630_360_1652193160-444.jpg" xlink:type="simple" xlink:show="embed" xlink:actuate="onLoad" draw:mime-type="image/jpeg"/>
</draw:frame>
 Міністрзакордонних справ Німеччини Анналена Бербок 12 квітня вирушає в турне, під часякого відвідає Китай, Південну Корею та Японію, де обговорюватиме, зокрема,російську агресію проти України.</text:p>
      <text:p text:style-name="P4">
Про це повідомила речниця МЗС ФРН Андреа Зассе на брифінгу, повідомляєкореспондент Укрінформу.</text:p>
      <text:p text:style-name="P4">
За словами Зассе, під час візиту в <text:a xlink:type="simple" xlink:href="https://www.ukrinform.ua/tag-kitaj" text:style-name="Internet_20_link" text:visited-style-name="Visited_20_Internet_20_Link">
 </text:a>
Бербок зустрінеться з китайським колегою Цін Ганом і членом Держради,ексміністром Ван Ї. У центрі стратегічного діалогу будуть двостороннівідносини, ситуація в Азіатсько-Тихоокеанському регіоні, зокрема в Тайванськійпротоці, війна рф проти України, ситуація з правами людини в КНР, кліматичнакриза тощо.</text:p>
      <text:p text:style-name="P4">
<text:span text:style-name="T4">
Читайте також:</text:span>
 <text:a xlink:type="simple" xlink:href="https://www.ukrinform.ua/rubric-world/3694691-blinken-prokomentuvav-mozlivist-svogo-vizitu-do-kitau.html" text:style-name="Internet_20_link" text:visited-style-name="Visited_20_Internet_20_Link">
 <text:span text:style-name="T4">
Блінкен</text:span>
 </text:a>
</text:p>
      <text:p text:style-name="P4">
У Республіці Корея 15 квітня Бербок проведе переговори у Сеулі та відвідаєдемілітаризовану зону.</text:p>
      <text:p text:style-name="P4">
Наступного дня в Японії вона візьме участь у зустрічі глав МЗС G7 і проведедвосторонні переговори. Упродовж 3 днів міністри обговорять війну рф протиУкраїни, відносини з Китаєм, ситуацію в Афганістані та Ірані, іншігеостратегічні проблеми.</text:p>
      <text:p text:style-name="P4">
Візити в КНР і Корею будуть для Бербок першими за час роботи на посадіміністра.</text:p>
      <text:p text:style-name="P4">
<text:span text:style-name="T5">
Фото: GETTY IMAGES</text:span>
</text:p>
      <text:p text:style-name="P4">
Source: <text:a xlink:type="simple" xlink:href="https://www.ukrinform.ua/rubric-world/3694913-berbok-pid-cas-azijskogo-turne-obgovoruvatime-j-vijnu-rf-proti-ukraini.html" text:style-name="Internet_20_link" text:visited-style-name="Visited_20_Internet_20_Link">
https://www.ukrinform.ua/rubric-world/3694913-berbok-pid-cas-azijskogo-turne-obgovoruvatime-j-vijnu-rf-proti-ukraini.html</text:a>
</text:p>
      <!--NEWS-->
      <text:h text:style-name="P10" text:outline-level="1">
<text:span text:style-name="T4">
У російському полоні перебувають близько 950 цивільних українців - правозахисники</text:span>
</text:h>
      <text:p text:style-name="P4">
Authors: Ukrinform (Person)</text:p>
      <text:p text:style-name="P4">
Publisher: Укринформ (Organization)</text:p>
      <text:p text:style-name="P4">
Published Time: 2023-04-12T15:12:10+03:00</text:p>
      <text:p text:style-name="P4">
Modified Time: 2023-04-12T15:12:10+03:00</text:p>
      <text:p text:style-name="P4">
Description: На сьогодні визначено сто місць на тимчасово окупованій території України та у рф, де утримують близько тисячі цивільних українців. — Укрінформ.</text:p>
      <text:p text:style-name="P4">
Images: ["<text:a xlink:type="simple" xlink:href="https://static.ukrinform.com/photos/2023_04/thumb_files/630_360_1681301255-710.jpg" text:style-name="Internet_20_link" text:visited-style-name="Visited_20_Internet_20_Link">
630_360_16813...</text:a>
", "<text:a xlink:type="simple" xlink:href="https://static.ukrinform.com/photos/2023_04/1681301215-362.jpg" text:style-name="Internet_20_link" text:visited-style-name="Visited_20_Internet_20_Link">
1681301215-36...</text:a>
"]</text:p>
      <text:p text:style-name="P4">
Tags: ['Правозахисники', 'Полонені', 'Війна з росією']</text:p>
      <text:p text:style-name="P4">
Type: Article</text:p>
      <!--METADATA-->
      <text:p text:style-name="P4">
<draw:frame draw:style-name="fr1" draw:name="Image80" text:anchor-type="as-char" svg:width="6.9236in" svg:height="3.956343in" draw:z-index="0">
<draw:image xlink:href="../Images/yкринформ/2023-04-12T15-12-10-03-00/630_360_1681301255-710.jpg" xlink:type="simple" xlink:show="embed" xlink:actuate="onLoad" draw:mime-type="image/jpeg"/>
</draw:frame>
 Насьогодні визначено сто місць на тимчасово окупованій території України та урф, де утримують близько тисячі цивільних українців.</text:p>
      <text:p text:style-name="P4">
Про це повідомили представники Медійної ініціативи за права людини та ГО«Цивільні у полоні» під час презентації мапи із місцями утримання цивільних івійськовополонених, що відбулася в Медіацентрі Україна-Укрінформ.</text:p>
      <text:p text:style-name="P4">
<draw:frame draw:style-name="fr1" draw:name="Image81" text:anchor-type="as-char" svg:width="6.9236in" svg:height="4.615733in" draw:z-index="0">
<draw:image xlink:href="../Images/yкринформ/2023-04-12T15-12-10-03-00/1681301215-362.jpg" xlink:type="simple" xlink:show="embed" xlink:actuate="onLoad" draw:mime-type="image/jpeg"/>
</draw:frame>
</text:p>
      <text:p text:style-name="P4">
"За даними Міністерства реінтеграції, станом на кінець лютого 950 цивільнихперебувають у місцях утримання. У нашому списку, який ми паралельно ведемо запідтримки ГО «Цивільні у полоні», приблизно така ж кількість осіб. Наскількисписки збігаються, ми сказати не можемо, оскільки державну інформаціюзакрито", - сказала координатор МІПЛ Тетяна Катриченко.</text:p>
      <text:p text:style-name="P4">
За словами експертів, робота над картою тривала рік. Зокрема, відстежувалисясоцмережі і сайти для визначення людей, які зникли в період окупації. Водночасфахівці опитували осіб, визволених із полону. За даними МІПЛ, ідентифіковано948 заручників - цивільних на ТОТ і в росії.</text:p>
      <text:p text:style-name="P4">
На карті відображено сто місць утримання цивільних і військовослужбовців - відДонеччини та Херсонщини й до Іркутської області. Також локалізовані в'язниціна деокупованій території - Київщині, <text:a xlink:type="simple" xlink:href="https://www.ukrinform.ua/tag-sumsina" text:style-name="Internet_20_link" text:visited-style-name="Visited_20_Internet_20_Link">
 </text:a>
 .</text:p>
      <text:p text:style-name="P4">
За словами Катриченко, чи не щодня виявляють нові в'язниці, тому їх загальнакількість може становити кілька сотень, а заручників - до 15 тисяч.</text:p>
      <text:p text:style-name="P4">
"Велика територія України ще окупована. Там щодня відбуваються затримання, іми виявляємо нові місця утримання. Тому не можна сказати, що нинішня мапа - цеповна картина місць утримання. Однак найважливішим є те, що ми змоглипереговорити зі свідками зі всіх цих місць, зібрати й задокументувати цісвідчення для правоохоронців", - підкреслила вона.</text:p>
      <text:p text:style-name="P4">
<text:span text:style-name="T4">
Читайте також:</text:span>
 <text:a xlink:type="simple" xlink:href="https://www.ukrinform.ua/rubric-ato/3691183-ak-viziti-v-poloni-poradi-vid-volonterki-kotra-tri-roki-provela-u-doneckomu-sizo.html" text:style-name="Internet_20_link" text:visited-style-name="Visited_20_Internet_20_Link">
 <text:span text:style-name="T4">
полоні</text:span>
 </text:a>
</text:p>
      <text:p text:style-name="P4">
Своєю чергою керівник напряму документування МІПЛ Анастасія Пантелєєвазазначила, що місцями утримання та катівнями на окупованих територіях зазвичайстають відділки поліції, адміністративні будівлі та підвали, бази відпочинку.Приміром, на Арабатській Стрілці (Херсонщина) у кожній зі споруд на базівідпочинку утримують від 4 до 10 людей. Водночас частину людей з окупованоголівого берега Дніпра на Херсонщині перемістили у два СІЗО Сімферополя.</text:p>
      <text:p text:style-name="P4">
"МІПЛ ідентифікувала 70 українців, яких утримують в СІЗО-2. Наші колегинапередодні Нового року казали, що там 110 українців, але сама будівлярозрахована на більшу кількість людей. І, можливо, людей з окупованого лівогоберега Херсона перевозять туди", - сказала вона.</text:p>
      <text:p text:style-name="P4">
За її словами, потрапити у такі місця може кожен, хто викликає "підозри" уросіян, зокрема під час спроби евакуюватися.</text:p>
      <text:p text:style-name="P4">
<text:span text:style-name="T4">
Читайте також:</text:span>
 <text:a xlink:type="simple" xlink:href="https://www.ukrinform.ua/rubric-ato/3694816-rosia-u-bilsosti-vipadkiv-ne-pidtverdzue-perebuvanna-u-poloni-ukrainskih-bijciv-gur.html" text:style-name="Internet_20_link" text:visited-style-name="Visited_20_Internet_20_Link">
 <text:span text:style-name="T4">
полоні</text:span>
 </text:a>
</text:p>
      <text:p text:style-name="P4">
Медійна ініціатива за права людини (МІПЛ) — українська неурядова організація,започаткована у вересні 2016 року журналістками Марією Томак та ОльгоюРешетиловою. Організація відстежує і документує порушення прав людини узв’язку зі збройною агресією <text:a xlink:type="simple" xlink:href="https://www.ukrinform.ua/tag-rosia" text:style-name="Internet_20_link" text:visited-style-name="Visited_20_Internet_20_Link">
 </text:a>
 ,висвітлює та розслідує окремі епізоди, аналізує зібрані дані та адвокаційніактивності.</text:p>
      <text:p text:style-name="P4">
Source: <text:a xlink:type="simple" xlink:href="https://www.ukrinform.ua/rubric-ato/3694915-u-rosijskomu-poloni-perebuvaut-blizko-950-civilnih-ukrainciv-pravozahisniki.html" text:style-name="Internet_20_link" text:visited-style-name="Visited_20_Internet_20_Link">
https://www.ukrinform.ua/rubric-ato/3694915-u-rosijskomu-poloni-perebuvaut-blizko-950-civilnih-ukrainciv-pravozahisniki.html</text:a>
</text:p>
      <!--NEWS-->
      <text:h text:style-name="P10" text:outline-level="1">
<text:span text:style-name="T4">
Україна після майже 10-річної перерви повертається на Biennale Architettura</text:span>
</text:h>
      <text:p text:style-name="P4">
Authors: Ukrinform (Person)</text:p>
      <text:p text:style-name="P4">
Publisher: Укринформ (Organization)</text:p>
      <text:p text:style-name="P4">
Published Time: 2023-04-12T15:14:17+03:00</text:p>
      <text:p text:style-name="P4">
Modified Time: 2023-04-12T15:14:17+03:00</text:p>
      <text:p text:style-name="P4">
Description: Україна візьме участь у найбільшій архітектурній виставці світу, яка проводиться кожні 2 роки у Венеції, – Biennale Architettura 2023, де презентує проєкт Before the Future. — Укрінформ.</text:p>
      <text:p text:style-name="P4">
Images: ["<text:a xlink:type="simple" xlink:href="https://static.ukrinform.com/photos/2023_04/thumb_files/630_360_1681301441-728.jpg" text:style-name="Internet_20_link" text:visited-style-name="Visited_20_Internet_20_Link">
630_360_16813...</text:a>
"]</text:p>
      <text:p text:style-name="P4">
Tags: ['Україна', 'Виставка', 'Венеція', 'Кубраков', 'Відбудова', 'Biennale Architettura']</text:p>
      <text:p text:style-name="P4">
Type: Article</text:p>
      <!--METADATA-->
      <text:p text:style-name="P4">
<draw:frame draw:style-name="fr1" draw:name="Image82" text:anchor-type="as-char" svg:width="6.9236in" svg:height="3.956343in" draw:z-index="0">
<draw:image xlink:href="../Images/yкринформ/2023-04-12T15-14-17-03-00/630_360_1681301441-728.jpg" xlink:type="simple" xlink:show="embed" xlink:actuate="onLoad" draw:mime-type="image/jpeg"/>
</draw:frame>
 Українавізьме участь у найбільшій архітектурній виставці світу, яка проводиться кожні2 роки у Венеції, – Biennale Architettura 2023, де презентує проєкт Before theFuture.</text:p>
      <text:p text:style-name="P4">
Про це повідомив віцепрем’єр-міністр з відновлення – міністр розвитку громад,територій та інфраструктури Олександр Кубраков, передає Укрінформ з посиланнямна пресслужбу міністерства у <text:a xlink:type="simple" xlink:href="https://www.facebook.com/MinInfra.UA/posts/pfbid04WUwDnV56katHBtvrLbqRXsG2wj1tvkLqosEct9rQy9Cwd84cPPzZ6XBaUD15riyl" text:style-name="Internet_20_link" text:visited-style-name="Visited_20_Internet_20_Link">
</text:a>
.</text:p>
      <text:p text:style-name="P4">
«Відбудова України – це не тільки про повоєнне відновлення зруйнованого, але йпро нові можливості для архітектурних рішень та загалом переосмислення образусучасного українського міста чи села. Biennale Architettura — це майданчик, деми можемо показати наш архітектурний потенціал та нашу візію як для України,так і для всього світу», - зазначив міністр.</text:p>
      <text:p text:style-name="P4">
Передбачається, що на виставці презентують український проєкт Before theFuture. Комісаром українського павільйону виступить голова Державногоагентства розвитку туризму України Мар'яна Олеськів. Захід розпочне своюроботу 20 травня та триватиме до 26 листопада.</text:p>
      <text:p text:style-name="P4">
«Запрошуємо українських архітекторів взяти участь у Biennale. Адже сучаснаукраїнська архітектурна думка, попри війну, рухається спільно зі світовимконтекстом і має що запропонувати міжнародній спільноті», - додав Кубраков.</text:p>
      <text:p text:style-name="P4">
<text:span text:style-name="T4">
Читайте також:</text:span>
 <text:a xlink:type="simple" xlink:href="https://www.ukrinform.ua/rubric-vidbudova/3694679-italia-naprikinci-misaca-prezentue-plan-vidbudovi-ukraini.html" text:style-name="Internet_20_link" text:visited-style-name="Visited_20_Internet_20_Link">
 <text:span text:style-name="T4">
Італії</text:span>
 </text:a>
</text:p>
      <text:p text:style-name="P4">
Архітектори, які готові стати учасниками публічної програми павільйонуУкраїни, можуть вже надсилати свої пропозиції на адресу: <text:a xlink:type="simple" xlink:href="mailto:dart@tourism.gov.ua" text:style-name="Internet_20_link" text:visited-style-name="Visited_20_Internet_20_Link">
</text:a>
 .</text:p>
      <text:p text:style-name="P4">
Як повідомлялось, Biennale Architettura – міжнародна <text:a xlink:type="simple" xlink:href="https://www.ukrinform.ua/tag-vistavka" text:style-name="Internet_20_link" text:visited-style-name="Visited_20_Internet_20_Link">
</text:a>
 архітектури, яка проводиться кожні 2роки у Венеції. Її головна мета – продемонструвати архітектурні рішення, які бдавали відповіді на сучасні соціальні, технологічні та культурні виклики.</text:p>
      <text:p text:style-name="P4">
Україна повертається на виставку після майже 10-річної відсутності — востаннєнаша держава була представлена на Biennale Architettura у 2014 році.</text:p>
      <text:p text:style-name="P4">
<text:span text:style-name="T5">
Фото: Олександр Кубраков, Фейсбук</text:span>
</text:p>
      <text:p text:style-name="P4">
Source: <text:a xlink:type="simple" xlink:href="https://www.ukrinform.ua/rubric-vidbudova/3694919-ukraina-pisla-majze-10ricnoi-perervi-povertaetsa-na-biennale-architettura.html" text:style-name="Internet_20_link" text:visited-style-name="Visited_20_Internet_20_Link">
https://www.ukrinform.ua/rubric-vidbudova/3694919-ukraina-pisla-majze-10ricnoi-perervi-povertaetsa-na-biennale-architettura.html</text:a>
</text:p>
      <!--NEWS-->
      <text:h text:style-name="P10" text:outline-level="1">
<text:span text:style-name="T4">
Британія запровадила санкції проти дружини Медведчука та ще 13 осіб і компаній</text:span>
</text:h>
      <text:p text:style-name="P4">
Authors: Ukrinform (Person)</text:p>
      <text:p text:style-name="P4">
Publisher: Укринформ (Organization)</text:p>
      <text:p text:style-name="P4">
Published Time: 2023-04-12T15:19:00+03:00</text:p>
      <text:p text:style-name="P4">
Modified Time: 2023-04-12T15:19:00+03:00</text:p>
      <text:p text:style-name="P4">
Description: Міністерство фінансів Великої Британії запровадило санкції проти 14 фізичних і юридичних осіб, включаючи дружину проросійського політика Віктора Медведчука - Оксану Марченко. — Укрінформ.</text:p>
      <text:p text:style-name="P4">
Images: ["<text:a xlink:type="simple" xlink:href="https://static.ukrinform.com/photos/2018_08/thumb_files/630_360_1533766038-5110-oksana-marcenko.jpg" text:style-name="Internet_20_link" text:visited-style-name="Visited_20_Internet_20_Link">
630_360_15337...</text:a>
"]</text:p>
      <text:p text:style-name="P4">
Tags: ['Британія', 'Санкції', 'Оксана Марченко']</text:p>
      <text:p text:style-name="P4">
Type: Article</text:p>
      <!--METADATA-->
      <text:p text:style-name="P4">
<draw:frame draw:style-name="fr1" draw:name="Image83" text:anchor-type="as-char" svg:width="6.9236in" svg:height="3.956343in" draw:z-index="0">
<draw:image xlink:href="../Images/yкринформ/2023-04-12T15-19-00-03-00/630_360_1533766038-5110-oksana-marcenko.jpg" xlink:type="simple" xlink:show="embed" xlink:actuate="onLoad" draw:mime-type="image/jpeg"/>
</draw:frame>
 Міністерство фінансів Великої Британії запровадило санкції проти14 фізичних і юридичних осіб, включаючи дружину проросійського політикаВіктора Медведчука - Оксану Марченко.</text:p>
      <text:p text:style-name="P4">
Про це йдеться у <text:a xlink:type="simple" xlink:href="http://assets.publishing.service.gov.uk/government/uploads/system/uploads/attachment_data/file/1149706/Notice_Russia_120423.pdf" text:style-name="Internet_20_link" text:visited-style-name="Visited_20_Internet_20_Link">
</text:a>
Офісу імплементації фінансових санкцій при казначействі Великої Британії,передає Укрінформ.</text:p>
      <text:p text:style-name="P4">
“12 квітня 2023 року Міністерство у закордонних справах, справах Співдружностінацій та розвитку оновило інформацію про санкційний список Великої Британії.Цей перелік містить інформацію про тих, хто доданий відповідно до нормативнихактів Закону про санкції. 14 позицій було додано до зведеного списку, і тепервони підпадають під заморожування активів”, - йдеться у документі.</text:p>
      <text:p text:style-name="P4">
Зазначається, що серед підсанкційних фізичних і юридичних осіб є дружинапроросійського політика Віктора Медведчука - Оксана Марченко.</text:p>
      <text:p text:style-name="P4">
До санкційного списку також потрапили родичі російських олігархів СулейманаКерімова, Андрія Скоча та Володимира Євтушенкова.</text:p>
      <text:p text:style-name="P4">
Крім того, <text:a xlink:type="simple" xlink:href="https://www.ukrinform.ua/tag-britania" text:style-name="Internet_20_link" text:visited-style-name="Visited_20_Internet_20_Link">
 </text:a>
 запровадила обмежувальнізаходи щодо чотирьох компаній, пов’язаних із російськими олігархами АлішеромУсмановим і Романом Абрамовичем.</text:p>
      <text:p text:style-name="P4">
<text:span text:style-name="T4">
Читайте також:</text:span>
 <text:a xlink:type="simple" xlink:href="https://www.ukrinform.ua/rubric-ato/3691784-u-lvivskij-oblasti-arestuvali-zemlu-druzini-medvedcuka-se-majze-na-175-miljona.html" text:style-name="Internet_20_link" text:visited-style-name="Visited_20_Internet_20_Link">
 <text:span text:style-name="T4">
Медведчук</text:span>
 </text:a>
</text:p>
      <text:p text:style-name="P4">
Як повідомлялося, 5 квітня у СБУ заявили, що суд наклав арешт на ще двіземельні ділянки з об’єктами нерухомості, які незаконно перебували у власностіОксани Марченко. Загальна вартість арештованого майна становить майже 17,5 млнгрн.</text:p>
      <text:p text:style-name="P4">
11 квітня Служба безпеки України оголосила у розшук Оксану Марченко.</text:p>
      <text:p text:style-name="P4">
Source: <text:a xlink:type="simple" xlink:href="https://www.ukrinform.ua/rubric-world/3694921-britania-zaprovadila-sankcii-proti-druzini-medvedcuka-ta-se-13-osib-i-kompanij.html" text:style-name="Internet_20_link" text:visited-style-name="Visited_20_Internet_20_Link">
https://www.ukrinform.ua/rubric-world/3694921-britania-zaprovadila-sankcii-proti-druzini-medvedcuka-ta-se-13-osib-i-kompanij.html</text:a>
</text:p>
      <!--NEWS-->
      <text:h text:style-name="P10" text:outline-level="1">
<text:span text:style-name="T4">
Світ отримає війну з Четвертим рейхом, якщо обере ганебний мир з рф – Данілов</text:span>
</text:h>
      <text:p text:style-name="P4">
Authors: Ukrinform (Person)</text:p>
      <text:p text:style-name="P4">
Publisher: Укринформ (Organization)</text:p>
      <text:p text:style-name="P4">
Published Time: 2023-04-12T15:22:17+03:00</text:p>
      <text:p text:style-name="P4">
Modified Time: 2023-04-12T15:22:17+03:00</text:p>
      <text:p text:style-name="P4">
Description: Секретар Ради національної безпеки та оборони Олексій Данілов переконаний, що світ отримає війну з російським Четвертим рейхом, якщо обере ганебний мир з рф. — Укрінформ.</text:p>
      <text:p text:style-name="P4">
Images: ["<text:a xlink:type="simple" xlink:href="https://static.ukrinform.com/photos/2023_04/thumb_files/630_360_1680783781-501.jpg" text:style-name="Internet_20_link" text:visited-style-name="Visited_20_Internet_20_Link">
630_360_16807...</text:a>
"]</text:p>
      <text:p text:style-name="P4">
Tags: ['ООН', 'путін', 'РНБО', 'Данілов', 'Війна з росією']</text:p>
      <text:p text:style-name="P4">
Type: Article</text:p>
      <!--METADATA-->
      <text:p text:style-name="P4">
<draw:frame draw:style-name="fr1" draw:name="Image84" text:anchor-type="as-char" svg:width="6.9236in" svg:height="3.956343in" draw:z-index="0">
<draw:image xlink:href="../Images/yкринформ/2023-04-12T15-22-17-03-00/630_360_1680783781-501.jpg" xlink:type="simple" xlink:show="embed" xlink:actuate="onLoad" draw:mime-type="image/jpeg"/>
</draw:frame>
 СекретарРади національної безпеки та оборони Олексій Данілов переконаний, що світотримає війну з російським Четвертим рейхом, якщо обере ганебний мир з рф.</text:p>
      <text:p text:style-name="P4">
Про це він написав у <text:a xlink:type="simple" xlink:href="https://www.facebook.com/100012127781936/posts/pfbid02jTVVdWdy9usVGX4QuJobzLVTrdh5RjvqkxVw9fmtBJfBnbwmLxtMFTpcoJPnbFa4l/" text:style-name="Internet_20_link" text:visited-style-name="Visited_20_Internet_20_Link">
</text:a>
повідомляє Укрінформ.</text:p>
      <text:p text:style-name="P4">
"У разі якщо світ обере ганебний мир, він отримає нову війну з російськимЧетвертим рейхом", – заявив Данілов.</text:p>
      <text:p text:style-name="P4">
За його словами, формулу Перемоги України і демократії можна обговорювати, алеформула поразки відома усім.</text:p>
      <text:p text:style-name="P4">
<text:span text:style-name="T4">
Читайте також:</text:span>
 <text:a xlink:type="simple" xlink:href="https://www.ukrinform.ua/rubric-ato/3694340-ukraina-uhvalit-risenna-pro-kontrnastup-v-ostannij-moment-danilov.html" text:style-name="Internet_20_link" text:visited-style-name="Visited_20_Internet_20_Link">
 <text:span text:style-name="T4">
Данілов</text:span>
 </text:a>
</text:p>
      <text:p text:style-name="P4">
"Історія вчить: ніякої повної та безумовної капітуляції агресора. ЗалиштеТретій рейх у кордонах до 1941 року з анексованими й окупованими територіямиАвстрії, Чехословаччини, Польщі, Франції. Запросіть Гітлера в ООН на засіданняРадбезу. Легітимізуйте фашистську владу і відновіть business as usual зпостачальниками Вермахту. Залиште за дужками знищені міста, геноцид, терор,катування, тисячі вбитих, серед яких – сотні безневинних дітей, зруйнованідолі… і далі продовжуйте тиснути руку путіну на різноманітних самітах,зустрічах і перемовинах", – написав секретар <text:a xlink:type="simple" xlink:href="https://www.ukrinform.ua/tag-rnbo" text:style-name="Internet_20_link" text:visited-style-name="Visited_20_Internet_20_Link">
 </text:a>
 .</text:p>
      <text:p text:style-name="P4">
<text:span text:style-name="T4">
Читайте також:</text:span>
 <text:a xlink:type="simple" xlink:href="https://www.ukrinform.ua/rubric-world/3694327-u-ssa-vidpovili-na-zaavu-medvedeva-pro-zniknenna-ukraini-z-mapi-svitu.html" text:style-name="Internet_20_link" text:visited-style-name="Visited_20_Internet_20_Link">
 </text:a>
</text:p>
      <text:p text:style-name="P4">
Як повідомлялося, у листопаді Президент Володимир Зеленський презентувавУкраїнську формулу миру. Зокрема, йдеться про забезпечення радіаційної,ядерної, продовольчої, енергетичної безпеки, звільнення всіх полонених ідепортованих, виконання Статуту ООН і відновлення територіальної цілісностіУкраїни та світового порядку, виведення російських військ і припинення бойовихдій, повернення справедливості, протидію екоциду, недопущення ескалації,фіксацію закінчення війни.</text:p>
      <text:p text:style-name="P4">
Source: <text:a xlink:type="simple" xlink:href="https://www.ukrinform.ua/rubric-polytics/3694923-svit-otrimae-vijnu-z-cetvertim-rejhom-akso-obere-ganebnij-mir-z-rf-danilov.html" text:style-name="Internet_20_link" text:visited-style-name="Visited_20_Internet_20_Link">
https://www.ukrinform.ua/rubric-polytics/3694923-svit-otrimae-vijnu-z-cetvertim-rejhom-akso-obere-ganebnij-mir-z-rf-danilov.html</text:a>
</text:p>
      <!--NEWS-->
      <text:h text:style-name="P10" text:outline-level="1">
<text:span text:style-name="T4">
Клієнти Нафтогазу та Газмереж отримуватимуть рахунки в одній платіжці</text:span>
</text:h>
      <text:p text:style-name="P4">
Authors: Ukrinform (Person)</text:p>
      <text:p text:style-name="P4">
Publisher: Укринформ (Organization)</text:p>
      <text:p text:style-name="P4">
Published Time: 2023-04-12T15:22:41+03:00</text:p>
      <text:p text:style-name="P4">
Modified Time: 2023-04-12T15:22:41+03:00</text:p>
      <text:p text:style-name="P4">
Description: ГК «Нафтогаз України» і ТОВ «Газорозподільні мережі України» об'єднали всі паперові квитанції за споживання і розподіл газу в одному файлі. — Укрінформ.</text:p>
      <text:p text:style-name="P4">
Images: ["<text:a xlink:type="simple" xlink:href="https://static.ukrinform.com/photos/2018_12/thumb_files/630_360_1546112975-801.jpg" text:style-name="Internet_20_link" text:visited-style-name="Visited_20_Internet_20_Link">
630_360_15461...</text:a>
"]</text:p>
      <text:p text:style-name="P4">
Tags: ['Газ', 'Комунальні послуги', 'Нафтогаз', 'Платіжка']</text:p>
      <text:p text:style-name="P4">
Type: Article</text:p>
      <!--METADATA-->
      <text:p text:style-name="P4">
<draw:frame draw:style-name="fr1" draw:name="Image85" text:anchor-type="as-char" svg:width="6.9236in" svg:height="3.956343in" draw:z-index="0">
<draw:image xlink:href="../Images/yкринформ/2023-04-12T15-22-41-03-00/630_360_1546112975-801.jpg" xlink:type="simple" xlink:show="embed" xlink:actuate="onLoad" draw:mime-type="image/jpeg"/>
</draw:frame>
 ГК«Нафтогаз України» і ТОВ «Газорозподільні мережі України» об'єднали всіпаперові квитанції за споживання і розподіл газу в одному файлі.</text:p>
      <text:p text:style-name="P4">
Як передає Укрінформ, про це повідомляє ГК «Нафтогаз України» у <text:a xlink:type="simple" xlink:href="https://www.facebook.com/NaftogazGasSupply/videos/988418792566699" text:style-name="Internet_20_link" text:visited-style-name="Visited_20_Internet_20_Link">
</text:a>
 .</text:p>
      <text:p text:style-name="P4">
«Уже в квітні клієнти ГК « <text:a xlink:type="simple" xlink:href="https://www.ukrinform.ua/tag-naftogaz" text:style-name="Internet_20_link" text:visited-style-name="Visited_20_Internet_20_Link">
 </text:a>
України», а також Кропивницької філії «Газмережі», АТ «Дніпрогаз», АТ«Харківгаз», АТ «Харківміськгаз», АТ «Криворіжгаз» і АТ «Донецькоблгаз»отримають березневі рахунки та матимуть можливість переконатися, наскільки цезручно та комфортно. Адже всі реквізити, індивідуальні QR-коди та дані щодоваріантів передачі показань й оплати зібрано в одному місці», – йдеться уповідомленні.</text:p>
      <text:p text:style-name="P4">
У компанії підкреслили, що це також дозволить зменшити кількість паперовихплатіжок та суттєво скоротить витрати на друк і доставку квитанцій.</text:p>
      <text:p text:style-name="P4">
<text:span text:style-name="T4">
Читайте також:</text:span>
 <text:a xlink:type="simple" xlink:href="https://www.ukrinform.ua/rubric-economy/3691934-ukrnafta-vidnovlue-funkciu-rozvidki-ta-posuku-rodovis.html" text:style-name="Internet_20_link" text:visited-style-name="Visited_20_Internet_20_Link">
 </text:a>
</text:p>
      <text:p text:style-name="P4">
Як повідомлялося, ГК «Нафтогаз України» продовжує відкривати центри підключеньта надання послуг. Зокрема, уже 38 таких центрів доступні для клієнтів зПолтавської, Вінницької та Волинської областей.</text:p>
      <text:p text:style-name="P4">
Source: <text:a xlink:type="simple" xlink:href="https://www.ukrinform.ua/rubric-economy/3694925-klienti-naftogazu-ta-gazmerez-otrimuvatimut-rahunki-v-odnij-platizci.html" text:style-name="Internet_20_link" text:visited-style-name="Visited_20_Internet_20_Link">
https://www.ukrinform.ua/rubric-economy/3694925-klienti-naftogazu-ta-gazmerez-otrimuvatimut-rahunki-v-odnij-platizci.html</text:a>
</text:p>
      <!--NEWS-->
      <text:h text:style-name="P10" text:outline-level="1">
<text:span text:style-name="T4">
Франківський драмтеатр готує постановку польської режисерки Клечевської «Дзяди»</text:span>
</text:h>
      <text:p text:style-name="P4">
Authors: Ukrinform (Person)</text:p>
      <text:p text:style-name="P4">
Publisher: Укринформ (Organization)</text:p>
      <text:p text:style-name="P4">
Published Time: 2023-04-12T15:24:12+03:00</text:p>
      <text:p text:style-name="P4">
Modified Time: 2023-04-12T15:24:12+03:00</text:p>
      <text:p text:style-name="P4">
Description: У Франківському драмтеатрі польська режисера Майя Клечевська розпочала роботу над постановкою «Дзяди» за поемою Адама Міцкевича. — Укрінформ.</text:p>
      <text:p text:style-name="P4">
Images: ["<text:a xlink:type="simple" xlink:href="https://static.ukrinform.com/photos/2023_04/thumb_files/630_360_1681302005-848.jpg" text:style-name="Internet_20_link" text:visited-style-name="Visited_20_Internet_20_Link">
630_360_16813...</text:a>
"]</text:p>
      <text:p text:style-name="P4">
Tags: ['Івано-Франківськ', 'Театр']</text:p>
      <text:p text:style-name="P4">
Type: Article</text:p>
      <!--METADATA-->
      <text:p text:style-name="P4">
<draw:frame draw:style-name="fr1" draw:name="Image86" text:anchor-type="as-char" svg:width="6.9236in" svg:height="3.956343in" draw:z-index="0">
<draw:image xlink:href="../Images/yкринформ/2023-04-12T15-24-12-03-00/630_360_1681302005-848.jpg" xlink:type="simple" xlink:show="embed" xlink:actuate="onLoad" draw:mime-type="image/jpeg"/>
</draw:frame>
 УФранківському драмтеатрі польська режисера Майя Клечевська розпочала роботунад постановкою «Дзяди» за поемою Адама Міцкевича.</text:p>
      <text:p text:style-name="P4">
Про це у <text:a xlink:type="simple" xlink:href="https://www.facebook.com/dramteatr.if/posts/pfbid02xLGfFMWsLxmbK3pW3JLUiqwyapvXbNJDmwjLqQSPTRtqzFp1qnHXrYRVxaXBQny2l" text:style-name="Internet_20_link" text:visited-style-name="Visited_20_Internet_20_Link">
</text:a>
повідомив Франківський драмтеатр, передає Укрінформ.</text:p>
      <text:p text:style-name="P4">
«Маємо чудову новину! Днями Майя Клечевська - провідна польська режисерка - зісвоїми колегами та разом з командою нашого <text:a xlink:type="simple" xlink:href="https://www.ukrinform.ua/tag-teatr" text:style-name="Internet_20_link" text:visited-style-name="Visited_20_Internet_20_Link">
 </text:a>
 розпочали роботу над новою постановкою «Дзяди» за однойменною поемоюАдама Міцкевича», - йдеться в повідомленні.</text:p>
      <text:p text:style-name="P4">
Зазначається, що романтична драма «Дзяди» матиме антиросійський дискурс тачіткий безапеляційний меседж до тих, хто досі каже «Це не наша війна» або «Япацифіст».</text:p>
      <text:p text:style-name="P4">
Зазначається, що премʼєрні покази вистави заплановані на 27 та 28 травня.</text:p>
      <text:p text:style-name="P4">
<text:span text:style-name="T4">
Читайте також:</text:span>
 <text:a xlink:type="simple" xlink:href="https://www.ukrinform.ua/rubric-culture/3689777-nacopera-u-kvitni-pokaze-baaderku-aidu-i-lubovnij-napij.html" text:style-name="Internet_20_link" text:visited-style-name="Visited_20_Internet_20_Link">
 </text:a>
</text:p>
      <text:p text:style-name="P4">
Як повідомляв Укрінформ, головний режисер Київського академічного театру драмита комедії на лівому березі Дніпра Тамара Трунова <text:a xlink:type="simple" xlink:href="https://www.ukrinform.ua/rubric-culture/3688099-ukrainska-reziserka-postavila-vistavu-pogani-dorogi-u-litvi.html" text:style-name="Internet_20_link" text:visited-style-name="Visited_20_Internet_20_Link">
</text:a>
 («Погані дороги»).</text:p>
      <text:p text:style-name="P4">
Source: <text:a xlink:type="simple" xlink:href="https://www.ukrinform.ua/rubric-culture/3694926-frankivskij-dramteatr-gotue-postanovku-polskoi-reziserki-klecevskoi-dzadi.html" text:style-name="Internet_20_link" text:visited-style-name="Visited_20_Internet_20_Link">
https://www.ukrinform.ua/rubric-culture/3694926-frankivskij-dramteatr-gotue-postanovku-polskoi-reziserki-klecevskoi-dzadi.html</text:a>
</text:p>
      <!--NEWS-->
      <text:h text:style-name="P10" text:outline-level="1">
<text:span text:style-name="T4">
Тренер України про гру з естонками: Мали забивати більше одного м'яча</text:span>
</text:h>
      <text:p text:style-name="P4">
Authors: Ukrinform (Person)</text:p>
      <text:p text:style-name="P4">
Publisher: Укринформ (Organization)</text:p>
      <text:p text:style-name="P4">
Published Time: 2023-04-12T15:24:23+03:00</text:p>
      <text:p text:style-name="P4">
Modified Time: 2023-04-12T15:24:23+03:00</text:p>
      <text:p text:style-name="P4">
Description: Головний тренер національної жіночої збірної України з футболу Луїс Кортес прокоментував першу перемоги своїх підопічних 2023 року. Наша команда у контрольному матчі обіграла збірну Естонії (1:0). — Укрінформ.</text:p>
      <text:p text:style-name="P4">
Images: ["<text:a xlink:type="simple" xlink:href="https://static.ukrinform.com/photos/2023_04/thumb_files/630_360_1681301608-942.jpg" text:style-name="Internet_20_link" text:visited-style-name="Visited_20_Internet_20_Link">
630_360_16813...</text:a>
"]</text:p>
      <text:p text:style-name="P4">
Tags: ['Естонія', 'Футбол', 'Збірна України', 'Жінки']</text:p>
      <text:p text:style-name="P4">
Type: Article</text:p>
      <!--METADATA-->
      <text:p text:style-name="P4">
<draw:frame draw:style-name="fr1" draw:name="Image87" text:anchor-type="as-char" svg:width="6.9236in" svg:height="3.956343in" draw:z-index="0">
<draw:image xlink:href="../Images/yкринформ/2023-04-12T15-24-23-03-00/630_360_1681301608-942.jpg" xlink:type="simple" xlink:show="embed" xlink:actuate="onLoad" draw:mime-type="image/jpeg"/>
</draw:frame>
 Головнийтренер національної жіночої збірної України з футболу Луїс Кортеспрокоментував першу перемоги своїх підопічних 2023 року. Наша команда уконтрольному матчі обіграла збірну Естонії (1:0).</text:p>
      <text:p text:style-name="P4">
Наставник <text:a xlink:type="simple" xlink:href="https://uaf.ua/article/48003" text:style-name="Internet_20_link" text:visited-style-name="Visited_20_Internet_20_Link">
 </text:a>
 , що він задоволений грою, але втаких матчах слід забивати більше одного м'яча, передає Укрінформ.</text:p>
      <text:p text:style-name="P4">
«Приємно завершити наш перший за понад півроку тренувальний збір перемогою. Ядуже задоволений матчем з Естонією, адже дівчата добре застосовували всі тінапрацювання, що ми тренували протягом останнього тижня.</text:p>
      <text:p text:style-name="P4">
Ми майже нічого не дали зробити суперницям, швидко грали у відборах, добреволоділи м’ячем та мали багато моментів для взяття воріт. Але команда повиннапокращити свої навички у прийнятті рішень під час завершення атак. У такихпоєдинках ми маємо забивати більше одного м’яча. Одна-єдина проста помилка абохороша дія суперниць може звести нанівець усі наші зусилля. А в офіційнихматчах це неприпустимо і може надто дорого коштувати», - сказав тренер.</text:p>
      <text:p text:style-name="P4">
<text:span text:style-name="T4">
Читайте також:</text:span>
 <text:a xlink:type="simple" xlink:href="https://www.ukrinform.ua/rubric-sports/3694617-zinoca-zbirna-ukraini-z-futbolu-obigrala-estoniu-u-kontrolnomu-matci.html" text:style-name="Internet_20_link" text:visited-style-name="Visited_20_Internet_20_Link">
 </text:a>
</text:p>
      <text:p text:style-name="P4">
Наступний виклик для жіночої збірної України - Ліга націй, жеребкування якоївідбудеться вже 2 травня.</text:p>
      <text:p text:style-name="P4">
Фото: uaf.ua.</text:p>
      <text:p text:style-name="P4">
Source: <text:a xlink:type="simple" xlink:href="https://www.ukrinform.ua/rubric-sports/3694927-trener-ukraini-pro-gru-z-estonkami-mali-zabivati-bilse-odnogo-maca.html" text:style-name="Internet_20_link" text:visited-style-name="Visited_20_Internet_20_Link">
https://www.ukrinform.ua/rubric-sports/3694927-trener-ukraini-pro-gru-z-estonkami-mali-zabivati-bilse-odnogo-maca.html</text:a>
</text:p>
      <!--NEWS-->
      <text:h text:style-name="P10" text:outline-level="1">
<text:span text:style-name="T4">
У Берліні не готові коментувати відео про страту українських захисників</text:span>
</text:h>
      <text:p text:style-name="P4">
Authors: Ukrinform (Person)</text:p>
      <text:p text:style-name="P4">
Publisher: Укринформ (Organization)</text:p>
      <text:p text:style-name="P4">
Published Time: 2023-04-12T15:25:14+03:00</text:p>
      <text:p text:style-name="P4">
Modified Time: 2023-04-12T15:25:14+03:00</text:p>
      <text:p text:style-name="P4">
Description: Німецькі політики не готові коментувати скандальне відео з кадрами жорстокої розправи з українськими військовими, але загалом наполягають на гуманному поводженні з військовополоненими. — Укрінформ.</text:p>
      <text:p text:style-name="P4">
Images: ["<text:a xlink:type="simple" xlink:href="https://static.ukrinform.com/photos/2022_05/thumb_files/630_360_1653312915-647.jpg" text:style-name="Internet_20_link" text:visited-style-name="Visited_20_Internet_20_Link">
630_360_16533...</text:a>
"]</text:p>
      <text:p text:style-name="P4">
Tags: ['Німеччина', 'Страта', 'росія', 'Військові']</text:p>
      <text:p text:style-name="P4">
Type: Article</text:p>
      <!--METADATA-->
      <text:p text:style-name="P4">
<draw:frame draw:style-name="fr1" draw:name="Image88" text:anchor-type="as-char" svg:width="6.9236in" svg:height="3.956343in" draw:z-index="0">
<draw:image xlink:href="../Images/yкринформ/2023-04-12T15-25-14-03-00/630_360_1653312915-647.jpg" xlink:type="simple" xlink:show="embed" xlink:actuate="onLoad" draw:mime-type="image/jpeg"/>
</draw:frame>
 Німецькіполітики не готові коментувати скандальне відео з кадрами жорстокої розправи зукраїнськими військовими, але загалом наполягають на гуманному поводженні звійськовополоненими.</text:p>
      <text:p text:style-name="P4">
Журналісти попросили прокоментувати ситуацію представницю федерального урядуФРН Крістіне Гоффманн на брифінгу в середу, повідомляє кореспондентУкрінформу.</text:p>
      <text:p text:style-name="P4">
«Ми з жахом взяли до уваги це відео. Але ми не маємо власних даних, зокремащодо достовірності цього відео», - сказала Гоффманн.</text:p>
      <text:p text:style-name="P4">
При цьому вона підкреслила, що з усіма військовополоненими мають поводитисявідповідно до Женевських конвенцій і міжнародного гуманітарного права.</text:p>
      <text:p text:style-name="P4">
<text:span text:style-name="T4">
Читайте також:</text:span>
 <text:a xlink:type="simple" xlink:href="https://www.ukrinform.ua/rubric-ato/3694808-zelenskij-pro-stratu-ukrainskogo-voina-ce-video-rosii-akou-vona-e.html" text:style-name="Internet_20_link" text:visited-style-name="Visited_20_Internet_20_Link">
 <text:span text:style-name="T4">
страту</text:span>
 </text:a>
</text:p>
      <text:p text:style-name="P4">
Як повідомляв Укрінформ, в інтернеті з’явилися два відео з нібитообезголовленням українських захисників. За інформацією СNN, на відео,ймовірно, зображені окремі події. Одне з них могло бути записане нещодавно, аінше - судячи з кількості зелені - певно, було зняте влітку. Українськіполітики закликали світ відреагувати на черговий воєнний злочин <text:a xlink:type="simple" xlink:href="https://www.ukrinform.ua/tag-rosia" text:style-name="Internet_20_link" text:visited-style-name="Visited_20_Internet_20_Link">
</text:a>
 .</text:p>
      <text:p text:style-name="P4">
Source: <text:a xlink:type="simple" xlink:href="https://www.ukrinform.ua/rubric-world/3694928-u-berlini-ne-gotovi-komentuvati-video-pro-stratu-ukrainskih-zahisnikiv.html" text:style-name="Internet_20_link" text:visited-style-name="Visited_20_Internet_20_Link">
https://www.ukrinform.ua/rubric-world/3694928-u-berlini-ne-gotovi-komentuvati-video-pro-stratu-ukrainskih-zahisnikiv.html</text:a>
</text:p>
      <!--NEWS-->
      <text:h text:style-name="P10" text:outline-level="1">
<text:span text:style-name="T4">
Українські та європейські депутати вперше провели спільне засідання</text:span>
</text:h>
      <text:p text:style-name="P4">
Authors: Ukrinform (Person)</text:p>
      <text:p text:style-name="P4">
Publisher: Укринформ (Organization)</text:p>
      <text:p text:style-name="P4">
Published Time: 2023-04-12T15:33:19+03:00</text:p>
      <text:p text:style-name="P4">
Modified Time: 2023-04-12T15:33:19+03:00</text:p>
      <text:p text:style-name="P4">
Description: У середу, 12 квітня, відбулося перше спільне міжкомітетське засідання українських парламентаріїв із депутатами Європейського парламенту. — Укрінформ.</text:p>
      <text:p text:style-name="P4">
Images: ["<text:a xlink:type="simple" xlink:href="https://static.ukrinform.com/photos/2023_04/thumb_files/630_360_1681302627-259.jpg" text:style-name="Internet_20_link" text:visited-style-name="Visited_20_Internet_20_Link">
630_360_16813...</text:a>
", "<text:a xlink:type="simple" xlink:href="https://static.ukrinform.com/photos/2023_04/1681302627-281.jpg" text:style-name="Internet_20_link" text:visited-style-name="Visited_20_Internet_20_Link">
1681302627-28...</text:a>
", "<text:a xlink:type="simple" xlink:href="https://static.ukrinform.com/photos/2023_04/1681302627-512.jpg" text:style-name="Internet_20_link" text:visited-style-name="Visited_20_Internet_20_Link">
1681302627-51...</text:a>
", "<text:a xlink:type="simple" xlink:href="https://static.ukrinform.com/photos/2023_04/1681302626-889.jpg" text:style-name="Internet_20_link" text:visited-style-name="Visited_20_Internet_20_Link">
1681302626-88...</text:a>
", "<text:a xlink:type="simple" xlink:href="https://static.ukrinform.com/photos/2023_04/1681302627-145.jpg" text:style-name="Internet_20_link" text:visited-style-name="Visited_20_Internet_20_Link">
1681302627-14...</text:a>
"]</text:p>
      <text:p text:style-name="P4">
Tags: ['Європарламент', 'Верховна Рада', 'Стефанчук']</text:p>
      <text:p text:style-name="P4">
Type: Article</text:p>
      <!--METADATA-->
      <text:p text:style-name="P4">
<draw:frame draw:style-name="fr1" draw:name="Image89" text:anchor-type="as-char" svg:width="6.9236in" svg:height="3.956343in" draw:z-index="0">
<draw:image xlink:href="../Images/yкринформ/2023-04-12T15-33-19-03-00/630_360_1681302627-259.jpg" xlink:type="simple" xlink:show="embed" xlink:actuate="onLoad" draw:mime-type="image/jpeg"/>
</draw:frame>
 У середу,12 квітня, відбулося перше спільне міжкомітетське засідання українськихпарламентаріїв із депутатами Європейського парламенту.</text:p>
      <text:p text:style-name="P4">
Про це Голова ВРУ Руслан Стефанчук повідомив у <text:a xlink:type="simple" xlink:href="https://www.facebook.com/100058105416952/posts/pfbid02FvQNvw2vWqJ2k9mWkmcuE8CALHLV91uNmsYkDWPfzpfoEDrUr4J6ZHrVa9phVkmpl/" text:style-name="Internet_20_link" text:visited-style-name="Visited_20_Internet_20_Link">
</text:a>
, передає Укрінформ.</text:p>
      <text:p text:style-name="P4">
"Історичний день для українського та Європейського парламентів. Сьогодні (12квітня – ред.) провели перше спільне міжкомітетське засідання українськихпарламентаріїв із депутатами <text:a xlink:type="simple" xlink:href="https://www.ukrinform.ua/tag-evroparlament" text:style-name="Internet_20_link" text:visited-style-name="Visited_20_Internet_20_Link">
 </text:a>
", – зазначив він.</text:p>
      <text:p text:style-name="P4">
<draw:frame draw:style-name="fr1" draw:name="Image90" text:anchor-type="as-char" svg:width="6.666667in" svg:height="10.0in" draw:z-index="0">
<draw:image xlink:href="../Images/yкринформ/2023-04-12T15-33-19-03-00/1681302627-281.jpg" xlink:type="simple" xlink:show="embed" xlink:actuate="onLoad" draw:mime-type="image/jpeg"/>
</draw:frame>
</text:p>
      <text:p text:style-name="P4">
Стефанчук висловив удячність очільниці Європейського парламенту Роберті Мецоліза ініціативу зустрічі та підтримку нашого прагнення України бути повноправнимчленом Європейського Союзу.</text:p>
      <text:p text:style-name="P4">
<draw:frame draw:style-name="fr1" draw:name="Image91" text:anchor-type="as-char" svg:width="6.9236in" svg:height="4.615733in" draw:z-index="0">
<draw:image xlink:href="../Images/yкринформ/2023-04-12T15-33-19-03-00/1681302627-512.jpg" xlink:type="simple" xlink:show="embed" xlink:actuate="onLoad" draw:mime-type="image/jpeg"/>
</draw:frame>
</text:p>
      <text:p text:style-name="P4">
<text:span text:style-name="T4">
Читайте також:</text:span>
 <text:a xlink:type="simple" xlink:href="https://www.ukrinform.ua/rubric-polytics/3693991-rada-zaklikala-kraini-nato-priskoriti-vstup-ukraini-do-alansu.html" text:style-name="Internet_20_link" text:visited-style-name="Visited_20_Internet_20_Link">
 </text:a>
</text:p>
      <text:p text:style-name="P4">
"Процес вступу в ЄС — це кропітка робота по адаптації національногозаконодавства до права ЄС і я вдячний, що Європейський Парламент готовий бутипліч-о-пліч з Україною. Отже, сьогодні ми започаткували структурну співпрацюміж комітетами наших парламентів", – поінформував спікер українськогопарламенту.</text:p>
      <text:p text:style-name="P4">
<draw:frame draw:style-name="fr1" draw:name="Image92" text:anchor-type="as-char" svg:width="6.9236in" svg:height="4.615733in" draw:z-index="0">
<draw:image xlink:href="../Images/yкринформ/2023-04-12T15-33-19-03-00/1681302626-889.jpg" xlink:type="simple" xlink:show="embed" xlink:actuate="onLoad" draw:mime-type="image/jpeg"/>
</draw:frame>
</text:p>
      <text:p text:style-name="P4">
Він пояснив, що відтепер кожен комітет українського парламенту стає фактичноєвроінтеграційним, а кожна законодавча ініціатива розглядатиметься черезпризму її відповідності європейським нормам. "І це має стати новоюархітектурою українського парламентаризму", – наголосив Стефанчук.</text:p>
      <text:p text:style-name="P4">
<draw:frame draw:style-name="fr1" draw:name="Image93" text:anchor-type="as-char" svg:width="6.9236in" svg:height="4.615733in" draw:z-index="0">
<draw:image xlink:href="../Images/yкринформ/2023-04-12T15-33-19-03-00/1681302627-145.jpg" xlink:type="simple" xlink:show="embed" xlink:actuate="onLoad" draw:mime-type="image/jpeg"/>
</draw:frame>
</text:p>
      <text:p text:style-name="P4">
Голова ВР зазначив, що попереду відбуватимуться регулярні зустрічі, спільнізаходи, робочі контакти між парламентаріями, постійна взаємодія.</text:p>
      <text:p text:style-name="P4">
"Основу і порядок денний для міжкомітетського діалогу мають скласти “дорожнімапи” заходів на євроінтеграційному напрямі. І це, у підсумку, сприятимепросуванню України до повноправного членства в Європейському Союзі", – додавГолова ВР.</text:p>
      <text:p text:style-name="P4">
Він подякував Європейському парламенту за підтримку України.</text:p>
      <text:p text:style-name="P4">
<text:span text:style-name="T4">
Читайте також:</text:span>
 <text:a xlink:type="simple" xlink:href="https://www.ukrinform.ua/rubric-polytics/3690948-u-radi-gotuut-vizit-parlamentskoi-delegacii-do-ssa.html" text:style-name="Internet_20_link" text:visited-style-name="Visited_20_Internet_20_Link">
 </text:a>
</text:p>
      <text:p text:style-name="P4">
Стефанчук висловив упевненість у тому, що сьогоднішнє спільне засіданнявідкриває нову сторінку у відносинах ВРУ та ЄП.</text:p>
      <text:p text:style-name="P4">
Як повідомлялося, Президент Володимир Зеленський 28 лютого 2022 року <text:a xlink:type="simple" xlink:href="https://www.ukrinform.ua/rubric-ato/3416117-prezident-pidpisav-zaavku-na-clenstvo-ukraini-v-es.html" text:style-name="Internet_20_link" text:visited-style-name="Visited_20_Internet_20_Link">
</text:a>
 .</text:p>
      <text:p text:style-name="P4">
23 червня минулого року глави держав та урядів Європейського Союзу ухвалилирішення щодо надання Україні статусу країни-кандидата на входження до ЄС.</text:p>
      <text:p text:style-name="P4">
<text:span text:style-name="T5">
Фото: Руслан Стефанчук/Фейсбук</text:span>
</text:p>
      <text:p text:style-name="P4">
Source: <text:a xlink:type="simple" xlink:href="https://www.ukrinform.ua/rubric-polytics/3694931-ukrainski-ta-evropejski-deputati-vperse-proveli-spilne-zasidanna.html" text:style-name="Internet_20_link" text:visited-style-name="Visited_20_Internet_20_Link">
https://www.ukrinform.ua/rubric-polytics/3694931-ukrainski-ta-evropejski-deputati-vperse-proveli-spilne-zasidanna.html</text:a>
</text:p>
      <!--NEWS-->
      <text:h text:style-name="P10" text:outline-level="1">
<text:span text:style-name="T4">
Стали відомі склади збірних України з біатлону на наступний сезон</text:span>
</text:h>
      <text:p text:style-name="P4">
Authors: Ukrinform (Person)</text:p>
      <text:p text:style-name="P4">
Publisher: Укринформ (Organization)</text:p>
      <text:p text:style-name="P4">
Published Time: 2023-04-12T15:39:21+03:00</text:p>
      <text:p text:style-name="P4">
Modified Time: 2023-04-12T15:39:21+03:00</text:p>
      <text:p text:style-name="P4">
Description: Президент Федерації біатлону України Іван Крулько назвав склади команд на наступний сезон. — Укрінформ.</text:p>
      <text:p text:style-name="P4">
Images: ["<text:a xlink:type="simple" xlink:href="https://static.ukrinform.com/photos/2023_04/thumb_files/630_360_1681298569-305.jpg" text:style-name="Internet_20_link" text:visited-style-name="Visited_20_Internet_20_Link">
630_360_16812...</text:a>
"]</text:p>
      <text:p text:style-name="P4">
Tags: ['Біатлон', 'Збірна України', 'Кубок світу з біатлону', 'Жінки', 'Чоловіки']</text:p>
      <text:p text:style-name="P4">
Type: Article</text:p>
      <!--METADATA-->
      <text:p text:style-name="P4">
<draw:frame draw:style-name="fr1" draw:name="Image94" text:anchor-type="as-char" svg:width="6.9236in" svg:height="3.956343in" draw:z-index="0">
<draw:image xlink:href="../Images/yкринформ/2023-04-12T15-39-21-03-00/630_360_1681298569-305.jpg" xlink:type="simple" xlink:show="embed" xlink:actuate="onLoad" draw:mime-type="image/jpeg"/>
</draw:frame>
 ПрезидентФедерації біатлону України Іван Крулько назвав склади команд на наступнийсезон.</text:p>
      <text:p text:style-name="P4">
У жінок <text:a xlink:type="simple" xlink:href="https://www.biathlon.com.ua/comments/12884-%D1%96van-krulyko-nazvav-skladi-komand-na-nastupniy-sezon" text:style-name="Internet_20_link" text:visited-style-name="Visited_20_Internet_20_Link">
 </text:a>
 і лише перед початком сезонуспортсменок розподілять на учасниць Кубка світу та Кубку IBU, передаєУкрінформ.</text:p>
      <text:p text:style-name="P4">
Отже, до складу жіночої збірної увійшли Анастасія Меркушина, ОлександраМеркушина, Дар’я Блашко, Любов Кип’яченкова, Христина Дмитренко, АннаКривонос, Ірина Петренко, Дарина Чалик, Юлія Городна, Олена Городна, КсеніяПриходько, Оксана Коваленко.</text:p>
      <text:p text:style-name="P4">
Дві досвідчені спортсменки працюватимуть окремо: Юлія Джима - разом зчоловіками під керівництвом Юрая Санітри, але за програмою Уроша Вєлєпєца, аОлена Білосюк - з чоловічою командою Б під керівництвом свого особистоготренера Олександра Кравченка.</text:p>
      <text:p text:style-name="P4">
<text:span text:style-name="T4">
Читайте також:</text:span>
 <text:a xlink:type="simple" xlink:href="https://www.ukrinform.ua/rubric-sports/3694879-mikola-zoc-stav-novim-starsij-trener-zinocoi-zbirnoi-ukraini-z-biatlonu.html" text:style-name="Internet_20_link" text:visited-style-name="Visited_20_Internet_20_Link">
 <text:span text:style-name="T4">
біатлон</text:span>
 </text:a>
</text:p>
      <text:p text:style-name="P4">
У чоловіків розподіл більш стандартний. Юрай Санітра та його помічники ОлексійКравченко та Роман Лейбюк, працюватимуть з вісьмома спортсменами. Це - ДмитроПідручний, Артем Прима, Антон Дудченко, Богдан Цимбал, Артем Тищенко, ДенисНасико, Тарас Лесюк, Віталій Мандзин. Команда Б під керівництвом ОлександраКравченка та Романа Прими працюватиме у складі: Руслан Ткаленко, Степан Кінаш,Дмитро Грущак, Роман Боровик та Владислав Чихар.</text:p>
      <text:p text:style-name="P4">
Фото: biathlon.com.ua.</text:p>
      <text:p text:style-name="P4">
Source: <text:a xlink:type="simple" xlink:href="https://www.ukrinform.ua/rubric-sports/3694935-stali-vidomi-skladi-zbirnih-ukraini-z-biatlonu-na-nastupnij-sezon.html" text:style-name="Internet_20_link" text:visited-style-name="Visited_20_Internet_20_Link">
https://www.ukrinform.ua/rubric-sports/3694935-stali-vidomi-skladi-zbirnih-ukraini-z-biatlonu-na-nastupnij-sezon.html</text:a>
</text:p>
      <!--NEWS-->
      <text:h text:style-name="P10" text:outline-level="1">
<text:span text:style-name="T4">
Боррель відклав візит до Китаю через позитивний тест на COVID-19</text:span>
</text:h>
      <text:p text:style-name="P4">
Authors: Ukrinform (Person)</text:p>
      <text:p text:style-name="P4">
Publisher: Укринформ (Organization)</text:p>
      <text:p text:style-name="P4">
Published Time: 2023-04-12T15:39:23+03:00</text:p>
      <text:p text:style-name="P4">
Modified Time: 2023-04-12T15:39:23+03:00</text:p>
      <text:p text:style-name="P4">
Description: Високий представник ЄС/віцепрезидент Європейської Комісії Жозеп Боррель відклав свій візит до КНР, що був запланований цього тижня, у зв'язку із позитивним тестом на COVID-19. — Укрінформ.</text:p>
      <text:p text:style-name="P4">
Images: ["<text:a xlink:type="simple" xlink:href="https://static.ukrinform.com/photos/2021_02/thumb_files/630_360_1613983608-121.jpg" text:style-name="Internet_20_link" text:visited-style-name="Visited_20_Internet_20_Link">
630_360_16139...</text:a>
"]</text:p>
      <text:p text:style-name="P4">
Tags: ['Китай', 'Візит', 'Боррель', 'Коронавірус']</text:p>
      <text:p text:style-name="P4">
Type: Article</text:p>
      <!--METADATA-->
      <text:p text:style-name="P4">
<draw:frame draw:style-name="fr1" draw:name="Image95" text:anchor-type="as-char" svg:width="6.9236in" svg:height="3.956343in" draw:z-index="0">
<draw:image xlink:href="../Images/yкринформ/2023-04-12T15-39-23-03-00/630_360_1613983608-121.jpg" xlink:type="simple" xlink:show="embed" xlink:actuate="onLoad" draw:mime-type="image/jpeg"/>
</draw:frame>
 Високийпредставник ЄС/віцепрезидент Європейської Комісії Жозеп Боррель відклав свійвізит до КНР, що був запланований цього тижня, у зв'язку із позитивним тестомна COVID-19.</text:p>
      <text:p text:style-name="P4">
Про це сам Боррель повідомив у <text:a xlink:type="simple" xlink:href="http://twitter.com/JosepBorrellF/status/1646102661240946689" text:style-name="Internet_20_link" text:visited-style-name="Visited_20_Internet_20_Link">
</text:a>
, передає Укрінформ.</text:p>
      <text:p text:style-name="P4">
«Отримав позитивний тест на COVID-19, і тому, на жаль, маємо відкласти мійвізит до Китаю. Почуваюся добре, жодних симптомів немає», - написав Боррель.</text:p>
      <text:p text:style-name="P4">
<text:span text:style-name="T4">
Читайте також:</text:span>
 <text:a xlink:type="simple" xlink:href="https://www.ukrinform.ua/rubric-world/3694442-u-nimeccini-ta-cehii-rozkritikuvali-zaavi-makrona-sodo-tajvanu.html" text:style-name="Internet_20_link" text:visited-style-name="Visited_20_Internet_20_Link">
 <text:span text:style-name="T4">
Макрон</text:span>
 </text:a>
</text:p>
      <text:p text:style-name="P4">
Як повідомлялося, минулого тижня президент Франції Еммануель Макрон тапрезидент Європейської Комісії Урсула фон дер Ляєн здійснили одночасні візитидо <text:a xlink:type="simple" xlink:href="https://www.ukrinform.ua/tag-kitaj" text:style-name="Internet_20_link" text:visited-style-name="Visited_20_Internet_20_Link">
 </text:a>
 , де мали спільну зустріч зпрезидентом КНР Сі Цзіньпіном. Під час переговорів з політичним керівництвомта урядом КНР європейські лідери обговорювали подальший розвиток відносин міжЄвропою та Китаєм, а також шляхи припинення російської агресії проти України.</text:p>
      <text:p text:style-name="P4">
<text:span text:style-name="T5">
Фото: DPA</text:span>
</text:p>
      <text:p text:style-name="P4">
Source: <text:a xlink:type="simple" xlink:href="https://www.ukrinform.ua/rubric-world/3694936-borrel-vidklav-vizit-do-kitau-cerez-pozitivnij-test-na-covid19.html" text:style-name="Internet_20_link" text:visited-style-name="Visited_20_Internet_20_Link">
https://www.ukrinform.ua/rubric-world/3694936-borrel-vidklav-vizit-do-kitau-cerez-pozitivnij-test-na-covid19.html</text:a>
</text:p>
      <!--NEWS-->
      <text:h text:style-name="P10" text:outline-level="1">
<text:span text:style-name="T4">
Відео зі стратою полоненого мало налякати, але вийшло навпаки – посол Британії</text:span>
</text:h>
      <text:p text:style-name="P4">
Authors: Ukrinform (Person)</text:p>
      <text:p text:style-name="P4">
Publisher: Укринформ (Organization)</text:p>
      <text:p text:style-name="P4">
Published Time: 2023-04-12T15:45:00+03:00</text:p>
      <text:p text:style-name="P4">
Modified Time: 2023-04-12T15:45:00+03:00</text:p>
      <text:p text:style-name="P4">
Description: Посол Великої Британії в Україні Мелінда Сіммонс заявила, що страта українського полоненого поповнює список звинувачень, з яким росії потрібно буде зіткнутися за свої злочини в Україні. — Укрінформ.</text:p>
      <text:p text:style-name="P4">
Images: ["<text:a xlink:type="simple" xlink:href="https://static.ukrinform.com/photos/2021_02/thumb_files/630_360_1614342512-741.jpg" text:style-name="Internet_20_link" text:visited-style-name="Visited_20_Internet_20_Link">
630_360_16143...</text:a>
"]</text:p>
      <text:p text:style-name="P4">
Tags: ['Британія', 'Страта', 'Мелінда Сіммонс', 'Війна з росією']</text:p>
      <text:p text:style-name="P4">
Type: Article</text:p>
      <!--METADATA-->
      <text:p text:style-name="P4">
<draw:frame draw:style-name="fr1" draw:name="Image96" text:anchor-type="as-char" svg:width="6.9236in" svg:height="3.956343in" draw:z-index="0">
<draw:image xlink:href="../Images/yкринформ/2023-04-12T15-45-00-03-00/630_360_1614342512-741.jpg" xlink:type="simple" xlink:show="embed" xlink:actuate="onLoad" draw:mime-type="image/jpeg"/>
</draw:frame>
 ПосолВеликої Британії в Україні Мелінда Сіммонс заявила, що страта українськогополоненого поповнює список звинувачень, з яким росії потрібно буде зіткнутисяза свої злочини в Україні.</text:p>
      <text:p text:style-name="P4">
Про це вона заявила у <text:a xlink:type="simple" xlink:href="https://twitter.com/MelSimmonsFCDO/status/1646106543203528707" text:style-name="Internet_20_link" text:visited-style-name="Visited_20_Internet_20_Link">
</text:a>
 , передаєУкрінформ.</text:p>
      <text:p text:style-name="P4">
«Я не буду дивитися це жахливе відео. Мені не потрібно більше причин не спативночі. Але це додається до списку звинувачень, з яким росії потрібно будезіткнутися за свої злочини проти <text:a xlink:type="simple" xlink:href="https://www.ukrinform.ua/tag-ukraina" text:style-name="Internet_20_link" text:visited-style-name="Visited_20_Internet_20_Link">
 </text:a>
 .Якщо це було задумано, щоб залякати, все вийшло навпаки», - зазначила Сіммонс.</text:p>
      <text:p text:style-name="P4">
Як повідомляв Укрінформ, в інтернеті з’явилися два відео з нібитообезголовленням українських захисників.</text:p>
      <text:p text:style-name="P4">
Перше відео було опубліковане на проросійському каналі у соцмережах 8 квітня.Воно було навмисно зняте «вагнерівцями» і показує два обезголовлені тілаукраїнських військових, які лежать на землі поруч з пошкодженим військовимавтомобілем. Видається, що в обох мертвих військових також відтяті руки.російські акаунти стверджують, що відео було зняте поблизу Бахмута.</text:p>
      <text:p text:style-name="P4">
<text:span text:style-name="T4">
Читайте також:</text:span>
 <text:a xlink:type="simple" xlink:href="https://www.ukrinform.ua/rubric-ato/3694856-minoboroni-zaklikae-ne-posiruvati-video-z-vidrizannam-golovi-ukrainskomu-vijskovomu.html" text:style-name="Internet_20_link" text:visited-style-name="Visited_20_Internet_20_Link">
 <text:span text:style-name="T4">
голови</text:span>
 </text:a>
</text:p>
      <text:p text:style-name="P4">
Друге відео, яке з’явилося у Твіттері і було навмисно сильно розмите,вірогідно, було записане влітку, з огляду на кількість рослин у кадрі.</text:p>
      <text:p text:style-name="P4">
<text:a xlink:type="simple" xlink:href="https://www.ukrinform.ua/rubric-ato/3694771-sbu-vidkrila-spravu-sodo-video-z-vidrizannam-golovi-ukrainskomu-vijskovomu.html" text:style-name="Internet_20_link" text:visited-style-name="Visited_20_Internet_20_Link">
 </text:a>
 щодо відео того, якросійські загарбники відрізають голову українському полоненому.</text:p>
      <text:p text:style-name="P4">
Правоохоронні органи України вживають заходів для встановлення осіб, яківчинили цей страшний злочин.</text:p>
      <text:p text:style-name="P4">
<text:span text:style-name="T5">
Фото: Twitter / Melinda Simmons</text:span>
</text:p>
      <text:p text:style-name="P4">
Source: <text:a xlink:type="simple" xlink:href="https://www.ukrinform.ua/rubric-polytics/3694939-video-zi-stratou-polonenogo-malo-nalakati-ale-vijslo-navpaki-posol-britanii.html" text:style-name="Internet_20_link" text:visited-style-name="Visited_20_Internet_20_Link">
https://www.ukrinform.ua/rubric-polytics/3694939-video-zi-stratou-polonenogo-malo-nalakati-ale-vijslo-navpaki-posol-britanii.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4-12T15:49:00+03:00</text:p>
      <text:p text:style-name="P4">
Modified Time: 2023-04-12T15:49: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97" text:anchor-type="as-char" svg:width="6.9236in" svg:height="3.956343in" draw:z-index="0">
<draw:image xlink:href="../Images/yкринформ/2023-04-12T15-49-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98" text:anchor-type="as-char" svg:width="6.9236in" svg:height="6.9236in" draw:z-index="0">
<draw:image xlink:href="../Images/yкринформ/2023-04-12T15-49-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99" text:anchor-type="as-char" svg:width="6.9236in" svg:height="6.9236in" draw:z-index="0">
<draw:image xlink:href="../Images/yкринформ/2023-04-12T15-49-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КАТЕРИНА ПЕРЕПЕЛИЦЯ, 8 років</text:span>
</text:p>
      <text:p text:style-name="P4">
<draw:frame draw:style-name="fr1" draw:name="Image100" text:anchor-type="as-char" svg:width="6.9236in" svg:height="6.9236in" draw:z-index="0">
<draw:image xlink:href="../Images/yкринформ/2023-04-12T15-49-00-03-00/1659527404-522.jpg" xlink:type="simple" xlink:show="embed" xlink:actuate="onLoad" draw:mime-type="image/jpeg"/>
</draw:frame>
</text:p>
      <text:p text:style-name="P4">
У січні 2022 року 8-річна дівчинка разом зі своїм батьком виїхала з Сумщини напостійне проживання в Харківську область та досі не виходить на зв’язок. Запопередньою інформацією,</text:p>
      <text:p text:style-name="P4">
населений пункт, де мешкає Катя разом зі своїм батьком та бабусею, перебуваєпід</text:p>
      <text:p text:style-name="P4">
тимчасовою окупацією військами рф.</text:p>
      <text:p text:style-name="P4">
Прикмети дитини: виглядає на 9 років, худорлява, русяве волосся, темні очі.</text:p>
      <text:p text:style-name="P4">
Особливі прикмети: носить окуляри.</text:p>
      <text:p text:style-name="P4">
<text:span text:style-name="T4">
АНДРІЙ ОКСЕНЕНКО, 17 років</text:span>
</text:p>
      <text:p text:style-name="P4">
<draw:frame draw:style-name="fr1" draw:name="Image101" text:anchor-type="as-char" svg:width="6.9236in" svg:height="6.9236in" draw:z-index="0">
<draw:image xlink:href="../Images/yкринформ/2023-04-12T15-49-00-03-00/1659527405-491.jpg" xlink:type="simple" xlink:show="embed" xlink:actuate="onLoad" draw:mime-type="image/jpeg"/>
</draw:frame>
</text:p>
      <text:p text:style-name="P4">
В Києві зник 17-річний Андрій Оксененко.</text:p>
      <text:p text:style-name="P4">
Ще 10 липня 2022 року хлопець пішов з дому та назад досі так і не повернувся.Про</text:p>
      <text:p text:style-name="P4">
Андрія досі немає жодних звісток.</text:p>
      <text:p text:style-name="P4">
Прикмети хлопця: виглядає на 19 років, на зріст 180-190 см., худорлявий, темневолосся,</text:p>
      <text:p text:style-name="P4">
сірі очі.</text:p>
      <text:p text:style-name="P4">
<text:span text:style-name="T4">
АНДРІЙ КАДИГРОБ, 13 років</text:span>
</text:p>
      <text:p text:style-name="P4">
<draw:frame draw:style-name="fr1" draw:name="Image102" text:anchor-type="as-char" svg:width="6.9236in" svg:height="6.9236in" draw:z-index="0">
<draw:image xlink:href="../Images/yкринформ/2023-04-12T15-49-00-03-00/1659527406-839.jpg" xlink:type="simple" xlink:show="embed" xlink:actuate="onLoad" draw:mime-type="image/jpeg"/>
</draw:frame>
</text:p>
      <text:p text:style-name="P4">
Допоможіть знайти 13-річного Андрія Кадигроба, який зник на Кіровоградщині!</text:p>
      <text:p text:style-name="P4">
21 липня 2022 року хлопець пішов з дому в ліс у с. Роздолля та до теперішньогочасу</text:p>
      <text:p text:style-name="P4">
назад так і не повернувся. Де він зараз - невідомо.</text:p>
      <text:p text:style-name="P4">
Прикмети дитини: виглядає на 13-14 років, на зріст 140 см., худорлявий, темневолосся.</text:p>
      <text:p text:style-name="P4">
Одяг: біла футболка, чорні штани, сині шльопанці.</text:p>
      <text:p text:style-name="P4">
<text:span text:style-name="T4">
ЄЛИЗАВЕТА МАНДИЧ, 16 років</text:span>
</text:p>
      <text:p text:style-name="P4">
<draw:frame draw:style-name="fr1" draw:name="Image103" text:anchor-type="as-char" svg:width="6.9236in" svg:height="6.9236in" draw:z-index="0">
<draw:image xlink:href="../Images/yкринформ/2023-04-12T15-49-00-03-00/1659948836-620.jpg" xlink:type="simple" xlink:show="embed" xlink:actuate="onLoad" draw:mime-type="image/jpeg"/>
</draw:frame>
</text:p>
      <text:p text:style-name="P4">
Ще 25 травня 2022 року дівчина зникла у смт. Ківшарівка на Харківщині.</text:p>
      <text:p text:style-name="P4">
Прикмети дитини: виглядає на 17 років, на зріст 158 см., худорлява, русявеволосся, сіро-зелені очі.</text:p>
      <text:p text:style-name="P4">
Особливі прикмети: носить окуляри.</text:p>
      <text:p text:style-name="P4">
<text:span text:style-name="T4">
МИКОЛА ГРИГОР'ЄВ, 17 років</text:span>
</text:p>
      <text:p text:style-name="P4">
<draw:frame draw:style-name="fr1" draw:name="Image104" text:anchor-type="as-char" svg:width="6.9236in" svg:height="6.9236in" draw:z-index="0">
<draw:image xlink:href="../Images/yкринформ/2023-04-12T15-49-00-03-00/1659948835-931.jpg" xlink:type="simple" xlink:show="embed" xlink:actuate="onLoad" draw:mime-type="image/jpeg"/>
</draw:frame>
</text:p>
      <text:p text:style-name="P4">
28 липня 2022 року хлопець пішов з дому у с. Гульск на Житомирщині та дотеперішнього часу назад так і не повернувся.</text:p>
      <text:p text:style-name="P4">
Прикмети: виглядає на 17 років, на зріст 170 см., худорлявий, світле короткеволосся.</text:p>
      <text:p text:style-name="P4">
Одяг: чорна футболка, сині шорти, чорні кросівки.</text:p>
      <text:p text:style-name="P4">
<draw:frame draw:style-name="fr1" draw:name="Image105" text:anchor-type="as-char" svg:width="6.9236in" svg:height="6.9236in" draw:z-index="0">
<draw:image xlink:href="../Images/yкринформ/2023-04-12T15-49-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draw:frame draw:style-name="fr1" draw:name="Image106" text:anchor-type="as-char" svg:width="6.9236in" svg:height="6.9236in" draw:z-index="0">
<draw:image xlink:href="../Images/yкринформ/2023-04-12T15-49-00-03-00/1668596592-605.jpg" xlink:type="simple" xlink:show="embed" xlink:actuate="onLoad" draw:mime-type="image/jpeg"/>
</draw:frame>
</text:p>
      <text:p text:style-name="P4">
8-річна Маргарита Мітюніна безвісти зникла на Херсонщині.</text:p>
      <text:p text:style-name="P4">
10 жовтня 2022 року дівчинка зникла у с. Червоний Маяк. За останньоюінформацією її могли вивезти до Криму.</text:p>
      <text:p text:style-name="P4">
<draw:frame draw:style-name="fr1" draw:name="Image107" text:anchor-type="as-char" svg:width="6.9236in" svg:height="6.9236in" draw:z-index="0">
<draw:image xlink:href="../Images/yкринформ/2023-04-12T15-49-00-03-00/1668596592-112.jpg" xlink:type="simple" xlink:show="embed" xlink:actuate="onLoad" draw:mime-type="image/jpeg"/>
</draw:frame>
</text:p>
      <text:p text:style-name="Horizontal_20_Line"/>
      <text:p text:style-name="P4">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Хлань упевнений, що цьогоріч будуть херсонські кавуни</text:span>
</text:h>
      <text:p text:style-name="P4">
Authors: Ukrinform (Person)</text:p>
      <text:p text:style-name="P4">
Publisher: Укринформ (Organization)</text:p>
      <text:p text:style-name="P4">
Published Time: 2023-04-12T15:52:03+03:00</text:p>
      <text:p text:style-name="P4">
Modified Time: 2023-04-12T15:52:03+03:00</text:p>
      <text:p text:style-name="P4">
Description: На правобережній, звільній від ворога частині Херсонщини, засіють баштанні. — Укрінформ.</text:p>
      <text:p text:style-name="P4">
Images: ["<text:a xlink:type="simple" xlink:href="https://static.ukrinform.com/photos/2018_08/thumb_files/630_360_1533462289-8485.jpg" text:style-name="Internet_20_link" text:visited-style-name="Visited_20_Internet_20_Link">
630_360_15334...</text:a>
"]</text:p>
      <text:p text:style-name="P4">
Tags: ['Херсонщина', 'Кавун', 'Аграрії']</text:p>
      <text:p text:style-name="P4">
Type: Article</text:p>
      <!--METADATA-->
      <text:p text:style-name="P4">
<draw:frame draw:style-name="fr1" draw:name="Image108" text:anchor-type="as-char" svg:width="6.9236in" svg:height="3.956343in" draw:z-index="0">
<draw:image xlink:href="../Images/yкринформ/2023-04-12T15-52-03-03-00/630_360_1533462289-8485.jpg" xlink:type="simple" xlink:show="embed" xlink:actuate="onLoad" draw:mime-type="image/jpeg"/>
</draw:frame>
 Направобережній, звільній від ворога частині Херсонщини, засіють баштанні.</text:p>
      <text:p text:style-name="P4">
Як передає Укрінформ, про це повідомив у <text:a xlink:type="simple" xlink:href="https://www.facebook.com/sergey.khlan/posts/pfbid02A564ZF5A58E6JLTQEjsFu8gp7ruMqCJMexv1V4DBxEx5fjsGj9cChrfVZ4ecveRSl" text:style-name="Internet_20_link" text:visited-style-name="Visited_20_Internet_20_Link">
</text:a>
депутат Херсонської облради Сергій Хлань.</text:p>
      <text:p text:style-name="P4">
В ефірі телеканалу <text:a xlink:type="simple" xlink:href="https://www.youtube.com/watch" text:style-name="Internet_20_link" text:visited-style-name="Visited_20_Internet_20_Link">
 </text:a>
 Хланьповідомив, що аграрії приступили до весняно-польових робіт там, де проведенірозмінування. За його словами, трохи більше 10% наразі розміновано площсільськогосподарських земель на правому березі. Не зможуть працювати аграріїна території вздовж Дніпра.</text:p>
      <text:p text:style-name="P4">
"Це швидше символічно та дуже знаково, особливо після звільнення Осокорівки,херсонські кавуни у цьому році будуть", - запевнив депутат.</text:p>
      <text:p text:style-name="P4">
Як відомо, <text:a xlink:type="simple" xlink:href="https://uk.wikipedia.org/wiki/%D0%9F%D0%B0%D0%BC%27%D1%8F%D1%82%D0%BD%D0%B8%D0%BA_%D1%85%D0%B5%D1%80%D1%81%D0%BE%D0%BD%D1%81%D1%8C%D0%BA%D0%BE%D0%BC%D1%83_%D0%BA%D0%B0%D0%B2%D1%83%D0%BD%D1%83" text:style-name="Internet_20_link" text:visited-style-name="Visited_20_Internet_20_Link">
</text:a>
розташований біля села Осокорівка.</text:p>
      <text:p text:style-name="P4">
Як повідомляв Укрінформ, депутат облради Сергій Хлань закликав аграріївпрацювати лише там, де проведені розмінування.</text:p>
      <text:p text:style-name="P4">
<text:span text:style-name="T4">
Читайте також:</text:span>
 <text:a xlink:type="simple" xlink:href="https://www.ukrinform.ua/rubric-regions/3692927-okupanti-na-hersonsini-grabuut-agrariiv-aki-vidmovlautsa-pracuvati-za-zakonami-rf-hlan.html" text:style-name="Internet_20_link" text:visited-style-name="Visited_20_Internet_20_Link">
 <text:span text:style-name="T4">
Хлань</text:span>
 </text:a>
</text:p>
      <text:p text:style-name="P4">
ЗСУ визволили правобережну частину Херсонської області, зокрема і місто <text:a xlink:type="simple" xlink:href="https://www.ukrinform.ua/tag-herson" text:style-name="Internet_20_link" text:visited-style-name="Visited_20_Internet_20_Link">
</text:a>
 . Частина області, розташована налівому березі Дніпра, тимчасово захоплена російськими військами.</text:p>
      <text:p text:style-name="P4">
Source: <text:a xlink:type="simple" xlink:href="https://www.ukrinform.ua/rubric-society/3694943-hlan-upevnenij-so-cogoric-budut-hersonski-kavuni.html" text:style-name="Internet_20_link" text:visited-style-name="Visited_20_Internet_20_Link">
https://www.ukrinform.ua/rubric-society/3694943-hlan-upevnenij-so-cogoric-budut-hersonski-kavuni.html</text:a>
</text:p>
      <!--NEWS-->
      <text:h text:style-name="P10" text:outline-level="1">
<text:span text:style-name="T4">
Південна Корея «позичить» США артснаряди – ЗМІ</text:span>
</text:h>
      <text:p text:style-name="P4">
Authors: Ukrinform (Person)</text:p>
      <text:p text:style-name="P4">
Publisher: Укринформ (Organization)</text:p>
      <text:p text:style-name="P4">
Published Time: 2023-04-12T15:52:22+03:00</text:p>
      <text:p text:style-name="P4">
Modified Time: 2023-04-12T15:52:22+03:00</text:p>
      <text:p text:style-name="P4">
Description: Південна Корея має намір надати артилерійські снаряди США у формі позики на тлі зусиль Вашингтона отримати боєприпаси, щоб допомогти Україні. — Укрінформ.</text:p>
      <text:p text:style-name="P4">
Images: ["<text:a xlink:type="simple" xlink:href="https://static.ukrinform.com/photos/2023_04/thumb_files/630_360_1681303931-677.jpg" text:style-name="Internet_20_link" text:visited-style-name="Visited_20_Internet_20_Link">
630_360_16813...</text:a>
"]</text:p>
      <text:p text:style-name="P4">
Tags: ['Корея', 'США', 'Боєприпаси']</text:p>
      <text:p text:style-name="P4">
Type: Article</text:p>
      <!--METADATA-->
      <text:p text:style-name="P4">
<draw:frame draw:style-name="fr1" draw:name="Image109" text:anchor-type="as-char" svg:width="6.9236in" svg:height="3.956343in" draw:z-index="0">
<draw:image xlink:href="../Images/yкринформ/2023-04-12T15-52-22-03-00/630_360_1681303931-677.jpg" xlink:type="simple" xlink:show="embed" xlink:actuate="onLoad" draw:mime-type="image/jpeg"/>
</draw:frame>
 ПівденнаКорея має намір надати артилерійські снаряди США у формі позики на тлі зусильВашингтона отримати боєприпаси, щоб допомогти Україні.</text:p>
      <text:p text:style-name="P4">
Про це повідомляє <text:a xlink:type="simple" xlink:href="http://world.kbs.co.kr/service/news_view.htm" text:style-name="Internet_20_link" text:visited-style-name="Visited_20_Internet_20_Link">
</text:a>
 ,передає Укрінформ.</text:p>
      <text:p text:style-name="P4">
Згідно з повідомленням уряду РК, Південна Корея нещодавно підписала із СШАугоду про оренду 155-міліметрових снарядів - замість їх прямого продажу.</text:p>
      <text:p text:style-name="P4">
За наявними даними, ймовірно, Південна Корея «позичить» <text:a xlink:type="simple" xlink:href="https://www.ukrinform.ua/tag-ssa" text:style-name="Internet_20_link" text:visited-style-name="Visited_20_Internet_20_Link">
</text:a>
 від 330 тисяч до 500 тисяч снарядів,придбаних у 2008 році.</text:p>
      <text:p text:style-name="P4">
На думку оглядачів, Сеул і Вашингтон домовилися залишити гнучкими термінинадання позики та розглядають різні варіанти повернення Кореї снарядів,зокрема можливість передання виготовлених у США чи третій країні.</text:p>
      <text:p text:style-name="P4">
Торік у листопаді The Wall Street Journal повідомляла, що США закупили 100тисяч 155-міліметрових снарядів у Південної Кореї для надання Україні.</text:p>
      <text:p text:style-name="P4">
<text:span text:style-name="T4">
Читайте також:</text:span>
 <text:a xlink:type="simple" xlink:href="https://www.ukrinform.ua/rubric-ato/3692889-miljon-snaradiv-dla-ukraini-estonia-ne-viklucae-kupivlu-boepripasiv-za-mezami-es.html" text:style-name="Internet_20_link" text:visited-style-name="Visited_20_Internet_20_Link">
 </text:a>
</text:p>
      <text:p text:style-name="P4">
Як повідомлялося, раніше уряд Південної Кореї схвалив постачання Польщеюукраїнській армії самохідних гаубиць AHS Krab із південнокорейськими деталями.</text:p>
      <text:p text:style-name="P4">
Фото: YONHAP News</text:p>
      <text:p text:style-name="P4">
Source: <text:a xlink:type="simple" xlink:href="https://www.ukrinform.ua/rubric-world/3694944-pivdenna-korea-pozicit-ssa-artsnaradi-zmi.html" text:style-name="Internet_20_link" text:visited-style-name="Visited_20_Internet_20_Link">
https://www.ukrinform.ua/rubric-world/3694944-pivdenna-korea-pozicit-ssa-artsnaradi-zmi.html</text:a>
</text:p>
      <!--NEWS-->
      <text:h text:style-name="P10" text:outline-level="1">
<text:span text:style-name="T4">
У Лаврі зафіксували руйнування Книжкового складу, який був у користуванні УПЦ МП - Ткаченко</text:span>
</text:h>
      <text:p text:style-name="P4">
Authors: Ukrinform (Person)</text:p>
      <text:p text:style-name="P4">
Publisher: Укринформ (Organization)</text:p>
      <text:p text:style-name="P4">
Published Time: 2023-04-12T15:53:05+03:00</text:p>
      <text:p text:style-name="P4">
Modified Time: 2023-04-12T15:53:05+03:00</text:p>
      <text:p text:style-name="P4">
Description: Комісія МКІП з приймання-передачі майна Національного заповідника «Києво-Печерська лавра» зафіксувала аварійне становище та ознаки руйнування в корпусі № 112 «Книжковий склад», що перебував у користуванні УПЦ МП. — Укрінформ.</text:p>
      <text:p text:style-name="P4">
Images: ["<text:a xlink:type="simple" xlink:href="https://static.ukrinform.com/photos/2023_04/thumb_files/630_360_1681303813-385.jpg" text:style-name="Internet_20_link" text:visited-style-name="Visited_20_Internet_20_Link">
630_360_16813...</text:a>
", "<text:a xlink:type="simple" xlink:href="https://static.ukrinform.com/photos/2023_04/1681303813-595.jpg" text:style-name="Internet_20_link" text:visited-style-name="Visited_20_Internet_20_Link">
1681303813-59...</text:a>
", "<text:a xlink:type="simple" xlink:href="https://static.ukrinform.com/photos/2023_04/1681303813-158.jpg" text:style-name="Internet_20_link" text:visited-style-name="Visited_20_Internet_20_Link">
1681303813-15...</text:a>
", "<text:a xlink:type="simple" xlink:href="https://static.ukrinform.com/photos/2023_04/1681303814-526.jpg" text:style-name="Internet_20_link" text:visited-style-name="Visited_20_Internet_20_Link">
1681303814-52...</text:a>
"]</text:p>
      <text:p text:style-name="P4">
Tags: ['Ткаченко', 'УПЦ МП', 'Київська Лавра', 'МКІП ']</text:p>
      <text:p text:style-name="P4">
Type: Article</text:p>
      <!--METADATA-->
      <text:p text:style-name="P4">
<draw:frame draw:style-name="fr1" draw:name="Image110" text:anchor-type="as-char" svg:width="6.9236in" svg:height="3.956343in" draw:z-index="0">
<draw:image xlink:href="../Images/yкринформ/2023-04-12T15-53-05-03-00/630_360_1681303813-385.jpg" xlink:type="simple" xlink:show="embed" xlink:actuate="onLoad" draw:mime-type="image/jpeg"/>
</draw:frame>
 КомісіяМКІП з приймання-передачі майна Національного заповідника «Києво-Печерськалавра» зафіксувала аварійне становище та ознаки руйнування в корпусі № 112«Книжковий склад», що перебував у користуванні УПЦ МП.</text:p>
      <text:p text:style-name="P4">
Про це повідомив міністр культури та інформаційної політики Олександр Ткаченков <text:a xlink:type="simple" xlink:href="https://t.me/otkachenkokyiv/3412" text:style-name="Internet_20_link" text:visited-style-name="Visited_20_Internet_20_Link">
 </text:a>
 , передає Укрінформ.</text:p>
      <text:p text:style-name="P4">
«На фото – наслідки користування УПЦ МП «Книжковим складом» Києво-Печерськоїлаври, збудованого у ІІ половині ХІХ століття, що є пам’яткою архітектури тамістобудування місцевого значення», - написав він.</text:p>
      <text:p text:style-name="P4">
<text:span text:style-name="T4">
Читайте також:</text:span>
 <text:a xlink:type="simple" xlink:href="https://www.ukrinform.ua/rubric-culture/3694900-u-kiivskij-lavri-pocala-robotu-komisia-mkip-aki-porusenna-viavila-perevirka.html" text:style-name="Internet_20_link" text:visited-style-name="Visited_20_Internet_20_Link">
 <text:span text:style-name="T4">
МКІП</text:span>
 </text:a>
</text:p>
      <text:p text:style-name="P4">
<draw:frame draw:style-name="fr1" draw:name="Image111" text:anchor-type="as-char" svg:width="6.9236in" svg:height="9.231467in" draw:z-index="0">
<draw:image xlink:href="../Images/yкринформ/2023-04-12T15-53-05-03-00/1681303813-595.jpg" xlink:type="simple" xlink:show="embed" xlink:actuate="onLoad" draw:mime-type="image/jpeg"/>
</draw:frame>
</text:p>
      <text:p text:style-name="P4">
Ткаченко зазначив, що комісія МКІП, попри перешкоди, потрапила до корпусу №112 і зафіксувала аварійний стан приміщення, непридатний для експлуатації татакий, що має явні ознаки руйнування.</text:p>
      <text:p text:style-name="P4">
<draw:frame draw:style-name="fr1" draw:name="Image112" text:anchor-type="as-char" svg:width="6.9236in" svg:height="5.1927in" draw:z-index="0">
<draw:image xlink:href="../Images/yкринформ/2023-04-12T15-53-05-03-00/1681303813-158.jpg" xlink:type="simple" xlink:show="embed" xlink:actuate="onLoad" draw:mime-type="image/jpeg"/>
</draw:frame>
</text:p>
      <text:p text:style-name="P4">
«За результатами обстеження зруйнованого приміщення, фіксуємо заявою прозлочин за ст. 298 ККУ «Незаконне проведення пошукових робіт на об'єктіархеологічної спадщини, знищення, руйнування або пошкодження об'єктівкультурної спадщини», - наголосив він.</text:p>
      <text:p text:style-name="P4">
Міністр також зауважив, що понад 100 років корпус № 112 був невід’ємнимелементом просторової композиції Києво-Печерської лаври, зразком громадсько-суспільної архітектури в стилі класицизму, проєкт якої виконаний відомимархітектором П.І. Спарро. За його словами, <text:a xlink:type="simple" xlink:href="https://www.ukrinform.ua/tag-upc-mp" text:style-name="Internet_20_link" text:visited-style-name="Visited_20_Internet_20_Link">
 </text:a>
 за кілька десятків років користування вдалося довести приміщення доаварійного стану.</text:p>
      <text:p text:style-name="P4">
<draw:frame draw:style-name="fr1" draw:name="Image113" text:anchor-type="as-char" svg:width="6.9236in" svg:height="9.231467in" draw:z-index="0">
<draw:image xlink:href="../Images/yкринформ/2023-04-12T15-53-05-03-00/1681303814-526.jpg" xlink:type="simple" xlink:show="embed" xlink:actuate="onLoad" draw:mime-type="image/jpeg"/>
</draw:frame>
</text:p>
      <text:p text:style-name="P4">
«Приміщення Книжкового складу опечатано представниками Заповідника. Слідчіпроводять всі необхідні процесуальні дії від огляду приміщення до показівсвідків», - написав очільник МКІП.</text:p>
      <text:p text:style-name="P4">
Як повідомляв Укрінформ, Національний заповідник "Києво-Печерська Лавра" <text:a xlink:type="simple" xlink:href="https://www.ukrinform.ua/rubric-society/3690030-zapovidnik-kievopecerska-lavra-podav-pozov-proti-upc-mp.html" text:style-name="Internet_20_link" text:visited-style-name="Visited_20_Internet_20_Link">
</text:a>
 з 29 березня 2023 року, проте тривалийчас прибічники УПЦ (МП) перешкоджали початку діяльності комісії зінвентаризації майна.</text:p>
      <text:p text:style-name="P4">
<text:span text:style-name="T5">
Фото: Ткаченко/Телеграм</text:span>
</text:p>
      <text:p text:style-name="P4">
Source: <text:a xlink:type="simple" xlink:href="https://www.ukrinform.ua/rubric-culture/3694946-u-lavri-zafiksuvali-rujnuvanna-knizkovogo-skladu-akij-buv-u-koristuvanni-upc-mp-tkacenko.html" text:style-name="Internet_20_link" text:visited-style-name="Visited_20_Internet_20_Link">
https://www.ukrinform.ua/rubric-culture/3694946-u-lavri-zafiksuvali-rujnuvanna-knizkovogo-skladu-akij-buv-u-koristuvanni-upc-mp-tkacenko.html</text:a>
</text:p>
      <!--NEWS-->
      <text:h text:style-name="P10" text:outline-level="1">
<text:span text:style-name="T4">
«Шахтар» вирвав перемогу у «Львова» в матчі Прем'єр-ліги</text:span>
</text:h>
      <text:p text:style-name="P4">
Authors: Ukrinform (Person)</text:p>
      <text:p text:style-name="P4">
Publisher: Укринформ (Organization)</text:p>
      <text:p text:style-name="P4">
Published Time: 2023-04-12T15:58:00+03:00</text:p>
      <text:p text:style-name="P4">
Modified Time: 2023-04-12T15:58:00+03:00</text:p>
      <text:p text:style-name="P4">
Description: Футболісти донецького «Шахтаря» перемогли «Львів» (2:1) у перенесеному поєдинку 6-го туру чемпіонату України серед клубів Прем'єр-ліги.  — Укрінформ.</text:p>
      <text:p text:style-name="P4">
Images: ["<text:a xlink:type="simple" xlink:href="https://static.ukrinform.com/photos/2023_04/thumb_files/630_360_1681286864-626.jpg" text:style-name="Internet_20_link" text:visited-style-name="Visited_20_Internet_20_Link">
630_360_16812...</text:a>
"]</text:p>
      <text:p text:style-name="P4">
Tags: ['Футбол', "Прем'єр-ліга", 'Шахтар', 'ФК Львів']</text:p>
      <text:p text:style-name="P4">
Type: Article</text:p>
      <!--METADATA-->
      <text:p text:style-name="P4">
<draw:frame draw:style-name="fr1" draw:name="Image114" text:anchor-type="as-char" svg:width="6.9236in" svg:height="3.956343in" draw:z-index="0">
<draw:image xlink:href="../Images/yкринформ/2023-04-12T15-58-00-03-00/630_360_1681286864-626.jpg" xlink:type="simple" xlink:show="embed" xlink:actuate="onLoad" draw:mime-type="image/jpeg"/>
</draw:frame>
 Футболістидонецького «Шахтаря» перемогли «Львів» (2:1) у перенесеному поєдинку 6-го туручемпіонату України серед клубів Прем'єр-ліги.</text:p>
      <text:p text:style-name="P4">
М'ячі на «Арені Львів» забивав лише «Шахтар»: Гіоргі Гочолейшвілі (56-тахвилина), у власні ворота), Георгій Судаков (61) та Кевін Келсі (90+5),передає Укрінформ.</text:p>
      <text:p text:style-name="P4">
Донеччани лідирують у чемпіонаті УПЛ. У них 49 очок (після 20-ти ігор).</text:p>
      <text:p text:style-name="P4">
Інші претенденти на нагороди розташувалися у турнірній таблиці так: «Дніпро-1»- 45 (19), «Зоря» - 40 (20), «Динамо» - 39 (20), «Олександрія» - 32 (19),«Кривбас» - 28 (20) та «Колос» - 27 (20).</text:p>
      <text:p text:style-name="P4">
«Львів» продовжує перебувати на останньому, 16-у місці - 13 очок (20 ігор).</text:p>
      <text:p text:style-name="P4">
<text:span text:style-name="T4">
Читайте також:</text:span>
 <text:a xlink:type="simple" xlink:href="https://www.ukrinform.ua/rubric-sports/3693735-guculak-najkrasij-futbolist-20go-turu-upl-vernidub-najkrasij-trener.html" text:style-name="Internet_20_link" text:visited-style-name="Visited_20_Internet_20_Link">
 <text:span text:style-name="T4">
футбол</text:span>
 </text:a>
</text:p>
      <text:p text:style-name="P4">
21-й тур УПЛ пройде 14-16 квітня. «Шахтар» знову зістрінеться з футболістами«Львова».</text:p>
      <text:p text:style-name="P4">
Фото: lvivfc.com.</text:p>
      <text:p text:style-name="P4">
Source: <text:a xlink:type="simple" xlink:href="https://www.ukrinform.ua/rubric-sports/3694948-sahtar-virvav-peremogu-u-lvova-u-matci-premerligi.html" text:style-name="Internet_20_link" text:visited-style-name="Visited_20_Internet_20_Link">
https://www.ukrinform.ua/rubric-sports/3694948-sahtar-virvav-peremogu-u-lvova-u-matci-premerligi.html</text:a>
</text:p>
      <!--NEWS-->
      <text:h text:style-name="P10" text:outline-level="1">
<text:span text:style-name="T4">
Україні потрібні зміни до законодавства, щоб пришвидшити вилучення активів рф — експерт</text:span>
</text:h>
      <text:p text:style-name="P4">
Authors: Ukrinform (Person)</text:p>
      <text:p text:style-name="P4">
Publisher: Укринформ (Organization)</text:p>
      <text:p text:style-name="P4">
Published Time: 2023-04-12T16:04:00+03:00</text:p>
      <text:p text:style-name="P4">
Modified Time: 2023-04-12T16:04:00+03:00</text:p>
      <text:p text:style-name="P4">
Description: Щоб пришвидшити вилучення російських активів, підвищити ефективність управління цим майном та спростити процедури його продажу, потрібно внести зміни до законодавства. — Укрінформ.</text:p>
      <text:p text:style-name="P4">
Images: ["<text:a xlink:type="simple" xlink:href="https://static.ukrinform.com/photos/2023_04/thumb_files/630_360_1681288827-985.jpg" text:style-name="Internet_20_link" text:visited-style-name="Visited_20_Internet_20_Link">
630_360_16812...</text:a>
"]</text:p>
      <text:p text:style-name="P4">
Tags: ['Україна', 'Законопроєкт', 'росія', 'Конфіскація активів', 'StateWatch']</text:p>
      <text:p text:style-name="P4">
Type: Article</text:p>
      <!--METADATA-->
      <text:p text:style-name="P4">
<draw:frame draw:style-name="fr1" draw:name="Image115" text:anchor-type="as-char" svg:width="6.9236in" svg:height="3.956343in" draw:z-index="0">
<draw:image xlink:href="../Images/yкринформ/2023-04-12T16-04-00-03-00/630_360_1681288827-985.jpg" xlink:type="simple" xlink:show="embed" xlink:actuate="onLoad" draw:mime-type="image/jpeg"/>
</draw:frame>
 Щобпришвидшити вилучення російських активів, підвищити ефективність управлінняцим майном та спростити процедури його продажу, потрібно внести зміни дозаконодавства.</text:p>
      <text:p text:style-name="P4">
Таку думку в <text:a xlink:type="simple" xlink:href="https://www.ukrinform.ua/rubric-economy/3694788-glib-kanevskij-golova-statewatch.html" text:style-name="Internet_20_link" text:visited-style-name="Visited_20_Internet_20_Link">
 </text:a>
 висловив голова експертної організаціїStateWatch Гліб Канєвський.</text:p>
      <text:p text:style-name="P4">
За його словами, для покращення розшуку, вилучення та управління російськимиактивами на території України Верховна Рада має затвердити низку важливихзмін. Причому, робити це треба комплексно, аби не затягувати процес ухваленнярішень та уникнути помилок, протиріч і різночитань у майбутньому, колионовлене законодавство набере чинності.</text:p>
      <text:p text:style-name="P4">
“Нинішній менеджмент Нацагентства з питань виявлення, розшуку та управлінняактивами, одержаними від корупційних та інших злочинів (АРМА) заявляє пропідготовку аж 10 законопроєктів. Вважаю, у цьому підході вже з самого початкузакладено помилку. Депутати не працюватимуть над кожним проєктом окремо. Томулогічно ухвалювати такі рішення одним пакетом. Зокрема, були гарні ідеї (ісподіваюся, невдовзі побачимо такі законодавчі ініціативи), щоб російськіактиви за прискореною процедурою реалізовувати через Прозорро.Продажі”, -сказав експерт.</text:p>
      <text:p text:style-name="P4">
Також він висловився за якнайшвидше створення реєстру арештованого майна. “ВАРМА стверджують, що два місяці тому, у лютому, вже створили такий реєстр. Алепублічно демонструвати його не можуть, бо триває <text:a xlink:type="simple" xlink:href="https://www.ukrinform.ua/tag-vijna" text:style-name="Internet_20_link" text:visited-style-name="Visited_20_Internet_20_Link">
</text:a>
 . Не беруся спростовувати чизаперечувати інформацію про формування реєстру: можливо, він справді вже є.Погоджуюся, не всю відкриту в мирні часи інформацію можна оприлюднювати зараз.Але позиція нашої організації така: окей, ви сховали реєстр, тоді простозвітуйте про всі конкурси – як з передання права на управління (які об’єктивиставили, кому передаєте, які гроші надходять за це до бюджету), так іреалізації (що та кому продали, яка ціна за одиницю товару та за увесьпроданий обсяг, на якому майданчику відбулися торги)”, - наголосив Канєвський.</text:p>
      <text:p text:style-name="P4">
<text:span text:style-name="T4">
Читайте також:</text:span>
 <text:a xlink:type="simple" xlink:href="https://www.ukrinform.ua/rubric-economy/3694491-ukraina-rozrahovue-za-57-rokiv-otrimati-do-100-milardiv-iz-zaarestovanih-u-sviti-aktiviv-rf.html" text:style-name="Internet_20_link" text:visited-style-name="Visited_20_Internet_20_Link">
 </text:a>
</text:p>
      <text:p text:style-name="P4">
Також АРМА має вже зараз оприлюднити всю інформацію із реєстру, яку можнапублікувати під час війни, що не нашкодить інтересам країни, але дозволитьсуспільству, депутатам, прокуратурі контролювати ефективність діяльностіагентства в управлінні та реалізації активів.</text:p>
      <text:p text:style-name="P4">
Керівник StateWatch також висловився за надання повного доступу до реєструГенеральному штабу або ставці Головнокомандувача, які могли б за потребивикористовувати це майно чи активи для підвищення обороноздатності України.</text:p>
      <text:p text:style-name="P4">
Як повідомлялося, за два роки до початку повномасштабного вторгнення в Україніпрацювали 13 тис. компаній, прямо чи опосередковано пов’язаних із державою-агресором. За даними YouControl, у 2021 році загальний обсяг українськихактивів з російською часткою чи бенефіціарами оцінювали у 9 млрд дол.</text:p>
      <text:p text:style-name="P4">
Source: <text:a xlink:type="simple" xlink:href="https://www.ukrinform.ua/rubric-economy/3694950-ukraini-potribni-zmini-do-zakonodavstva-sob-prisvidsiti-vilucenna-aktiviv-rf-ekspert.html" text:style-name="Internet_20_link" text:visited-style-name="Visited_20_Internet_20_Link">
https://www.ukrinform.ua/rubric-economy/3694950-ukraini-potribni-zmini-do-zakonodavstva-sob-prisvidsiti-vilucenna-aktiviv-rf-ekspert.html</text:a>
</text:p>
      <!--NEWS-->
      <text:h text:style-name="P10" text:outline-level="1">
<text:span text:style-name="T4">
Японський стартап планує 26 квітня посадити космічний апарат на Місяць</text:span>
</text:h>
      <text:p text:style-name="P4">
Authors: Ukrinform (Person)</text:p>
      <text:p text:style-name="P4">
Publisher: Укринформ (Organization)</text:p>
      <text:p text:style-name="P4">
Published Time: 2023-04-12T16:05:48+03:00</text:p>
      <text:p text:style-name="P4">
Modified Time: 2023-04-12T16:05:48+03:00</text:p>
      <text:p text:style-name="P4">
Description: Японський космічний стартап Ispace Inc. заявив у середу, що його посадочний модуль може приземлитися на Місяці вже 26 квітня, що зробить його першою приватною компанією світу, яка досягла супутника Землі. — Укрінформ.</text:p>
      <text:p text:style-name="P4">
Images: ["<text:a xlink:type="simple" xlink:href="https://static.ukrinform.com/photos/2020_04/thumb_files/630_360_1586284734-277.jpg" text:style-name="Internet_20_link" text:visited-style-name="Visited_20_Internet_20_Link">
630_360_15862...</text:a>
", "<text:a xlink:type="simple" xlink:href="https://static.ukrinform.com/photos/2023_04/1681304647-699.jpg" text:style-name="Internet_20_link" text:visited-style-name="Visited_20_Internet_20_Link">
1681304647-69...</text:a>
"]</text:p>
      <text:p text:style-name="P4">
Tags: ['Японія', 'Космос', 'Місяць']</text:p>
      <text:p text:style-name="P4">
Type: Article</text:p>
      <!--METADATA-->
      <text:p text:style-name="P4">
<draw:frame draw:style-name="fr1" draw:name="Image116" text:anchor-type="as-char" svg:width="6.9236in" svg:height="3.956343in" draw:z-index="0">
<draw:image xlink:href="../Images/yкринформ/2023-04-12T16-05-48-03-00/630_360_1586284734-277.jpg" xlink:type="simple" xlink:show="embed" xlink:actuate="onLoad" draw:mime-type="image/jpeg"/>
</draw:frame>
 Японськийкосмічний стартап Ispace Inc. заявив у середу, що його посадочний модуль можеприземлитися на Місяці вже 26 квітня, що зробить його першою приватноюкомпанією світу, яка досягла супутника Землі.</text:p>
      <text:p text:style-name="P4">
Як передає Укрінформ, про це повідомляє <text:a xlink:type="simple" xlink:href="https://english.kyodonews.net/news/2023/04/8eac94c5df98-japan-startup-lander-may-reach-moon-on-apr-26-in-world-1st.html" text:style-name="Internet_20_link" text:visited-style-name="Visited_20_Internet_20_Link">
</text:a>
 .</text:p>
      <text:p text:style-name="P4">
«Я з нетерпінням чекаю можливості стати свідком цього історичного дня, якийзнаменує початок нової ери комерційних місій на <text:a xlink:type="simple" xlink:href="https://www.ukrinform.ua/tag-misac" text:style-name="Internet_20_link" text:visited-style-name="Visited_20_Internet_20_Link">
</text:a>
 », - сказав засновник і генеральнийдиректор Ispace Такеші Хакамада.</text:p>
      <text:p text:style-name="P4">
<text:span text:style-name="T4">
Читайте також:</text:span>
 <text:a xlink:type="simple" xlink:href="https://www.ukrinform.ua/rubric-technology/3691170-ssa-j-kanada-ogolosili-imena-cotiroh-astronavtiv-aki-obletat-misac.html" text:style-name="Internet_20_link" text:visited-style-name="Visited_20_Internet_20_Link">
 <text:span text:style-name="T4">
Місяць</text:span>
 </text:a>
</text:p>
      <text:p text:style-name="P4">
В рамках дослідницької програми «Hakuto-R» стартап запустив посадочний модульдля перевірки технології спуску. Космічний апарат Ispace Inc. стартував ізбази американських Космічних сил на мисі Канаверал, штат Флорида, на бортуракети SpaceX «Falcon 9» у грудні, і вийшов на орбіту Місяця у березні цьогороку.</text:p>
      <text:p text:style-name="P4">
<draw:frame draw:style-name="fr1" draw:name="Image117" text:anchor-type="as-char" svg:width="6.9236in" svg:height="8.510258in" draw:z-index="0">
<draw:image xlink:href="../Images/yкринформ/2023-04-12T16-05-48-03-00/1681304647-699.jpg" xlink:type="simple" xlink:show="embed" xlink:actuate="onLoad" draw:mime-type="image/jpeg"/>
</draw:frame>
</text:p>
      <text:p text:style-name="P4">
<text:span text:style-name="T5">
Фото: Kyodo</text:span>
</text:p>
      <text:p text:style-name="P4">
Посадочний модуль розміром 2,3 на 2,6 метрів перевозить вантажі, зокреманевеликого трансформера, розробленого Японським агентством аерокосмічнихдосліджень (JAXA) та компанією з виробництва іграшок Tomy Co.</text:p>
      <text:p text:style-name="P4">
<text:span text:style-name="T4">
Читайте також:</text:span>
 <text:a xlink:type="simple" xlink:href="https://www.ukrinform.ua/rubric-technology/3682924-nasa-obralo-kompaniu-dla-dostavki-vantaziv-na-zvorotnij-bik-misaca.html" text:style-name="Internet_20_link" text:visited-style-name="Visited_20_Internet_20_Link">
 </text:a>
</text:p>
      <text:p text:style-name="P4">
Якщо місія відбудеться за планом, модуль має сісти на поверхню Місяця о 01:40ранку 26 квітня за стандартним часом у Японії.</text:p>
      <text:p text:style-name="P4">
Як повідомляв Укрінформ, запуск ракети Falcon 9, яка мала вивести на орбітуперший створений у Туреччині супутник спостереження з високою роздільноюздатністю, а також ще три інші супутники, перенесено.</text:p>
      <text:p text:style-name="P4">
Source: <text:a xlink:type="simple" xlink:href="https://www.ukrinform.ua/rubric-technology/3694952-aponskij-startap-planue-26-kvitna-posaditi-kosmicnij-aparat-na-misac.html" text:style-name="Internet_20_link" text:visited-style-name="Visited_20_Internet_20_Link">
https://www.ukrinform.ua/rubric-technology/3694952-aponskij-startap-planue-26-kvitna-posaditi-kosmicnij-aparat-na-misac.html</text:a>
</text:p>
      <!--NEWS-->
      <text:h text:style-name="P10" text:outline-level="1">
<text:span text:style-name="T4">
В Україні директора білоруської нафтогазової компанії викрили у несплаті ₴60 мільйонів податків</text:span>
</text:h>
      <text:p text:style-name="P4">
Authors: Ukrinform (Person)</text:p>
      <text:p text:style-name="P4">
Publisher: Укринформ (Organization)</text:p>
      <text:p text:style-name="P4">
Published Time: 2023-04-12T16:17:45+03:00</text:p>
      <text:p text:style-name="P4">
Modified Time: 2023-04-12T16:17:45+03:00</text:p>
      <text:p text:style-name="P4">
Description: Правоохоронці оголосили підозру в несплаті понад 60 млн гривень податків директору білоруського нафтогазового підприємства, яке функціонує на території України. — Укрінформ.</text:p>
      <text:p text:style-name="P4">
Images: ["<text:a xlink:type="simple" xlink:href="https://static.ukrinform.com/photos/2020_02/thumb_files/630_360_1582638299-922.jpg" text:style-name="Internet_20_link" text:visited-style-name="Visited_20_Internet_20_Link">
630_360_15826...</text:a>
"]</text:p>
      <text:p text:style-name="P4">
Tags: ['білорусь', 'Газ', 'нафта', 'Податки']</text:p>
      <text:p text:style-name="P4">
Type: Article</text:p>
      <!--METADATA-->
      <text:p text:style-name="P4">
<draw:frame draw:style-name="fr1" draw:name="Image118" text:anchor-type="as-char" svg:width="6.9236in" svg:height="3.956343in" draw:z-index="0">
<draw:image xlink:href="../Images/yкринформ/2023-04-12T16-17-45-03-00/630_360_1582638299-922.jpg" xlink:type="simple" xlink:show="embed" xlink:actuate="onLoad" draw:mime-type="image/jpeg"/>
</draw:frame>
Правоохоронці оголосили підозру в несплаті понад 60 млн гривень податківдиректору білоруського нафтогазового підприємства, яке функціонує на територіїУкраїни.</text:p>
      <text:p text:style-name="P4">
Як передає Укрінформ, про це Київська міська прокуратура повідомила в <text:a xlink:type="simple" xlink:href="http://t.me/kyiv_pro_office/1878" text:style-name="Internet_20_link" text:visited-style-name="Visited_20_Internet_20_Link">
</text:a>
 .</text:p>
      <text:p text:style-name="P4">
"За процесуального керівництва Подільської окружної прокуратури міста Києваповідомлено про підозру громадянину рб – директору підприємства-резидента рб вумисному ухиленні від сплати податків, що призвело до фактичного ненадходженнядо бюджету коштів в особливо великих розмірах (ч. 3 ст. 212, ч. 1 ст. 366Кримінального кодексу України)", — ідеться в повідомленні.</text:p>
      <text:p text:style-name="P4">
За даними слідства, в Україні функціонує білоруське підприємство, яке надаєпослуги у сфері добування <text:a xlink:type="simple" xlink:href="https://www.ukrinform.ua/tag-nafta" text:style-name="Internet_20_link" text:visited-style-name="Visited_20_Internet_20_Link">
 </text:a>
 таприродного газу. Його кінцевим власником є відкрите акціонерне товариство,яким володіє білоруський державний комітет по майну. Крім того, у своїйдіяльності підприємство використовує обладнання республіканського унітарногопідприємства "Бєлоруснафта".</text:p>
      <text:p text:style-name="P4">
Слідством з'ясовано, що протягом 2017-2020 років підконтрольне підозрюваномутовариство перерахувало на рахунки "Бєлоруснафти" понад 400 млн гривень заоренду обладнання.</text:p>
      <text:p text:style-name="P4">
"Достеменно знаючи про те, що ці кошти повинні обкладатися 15% ставкою податкуна прибуток іноземних юридичних осіб, директор підприємства зазначав вофіційних документах завідомо неправдиві відомості щодо сум податків, якіутримуються при виплаті прибутків нерезидентам", – зазначили в прокуратурі.</text:p>
      <text:p text:style-name="P4">
Встановлено, що внаслідок згаданих дій до державного бюджету України ненадійшли понад 60 млн гривень у вигляді податків на прибуток іноземнихюридичних осіб.</text:p>
      <text:p text:style-name="P4">
Вирішується питання про обрання підозрюваному запобіжного заходу у виглядізастави, розмір якої дорівнюватиме заподіяним збиткам.</text:p>
      <text:p text:style-name="P4">
На нерухоме й рухоме майно підприємства, а також на корпоративні правазагальною сумою близько 4 млрд гривень суд наклав арешт. Прокурорамизабезпечена передача вказаного майна й корпоративних прав в управлінняНаціонального агентства України з питань виявлення, розшуку та управлінняактивами, одержаними від корупційних та інших злочинів (АРМА).</text:p>
      <text:p text:style-name="P4">
<text:span text:style-name="T4">
Читайте також:</text:span>
 <text:a xlink:type="simple" xlink:href="https://www.ukrinform.ua/rubric-economy/3673473-kolisnogo-narodnogo-deputata-pidozruut-u-nesplati-ponad-42-miljoniv-podatkiv.html" text:style-name="Internet_20_link" text:visited-style-name="Visited_20_Internet_20_Link">
 <text:span text:style-name="T4">
несплаті</text:span>
 </text:a>
</text:p>
      <text:p text:style-name="P4">
Як повідомляв Укрінформ, в Одесі депутата міської ради <text:a xlink:type="simple" xlink:href="https://www.ukrinform.ua/rubric-crimea/3673630-beb-vikrilo-odeskogo-deputata-ne-splacuvav-podatki-ta-viv-biznes-u-krimu.html" text:style-name="Internet_20_link" text:visited-style-name="Visited_20_Internet_20_Link">
</text:a>
 у веденні бізнесу втимчасово окупованому Криму за законодавством російської федерації.Встановлено, що фігуранту фактично належить товариство, яке займаєтьсябудівництвом елітної нерухомості. Це підприємство ухилилося від сплати податкуна додану вартість і податку на прибуток загальною сумою понад 7,5 млн грн.</text:p>
      <text:p text:style-name="P4">
<text:span text:style-name="T5">
Фото: НБУ</text:span>
</text:p>
      <text:p text:style-name="P4">
Source: <text:a xlink:type="simple" xlink:href="https://www.ukrinform.ua/rubric-economy/3694959-v-ukraini-direktora-biloruskoi-naftogazovoi-kompanii-vikrili-u-nesplati-60-miljoniv-podatkiv.html" text:style-name="Internet_20_link" text:visited-style-name="Visited_20_Internet_20_Link">
https://www.ukrinform.ua/rubric-economy/3694959-v-ukraini-direktora-biloruskoi-naftogazovoi-kompanii-vikrili-u-nesplati-60-miljoniv-podatkiv.html</text:a>
</text:p>
      <!--NEWS-->
      <text:h text:style-name="P10" text:outline-level="1">
<text:span text:style-name="T4">
Twitter звільнив понад 80% працівників після приходу Маска</text:span>
</text:h>
      <text:p text:style-name="P4">
Authors: Ukrinform (Person)</text:p>
      <text:p text:style-name="P4">
Publisher: Укринформ (Organization)</text:p>
      <text:p text:style-name="P4">
Published Time: 2023-04-12T16:17:47+03:00</text:p>
      <text:p text:style-name="P4">
Modified Time: 2023-04-12T16:17:47+03:00</text:p>
      <text:p text:style-name="P4">
Description: Компанія Twitter Ілона Маска звільнила близько 81% своїх працівників після того, як мільярдер придбав компанію-соцмережу в жовтні минулого року за 44 млрд доларів США. — Укрінформ.</text:p>
      <text:p text:style-name="P4">
Images: ["<text:a xlink:type="simple" xlink:href="https://static.ukrinform.com/photos/2019_08/thumb_files/630_360_1565684892-811.jpg" text:style-name="Internet_20_link" text:visited-style-name="Visited_20_Internet_20_Link">
630_360_15656...</text:a>
"]</text:p>
      <text:p text:style-name="P4">
Tags: ['Ілон Маск', 'Twitter', 'Звільнення']</text:p>
      <text:p text:style-name="P4">
Type: Article</text:p>
      <!--METADATA-->
      <text:p text:style-name="P4">
<draw:frame draw:style-name="fr1" draw:name="Image119" text:anchor-type="as-char" svg:width="6.9236in" svg:height="3.956343in" draw:z-index="0">
<draw:image xlink:href="../Images/yкринформ/2023-04-12T16-17-47-03-00/630_360_1565684892-811.jpg" xlink:type="simple" xlink:show="embed" xlink:actuate="onLoad" draw:mime-type="image/jpeg"/>
</draw:frame>
 КомпаніяTwitter Ілона Маска звільнила близько 81% своїх працівників після того, якмільярдер придбав компанію-соцмережу в жовтні минулого року за 44 млрд доларівСША.</text:p>
      <text:p text:style-name="P4">
Як передає Укрінформ, про це повідомляє <text:a xlink:type="simple" xlink:href="http://www.bbc.com/news/business-65248196" text:style-name="Internet_20_link" text:visited-style-name="Visited_20_Internet_20_Link">
</text:a>
 .</text:p>
      <text:p text:style-name="P4">
За словами Маска, скоротити робочу силу з трохи менш як 8000 осіб на моменткупівлі компанії торік восени до приблизно 1500 “було непросто”.</text:p>
      <text:p text:style-name="P4">
Він зізнався, що не звільняв усіх особисто, сказавши: "Неможливо говорити зтакою кількістю людей віч-на-віч".</text:p>
      <text:p text:style-name="P4">
Зазначається, що відхід багатьох інженерів Twitter після того, як Маск купивкомпанію за 44 млрд доларів США, викликало занепокоєння щодо стабільностіплатформи.</text:p>
      <text:p text:style-name="P4">
<text:span text:style-name="T4">
Читайте також:</text:span>
 <text:a xlink:type="simple" xlink:href="https://www.ukrinform.ua/rubric-polytics/3675413-v-op-vidreaguvali-na-zaavu-maska-sodo-revolucii-gidnosti.html" text:style-name="Internet_20_link" text:visited-style-name="Visited_20_Internet_20_Link">
 <text:span text:style-name="T4">
Маск</text:span>
 </text:a>
</text:p>
      <text:p text:style-name="P4">
Маск визнав деякі збої у соцмережі, зокрема збої на сайті, але він зауважив,що збої тривали недовго, і наразі сайт працює нормально.</text:p>
      <text:p text:style-name="P4">
Говорячи про фінанси компанії, Маск зазначив, що Twitter на сьогодні"приблизно беззбиткова", оскільки більшість її рекламодавців повернулися.</text:p>
      <text:p text:style-name="P4">
<text:span text:style-name="T4">
Читайте також:</text:span>
 <text:a xlink:type="simple" xlink:href="https://www.ukrinform.ua/rubric-technology/3693296-twitter-znav-obmezenna-na-oblikovi-zapisi-povazani-z-kremlem-zmi.html" text:style-name="Internet_20_link" text:visited-style-name="Visited_20_Internet_20_Link">
 </text:a>
</text:p>
      <text:p text:style-name="P4">
Як повідомляв Укрінформ, колишній генеральний директор <text:a xlink:type="simple" xlink:href="https://www.ukrinform.ua/tag-twitter" text:style-name="Internet_20_link" text:visited-style-name="Visited_20_Internet_20_Link">
</text:a>
 Параг Агравал, ексголовнийюрисконсульт Віджая Гадде та колишній фінансовий директор Нед Сігал подали досуду на компанію, стверджуючи, що вона винна їм понад 1 мільйон доларів засудові витрати.</text:p>
      <text:p text:style-name="P4">
Source: <text:a xlink:type="simple" xlink:href="https://www.ukrinform.ua/rubric-technology/3694960-twitter-zvilniv-ponad-80-pracivnikiv-pisla-prihodu-maska.html" text:style-name="Internet_20_link" text:visited-style-name="Visited_20_Internet_20_Link">
https://www.ukrinform.ua/rubric-technology/3694960-twitter-zvilniv-ponad-80-pracivnikiv-pisla-prihodu-maska.html</text:a>
</text:p>
      <!--NEWS-->
      <text:h text:style-name="P10" text:outline-level="1">
<text:span text:style-name="T4">
Страта українського бійця: місія ООН з прав людини закликає покарати винних</text:span>
</text:h>
      <text:p text:style-name="P4">
Authors: Ukrinform (Person)</text:p>
      <text:p text:style-name="P4">
Publisher: Укринформ (Organization)</text:p>
      <text:p text:style-name="P4">
Published Time: 2023-04-12T16:20:00+03:00</text:p>
      <text:p text:style-name="P4">
Modified Time: 2023-04-12T16:20:00+03:00</text:p>
      <text:p text:style-name="P4">
Description: Моніторингова місія ООН з прав людини в Україні приголомшена надзвичайно жорстокими відео, які були опубліковані у соціальних мережах у вівторок. — Укрінформ.</text:p>
      <text:p text:style-name="P4">
Images: ["<text:a xlink:type="simple" xlink:href="https://static.ukrinform.com/photos/2022_02/thumb_files/630_360_1643894096-658.jpg" text:style-name="Internet_20_link" text:visited-style-name="Visited_20_Internet_20_Link">
630_360_16438...</text:a>
"]</text:p>
      <text:p text:style-name="P4">
Tags: ['ООН', 'Страта', 'Війна з росією']</text:p>
      <text:p text:style-name="P4">
Type: Article</text:p>
      <!--METADATA-->
      <text:p text:style-name="P4">
<draw:frame draw:style-name="fr1" draw:name="Image120" text:anchor-type="as-char" svg:width="6.9236in" svg:height="3.956343in" draw:z-index="0">
<draw:image xlink:href="../Images/yкринформ/2023-04-12T16-20-00-03-00/630_360_1643894096-658.jpg" xlink:type="simple" xlink:show="embed" xlink:actuate="onLoad" draw:mime-type="image/jpeg"/>
</draw:frame>
Моніторингова місія ООН з прав людини в Україні приголомшена надзвичайножорстокими відео, які були опубліковані у соціальних мережах у вівторок.</text:p>
      <text:p text:style-name="P4">
Про це йдеться у заяві <text:a xlink:type="simple" xlink:href="https://ukraine.un.org/uk/227267-%D0%B7%D0%B0%D1%8F%D0%B2%D0%B0-%D0%BC%D0%BE%D0%BD%D1%96%D1%82%D0%BE%D1%80%D0%B8%D0%BD%D0%B3%D0%BE%D0%B2%D0%BE%D1%97-%D0%BC%D1%96%D1%81%D1%96%D1%97-%D0%BE%D0%BE%D0%BD-%D0%B7-%D0%BF%D1%80%D0%B0%D0%B2-%D0%BB%D1%8E%D0%B4%D0%B8%D0%BD%D0%B8-%D0%B2-%D1%83%D0%BA%D1%80%D0%B0%D1%97%D0%BD%D1%96" text:style-name="Internet_20_link" text:visited-style-name="Visited_20_Internet_20_Link">
</text:a>
 , повідомляє Укрінформ.</text:p>
      <text:p text:style-name="P4">
Відповідно до неї, на одному з відео показана жорстока страта чоловіка,імовірно, українського військовополоненого, а на іншому – понівечені тіла,вірогідно, українських <text:a xlink:type="simple" xlink:href="https://www.ukrinform.ua/tag-vijskovi" text:style-name="Internet_20_link" text:visited-style-name="Visited_20_Internet_20_Link">
 </text:a>
 .</text:p>
      <text:p text:style-name="P4">
«На жаль, це не поодинокий випадок. В останніх доповідях Місія задокументуваланизку серйозних порушень міжнародного гуманітарного права, в тому числі,скоєних проти військовополонених. Ці останні порушення, як і інші, мають бутиналежним чином розслідувані, а винні — притягнуті до відповідальності», -підкреслено у заяві Місії ООН.</text:p>
      <text:p text:style-name="P4">
Як повідомляв Укрінформ, в інтернеті з’явилися два відео страт українськихзахисників.</text:p>
      <text:p text:style-name="P4">
За інформацією <text:a xlink:type="simple" xlink:href="http://www.cnn.com/europe/live-news/russia-ukraine-war-news-04-11-23/index.html" text:style-name="Internet_20_link" text:visited-style-name="Visited_20_Internet_20_Link">
 </text:a>
 , «на відео, імовірно, зображені окремі події. Однез них могло бути записане нещодавно, а інше – судячи з кількості зелені –певно, було зняте влітку».</text:p>
      <text:p text:style-name="P4">
Перше відео було опубліковане на проросійському каналі у соцмережах 8 квітня.Воно було навмисно зняте «вагнерівцями» і показує два обезголовлені тілаукраїнських військових, які лежать на землі поруч з пошкодженим військовимавтомобілем. Видається, що в обох мертвих військових також відтяті руки.російські акаунти стверджують, що відео було зняте поблизу Бахмута.</text:p>
      <text:p text:style-name="P4">
<text:span text:style-name="T4">
Читайте також:</text:span>
 <text:a xlink:type="simple" xlink:href="https://www.ukrinform.ua/rubric-polytics/3694939-video-zi-stratou-polonenogo-malo-nalakati-ale-vijslo-navpaki-posol-britanii.html" text:style-name="Internet_20_link" text:visited-style-name="Visited_20_Internet_20_Link">
 <text:span text:style-name="T4">
посол</text:span>
 </text:a>
</text:p>
      <text:p text:style-name="P4">
Друге відео, яке з’явилося у Твіттері і було навмисно сильно розмите,вірогідно, було записане влітку, з огляду на кількість рослин у кадрі. «Наньому намагаються показати російського бійця, який використовує ніж, абивідтяти голову українського військового. Голос на початку відео наводить надумку, що жертва могла бути досі живою, коли розпочалося насильство», –наголошує CNN.</text:p>
      <text:p text:style-name="P4">
<text:a xlink:type="simple" xlink:href="https://www.ukrinform.ua/rubric-ato/3694771-sbu-vidkrila-spravu-sodo-video-z-vidrizannam-golovi-ukrainskomu-vijskovomu.html" text:style-name="Internet_20_link" text:visited-style-name="Visited_20_Internet_20_Link">
 </text:a>
 щодо відео того, якросійські загарбники відрізають голову українському полоненому.</text:p>
      <text:p text:style-name="P4">
Правоохоронні органи України вживають заходів для встановлення осіб, яківчинили цей жахливий злочин.</text:p>
      <text:p text:style-name="P4">
Source: <text:a xlink:type="simple" xlink:href="https://www.ukrinform.ua/rubric-polytics/3694961-strata-ukrainskogo-bijca-misia-oon-z-prav-ludini-zaklikae-pokarati-vinnih.html" text:style-name="Internet_20_link" text:visited-style-name="Visited_20_Internet_20_Link">
https://www.ukrinform.ua/rubric-polytics/3694961-strata-ukrainskogo-bijca-misia-oon-z-prav-ludini-zaklikae-pokarati-vinnih.html</text:a>
</text:p>
      <!--NEWS-->
      <text:h text:style-name="P10" text:outline-level="1">
<text:span text:style-name="T4">
У росії написали донос у генпрокуратуру на Аллу Пугачову</text:span>
</text:h>
      <text:p text:style-name="P4">
Authors: Ukrinform (Person)</text:p>
      <text:p text:style-name="P4">
Publisher: Укринформ (Organization)</text:p>
      <text:p text:style-name="P4">
Published Time: 2023-04-12T16:22:56+03:00</text:p>
      <text:p text:style-name="P4">
Modified Time: 2023-04-12T16:22:56+03:00</text:p>
      <text:p text:style-name="P4">
Description: Прокремлівський активіст Віталій Бородін написав черговий донос - попросив генпрокуратуру росії перевірити співачку Аллу Пугачову щодо фінансування Збройних сил України. — Укрінформ.</text:p>
      <text:p text:style-name="P4">
Images: ["<text:a xlink:type="simple" xlink:href="https://static.ukrinform.com/photos/2023_04/thumb_files/630_360_1681305584-200.jpg" text:style-name="Internet_20_link" text:visited-style-name="Visited_20_Internet_20_Link">
630_360_16813...</text:a>
"]</text:p>
      <text:p text:style-name="P4">
Tags: ['Ізраїль', 'росія', 'Війна з росією', 'Пугачова ']</text:p>
      <text:p text:style-name="P4">
Type: Article</text:p>
      <!--METADATA-->
      <text:p text:style-name="P4">
<draw:frame draw:style-name="fr1" draw:name="Image121" text:anchor-type="as-char" svg:width="6.9236in" svg:height="3.956343in" draw:z-index="0">
<draw:image xlink:href="../Images/yкринформ/2023-04-12T16-22-56-03-00/630_360_1681305584-200.jpg" xlink:type="simple" xlink:show="embed" xlink:actuate="onLoad" draw:mime-type="image/jpeg"/>
</draw:frame>
Прокремлівський активіст Віталій Бородін написав черговий донос - попросивгенпрокуратуру росії перевірити співачку Аллу Пугачову щодо фінансуванняЗбройних сил України.</text:p>
      <text:p text:style-name="P4">
Як передає Укрінформ, про це повідомляє <text:a xlink:type="simple" xlink:href="https://t.me/tass_agency/187709" text:style-name="Internet_20_link" text:visited-style-name="Visited_20_Internet_20_Link">
 </text:a>
російського інформагентства ТАСС, у розпорядженні якого є звернення Бородінана ім'я генпрокурора Ігоря Краснова.</text:p>
      <text:p text:style-name="P4">
Активіст зокрема пише, що Пугачова, проживаючи в Ізраїлі, продовжуєкритикувати так звану «спеціальну військову операцію». За його словами, вонапідтримує діячів культури, які покинули росію, критикують війну та, нібито,надають фінансову допомогу Україні.</text:p>
      <text:p text:style-name="P4">
<text:span text:style-name="T4">
Читайте також:</text:span>
 <text:a xlink:type="simple" xlink:href="https://www.ukrinform.ua/rubric-world/3694449-na-aktorku-liu-ahedzakovu-napisali-donos-u-genprokuraturu-rf.html" text:style-name="Internet_20_link" text:visited-style-name="Visited_20_Internet_20_Link">
 </text:a>
</text:p>
      <text:p text:style-name="P4">
Він також зазначає, що його «Федеральний проект з безпеки та боротьби зкорупцією» встановив «іноземне фінансування діяльності Алли Пугачової та їїзв'язки із західними спецслужбами».</text:p>
      <text:p text:style-name="P4">
11 квітня повідомлялося, що Бородін попросив Генпрокуратуру порушитикримінальну справу стосовно актриси Лії Ахеджакової. Перед цим він написавподібні доноси на співачку Діану Арбеніну та співака Валерія Меладзе. 2021року після доносу Віталія Бородіна на журналістів видання «Проект» воно булооголошено в Росії «небажаною» організацією.</text:p>
      <text:p text:style-name="P4">
Після початку повномасштабного російського вторгнення в Україну Алла Пугачоваз сім'єю виїхала з росії. У серпні співачка поверталася до країни. Вонаказала, що не збирається емігрувати.</text:p>
      <text:p text:style-name="P4">
<text:span text:style-name="T4">
Читайте також:</text:span>
 <text:a xlink:type="simple" xlink:href="https://www.ukrinform.ua/rubric-world/3573202-u-rosii-ogolosili-inoagentom-maksima-galkina.html" text:style-name="Internet_20_link" text:visited-style-name="Visited_20_Internet_20_Link">
 </text:a>
</text:p>
      <text:p text:style-name="P4">
У вересні її чоловіка Максима Галкіна, який публічно виступав проти війни,включили до реєстру «іноземних агентів». У відповідь Пугачова звернулася черезІнстаграм до мін'юсту рф, попросивши оголосити іноагентом і її. У своєму постівона написала, що солідарна зі своїм чоловіком — «чесною, порядною та щироюлюдиною».</text:p>
      <text:p text:style-name="P4">
У жовтні Пугачова повідомила, що залишила <text:a xlink:type="simple" xlink:href="https://www.ukrinform.ua/tag-rosia" text:style-name="Internet_20_link" text:visited-style-name="Visited_20_Internet_20_Link">
 </text:a>
 та перебуває в Ізраїлі.</text:p>
      <text:p text:style-name="P4">
_Фото: instagram.com/alla.pugacheva__</text:p>
      <text:p text:style-name="P4">
Source: <text:a xlink:type="simple" xlink:href="https://www.ukrinform.ua/rubric-world/3694963-u-rosii-napisali-donos-u-genprokuraturu-na-allu-pugacovu.html" text:style-name="Internet_20_link" text:visited-style-name="Visited_20_Internet_20_Link">
https://www.ukrinform.ua/rubric-world/3694963-u-rosii-napisali-donos-u-genprokuraturu-na-allu-pugacovu.html</text:a>
</text:p>
      <!--NEWS-->
      <text:h text:style-name="P10" text:outline-level="1">
<text:span text:style-name="T4">
У світі знижуються ціни на продукти, але все ще високі для внутрішнього споживача - МВФ</text:span>
</text:h>
      <text:p text:style-name="P4">
Authors: Ukrinform (Person)</text:p>
      <text:p text:style-name="P4">
Publisher: Укринформ (Organization)</text:p>
      <text:p text:style-name="P4">
Published Time: 2023-04-12T16:25:46+03:00</text:p>
      <text:p text:style-name="P4">
Modified Time: 2023-04-12T16:25:46+03:00</text:p>
      <text:p text:style-name="P4">
Description: Ціни на продовольство, після різкого підвищення торік в умовах війни рф проти України і на тлі наслідків пандемії, знижуються на світових ринках, однак залишаються високими для внутрішнього споживача. — Укрінформ.</text:p>
      <text:p text:style-name="P4">
Images: ["<text:a xlink:type="simple" xlink:href="https://static.ukrinform.com/photos/2022_01/thumb_files/630_360_1641465045-830.jpg" text:style-name="Internet_20_link" text:visited-style-name="Visited_20_Internet_20_Link">
630_360_16414...</text:a>
"]</text:p>
      <text:p text:style-name="P4">
Tags: ['Ціни', 'Економіка', 'МВФ', 'Продукти']</text:p>
      <text:p text:style-name="P4">
Type: Article</text:p>
      <!--METADATA-->
      <text:p text:style-name="P4">
<draw:frame draw:style-name="fr1" draw:name="Image122" text:anchor-type="as-char" svg:width="6.9236in" svg:height="3.956343in" draw:z-index="0">
<draw:image xlink:href="../Images/yкринформ/2023-04-12T16-25-46-03-00/630_360_1641465045-830.jpg" xlink:type="simple" xlink:show="embed" xlink:actuate="onLoad" draw:mime-type="image/jpeg"/>
</draw:frame>
 Ціни напродовольство, після різкого підвищення торік в умовах війни рф проти Україниі на тлі наслідків пандемії, знижуються на світових ринках, однак залишаютьсявисокими для внутрішнього споживача.</text:p>
      <text:p text:style-name="P4">
Такі висновки містяться в огляді МВФ «Бюджетний вісник», який презентував усереду директор фінансового департаменту МВФ Віктор Гаспар, передаєкореспондент Укрінформу.</text:p>
      <text:p text:style-name="P4">
«Війна в Україні посилила ціновий тиск на світових ринках продовольчих товарівв умовах й без того стрімкого зростання цін на товари та різкого зростанняінфляції через відновлення попиту та збої в ланцюжках поставок», - зауважили в<text:a xlink:type="simple" xlink:href="https://www.ukrinform.ua/tag-mvf" text:style-name="Internet_20_link" text:visited-style-name="Visited_20_Internet_20_Link">
 </text:a>
 .</text:p>
      <text:p text:style-name="P4">
<text:span text:style-name="T4">
Читайте також:</text:span>
 <text:a xlink:type="simple" xlink:href="https://www.ukrinform.ua/rubric-economy/3694301-marcenko-proviv-zustrici-z-predstavnikami-mvf.html" text:style-name="Internet_20_link" text:visited-style-name="Visited_20_Internet_20_Link">
 <text:span text:style-name="T4">
МВФ</text:span>
 </text:a>
</text:p>
      <text:p text:style-name="P4">
Попри те, що світові ціни на продукти впали порівняно з піковими рівнямисередини 2022 року, «внутрішні ціни продовжують зростати, а ризики длявиробництва продуктів харчування надалі загрожуватимуть стабільності цін напродовольство в 2023 році», йдеться у звіті.</text:p>
      <text:p text:style-name="P4">
При цьому зазначається, що в умовах продовження війни відчуватиметьсянегативний вплив на виробництво зернових та надмірно високі витрати надобрива.</text:p>
      <text:p text:style-name="P4">
<text:span text:style-name="T4">
Читайте також:</text:span>
 <text:a xlink:type="simple" xlink:href="https://www.ukrinform.ua/rubric-economy/3692601-mvf-ocikue-so-zrostanna-svitovogo-vvp-cogoric-ne-perevisit-3.html" text:style-name="Internet_20_link" text:visited-style-name="Visited_20_Internet_20_Link">
 <text:span text:style-name="T4">
МВФ</text:span>
 </text:a>
</text:p>
      <text:p text:style-name="P4">
Як повідомляв Укрінформ, у Вашингтоні цього тижня проходять весняні збори МВФі Світового банку за участю глав урядів, центробанків, а також представниківекономічно-фінансового сектору країн з усього світу.</text:p>
      <text:p text:style-name="P4">
Source: <text:a xlink:type="simple" xlink:href="https://www.ukrinform.ua/rubric-economy/3694967-u-sviti-znizuutsa-cini-na-produkti-ale-vse-se-visoki-dla-vnutrisnogo-spozivaca-mvf.html" text:style-name="Internet_20_link" text:visited-style-name="Visited_20_Internet_20_Link">
https://www.ukrinform.ua/rubric-economy/3694967-u-sviti-znizuutsa-cini-na-produkti-ale-vse-se-visoki-dla-vnutrisnogo-spozivaca-mvf.html</text:a>
</text:p>
      <!--NEWS-->
      <text:h text:style-name="P10" text:outline-level="1">
<text:span text:style-name="T4">
У дев'яти громадах на заході України запровадять систему енергетичного менеджменту</text:span>
</text:h>
      <text:p text:style-name="P4">
Authors: Ukrinform (Person)</text:p>
      <text:p text:style-name="P4">
Publisher: Укринформ (Organization)</text:p>
      <text:p text:style-name="P4">
Published Time: 2023-04-12T16:29:58+03:00</text:p>
      <text:p text:style-name="P4">
Modified Time: 2023-04-12T16:29:58+03:00</text:p>
      <text:p text:style-name="P4">
Description: Протягом наступних шести місяців у трьох громадах Івано-Франківської, трьох – Чернівецької та трьох – Закарпатської областей за підтримки Програми «U-LEAD з Європою» запровадять ефективну систему енергетичного менеджменту. — Укрінформ.</text:p>
      <text:p text:style-name="P4">
Images: ["<text:a xlink:type="simple" xlink:href="https://static.ukrinform.com/photos/2023_04/thumb_files/630_360_1681305982-893.jpg" text:style-name="Internet_20_link" text:visited-style-name="Visited_20_Internet_20_Link">
630_360_16813...</text:a>
"]</text:p>
      <text:p text:style-name="P4">
Tags: ['Енергетика', 'Тергромада', 'U-LEAD з Європою']</text:p>
      <text:p text:style-name="P4">
Type: Article</text:p>
      <!--METADATA-->
      <text:p text:style-name="P4">
<draw:frame draw:style-name="fr1" draw:name="Image123" text:anchor-type="as-char" svg:width="6.9236in" svg:height="3.956343in" draw:z-index="0">
<draw:image xlink:href="../Images/yкринформ/2023-04-12T16-29-58-03-00/630_360_1681305982-893.jpg" xlink:type="simple" xlink:show="embed" xlink:actuate="onLoad" draw:mime-type="image/jpeg"/>
</draw:frame>
 Протягомнаступних шести місяців у трьох громадах Івано-Франківської, трьох –Чернівецької та трьох – Закарпатської областей за підтримки Програми «U-LEAD зЄвропою» запровадять ефективну систему енергетичного менеджменту.</text:p>
      <text:p text:style-name="P4">
Про це повідомляється на <text:a xlink:type="simple" xlink:href="https://u-lead.org.ua/news/182" text:style-name="Internet_20_link" text:visited-style-name="Visited_20_Internet_20_Link">
</text:a>
 , передає Укрінформ.</text:p>
      <text:p text:style-name="P4">
"Упродовж наступних шести місяців 9 громад із трьох областей отримаютьпідтримку в розробці та впровадженні систем енергетичного менеджменту, якідозволять їм ефективно управляти та моніторити споживання", – сказалазаступниця директора Програми U-LEAD Олена Томнюк.</text:p>
      <text:p text:style-name="P4">
За її словами, у такий складний для нашої країни період стійкість громад таїхня енергетична безпека надзвичайно важливі. Європейський Союз та іншіміжнародні партнери продовжують наголошувати на вирішальній ролі громад уподоланні критичних наслідків російської агресії, а також у відновленні тавідбудові України.</text:p>
      <text:p text:style-name="P4">
Запровадження систем енергетичного менеджменту у Городенківській, Галицькій таДолинській громадах Івано-Франківської області, Глибоцькій, Новоселицькій таХотинській громадах Чернівецької області та Горінчівській, Свалявській іЯсінянській громадах Закарпатської області передбачає підготовку муніципальнихенергоменеджерів, розробку місцевих програм енергоефективності, інвентаризаціювикидів СО2 і розробку заходів щодо їх скорочення та моделювання енергетичнихбалансів територій, виходячи з нових реалій.</text:p>
      <text:p text:style-name="P4">
<text:span text:style-name="T4">
Читайте також:</text:span>
 <text:a xlink:type="simple" xlink:href="https://www.ukrinform.ua/rubric-regions/3685504-ulead-dopomagae-12-gromadam-vdoskonaliti-upravlinna-vidhodami.html" text:style-name="Internet_20_link" text:visited-style-name="Visited_20_Internet_20_Link">
 <text:span text:style-name="T4">
LEAD</text:span>
 </text:a>
</text:p>
      <text:p text:style-name="P4">
"Ми досягнемо ефективнішого використання енергії, що знизить навантаження набюджет громади. Також впровадження такої системи має бути поєднане зізменшенням споживання та переходом на відновлювальні джерела енергії", –переконана керівниця проєкту Тетяна Данилів.</text:p>
      <text:p text:style-name="P4">
Як зазначив виконавчий директор місцевої асоціації органів місцевогосамоврядування "Агенція розвитку ОТГ Прикарпаття" Ігор Мельничук, побудованової моделі, заснованої на децентралізації <text:a xlink:type="simple" xlink:href="https://www.ukrinform.ua/tag-energetika" text:style-name="Internet_20_link" text:visited-style-name="Visited_20_Internet_20_Link">
 </text:a>
 сектору, стає все більш нагальною як для наших громад, так і длязакордонних друзів та партнерів.</text:p>
      <text:p text:style-name="P4">
"Навесні 2022 року ми розуміли, що зима буде найскладнішою за весь часіснування нашої держави. Завдяки самоорганізації мешканці були психологічноготові та пережили її без паніки. Але ця зима не остання, і необхідно вжезараз думати і моделювати майбутнє, враховуючи всі виклики війни, яка триває.Сьогодні понад 30% семирічного бюджету Європейського Союзу спрямовується наполітику зеленого курсу (енергетика). На нашому порядку денному – перемога,відбудова і відновлення, енергетична децентралізація та енергетичнийменеджмент, модернізація інфраструктури громад і розвиток відновлюванихджерел”, – сказав він.</text:p>
      <text:p text:style-name="P4">
Як повідомлялося, експерти Програми «U-LEAD з Європою» <text:a xlink:type="simple" xlink:href="https://www.ukrinform.ua/rubric-economy/3578030-ulead-navcae-gromadi-ak-vprovadzuvati-energeticnij-menedzment.html" text:style-name="Internet_20_link" text:visited-style-name="Visited_20_Internet_20_Link">
</text:a>
 , як створити ефективну системуенергетичної безпеки у контексті воєнного стану.</text:p>
      <text:p text:style-name="P4">
Програма для України з розширення прав і можливостей на місцевому рівні,підзвітності та розвитку « <text:a xlink:type="simple" xlink:href="https://u-lead.org.ua/" text:style-name="Internet_20_link" text:visited-style-name="Visited_20_Internet_20_Link">
 </text:a>
 » спільно фінансуєтьсяЄС та його державами-членами Німеччиною, Польщею, Швецією, Данією, Естонією таСловенією для підтримки України на її шляху до зміцнення місцевогосамоврядування. U-LEAD сприяє прозорому, підзвітному та багаторівневомууправлінню в Україні, яке відповідає на потреби громадян та розширюєможливості громад.</text:p>
      <text:p text:style-name="P4">
Source: <text:a xlink:type="simple" xlink:href="https://www.ukrinform.ua/rubric-regions/3694968-u-devati-gromadah-na-zahodi-ukraini-zaprovadat-sistemu-energeticnogo-menedzmentu.html" text:style-name="Internet_20_link" text:visited-style-name="Visited_20_Internet_20_Link">
https://www.ukrinform.ua/rubric-regions/3694968-u-devati-gromadah-na-zahodi-ukraini-zaprovadat-sistemu-energeticnogo-menedzmentu.html</text:a>
</text:p>
      <!--NEWS-->
      <text:h text:style-name="P10" text:outline-level="1">
<text:span text:style-name="T4">
На Дніпропетровщину евакуювали молочне господарство з-під Бахмута</text:span>
</text:h>
      <text:p text:style-name="P4">
Authors: Ukrinform (Person)</text:p>
      <text:p text:style-name="P4">
Publisher: Укринформ (Organization)</text:p>
      <text:p text:style-name="P4">
Published Time: 2023-04-12T16:32:00+03:00</text:p>
      <text:p text:style-name="P4">
Modified Time: 2023-04-12T16:32:00+03:00</text:p>
      <text:p text:style-name="P4">
Description: До Дніпропетровської області евакуювалося молочне господарство з-під Бахмута. — Укрінформ.</text:p>
      <text:p text:style-name="P4">
Images: ["<text:a xlink:type="simple" xlink:href="https://static.ukrinform.com/photos/2023_04/thumb_files/630_360_1681306005-555.jpg" text:style-name="Internet_20_link" text:visited-style-name="Visited_20_Internet_20_Link">
630_360_16813...</text:a>
"]</text:p>
      <text:p text:style-name="P4">
Tags: ['Бахмут', 'Дніпропетровщина', 'Евакуація', 'Релокація підприємств']</text:p>
      <text:p text:style-name="P4">
Type: Article</text:p>
      <!--METADATA-->
      <text:p text:style-name="P4">
<draw:frame draw:style-name="fr1" draw:name="Image124" text:anchor-type="as-char" svg:width="6.9236in" svg:height="3.956343in" draw:z-index="0">
<draw:image xlink:href="../Images/yкринформ/2023-04-12T16-32-00-03-00/630_360_1681306005-555.jpg" xlink:type="simple" xlink:show="embed" xlink:actuate="onLoad" draw:mime-type="image/jpeg"/>
</draw:frame>
 ДоДніпропетровської області евакуювалося молочне господарство з-під Бахмута.</text:p>
      <text:p text:style-name="P4">
Про це в <text:a xlink:type="simple" xlink:href="https://t.me/dnipropetrovskaODA/4062" text:style-name="Internet_20_link" text:visited-style-name="Visited_20_Internet_20_Link">
 </text:a>
 повідомляє головаДніпропетровської ОВА Сергій Лисак, передає Укрінформ.</text:p>
      <text:p text:style-name="P4">
"Допомогла з релокацією ОВА. А ще – фермер з Дніпровського району ДавидАракелян. Між двома підприємствами – 350 кілометрів. Але він безкоштовно надавтранспорт, на якому велику рогату худобу рятували прямо з-під <text:a xlink:type="simple" xlink:href="https://www.ukrinform.ua/tag-obstril" text:style-name="Internet_20_link" text:visited-style-name="Visited_20_Internet_20_Link">
</text:a>
 . А ще – приміщення. Тільки за останнідва дні туди перевезли майже 400 тварин із зони бойових дій", - йдеться уповідомленні.</text:p>
      <text:p text:style-name="P4">
<text:span text:style-name="T4">
Читайте також:</text:span>
 <text:a xlink:type="simple" xlink:href="https://www.ukrinform.ua/rubric-economy/3645635-ebrr-kompensue-biznesu-vitrati-na-relokaciu-pidpriemstv.html" text:style-name="Internet_20_link" text:visited-style-name="Visited_20_Internet_20_Link">
 <text:span text:style-name="T4">
релокацію</text:span>
 </text:a>
</text:p>
      <text:p text:style-name="P4">
З початку війни Дніпропетровщина вже прийняла десятки релокованих підприємствз Донецької, Луганської, Запорізької, Харківської областей.</text:p>
      <text:p text:style-name="P4">
<text:span text:style-name="T5">
Фото: Сергій Лисак / Дніпропетровська ОДА (ОВА)</text:span>
</text:p>
      <text:p text:style-name="P4">
Source: <text:a xlink:type="simple" xlink:href="https://www.ukrinform.ua/rubric-economy/3694971-na-dnipropetrovsinu-evakuuvali-molocne-gospodarstvo-zpid-bahmuta.html" text:style-name="Internet_20_link" text:visited-style-name="Visited_20_Internet_20_Link">
https://www.ukrinform.ua/rubric-economy/3694971-na-dnipropetrovsinu-evakuuvali-molocne-gospodarstvo-zpid-bahmuta.html</text:a>
</text:p>
      <!--NEWS-->
      <text:h text:style-name="P10" text:outline-level="1">
<text:span text:style-name="T4">
У Європарламенті налаштовані до кінця року почати переговори про вступ України в ЄС — Стефанчук</text:span>
</text:h>
      <text:p text:style-name="P4">
Authors: Ukrinform (Person)</text:p>
      <text:p text:style-name="P4">
Publisher: Укринформ (Organization)</text:p>
      <text:p text:style-name="P4">
Published Time: 2023-04-12T16:33:00+03:00</text:p>
      <text:p text:style-name="P4">
Modified Time: 2023-04-12T16:33:00+03:00</text:p>
      <text:p text:style-name="P4">
Description: У Європейському парламенті налаштовані до кінця нинішнього року розпочати перемовини про повноцінне членство України в Євросоюзі. — Укрінформ.</text:p>
      <text:p text:style-name="P4">
Images: ["<text:a xlink:type="simple" xlink:href="https://static.ukrinform.com/photos/2022_09/thumb_files/630_360_1663331049-251.jpg" text:style-name="Internet_20_link" text:visited-style-name="Visited_20_Internet_20_Link">
630_360_16633...</text:a>
"]</text:p>
      <text:p text:style-name="P4">
Tags: ['Євроінтеграція', 'Європарламент', 'Україна', 'Стефанчук']</text:p>
      <text:p text:style-name="P4">
Type: Article</text:p>
      <!--METADATA-->
      <text:p text:style-name="P4">
<draw:frame draw:style-name="fr1" draw:name="Image125" text:anchor-type="as-char" svg:width="6.9236in" svg:height="3.956343in" draw:z-index="0">
<draw:image xlink:href="../Images/yкринформ/2023-04-12T16-33-00-03-00/630_360_1663331049-251.jpg" xlink:type="simple" xlink:show="embed" xlink:actuate="onLoad" draw:mime-type="image/jpeg"/>
</draw:frame>
 УЄвропейському парламенті налаштовані до кінця нинішнього року розпочатиперемовини про повноцінне членство України в Євросоюзі.</text:p>
      <text:p text:style-name="P4">
Про це сказав Голова Верховної Ради Руслан Стефанчук на брифінгу зарезультатами першого міжкомітетського засідання народних депутатів України тачленів Європарламенту, повідомляє кореспондент Укрінформу.</text:p>
      <text:p text:style-name="P4">
“Усі інституції Європейського парламенту підтверджують високий рівень іпрогрес виконання Україною вимог, які стосуються нашого майбутньогоповноцінного членства в Європейському Союзі. Усі підтвердили, що вони сповненірішучості до кінця цього року розпочати перемовини про повноцінне членствоУкраїни в <text:a xlink:type="simple" xlink:href="https://www.ukrinform.ua/tag-evrosouz" text:style-name="Internet_20_link" text:visited-style-name="Visited_20_Internet_20_Link">
 </text:a>
 ”, - зазначив спікер.</text:p>
      <text:p text:style-name="P4">
Він висловив переконання, що підтримка і високий рівень співпраці міжпарламентами обов'язково дасть свій результат.</text:p>
      <text:p text:style-name="P4">
Стефанчук подякував президенту Європарламенту Роберті Мецолі та всім членамЄП, які підтримують Україну.</text:p>
      <text:p text:style-name="P4">
Своєю чергою президент Європейського парламенту Роберта Мецола <text:a xlink:type="simple" xlink:href="https://audiovisual.ec.europa.eu/en/video/I-239892" text:style-name="Internet_20_link" text:visited-style-name="Visited_20_Internet_20_Link">
</text:a>
 європейськихзаконодавців допомагати Україні на шляху євроінтеграції.</text:p>
      <text:p text:style-name="P4">
«Немає жодних питань стосовно того, що майбутнє України – це членство вЄвропейському Союзі. Європейський парламент вражений прогресом, якого вашакраїна досягає у виконанні семи рекомендацій Європейської комісії у зв’язку ізподанням України заявки на членство в ЄС... Я маю надію, що переговори прочленство з Україною можуть розпочатися вже цього року. Будьте певні, що визавжди знайдете друзів та союзників у Європейському парламенті», - наголосилаМецола.</text:p>
      <text:p text:style-name="P4">
Вона зауважила, що ЄП бачить самовіддані зусилля України, зокрема Президента йуряду, які працюють «вдень і вночі» у дуже важких умовах, щоб привестизаконодавство України у відповідність із європейським (Acquis communautaire).На переконання президента ЄП, контакти між комітетами Європарламенту та ВРдадуть змогу просунутися в окремих напрямках, обмінятися досвідом.</text:p>
      <text:p text:style-name="P4">
За словами президента Європарламенту, набуття Україною статусу країни-кандидата на вступ у ЄС спричинило трансформацію всієї країни. Водночаснабуття членства в ЄС не обмежується лише прийняттям законодавства, воно маєнабагато глибший вимір.</text:p>
      <text:p text:style-name="P4">
«Європейський парламент робитиме все можливе, щоб допомогти вам у процесіінтеграції України в ЄС... Всі наші інституційні спроможності будутьдоступними для вас. Але ми знаємо, що процес не буде простим», - сказалапрезидент Європарламенту.</text:p>
      <text:p text:style-name="P4">
Мецола зауважила, що секторальне співробітництво на рівні комітетів ЄП та ВРдозволить українським законодавцям ближче ознайомитися з усіма напрямкамиєвропейської політики.</text:p>
      <text:p text:style-name="P4">
«Ми... готові працювати з вами на кожному кроці цього шляху. Слава Україні!» -додала президент ЄП.</text:p>
      <text:p text:style-name="P4">
<text:span text:style-name="T4">
Читайте також:</text:span>
 <text:a xlink:type="simple" xlink:href="https://www.ukrinform.ua/rubric-polytics/3689805-smigal-obgovoriv-iz-premerom-horvatii-evrointegraciu-i-povoenne-vidnovlenna.html" text:style-name="Internet_20_link" text:visited-style-name="Visited_20_Internet_20_Link">
 <text:span text:style-name="T4">
євроінтеграцію</text:span>
 </text:a>
</text:p>
      <text:p text:style-name="P4">
Як повідомляв <text:a xlink:type="simple" xlink:href="https://www.ukrinform.ua/rubric-polytics/3694931-ukrainski-ta-evropejski-deputati-vperse-proveli-spilne-zasidanna.html" text:style-name="Internet_20_link" text:visited-style-name="Visited_20_Internet_20_Link">
 </text:a>
 , 12 квітнявідбулося перше спільне міжкомітетське засідання народних депутатів України тачленів Європейського парламенту.</text:p>
      <text:p text:style-name="P4">
Source: <text:a xlink:type="simple" xlink:href="https://www.ukrinform.ua/rubric-polytics/3694972-u-evroparlamenti-nalastovani-do-kinca-roku-pocati-peregovori-pro-vstup-ukraini-v-es-stefancuk.html" text:style-name="Internet_20_link" text:visited-style-name="Visited_20_Internet_20_Link">
https://www.ukrinform.ua/rubric-polytics/3694972-u-evroparlamenti-nalastovani-do-kinca-roku-pocati-peregovori-pro-vstup-ukraini-v-es-stefancuk.html</text:a>
</text:p>
      <!--NEWS-->
      <text:h text:style-name="P10" text:outline-level="1">
<text:span text:style-name="T4">
У США вирує масштабна лісова пожежа - евакуювали майже 200 будинків</text:span>
</text:h>
      <text:p text:style-name="P4">
Authors: Ukrinform (Person)</text:p>
      <text:p text:style-name="P4">
Publisher: Укринформ (Organization)</text:p>
      <text:p text:style-name="P4">
Published Time: 2023-04-12T16:37:45+03:00</text:p>
      <text:p text:style-name="P4">
Modified Time: 2023-04-12T16:37:45+03:00</text:p>
      <text:p text:style-name="P4">
Description: Унаслідок лісової пожежі на півдні американського штату Нью-Джерсі, площа якої за ніч розширилася на понад 1000 гектарів, було евакуйовано мешканців 170 будинків. — Укрінформ.</text:p>
      <text:p text:style-name="P4">
Images: ["<text:a xlink:type="simple" xlink:href="https://static.ukrinform.com/photos/2023_04/thumb_files/630_360_1681306487-731.jpg" text:style-name="Internet_20_link" text:visited-style-name="Visited_20_Internet_20_Link">
630_360_16813...</text:a>
"]</text:p>
      <text:p text:style-name="P4">
Tags: ['Евакуація', 'Ліс', 'Пожежа', 'США']</text:p>
      <text:p text:style-name="P4">
Type: Article</text:p>
      <!--METADATA-->
      <text:p text:style-name="P4">
<draw:frame draw:style-name="fr1" draw:name="Image126" text:anchor-type="as-char" svg:width="6.9236in" svg:height="3.956343in" draw:z-index="0">
<draw:image xlink:href="../Images/yкринформ/2023-04-12T16-37-45-03-00/630_360_1681306487-731.jpg" xlink:type="simple" xlink:show="embed" xlink:actuate="onLoad" draw:mime-type="image/jpeg"/>
</draw:frame>
 Унаслідоклісової пожежі на півдні американського штату Нью-Джерсі, площа якої за нічрозширилася на понад 1000 гектарів, було евакуйовано мешканців 170 будинків.</text:p>
      <text:p text:style-name="P4">
Як передає Укрінформ, про це повідомляє <text:a xlink:type="simple" xlink:href="https://edition.cnn.com/2023/04/12/weather/new-jersey-manchester-township-jimmys-waterhole-fire/index.html" text:style-name="Internet_20_link" text:visited-style-name="Visited_20_Internet_20_Link">
</text:a>
.</text:p>
      <text:p text:style-name="P4">
Згідно з інформацією служби лісових пожеж штату Нью-Джерсі, пожежа зросла уп’ять разів приблизно за чотири години після виникнення у Манчестер Тауншип увівторок.</text:p>
      <text:p text:style-name="P4">
Станом на 22:00 за місцевим часом, <text:a xlink:type="simple" xlink:href="https://www.ukrinform.ua/tag-pozeza" text:style-name="Internet_20_link" text:visited-style-name="Visited_20_Internet_20_Link">
 </text:a>
вирувала на 200 гектарах і 10% полум’я було локалізовано. Приблизно о 02:00 усереду вогонь поширився на територію у понад 1000 гектарів, тоді як рівеньстримування залишився незмінним.</text:p>
      <text:p text:style-name="P4">
<text:span text:style-name="T4">
Читайте також:</text:span>
 <text:a xlink:type="simple" xlink:href="https://www.ukrinform.ua/rubric-world/3694239-u-pivdennij-korei-lisova-pozeza-vognem-zniseni-do-100-budinkiv-ludi-evakujovuutsa.html" text:style-name="Internet_20_link" text:visited-style-name="Visited_20_Internet_20_Link">
 <text:span text:style-name="T4">
пожежа</text:span>
 </text:a>
</text:p>
      <text:p text:style-name="P4">
Вогонь переважно охоплює федеральну, державну та приватну власність уМанчестер Туаншип.</text:p>
      <text:p text:style-name="P4">
Близько 170 будівель були евакуйовані, щонайменше 75 залишаються під загрозоюпожежі, повідомляють у службі лісових пожеж. Евакуйовані люди перебувають усередній школі Манчестера та отримують допомогу від місцевих агентств.</text:p>
      <text:p text:style-name="P4">
Існує підвищений ризик поширення лісової пожежі у штатах Нью-Джерсі таДелавері у середу, оскільки очікується постійний вітер.</text:p>
      <text:p text:style-name="P4">
<text:span text:style-name="T4">
Читайте також:</text:span>
 <text:a xlink:type="simple" xlink:href="https://www.ukrinform.ua/rubric-world/3694194-bajden-skasuvav-nadzvicajnij-stan-u-ssa-vvedenij-u-2020-roci-cerez-covid19.html" text:style-name="Internet_20_link" text:visited-style-name="Visited_20_Internet_20_Link">
 <text:span text:style-name="T4">
США</text:span>
 </text:a>
</text:p>
      <text:p text:style-name="P4">
У зв’язку з пожежею у цьому районі все частіше перекривають дороги.</text:p>
      <text:p text:style-name="P4">
Як повідомляв Укрінформ, в американському місті Річмонд на сході штату Індіанау вівторок спалахнула пожежа на заводі з переробки сміття, внаслідок чогодовелося евакуювати близько 2000 людей.</text:p>
      <text:p text:style-name="P4">
<text:span text:style-name="T5">
Фото: CNN</text:span>
</text:p>
      <text:p text:style-name="P4">
Source: <text:a xlink:type="simple" xlink:href="https://www.ukrinform.ua/rubric-world/3694974-u-ssa-virue-masstabna-lisova-pozeza-evakuuvali-majze-200-budinkiv.html" text:style-name="Internet_20_link" text:visited-style-name="Visited_20_Internet_20_Link">
https://www.ukrinform.ua/rubric-world/3694974-u-ssa-virue-masstabna-lisova-pozeza-evakuuvali-majze-200-budinkiv.html</text:a>
</text:p>
      <!--NEWS-->
      <text:h text:style-name="P10" text:outline-level="1">
<text:span text:style-name="T4">
Пакистан надасть Україні 230 контейнерів з військовим спорядженням</text:span>
</text:h>
      <text:p text:style-name="P4">
Authors: Ukrinform (Person)</text:p>
      <text:p text:style-name="P4">
Publisher: Укринформ (Organization)</text:p>
      <text:p text:style-name="P4">
Published Time: 2023-04-12T16:39:28+03:00</text:p>
      <text:p text:style-name="P4">
Modified Time: 2023-04-12T16:39:28+03:00</text:p>
      <text:p text:style-name="P4">
Description: Пакистан у квітні відправить 230 контейнерів оборонного спорядження до України. — Укрінформ.</text:p>
      <text:p text:style-name="P4">
Images: ["<text:a xlink:type="simple" xlink:href="https://static.ukrinform.com/photos/2023_04/thumb_files/630_360_1681306627-913.jpg" text:style-name="Internet_20_link" text:visited-style-name="Visited_20_Internet_20_Link">
630_360_16813...</text:a>
"]</text:p>
      <text:p text:style-name="P4">
Tags: ['Пакистан', 'допомога', 'Війна з росією']</text:p>
      <text:p text:style-name="P4">
Type: Article</text:p>
      <!--METADATA-->
      <text:p text:style-name="P4">
<draw:frame draw:style-name="fr1" draw:name="Image127" text:anchor-type="as-char" svg:width="6.9236in" svg:height="3.956343in" draw:z-index="0">
<draw:image xlink:href="../Images/yкринформ/2023-04-12T16-39-28-03-00/630_360_1681306627-913.jpg" xlink:type="simple" xlink:show="embed" xlink:actuate="onLoad" draw:mime-type="image/jpeg"/>
</draw:frame>
 Пакистан уквітні відправить 230 контейнерів оборонного спорядження до України.</text:p>
      <text:p text:style-name="P4">
Як передає Укрінформ, про це повідомляє <text:a xlink:type="simple" xlink:href="http://m.economictimes.com/news/defence/pakistan-to-ship-230-containers-of-arms-to-ukraine/amp_articleshow/99362810.cms" text:style-name="Internet_20_link" text:visited-style-name="Visited_20_Internet_20_Link">
</text:a>
 .</text:p>
      <text:p text:style-name="P4">
Зазначається, що судна MV Bokram та MV Kherson з військовим обладнанням наборту вийдуть з порту міста Карачі.</text:p>
      <text:p text:style-name="P4">
Кораблі, які перевозять зброю з Пакистану в Україну, все частішевикористовують прапори США та країн Європи, як повідомили ET люди, обізнані зцим питанням. Раніше ET повідомляв, що порти в Польщі та Німеччині є основнимиворотами для перевезення зброї з Пакистану, зокрема танків та ракет.</text:p>
      <text:p text:style-name="P4">
<text:span text:style-name="T4">
Читайте також:</text:span>
 <text:a xlink:type="simple" xlink:href="https://www.ukrinform.ua/rubric-ato/3692358-litva-nadast-ukraini-novij-paket-vijskovoi-dopomogi.html" text:style-name="Internet_20_link" text:visited-style-name="Visited_20_Internet_20_Link">
 <text:span text:style-name="T4">
надасть</text:span>
 </text:a>
</text:p>
      <text:p text:style-name="P4">
Як відзначає видання, <text:a xlink:type="simple" xlink:href="https://www.ukrinform.ua/tag-pakistan" text:style-name="Internet_20_link" text:visited-style-name="Visited_20_Internet_20_Link">
 </text:a>
 став ключовимпостачальником оборонного обладнання до України. Торік Велика Британіявикористовувала Пакистан як повітряний міст для постачання зброї в Українучерез територію Румунії.</text:p>
      <text:p text:style-name="P4">
The Economic Times зазначає, що Пакистан надає допомогу Україні навіть у тойчас, коли він просить допомоги у росії для модернізації власних авіаційнихдвигунів.</text:p>
      <text:p text:style-name="P4">
Source: <text:a xlink:type="simple" xlink:href="https://www.ukrinform.ua/rubric-ato/3694975-pakistan-nadast-ukraini-230-kontejneriv-z-vijskovim-sporadzennam.html" text:style-name="Internet_20_link" text:visited-style-name="Visited_20_Internet_20_Link">
https://www.ukrinform.ua/rubric-ato/3694975-pakistan-nadast-ukraini-230-kontejneriv-z-vijskovim-sporadzennam.html</text:a>
</text:p>
      <!--NEWS-->
      <text:h text:style-name="P10" text:outline-level="1">
<text:span text:style-name="T4">
Україна й Індія домовились поновити роботу міжурядової комісії — МЗС</text:span>
</text:h>
      <text:p text:style-name="P4">
Authors: Ukrinform (Person)</text:p>
      <text:p text:style-name="P4">
Publisher: Укринформ (Organization)</text:p>
      <text:p text:style-name="P4">
Published Time: 2023-04-12T16:40:19+03:00</text:p>
      <text:p text:style-name="P4">
Modified Time: 2023-04-12T16:40:19+03:00</text:p>
      <text:p text:style-name="P4">
Description: Україна та Індія домовилися про проведення зовнішньополітичних консультацій, відновлення роботи міжурядової комісії та збільшення обсягів гуманітарної допомоги. — Укрінформ.</text:p>
      <text:p text:style-name="P4">
Images: ["<text:a xlink:type="simple" xlink:href="https://static.ukrinform.com/photos/2023_04/thumb_files/630_360_1681306487-873.jpg" text:style-name="Internet_20_link" text:visited-style-name="Visited_20_Internet_20_Link">
630_360_16813...</text:a>
", "<text:a xlink:type="simple" xlink:href="https://static.ukrinform.com/photos/2023_04/1681306486-486.jpg" text:style-name="Internet_20_link" text:visited-style-name="Visited_20_Internet_20_Link">
1681306486-48...</text:a>
", "<text:a xlink:type="simple" xlink:href="https://static.ukrinform.com/photos/2023_04/1681306486-946.jpg" text:style-name="Internet_20_link" text:visited-style-name="Visited_20_Internet_20_Link">
1681306486-94...</text:a>
", "<text:a xlink:type="simple" xlink:href="https://static.ukrinform.com/photos/2023_04/1681306487-582.jpg" text:style-name="Internet_20_link" text:visited-style-name="Visited_20_Internet_20_Link">
1681306487-58...</text:a>
"]</text:p>
      <text:p text:style-name="P4">
Tags: ['Джапарова', 'Індія', 'МЗС', 'Візит']</text:p>
      <text:p text:style-name="P4">
Type: Article</text:p>
      <!--METADATA-->
      <text:p text:style-name="P4">
<draw:frame draw:style-name="fr1" draw:name="Image128" text:anchor-type="as-char" svg:width="6.9236in" svg:height="3.956343in" draw:z-index="0">
<draw:image xlink:href="../Images/yкринформ/2023-04-12T16-40-19-03-00/630_360_1681306487-873.jpg" xlink:type="simple" xlink:show="embed" xlink:actuate="onLoad" draw:mime-type="image/jpeg"/>
</draw:frame>
 Україна таІндія домовилися про проведення зовнішньополітичних консультацій, відновленняроботи міжурядової комісії та збільшення обсягів гуманітарної допомоги.</text:p>
      <text:p text:style-name="P4">
Про це повідомила <text:a xlink:type="simple" xlink:href="https://mfa.gov.ua/news/emine-dzhaparova-zdijsnila-dvodennij-vizit-v-indiyu" text:style-name="Internet_20_link" text:visited-style-name="Visited_20_Internet_20_Link">
 </text:a>
 за результатами дводенного візиту першої заступниціміністра закордонних справ Еміне Джапарової до Республіки Індія, передаєУкрінформ.</text:p>
      <text:p text:style-name="P4">
<draw:frame draw:style-name="fr1" draw:name="Image129" text:anchor-type="as-char" svg:width="6.9236in" svg:height="5.187958in" draw:z-index="0">
<draw:image xlink:href="../Images/yкринформ/2023-04-12T16-40-19-03-00/1681306486-486.jpg" xlink:type="simple" xlink:show="embed" xlink:actuate="onLoad" draw:mime-type="image/jpeg"/>
</draw:frame>
</text:p>
      <text:p text:style-name="P4">
«За результатами візиту сторони досягли домовленостей щодо проведеннязовнішньополітичних консультацій, відновлення роботи міжурядової українсько-індійської комісії з питань торговельної, економічної, наукової, технічної,промислової і культурної співпраці та збільшення обсягів гуманітарноїдопомоги», - зазначили у зовнішньополітичному відомстві.</text:p>
      <text:p text:style-name="P4">
<draw:frame draw:style-name="fr1" draw:name="Image130" text:anchor-type="as-char" svg:width="6.9236in" svg:height="5.975162in" draw:z-index="0">
<draw:image xlink:href="../Images/yкринформ/2023-04-12T16-40-19-03-00/1681306486-946.jpg" xlink:type="simple" xlink:show="embed" xlink:actuate="onLoad" draw:mime-type="image/jpeg"/>
</draw:frame>
</text:p>
      <text:p text:style-name="P4">
У МЗС нагадали, що перша заступниця міністра обговорила посилення співпраціміж державами з державним міністром закордонних справ та державним міністромкультури Індії Мінакаші Лекхі та <text:a xlink:type="simple" xlink:href="https://www.ukrinform.ua/rubric-polytics/3694566-dzaparova-peredala-premeru-indii-lista-vid-zelenskogo.html" text:style-name="Internet_20_link" text:visited-style-name="Visited_20_Internet_20_Link">
 </text:a>
 .</text:p>
      <text:p text:style-name="P4">
<draw:frame draw:style-name="fr1" draw:name="Image131" text:anchor-type="as-char" svg:width="6.9236in" svg:height="5.187958in" draw:z-index="0">
<draw:image xlink:href="../Images/yкринформ/2023-04-12T16-40-19-03-00/1681306487-582.jpg" xlink:type="simple" xlink:show="embed" xlink:actuate="onLoad" draw:mime-type="image/jpeg"/>
</draw:frame>
</text:p>
      <text:p text:style-name="P4">
Із заступником міністра закордонних справ <text:a xlink:type="simple" xlink:href="https://www.ukrinform.ua/tag-india" text:style-name="Internet_20_link" text:visited-style-name="Visited_20_Internet_20_Link">
 </text:a>
 Санджаєм Вермою Джапарова обговорила шляхи активізації співпраці умежах всеохопного партнерства, зокрема амбітні плани двосторонньої взаємодії у2023 році.</text:p>
      <text:p text:style-name="P4">
<text:span text:style-name="T4">
Читайте також:</text:span>
 <text:a xlink:type="simple" xlink:href="https://www.ukrinform.ua/rubric-polytics/3693897-dzaparova-zaprosila-indiu-priednatisa-do-formuli-miru-ta-iniciativi-grain-from-ukraine.html" text:style-name="Internet_20_link" text:visited-style-name="Visited_20_Internet_20_Link">
 <text:span text:style-name="T4">
Джапарова</text:span>
 </text:a>
</text:p>
      <text:p text:style-name="P4">
“Сподіваємося, що Індія, яка головує в G20 та є впливовим глобальним гравцем,відіграватиме проактивну роль у припиненні російської агресії, забезпеченністалого миру та долучиться до повоєнної відбудови України”, - наголосила першазаступниця міністра.</text:p>
      <text:p text:style-name="P4">
Як повідомляв Укрінформ, перша заступниця міністра закордонних справ УкраїниЕміне Джапарова поінформувала, що Президент України <text:a xlink:type="simple" xlink:href="https://www.ukrinform.ua/rubric-polytics/3694048-prezident-hoce-provesti-telefonni-peregovori-z-premerom-indii-dzaparova.html" text:style-name="Internet_20_link" text:visited-style-name="Visited_20_Internet_20_Link">
</text:a>
 .</text:p>
      <text:p text:style-name="P4">
<text:span text:style-name="T5">
Фото: МЗС</text:span>
</text:p>
      <text:p text:style-name="P4">
Source: <text:a xlink:type="simple" xlink:href="https://www.ukrinform.ua/rubric-polytics/3694976-ukraina-j-india-domovilis-ponoviti-robotu-mizuradovoi-komisii-mzs.html" text:style-name="Internet_20_link" text:visited-style-name="Visited_20_Internet_20_Link">
https://www.ukrinform.ua/rubric-polytics/3694976-ukraina-j-india-domovilis-ponoviti-robotu-mizuradovoi-komisii-mzs.html</text:a>
</text:p>
      <!--NEWS-->
      <text:h text:style-name="P10" text:outline-level="1">
<text:span text:style-name="T4">
росіяни обстріляли Оріхів і Гуляйполе</text:span>
</text:h>
      <text:p text:style-name="P4">
Authors: Ukrinform (Person)</text:p>
      <text:p text:style-name="P4">
Publisher: Укринформ (Organization)</text:p>
      <text:p text:style-name="P4">
Published Time: 2023-04-12T16:41:18+03:00</text:p>
      <text:p text:style-name="P4">
Modified Time: 2023-04-12T16:41:18+03:00</text:p>
      <text:p text:style-name="P4">
Description: Армія рф завдала ударів по Оріхову та Гуляйполю Запорізької області, постраждало підприємство та приватний сектор. — Укрінформ.</text:p>
      <text:p text:style-name="P4">
Images: ["<text:a xlink:type="simple" xlink:href="https://static.ukrinform.com/photos/2023_04/thumb_files/630_360_1681306782-796.jpg" text:style-name="Internet_20_link" text:visited-style-name="Visited_20_Internet_20_Link">
630_360_16813...</text:a>
"]</text:p>
      <text:p text:style-name="P4">
Tags: ['Обстріл', 'Запоріжжя', 'Війна з росією']</text:p>
      <text:p text:style-name="P4">
Type: Article</text:p>
      <!--METADATA-->
      <text:p text:style-name="P4">
<draw:frame draw:style-name="fr1" draw:name="Image132" text:anchor-type="as-char" svg:width="6.9236in" svg:height="3.956343in" draw:z-index="0">
<draw:image xlink:href="../Images/yкринформ/2023-04-12T16-41-18-03-00/630_360_1681306782-796.jpg" xlink:type="simple" xlink:show="embed" xlink:actuate="onLoad" draw:mime-type="image/jpeg"/>
</draw:frame>
 Армія рфзавдала ударів по Оріхову та Гуляйполю Запорізької області, постраждалопідприємство та приватний сектор.</text:p>
      <text:p text:style-name="P4">
Про це у <text:a xlink:type="simple" xlink:href="http://t.me/zoda_gov_ua/18209" text:style-name="Internet_20_link" text:visited-style-name="Visited_20_Internet_20_Link">
 </text:a>
 повідомив начальник ЗапорізькоїОВА Юрій Малашко, передає Укрінформ.</text:p>
      <text:p text:style-name="P4">
"Знову ворог б'є по багатостраждальних містах - Оріхів та Гуляйполе у вогні.Постраждала інфраструктура підприємства та приватний сектор", - зазначивМалашко.</text:p>
      <text:p text:style-name="P4">
<text:span text:style-name="T4">
Читайте також:</text:span>
 <text:a xlink:type="simple" xlink:href="https://www.ukrinform.ua/rubric-regions/3694761-za-dobu-rosiani-obstrilali-devat-oblastej-ukraini-zvedenna-ova.html" text:style-name="Internet_20_link" text:visited-style-name="Visited_20_Internet_20_Link">
 <text:span text:style-name="T4">
обстріляли</text:span>
 </text:a>
</text:p>
      <text:p text:style-name="P4">
Як повідомлялось, уранці 11 квітня російські військові спрямували на Оріхів іГуляйполе Запорізької області <text:a xlink:type="simple" xlink:href="https://www.ukrinform.ua/rubric-ato/3694323-rosiani-zranku-zavdali-aviaudaru-po-gulajpolu.html" text:style-name="Internet_20_link" text:visited-style-name="Visited_20_Internet_20_Link">
 </text:a>
 .</text:p>
      <text:p text:style-name="P4">
Source: <text:a xlink:type="simple" xlink:href="https://www.ukrinform.ua/rubric-ato/3694977-rosiani-obstrilali-orihiv-i-gulajpole.html" text:style-name="Internet_20_link" text:visited-style-name="Visited_20_Internet_20_Link">
https://www.ukrinform.ua/rubric-ato/3694977-rosiani-obstrilali-orihiv-i-gulajpole.html</text:a>
</text:p>
      <!--NEWS-->
      <text:h text:style-name="P10" text:outline-level="1">
<text:span text:style-name="T4">
російські хакери відстежують гумконвої в Україні через камери спостереження у кафе</text:span>
</text:h>
      <text:p text:style-name="P4">
Authors: Ukrinform (Person)</text:p>
      <text:p text:style-name="P4">
Publisher: Укринформ (Organization)</text:p>
      <text:p text:style-name="P4">
Published Time: 2023-04-12T16:46:00+03:00</text:p>
      <text:p text:style-name="P4">
Modified Time: 2023-04-12T16:46:00+03:00</text:p>
      <text:p text:style-name="P4">
Description: російські хакери отримали доступ до приватних камер безпеки в українських кав'ярнях, щоб збирати розвідувальну інформацію про конвої з гуманітарною допомогою, що проїжджають повз них. — Укрінформ.</text:p>
      <text:p text:style-name="P4">
Images: ["<text:a xlink:type="simple" xlink:href="https://static.ukrinform.com/photos/2019_12/thumb_files/630_360_1575644583-214.jpg" text:style-name="Internet_20_link" text:visited-style-name="Visited_20_Internet_20_Link">
630_360_15756...</text:a>
"]</text:p>
      <text:p text:style-name="P4">
Tags: ['Гуманітарна допомога', 'Хакери', 'Камера', 'Війна з росією']</text:p>
      <text:p text:style-name="P4">
Type: Article</text:p>
      <!--METADATA-->
      <text:p text:style-name="P4">
<draw:frame draw:style-name="fr1" draw:name="Image133" text:anchor-type="as-char" svg:width="6.9236in" svg:height="3.956343in" draw:z-index="0">
<draw:image xlink:href="../Images/yкринформ/2023-04-12T16-46-00-03-00/630_360_1575644583-214.jpg" xlink:type="simple" xlink:show="embed" xlink:actuate="onLoad" draw:mime-type="image/jpeg"/>
</draw:frame>
 російськіхакери отримали доступ до приватних камер безпеки в українських кав'ярнях, щобзбирати розвідувальну інформацію про конвої з гуманітарною допомогою, щопроїжджають повз них.</text:p>
      <text:p text:style-name="P4">
Як передає Укрінформ, про це повідомляє <text:a xlink:type="simple" xlink:href="https://www.theguardian.com/world/2023/apr/11/russian-hackers-target-security-cameras-inside-ukraine-coffee-shops" text:style-name="Internet_20_link" text:visited-style-name="Visited_20_Internet_20_Link">
</text:a>
 .</text:p>
      <text:p text:style-name="P4">
Як зазначається, про це поінформував у вівторок високопоставлений представникслужби безпеки США.</text:p>
      <text:p text:style-name="P4">
Роб Джойс, директор відділу кібербезпеки Агентства національної безпеки,заявив, що російський уряд та підтримувані ним <text:a xlink:type="simple" xlink:href="https://www.ukrinform.ua/tag-hakeri" text:style-name="Internet_20_link" text:visited-style-name="Visited_20_Internet_20_Link">
</text:a>
 продовжують атакувати українськісистеми інформаційних технологій у рамках військового вторгнення в Україну.</text:p>
      <text:p text:style-name="P4">
За його словами, одним із предметів уваги хакерів є камери, яківикористовуються місцевою владою та приватними підприємствами дляспостереження за територією навколо.</text:p>
      <text:p text:style-name="P4">
«Продовжуються атаки на українські інтереси, будь-то фінансові, державні,особисті чи окремі бізнеси», — сказав Джойс. - Відбуваються креативні речі. Миспостерігаємо, як російські хакери входять у відкриті вебкамери, щобспостерігати за колонами та потягами, які доставляють допомогу».</text:p>
      <text:p text:style-name="P4">
Директор відділу кібербезпеки Агентства національної безпеки також уточнив, що«вони зламують ці вебкамери... І замість того, щоб використовувати міськуплощу (камери), які доступні в інтернеті, вони дивляться на камерувідеоспостереження кав’ярні та бачать дорогу, яку їм потрібно бачити».</text:p>
      <text:p text:style-name="P4">
<text:span text:style-name="T4">
Читайте також:</text:span>
 <text:a xlink:type="simple" xlink:href="https://www.ukrinform.ua/rubric-uarazom/3694663-rosijski-kiberataki-ne-zavadat-kanadi-pidtrimuvati-ukrainu-trudo.html" text:style-name="Internet_20_link" text:visited-style-name="Visited_20_Internet_20_Link">
 </text:a>
</text:p>
      <text:p text:style-name="P4">
Також чиновник повідомив, що росіяни зосередили свої зусилля на зламіамериканських оборонних виробників та логістичних транспортних компаній, щобдізнатися більше про ланцюжок поставок зброї до України.</text:p>
      <text:p text:style-name="P4">
Як повідомлялося, російські хакери тимчасово вивели з ладу сайт прем’єр-міністра Канади, однак це не завадить подальшій канадській підтримці України.</text:p>
      <text:p text:style-name="P4">
У лютому проросійська хакерська група NoName057 влаштувала DDoS-атаку на низкуіталійських компаній та установ з нагоди візиту до Києва прем'єр-міністраІталії Джорджі Мелоні.</text:p>
      <text:p text:style-name="P4">
У березні ця ж група атакувала сайти уряду Італії, зокрема нижньої палатипарламенту та кількох міністерств, оскільки нещодавно 20 українськихвійськових пройшли в Італії навчання на системах ППО SAMP-T.</text:p>
      <text:p text:style-name="P4">
Source: <text:a xlink:type="simple" xlink:href="https://www.ukrinform.ua/rubric-technology/3694978-rosijski-hakeri-vidstezuut-gumkonvoi-v-ukraini-cerez-kameri-sposterezenna-u-kafe.html" text:style-name="Internet_20_link" text:visited-style-name="Visited_20_Internet_20_Link">
https://www.ukrinform.ua/rubric-technology/3694978-rosijski-hakeri-vidstezuut-gumkonvoi-v-ukraini-cerez-kameri-sposterezenna-u-kafe.html</text:a>
</text:p>
      <!--NEWS-->
      <text:h text:style-name="P10" text:outline-level="1">
<text:span text:style-name="T4">
Генсек Ради Європи засудила страти українських військових росіянами</text:span>
</text:h>
      <text:p text:style-name="P4">
Authors: Ukrinform (Person)</text:p>
      <text:p text:style-name="P4">
Publisher: Укринформ (Organization)</text:p>
      <text:p text:style-name="P4">
Published Time: 2023-04-12T16:47:35+03:00</text:p>
      <text:p text:style-name="P4">
Modified Time: 2023-04-12T16:47:35+03:00</text:p>
      <text:p text:style-name="P4">
Description: Генеральний секретар Ради Європи, до складу якої входять 46 країн, Марія Пейчинович-Бурич засудила страти українських військових росіянами. — Укрінформ.</text:p>
      <text:p text:style-name="P4">
Images: ["<text:a xlink:type="simple" xlink:href="https://static.ukrinform.com/photos/2022_10/thumb_files/630_360_1665180314-896.jpg" text:style-name="Internet_20_link" text:visited-style-name="Visited_20_Internet_20_Link">
630_360_16651...</text:a>
"]</text:p>
      <text:p text:style-name="P4">
Tags: ['Страта', 'Рада Європи', 'Військові', 'Пейчинович-Бурич', 'Війна з росією']</text:p>
      <text:p text:style-name="P4">
Type: Article</text:p>
      <!--METADATA-->
      <text:p text:style-name="P4">
<draw:frame draw:style-name="fr1" draw:name="Image134" text:anchor-type="as-char" svg:width="6.9236in" svg:height="3.956343in" draw:z-index="0">
<draw:image xlink:href="../Images/yкринформ/2023-04-12T16-47-35-03-00/630_360_1665180314-896.jpg" xlink:type="simple" xlink:show="embed" xlink:actuate="onLoad" draw:mime-type="image/jpeg"/>
</draw:frame>
Генеральний секретар Ради Європи, до складу якої входять 46 країн, МаріяПейчинович-Бурич засудила страти українських військових росіянами.</text:p>
      <text:p text:style-name="P4">
Як передає Укрінформ, про це вона повідомила у <text:a xlink:type="simple" xlink:href="https://twitter.com/MarijaPBuric/status/1646125673885360129" text:style-name="Internet_20_link" text:visited-style-name="Visited_20_Internet_20_Link">
</text:a>
 .</text:p>
      <text:p text:style-name="P4">
“В жаху від поширеного в мережі відео, на якому російські військаобезголовлюють українського військовополоненого. Це не по-людськи, і я рішучеце засуджую”, - написала Пейчинович-Бурич.</text:p>
      <text:p text:style-name="P4">
Вона також додала, що винні мають бути притягнуті до відповідальності.</text:p>
      <text:p text:style-name="P4">
<text:span text:style-name="T4">
Читайте також:</text:span>
 <text:a xlink:type="simple" xlink:href="https://www.ukrinform.ua/rubric-polytics/3694961-strata-ukrainskogo-bijca-misia-oon-z-prav-ludini-zaklikae-pokarati-vinnih.html" text:style-name="Internet_20_link" text:visited-style-name="Visited_20_Internet_20_Link">
 <text:span text:style-name="T4">
місія</text:span>
 </text:a>
</text:p>
      <text:p text:style-name="P4">
Як повідомляв Укрінформ, в інтернеті з’явилися два відео з нібитообезголовленням українських захисників.</text:p>
      <text:p text:style-name="P4">
За інформацією <text:a xlink:type="simple" xlink:href="http://www.cnn.com/europe/live-news/russia-ukraine-war-news-04-11-23/index.html" text:style-name="Internet_20_link" text:visited-style-name="Visited_20_Internet_20_Link">
 </text:a>
 , «на відео, імовірно, зображені окремі події. Однез них могло бути записане нещодавно, а інше – судячи з кількості зелені –певно, було зняте влітку».</text:p>
      <text:p text:style-name="P4">
Перше відео було опубліковане на проросійському каналі у соцмережах 8 квітня.Воно було навмисно зняте «вагнерівцями» і показує два обезголовлені тілаукраїнських військових, які лежать на землі поруч з пошкодженим військовимавтомобілем. Видається, що в обох мертвих військових також відтяті руки.російські акаунти стверджують, що відео було зняте поблизу Бахмута.</text:p>
      <text:p text:style-name="P4">
Друге відео, яке з’явилося у Твіттері і було навмисно сильно розмите,вірогідно, було записане влітку, з огляду на кількість рослин у кадрі. «Наньому намагаються показати <text:a xlink:type="simple" xlink:href="https://www.ukrinform.ua/tag-rosijski-vijskovi" text:style-name="Internet_20_link" text:visited-style-name="Visited_20_Internet_20_Link">
 </text:a>
, який використовує ніж, аби відтяти голову українського військового. Голос напочатку відео наводить на думку, що жертва могла бути досі живою, колирозпочалося насильство», – наголошує CNN.</text:p>
      <text:p text:style-name="P4">
Служба безпеки України <text:a xlink:type="simple" xlink:href="https://www.ukrinform.ua/rubric-ato/3694771-sbu-vidkrila-spravu-sodo-video-z-vidrizannam-golovi-ukrainskomu-vijskovomu.html" text:style-name="Internet_20_link" text:visited-style-name="Visited_20_Internet_20_Link">
 </text:a>
щодо відео того, як російські загарбники відрізають голову українськомуполоненому.</text:p>
      <text:p text:style-name="P4">
Правоохоронні органи України вживають заходів для встановлення осіб, яківчинили цей страшний злочин.</text:p>
      <text:p text:style-name="P4">
<text:a xlink:type="simple" xlink:href="https://www.ukrinform.ua/rubric-ato/3694808-zelenskij-pro-stratu-ukrainskogo-voina-ce-video-rosii-akou-vona-e.html" text:style-name="Internet_20_link" text:visited-style-name="Visited_20_Internet_20_Link">
 </text:a>
 , що відео стратиукраїнського воїна, якому відрізали голову, має бачити весь світ, і ніхто незрозуміє, якщо лідери світу не зреагують.</text:p>
      <text:p text:style-name="P4">
<text:span text:style-name="T5">
Фото: coe.int</text:span>
</text:p>
      <text:p text:style-name="P4">
Source: <text:a xlink:type="simple" xlink:href="https://www.ukrinform.ua/rubric-polytics/3694980-gensek-radi-evropi-zasudila-strati-ukrainskih-vijskovih-rosianami.html" text:style-name="Internet_20_link" text:visited-style-name="Visited_20_Internet_20_Link">
https://www.ukrinform.ua/rubric-polytics/3694980-gensek-radi-evropi-zasudila-strati-ukrainskih-vijskovih-rosianami.html</text:a>
</text:p>
      <!--NEWS-->
      <text:h text:style-name="P10" text:outline-level="1">
<text:span text:style-name="T4">
Шмигаль розпочав робочий візит у США</text:span>
</text:h>
      <text:p text:style-name="P4">
Authors: Ukrinform (Person)</text:p>
      <text:p text:style-name="P4">
Publisher: Укринформ (Organization)</text:p>
      <text:p text:style-name="P4">
Published Time: 2023-04-12T16:53:00+03:00</text:p>
      <text:p text:style-name="P4">
Modified Time: 2023-04-12T16:53:00+03:00</text:p>
      <text:p text:style-name="P4">
Description: Прем’єр-міністр України Денис Шмигаль розпочав робочий візит до Сполучених Штатів Америки, під час якого планує обговорити питання військової, фінансової допомоги, залучення інвестицій та допомогу у відновленні, а також необхідність посилення санкційного тиску на російську федерацію. — Укрінформ.</text:p>
      <text:p text:style-name="P4">
Images: ["<text:a xlink:type="simple" xlink:href="https://static.ukrinform.com/photos/2023_04/thumb_files/630_360_1681307679-894.jpg" text:style-name="Internet_20_link" text:visited-style-name="Visited_20_Internet_20_Link">
630_360_16813...</text:a>
"]</text:p>
      <text:p text:style-name="P4">
Tags: ['Антиросійські санкції', 'МВФ', 'США', 'Візит', 'Світовий банк', 'Шмигаль']</text:p>
      <text:p text:style-name="P4">
Type: Article</text:p>
      <!--METADATA-->
      <text:p text:style-name="P4">
<draw:frame draw:style-name="fr1" draw:name="Image135" text:anchor-type="as-char" svg:width="6.9236in" svg:height="3.956343in" draw:z-index="0">
<draw:image xlink:href="../Images/yкринформ/2023-04-12T16-53-00-03-00/630_360_1681307679-894.jpg" xlink:type="simple" xlink:show="embed" xlink:actuate="onLoad" draw:mime-type="image/jpeg"/>
</draw:frame>
 Прем’єр-міністр України Денис Шмигаль розпочав робочий візит до Сполучених ШтатівАмерики, під час якого планує обговорити питання військової, фінансовоїдопомоги, залучення інвестицій та допомогу у відновленні, а також необхідністьпосилення санкційного тиску на російську федерацію.</text:p>
      <text:p text:style-name="P4">
Про це глава уряду написав у <text:a xlink:type="simple" xlink:href="https://t.me/Denys_Smyhal/4950" text:style-name="Internet_20_link" text:visited-style-name="Visited_20_Internet_20_Link">
 </text:a>
 , передаєУкрінформ.</text:p>
      <text:p text:style-name="P4">
«Починаємо роботу в США. Військова, фінансова, санкційна підтримка, залученняінвестицій та допомога у відновленні. Обговоримо всі ці питання з міністрамиоборони, фінансів, торгівлі й транспорту США, керівництвом Світового банку,МВФ, USAID, ЄІБ та іншими», - зазначив <text:a xlink:type="simple" xlink:href="https://www.ukrinform.ua/tag-smigal" text:style-name="Internet_20_link" text:visited-style-name="Visited_20_Internet_20_Link">
 </text:a>
 .</text:p>
      <text:p text:style-name="P4">
Він додав, що розраховуємо на нові домовленості.</text:p>
      <text:p text:style-name="P4">
<text:span text:style-name="T4">
Читайте також:</text:span>
 <text:a xlink:type="simple" xlink:href="https://www.ukrinform.ua/rubric-polytics/3694732-vilna-torgivla-vijskova-dopomoga-ta-sankcii-smigal-pidsumuvav-vizit-do-kanadi.html" text:style-name="Internet_20_link" text:visited-style-name="Visited_20_Internet_20_Link">
 <text:span text:style-name="T4">
Шмигаль</text:span>
 </text:a>
</text:p>
      <text:p text:style-name="P4">
Як повідомляв Укрінформ, глава уряду у Вашингтоні (США) візьме участь вщорічному форумі Spring Meetings, що проводиться Групою Світового банку таМіжнародним валютним фондом. Він проведе зустріч з міністром оборониСполучених Штатів Ллойдом Остіном, міністром торгівлі США Джиною Раймондо,міністром фінансів Джанет Єллен, а також із керівництвом МВФ, Світового банку,Європейського інвестиційного банку.</text:p>
      <text:p text:style-name="P4">
Денис Шмигаль 11 квітня побував з робочим візитом у Канаді. Там він зустрівсяз Прем’єр-міністром Канади Джастіном Трюдо та віцепрем’єр-міністром —міністром фінансів Канади Христею Фріланд.</text:p>
      <text:p text:style-name="P4">
<text:span text:style-name="T5">
Фото: Денис Шмигаль/Телеграм</text:span>
</text:p>
      <text:p text:style-name="P4">
Source: <text:a xlink:type="simple" xlink:href="https://www.ukrinform.ua/rubric-polytics/3694984-smigal-rozpocav-robocij-vizit-u-ssa.html" text:style-name="Internet_20_link" text:visited-style-name="Visited_20_Internet_20_Link">
https://www.ukrinform.ua/rubric-polytics/3694984-smigal-rozpocav-robocij-vizit-u-ssa.html</text:a>
</text:p>
      <!--NEWS-->
      <text:h text:style-name="P10" text:outline-level="1">
<text:span text:style-name="T4">
U-LEAD: введення мінімального податкового зобов’язання збільшить надходження до бюджетів громад</text:span>
</text:h>
      <text:p text:style-name="P4">
Authors: Ukrinform (Person)</text:p>
      <text:p text:style-name="P4">
Publisher: Укринформ (Organization)</text:p>
      <text:p text:style-name="P4">
Published Time: 2023-04-12T16:53:36+03:00</text:p>
      <text:p text:style-name="P4">
Modified Time: 2023-04-12T16:53:36+03:00</text:p>
      <text:p text:style-name="P4">
Description: Закон «Про внесення змін до Податкового кодексу України та інших законодавчих актів України щодо забезпечення збалансованості бюджетних надходжень» (№1914-IX) суттєво оновлює Податковий кодекс та має на меті сприяти конкуренції. — Укрінформ.</text:p>
      <text:p text:style-name="P4">
Images: ["<text:a xlink:type="simple" xlink:href="https://static.ukrinform.com/photos/2023_01/thumb_files/630_360_1673594754-631.jpg" text:style-name="Internet_20_link" text:visited-style-name="Visited_20_Internet_20_Link">
630_360_16735...</text:a>
"]</text:p>
      <text:p text:style-name="P4">
Tags: ['Бюджет', 'Податки', 'Тергромада', 'Гроші', 'U-LEAD з Європою']</text:p>
      <text:p text:style-name="P4">
Type: Article</text:p>
      <!--METADATA-->
      <text:p text:style-name="P4">
<draw:frame draw:style-name="fr1" draw:name="Image136" text:anchor-type="as-char" svg:width="6.9236in" svg:height="3.956343in" draw:z-index="0">
<draw:image xlink:href="../Images/yкринформ/2023-04-12T16-53-36-03-00/630_360_1673594754-631.jpg" xlink:type="simple" xlink:show="embed" xlink:actuate="onLoad" draw:mime-type="image/jpeg"/>
</draw:frame>
 Закон «Провнесення змін до Податкового кодексу України та інших законодавчих актівУкраїни щодо забезпечення збалансованості бюджетних надходжень» (№1914-IX)суттєво оновлює Податковий кодекс та має на меті сприяти конкуренції.</text:p>
      <text:p text:style-name="P4">
Таку думку висловив радник із питань муніципальних фінансів та управлінняРегіонального офісу «U-LEAD з Європою» в Черкаській області Микола Гулько,повідомляє Укрінформ із посиланням на <text:a xlink:type="simple" xlink:href="https://u-lead.org.ua/news/183" text:style-name="Internet_20_link" text:visited-style-name="Visited_20_Internet_20_Link">
</text:a>
</text:p>
      <text:p text:style-name="P4">
За словами експерта, закон покликаний ліквідувати або обмежити необґрунтованіпільги окремим різновидам підприємницької діяльності (усунення узаконених схемухилення від сплати податків), а також вирівняти конкурентні умови.</text:p>
      <text:p text:style-name="P4">
Зміни до Податкового кодексу передбачають низку нововведень щодоадміністрування податків, погашення податкового боргу, податку на прибутокпідприємств, податку на додану вартість, оподаткування доходів фізичних осіб,спрощеної системи оподаткування, акцизного податку та ліцензування акцизнихтоварів, рентної плати.</text:p>
      <text:p text:style-name="P4">
<text:span text:style-name="T4">
Читайте також:</text:span>
 <text:a xlink:type="simple" xlink:href="https://www.ukrinform.ua/rubric-regions/3694968-u-devati-gromadah-na-zahodi-ukraini-zaprovadat-sistemu-energeticnogo-menedzmentu.html" text:style-name="Internet_20_link" text:visited-style-name="Visited_20_Internet_20_Link">
 </text:a>
</text:p>
      <text:p text:style-name="P4">
"Метою введення мінімального податкового зобов’язання (МПЗ) є виведення орендисільгоспземель з тіньового обробітку та отримання додаткових надходжень домісцевого <text:a xlink:type="simple" xlink:href="https://www.ukrinform.ua/tag-budzet" text:style-name="Internet_20_link" text:visited-style-name="Visited_20_Internet_20_Link">
 </text:a>
 . Якщо розмір загальногоМПЗ менший за суму всіх сплачених податків і витрат на оренду землі, топлатник податків декларує від'ємне значення загального МПЗ і де-факто його несплачує", - сказав Гулько.</text:p>
      <text:p text:style-name="P4">
Водночас, за його словами, якщо платник податків сплатив їх за рік менше, ніжвизначено загальним МПЗ, то йому потрібно доплатити різницю. У разі несплатиабо несвоєчасної сплати МПЗ будуть застосовуватися штрафні санкції.</text:p>
      <text:p text:style-name="P4">
"Для громад також важливо, що більшість коштів, які сплачені в межах МПЗ закористування землею сільськогосподарського призначення, надходитимуть домісцевих бюджетів за місцем розташування ділянки", - підкреслив радник.</text:p>
      <text:p text:style-name="P4">
Для надання експертних роз’яснень ОМС щодо мінімального податковогозобов’язання Програма U-LEAD організувала низку заходів, аби допомогтигромадам у вивченні законодавчих вимог та особливостей щодо сплати МПЗ за 2022рік, щодо механізмів розрахунку МПЗ та взаємовідносин контролюючих органів зОМС та платниками податків у частині звітності та відповідальності за несплатуабо несвоєчасну сплату МПЗ.</text:p>
      <text:p text:style-name="P4">
<text:span text:style-name="T4">
Читайте також:</text:span>
 <text:a xlink:type="simple" xlink:href="https://www.ukrinform.ua/rubric-regions/3669385-gromada-na-odesini-stimulue-stvorenna-robocih-misc-dla-pereselenciv-ulead.html" text:style-name="Internet_20_link" text:visited-style-name="Visited_20_Internet_20_Link">
 <text:span text:style-name="T4">
LEAD</text:span>
 </text:a>
</text:p>
      <text:p text:style-name="P4">
Програма для України з розширення прав і можливостей на місцевому рівні,підзвітності та розвитку «U-LEAD з Європою» спільно фінансується ЄС та йогодержавами-членами Німеччиною, Польщею, Швецією, Данією, Естонією та Словенієюдля підтримки України на її шляху до зміцнення місцевого самоврядування.U-LEAD сприяє прозорому, підзвітному та багаторівневому управлінню в Україні,яке відповідає на потреби громадян та розширює можливості громад.</text:p>
      <text:p text:style-name="P4">
Source: <text:a xlink:type="simple" xlink:href="https://www.ukrinform.ua/rubric-economy/3694981-ulead-vvedenna-minimalnogo-podatkovogo-zobovazanna-zbilsit-nadhodzenna-do-budzetiv-gromad.html" text:style-name="Internet_20_link" text:visited-style-name="Visited_20_Internet_20_Link">
https://www.ukrinform.ua/rubric-economy/3694981-ulead-vvedenna-minimalnogo-podatkovogo-zobovazanna-zbilsit-nadhodzenna-do-budzetiv-gromad.html</text:a>
</text:p>
      <!--NEWS-->
      <text:h text:style-name="P10" text:outline-level="1">
<text:span text:style-name="T4">
«Мавка. Лісова пісня» 20 квітня вийде у прокат в Італії</text:span>
</text:h>
      <text:p text:style-name="P4">
Authors: Ukrinform (Person)</text:p>
      <text:p text:style-name="P4">
Publisher: Укринформ (Organization)</text:p>
      <text:p text:style-name="P4">
Published Time: 2023-04-12T16:56:19+03:00</text:p>
      <text:p text:style-name="P4">
Modified Time: 2023-04-12T16:56:19+03:00</text:p>
      <text:p text:style-name="P4">
Description: Анімаційний фільм «Мавка. Лісова пісня» вийде у широкий кінотеатральний прокат в Італії 20 квітня.  — Укрінформ.</text:p>
      <text:p text:style-name="P4">
Images: ["<text:a xlink:type="simple" xlink:href="https://static.ukrinform.com/photos/2023_02/thumb_files/630_360_1675255427-859.jpg" text:style-name="Internet_20_link" text:visited-style-name="Visited_20_Internet_20_Link">
630_360_16752...</text:a>
"]</text:p>
      <text:p text:style-name="P4">
Tags: ['Італія', 'Держкіно', 'Мультик', 'MAVKA ']</text:p>
      <text:p text:style-name="P4">
Type: Article</text:p>
      <!--METADATA-->
      <text:p text:style-name="P4">
<draw:frame draw:style-name="fr1" draw:name="Image137" text:anchor-type="as-char" svg:width="6.9236in" svg:height="3.956343in" draw:z-index="0">
<draw:image xlink:href="../Images/yкринформ/2023-04-12T16-56-19-03-00/630_360_1675255427-859.jpg" xlink:type="simple" xlink:show="embed" xlink:actuate="onLoad" draw:mime-type="image/jpeg"/>
</draw:frame>
Анімаційний фільм «Мавка. Лісова пісня» вийде у широкий кінотеатральний прокатв Італії 20 квітня.</text:p>
      <text:p text:style-name="P4">
Про це інформує пресслужба Державного агентства з питань кіно у <text:a xlink:type="simple" xlink:href="https://www.facebook.com/watch/" text:style-name="Internet_20_link" text:visited-style-name="Visited_20_Internet_20_Link">
</text:a>
 , передає Укрінформ.</text:p>
      <text:p text:style-name="P4">
«До старту прокату автори MAVKA презентували офіційний трейлер стрічки, яка вІталії отримає назву MAVKA E LA FORESTA INCANTATA», - повідомили у відомстві.</text:p>
      <text:p text:style-name="P4">
<text:span text:style-name="T4">
Читайте також:</text:span>
 <text:a xlink:type="simple" xlink:href="https://www.ukrinform.ua/rubric-regions/3689417-pro-mukacivskij-zamok-planok-stvorili-10serijnu-animaciu.html" text:style-name="Internet_20_link" text:visited-style-name="Visited_20_Internet_20_Link">
 </text:a>
</text:p>
      <text:p text:style-name="P4">
Також зазначається, що до дублювання мультфільму долучилась блогерка таілюстраторка Francesca Presentini, яка озвучила Русалку Водяницю.</text:p>
      <text:p text:style-name="P4">
Як повідомлялося, анімаційний фільм «Мавка. Лісова пісня» створений запідтримки Держкіно та Агентства США з міжнародного розвитку (USAID).Кінотеатральну дистрибуцію в Україні здійснює FILM.UA Distribution таKinomania Film Distribution.</text:p>
      <text:p text:style-name="P4">
<text:span text:style-name="T4">
Читайте також:</text:span>
 <text:a xlink:type="simple" xlink:href="https://www.ukrinform.ua/rubric-culture/3691494-mavka-lisova-pisna-stala-liderom-peregladiv-u-kinoteatrah-francii.html" text:style-name="Internet_20_link" text:visited-style-name="Visited_20_Internet_20_Link">
 </text:a>
</text:p>
      <text:p text:style-name="P4">
Мультфільм став найкасовішою стрічкою за всі часи незалежності України,зібравши <text:a xlink:type="simple" xlink:href="https://www.facebook.com/ukrainefilmagency/videos/3604866776504977/" text:style-name="Internet_20_link" text:visited-style-name="Visited_20_Internet_20_Link">
</text:a>
 Уширокий національний прокат "Мавка. Лісова пісня" вийшла 2 березня.</text:p>
      <text:p text:style-name="P4">
Source: <text:a xlink:type="simple" xlink:href="https://www.ukrinform.ua/rubric-culture/3694983-mavka-lisova-pisna-20-kvitna-vijde-u-prokat-v-italii.html" text:style-name="Internet_20_link" text:visited-style-name="Visited_20_Internet_20_Link">
https://www.ukrinform.ua/rubric-culture/3694983-mavka-lisova-pisna-20-kvitna-vijde-u-prokat-v-italii.html</text:a>
</text:p>
      <!--NEWS-->
      <text:h text:style-name="P10" text:outline-level="1">
<text:span text:style-name="T4">
Рятувальники отримали 11 квадрокоптерів MATRICE 300 RTK</text:span>
</text:h>
      <text:p text:style-name="P4">
Authors: Ukrinform (Person)</text:p>
      <text:p text:style-name="P4">
Publisher: Укринформ (Organization)</text:p>
      <text:p text:style-name="P4">
Published Time: 2023-04-12T16:59:00+03:00</text:p>
      <text:p text:style-name="P4">
Modified Time: 2023-04-12T16:59:00+03:00</text:p>
      <text:p text:style-name="P4">
Description: Державна служба України з надзвичайних ситуацій отримала 11 квадрокоптерів MATRICE 300 RTK із тепловізорами, акумуляторами та зарядними станціями для них. — Укрінформ.</text:p>
      <text:p text:style-name="P4">
Images: ["<text:a xlink:type="simple" xlink:href="https://static.ukrinform.com/photos/2023_04/thumb_files/630_360_1681307768-188.jpg" text:style-name="Internet_20_link" text:visited-style-name="Visited_20_Internet_20_Link">
630_360_16813...</text:a>
"]</text:p>
      <text:p text:style-name="P4">
Tags: ['Безпілотник', 'Дрон', 'допомога', 'Рятувальники']</text:p>
      <text:p text:style-name="P4">
Type: Article</text:p>
      <!--METADATA-->
      <text:p text:style-name="P4">
<draw:frame draw:style-name="fr1" draw:name="Image138" text:anchor-type="as-char" svg:width="6.9236in" svg:height="3.956343in" draw:z-index="0">
<draw:image xlink:href="../Images/yкринформ/2023-04-12T16-59-00-03-00/630_360_1681307768-188.jpg" xlink:type="simple" xlink:show="embed" xlink:actuate="onLoad" draw:mime-type="image/jpeg"/>
</draw:frame>
 Державнаслужба України з надзвичайних ситуацій отримала 11 квадрокоптерів MATRICE 300RTK із тепловізорами, акумуляторами та зарядними станціями для них.</text:p>
      <text:p text:style-name="P4">
Про це ДСНС повідомила в <text:a xlink:type="simple" xlink:href="https://t.me/dsns_telegram/15745" text:style-name="Internet_20_link" text:visited-style-name="Visited_20_Internet_20_Link">
 </text:a>
 , передаєУкрінформ.</text:p>
      <text:p text:style-name="P4">
Як зауважили у службі, отримані <text:a xlink:type="simple" xlink:href="https://www.ukrinform.ua/tag-bezpilotnik" text:style-name="Internet_20_link" text:visited-style-name="Visited_20_Internet_20_Link">
 </text:a>
суттєво посилять спроможність підрозділів попереджувати надзвичайні події тазбільшити ефективність у роботі.</text:p>
      <text:p text:style-name="P4">
Передача техніки відбулася в Київській області в межах реалізації Плануспільних дій, затвердженого меморандумом про співпрацю між Державною службою знадзвичайних ситуацій та Міжнародним фондом "Партнерство за сильну Україну".</text:p>
      <text:p text:style-name="P4">
Сам проєкт профінансований урядами Великої Британії, Канади, Сполучених ШтатівАмерики, Фінляндії, Швеції та Швейцарії.</text:p>
      <text:p text:style-name="P4">
<text:span text:style-name="T4">
Читайте також:</text:span>
 <text:a xlink:type="simple" xlink:href="https://www.ukrinform.ua/rubric-kyiv/3691012-stolicni-ratuvalniki-otrimali-vid-blagodijnikiv-pozezne-avto.html" text:style-name="Internet_20_link" text:visited-style-name="Visited_20_Internet_20_Link">
 </text:a>
</text:p>
      <text:p text:style-name="P4">
Як повідомляв <text:a xlink:type="simple" xlink:href="https://www.ukrinform.ua/rubric-society/3688087-pirotehniki-otrimali-visim-specavtomobiliv-toyota-vid-oon-ta-aponii.html" text:style-name="Internet_20_link" text:visited-style-name="Visited_20_Internet_20_Link">
 </text:a>
 , програмарозвитку ООН у партнерстві з урядом Японії передала піротехнічним підрозділамДержавної служби з надзвичайних ситуацій вісім спеціалізованих автомобілівкласу Toyota Hilux Double Cabin.</text:p>
      <text:p text:style-name="P4">
<text:span text:style-name="T5">
Фото: ДСНС України</text:span>
</text:p>
      <text:p text:style-name="P4">
Source: <text:a xlink:type="simple" xlink:href="https://www.ukrinform.ua/rubric-society/3694987-ratuvalniki-otrimali-11-kvadrokopteriv-matrice-300-rtk.html" text:style-name="Internet_20_link" text:visited-style-name="Visited_20_Internet_20_Link">
https://www.ukrinform.ua/rubric-society/3694987-ratuvalniki-otrimali-11-kvadrokopteriv-matrice-300-rtk.html</text:a>
</text:p>
      <!--NEWS-->
      <text:h text:style-name="P10" text:outline-level="1">
<text:span text:style-name="T4">
У Бахмуті прикордонники відбили спробу «вагнерівців» прорвати рубіж оборони</text:span>
</text:h>
      <text:p text:style-name="P4">
Authors: Ukrinform (Person)</text:p>
      <text:p text:style-name="P4">
Publisher: Укринформ (Organization)</text:p>
      <text:p text:style-name="P4">
Published Time: 2023-04-12T17:02:00+03:00</text:p>
      <text:p text:style-name="P4">
Modified Time: 2023-04-12T17:02:00+03:00</text:p>
      <text:p text:style-name="P4">
Description: У Бахмуті Донецької області прикордонний підрозділ боєм зупинив спробу російських найманців прорвати рубіж оборони та завдав загарбникам втрат. — Укрінформ.</text:p>
      <text:p text:style-name="P4">
Images: ["<text:a xlink:type="simple" xlink:href="https://static.ukrinform.com/photos/2023_04/thumb_files/630_360_1681308262-366.jpeg" text:style-name="Internet_20_link" text:visited-style-name="Visited_20_Internet_20_Link">
630_360_16813...</text:a>
"]</text:p>
      <text:p text:style-name="P4">
Tags: ['Бахмут', 'Донеччина', 'Прикордонники', 'Війна з росією']</text:p>
      <text:p text:style-name="P4">
Type: Article</text:p>
      <!--METADATA-->
      <text:p text:style-name="P4">
<draw:frame draw:style-name="fr1" draw:name="Image139" text:anchor-type="as-char" svg:width="6.9236in" svg:height="3.956343in" draw:z-index="0">
<draw:image xlink:href="../Images/yкринформ/2023-04-12T17-02-00-03-00/630_360_1681308262-366.jpeg" xlink:type="simple" xlink:show="embed" xlink:actuate="onLoad" draw:mime-type="image/jpeg"/>
</draw:frame>
 У БахмутіДонецької області прикордонний підрозділ боєм зупинив спробу російськихнайманців прорвати рубіж оборони та завдав загарбникам втрат.</text:p>
      <text:p text:style-name="P4">
Про це повідомила <text:a xlink:type="simple" xlink:href="https://dpsu.gov.ua/ua/news/U-Bahmuti-prikordonniki-strimali-ataku-ta-likviduvali-grupu-okupantiv/" text:style-name="Internet_20_link" text:visited-style-name="Visited_20_Internet_20_Link">
 </text:a>
 , передає Укрінформ.</text:p>
      <text:p text:style-name="P4">
Як зазначається, минулої доби понад 20 штурмовиків із <text:a xlink:type="simple" xlink:href="https://www.ukrinform.ua/tag-pvk-vagnera" text:style-name="Internet_20_link" text:visited-style-name="Visited_20_Internet_20_Link">
</text:a>
 спробували приховано наблизитисядо українських позицій й атакувати.</text:p>
      <text:p text:style-name="P4">
Переміщення російських найманців оборонці виявили зі свого спостережногопункту, після чого відкрили вогонь на ураження. У пошуках укриття ворожі силизабігли в напівзруйновану забудову. Здійснивши маневр, бійці ДПСУ завдали поодній із будівель зосередженого удару.</text:p>
      <text:p text:style-name="P4">
<text:span text:style-name="T4">
Читайте також:</text:span>
 <text:a xlink:type="simple" xlink:href="https://www.ukrinform.ua/rubric-ato/3694826-na-bahmutskomu-napramku-za-dobu-zsu-znisili-126-zagarbnikiv-i-6-skladiv-boepripasiv-cerevatij.html" text:style-name="Internet_20_link" text:visited-style-name="Visited_20_Internet_20_Link">
 <text:span text:style-name="T4">
Бахмут</text:span>
 </text:a>
</text:p>
      <text:p text:style-name="P4">
"У ході стрілецького бою частину штурмовиків ліквідовано, а решта загарбників,які переховувалися в інших спорудах, втекли", — зазначили вДержприкордонслужбі.</text:p>
      <text:p text:style-name="P4">
За даними ДПСУ, втрати ворожої піхоти в результаті сягнули 19 осіб — семеровбитими, 12 пораненими.</text:p>
      <text:p text:style-name="P4">
Як повідомляв Укрінформ, у Бахмуті точаться <text:a xlink:type="simple" xlink:href="https://www.ukrinform.ua/rubric-ato/3694645-zagarbniki-peretvorili-castinu-bahmuta-na-sirijske-aleppo-malar.html" text:style-name="Internet_20_link" text:visited-style-name="Visited_20_Internet_20_Link">
</text:a>
 . російські військові використовуютьтам тактику повного знищення, руйнації будівель і позицій. Діями загарбниківчастина міста вже перетворена на сирійське Алеппо.</text:p>
      <text:p text:style-name="P4">
<text:span text:style-name="T5">
Фото: ДПСУ</text:span>
</text:p>
      <text:p text:style-name="P4">
Source: <text:a xlink:type="simple" xlink:href="https://www.ukrinform.ua/rubric-ato/3694990-u-bahmuti-prikordonniki-vidbili-sprobu-vagnerivciv-prorvati-rubiz-oboroni.html" text:style-name="Internet_20_link" text:visited-style-name="Visited_20_Internet_20_Link">
https://www.ukrinform.ua/rubric-ato/3694990-u-bahmuti-prikordonniki-vidbili-sprobu-vagnerivciv-prorvati-rubiz-oboroni.html</text:a>
</text:p>
      <!--NEWS-->
      <text:h text:style-name="P10" text:outline-level="1">
<text:span text:style-name="T4">
У Мелітополі загарбники створюють «добровольчі батальйони»</text:span>
</text:h>
      <text:p text:style-name="P4">
Authors: Ukrinform (Person)</text:p>
      <text:p text:style-name="P4">
Publisher: Укринформ (Organization)</text:p>
      <text:p text:style-name="P4">
Published Time: 2023-04-12T17:08:51+03:00</text:p>
      <text:p text:style-name="P4">
Modified Time: 2023-04-12T17:08:51+03:00</text:p>
      <text:p text:style-name="P4">
Description: В тимчасово окупованому Мелітополі російські загарбники з грудня минулого року проводять приховану мобілізацію. Днями вони заявили про створення ще одного «добровольчого батальйону». — Укрінформ.</text:p>
      <text:p text:style-name="P4">
Images: ["<text:a xlink:type="simple" xlink:href="https://static.ukrinform.com/photos/2019_03/thumb_files/630_360_1552330404-524.jpg" text:style-name="Internet_20_link" text:visited-style-name="Visited_20_Internet_20_Link">
630_360_15523...</text:a>
"]</text:p>
      <text:p text:style-name="P4">
Tags: ['Мелітополь', 'Окупація', 'Війна з росією', 'Єдині новини']</text:p>
      <text:p text:style-name="P4">
Type: Article</text:p>
      <!--METADATA-->
      <text:p text:style-name="P4">
<draw:frame draw:style-name="fr1" draw:name="Image140" text:anchor-type="as-char" svg:width="6.9236in" svg:height="3.956343in" draw:z-index="0">
<draw:image xlink:href="../Images/yкринформ/2023-04-12T17-08-51-03-00/630_360_1552330404-524.jpg" xlink:type="simple" xlink:show="embed" xlink:actuate="onLoad" draw:mime-type="image/jpeg"/>
</draw:frame>
 Втимчасово окупованому Мелітополі російські загарбники з грудня минулого рокупроводять приховану мобілізацію. Днями вони заявили про створення ще одного«добровольчого батальйону».</text:p>
      <text:p text:style-name="P4">
Про це в <text:a xlink:type="simple" xlink:href="http://t.me/ivan_fedorov_melitopol/1708" text:style-name="Internet_20_link" text:visited-style-name="Visited_20_Internet_20_Link">
 </text:a>
 національноготелемарафону «Єдині новини» сказав міський голова Мелітополя Іван Федоров,передає Укрінформ.</text:p>
      <text:p text:style-name="P4">
«Прихована мобілізація в <text:a xlink:type="simple" xlink:href="https://www.ukrinform.ua/tag-melitopol" text:style-name="Internet_20_link" text:visited-style-name="Visited_20_Internet_20_Link">
 </text:a>
 йде згрудня. Окупанти створили свій військкомат і всіх чоловіків змушують приходитиі ставати на облік до цього військкомату. Ми розуміємо, що слідом за цим будемобілізація. Вони поки що масово її не розпочали, бо розуміють, що люди небудуть воювати проти своїх», - каже він.</text:p>
      <text:p text:style-name="P4">
<text:span text:style-name="T5">
Відео: телемарафон «Єдині новини»</text:span>
</text:p>
      <text:p text:style-name="P4">
Також Федоров додав, що вчора розпочалось формування ще одного так званогодобровольчого батальйону – «козачий добровольчий батальйон». Так званий«керівник» окупаційної поліції жидков почав його формувати.</text:p>
      <text:p text:style-name="P4">
<text:span text:style-name="T4">
Читайте також:</text:span>
 <text:a xlink:type="simple" xlink:href="https://www.ukrinform.ua/rubric-ato/3694743-rosiani-v-ocikuvanni-nastupu-zsu-na-melitopol-pobuduvali-tri-linii-oboroni-rozvidka-britanii.html" text:style-name="Internet_20_link" text:visited-style-name="Visited_20_Internet_20_Link">
 <text:span text:style-name="T4">
Мелітополь</text:span>
 </text:a>
</text:p>
      <text:p text:style-name="P4">
Як повідомлялося, раніше колабораціоніст балицький зібрав «батальйонсудоплатова», який знімає «героїчні» відео в глибокому тилу.</text:p>
      <text:p text:style-name="P4">
<text:span text:style-name="T5">
Фото: ria-m.tv</text:span>
</text:p>
      <text:p text:style-name="P4">
Source: <text:a xlink:type="simple" xlink:href="https://www.ukrinform.ua/rubric-ato/3694991-u-melitopoli-zagarbniki-stvoruut-dobrovolci-bataljoni.html" text:style-name="Internet_20_link" text:visited-style-name="Visited_20_Internet_20_Link">
https://www.ukrinform.ua/rubric-ato/3694991-u-melitopoli-zagarbniki-stvoruut-dobrovolci-bataljoni.html</text:a>
</text:p>
      <!--NEWS-->
      <text:h text:style-name="P10" text:outline-level="1">
<text:span text:style-name="T4">
Півзахисник «Шахтаря» Криськів отримав травму</text:span>
</text:h>
      <text:p text:style-name="P4">
Authors: Ukrinform (Person)</text:p>
      <text:p text:style-name="P4">
Publisher: Укринформ (Organization)</text:p>
      <text:p text:style-name="P4">
Published Time: 2023-04-12T17:09:16+03:00</text:p>
      <text:p text:style-name="P4">
Modified Time: 2023-04-12T17:09:16+03:00</text:p>
      <text:p text:style-name="P4">
Description: Півзахисник «Шахтаря» Дмитро Криськів отримав травму в 1-му таймі матчу чемпіонату України проти «Львова». — Укрінформ.</text:p>
      <text:p text:style-name="P4">
Images: ["<text:a xlink:type="simple" xlink:href="https://static.ukrinform.com/photos/2023_04/thumb_files/630_360_1681308450-641.jpeg" text:style-name="Internet_20_link" text:visited-style-name="Visited_20_Internet_20_Link">
630_360_16813...</text:a>
"]</text:p>
      <text:p text:style-name="P4">
Tags: ['Футбол', 'Шахтар']</text:p>
      <text:p text:style-name="P4">
Type: Article</text:p>
      <!--METADATA-->
      <text:p text:style-name="P4">
<draw:frame draw:style-name="fr1" draw:name="Image141" text:anchor-type="as-char" svg:width="6.9236in" svg:height="3.956343in" draw:z-index="0">
<draw:image xlink:href="../Images/yкринформ/2023-04-12T17-09-16-03-00/630_360_1681308450-641.jpeg" xlink:type="simple" xlink:show="embed" xlink:actuate="onLoad" draw:mime-type="image/jpeg"/>
</draw:frame>
Півзахисник «Шахтаря» Дмитро Криськів отримав травму в 1-му таймі матчучемпіонату України проти «Львова».</text:p>
      <text:p text:style-name="P4">
Як передає Укрінформ, «Шахтар» переміг «Львів» з рахунком 2:1.</text:p>
      <text:p text:style-name="P4">
В одному з епізодів футболіст невдало підвернув гомілкостоп у боротьбі за м'ячз Максимом Грисьо. Замість нього на полі з'явився Олег Очеретько.</text:p>
      <text:p text:style-name="P4">
<text:span text:style-name="T4">
Читайте також:</text:span>
 <text:a xlink:type="simple" xlink:href="https://www.ukrinform.ua/rubric-sports/3694948-sahtar-virvav-peremogu-u-lvova-u-matci-premerligi.html" text:style-name="Internet_20_link" text:visited-style-name="Visited_20_Internet_20_Link">
 <text:span text:style-name="T4">
Шахтар</text:span>
 </text:a>
</text:p>
      <text:p text:style-name="P4">
Як повідомлялося, «гірники» очолюють УПЛ, маючи в активі 49 очок після 20матчів.</text:p>
      <text:p text:style-name="P4">
Фото: shakhtar.com</text:p>
      <text:p text:style-name="P4">
Source: <text:a xlink:type="simple" xlink:href="https://www.ukrinform.ua/rubric-sports/3694992-pivzahisnik-sahtara-kriskiv-otrimav-travmu.html" text:style-name="Internet_20_link" text:visited-style-name="Visited_20_Internet_20_Link">
https://www.ukrinform.ua/rubric-sports/3694992-pivzahisnik-sahtara-kriskiv-otrimav-travmu.html</text:a>
</text:p>
      <!--NEWS-->
      <text:h text:style-name="P10" text:outline-level="1">
<text:span text:style-name="T4">
У Посольстві в Чехії відбулася зустріч з представниками української діаспори</text:span>
</text:h>
      <text:p text:style-name="P4">
Authors: Ukrinform (Person)</text:p>
      <text:p text:style-name="P4">
Publisher: Укринформ (Organization)</text:p>
      <text:p text:style-name="P4">
Published Time: 2023-04-12T17:11:00+03:00</text:p>
      <text:p text:style-name="P4">
Modified Time: 2023-04-12T17:11:00+03:00</text:p>
      <text:p text:style-name="P4">
Description: Тимчасовий повірений України в Чехії Віталій Усатий і перший секретар Посольства Остап Лук'янчук 11 квітня провели зустріч з Президентом Європейського конгресу українців Богданом Райчинцем і керівником ГО «Українські профспілки» Тарасом Костюком. — Укрінформ.</text:p>
      <text:p text:style-name="P4">
Images: ["<text:a xlink:type="simple" xlink:href="https://static.ukrinform.com/photos/2023_04/thumb_files/630_360_1681308659-220.jpg" text:style-name="Internet_20_link" text:visited-style-name="Visited_20_Internet_20_Link">
630_360_16813...</text:a>
"]</text:p>
      <text:p text:style-name="P4">
Tags: ['Чехія', 'Діаспора', 'Посольство']</text:p>
      <text:p text:style-name="P4">
Type: Article</text:p>
      <!--METADATA-->
      <text:p text:style-name="P4">
<draw:frame draw:style-name="fr1" draw:name="Image142" text:anchor-type="as-char" svg:width="6.9236in" svg:height="3.956343in" draw:z-index="0">
<draw:image xlink:href="../Images/yкринформ/2023-04-12T17-11-00-03-00/630_360_1681308659-220.jpg" xlink:type="simple" xlink:show="embed" xlink:actuate="onLoad" draw:mime-type="image/jpeg"/>
</draw:frame>
 Тимчасовийповірений України в Чехії Віталій Усатий і перший секретар Посольства ОстапЛук'янчук 11 квітня провели зустріч з Президентом Європейського конгресуукраїнців Богданом Райчинцем і керівником ГО «Українські профспілки» ТарасомКостюком.</text:p>
      <text:p text:style-name="P4">
Як передає Укрінформ, про це у <text:a xlink:type="simple" xlink:href="https://www.facebook.com/UkraineEmbassyinCzechia/posts/pfbid0en76q72Bb2bLzqcHRtBLggxWVtURPnF2Z8vyKP1Nfnc9ExE3yzrvb1hGkPdTxN5jl" text:style-name="Internet_20_link" text:visited-style-name="Visited_20_Internet_20_Link">
</text:a>
повідомило Посольство України в Чехії.</text:p>
      <text:p text:style-name="P4">
Під час зустрічі сторони обговорили питання подальшого розвитку співпраці тареалізації спільних проєктів у сфері задоволення культурно-освітніх правукраїнської національної меншини.</text:p>
      <text:p text:style-name="P4">
<text:span text:style-name="T4">
Читайте також:</text:span>
 <text:a xlink:type="simple" xlink:href="https://www.ukrinform.ua/rubric-society/3691340-timcasovij-zahist-u-cehii-vid-pocatku-vijni-otrimali-ponad-485-tisac-ukrainciv.html" text:style-name="Internet_20_link" text:visited-style-name="Visited_20_Internet_20_Link">
 <text:span text:style-name="T4">
Тимчасовий</text:span>
 <text:span text:style-name="T4">
захист</text:span>
 <text:span text:style-name="T4">
Чехії</text:span>
 <text:span text:style-name="T4">
від</text:span>
 <text:span text:style-name="T4">
початку</text:span>
<text:span text:style-name="T4">
війни</text:span>
 <text:span text:style-name="T4">
отримали</text:span>
 <text:span text:style-name="T4">
понад</text:span>
 <text:span text:style-name="T4">
485</text:span>
 <text:span text:style-name="T4">
тисяч</text:span>
 <text:span text:style-name="T4">
українців</text:span>
</text:a>
</text:p>
      <text:p text:style-name="P4">
Тимчасовий повірений подякував Європейському конгресу українців та ГО«Українські профспілки» в Чехії за активну діяльність щодо підтримки тапрактичної допомоги представникам української національної меншини та допомогуУкраїні у гуманітарній сфері.</text:p>
      <text:p text:style-name="P4">
Учасники зустрічі домовилися про організацію наступного засіданняКоординаційної ради керівників українських громадських організацій Чехії.</text:p>
      <text:p text:style-name="P4">
Нагадаємо, у Будинку національних меншин у Празі 26 березня понад 50представників українських організацій у Чехії <text:a xlink:type="simple" xlink:href="https://www.ukrinform.ua/rubric-diaspora/3688017-u-prazi-vidbulasa-zustric-ukrainskih-organizacij-cehii.html" text:style-name="Internet_20_link" text:visited-style-name="Visited_20_Internet_20_Link">
</text:a>
 , щоб обговорити нагальні питання таскоординувати свої дії у подальшому протистоянні російській збройній агресії.</text:p>
      <text:p text:style-name="P4">
<text:span text:style-name="T5">
Фото: Embassy of Ukraine in Prague / Фейсбук</text:span>
</text:p>
      <text:p text:style-name="P4">
Source: <text:a xlink:type="simple" xlink:href="https://www.ukrinform.ua/rubric-diaspora/3694993-u-posolstvi-v-cehii-vidbulasa-zustric-z-predstavnikami-ukrainskoi-diaspori.html" text:style-name="Internet_20_link" text:visited-style-name="Visited_20_Internet_20_Link">
https://www.ukrinform.ua/rubric-diaspora/3694993-u-posolstvi-v-cehii-vidbulasa-zustric-z-predstavnikami-ukrainskoi-diaspori.html</text:a>
</text:p>
      <!--NEWS-->
      <text:h text:style-name="P10" text:outline-level="1">
<text:span text:style-name="T4">
Агент фсб проведе за ґратами 15 років - коригував удари по цивільних об'єктах Миколаєва</text:span>
</text:h>
      <text:p text:style-name="P4">
Authors: Ukrinform (Person)</text:p>
      <text:p text:style-name="P4">
Publisher: Укринформ (Organization)</text:p>
      <text:p text:style-name="P4">
Published Time: 2023-04-12T17:16:48+03:00</text:p>
      <text:p text:style-name="P4">
Modified Time: 2023-04-12T17:16:48+03:00</text:p>
      <text:p text:style-name="P4">
Description: Суд призначив покарання у вигляді 15 років позбавлення волі з конфіскацією майна російському агенту, який коригував ракетно-артилерійські удари загарбників по Миколаєву. — Укрінформ.</text:p>
      <text:p text:style-name="P4">
Images: ["<text:a xlink:type="simple" xlink:href="https://static.ukrinform.com/photos/2022_10/thumb_files/630_360_1665661130-141.jpg" text:style-name="Internet_20_link" text:visited-style-name="Visited_20_Internet_20_Link">
630_360_16656...</text:a>
", "<text:a xlink:type="simple" xlink:href="https://static.ukrinform.com/photos/2023_04/1681308701-496.jpeg" text:style-name="Internet_20_link" text:visited-style-name="Visited_20_Internet_20_Link">
1681308701-49...</text:a>
", "<text:a xlink:type="simple" xlink:href="https://static.ukrinform.com/photos/2023_04/1681308741-392.jpeg" text:style-name="Internet_20_link" text:visited-style-name="Visited_20_Internet_20_Link">
1681308741-39...</text:a>
", "<text:a xlink:type="simple" xlink:href="https://static.ukrinform.com/photos/2023_04/1681308747-450.jpeg" text:style-name="Internet_20_link" text:visited-style-name="Visited_20_Internet_20_Link">
1681308747-45...</text:a>
", "<text:a xlink:type="simple" xlink:href="https://static.ukrinform.com/photos/2023_04/1681308752-743.jpeg" text:style-name="Internet_20_link" text:visited-style-name="Visited_20_Internet_20_Link">
1681308752-74...</text:a>
"]</text:p>
      <text:p text:style-name="P4">
Tags: ['Миколаїв', 'Держзрада', 'Вирок', 'Війна з росією', 'Ракетний удар']</text:p>
      <text:p text:style-name="P4">
Type: Article</text:p>
      <!--METADATA-->
      <text:p text:style-name="P4">
<draw:frame draw:style-name="fr1" draw:name="Image143" text:anchor-type="as-char" svg:width="6.9236in" svg:height="3.956343in" draw:z-index="0">
<draw:image xlink:href="../Images/yкринформ/2023-04-12T17-16-48-03-00/630_360_1665661130-141.jpg" xlink:type="simple" xlink:show="embed" xlink:actuate="onLoad" draw:mime-type="image/jpeg"/>
</draw:frame>
 Судпризначив покарання у вигляді 15 років позбавлення волі з конфіскацією майнаросійському агенту, який коригував ракетно-артилерійські удари загарбників поМиколаєву.</text:p>
      <text:p text:style-name="P4">
Як передає Укрінформ, про це повідомив <text:a xlink:type="simple" xlink:href="https://www.gp.gov.ua/ua/posts/do-15-rokiv-za-gratami-zasudzeno-meskancya-mikolajeva-za-derzzradu" text:style-name="Internet_20_link" text:visited-style-name="Visited_20_Internet_20_Link">
</text:a>
 .</text:p>
      <text:p text:style-name="P4">
Прокурори довели, що житель <text:a xlink:type="simple" xlink:href="https://www.ukrinform.ua/tag-mikolaiv" text:style-name="Internet_20_link" text:visited-style-name="Visited_20_Internet_20_Link">
 </text:a>
добровільно сприяв російській федерації у проведенні підривної діяльностіпроти України.</text:p>
      <text:p text:style-name="P4">
Так, у травні 2022 року засуджений надіслав повідомлення адміністраторуствореного представниками російських спецслужб телеграм-каналу. У ньомузловмисник заявив про свої наміри співпрацювати із загарбниками на шкодуосновам національної безпеки України, на що отримав згоду.</text:p>
      <text:p text:style-name="P4">
<draw:frame draw:style-name="fr1" draw:name="Image144" text:anchor-type="as-char" svg:width="6.66875in" svg:height="10.0in" draw:z-index="0">
<draw:image xlink:href="../Images/yкринформ/2023-04-12T17-16-48-03-00/1681308701-496.jpeg" xlink:type="simple" xlink:show="embed" xlink:actuate="onLoad" draw:mime-type="image/jpeg"/>
</draw:frame>
</text:p>
      <text:p text:style-name="P4">
Чоловік почав отримувати завдання щодо передачі представникам рф наявної внього інформації про переміщення й розташування позицій Збройних сил України вМиколаєві та області.</text:p>
      <text:p text:style-name="P4">
Доведено, що протягом травня-липня 2022 року засуджений надіслав щонайменшедев'ять повідомлень про місцезнаходження в Миколаєві підрозділів і техніки ЗСУз можливістю їх ідентифікації на місцевості. У подальшому ворог використовувавцю інформацію для здійснення ракетно-артилерійських ударів.</text:p>
      <text:p text:style-name="P4">
<text:span text:style-name="T4">
Читайте також:</text:span>
 <text:a xlink:type="simple" xlink:href="https://www.ukrinform.ua/rubric-regions/3688266-koriguvalnik-vorozogo-vognu-po-aeroportu-krivogo-rogu-provede-za-gratami-15-rokiv.html" text:style-name="Internet_20_link" text:visited-style-name="Visited_20_Internet_20_Link">
 <text:span text:style-name="T4">
Коригувальник</text:span>
 </text:a>
</text:p>
      <text:p text:style-name="P4">
Також він поширював матеріали, у яких виправдовував і визнавав правомірноюросійську збройну агресію проти України. Ідеться про відеозвернення доукраїнців від імені представників рф, у яких автори представляють свої дії натериторії України "необходимой мерой при осуществлении специальной военнойоперации".</text:p>
      <text:p text:style-name="P4">
Як додали в <text:a xlink:type="simple" xlink:href="https://ssu.gov.ua/novyny/zavdiaky-sbu-15-rokiv-za-gratamy-provede-ahent-fsb-yakyi-skoryhuvav-10-vorozhykh-udariv-po-tsyvilnykh-obiektakh-mykolaieva" text:style-name="Internet_20_link" text:visited-style-name="Visited_20_Internet_20_Link">
 </text:a>
 , агент фсб причетний до серії російських повітрянихатак на Миколаїв. Саме за його "наводкою" 26 – 30 червня 2022 року загарбникиздійснили прицільні ракетні удари по десяти міських об’єктах, серед яких –будівлі цивільної інфраструктури.</text:p>
      <text:p text:style-name="P4">
Для виконання завдань російської спецслужби зловмисник об’їжджав місто таприховано фотографував українські об’єкти. Отримані файли надсилав кадровомуспівробітнику фсб через анонімний чат у месенджері.</text:p>
      <text:p text:style-name="P4">
<draw:frame draw:style-name="fr1" draw:name="Image145" text:anchor-type="as-char" svg:width="6.66875in" svg:height="10.0in" draw:z-index="0">
<draw:image xlink:href="../Images/yкринформ/2023-04-12T17-16-48-03-00/1681308741-392.jpeg" xlink:type="simple" xlink:show="embed" xlink:actuate="onLoad" draw:mime-type="image/jpeg"/>
</draw:frame>
<draw:frame draw:style-name="fr1" draw:name="Image146" text:anchor-type="as-char" svg:width="6.66875in" svg:height="10.0in" draw:z-index="0">
<draw:image xlink:href="../Images/yкринформ/2023-04-12T17-16-48-03-00/1681308747-450.jpeg" xlink:type="simple" xlink:show="embed" xlink:actuate="onLoad" draw:mime-type="image/jpeg"/>
</draw:frame>
<draw:frame draw:style-name="fr1" draw:name="Image147" text:anchor-type="as-char" svg:width="6.66875in" svg:height="10.0in" draw:z-index="0">
<draw:image xlink:href="../Images/yкринформ/2023-04-12T17-16-48-03-00/1681308752-743.jpeg" xlink:type="simple" xlink:show="embed" xlink:actuate="onLoad" draw:mime-type="image/jpeg"/>
</draw:frame>
</text:p>
      <text:p text:style-name="P4">
Під час обшуку в засудженого вилучили стрілецьку вогнепальну зброю – автоматКалашникова й 270 набоїв до нього.</text:p>
      <text:p text:style-name="P4">
Чоловік визнаний винним у державній зраді, виправдуванні російської збройноїагресії й незаконному поводженні зі зброєю (ч. 2 ст. 111, ч. 2, 3 ст. 436-2,ч. 1 ст. 263 Кримінального кодексу України).</text:p>
      <text:p text:style-name="P4">
Станом на цей час фігурант перебуває під вартою. Вирок стосовно нього набудезаконної сили після закінчення терміну, передбаченого для апеляційногооскарження.</text:p>
      <text:p text:style-name="P4">
<text:span text:style-name="T4">
Читайте також:</text:span>
 <text:a xlink:type="simple" xlink:href="https://www.ukrinform.ua/rubric-regions/3693223-koriguvav-vogon-po-zakladah-osviti-zitelu-mikolaeva-dali-visim-rokiv-za-gratami.html" text:style-name="Internet_20_link" text:visited-style-name="Visited_20_Internet_20_Link">
 </text:a>
</text:p>
      <text:p text:style-name="P4">
Як повідомляв Укрінформ, у березні <text:a xlink:type="simple" xlink:href="https://www.ukrinform.ua/rubric-society/3682470-planuvav-ubivstvo-reznikova-ta-budanova-sud-dav-12-rokiv-turmi-kileru-specsluzb-rf.html" text:style-name="Internet_20_link" text:visited-style-name="Visited_20_Internet_20_Link">
 </text:a>
 з конфіскацією майна засудили організатораросійської диверсійно-розвідувальної групи, який планував убивство міністраоборони України Олексія Резнікова та начальника Головного управління розвідкиМіноборони Кирила Буданова.</text:p>
      <text:p text:style-name="P4">
<text:span text:style-name="T5">
Фото: ДСНС, СБУ</text:span>
</text:p>
      <text:p text:style-name="P4">
Source: <text:a xlink:type="simple" xlink:href="https://www.ukrinform.ua/rubric-regions/3694997-agent-fsb-provede-za-gratami-15-rokiv-koriguvav-udari-po-civilnih-obektah-mikolaeva.html" text:style-name="Internet_20_link" text:visited-style-name="Visited_20_Internet_20_Link">
https://www.ukrinform.ua/rubric-regions/3694997-agent-fsb-provede-za-gratami-15-rokiv-koriguvav-udari-po-civilnih-obektah-mikolaeva.html</text:a>
</text:p>
      <!--NEWS-->
      <text:h text:style-name="P10" text:outline-level="1">
<text:span text:style-name="T4">
Україна та Італія разом просуватимуть бренд «Зроблено в Україні» на ринок ЄС</text:span>
</text:h>
      <text:p text:style-name="P4">
Authors: Ukrinform (Person)</text:p>
      <text:p text:style-name="P4">
Publisher: Укринформ (Organization)</text:p>
      <text:p text:style-name="P4">
Published Time: 2023-04-12T17:21:14+03:00</text:p>
      <text:p text:style-name="P4">
Modified Time: 2023-04-12T17:21:14+03:00</text:p>
      <text:p text:style-name="P4">
Description: Україна та Італія разом будуть просувати на європейському ринку національний бренд «Зроблено в Україні». — Укрінформ.</text:p>
      <text:p text:style-name="P4">
Images: ["<text:a xlink:type="simple" xlink:href="https://static.ukrinform.com/photos/2023_04/thumb_files/630_360_1681309182-542.jpg" text:style-name="Internet_20_link" text:visited-style-name="Visited_20_Internet_20_Link">
630_360_16813...</text:a>
"]</text:p>
      <text:p text:style-name="P4">
Tags: ['Економіка', 'Італія', 'Україна']</text:p>
      <text:p text:style-name="P4">
Type: Article</text:p>
      <!--METADATA-->
      <text:p text:style-name="P4">
<draw:frame draw:style-name="fr1" draw:name="Image148" text:anchor-type="as-char" svg:width="6.9236in" svg:height="3.956343in" draw:z-index="0">
<draw:image xlink:href="../Images/yкринформ/2023-04-12T17-21-14-03-00/630_360_1681309182-542.jpg" xlink:type="simple" xlink:show="embed" xlink:actuate="onLoad" draw:mime-type="image/jpeg"/>
</draw:frame>
 Україна таІталія разом будуть просувати на європейському ринку національний бренд«Зроблено в Україні».</text:p>
      <text:p text:style-name="P4">
Як передає Укрінформ, про це під час відеоконференції домовились першийвіцепрем'єр-міністр України – міністр економіки України Юлія Свириденко зміністром підприємств та виробництва Італійської Республіки Адольфо Урсо,повідомляє <text:a xlink:type="simple" xlink:href="http://www.me.gov.ua/News/Detail" text:style-name="Internet_20_link" text:visited-style-name="Visited_20_Internet_20_Link">
 </text:a>
</text:p>
      <text:p text:style-name="P4">
"Україна та <text:a xlink:type="simple" xlink:href="https://www.ukrinform.ua/tag-italia" text:style-name="Internet_20_link" text:visited-style-name="Visited_20_Internet_20_Link">
 </text:a>
 дійшли попередньої згодищодо створення й просування на європейському ринку національного бренду«Зроблено в Україні» за підтримки італійських представників малого йсереднього бізнесу", - йдеться в повідомленні.</text:p>
      <text:p text:style-name="P4">
Під час перемовин сторони сфокусували увагу на підтримці українськихвиробників та експортерів. Також вони обговорили можливості розвитку співпрацідвох країн у галузі легкої промисловості завдяки ширшому залученню профільнихукраїнських та італійських промислових асоціацій.</text:p>
      <text:p text:style-name="P4">
«Українська легка промисловість розвивається навіть під час війни й виходитьна новий рівень. І ми бачимо величезні можливості для розвитку співпраці міжукраїнськими та італійськими представниками індустрії моди», – сказалаСвириденко.</text:p>
      <text:p text:style-name="P4">
На думку Адольфо Урсо, таке співробітництво буде мати шанси на успіх. Адженизку типових товарів українського виробництва можна ототожнити з національнимбрендом України, що сприятиме їх просуванню на європейському ринку, середіншого, завдяки солідарності країн ЄС з Україною.</text:p>
      <text:p text:style-name="P4">
Також під час розмови сторони обговорили проведення українсько-італійськоїконференції з відбудови України, яка відбудеться в Римі 26 квітня цього року.Ця подія має стати розширенням політичної, військової, фінансової тагуманітарної підтримки, яку Італія надає Україні з початку вторгнення.</text:p>
      <text:p text:style-name="P4">
<text:span text:style-name="T4">
Читайте також:</text:span>
 <text:a xlink:type="simple" xlink:href="https://www.ukrinform.ua/rubric-economy/3691547-urad-pracue-nad-variantami-strahuvanna-voennih-rizikiv-sviridenko.html" text:style-name="Internet_20_link" text:visited-style-name="Visited_20_Internet_20_Link">
 <text:span text:style-name="T4">
Свириденко</text:span>
 </text:a>
</text:p>
      <text:p text:style-name="P4">
Як повідомлялось, з початку повномасштабного військового вторгнення російськоїфедерації в Україну Італія надає Україні військово-технічну, фінансову тагуманітарну допомогу. На сьогодні здійснено передачу п’яти пакетів військово-технічної допомоги: 544 ПТРК, 25 ПЗРК, 15 гаубиць, 177 мінометів,артилерійські снаряди, 3028 од. стрілецької зброї, 4722 бронежилети, 1440шоломів, 300 рацій, 20400 сухпайків, боєприпаси, бронетранспортери,бронеавтомобілі, зимова форма, гусеничні всюдиходи, протирадіолокаційніракети, міношукачі. Уряд Італії надав Україні безпосередню фінансову допомогув розмірі 110 млн євро. Також 5 серпня 2022 р. укладено угоду про наданняУкраїні кредиту в сумі 200 млн євро з нульовою процентною ставкою терміном на15 років з урахуванням пільгового періоду відстрочення погашення кредитустроком 7,5 років. Через механізми міжнародних організацій Італією виділено 25млн євро.</text:p>
      <text:p text:style-name="P4">
Source: <text:a xlink:type="simple" xlink:href="https://www.ukrinform.ua/rubric-economy/3694999-ukraina-ta-italia-razom-prosuvatimut-brend-zrobleno-v-ukraini-na-rinok-es.html" text:style-name="Internet_20_link" text:visited-style-name="Visited_20_Internet_20_Link">
https://www.ukrinform.ua/rubric-economy/3694999-ukraina-ta-italia-razom-prosuvatimut-brend-zrobleno-v-ukraini-na-rinok-es.html</text:a>
</text:p>
      <!--NEWS-->
      <text:h text:style-name="P10" text:outline-level="1">
<text:span text:style-name="T4">
Чорноморська безпекова конференція завершила архітектуру Міжнародної Кримської платформи – МЗС</text:span>
</text:h>
      <text:p text:style-name="P4">
Authors: Ukrinform (Person)</text:p>
      <text:p text:style-name="P4">
Publisher: Укринформ (Organization)</text:p>
      <text:p text:style-name="P4">
Published Time: 2023-04-12T17:25:19+03:00</text:p>
      <text:p text:style-name="P4">
Modified Time: 2023-04-12T17:25:19+03:00</text:p>
      <text:p text:style-name="P4">
Description: Перша Чорноморська безпекова конференція Міжнародної Кримської Платформи, яка зібрала в Бухаресті представників понад 50 країн та організацій, демонструє, що у безпеці в Чорному та Азовському морях сьогодні зацікавлені не лише країни цього регіону, але й увесь світ. — Укрінформ.</text:p>
      <text:p text:style-name="P4">
Images: ["<text:a xlink:type="simple" xlink:href="https://static.ukrinform.com/photos/2023_02/thumb_files/630_360_1675274677-613.jpg" text:style-name="Internet_20_link" text:visited-style-name="Visited_20_Internet_20_Link">
630_360_16752...</text:a>
"]</text:p>
      <text:p text:style-name="P4">
Tags: ['Джапарова', 'Кримська платформа', 'Чорноморська безпекова конференція']</text:p>
      <text:p text:style-name="P4">
Type: Article</text:p>
      <!--METADATA-->
      <text:p text:style-name="P4">
<draw:frame draw:style-name="fr1" draw:name="Image149" text:anchor-type="as-char" svg:width="6.9236in" svg:height="3.956343in" draw:z-index="0">
<draw:image xlink:href="../Images/yкринформ/2023-04-12T17-25-19-03-00/630_360_1675274677-613.jpg" xlink:type="simple" xlink:show="embed" xlink:actuate="onLoad" draw:mime-type="image/jpeg"/>
</draw:frame>
 ПершаЧорноморська безпекова конференція Міжнародної Кримської Платформи, яказібрала в Бухаресті представників понад 50 країн та організацій, демонструє,що у безпеці в Чорному та Азовському морях сьогодні зацікавлені не лише країницього регіону, але й увесь світ.</text:p>
      <text:p text:style-name="P4">
Про це у коментарі Укрінформу заявила перша заступниця міністра закордоннихсправ Еміне Джапарова.</text:p>
      <text:p text:style-name="P4">
Вона зазначила, що Чорноморська безпекова конференція стала фактичнозавершенням архітектури Міжнародної Кримської Платформи.</text:p>
      <text:p text:style-name="P4">
«Цей захід об’єднав велику кількість наших партнерів, які прибули доБухареста: Ми раді вітати представників понад 50 країн та організацій, якіберуть участь у конференції. У безпеці в Чорному та Азовському морях сьогоднізацікавлені не лише країни цього регіону, але й увесь світ. Адже це запорукаглобальної продовольчої безпеки, свободи навігації та відновлення глобальноїбезпекової архітектури загалом», - акцентувала <text:a xlink:type="simple" xlink:href="https://www.ukrinform.ua/tag-dzaparova" text:style-name="Internet_20_link" text:visited-style-name="Visited_20_Internet_20_Link">
</text:a>
 .</text:p>
      <text:p text:style-name="P4">
Вона подякувала Румунії за співорганізацію цього заходу та чітке розуміннявикликів, які стоять перед нами.</text:p>
      <text:p text:style-name="P4">
Перша заступниця глави МЗС поінформувала, що сьогодні в Бухаресті триваєекспертний день конференції, на якому українські та міжнародні експертипрезентують документ «Бачення мирного, безпечного та процвітаючогоЧорноморського регіону». У ньому запропоновано стратегічну візію майбутньогорегіону та комплексні заходи з відновлення чорноморської безпеки.</text:p>
      <text:p text:style-name="P4">
<text:span text:style-name="T4">
Читайте також:</text:span>
 <text:a xlink:type="simple" xlink:href="https://www.ukrinform.ua/rubric-crimea/3675516-mi-nikoli-ne-viznaemo-aneksiu-krimu-ta-insih-teritorij-ukraini-ucasniki-krimskoi-platformi.html" text:style-name="Internet_20_link" text:visited-style-name="Visited_20_Internet_20_Link">
 </text:a>
</text:p>
      <text:p text:style-name="P4">
Завтра, в основний день Чорноморської безпекової конференції, відбудутьсяпанельні дискусії та низка важливих двосторонніх та тристоронніх зустрічей,зокрема, зустріч у форматі трикутника “Україна-Румунія-Молдова”, повідомилаДжапарова.</text:p>
      <text:p text:style-name="P4">
Як повідомлялося, 12-13 квітня у Бухаресті пройде Перша Чорноморська безпековаконференція Міжнародної Кримської платформи. Організаторами конференції єМіністерство закордонних справ України, Міністерство оборони України,Міністерство закордонних справ Румунії, Міністерство національної оборониРумунії, у партнерстві з Центром оборонних стратегій (Україна).</text:p>
      <text:p text:style-name="P4">
Перший парламентський саміт міжнародної Кримської платформи відбувся у столиціХорватії Загребі у жовтні минулого року.</text:p>
      <text:p text:style-name="P4">
Source: <text:a xlink:type="simple" xlink:href="https://www.ukrinform.ua/rubric-crimea/3695002-cornomorska-bezpekova-konferencia-zaversila-arhitekturu-miznarodnoi-krimskoi-platformi-mzs.html" text:style-name="Internet_20_link" text:visited-style-name="Visited_20_Internet_20_Link">
https://www.ukrinform.ua/rubric-crimea/3695002-cornomorska-bezpekova-konferencia-zaversila-arhitekturu-miznarodnoi-krimskoi-platformi-mzs.html</text:a>
</text:p>
      <!--NEWS-->
      <text:h text:style-name="P10" text:outline-level="1">
<text:span text:style-name="T4">
Внаслідок авіаударів у М'янмі загинули близько 100 осіб</text:span>
</text:h>
      <text:p text:style-name="P4">
Authors: Ukrinform (Person)</text:p>
      <text:p text:style-name="P4">
Publisher: Укринформ (Organization)</text:p>
      <text:p text:style-name="P4">
Published Time: 2023-04-12T17:28:00+03:00</text:p>
      <text:p text:style-name="P4">
Modified Time: 2023-04-12T17:28:00+03:00</text:p>
      <text:p text:style-name="P4">
Description: Унаслідок авіаударів військових М'янми у вівторок загинули близько 100 людей, зокрема багато дітей, які були присутні на церемонії, організованій противниками військового правління. — Укрінформ.</text:p>
      <text:p text:style-name="P4">
Images: ["<text:a xlink:type="simple" xlink:href="https://static.ukrinform.com/photos/2022_10/thumb_files/630_360_1667124180-530.jpg" text:style-name="Internet_20_link" text:visited-style-name="Visited_20_Internet_20_Link">
630_360_16671...</text:a>
"]</text:p>
      <text:p text:style-name="P4">
Tags: ['Мʼянма', 'Обстріл', 'Загибель']</text:p>
      <text:p text:style-name="P4">
Type: Article</text:p>
      <!--METADATA-->
      <text:p text:style-name="P4">
<draw:frame draw:style-name="fr1" draw:name="Image150" text:anchor-type="as-char" svg:width="6.9236in" svg:height="3.956343in" draw:z-index="0">
<draw:image xlink:href="../Images/yкринформ/2023-04-12T17-28-00-03-00/630_360_1667124180-530.jpg" xlink:type="simple" xlink:show="embed" xlink:actuate="onLoad" draw:mime-type="image/jpeg"/>
</draw:frame>
 Унаслідокавіаударів військових М'янми у вівторок загинули близько 100 людей, зокремабагато дітей, які були присутні на церемонії, організованій противникамивійськового правління.</text:p>
      <text:p text:style-name="P4">
Як передає Укрінформ, про це повідомляє <text:a xlink:type="simple" xlink:href="https://apnews.com/article/airstrikes-military-myanmar-village-918fd636bb81153928ab7481e06423e5" text:style-name="Internet_20_link" text:visited-style-name="Visited_20_Internet_20_Link">
</text:a>
 з посиланням на місцеві джерела.</text:p>
      <text:p text:style-name="P4">
Свідок розповів Associated Press, що винищувач скинув бомби прямо на людей,які збиралися о 8 годині ранку на відкриття місцевого офісу опозиційного рухув містечку Канбалу, що в регіоні Сагаінг. Цей район знаходиться приблизно за110 кілометрів на північ від міста Мандалай - другого за величиною містакраїни.</text:p>
      <text:p text:style-name="P4">
Приблизно через пів години з'явився гелікоптер, що <text:a xlink:type="simple" xlink:href="https://www.ukrinform.ua/tag-obstril" text:style-name="Internet_20_link" text:visited-style-name="Visited_20_Internet_20_Link">
</text:a>
 це місце, сказав свідок, який побажавзалишитися невідомим.</text:p>
      <text:p text:style-name="P4">
Згідно з початковими повідомленнями кількість загиблих становила близько 50осіб, але пізніше, за даними незалежних ЗМІ, їх кількість збільшиласяприблизно до 100 осіб.</text:p>
      <text:p text:style-name="P4">
Військова хунта М'янми усе частіше використовує авіаудари, щоб протистоятиширокомасштабній збройній боротьбі проти свого правління, яке почалося улютому 2021 року, коли військові перебрали владу від обраного уряду Аун Сан СуЧжі. За різними оцінками, відтоді сили безпеки вбили понад 3 000 цивільнихосіб.</text:p>
      <text:p text:style-name="P4">
<text:span text:style-name="T4">
Читайте також:</text:span>
 <text:a xlink:type="simple" xlink:href="https://www.ukrinform.ua/rubric-ato/3683258-rosia-vede-peremovini-pro-postacanna-boepripasiv-z-manmou-krainami-afriki-i-blizkogo-shodu-gur.html" text:style-name="Internet_20_link" text:visited-style-name="Visited_20_Internet_20_Link">
 <text:span text:style-name="T4">
янмою</text:span>
 </text:a>
</text:p>
      <text:p text:style-name="P4">
Як повідомлялося, у лютому 2021 року військові М’янми повалили демократичнообраний уряд Аун Сан Су Чжі, проте зіткнулися з жорстким опором у значнихчастинах країни, де за активної підтримки місцевого населення розгорнувсяширокий партизанський фронт. У боях із групами опору військові М’янми широковикористовують авіацію і важке озброєння, через що, за різними даними, післяперевороту силовики вбили понад 1500 людей.</text:p>
      <text:p text:style-name="P4">
За даними Організації Об’єднаних Націй, яка звинуватила хунту у воєннихзлочинах і злочинах проти людяності, близько 1,2 мільйона людей були вимушенізмінити місця проживання всередині країни, а понад 70 тисяч виїхали за кордон.</text:p>
      <text:p text:style-name="P4">
Source: <text:a xlink:type="simple" xlink:href="https://www.ukrinform.ua/rubric-world/3695003-vnaslidok-aviaudariv-u-manmi-zaginuli-blizko-100-osib.html" text:style-name="Internet_20_link" text:visited-style-name="Visited_20_Internet_20_Link">
https://www.ukrinform.ua/rubric-world/3695003-vnaslidok-aviaudariv-u-manmi-zaginuli-blizko-100-osib.html</text:a>
</text:p>
      <!--NEWS-->
      <text:h text:style-name="P10" text:outline-level="1">
<text:span text:style-name="T4">
Зеленський отримав орден Республіки Ічкерія «Честь Нації» та орден імені Джохара Дудаєва</text:span>
</text:h>
      <text:p text:style-name="P4">
Authors: Ukrinform (Person)</text:p>
      <text:p text:style-name="P4">
Publisher: Укринформ (Organization)</text:p>
      <text:p text:style-name="P4">
Published Time: 2023-04-12T17:32:00+03:00</text:p>
      <text:p text:style-name="P4">
Modified Time: 2023-04-12T17:32:00+03:00</text:p>
      <text:p text:style-name="P4">
Description: Президент Володимир Зеленський отримав від уряду Чеченської Республіки Ічкерія у вигнанні найвищі державні нагороди – орден «Честь Нації» (Qoman Sij) та орден імені Джохара Дудаєва. — Укрінформ.</text:p>
      <text:p text:style-name="P4">
Images: ["<text:a xlink:type="simple" xlink:href="https://static.ukrinform.com/photos/2023_04/thumb_files/630_360_1681309698-622.jpeg" text:style-name="Internet_20_link" text:visited-style-name="Visited_20_Internet_20_Link">
630_360_16813...</text:a>
", "<text:a xlink:type="simple" xlink:href="https://static.ukrinform.com/photos/2023_04/1681309692-532.jpeg" text:style-name="Internet_20_link" text:visited-style-name="Visited_20_Internet_20_Link">
1681309692-53...</text:a>
"]</text:p>
      <text:p text:style-name="P4">
Tags: ['Нагорода', 'Зеленський', 'Ічкерія']</text:p>
      <text:p text:style-name="P4">
Type: Article</text:p>
      <!--METADATA-->
      <text:p text:style-name="P4">
<draw:frame draw:style-name="fr1" draw:name="Image151" text:anchor-type="as-char" svg:width="6.9236in" svg:height="3.956343in" draw:z-index="0">
<draw:image xlink:href="../Images/yкринформ/2023-04-12T17-32-00-03-00/630_360_1681309698-622.jpeg" xlink:type="simple" xlink:show="embed" xlink:actuate="onLoad" draw:mime-type="image/jpeg"/>
</draw:frame>
 ПрезидентВолодимир Зеленський отримав від уряду Чеченської Республіки Ічкерія увигнанні найвищі державні нагороди – орден «Честь Нації» (Qoman Sij) та орденімені Джохара Дудаєва.</text:p>
      <text:p text:style-name="P4">
Як передає Укрінформ, про це повідомляється <text:a xlink:type="simple" xlink:href="http://www.president.gov.ua/news/prezident-ukrayini-otrimav-orden-chechenskoyi-respubliki-ich-82229" text:style-name="Internet_20_link" text:visited-style-name="Visited_20_Internet_20_Link">
</text:a>
</text:p>
      <text:p text:style-name="P4">
Зазначається, що Президента України відзначено за видатні заслуги йсамовіддані дії заради свободи та демократії в усьому світі та за особистізаслуги перед чеченським народом.</text:p>
      <text:p text:style-name="P4">
«Його політична твердість і вірність рідній країні зуміли згуртувати народУкраїни перед загрозою, що нависла, від вікового ворога в особі росії та їїкровожерливих монстрів, які захопили владу терористичними методами», – йдетьсяу постанові, підписаній головою уряду Чеченської Республіки Ічкерія у вигнанніАхмедом Закаєвим 27 листопада минулого року.</text:p>
      <text:p text:style-name="P4">
Нагороди главі держави особисто передав начальник Головного управліннярозвідки Міністерства оборони України Кирило Буданов.</text:p>
      <text:p text:style-name="P4">
<draw:frame draw:style-name="fr1" draw:name="Image152" text:anchor-type="as-char" svg:width="6.9236in" svg:height="4.617948in" draw:z-index="0">
<draw:image xlink:href="../Images/yкринформ/2023-04-12T17-32-00-03-00/1681309692-532.jpeg" xlink:type="simple" xlink:show="embed" xlink:actuate="onLoad" draw:mime-type="image/jpeg"/>
</draw:frame>
</text:p>
      <text:p text:style-name="P4">
<text:span text:style-name="T4">
Читайте також:</text:span>
 <text:a xlink:type="simple" xlink:href="https://www.ukrinform.ua/rubric-polytics/3691879-duda-nagorodiv-zelenskogo-najvisou-nagorodou-polsi.html" text:style-name="Internet_20_link" text:visited-style-name="Visited_20_Internet_20_Link">
 <text:span text:style-name="T4">
Дуда</text:span>
 <text:span text:style-name="T4">
нагородив</text:span>
 <text:span text:style-name="T4">
Зеленського</text:span>
 <text:span text:style-name="T4">
найвищою</text:span>
<text:span text:style-name="T4">
нагородою</text:span>
 <text:span text:style-name="T4">
Польщі</text:span>
 </text:a>
</text:p>
      <text:p text:style-name="P4">
Орден Джохара Дудаєва присуджують кавалерам ордена «Честь Нації». Такиморденом нині нагороджені чеченські політичні діячі Аслан Масхадов і ЗелімханЯндарбієв, а також литовський державний діяч Вітаутас Ландсбергіс.</text:p>
      <text:p text:style-name="P4">
<text:span text:style-name="T5">
Фото: ОП</text:span>
</text:p>
      <text:p text:style-name="P4">
Source: <text:a xlink:type="simple" xlink:href="https://www.ukrinform.ua/rubric-polytics/3695005-zelenskij-otrimav-orden-respubliki-ickeria-cest-nacii-ta-orden-imeni-dzohara-dudaeva.html" text:style-name="Internet_20_link" text:visited-style-name="Visited_20_Internet_20_Link">
https://www.ukrinform.ua/rubric-polytics/3695005-zelenskij-otrimav-orden-respubliki-ickeria-cest-nacii-ta-orden-imeni-dzohara-dudaeva.html</text:a>
</text:p>
      <!--NEWS-->
      <text:h text:style-name="P10" text:outline-level="1">
<text:span text:style-name="T4">
Глава Нацбанку — про переговори з МВФ: Міжнародні партнери рішуче налаштовані допомогти Україні</text:span>
</text:h>
      <text:p text:style-name="P4">
Authors: Ukrinform (Person)</text:p>
      <text:p text:style-name="P4">
Publisher: Укринформ (Organization)</text:p>
      <text:p text:style-name="P4">
Published Time: 2023-04-12T17:37:40+03:00</text:p>
      <text:p text:style-name="P4">
Modified Time: 2023-04-12T17:37:40+03:00</text:p>
      <text:p text:style-name="P4">
Description: Міжнародні партнери України рішуче налаштовані допомогти нам пройти період війни та повоєнного відновлення. — Укрінформ.</text:p>
      <text:p text:style-name="P4">
Images: ["<text:a xlink:type="simple" xlink:href="https://static.ukrinform.com/photos/2023_04/thumb_files/630_360_1681310154-152.jpg" text:style-name="Internet_20_link" text:visited-style-name="Visited_20_Internet_20_Link">
630_360_16813...</text:a>
"]</text:p>
      <text:p text:style-name="P4">
Tags: ['МВФ', 'Нацбанк', 'Андрій Пишний']</text:p>
      <text:p text:style-name="P4">
Type: Article</text:p>
      <!--METADATA-->
      <text:p text:style-name="P4">
<draw:frame draw:style-name="fr1" draw:name="Image153" text:anchor-type="as-char" svg:width="6.9236in" svg:height="3.956343in" draw:z-index="0">
<draw:image xlink:href="../Images/yкринформ/2023-04-12T17-37-40-03-00/630_360_1681310154-152.jpg" xlink:type="simple" xlink:show="embed" xlink:actuate="onLoad" draw:mime-type="image/jpeg"/>
</draw:frame>
 Міжнародніпартнери України рішуче налаштовані допомогти нам пройти період війни таповоєнного відновлення.</text:p>
      <text:p text:style-name="P4">
Про це голова Національного банку Андрій Пишний повідомив у <text:a xlink:type="simple" xlink:href="https://www.facebook.com/pyshnyy/posts/pfbid02jZwDDUAfvh1xRF1RbeZeTsbvWYTRqsvGLBk2TdsG1zfpDEABKkpp2BmRJ7D33jDGl" text:style-name="Internet_20_link" text:visited-style-name="Visited_20_Internet_20_Link">
</text:a>
, передає Укрінформ.</text:p>
      <text:p text:style-name="P4">
"Другий день працюємо з керівництвом та фахівцями Міжнародного валютногофонду. Дуже конструктивні та водночас емоційні зустрічі. Наші партнеринадзвичайно залучені в проблематику України та налаштовані допомогти нампройти складний період війни та повоєнного відновлення. Власне, підтвердженнямцьому є затвердження чотирирічної програми розширеного фінансування на суму15,6 млрд доларів", - написав Пишний.</text:p>
      <text:p text:style-name="P4">
Він повідомив, що у складі офіційної делегації України поспілкувалися з ГітоюГопінат, першим заступником директора-розпорядника <text:a xlink:type="simple" xlink:href="https://www.ukrinform.ua/tag-mvf" text:style-name="Internet_20_link" text:visited-style-name="Visited_20_Internet_20_Link">
</text:a>
 , та окремо з Альфредом Каммером,директором Європейського департаменту МВФ. Обговорили роботу НБУ з виконанняструктурних маяків, передбачених Меморандумом про економічну та фінансовуполітику, стан економіки, її параметри, які будуть відображені уже скоро воновленому макропрогнозі.</text:p>
      <text:p text:style-name="P4">
Очільник Нацбанку наголосив, що спостерігається тренд на зниження інфляції.Ставки за гривневими депозитами продовжують поступово зростати. Банки, якінайактивніше підвищували ставки упродовж останніх місяців, змогли поліпшитистрокову структуру депозитної бази.</text:p>
      <text:p text:style-name="P4">
<text:span text:style-name="T4">
Читайте також:</text:span>
 <text:a xlink:type="simple" xlink:href="https://www.ukrinform.ua/rubric-economy/3694498-mvf-prognozue-cogoric-v-ukraini-minus-3-vvp.html" text:style-name="Internet_20_link" text:visited-style-name="Visited_20_Internet_20_Link">
 <text:span text:style-name="T4">
МВФ</text:span>
 </text:a>
</text:p>
      <text:p text:style-name="P4">
"Ми маємо намір повністю виконати положення меморандуму, використовуючи дляцього всі наявні інструменти та внутрішні ресурси. Наші партнери, фахівці МВФ,готові ділитися своїм досвідом та експертизою, щоб Україна виконала програмууспішно та у визначений таймінг", - підкреслив Пишний.</text:p>
      <text:p text:style-name="P4">
Як повідомляв Укрінформ, у ході робочого візиту до США міністр фінансів СергійМарченко та перша заступниця директора-розпорядника МВФ Гіта Гопінат <text:a xlink:type="simple" xlink:href="https://www.ukrinform.ua/rubric-economy/3694877-marcenko-obgovoriv-iz-mvf-vikonanna-ukrainou-umov-novoi-programi.html" text:style-name="Internet_20_link" text:visited-style-name="Visited_20_Internet_20_Link">
</text:a>
 .</text:p>
      <text:p text:style-name="P4">
Source: <text:a xlink:type="simple" xlink:href="https://www.ukrinform.ua/rubric-economy/3695006-glava-nacbanku-pro-peregovori-z-mvf-miznarodni-partneri-risuce-nalastovani-dopomogti-ukraini.html" text:style-name="Internet_20_link" text:visited-style-name="Visited_20_Internet_20_Link">
https://www.ukrinform.ua/rubric-economy/3695006-glava-nacbanku-pro-peregovori-z-mvf-miznarodni-partneri-risuce-nalastovani-dopomogti-ukraini.html</text:a>
</text:p>
      <!--NEWS-->
      <text:h text:style-name="P10" text:outline-level="1">
<text:span text:style-name="T4">
Загарбники на Херсонщині затримали «главу адміністрації» Каховки - ЗМІ</text:span>
</text:h>
      <text:p text:style-name="P4">
Authors: Ukrinform (Person)</text:p>
      <text:p text:style-name="P4">
Publisher: Укринформ (Organization)</text:p>
      <text:p text:style-name="P4">
Published Time: 2023-04-12T17:39:15+03:00</text:p>
      <text:p text:style-name="P4">
Modified Time: 2023-04-12T17:39:15+03:00</text:p>
      <text:p text:style-name="P4">
Description: На тимчасово захопленій території Херсонської області російські силовики затримали так званого голову адміністрації Каховки. — Укрінформ.</text:p>
      <text:p text:style-name="P4">
Images: ["<text:a xlink:type="simple" xlink:href="https://static.ukrinform.com/photos/2023_04/thumb_files/630_360_1681310147-107.png" text:style-name="Internet_20_link" text:visited-style-name="Visited_20_Internet_20_Link">
630_360_16813...</text:a>
"]</text:p>
      <text:p text:style-name="P4">
Tags: ['Колаборант', 'Затримання', 'Каховка', 'Війна з росією']</text:p>
      <text:p text:style-name="P4">
Type: Article</text:p>
      <!--METADATA-->
      <text:p text:style-name="P4">
<draw:frame draw:style-name="fr1" draw:name="Image154" text:anchor-type="as-char" svg:width="6.9236in" svg:height="3.956343in" draw:z-index="0">
<draw:image xlink:href="../Images/yкринформ/2023-04-12T17-39-15-03-00/630_360_1681310147-107.png" xlink:type="simple" xlink:show="embed" xlink:actuate="onLoad" draw:mime-type="image/png"/>
</draw:frame>
 Натимчасово захопленій території Херсонської області російські силовикизатримали так званого голову адміністрації Каховки.</text:p>
      <text:p text:style-name="P4">
Про це повідомляє <text:a xlink:type="simple" xlink:href="http://investigator.org.ua/ua/news-2/253457/" text:style-name="Internet_20_link" text:visited-style-name="Visited_20_Internet_20_Link">
 </text:a>
 , передаєУкрінформ.</text:p>
      <text:p text:style-name="P4">
"За словами мешканців Каховки, гауляйтера міста Павла Філіпчука російськісиловики затримали вранці 10 квітня дорогою до Скадовського району, куди вінїхав нібито на нараду з іншими представниками окупаційних «адміністрацій»області. Разом із ним нібито затримали також двох відомих колаборантів зКаховки – Максима Стрельцова і Миколу Степанова", - йдеться у повідомленні.</text:p>
      <text:p text:style-name="P4">
За інформацією ЦЖР, Філіпчука загарбники підозрюють у тому, що він виписувавсобі премії у сумі 1 млн рублів і махінаціях з російськими грошима,призначеними для виплати пенсій та соціальної допомоги, а також черезмахінації з поставками овочів за спекулятивними цінами.</text:p>
      <text:p text:style-name="P4">
Своєю чергою депутат Херсонської облради Сергій Хлань написав у <text:a xlink:type="simple" xlink:href="http://www.facebook.com/sergey.khlan/posts/pfbid0KPa1XU9x1JkncfSYuTK7VWKq23cpwHSfBDSqj1RBbXqu4D1yMWTNxEyQaX4KFBMZl" text:style-name="Internet_20_link" text:visited-style-name="Visited_20_Internet_20_Link">
</text:a>
, що "з понеділка колаборант перебуває під вартою фсб".</text:p>
      <text:p text:style-name="P4">
Павло Філіпчук до 2020 року був депутатом облради від "Опозиційного блоку",очолював бюджетну комісію.</text:p>
      <text:p text:style-name="P4">
<text:span text:style-name="T4">
Читайте також:</text:span>
 <text:a xlink:type="simple" xlink:href="https://www.ukrinform.ua/rubric-regions/3692985-u-novij-kahovci-rosiani-zakopuut-na-perehrestah-bocki-z-nevidomim-vmistom.html" text:style-name="Internet_20_link" text:visited-style-name="Visited_20_Internet_20_Link">
 </text:a>
</text:p>
      <text:p text:style-name="P4">
У 2015 році на сесії Каховської ради Хлань ударив Філіпчука ковбасою.</text:p>
      <text:p text:style-name="P4">
У 2013 році Філіпчука вигнали з "Партії регіонів" через "привласнення таприховування ним печатки, штампів, офіційних документів Каховської міськоїорганізації ПР". Крім того, його звинувачували в махінаціях зі сплатою,обліком і використанням членських внесків.</text:p>
      <text:p text:style-name="P4">
<text:span text:style-name="T4">
Читайте також:</text:span>
 <text:a xlink:type="simple" xlink:href="https://www.ukrinform.ua/rubric-regions/3693112-na-zahoplenih-teritoriah-hersonsini-rosiani-posilili-primusovu-pasportizaciu-hlan.html" text:style-name="Internet_20_link" text:visited-style-name="Visited_20_Internet_20_Link">
 <text:span text:style-name="T4">
Хлань</text:span>
 </text:a>
</text:p>
      <text:p text:style-name="P4">
За кілька днів до широкомасштабного нападу <text:a xlink:type="simple" xlink:href="https://www.ukrinform.ua/tag-rosia" text:style-name="Internet_20_link" text:visited-style-name="Visited_20_Internet_20_Link">
 </text:a>
 на Україну Філіпчук повернувся до Каховки з російського Сочі, з першихднів співпрацював з окупантами.</text:p>
      <text:p text:style-name="P4">
Утім, фактичним керівником окупаційної "адміністрації" Каховки був росіянинРаушан Жаркомбаєв, який приїхав з депресивного поселення ТайожнийКрасноярського краю рф.</text:p>
      <text:p text:style-name="P4">
Source: <text:a xlink:type="simple" xlink:href="https://www.ukrinform.ua/rubric-regions/3695007-zagarbniki-na-hersonsini-zatrimali-glavu-administracii-kahovki-zmi.html" text:style-name="Internet_20_link" text:visited-style-name="Visited_20_Internet_20_Link">
https://www.ukrinform.ua/rubric-regions/3695007-zagarbniki-na-hersonsini-zatrimali-glavu-administracii-kahovki-zmi.html</text:a>
</text:p>
      <!--NEWS-->
      <text:h text:style-name="P10" text:outline-level="1">
<text:span text:style-name="T4">
Цьогоріч на KharkivMusicFest звучатимуть імена українських композиторів і виконавців</text:span>
</text:h>
      <text:p text:style-name="P4">
Authors: Ukrinform (Person)</text:p>
      <text:p text:style-name="P4">
Publisher: Укринформ (Organization)</text:p>
      <text:p text:style-name="P4">
Published Time: 2023-04-12T17:41:00+03:00</text:p>
      <text:p text:style-name="P4">
Modified Time: 2023-04-12T17:41:00+03:00</text:p>
      <text:p text:style-name="P4">
Description: Музичний фестиваль у Харкові, що відбудеться з 13 квітня по 30 червня, зробить акцент на українських виконавцях і композиторах. Зокрема, відкриє KharkivMusicFest українська скрипалька-віртуозка Богдана Півненко. — Укрінформ.</text:p>
      <text:p text:style-name="P4">
Images: ["<text:a xlink:type="simple" xlink:href="https://static.ukrinform.com/photos/2019_10/thumb_files/630_360_1571404800-411.jpg" text:style-name="Internet_20_link" text:visited-style-name="Visited_20_Internet_20_Link">
630_360_15714...</text:a>
", "<text:a xlink:type="simple" xlink:href="https://static.ukrinform.com/photos/2023_04/1681310055-289.jpg" text:style-name="Internet_20_link" text:visited-style-name="Visited_20_Internet_20_Link">
1681310055-28...</text:a>
"]</text:p>
      <text:p text:style-name="P4">
Tags: ['Фестиваль', 'Музика', 'KharkivMusicFest']</text:p>
      <text:p text:style-name="P4">
Type: Article</text:p>
      <!--METADATA-->
      <text:p text:style-name="P4">
<draw:frame draw:style-name="fr1" draw:name="Image155" text:anchor-type="as-char" svg:width="6.9236in" svg:height="3.956343in" draw:z-index="0">
<draw:image xlink:href="../Images/yкринформ/2023-04-12T17-41-00-03-00/630_360_1571404800-411.jpg" xlink:type="simple" xlink:show="embed" xlink:actuate="onLoad" draw:mime-type="image/jpeg"/>
</draw:frame>
 Музичнийфестиваль у Харкові, що відбудеться з 13 квітня по 30 червня, зробить акцентна українських виконавцях і композиторах. Зокрема, відкриє KharkivMusicFestукраїнська скрипалька-віртуозка Богдана Півненко.</text:p>
      <text:p text:style-name="P4">
Про це інформує <text:a xlink:type="simple" xlink:href="https://mkip.gov.ua/news/8950.html" text:style-name="Internet_20_link" text:visited-style-name="Visited_20_Internet_20_Link">
 </text:a>
 , передає Укрінформ.</text:p>
      <text:p text:style-name="P4">
«Особливість цьогорічної програми – переважно українські імена як <text:a xlink:type="simple" xlink:href="https://www.ukrinform.ua/tag-muzika" text:style-name="Internet_20_link" text:visited-style-name="Visited_20_Internet_20_Link">
</text:a>
 , так і композиторів, чиї творизвучатимуть. Головною подією відкриття фестивалю стане виступ Богдани Півненкона сцені Харківського національного академічного театру опери та балету ім. М.Лисенка/Схід Опера. Її називають «українським Паганіні в спідниці», вона -одна з найвідоміших скрипальок України», - йдеться в повідомленні.</text:p>
      <text:p text:style-name="P4">
<draw:frame draw:style-name="fr1" draw:name="Image156" text:anchor-type="as-char" svg:width="6.9236in" svg:height="9.749404in" draw:z-index="0">
<draw:image xlink:href="../Images/yкринформ/2023-04-12T17-41-00-03-00/1681310055-289.jpg" xlink:type="simple" xlink:show="embed" xlink:actuate="onLoad" draw:mime-type="image/jpeg"/>
</draw:frame>
</text:p>
      <text:p text:style-name="P4">
Як зазначають у МКІП, виступ скрипальки відбудеться у супроводі Фестивальногооркестру KharkivMusicFest, до якого входять музиканти ХНАТОБ ім. М. Лисенка,Харківської обласної філармонії, Харківського молодіжного академічногосимфонічного оркестру та Харківського університету мистецтв ім. І.Котляревського. Диригуватиме заслужений діяч мистецтв Юрій Яковенко.</text:p>
      <text:p text:style-name="P4">
Програма концерту об’єднала «Пори року» сучасних українських композиторівЗолтана Алмаші і Олександра Гоноболіна та відомі «Пори року» Антоніо Вівальдіта «Пори року в Буенос-Айресі» Астора П’яццоли. Водночас буде презентованоекспериментальний танцювальний проєкт, втілений разом з видатною німецькоюхореографкою Сашою Вальц, у якому візьмуть участь українські танцівникирізного віку та рівню підготовки.</text:p>
      <text:p text:style-name="P4">
Також повідомляється, що 20 квітня та 5 травня у межах фестивалю в залах ХНУМім. І. Котляревського відбудуться камерні концерти «Музика спротиву і надії»,спрямовані на презентацію творчості українських композиторів. Зокрема, ускрипковому виконанні пролунають твори молодих композиторів Харкова, написаніпротягом 2022 року.</text:p>
      <text:p text:style-name="P4">
Також у червні відбудеться концерт-імпровізація з поєднанням українського тагрецького фольклору з бузукі та концерт Inside the war, де будуть виконанітвори лауреатів щорічного Міжнародного конкурсу молодих композиторів ім. Б.Лятошинського.</text:p>
      <text:p text:style-name="P4">
«Твори представляють собою музичні рефлексії написані під час війни», -підкреслюють у МКІП.</text:p>
      <text:p text:style-name="P4">
Заразом на червень запланований сольний концерт норвезького піаніста-соліста йкомпозитора Акселя Колстеда, який написав понад 40 творів для різнихансамблів, сольних інструментів та оркестрів.</text:p>
      <text:p text:style-name="P4">
<text:span text:style-name="T4">
Читайте також:</text:span>
 <text:a xlink:type="simple" xlink:href="https://www.ukrinform.ua/rubric-culture/3694901-golovnogo-dirigenta-odeskoi-operi-mozut-zvilniti-cerez-foto-z-colovikom-netrebko.html" text:style-name="Internet_20_link" text:visited-style-name="Visited_20_Internet_20_Link">
 </text:a>
</text:p>
      <text:p text:style-name="P4">
«Однією з візитівок фестивалю є розписані піаніно проєкту Art Piano, який єчастиною програми для широкої аудиторії. Цього року інструментів буде 6, всівони будуть розташовані на безпечних локаціях міста – метро, ТЦ Французькийбульвар тощо», - зауважують у відомстві.</text:p>
      <text:p text:style-name="P4">
Також у межах фестивалю реалізують серію бесід для широкої аудиторіїKharkivMusicFest Talks, де спікерами виступлять провідні музичні діячіУкраїни, США та Європи. Зазначається, що на захід запросили, зокрема,композитора Олександра Щетинського, джазового виконавця Леоніда Чижика,американського композитора Річард Камерона Вульфа.</text:p>
      <text:p text:style-name="P4">
Як повідомляв Укрінформ, у Стокгольмі (Швеція) з 14 квітня до 9 травняпроходитиме «Європейський фестиваль: Українська весна», під час якого увідбудеться низка культурних заходів: театральні вистави, кінопокази,концерти, мистецькі виставки, літературні читання та публічні дискусії.</text:p>
      <text:p text:style-name="P4">
Source: <text:a xlink:type="simple" xlink:href="https://www.ukrinform.ua/rubric-culture/3695008-cogoric-na-kharkivmusicfest-zvucatimut-imena-ukrainskih-kompozitoriv-i-vikonavciv.html" text:style-name="Internet_20_link" text:visited-style-name="Visited_20_Internet_20_Link">
https://www.ukrinform.ua/rubric-culture/3695008-cogoric-na-kharkivmusicfest-zvucatimut-imena-ukrainskih-kompozitoriv-i-vikonavciv.html</text:a>
</text:p>
      <!--NEWS-->
      <text:h text:style-name="P10" text:outline-level="1">
<text:span text:style-name="T4">
У Сербії заперечили передачу зброї Україні</text:span>
</text:h>
      <text:p text:style-name="P4">
Authors: Ukrinform (Person)</text:p>
      <text:p text:style-name="P4">
Publisher: Укринформ (Organization)</text:p>
      <text:p text:style-name="P4">
Published Time: 2023-04-12T17:48:25+03:00</text:p>
      <text:p text:style-name="P4">
Modified Time: 2023-04-12T17:48:25+03:00</text:p>
      <text:p text:style-name="P4">
Description: Міністр оборони Сербії Мілос Вучевич рішуче заперечив публікацію у ЗМІ про те, що країна надсилає Україні зброю. — Укрінформ.</text:p>
      <text:p text:style-name="P4">
Images: ["<text:a xlink:type="simple" xlink:href="https://static.ukrinform.com/photos/2023_04/thumb_files/630_360_1681310865-767.jpeg" text:style-name="Internet_20_link" text:visited-style-name="Visited_20_Internet_20_Link">
630_360_16813...</text:a>
"]</text:p>
      <text:p text:style-name="P4">
Tags: ['Сербія', 'Україна', 'Зброя']</text:p>
      <text:p text:style-name="P4">
Type: Article</text:p>
      <!--METADATA-->
      <text:p text:style-name="P4">
<draw:frame draw:style-name="fr1" draw:name="Image157" text:anchor-type="as-char" svg:width="6.9236in" svg:height="3.956343in" draw:z-index="0">
<draw:image xlink:href="../Images/yкринформ/2023-04-12T17-48-25-03-00/630_360_1681310865-767.jpeg" xlink:type="simple" xlink:show="embed" xlink:actuate="onLoad" draw:mime-type="image/jpeg"/>
</draw:frame>
 Міністроборони Сербії Мілос Вучевич рішуче заперечив публікацію у ЗМІ про те, щокраїна надсилає Україні зброю.</text:p>
      <text:p text:style-name="P4">
Як передає Укрінформ, про це повідомляє <text:a xlink:type="simple" xlink:href="http://www.b92.net/eng/news/politics.php" text:style-name="Internet_20_link" text:visited-style-name="Visited_20_Internet_20_Link">
</text:a>
.</text:p>
      <text:p text:style-name="P4">
«Вкотре опубліковано брехню про те, що <text:a xlink:type="simple" xlink:href="https://www.ukrinform.ua/tag-serbia" text:style-name="Internet_20_link" text:visited-style-name="Visited_20_Internet_20_Link">
 </text:a>
 продає зброю Україні. Очевидно, чиясь мета — дестабілізувати нашукраїну і втягнути її в конфлікт, в якому ми не будемо брати участі», - заявивВучевич.</text:p>
      <text:p text:style-name="P4">
Водночас міністр зазначив, що Сербія, звичайно, продає зброю третім сторонам,«які не беруть участі в конфлікті і не мають до нього відношення».</text:p>
      <text:p text:style-name="P4">
«Завжди існує ймовірність того, що якась зброя якимось магічним чином будезнайдена на території конфлікту, але це не має абсолютно ніякого відношення доСербії. Це питання до тих країн, які не поважають міжнародні норми, договірніпункти та бізнес-практику. Повторюю, Сербія не надсилала Україні зброю, і все,що публікується на цю тему, є неправдивими спекуляціями», – сказав Вучевич.</text:p>
      <text:p text:style-name="P4">
<text:span text:style-name="T4">
Читайте також:</text:span>
 <text:a xlink:type="simple" xlink:href="https://www.ukrinform.ua/rubric-world/3686029-avstria-zaklikala-serbiu-dolucitisa-do-sankcij-es-proti-rosii.html" text:style-name="Internet_20_link" text:visited-style-name="Visited_20_Internet_20_Link">
 <text:span text:style-name="T4">
Сербію</text:span>
 </text:a>
</text:p>
      <text:p text:style-name="P4">
Як повідомляв Укрінформ, інформаційне агентство Reuters із посиланням на злитісекретні документи Пентагону <text:a xlink:type="simple" xlink:href="https://www.ukrinform.ua/rubric-world/3694814-serbia-pogodilasa-peredati-abo-vze-peredala-zbrou-ukraini-reuters.html" text:style-name="Internet_20_link" text:visited-style-name="Visited_20_Internet_20_Link">
 </text:a>
 про те, що Сербія погодилася поставити зброю Києву або вженадіслала її.</text:p>
      <text:p text:style-name="P4">
<text:span text:style-name="T5">
Фото: EPA/UPG</text:span>
</text:p>
      <text:p text:style-name="P4">
Source: <text:a xlink:type="simple" xlink:href="https://www.ukrinform.ua/rubric-world/3695011-u-serbii-zaperecili-peredacu-zbroi-ukraini.html" text:style-name="Internet_20_link" text:visited-style-name="Visited_20_Internet_20_Link">
https://www.ukrinform.ua/rubric-world/3695011-u-serbii-zaperecili-peredacu-zbroi-ukraini.html</text:a>
</text:p>
      <!--NEWS-->
      <text:h text:style-name="P10" text:outline-level="1">
<text:span text:style-name="T4">
На Львівщині сталась потрійна ДТП, є загиблий та поранені</text:span>
</text:h>
      <text:p text:style-name="P4">
Authors: Ukrinform (Person)</text:p>
      <text:p text:style-name="P4">
Publisher: Укринформ (Organization)</text:p>
      <text:p text:style-name="P4">
Published Time: 2023-04-12T17:49:00+03:00</text:p>
      <text:p text:style-name="P4">
Modified Time: 2023-04-12T17:49:00+03:00</text:p>
      <text:p text:style-name="P4">
Description: У Львівській області, на автодорозі Київ-Чоп внаслідок потрійної дорожньої транспортної пригоди одна людина загинула, дві отримали поранення. — Укрінформ.</text:p>
      <text:p text:style-name="P4">
Images: ["<text:a xlink:type="simple" xlink:href="https://static.ukrinform.com/photos/2023_04/thumb_files/630_360_1681310845-264.jpg" text:style-name="Internet_20_link" text:visited-style-name="Visited_20_Internet_20_Link">
630_360_16813...</text:a>
", "<text:a xlink:type="simple" xlink:href="https://static.ukrinform.com/photos/2023_04/1681310845-609.jpg" text:style-name="Internet_20_link" text:visited-style-name="Visited_20_Internet_20_Link">
1681310845-60...</text:a>
"]</text:p>
      <text:p text:style-name="P4">
Tags: ['Аварія', 'ДТП', 'Львівщина', 'Загибель']</text:p>
      <text:p text:style-name="P4">
Type: Article</text:p>
      <!--METADATA-->
      <text:p text:style-name="P4">
<draw:frame draw:style-name="fr1" draw:name="Image158" text:anchor-type="as-char" svg:width="6.9236in" svg:height="3.956343in" draw:z-index="0">
<draw:image xlink:href="../Images/yкринформ/2023-04-12T17-49-00-03-00/630_360_1681310845-264.jpg" xlink:type="simple" xlink:show="embed" xlink:actuate="onLoad" draw:mime-type="image/jpeg"/>
</draw:frame>
 УЛьвівській області, на автодорозі Київ-Чоп внаслідок потрійної дорожньоїтранспортної пригоди одна людина загинула, дві отримали поранення.</text:p>
      <text:p text:style-name="P4">
Як передає Укрінформ, про це Поліція Львівської області повідомляє у <text:a xlink:type="simple" xlink:href="https://www.facebook.com/MVS.LVIV/posts/603234495181659" text:style-name="Internet_20_link" text:visited-style-name="Visited_20_Internet_20_Link">
</text:a>
 .</text:p>
      <text:p text:style-name="P4">
<text:a xlink:type="simple" xlink:href="https://www.ukrinform.ua/tag-dtp" text:style-name="Internet_20_link" text:visited-style-name="Visited_20_Internet_20_Link">
 </text:a>
 сталася сьогодні, 12 квітня, близько11.40, на автодорозі Київ-Чоп поблизу села Янгелівка Золочівського району.</text:p>
      <text:p text:style-name="P4">
<draw:frame draw:style-name="fr1" draw:name="Image159" text:anchor-type="as-char" svg:width="6.9236in" svg:height="2.519421in" draw:z-index="0">
<draw:image xlink:href="../Images/yкринформ/2023-04-12T17-49-00-03-00/1681310845-609.jpg" xlink:type="simple" xlink:show="embed" xlink:actuate="onLoad" draw:mime-type="image/jpeg"/>
</draw:frame>
</text:p>
      <text:p text:style-name="P4">
Як попередньо встановили правоохоронці, відбулося зіткнення трьох транспортнихзасобів: вантажівки Mercedes Benz Actros, якою керував 56-річний чоловік,особисті дані якого уточнюються, вантажівки DAF під керуванням 47-річногожителя Рівненської області та автомобіля Toyota Camry, яким керував 61-річнийкиянин.</text:p>
      <text:p text:style-name="P4">
Від отриманих внаслідок ДТП травм водій легковика помер на місці події. ВодійMercedes Benz Actros та пасажирка Toyota Camry, 61-річна киянка, отрималитілесні ушкодження та були госпіталізовані.</text:p>
      <text:p text:style-name="P4">
За фактом слідчі відділу розслідування злочинів у сфері транспорту поліціїЛьвівщини відкрили кримінальне провадження за ч.2 ст.286 (Порушення правилбезпеки дорожнього руху) Кримінального кодексу України. Санкція статтіпередбачає покарання – позбавлення волі на строк від трьох до восьми років зпозбавленням права керувати транспортними засобами на строк до трьох років абобез такого.</text:p>
      <text:p text:style-name="P4">
<text:span text:style-name="T4">
Читайте також:</text:span>
 <text:a xlink:type="simple" xlink:href="https://www.ukrinform.ua/rubric-regions/3692341-na-lvivsini-vnaslidok-dtp-na-trasi-kiiv-cop-zaginuv-vodij-mikroavtobusa.html" text:style-name="Internet_20_link" text:visited-style-name="Visited_20_Internet_20_Link">
 <text:span text:style-name="T4">
ДТП</text:span>
 </text:a>
</text:p>
      <text:p text:style-name="P4">
Правоохоронці встановлюють обставини події.</text:p>
      <text:p text:style-name="P4">
Як повідомляв <text:a xlink:type="simple" xlink:href="https://www.ukrinform.ua/rubric-regions/3692757-na-lvivsini-vnaslidok-naizdu-avtomobila-zaginula-cotiriricna-ditina.html" text:style-name="Internet_20_link" text:visited-style-name="Visited_20_Internet_20_Link">
 </text:a>
 , у селі ТвіржаЯворівського району Львівської області внаслідок наїзду автомобіля помер4-річний хлопчик, його мама в реанімації.</text:p>
      <text:p text:style-name="P4">
<text:span text:style-name="T5">
Фото: Поліція Львівської області</text:span>
</text:p>
      <text:p text:style-name="P4">
Source: <text:a xlink:type="simple" xlink:href="https://www.ukrinform.ua/rubric-regions/3695012-na-lvivsini-stalas-potrijna-dtp-e-zagiblij-ta-poraneni.html" text:style-name="Internet_20_link" text:visited-style-name="Visited_20_Internet_20_Link">
https://www.ukrinform.ua/rubric-regions/3695012-na-lvivsini-stalas-potrijna-dtp-e-zagiblij-ta-poraneni.html</text:a>
</text:p>
      <!--NEWS-->
      <text:h text:style-name="P10" text:outline-level="1">
<text:span text:style-name="T4">
Папа Римський закликав світових лідерів вирішувати суперечки не зброєю, а розумом</text:span>
</text:h>
      <text:p text:style-name="P4">
Authors: Ukrinform (Person)</text:p>
      <text:p text:style-name="P4">
Publisher: Укринформ (Organization)</text:p>
      <text:p text:style-name="P4">
Published Time: 2023-04-12T17:50:52+03:00</text:p>
      <text:p text:style-name="P4">
Modified Time: 2023-04-12T17:50:52+03:00</text:p>
      <text:p text:style-name="P4">
Description: Папа Римський Франциск закликав світових лідерів використовувати розум, а не зброю, для вирішення політичних розбіжностей. — Укрінформ.</text:p>
      <text:p text:style-name="P4">
Images: ["<text:a xlink:type="simple" xlink:href="https://static.ukrinform.com/photos/2021_04/thumb_files/630_360_1617541131-657.jpeg" text:style-name="Internet_20_link" text:visited-style-name="Visited_20_Internet_20_Link">
630_360_16175...</text:a>
"]</text:p>
      <text:p text:style-name="P4">
Tags: ['Папа Франциск', 'Зброя', 'Війна']</text:p>
      <text:p text:style-name="P4">
Type: Article</text:p>
      <!--METADATA-->
      <text:p text:style-name="P4">
<draw:frame draw:style-name="fr1" draw:name="Image160" text:anchor-type="as-char" svg:width="6.9236in" svg:height="3.956343in" draw:z-index="0">
<draw:image xlink:href="../Images/yкринформ/2023-04-12T17-50-52-03-00/630_360_1617541131-657.jpeg" xlink:type="simple" xlink:show="embed" xlink:actuate="onLoad" draw:mime-type="image/jpeg"/>
</draw:frame>
 ПапаРимський Франциск закликав світових лідерів використовувати розум, а не зброю,для вирішення політичних розбіжностей.</text:p>
      <text:p text:style-name="P4">
Як передає Укрінформ, про це повідомляє <text:a xlink:type="simple" xlink:href="https://apnews.com/article/pope-francis-ukraine-war-peace-a42c8afae077d96ed18552183ee168d7" text:style-name="Internet_20_link" text:visited-style-name="Visited_20_Internet_20_Link">
 </text:a>
 .</text:p>
      <text:p text:style-name="P4">
На своїй щотижневій аудієнції на площі Святого Петра Франциск зазначив, що увівторок виповнилося 60 років від дня виходу спеціального папського листа –енцикліки Папи Івана XXIII, написаної в епоху холодної війни.</text:p>
      <text:p text:style-name="P4">
Енцикліка «Pacem in Terris», призначена як для католицької церкви, так і длявсього світу, була видана через декілька місяців після кубинської ракетноїкризи, яка підігріла побоювання щодо початку ядерної війни між США та тодішнімСРСР.</text:p>
      <text:p text:style-name="P4">
<text:span text:style-name="T4">
Читайте також:</text:span>
 <text:a xlink:type="simple" xlink:href="https://www.ukrinform.ua/rubric-society/3693586-papa-francisk-pomolivsa-za-mir-v-ukraini-ta-svitlo-pashi-dla-rosian.html" text:style-name="Internet_20_link" text:visited-style-name="Visited_20_Internet_20_Link">
 <text:span text:style-name="T4">
Франциск</text:span>
 </text:a>
</text:p>
      <text:p text:style-name="P4">
Франциск нагадав, що тоді світ був "повний напруженості між двома протиборчимиблоками у так званій холодній війні". Папа Римський зауважив, що послання йогопопередника, що містить заклик до мирних зусиль, дуже актуальне й сьогодні.</text:p>
      <text:p text:style-name="P4">
За словами Папи, енцикліка «відкрила горизонти, в яких можна говорити про мир,будувати мир». Він назвав документ, виданий 11 квітня 1963 року, "реальнимблагословенням, як безтурботний просвіт серед темних хмар".</text:p>
      <text:p text:style-name="P4">
"Відносини між політичними спільнотами, як і між окремими людьми, маютьрегулюватися не силою зброї, а світлом розуму, тобто істиною, справедливістюта дієвою солідарністю", – процитував Франциск уривок з енцикліки.</text:p>
      <text:p text:style-name="P4">
Як повідомляося, <text:a xlink:type="simple" xlink:href="https://www.ukrinform.ua/tag-papa-francisk" text:style-name="Internet_20_link" text:visited-style-name="Visited_20_Internet_20_Link">
 </text:a>
 помолився замир в Україні та зіслання «світла Пасхи» на народ росії. Папа Римський усвоєму великодньому посланні до світу закликав росіян шукати правду провторгнення їхньої країни в Україну та припинити усі конфлікти.</text:p>
      <text:p text:style-name="P4">
<text:span text:style-name="T5">
Фото: vaticannews.va</text:span>
</text:p>
      <text:p text:style-name="P4">
Source: <text:a xlink:type="simple" xlink:href="https://www.ukrinform.ua/rubric-world/3695013-papa-rimskij-zaklikav-svitovih-lideriv-virisuvati-superecki-ne-zbroeu-a-rozumom.html" text:style-name="Internet_20_link" text:visited-style-name="Visited_20_Internet_20_Link">
https://www.ukrinform.ua/rubric-world/3695013-papa-rimskij-zaklikav-svitovih-lideriv-virisuvati-superecki-ne-zbroeu-a-rozumom.html</text:a>
</text:p>
      <!--NEWS-->
      <text:h text:style-name="P10" text:outline-level="1">
<text:span text:style-name="T4">
З Козацького на Херсонщині евакуювали останню дитину</text:span>
</text:h>
      <text:p text:style-name="P4">
Authors: Ukrinform (Person)</text:p>
      <text:p text:style-name="P4">
Publisher: Укринформ (Organization)</text:p>
      <text:p text:style-name="P4">
Published Time: 2023-04-12T17:51:50+03:00</text:p>
      <text:p text:style-name="P4">
Modified Time: 2023-04-12T17:51:50+03:00</text:p>
      <text:p text:style-name="P4">
Description: Поліція евакуювала із селища Козацьке Херсонської області 17-річного хлопця разом із його бабусею, станом на цей час у населеному пункті не залишилося жодної дитини. — Укрінформ.</text:p>
      <text:p text:style-name="P4">
Images: ["<text:a xlink:type="simple" xlink:href="https://static.ukrinform.com/photos/2022_05/thumb_files/630_360_1653289692-302.jpg" text:style-name="Internet_20_link" text:visited-style-name="Visited_20_Internet_20_Link">
630_360_16532...</text:a>
"]</text:p>
      <text:p text:style-name="P4">
Tags: ['Діти', 'Евакуація', 'Херсонщина']</text:p>
      <text:p text:style-name="P4">
Type: Article</text:p>
      <!--METADATA-->
      <text:p text:style-name="P4">
<draw:frame draw:style-name="fr1" draw:name="Image161" text:anchor-type="as-char" svg:width="6.9236in" svg:height="3.956343in" draw:z-index="0">
<draw:image xlink:href="../Images/yкринформ/2023-04-12T17-51-50-03-00/630_360_1653289692-302.jpg" xlink:type="simple" xlink:show="embed" xlink:actuate="onLoad" draw:mime-type="image/jpeg"/>
</draw:frame>
 Поліціяевакуювала із селища Козацьке Херсонської області 17-річного хлопця разом ізйого бабусею, станом на цей час у населеному пункті не залишилося жодноїдитини.</text:p>
      <text:p text:style-name="P4">
Як передає Укрінформ, про це повідомила <text:a xlink:type="simple" xlink:href="http://www.npu.gov.ua/news/spilnymy-zusylliamy-politseiskykh-ta-volonteriv-z-kozatskoho-evakuiuvaly-vsikh-ditei" text:style-name="Internet_20_link" text:visited-style-name="Visited_20_Internet_20_Link">
</text:a>
 .</text:p>
      <text:p text:style-name="P4">
Броньованим автомобілем хлопця та його бабусю вивезли до безпечнішого місця.Потім правоохоронці доправили їх до Херсона, звідки волонтери перевезли дотимчасового прихистку.</text:p>
      <text:p text:style-name="P4">
"Наразі життю та здоров’ю підлітка та його бабусі нічого не загрожує. Однакполіцейські продовжуватимуть евакуювати громадян, у першу чергу дітей, із зонибойових дій", – зазначили в Нацполіції.</text:p>
      <text:p text:style-name="P4">
Правоохоронці закликають жителів населених пунктів, які потерпають відросійських обстрілів, не зволікати й виїжджати. Насамперед це стосується родиніз <text:a xlink:type="simple" xlink:href="https://www.ukrinform.ua/tag-diti" text:style-name="Internet_20_link" text:visited-style-name="Visited_20_Internet_20_Link">
 </text:a>
 .</text:p>
      <text:p text:style-name="P4">
<text:span text:style-name="T4">
Читайте також:</text:span>
 <text:a xlink:type="simple" xlink:href="https://www.ukrinform.ua/rubric-regions/3694474-z-avdiivki-evakuuvali-rodinu-z-dvoma-ditmi-aku-vmovlali-blizko-piv-roku.html" text:style-name="Internet_20_link" text:visited-style-name="Visited_20_Internet_20_Link">
 <text:span text:style-name="T4">
евакуювали</text:span>
 </text:a>
</text:p>
      <text:p text:style-name="P4">
Як повідомлялося, Херсонська область щодня зазнає ударів російської армії.Найчастіше під ворожий вогонь потрапляють населені пункти, розташовані порядіз лінією бойового зіткнення, серед них – селище Козацьке Новокаховськоїміської громади.</text:p>
      <text:p text:style-name="P4">
Source: <text:a xlink:type="simple" xlink:href="https://www.ukrinform.ua/rubric-regions/3695014-z-kozackogo-na-hersonsini-evakuuvali-ostannu-ditinu.html" text:style-name="Internet_20_link" text:visited-style-name="Visited_20_Internet_20_Link">
https://www.ukrinform.ua/rubric-regions/3695014-z-kozackogo-na-hersonsini-evakuuvali-ostannu-ditinu.html</text:a>
</text:p>
      <!--NEWS-->
      <text:h text:style-name="P10" text:outline-level="1">
<text:span text:style-name="T4">
рф використовує «Росатом» як лазівку, аби купувати електроніку для ракет в обхід санкцій – МЗС</text:span>
</text:h>
      <text:p text:style-name="P4">
Authors: Ukrinform (Person)</text:p>
      <text:p text:style-name="P4">
Publisher: Укринформ (Organization)</text:p>
      <text:p text:style-name="P4">
Published Time: 2023-04-12T17:58:34+03:00</text:p>
      <text:p text:style-name="P4">
Modified Time: 2023-04-12T17:58:34+03:00</text:p>
      <text:p text:style-name="P4">
Description: Запровадження санкцій ЄС проти «Росатома» не лише позбавить рф 9 млрд доларів прибутку на рік, а й перекриє лазівку для закупівлі через численні дочірні компанії мікрочипів та електроніки для виробництва ракет та військової техніки. — Укрінформ.</text:p>
      <text:p text:style-name="P4">
Images: ["<text:a xlink:type="simple" xlink:href="https://static.ukrinform.com/photos/2022_05/thumb_files/630_360_1652062755-937.jpg" text:style-name="Internet_20_link" text:visited-style-name="Visited_20_Internet_20_Link">
630_360_16520...</text:a>
"]</text:p>
      <text:p text:style-name="P4">
Tags: ['Ракета', 'Санкції', 'Росатом', 'Війна з росією']</text:p>
      <text:p text:style-name="P4">
Type: Article</text:p>
      <!--METADATA-->
      <text:p text:style-name="P4">
<draw:frame draw:style-name="fr1" draw:name="Image162" text:anchor-type="as-char" svg:width="6.9236in" svg:height="3.956343in" draw:z-index="0">
<draw:image xlink:href="../Images/yкринформ/2023-04-12T17-58-34-03-00/630_360_1652062755-937.jpg" xlink:type="simple" xlink:show="embed" xlink:actuate="onLoad" draw:mime-type="image/jpeg"/>
</draw:frame>
Запровадження санкцій ЄС проти «Росатома» не лише позбавить рф 9 млрд доларівприбутку на рік, а й перекриє лазівку для закупівлі через численні дочірнікомпанії мікрочипів та електроніки для виробництва ракет та військовоїтехніки.</text:p>
      <text:p text:style-name="P4">
Про це заявила директорка Департаменту економічної дипломатії та санкційноїполітики МЗС Олександра Василенко під час круглого стола на тему: "Як зробитисанкції проти атомної галузі росії більш дієвими?", повідомляє кореспондентУкрінформу.</text:p>
      <text:p text:style-name="P4">
Вона зазначила, що ядерна енергетика забезпечує рф майже 9 млрд доларівприбутку щороку. Окрім того, росія використовує «Росатом» для постачаннятехнологій.</text:p>
      <text:p text:style-name="P4">
«Оскільки структура «Росатома» налічує більш як 300 різних юридичних осіб, якізнаходяться в різних юрисдикціях, це дозволяє «Росатому» використовувати цікомпанії для того, щоб закуповувати технології, які потім використовуються усектора ВПК. Тому ми завжди акцентуємо увагу міжнародних партнерів саме натому, що це питання не тільки доходів російського бюджету, а й в першу чергуце величезна дірка в обході санкцій, які вже запроваджені проти рф», - сказалаВасиленко.</text:p>
      <text:p text:style-name="P4">
<text:span text:style-name="T4">
Читайте також:</text:span>
 <text:a xlink:type="simple" xlink:href="https://www.ukrinform.ua/rubric-economy/3682546-vidsutnist-sankcij-proti-rosatomu-zagrozue-adernij-bezpeci-evropi-predstavnik-ukraini-pri-es.html" text:style-name="Internet_20_link" text:visited-style-name="Visited_20_Internet_20_Link">
 <text:span text:style-name="T4">
росатом</text:span>
 </text:a>
</text:p>
      <text:p text:style-name="P4">
Вона пояснила, що компанії «Росатома» знаходяться і в США, і в європейськихюрисдикціях, і на Близькому Сході, що дозволяє їм закуповувати, наприклад,мікрочіпи та електроніку, які потім будуть використані у виробництві ракет тавійськової техніки.</text:p>
      <text:p text:style-name="P4">
«Україна постійно на всіх рівнях, починаючи від Президента і закінчуючи рівнемробочих контактів, закликає до запровадження <text:a xlink:type="simple" xlink:href="https://www.ukrinform.ua/tag-sankcii" text:style-name="Internet_20_link" text:visited-style-name="Visited_20_Internet_20_Link">
 </text:a>
 проти російського ядерного енергетичного сектора за безпосереднюпричетність до злочинів на цивільних ядерних об’єктах України, це по-перше, іпо-друге, з метою забезпечення ефективності вже накладених санкцій.</text:p>
      <text:p text:style-name="P4">
Ми очікуємо безкомпромісної і жорсткої позиції міжнародної спільноти щодозабезпечення політичних, економічних та правових наслідків цієї терористичноїдіяльності», - акцентувала директорка Департаменту економічної дипломатії тасанкційної політики МЗС.</text:p>
      <text:p text:style-name="P4">
Вона нагадала, що Україна вже запровадила санкції проти 200 юридичних та 200фізичних осіб атомної галузі рф, зокрема, й «Росатома» та інших підприємств таустанов, які належать до сектора ядерної енергетики.</text:p>
      <text:p text:style-name="P4">
<text:span text:style-name="T4">
Читайте також:</text:span>
 <text:a xlink:type="simple" xlink:href="https://www.ukrinform.ua/rubric-economy/3670046-dohid-rosatoma-zris-na-17-ukraina-napolagae-na-sankciah-smigal.html" text:style-name="Internet_20_link" text:visited-style-name="Visited_20_Internet_20_Link">
 <text:span text:style-name="T4">
росатом</text:span>
 </text:a>
</text:p>
      <text:p text:style-name="P4">
«Ми також постійно порушуємо питання віддзеркалення наших українських санкційу санкційній політиці наших партнерів», - зауважила Василенко.</text:p>
      <text:p text:style-name="P4">
У цьому контексті вона нагадала, що у санкційних пакетах Великої Британії іСША, запроваджених 24 лютого 2023 року, є певні санкції проти деяких юридичнихосіб «Росатома», які знаходяться на території або в юрисдикції цих держав.</text:p>
      <text:p text:style-name="P4">
На думку Василенко, це є сигналом про позитивну динаміку, адже раніше жоднихсанкцій проти ядерного сектора рф не було.</text:p>
      <text:p text:style-name="P4">
Як повідомлялося, за даними джерел агенції PAP у Європейському Союзі, трикраїни ЄС - Франція, Угорщина і Болгарія - блокують запровадження санкцій ЄСпроти сектора атомної енергетики росії, зокрема державного концерну “Росатом”.</text:p>
      <text:p text:style-name="P4">
Source: <text:a xlink:type="simple" xlink:href="https://www.ukrinform.ua/rubric-ato/3695017-rf-vikoristovue-rosatom-ak-lazivku-abi-kupuvati-elektroniku-dla-raket-v-obhid-sankcij-mzs.html" text:style-name="Internet_20_link" text:visited-style-name="Visited_20_Internet_20_Link">
https://www.ukrinform.ua/rubric-ato/3695017-rf-vikoristovue-rosatom-ak-lazivku-abi-kupuvati-elektroniku-dla-raket-v-obhid-sankcij-mzs.html</text:a>
</text:p>
      <!--NEWS-->
      <text:h text:style-name="P10" text:outline-level="1">
<text:span text:style-name="T4">
Поліція відкрила справу через смерть 12-річної дівчинки на Київщині</text:span>
</text:h>
      <text:p text:style-name="P4">
Authors: Ukrinform (Person)</text:p>
      <text:p text:style-name="P4">
Publisher: Укринформ (Organization)</text:p>
      <text:p text:style-name="P4">
Published Time: 2023-04-12T18:05:26+03:00</text:p>
      <text:p text:style-name="P4">
Modified Time: 2023-04-12T18:05:26+03:00</text:p>
      <text:p text:style-name="P4">
Description: Поліція Київської області відкрила кримінальне провадження через смерть 12-річної дівчинки в селі Стрітівка Обухівського району. — Укрінформ.</text:p>
      <text:p text:style-name="P4">
Images: ["<text:a xlink:type="simple" xlink:href="https://static.ukrinform.com/photos/2017_10/thumb_files/630_360_1507654552-5163.jpeg" text:style-name="Internet_20_link" text:visited-style-name="Visited_20_Internet_20_Link">
630_360_15076...</text:a>
"]</text:p>
      <text:p text:style-name="P4">
Tags: ['Поліція', 'Самогубство', 'Київщина']</text:p>
      <text:p text:style-name="P4">
Type: Article</text:p>
      <!--METADATA-->
      <text:p text:style-name="P4">
<draw:frame draw:style-name="fr1" draw:name="Image163" text:anchor-type="as-char" svg:width="6.9236in" svg:height="3.956343in" draw:z-index="0">
<draw:image xlink:href="../Images/yкринформ/2023-04-12T18-05-26-03-00/630_360_1507654552-5163.jpeg" xlink:type="simple" xlink:show="embed" xlink:actuate="onLoad" draw:mime-type="image/jpeg"/>
</draw:frame>
 ПоліціяКиївської області відкрила кримінальне провадження через смерть 12-річноїдівчинки в селі Стрітівка Обухівського району.</text:p>
      <text:p text:style-name="P4">
Про це повідомила речниця поліції Київщини Ірина Прянішнікова у коментаріУкрінформу.</text:p>
      <text:p text:style-name="P4">
«За попередньою інформацією, причина смерті – самогубство», - сказалаПрянішнікова.</text:p>
      <text:p text:style-name="P4">
<text:span text:style-name="T4">
Читайте також:</text:span>
 <text:a xlink:type="simple" xlink:href="https://www.ukrinform.ua/rubric-regions/3684808-u-lvovi-zaginuv-kursant-universitetu-mvs.html" text:style-name="Internet_20_link" text:visited-style-name="Visited_20_Internet_20_Link">
 </text:a>
</text:p>
      <text:p text:style-name="P4">
За даними <text:a xlink:type="simple" xlink:href="https://www.ukrinform.ua/tag-policia" text:style-name="Internet_20_link" text:visited-style-name="Visited_20_Internet_20_Link">
 </text:a>
 , дівчинка пішла на горищеі задушила себе шматком тканини.</text:p>
      <text:p text:style-name="P4">
У сім’ї залишилося ще двоє дітей, одній з них 4 роки.</text:p>
      <text:p text:style-name="P4">
В <text:a xlink:type="simple" xlink:href="https://t.me/policekyivregion/4175" text:style-name="Internet_20_link" text:visited-style-name="Visited_20_Internet_20_Link">
 </text:a>
 поінформували, що про смерть дитиниправоохоронцям повідомила мати дівчинки, яка знайшла її на горищі будинку.</text:p>
      <text:p text:style-name="P4">
Source: <text:a xlink:type="simple" xlink:href="https://www.ukrinform.ua/rubric-regions/3695022-policia-vidkrila-spravu-cerez-smert-12ricnoi-divcinki-na-kiivsini.html" text:style-name="Internet_20_link" text:visited-style-name="Visited_20_Internet_20_Link">
https://www.ukrinform.ua/rubric-regions/3695022-policia-vidkrila-spravu-cerez-smert-12ricnoi-divcinki-na-kiivsini.html</text:a>
</text:p>
      <!--NEWS-->
      <text:h text:style-name="P10" text:outline-level="1">
<text:span text:style-name="T4">
Іспанія відправить шість Leopard 2A4 в Україну найближчими днями - міністр оборони</text:span>
</text:h>
      <text:p text:style-name="P4">
Authors: Ukrinform (Person)</text:p>
      <text:p text:style-name="P4">
Publisher: Укринформ (Organization)</text:p>
      <text:p text:style-name="P4">
Published Time: 2023-04-12T18:08:44+03:00</text:p>
      <text:p text:style-name="P4">
Modified Time: 2023-04-12T18:08:44+03:00</text:p>
      <text:p text:style-name="P4">
Description: Іспанія планує найближчими днями відправити в Україну шість танків Leopard 2A4, їх доставка має завершиться до кінця квітня. — Укрінформ.</text:p>
      <text:p text:style-name="P4">
Images: ["<text:a xlink:type="simple" xlink:href="https://static.ukrinform.com/photos/2023_02/thumb_files/630_360_1677073795-317.jpg" text:style-name="Internet_20_link" text:visited-style-name="Visited_20_Internet_20_Link">
630_360_16770...</text:a>
"]</text:p>
      <text:p text:style-name="P4">
Tags: ['Іспанія', 'Україна', ' танк Leopard']</text:p>
      <text:p text:style-name="P4">
Type: Article</text:p>
      <!--METADATA-->
      <text:p text:style-name="P4">
<draw:frame draw:style-name="fr1" draw:name="Image164" text:anchor-type="as-char" svg:width="6.9236in" svg:height="3.956343in" draw:z-index="0">
<draw:image xlink:href="../Images/yкринформ/2023-04-12T18-08-44-03-00/630_360_1677073795-317.jpg" xlink:type="simple" xlink:show="embed" xlink:actuate="onLoad" draw:mime-type="image/jpeg"/>
</draw:frame>
 Іспаніяпланує найближчими днями відправити в Україну шість танків Leopard 2A4, їхдоставка має завершиться до кінця квітня.</text:p>
      <text:p text:style-name="P4">
Про це заявила міністр оборони Іспанії Маргарита Роблес на спільнійпресконференції з українським колегою Олексієм Резніковим, передає Укрінформіз посиланням на <text:a xlink:type="simple" xlink:href="http://elpais.com/internacional/2023-04-12/guerra-ucrania-rusia-ultimas-noticias-en-directo.html" text:style-name="Internet_20_link" text:visited-style-name="Visited_20_Internet_20_Link">
 </text:a>
 .</text:p>
      <text:p text:style-name="P4">
«Найближчими днями шість танків Leopard 2A4 вирушать в Україну», – сказалаРоблес.</text:p>
      <text:p text:style-name="P4">
За її словами, доставка бойових машин буде здійснена морем і завершиться докінця квітня. Окрім танків <text:a xlink:type="simple" xlink:href="https://www.ukrinform.ua/tag-ispania" text:style-name="Internet_20_link" text:visited-style-name="Visited_20_Internet_20_Link">
 </text:a>
 поставитьКиєву також 20 бронетранспортерів.</text:p>
      <text:p text:style-name="P4">
«Є ще чотири «леопарди», які вже перебувають на ремонті, щоб їх можна булодоставити якомога швидше», – додала іспанський міністр.</text:p>
      <text:p text:style-name="P4">
Вона зауважила, що метою сьогоднішньої зустрічі було визначити, в яких сферахІспанія може продовжувати допомогу Україні.</text:p>
      <text:p text:style-name="P4">
«І, звичайно, ми продовжимо тренувальну роботу. Тут, в Іспанії, вже пройшли тапроходять підготовку понад 1000 солдатів. Можу сказати, що вони всім нампоказали приклад героїзму та відданості Україні та миру», – заявила Роблес.</text:p>
      <text:p text:style-name="P4">
<text:span text:style-name="T4">
Читайте також:</text:span>
 <text:a xlink:type="simple" xlink:href="https://www.ukrinform.ua/rubric-ato/3694266-dla-sil-oboroni-vidvantazili-cergovu-partiu-125milimetrovih-tankovih-snaradiv-ukroboronprom.html" text:style-name="Internet_20_link" text:visited-style-name="Visited_20_Internet_20_Link">
 <text:span text:style-name="T4">
танк</text:span>
 </text:a>
</text:p>
      <text:p text:style-name="P4">
Як повідомляв Укрінформ, Німеччина <text:a xlink:type="simple" xlink:href="https://www.ukrinform.ua/rubric-ato/3688202-solc-pidtverdiv-nimeccina-peredala-ukraini-18-tankiv-leopard.html" text:style-name="Internet_20_link" text:visited-style-name="Visited_20_Internet_20_Link">
 </text:a>
Україні 18 танків Leopard 2A6. Також Україна отримала від Португалії три танкиLeopard моделі 2A6.</text:p>
      <text:p text:style-name="P4">
<text:span text:style-name="T5">
Фото: kmweg.com</text:span>
</text:p>
      <text:p text:style-name="P4">
Source: <text:a xlink:type="simple" xlink:href="https://www.ukrinform.ua/rubric-ato/3695023-ispania-vidpravit-sist-leopard-2a4-v-ukrainu-najblizcimi-dnami-ministr-oboroni.html" text:style-name="Internet_20_link" text:visited-style-name="Visited_20_Internet_20_Link">
https://www.ukrinform.ua/rubric-ato/3695023-ispania-vidpravit-sist-leopard-2a4-v-ukrainu-najblizcimi-dnami-ministr-oboroni.html</text:a>
</text:p>
      <!--NEWS-->
      <text:h text:style-name="P10" text:outline-level="1">
<text:span text:style-name="T4">
Шмигаль зустрівся з главою Пентагону й закликав США надати літаки</text:span>
</text:h>
      <text:p text:style-name="P4">
Authors: Ukrinform (Person)</text:p>
      <text:p text:style-name="P4">
Publisher: Укринформ (Organization)</text:p>
      <text:p text:style-name="P4">
Published Time: 2023-04-12T18:09:00+03:00</text:p>
      <text:p text:style-name="P4">
Modified Time: 2023-04-12T18:09:00+03:00</text:p>
      <text:p text:style-name="P4">
Description: Прем'єр-міністр України Денис Шмигаль зустрівся з міністром оборони США Ллойдом Остіном і подякував Америці за лідерство в оборонній підтримці, а також закликав надати Україні більше зброї, в тому числі винищувачів. — Укрінформ.</text:p>
      <text:p text:style-name="P4">
Images: ["<text:a xlink:type="simple" xlink:href="https://static.ukrinform.com/photos/2023_04/thumb_files/630_360_1681312545-192.jpg" text:style-name="Internet_20_link" text:visited-style-name="Visited_20_Internet_20_Link">
630_360_16813...</text:a>
", "<text:a xlink:type="simple" xlink:href="https://static.ukrinform.com/photos/2023_04/1681312604-401.jpg" text:style-name="Internet_20_link" text:visited-style-name="Visited_20_Internet_20_Link">
1681312604-40...</text:a>
", "<text:a xlink:type="simple" xlink:href="https://static.ukrinform.com/photos/2023_04/1681313328-179.jpg" text:style-name="Internet_20_link" text:visited-style-name="Visited_20_Internet_20_Link">
1681313328-17...</text:a>
", "<text:a xlink:type="simple" xlink:href="https://static.ukrinform.com/photos/2023_04/1681313351-818.jpg" text:style-name="Internet_20_link" text:visited-style-name="Visited_20_Internet_20_Link">
1681313351-81...</text:a>
", "<text:a xlink:type="simple" xlink:href="https://static.ukrinform.com/photos/2023_04/1681313283-370.jpg" text:style-name="Internet_20_link" text:visited-style-name="Visited_20_Internet_20_Link">
1681313283-37...</text:a>
", "<text:a xlink:type="simple" xlink:href="https://static.ukrinform.com/photos/2023_04/1681313351-654.jpg" text:style-name="Internet_20_link" text:visited-style-name="Visited_20_Internet_20_Link">
1681313351-65...</text:a>
", "<text:a xlink:type="simple" xlink:href="https://static.ukrinform.com/photos/2023_04/thumb_files/630_360_1681320452-6929.jpeg" text:style-name="Internet_20_link" text:visited-style-name="Visited_20_Internet_20_Link">
630_360_16813...</text:a>
", "<text:a xlink:type="simple" xlink:href="https://static.ukrinform.com/photos/2023_04/thumb_files/630_360_1681320452-5281.jpeg" text:style-name="Internet_20_link" text:visited-style-name="Visited_20_Internet_20_Link">
630_360_16813...</text:a>
", "<text:a xlink:type="simple" xlink:href="https://static.ukrinform.com/photos/2023_04/thumb_files/630_360_1681320452-6023.jpeg" text:style-name="Internet_20_link" text:visited-style-name="Visited_20_Internet_20_Link">
630_360_16813...</text:a>
", "<text:a xlink:type="simple" xlink:href="https://static.ukrinform.com/photos/2023_04/thumb_files/630_360_1681320452-6226.jpeg" text:style-name="Internet_20_link" text:visited-style-name="Visited_20_Internet_20_Link">
630_360_16813...</text:a>
", "<text:a xlink:type="simple" xlink:href="https://static.ukrinform.com/photos/2023_04/thumb_files/630_360_1681320452-2503.jpeg" text:style-name="Internet_20_link" text:visited-style-name="Visited_20_Internet_20_Link">
630_360_16813...</text:a>
", "<text:a xlink:type="simple" xlink:href="https://static.ukrinform.com/photos/2023_04/thumb_files/630_360_1681320452-7349.jpeg" text:style-name="Internet_20_link" text:visited-style-name="Visited_20_Internet_20_Link">
630_360_16813...</text:a>
"]</text:p>
      <text:p text:style-name="P4">
Tags: ['Літак', 'США', 'Шмигаль', 'Остін']</text:p>
      <text:p text:style-name="P4">
Type: Article</text:p>
      <!--METADATA-->
      <text:p text:style-name="P4">
<draw:frame draw:style-name="fr1" draw:name="Image165" text:anchor-type="as-char" svg:width="6.9236in" svg:height="3.956343in" draw:z-index="0">
<draw:image xlink:href="../Images/yкринформ/2023-04-12T18-09-00-03-00/630_360_1681312545-192.jpg" xlink:type="simple" xlink:show="embed" xlink:actuate="onLoad" draw:mime-type="image/jpeg"/>
</draw:frame>
 Прем'єр-міністр України Денис Шмигаль зустрівся з міністром оборони США ЛлойдомОстіном і подякував Америці за лідерство в оборонній підтримці, а такожзакликав надати Україні більше зброї, в тому числі винищувачів.</text:p>
      <text:p text:style-name="P4">
Зустріч відбулася в середу в Пентагоні, передає власний кореспондентУкрінформу.</text:p>
      <text:p text:style-name="P4">
« <text:a xlink:type="simple" xlink:href="https://www.ukrinform.ua/tag-ssa" text:style-name="Internet_20_link" text:visited-style-name="Visited_20_Internet_20_Link">
 </text:a>
 – наш найбільший партнер в планівійськової підтримки», - підкреслив глава уряду на початку зустрічі.</text:p>
      <text:p text:style-name="P4">
<draw:frame draw:style-name="fr1" draw:name="Image166" text:anchor-type="as-char" svg:width="6.9236in" svg:height="4.615733in" draw:z-index="0">
<draw:image xlink:href="../Images/yкринформ/2023-04-12T18-09-00-03-00/1681312604-401.jpg" xlink:type="simple" xlink:show="embed" xlink:actuate="onLoad" draw:mime-type="image/jpeg"/>
</draw:frame>
</text:p>
      <text:p text:style-name="P4">
<draw:frame draw:style-name="fr1" draw:name="Image167" text:anchor-type="as-char" svg:width="6.9236in" svg:height="4.596501in" draw:z-index="0">
<draw:image xlink:href="../Images/yкринформ/2023-04-12T18-09-00-03-00/1681313328-179.jpg" xlink:type="simple" xlink:show="embed" xlink:actuate="onLoad" draw:mime-type="image/jpeg"/>
</draw:frame>
</text:p>
      <text:p text:style-name="P4">
Він подякував за виділення зброї для України, яка посилила обороноздатністьнашої країни. У цьому зв’язку Шмигаль особливо відзначив надання ЗСУ сучаснихсистем протиповітряної оборони, танків, артилерії й ракетних систем, а такожброньованої техніки. Прем’єр підкреслив, що українські військові підтвердили вбоях ефективність переданих США та іншими партнерами озброєнь.</text:p>
      <text:p text:style-name="P4">
Шмигаль підкреслив, що Україна має досягти перемоги в цій війні.</text:p>
      <text:p text:style-name="P4">
«Але для того, щоби досягти цієї мети скоріше та з меншими втратами, Українапотребуватиме більшої військової підтримки»,- наголосив глава уряду.</text:p>
      <text:p text:style-name="P4">
<draw:frame draw:style-name="fr1" draw:name="Image168" text:anchor-type="as-char" svg:width="6.9236in" svg:height="4.596501in" draw:z-index="0">
<draw:image xlink:href="../Images/yкринформ/2023-04-12T18-09-00-03-00/1681313351-818.jpg" xlink:type="simple" xlink:show="embed" xlink:actuate="onLoad" draw:mime-type="image/jpeg"/>
</draw:frame>
</text:p>
      <text:p text:style-name="P4">
<text:span text:style-name="T4">
Читайте також:</text:span>
 <text:a xlink:type="simple" xlink:href="https://www.ukrinform.ua/rubric-ato/3694666-ukraina-vze-mae-bagato-mozlivostej-sobi-dosagti-uspihu-ostin.html" text:style-name="Internet_20_link" text:visited-style-name="Visited_20_Internet_20_Link">
 <text:span text:style-name="T4">
Остін</text:span>
 </text:a>
</text:p>
      <text:p text:style-name="P4">
Він зазначив, що ЗСУ потрібні більше протиповітряних систем, щоби мінімізуватинаслідки російських авіаударів, більше артилерії та боєприпасів.</text:p>
      <text:p text:style-name="P4">
«Я також прошу переглянути можливість надати Україні (ракетні – ред.) системибільшого радіуса дії», - зауважив Прем’єр-міністр.</text:p>
      <text:p text:style-name="P4">
Для того, щоби краще захищати себе та Європу, Україні потрібно більше важкоїзброї та літаків, додав Шмигаль. У цьому контексті він підкреслив, щодосягнути переваги допомогли б винищувачі та запросив США приєднатися докоаліції інших країн, які оголосили про передачу Україні бойових літаків.</text:p>
      <text:p text:style-name="P4">
«Америка може вкотре продемонструвати своє лідерство, надавши Україні літакиF15 або F16», - зауважив Прем’єр.</text:p>
      <text:p text:style-name="P4">
<draw:frame draw:style-name="fr1" draw:name="Image169" text:anchor-type="as-char" svg:width="6.9236in" svg:height="4.596501in" draw:z-index="0">
<draw:image xlink:href="../Images/yкринформ/2023-04-12T18-09-00-03-00/1681313283-370.jpg" xlink:type="simple" xlink:show="embed" xlink:actuate="onLoad" draw:mime-type="image/jpeg"/>
</draw:frame>
</text:p>
      <text:p text:style-name="P4">
<draw:frame draw:style-name="fr1" draw:name="Image170" text:anchor-type="as-char" svg:width="6.9236in" svg:height="4.596501in" draw:z-index="0">
<draw:image xlink:href="../Images/yкринформ/2023-04-12T18-09-00-03-00/1681313351-654.jpg" xlink:type="simple" xlink:show="embed" xlink:actuate="onLoad" draw:mime-type="image/jpeg"/>
</draw:frame>
</text:p>
      <text:p text:style-name="P4">
<text:span text:style-name="T4">
Читайте також:</text:span>
 <text:a xlink:type="simple" xlink:href="https://www.ukrinform.ua/rubric-ato/3694621-ukraina-spodivaetsa-na-rozsirenna-postavok-vazkoi-zbroi-vid-kanadi-smigal.html" text:style-name="Internet_20_link" text:visited-style-name="Visited_20_Internet_20_Link">
 <text:span text:style-name="T4">
Шмигаль</text:span>
 </text:a>
</text:p>
      <text:p text:style-name="P4">
Шмигаль і Остін під час зустрічі обговорили нагальні потреби України дляуспішного проведення контрнаступальної операції, про це Шмигаль написав у <text:a xlink:type="simple" xlink:href="https://t.me/Denys_Smyhal/4951" text:style-name="Internet_20_link" text:visited-style-name="Visited_20_Internet_20_Link">
</text:a>
 .</text:p>
      <text:p text:style-name="P4">
<draw:frame draw:style-name="fr1" draw:name="Image171" text:anchor-type="as-char" svg:width="6.9236in" svg:height="3.956343in" draw:z-index="0">
<draw:image xlink:href="../Images/yкринформ/2023-04-12T18-09-00-03-00/630_360_1681320452-6929.jpeg" xlink:type="simple" xlink:show="embed" xlink:actuate="onLoad" draw:mime-type="image/jpeg"/>
</draw:frame>
 Шмигальзустрівся з Міністром оборони США Ллойдом Остіном / Фото: Денис Шмигаль  <text:a xlink:type="simple" xlink:href="https://static.ukrinform.com/photos/2023_04/1681320452-6929.jpeg" text:style-name="Internet_20_link" text:visited-style-name="Visited_20_Internet_20_Link">
<draw:frame draw:style-name="fr1" draw:name="Image172" text:anchor-type="as-char" svg:width="6.9236in" svg:height="3.956343in" draw:z-index="0">
<draw:image xlink:href="../Images/yкринформ/2023-04-12T18-09-00-03-00/630_360_1681320452-6929.jpeg" xlink:type="simple" xlink:show="embed" xlink:actuate="onLoad" draw:mime-type="image/jpeg"/>
</draw:frame>
</text:a>
 <text:a xlink:type="simple" xlink:href="https://static.ukrinform.com/photos/2023_04/1681320452-5281.jpeg" text:style-name="Internet_20_link" text:visited-style-name="Visited_20_Internet_20_Link">
<draw:frame draw:style-name="fr1" draw:name="Image173" text:anchor-type="as-char" svg:width="6.9236in" svg:height="3.956343in" draw:z-index="0">
<draw:image xlink:href="../Images/yкринформ/2023-04-12T18-09-00-03-00/630_360_1681320452-5281.jpeg" xlink:type="simple" xlink:show="embed" xlink:actuate="onLoad" draw:mime-type="image/jpeg"/>
</draw:frame>
</text:a>
 <text:a xlink:type="simple" xlink:href="https://static.ukrinform.com/photos/2023_04/1681320452-6023.jpeg" text:style-name="Internet_20_link" text:visited-style-name="Visited_20_Internet_20_Link">
<draw:frame draw:style-name="fr1" draw:name="Image174" text:anchor-type="as-char" svg:width="6.9236in" svg:height="3.956343in" draw:z-index="0">
<draw:image xlink:href="../Images/yкринформ/2023-04-12T18-09-00-03-00/630_360_1681320452-6023.jpeg" xlink:type="simple" xlink:show="embed" xlink:actuate="onLoad" draw:mime-type="image/jpeg"/>
</draw:frame>
</text:a>
 <text:a xlink:type="simple" xlink:href="https://static.ukrinform.com/photos/2023_04/1681320452-6226.jpeg" text:style-name="Internet_20_link" text:visited-style-name="Visited_20_Internet_20_Link">
<draw:frame draw:style-name="fr1" draw:name="Image175" text:anchor-type="as-char" svg:width="6.9236in" svg:height="3.956343in" draw:z-index="0">
<draw:image xlink:href="../Images/yкринформ/2023-04-12T18-09-00-03-00/630_360_1681320452-6226.jpeg" xlink:type="simple" xlink:show="embed" xlink:actuate="onLoad" draw:mime-type="image/jpeg"/>
</draw:frame>
</text:a>
 <text:a xlink:type="simple" xlink:href="https://static.ukrinform.com/photos/2023_04/1681320452-2503.jpeg" text:style-name="Internet_20_link" text:visited-style-name="Visited_20_Internet_20_Link">
<draw:frame draw:style-name="fr1" draw:name="Image176" text:anchor-type="as-char" svg:width="6.9236in" svg:height="3.956343in" draw:z-index="0">
<draw:image xlink:href="../Images/yкринформ/2023-04-12T18-09-00-03-00/630_360_1681320452-2503.jpeg" xlink:type="simple" xlink:show="embed" xlink:actuate="onLoad" draw:mime-type="image/jpeg"/>
</draw:frame>
</text:a>
 <text:a xlink:type="simple" xlink:href="https://static.ukrinform.com/photos/2023_04/1681320452-7349.jpeg" text:style-name="Internet_20_link" text:visited-style-name="Visited_20_Internet_20_Link">
<draw:frame draw:style-name="fr1" draw:name="Image177" text:anchor-type="as-char" svg:width="6.9236in" svg:height="3.956343in" draw:z-index="0">
<draw:image xlink:href="../Images/yкринформ/2023-04-12T18-09-00-03-00/630_360_1681320452-7349.jpeg" xlink:type="simple" xlink:show="embed" xlink:actuate="onLoad" draw:mime-type="image/jpeg"/>
</draw:frame>
</text:a>
</text:p>
      <text:p text:style-name="P4">
"Важлива зустріч із міністром оборони США Ллойдом Остіном. ПодякувавСполученим Штатам та особисто міністру за потужну військову підтримку, а такожзусилля щодо створення Української контактної групи", - зазначив Шмигаль.</text:p>
      <text:p text:style-name="P4">
_Джерело:<text:a xlink:type="simple" xlink:href="https://t.me/Denys_Smyhal/4957" text:style-name="Internet_20_link" text:visited-style-name="Visited_20_Internet_20_Link">
 </text:a>
 _</text:p>
      <text:p text:style-name="P4">
Як повідомляв Укрінформ, Прем’єр-міністр України прибув з візитом до США усереду, 12 квітня. Напередодні Денис Шмигаль побував з робочим візитом уКанаді. Там він зустрівся з Прем’єр-міністром Канади Джастіном Трюдо тавіцепрем’єр-міністром — міністром фінансів Канади Христею Фріланд.</text:p>
      <text:p text:style-name="P4">
Source: <text:a xlink:type="simple" xlink:href="https://www.ukrinform.ua/rubric-ato/3695024-smigal-zustrivsa-z-glavou-pentagona-j-zaklikav-ssa-nadati-litaki.html" text:style-name="Internet_20_link" text:visited-style-name="Visited_20_Internet_20_Link">
https://www.ukrinform.ua/rubric-ato/3695024-smigal-zustrivsa-z-glavou-pentagona-j-zaklikav-ssa-nadati-litaki.html</text:a>
</text:p>
      <!--NEWS-->
      <text:h text:style-name="P10" text:outline-level="1">
<text:span text:style-name="T4">
У Дворічній на Харківщині через російський обстріл загинули двоє цивільних</text:span>
</text:h>
      <text:p text:style-name="P4">
Authors: Ukrinform (Person)</text:p>
      <text:p text:style-name="P4">
Publisher: Укринформ (Organization)</text:p>
      <text:p text:style-name="P4">
Published Time: 2023-04-12T18:12:00+03:00</text:p>
      <text:p text:style-name="P4">
Modified Time: 2023-04-12T18:12:00+03:00</text:p>
      <text:p text:style-name="P4">
Description: У Харківській області внаслідок удару російської армії по селищу Дворічна Куп'янського району загинули двоє мирних жителів, одна цивільна дістала поранення, правоохоронцями відкриті кримінальні провадження. — Укрінформ.</text:p>
      <text:p text:style-name="P4">
Images: ["<text:a xlink:type="simple" xlink:href="https://static.ukrinform.com/photos/2023_04/thumb_files/630_360_1681312286-744.jpg" text:style-name="Internet_20_link" text:visited-style-name="Visited_20_Internet_20_Link">
630_360_16813...</text:a>
", "<text:a xlink:type="simple" xlink:href="https://static.ukrinform.com/photos/2023_04/1681312286-446.jpg" text:style-name="Internet_20_link" text:visited-style-name="Visited_20_Internet_20_Link">
1681312286-44...</text:a>
"]</text:p>
      <text:p text:style-name="P4">
Tags: ['Обстріл', 'Загибель', 'Харківщина', 'Війна з росією']</text:p>
      <text:p text:style-name="P4">
Type: Article</text:p>
      <!--METADATA-->
      <text:p text:style-name="P4">
<draw:frame draw:style-name="fr1" draw:name="Image178" text:anchor-type="as-char" svg:width="6.9236in" svg:height="3.956343in" draw:z-index="0">
<draw:image xlink:href="../Images/yкринформ/2023-04-12T18-12-00-03-00/630_360_1681312286-744.jpg" xlink:type="simple" xlink:show="embed" xlink:actuate="onLoad" draw:mime-type="image/jpeg"/>
</draw:frame>
 УХарківській області внаслідок удару російської армії по селищу ДворічнаКуп'янського району загинули двоє мирних жителів, одна цивільна дісталапоранення, правоохоронцями відкриті кримінальні провадження.</text:p>
      <text:p text:style-name="P4">
Як передає Укрінформ, про це Офіс генерального прокурора повідомив у <text:a xlink:type="simple" xlink:href="https://t.me/pgo_gov_ua/11207" text:style-name="Internet_20_link" text:visited-style-name="Visited_20_Internet_20_Link">
</text:a>
 .</text:p>
      <text:p text:style-name="P4">
Так, за даними слідства, у середу, 12 квітня, військовослужбовці збройних силросійської федерації <text:a xlink:type="simple" xlink:href="https://www.ukrinform.ua/tag-obstril" text:style-name="Internet_20_link" text:visited-style-name="Visited_20_Internet_20_Link">
 </text:a>
 селищеДворічна, убивши 71-річного місцевого жителя та завдавши поранень 63-річнійжінці.</text:p>
      <text:p text:style-name="P4">
<draw:frame draw:style-name="fr1" draw:name="Image179" text:anchor-type="as-char" svg:width="6.9236in" svg:height="5.199111in" draw:z-index="0">
<draw:image xlink:href="../Images/yкринформ/2023-04-12T18-12-00-03-00/1681312286-446.jpg" xlink:type="simple" xlink:show="embed" xlink:actuate="onLoad" draw:mime-type="image/jpeg"/>
</draw:frame>
</text:p>
      <text:p text:style-name="P4">
О 15:40 загарбники знову вдарили по селищу, поранивши 75-річного чоловіка.Постраждалий був доправлений до лікарні, проте врятувати його не вдалося.</text:p>
      <text:p text:style-name="P4">
Ворожим вогнем у Дворічній також пошкоджені житлові будинки.</text:p>
      <text:p text:style-name="P4">
Правоохоронці розпочали досудові розслідування за фактами порушення законів ізвичаїв війни (ст. 438 Кримінального кодексу України).</text:p>
      <text:p text:style-name="P4">
<text:span text:style-name="T4">
Читайте також:</text:span>
 <text:a xlink:type="simple" xlink:href="https://www.ukrinform.ua/rubric-ato/3694977-rosiani-obstrilali-orihiv-i-gulajpole.html" text:style-name="Internet_20_link" text:visited-style-name="Visited_20_Internet_20_Link">
 <text:span text:style-name="T4">
обстріл</text:span>
 </text:a>
</text:p>
      <text:p text:style-name="P4">
Як повідомляв Укрінформ, 11 квітня в Харківській області від російськихобстрілів потерпали прикордонні і прифронтові населені пункти Харківського,Чугуївського, Ізюмського та Куп'янського районів.</text:p>
      <text:p text:style-name="P4">
У селі Кіндрашівка внаслідок удару росіян із реактивних систем залпового вогнюпоранення дістала 62-річна жінка.</text:p>
      <text:p text:style-name="P4">
<text:span text:style-name="T5">
Фото: Офіс Генерального прокурора</text:span>
</text:p>
      <text:p text:style-name="P4">
Source: <text:a xlink:type="simple" xlink:href="https://www.ukrinform.ua/rubric-regions/3695026-u-dvoricnij-na-harkivsini-cerez-rosijskij-obstril-zaginuli-dvoe-civilnih.html" text:style-name="Internet_20_link" text:visited-style-name="Visited_20_Internet_20_Link">
https://www.ukrinform.ua/rubric-regions/3695026-u-dvoricnij-na-harkivsini-cerez-rosijskij-obstril-zaginuli-dvoe-civilnih.html</text:a>
</text:p>
      <!--NEWS-->
      <text:h text:style-name="P10" text:outline-level="1">
<text:span text:style-name="T4">
Позивний «Мольфар»: на війні загинув лідер пластунів у Галичі Петро Ткачівський</text:span>
</text:h>
      <text:p text:style-name="P4">
Authors: Ukrinform (Person)</text:p>
      <text:p text:style-name="P4">
Publisher: Укринформ (Organization)</text:p>
      <text:p text:style-name="P4">
Published Time: 2023-04-12T18:14:00+03:00</text:p>
      <text:p text:style-name="P4">
Modified Time: 2023-04-12T18:14:00+03:00</text:p>
      <text:p text:style-name="P4">
Description: На війні загинув багаторічний керівник пластового осередку у Галичі Петро Ткачівський з позивним «Мольфар». — Укрінформ.</text:p>
      <text:p text:style-name="P4">
Images: ["<text:a xlink:type="simple" xlink:href="https://static.ukrinform.com/photos/2021_04/thumb_files/630_360_1617451171-445.jpg" text:style-name="Internet_20_link" text:visited-style-name="Visited_20_Internet_20_Link">
630_360_16174...</text:a>
", "<text:a xlink:type="simple" xlink:href="https://static.ukrinform.com/photos/2023_04/1681312268-637.jpg" text:style-name="Internet_20_link" text:visited-style-name="Visited_20_Internet_20_Link">
1681312268-63...</text:a>
"]</text:p>
      <text:p text:style-name="P4">
Tags: ['Луганщина', 'Пластуни', 'Загибель', 'Війна з росією']</text:p>
      <text:p text:style-name="P4">
Type: Article</text:p>
      <!--METADATA-->
      <text:p text:style-name="P4">
<draw:frame draw:style-name="fr1" draw:name="Image180" text:anchor-type="as-char" svg:width="6.9236in" svg:height="3.956343in" draw:z-index="0">
<draw:image xlink:href="../Images/yкринформ/2023-04-12T18-14-00-03-00/630_360_1617451171-445.jpg" xlink:type="simple" xlink:show="embed" xlink:actuate="onLoad" draw:mime-type="image/jpeg"/>
</draw:frame>
 На війнізагинув багаторічний керівник пластового осередку у Галичі Петро Ткачівський зпозивним «Мольфар».</text:p>
      <text:p text:style-name="P4">
Про це у <text:a xlink:type="simple" xlink:href="https://www.facebook.com/PlastUA/posts/pfbid0fFjg7ccGJV8zHxRhKdy1RsFT2YtyKwG7w5wKVJafRfHCuz9cGYHtNpjinancumgUl" text:style-name="Internet_20_link" text:visited-style-name="Visited_20_Internet_20_Link">
</text:a>
повідомив «Пласт – український скаутинг», передає Укрінформ.</text:p>
      <text:p text:style-name="P4">
«Загинув захищаючи Україну Ткачівський Петро. Пластове псевдо «БРП».Військовий позивний «Мольфар». Пластун сеньйор праці. Відновник пластовогоосередку в м. Галич та довголітній його керівник. Новацький та юнацькийвиховник. Організатор пластових мандрівок, вишколів, таборів. Розвивавпластову оселю в с. Курипів», - йдеться у повідомленні.</text:p>
      <text:p text:style-name="P4">
<draw:frame draw:style-name="fr1" draw:name="Image181" text:anchor-type="as-char" svg:width="6.9236in" svg:height="6.9236in" draw:z-index="0">
<draw:image xlink:href="../Images/yкринформ/2023-04-12T18-14-00-03-00/1681312268-637.jpg" xlink:type="simple" xlink:show="embed" xlink:actuate="onLoad" draw:mime-type="image/jpeg"/>
</draw:frame>
</text:p>
      <text:p text:style-name="P4">
Зазначається, що Петро Ткачівський з 2017 до 2019 року був окружним Івано-Франківської округи.</text:p>
      <text:p text:style-name="P4">
<text:span text:style-name="T4">
Читайте також:</text:span>
 <text:a xlink:type="simple" xlink:href="https://www.ukrinform.ua/rubric-sports/3694204-pid-bahmutom-zaginuv-ukrainskij-velogonsik-kostantin-deneka.html" text:style-name="Internet_20_link" text:visited-style-name="Visited_20_Internet_20_Link">
 <text:span text:style-name="T4">
загинув</text:span>
 </text:a>
</text:p>
      <text:p text:style-name="P4">
До українського війська зголосився піти 5 березня 2022 року. Службу проходив увійськовій частині № 1241 50 полку імені Семена Височана Національної ГвардіїУкраїни. Після навчань та тренувань виконував військові завдання в місті ВарашРівненської області. З 4 квітня воював на <text:a xlink:type="simple" xlink:href="https://www.ukrinform.ua/tag-lugansina" text:style-name="Internet_20_link" text:visited-style-name="Visited_20_Internet_20_Link">
 </text:a>
 . Загинув в бою поблизу села Шипилівка, Лисичанської міськоїгромади Сєвєродонецького району Луганської області.</text:p>
      <text:p text:style-name="P4">
У Петра Ткачівського залишились дружина та двоє дітей.</text:p>
      <text:p text:style-name="P4">
Source: <text:a xlink:type="simple" xlink:href="https://www.ukrinform.ua/rubric-regions/3695027-pozivnij-molfar-na-vijni-zaginuv-lider-plastuniv-u-galici-petro-tkacivskij.html" text:style-name="Internet_20_link" text:visited-style-name="Visited_20_Internet_20_Link">
https://www.ukrinform.ua/rubric-regions/3695027-pozivnij-molfar-na-vijni-zaginuv-lider-plastuniv-u-galici-petro-tkacivskij.html</text:a>
</text:p>
      <!--NEWS-->
      <text:h text:style-name="P10" text:outline-level="1">
<text:span text:style-name="T4">
Понад 80% поранених і хворих військових після лікування повертаються у стрій - медики</text:span>
</text:h>
      <text:p text:style-name="P4">
Authors: Ukrinform (Person)</text:p>
      <text:p text:style-name="P4">
Publisher: Укринформ (Organization)</text:p>
      <text:p text:style-name="P4">
Published Time: 2023-04-12T18:25:00+03:00</text:p>
      <text:p text:style-name="P4">
Modified Time: 2023-04-12T18:25:00+03:00</text:p>
      <text:p text:style-name="P4">
Description: Близько 82% поранених і хворих українських військових після лікування повертаються у стрій. — Укрінформ.</text:p>
      <text:p text:style-name="P4">
Images: ["<text:a xlink:type="simple" xlink:href="https://static.ukrinform.com/photos/2022_11/thumb_files/630_360_1669729873-277.jpg" text:style-name="Internet_20_link" text:visited-style-name="Visited_20_Internet_20_Link">
630_360_16697...</text:a>
"]</text:p>
      <text:p text:style-name="P4">
Tags: ['Медицина', 'Поранені', 'Військові', 'Війна з росією']</text:p>
      <text:p text:style-name="P4">
Type: Article</text:p>
      <!--METADATA-->
      <text:p text:style-name="P4">
<draw:frame draw:style-name="fr1" draw:name="Image182" text:anchor-type="as-char" svg:width="6.9236in" svg:height="3.956343in" draw:z-index="0">
<draw:image xlink:href="../Images/yкринформ/2023-04-12T18-25-00-03-00/630_360_1669729873-277.jpg" xlink:type="simple" xlink:show="embed" xlink:actuate="onLoad" draw:mime-type="image/jpeg"/>
</draw:frame>
 Близько82% поранених і хворих українських військових після лікування повертаються устрій.</text:p>
      <text:p text:style-name="P4">
Про це на <text:a xlink:type="simple" xlink:href="https://www.youtube.com/watch" text:style-name="Internet_20_link" text:visited-style-name="Visited_20_Internet_20_Link">
 </text:a>
 повідомив президентНаціональної академії медичних наук Віталій Цимбалюк, передає кореспондентУкрінформу.</text:p>
      <text:p text:style-name="P4">
“НАМН України є ініціатором та розробником Воєнно- <text:a xlink:type="simple" xlink:href="https://www.ukrinform.ua/tag-medicina" text:style-name="Internet_20_link" text:visited-style-name="Visited_20_Internet_20_Link">
</text:a>
 доктрини України, в основу якоїпокладений ізраїльський принцип, відповідно до якого всі цивільні лікарні наперіод війни стають такими ж військовими шпиталями. Тому завдяки об'єднаннюзусиль військової та цивільної охорони здоров'я, єдиному медичному простору,на сьогодні до 82% поранених і хворих військових повертаються у стрій”, -сказав Цимбалюк.</text:p>
      <text:p text:style-name="P4">
За його словами, 80% поранених упродовж так званої золотої години отримуютьналежну допомогу.</text:p>
      <text:p text:style-name="P4">
Водночас смертність військових на етапі евакуації зменшилась до 1,35%.</text:p>
      <text:p text:style-name="P4">
Президент НАМН зауважив, що бійці з пораненнями в серце за 6-8 годиндоправляються до наукових установ НАМН у Харкові, а за 12 годин - у столицю.</text:p>
      <text:p text:style-name="P4">
За даними Цимбалюка, лікарі Інституту серцево-судинної хірургії імені Амосовата Інституту загальної та невідкладної хірургії імені Зайцева врятували 72військовослужбовців з бойовою травмою серця та великих судин.</text:p>
      <text:p text:style-name="P4">
Загалом від початку повномасштабного вторгнення рф в Інституті серцево-судинної хірургії імені Амосова проліковано 537 військовослужбовців зпатологією серця та магістральних судин, з них 38 із бойовою травмою серця тасудин.</text:p>
      <text:p text:style-name="P4">
<text:span text:style-name="T4">
Читайте також:</text:span>
 <text:a xlink:type="simple" xlink:href="https://www.ukrinform.ua/rubric-society/3693715-v-ukraini-dopomogu-z-reabilitacii-nadaut-630-medzakladiv.html" text:style-name="Internet_20_link" text:visited-style-name="Visited_20_Internet_20_Link">
 <text:span text:style-name="T4">
реабілітації</text:span>
 </text:a>
</text:p>
      <text:p text:style-name="P4">
Крім того, в установі прооперовано та проліковано понад 420 пацієнтів, якімали поранення серця та великих судин.</text:p>
      <text:p text:style-name="P4">
Своєю чергою лікарі Інституту очних хвороб і тканинної терапії імені врятувализір 524 військовослужбовцям, лікарі Інституту отоларингології іменіКоломійченка зберегли та відновили слух 901 військовослужбовцю.</text:p>
      <text:p text:style-name="P4">
Цимбалюк також зазначив, що контузія (акубаротравма) є одним з основнихпроявів мінно-вибухової травми і становить 6,6% - 7,1% в загальній структурібойових санітарних втрат, 39,5% - серед усіх уражень ЛОР-органів.</text:p>
      <text:p text:style-name="P4">
“На сьогодні акубаротравматичне ураження, як основне чи супутнє, мають понад93% госпіталізованих постраждалих із зони бойових дій”, - зауважив фахівець.</text:p>
      <text:p text:style-name="P4">
Source: <text:a xlink:type="simple" xlink:href="https://www.ukrinform.ua/rubric-ato/3695028-ponad-80-poranenih-i-hvorih-vijskovih-pisla-likuvanna-povertautsa-u-strij-mediki.html" text:style-name="Internet_20_link" text:visited-style-name="Visited_20_Internet_20_Link">
https://www.ukrinform.ua/rubric-ato/3695028-ponad-80-poranenih-i-hvorih-vijskovih-pisla-likuvanna-povertautsa-u-strij-mediki.html</text:a>
</text:p>
      <!--NEWS-->
      <text:h text:style-name="P10" text:outline-level="1">
<text:span text:style-name="T4">
Видатки Пенсійного фонду торік склали 590,1 мільярда</text:span>
</text:h>
      <text:p text:style-name="P4">
Authors: Ukrinform (Person)</text:p>
      <text:p text:style-name="P4">
Publisher: Укринформ (Organization)</text:p>
      <text:p text:style-name="P4">
Published Time: 2023-04-12T18:41:00+03:00</text:p>
      <text:p text:style-name="P4">
Modified Time: 2023-04-12T18:41:00+03:00</text:p>
      <text:p text:style-name="P4">
Description: Загальні видатки Пенсійного фонду України торік склали 590,1 млрд грн, з них на пенсійні виплати було спрямовано 97,3% загальної суми. — Укрінформ.</text:p>
      <text:p text:style-name="P4">
Images: ["<text:a xlink:type="simple" xlink:href="https://static.ukrinform.com/photos/2016_09/thumb_files/630_360_1474057505-3433.jpg" text:style-name="Internet_20_link" text:visited-style-name="Visited_20_Internet_20_Link">
630_360_14740...</text:a>
"]</text:p>
      <text:p text:style-name="P4">
Tags: ['Пенсія', 'Пенсійний фонд']</text:p>
      <text:p text:style-name="P4">
Type: Article</text:p>
      <!--METADATA-->
      <text:p text:style-name="P4">
<draw:frame draw:style-name="fr1" draw:name="Image183" text:anchor-type="as-char" svg:width="6.9236in" svg:height="3.956343in" draw:z-index="0">
<draw:image xlink:href="../Images/yкринформ/2023-04-12T18-41-00-03-00/630_360_1474057505-3433.jpg" xlink:type="simple" xlink:show="embed" xlink:actuate="onLoad" draw:mime-type="image/jpeg"/>
</draw:frame>
 Загальнівидатки Пенсійного фонду України торік склали 590,1 млрд грн, з них напенсійні виплати було спрямовано 97,3% загальної суми.</text:p>
      <text:p text:style-name="P4">
Як передає Укрінформ, про це під час публічного звіту повідомив головаправління <text:a xlink:type="simple" xlink:href="https://www.pfu.gov.ua/2157200-zvit-pro-robotu-organiv-pensijnogo-fondu-ukrayiny-za-2022-rik/" text:style-name="Internet_20_link" text:visited-style-name="Visited_20_Internet_20_Link">
 </text:a>
 Євгеній Капінус.</text:p>
      <text:p text:style-name="P4">
«У 2022 році загальні видатки Пенсійного фонду України становили 590,1 млрдгрн, що на 69,2 млрд грн, або на 13,3%, більше, порівняно з 2021 роком», -йдеться у звіті.</text:p>
      <text:p text:style-name="P4">
<text:span text:style-name="T4">
Читайте також:</text:span>
 <text:a xlink:type="simple" xlink:href="https://www.ukrinform.ua/rubric-economy/3692567-urad-u-i-kvartali-spramuvav-na-socviplati-1173-milarda-minfin.html" text:style-name="Internet_20_link" text:visited-style-name="Visited_20_Internet_20_Link">
 </text:a>
</text:p>
      <text:p text:style-name="P4">
Згідно із оприлюдненими даними, із загальної суми видатків на пенсійні виплатиспрямовано 574,3 млрд грн (97,3%), видатки на виплату житлових субсидій тапільг – 6,4 млрд грн (1,1%), видатки на виплату щорічної разової грошовоїдопомоги ветеранам війни і жертвам нацистських переслідувань – 0,8 млрд грн(0,2%), інші видатки – 8,6 млрд грн, із них – 2,5 млрд грн – оплата послуг звиплати та доставки пенсійних виплат (0,4%), 6,1 млрд грн – адміністративнівитрати, пов’язані із виконанням функцій, покладених на органи <text:a xlink:type="simple" xlink:href="https://www.ukrinform.ua/tag-pensijnij-fond" text:style-name="Internet_20_link" text:visited-style-name="Visited_20_Internet_20_Link">
</text:a>
 (1,0%).</text:p>
      <text:p text:style-name="P4">
Наголошується, що у 2022 році видатки, які фінансуються за рахунок власнихкоштів, забезпечувались надходженням цих коштів на 100,1%, що на 9,1% більше,порівняно з 2021 роком.</text:p>
      <text:p text:style-name="P4">
<text:span text:style-name="T4">
Читайте також:</text:span>
 <text:a xlink:type="simple" xlink:href="https://www.ukrinform.ua/rubric-society/3685285-z-1-kvitna-pererahuut-viplati-pensioneram-aki-pracuut.html" text:style-name="Internet_20_link" text:visited-style-name="Visited_20_Internet_20_Link">
 <text:span text:style-name="T4">
пенсіонерам</text:span>
 </text:a>
</text:p>
      <text:p text:style-name="P4">
«Протягом 2022 року загальні доходи бюджету Пенсійного фонду України становили620,4 млрд грн (без урахування залишку на початок року). Порівняно з 2021роком загальні доходи зросли на 108,6 млрд грн, або на 21,2%», - йдеться узвіті.</text:p>
      <text:p text:style-name="P4">
У структурі загальних доходів 403,9 млрд грн (65,1%) становили власні доходи,які зросли на 69,8 млрд грн, або на 20,9%, до 2021 року.</text:p>
      <text:p text:style-name="P4">
Зокрема, від частини єдиного внеску, розподіленої на загальнообов’язковедержавне пенсійне страхування, надійшло 375,4 млрд грн (92,9% суми власнихдоходів). Власні доходи, які адмініструє Пенсійний фонд України, становили 4,8млрд грн (1,2%). Кошти Державного бюджету України на сплату єдиного внеску задеякі категорії застрахованих осіб – 23,7 млрд грн (5,9%).</text:p>
      <text:p text:style-name="P4">
Як повідомлялося, станом на 1 січня 2023 року на обліку в Пенсійному фондіУкраїни перебувало 10 687,9 тис. пенсіонерів. Середня заробітна плата, з якоїсплачено страхові внески та яка враховується для обчислення пенсії, на кінець2022 року становила 13 376,21 грн.</text:p>
      <text:p text:style-name="P4">
Source: <text:a xlink:type="simple" xlink:href="https://www.ukrinform.ua/rubric-economy/3695036-vidatki-pensijnogo-fondu-torik-sklali-5901-milarda.html" text:style-name="Internet_20_link" text:visited-style-name="Visited_20_Internet_20_Link">
https://www.ukrinform.ua/rubric-economy/3695036-vidatki-pensijnogo-fondu-torik-sklali-5901-milarda.html</text:a>
</text:p>
      <!--NEWS-->
      <text:h text:style-name="P10" text:outline-level="1">
<text:span text:style-name="T4">
ВАКС відмовився продовжувати слідство у справі Коболєва</text:span>
</text:h>
      <text:p text:style-name="P4">
Authors: Ukrinform (Person)</text:p>
      <text:p text:style-name="P4">
Publisher: Укринформ (Organization)</text:p>
      <text:p text:style-name="P4">
Published Time: 2023-04-12T18:49:00+03:00</text:p>
      <text:p text:style-name="P4">
Modified Time: 2023-04-12T18:49:00+03:00</text:p>
      <text:p text:style-name="P4">
Description: Вищий антикорупційний суд відмовив у задоволенні клопотання про продовження термінів досудового розслідування кримінального провадження відносно ексглави НАК “Нафтогазу” Андрія Коболєва. — Укрінформ.</text:p>
      <text:p text:style-name="P4">
Images: ["<text:a xlink:type="simple" xlink:href="https://static.ukrinform.com/photos/2023_03/thumb_files/630_360_1678812223-274.jpeg" text:style-name="Internet_20_link" text:visited-style-name="Visited_20_Internet_20_Link">
630_360_16788...</text:a>
"]</text:p>
      <text:p text:style-name="P4">
Tags: ['Коболєв', 'Нафтогаз', 'САП', 'Суд', 'Антикорупційний суд']</text:p>
      <text:p text:style-name="P4">
Type: Article</text:p>
      <!--METADATA-->
      <text:p text:style-name="P4">
<draw:frame draw:style-name="fr1" draw:name="Image184" text:anchor-type="as-char" svg:width="6.9236in" svg:height="3.956343in" draw:z-index="0">
<draw:image xlink:href="../Images/yкринформ/2023-04-12T18-49-00-03-00/630_360_1678812223-274.jpeg" xlink:type="simple" xlink:show="embed" xlink:actuate="onLoad" draw:mime-type="image/jpeg"/>
</draw:frame>
 Вищийантикорупційний суд відмовив у задоволенні клопотання про продовження термінівдосудового розслідування кримінального провадження відносно ексглави НАК“Нафтогазу” Андрія Коболєва.</text:p>
      <text:p text:style-name="P4">
Відповідне рішення <text:a xlink:type="simple" xlink:href="https://www.youtube.com/watch" text:style-name="Internet_20_link" text:visited-style-name="Visited_20_Internet_20_Link">
</text:a>
слідчий суддя Олег Федоров , передає Укрінформ.</text:p>
      <text:p text:style-name="P4">
“Суд ухвалив: клопотання детектива щодо продовження строків досудовогорозслідування у кримінальному провадженні відмовити”, - оголосив суддя.</text:p>
      <text:p text:style-name="P4">
Ухвала слідчого судді оскарженню не підлягає. Строки досудового слідства усправі закінчуються 19 квітня.</text:p>
      <text:p text:style-name="P4">
З огляду на рішення <text:a xlink:type="simple" xlink:href="https://www.ukrinform.ua/tag-sud" text:style-name="Internet_20_link" text:visited-style-name="Visited_20_Internet_20_Link">
 </text:a>
 , до цього часуслідство у цій справі мають завершити і передати обвинувальний акт до суду длярозгляду по суті або закрити справу.</text:p>
      <text:p text:style-name="P4">
<text:span text:style-name="T4">
Читайте також:</text:span>
 <text:a xlink:type="simple" xlink:href="https://www.ukrinform.ua/rubric-economy/3679296-kobolev-ne-vnis-zastavu-ale-jogo-rahunki-sud-ne-arestovuvav-sap.html" text:style-name="Internet_20_link" text:visited-style-name="Visited_20_Internet_20_Link">
 <text:span text:style-name="T4">
Коболєв</text:span>
 </text:a>
</text:p>
      <text:p text:style-name="P4">
У САП Укрінформу повідомили, що сторона обвинувачення здійснить оцінкуздобутих доказів на предмет їх достатності для направлення справи до суду.</text:p>
      <text:p text:style-name="P4">
Як повідомляв Укрінформ, ексголові НАК «Нафтогаз України» Андрію <text:a xlink:type="simple" xlink:href="https://www.ukrinform.ua/rubric-economy/3655231-eksglavu-pravlinna-naftogazu-pidozruut-u-privlasnenni-ponad-229-miljoniv.html" text:style-name="Internet_20_link" text:visited-style-name="Visited_20_Internet_20_Link">
</text:a>
 . За версієюслідства, він у незаконний спосіб забезпечив собі виплату премій на понад 229млн грн.</text:p>
      <text:p text:style-name="P4">
Відносно Коболєва діє запобіжний захід у вигляді застави розміром 229 млн грні зобов’язання носити електронний браслет.</text:p>
      <text:p text:style-name="P4">
Source: <text:a xlink:type="simple" xlink:href="https://www.ukrinform.ua/rubric-economy/3695043-vaks-vidmovivsa-prodovzuvati-slidstvo-u-spravi-koboleva.html" text:style-name="Internet_20_link" text:visited-style-name="Visited_20_Internet_20_Link">
https://www.ukrinform.ua/rubric-economy/3695043-vaks-vidmovivsa-prodovzuvati-slidstvo-u-spravi-koboleva.html</text:a>
</text:p>
      <!--NEWS-->
      <text:h text:style-name="P10" text:outline-level="1">
<text:span text:style-name="T4">
В ЄС шукають законний шлях спрямування заморожених активів рф на відбудову України</text:span>
</text:h>
      <text:p text:style-name="P4">
Authors: Ukrinform (Person)</text:p>
      <text:p text:style-name="P4">
Publisher: Укринформ (Organization)</text:p>
      <text:p text:style-name="P4">
Published Time: 2023-04-12T18:50:00+03:00</text:p>
      <text:p text:style-name="P4">
Modified Time: 2023-04-12T18:50:00+03:00</text:p>
      <text:p text:style-name="P4">
Description: Європейський Союз та Шведське головування в ЄС напружено працюють, щоб знайти законний шлях для спрямування на відновлення України російських активів, що були заморожені у зв’язку із російською агресією. — Укрінформ.</text:p>
      <text:p text:style-name="P4">
Images: ["<text:a xlink:type="simple" xlink:href="https://static.ukrinform.com/photos/2023_04/thumb_files/630_360_1681314556-780.jpg" text:style-name="Internet_20_link" text:visited-style-name="Visited_20_Internet_20_Link">
630_360_16813...</text:a>
"]</text:p>
      <text:p text:style-name="P4">
Tags: ['Євросоюз', 'Україна', 'Гроші', 'росія']</text:p>
      <text:p text:style-name="P4">
Type: Article</text:p>
      <!--METADATA-->
      <text:p text:style-name="P4">
<draw:frame draw:style-name="fr1" draw:name="Image185" text:anchor-type="as-char" svg:width="6.9236in" svg:height="3.956343in" draw:z-index="0">
<draw:image xlink:href="../Images/yкринформ/2023-04-12T18-50-00-03-00/630_360_1681314556-780.jpg" xlink:type="simple" xlink:show="embed" xlink:actuate="onLoad" draw:mime-type="image/jpeg"/>
</draw:frame>
Європейський Союз та Шведське головування в ЄС напружено працюють, щоб знайтизаконний шлях для спрямування на відновлення України російських активів, щобули заморожені у зв’язку із російською агресією.</text:p>
      <text:p text:style-name="P4">
Як повідомляє Укрінформ, про це йдеться в повідомленні, оприлюдненому сьогодні<text:a xlink:type="simple" xlink:href="http://swedish-presidency.consilium.europa.eu/en/news/intensive-efforts-to-enable-frozen-russian-assets-to-reach-ukraine/" text:style-name="Internet_20_link" text:visited-style-name="Visited_20_Internet_20_Link">
 </text:a>
.</text:p>
      <text:p text:style-name="P4">
«Ми маємо допомогти Україні, і в той же час дотримуватися верховенства права,на якому оснований ЄС. Це також поширюється на часи кризи та війни», -зазначив з цього приводу генеральний директор Національної торговельної палатиШвеції, посол Андерс Анлід (Anders Ahnlid), який очолює роботу із пошукушляхів використання заморожених російських коштів в рамках зусиль Шведськогоголовування в ЄС.</text:p>
      <text:p text:style-name="P4">
Він зауважив, що у розв'язанні цього питання мають бути враховані відразудекілька правових рамок, залежно від типу заморожених російських активів.Наприклад, заморожені приватні кошти та заморожені фінансові ресурси держави-агресора, а також подальше поводження з ними підпадають під різні регуляторнінорми європейського законодавства. Зокрема, приватний капітал, що бувзаморожений внаслідок санкцій, може підлягати конфіскації лише за рішеннямсуду та законним обвинуваченням.</text:p>
      <text:p text:style-name="P4">
«Ми маємо дотримуватися законодавства <text:a xlink:type="simple" xlink:href="https://www.ukrinform.ua/tag-evrosouz" text:style-name="Internet_20_link" text:visited-style-name="Visited_20_Internet_20_Link">
 </text:a>
 та міжнародного законодавства – і саме у цьому полягає виклик.Водночас я хочу наголосили, що ми маємо бути інноваційними, та сфокусуватизусилля на пошуку рішення. Ми маємо відповісти на високі очікування, тазробити все, що в наших силах, щоб якомога далі просунутися у цьому питанні.Але його рішення залишається важким завданням», - додав представник Швеції.</text:p>
      <text:p text:style-name="P4">
Зазначається, що ЄС визнає величезні потреби у підтримці України в їїповоєнному відновленні та веде активну роботу для пошуку належних рішень.Такий пошук є одним із ключових завдань ротаційного Шведського головування вЄС.</text:p>
      <text:p text:style-name="P4">
<text:span text:style-name="T4">
Читайте також:</text:span>
 <text:a xlink:type="simple" xlink:href="https://www.ukrinform.ua/rubric-world/3687269-u-es-vkazuut-na-skladnist-konfiskacii-rosijskih-aktiviv.html" text:style-name="Internet_20_link" text:visited-style-name="Visited_20_Internet_20_Link">
 </text:a>
</text:p>
      <text:p text:style-name="P4">
Як повідомлялося, в лютому поточного року в ЄС <text:a xlink:type="simple" xlink:href="https://www.ukrinform.ua/rubric-economy/3670409-v-es-stvorili-robocu-grupu-z-vikoristanna-zamorozenih-aktiviv-rf-dla-vidnovlenna-ukraini.html" text:style-name="Internet_20_link" text:visited-style-name="Visited_20_Internet_20_Link">
</text:a>
 , якапокликана сфокусувати зусилля на пошуку шляхів для спрямування замороженихросійських активів на відбудову України. Цю робочу групу очолює посол АндерсАнлід, який був призначений на цю позицію за підтримки Європейської Ради.</text:p>
      <text:p text:style-name="P4">
Однією з головних цілей цієї робочої групи є встановлення чіткої картини, десаме знаходяться російські заморожені активи, та якою є їх загальна вартість.Зокрема, відомо, що близько 300 мільярдів доларів США із активів російськогоцентробанку були заморожені в країнах «Групи семи».</text:p>
      <text:p text:style-name="P4">
Як очікується, робоча група, створена за часів Шведського головування,передасть напрацьовані матеріали щодо заморожених російських активівІспанському головуванню в ЄС, що на ротаційній основі виконуватиме ціобов’язки у другій половині поточного року.</text:p>
      <text:p text:style-name="P4">
Наразі у країнах світу були заморожені російські активи на суму 340-350мільярдів доларів, включаючи активи російського центробанку та російськихолігархів, що підтримують режим путіна та його злочинну агресію проти України.</text:p>
      <text:p text:style-name="P4">
Фото: Johannes Frandsen/Government Offices</text:p>
      <text:p text:style-name="P4">
Source: <text:a xlink:type="simple" xlink:href="https://www.ukrinform.ua/rubric-vidbudova/3695039-v-es-sukaut-zakonnij-slah-spramuvanna-zamorozenih-aktiviv-rf-na-vidbudovu-ukraini.html" text:style-name="Internet_20_link" text:visited-style-name="Visited_20_Internet_20_Link">
https://www.ukrinform.ua/rubric-vidbudova/3695039-v-es-sukaut-zakonnij-slah-spramuvanna-zamorozenih-aktiviv-rf-na-vidbudovu-ukraini.html</text:a>
</text:p>
      <!--NEWS-->
      <text:h text:style-name="P10" text:outline-level="1">
<text:span text:style-name="T4">
Українка Світоліна здобула першу перемогу після повернення до змагань</text:span>
</text:h>
      <text:p text:style-name="P4">
Authors: Ukrinform (Person)</text:p>
      <text:p text:style-name="P4">
Publisher: Укринформ (Organization)</text:p>
      <text:p text:style-name="P4">
Published Time: 2023-04-12T18:50:44+03:00</text:p>
      <text:p text:style-name="P4">
Modified Time: 2023-04-12T18:50:44+03:00</text:p>
      <text:p text:style-name="P4">
Description: Українська тенісистка Еліна Світоліна (№1344 WTA) провела другий матч після декрету. — Укрінформ.</text:p>
      <text:p text:style-name="P4">
Images: ["<text:a xlink:type="simple" xlink:href="https://static.ukrinform.com/photos/2023_04/thumb_files/630_360_1681314573-596.jpg" text:style-name="Internet_20_link" text:visited-style-name="Visited_20_Internet_20_Link">
630_360_16813...</text:a>
"]</text:p>
      <text:p text:style-name="P4">
Tags: ['Світоліна', 'Теніс']</text:p>
      <text:p text:style-name="P4">
Type: Article</text:p>
      <!--METADATA-->
      <text:p text:style-name="P4">
<draw:frame draw:style-name="fr1" draw:name="Image186" text:anchor-type="as-char" svg:width="6.9236in" svg:height="3.956343in" draw:z-index="0">
<draw:image xlink:href="../Images/yкринформ/2023-04-12T18-50-44-03-00/630_360_1681314573-596.jpg" xlink:type="simple" xlink:show="embed" xlink:actuate="onLoad" draw:mime-type="image/jpeg"/>
</draw:frame>
 Українськатенісистка Еліна Світоліна (№1344 WTA) провела другий матч після декрету.</text:p>
      <text:p text:style-name="P4">
У першому колі турніру ITF у Швейцарії Світоліна перемогла румунку Єлену-Габріелу Русе (№160 WTA) - 6:4, 6:2, передає Укрінформ.</text:p>
      <text:p text:style-name="P4">
Матч тривав 1 годину 23 хвилини.</text:p>
      <text:p text:style-name="P4">
Світоліна веде в особистих зустрічах з Русе з рахунком 2:0.</text:p>
      <text:p text:style-name="P4">
Востаннє Еліна брала участь в ITF-турі у 2013 році. У другому колі українказіграє з бельгійкою Александрою Ігнатік (№216 WTA).</text:p>
      <text:p text:style-name="P4">
<text:span text:style-name="T4">
Читайте також:</text:span>
 <text:a xlink:type="simple" xlink:href="https://www.ukrinform.ua/rubric-sports/3694709-stav-vidomij-rozklad-vistupiv-svitolinoi-na-najblizci-misaci.html" text:style-name="Internet_20_link" text:visited-style-name="Visited_20_Internet_20_Link">
 <text:span text:style-name="T4">
Світоліно</text:span>
 </text:a>
</text:p>
      <text:p text:style-name="P4">
У Чарльстоні Світоліна провела перший матч після народження доньки.</text:p>
      <text:p text:style-name="P4">
Фото: facebook.com</text:p>
      <text:p text:style-name="P4">
Source: <text:a xlink:type="simple" xlink:href="https://www.ukrinform.ua/rubric-sports/3695041-ukrainka-svitolina-zdobula-persu-peremogu-pisla-povernenna-do-zmagan.html" text:style-name="Internet_20_link" text:visited-style-name="Visited_20_Internet_20_Link">
https://www.ukrinform.ua/rubric-sports/3695041-ukrainka-svitolina-zdobula-persu-peremogu-pisla-povernenna-do-zmagan.html</text:a>
</text:p>
      <!--NEWS-->
      <text:h text:style-name="P10" text:outline-level="1">
<text:span text:style-name="T4">
Сили оборони відбили 34 атаки росіян на чотирьох напрямках</text:span>
</text:h>
      <text:p text:style-name="P4">
Authors: Ukrinform (Person)</text:p>
      <text:p text:style-name="P4">
Publisher: Укринформ (Organization)</text:p>
      <text:p text:style-name="P4">
Published Time: 2023-04-12T18:52:41+03:00</text:p>
      <text:p text:style-name="P4">
Modified Time: 2023-04-12T18:52:41+03:00</text:p>
      <text:p text:style-name="P4">
Description: Сили оборони України протягом доби відбили 34 атаки російських загарбників на Лиманському, Бахмутському, Авдіївському та Мар’їнському напрямках. — Укрінформ.</text:p>
      <text:p text:style-name="P4">
Images: ["<text:a xlink:type="simple" xlink:href="https://static.ukrinform.com/photos/2023_03/thumb_files/630_360_1680240754-664.jpg" text:style-name="Internet_20_link" text:visited-style-name="Visited_20_Internet_20_Link">
630_360_16802...</text:a>
"]</text:p>
      <text:p text:style-name="P4">
Tags: ['Генштаб', 'Оборона', 'ЗСУ', 'Війна з росією']</text:p>
      <text:p text:style-name="P4">
Type: Article</text:p>
      <!--METADATA-->
      <text:p text:style-name="P4">
<draw:frame draw:style-name="fr1" draw:name="Image187" text:anchor-type="as-char" svg:width="6.9236in" svg:height="3.956343in" draw:z-index="0">
<draw:image xlink:href="../Images/yкринформ/2023-04-12T18-52-41-03-00/630_360_1680240754-664.jpg" xlink:type="simple" xlink:show="embed" xlink:actuate="onLoad" draw:mime-type="image/jpeg"/>
</draw:frame>
 Силиоборони України протягом доби відбили 34 атаки російських загарбників наЛиманському, Бахмутському, Авдіївському та Мар’їнському напрямках.</text:p>
      <text:p text:style-name="P4">
Як передає Укрінформ, про це Генеральний штаб Збройних сил України повідомив у<text:a xlink:type="simple" xlink:href="http://www.facebook.com/GeneralStaff.ua/posts/pfbid02tiNNw4Z8rmn7hnkNGBLtuPeLajrHiKU8nsAC89XmYKoRs3BUq2oD84u4nH8aejjNl" text:style-name="Internet_20_link" text:visited-style-name="Visited_20_Internet_20_Link">
</text:a>
, оприлюднивши оперативну інформацію станом на 18:00 середи, 12 квітня.</text:p>
      <text:p text:style-name="P4">
Зазначається, що на згаданих напрямках російська армія продовжує зосереджуватизусилля на веденні наступальних дій, попри численні втрати в техніці та живійсилі.</text:p>
      <text:p text:style-name="P4">
Авіація Сил оборони України за добу здійснила загалом шість ударів по районахзосередження особового складу та військової техніки загарбників. Такожзахисники збили один ворожий безпілотник типу "Орлан – 10".</text:p>
      <text:p text:style-name="P4">
Підрозділи ракетних військ й артилерії ЗСУ зі свого боку уразили чотири районизосередження живої сили, озброєння та військової техніки, склад боєприпасів тарадіолокаційну станцію росіян.</text:p>
      <text:p text:style-name="P4">
Війська російської федерації протягом доби здійснили загалом 19 авіаційнихударів і понад 10 обстрілів з реактивних систем залпового вогню по позиціяхСил оборони й інфраструктурі населених пунктів. Унаслідок ворожих атак єпоранені серед цивільного населення.</text:p>
      <text:p text:style-name="P4">
У Генштабі застерігають: імовірність здійснення ворогом ракетних й авіаційнихударів залишається високою по всій території України.</text:p>
      <text:p text:style-name="P4">
На <text:span text:style-name="T4">
<text:span text:style-name="T5">
Волинському, Поліському, Сіверському та Слобожанському напрямках</text:span>
 </text:span>
оперативна обстановка, за даними ЗСУ, суттєвих змін не зазнала. Визначеніпідрозділи територіальних військ збройних сил росії продовжують перебувати натериторії республіки білорусь.</text:p>
      <text:p text:style-name="P4">
Комплексна перевірка бойової готовності білоруських збройних сил триває.Окремі з’єднання та частини приведені у вищі ступені бойової готовності.Доукомплектування підрозділів, які залучаються до перевірки, здійснене шляхомпризову військовослужбовців запасу.</text:p>
      <text:p text:style-name="P4">
<text:span text:style-name="T4">
Читайте також:</text:span>
 <text:a xlink:type="simple" xlink:href="https://www.ukrinform.ua/rubric-ato/3694756-smuga-pereskod-odrazu-dla-kilkoh-pidrozdiliv-naev-pokazav-ak-zsu-trenuutsa-na-pivnoci.html" text:style-name="Internet_20_link" text:visited-style-name="Visited_20_Internet_20_Link">
 <text:span text:style-name="T4">
Наєв</text:span>
 </text:a>
</text:p>
      <text:p text:style-name="P4">
У прикордонних з Україною районах Курської та Бєлгородської областей росіяпродовжує утримувати визначені підрозділи та здійснювати інженерне обладнаннямісцевості.</text:p>
      <text:p text:style-name="P4">
Від ворожих обстрілів протягом доби потерпали Галаганівка, Залізний Міст йАрхипівка Чернігівської області, Мефодівка, Білопілля, Волфине, Кіндратівка,Варачине, Басівка та Запсілля Сумської області, Ветеринарне, Вовчанськ,Варварівка, Землянки, Комісарове й Колодязне Харківської області.</text:p>
      <text:p text:style-name="P4">
На _<text:span text:style-name="T4">
Куп’янському напрямку</text:span>
 _ російських обстрілів зазнали Тополі, КраснеПерше, Дворічна, Западне та Кіндрашівка Харківської області.</text:p>
      <text:p text:style-name="P4">
На _<text:span text:style-name="T4">
Лиманському напрямку</text:span>
 _ протягом доби загарбники вели безуспішнінаступальні дії в районі Білогорівки. Артилерійських ударів ворога зазналиНовоселівське, Невське, Піщане, Кузьмине й Білогорівка Луганської області.</text:p>
      <text:p text:style-name="P4">
На _<text:span text:style-name="T4">
Бахмутському напрямку</text:span>
 _ росіяни продовжують вести наступальні дії,намагаються взяти під повний контроль Бахмут, тривають жорстокі бої. Протягомдоби війська рф вдавалися до безуспішних спроб наступу в районі, що північнішевід Хромового, та біля Богданівки. На зазначеній ділянці фронту підрозділи Силоборони відбили близько 18 ворожих атак.</text:p>
      <text:p text:style-name="P4">
<text:span text:style-name="T4">
Читайте також:</text:span>
 <text:a xlink:type="simple" xlink:href="https://www.ukrinform.ua/rubric-ato/3694850-rosiani-dosagli-okremih-uspihiv-na-bahmutskomu-napramku-viklucno-masnimi-sturmami-zsu.html" text:style-name="Internet_20_link" text:visited-style-name="Visited_20_Internet_20_Link">
 </text:a>
</text:p>
      <text:p text:style-name="P4">
Від ворожих обстрілів постраждали, зокрема, Васюківка, Григорівка, Богданівка,Бахмут, Іванівське, Курдюмівка, Дружба та Залізне Донецької області.</text:p>
      <text:p text:style-name="P4">
На _<text:span text:style-name="T4">
Авдіївському і Мар’їнському</text:span>
 _ напрямках російська армія веланаступальні дії в районах Мар’їнки, Побєди й Новомихайлівки Донецької області,однак успіху не мала.</text:p>
      <text:p text:style-name="P4">
"Найзапекліші бої на зазначеній ділянці фронту тривають за Мар’їнку, де буловідбито 14 ворожих атак", — зазначили в Генштабі.</text:p>
      <text:p text:style-name="P4">
Водночас росіяни обстрілювали населені пункти, а саме: Керамік, Новокалинове,Красногорівку, Авдіївку, Водяне, Нетайлове, Невельське, Карлівку, Георгіївкута Мар’їнку Донецької області.</text:p>
      <text:p text:style-name="P4">
На _<text:span text:style-name="T4">
Шахтарському напрямку</text:span>
 _ протягом доби наступальних дій російськівійська не проводили, натомість завдавали ударів по Новомихайлівці,Шахтарському, Новоукраїнці, Великій Новосілці, Вугледару і Пречистівці <text:a xlink:type="simple" xlink:href="https://www.ukrinform.ua/tag-doneccina" text:style-name="Internet_20_link" text:visited-style-name="Visited_20_Internet_20_Link">
</text:a>
 .</text:p>
      <text:p text:style-name="P4">
На _<text:span text:style-name="T4">
Запорізькому та Херсонському</text:span>
 _ напрямках загарбники обороняються. Підворожим вогнем опинилися, зокрема, Времівка й Новопіль Донецької області,Гуляйполе, Залізничне, Білогір’я, Мала Токмачка та Кам’янське Запорізькоїобласті, Херсон, Качкарівка, Веселе, Антонівка, Інженерне й ЗеленівкаХерсонської області.</text:p>
      <text:p text:style-name="P4">
<text:span text:style-name="T4">
Читайте також:</text:span>
 <text:a xlink:type="simple" xlink:href="https://www.ukrinform.ua/rubric-ato/3694743-rosiani-v-ocikuvanni-nastupu-zsu-na-melitopol-pobuduvali-tri-linii-oboroni-rozvidka-britanii.html" text:style-name="Internet_20_link" text:visited-style-name="Visited_20_Internet_20_Link">
 <text:span text:style-name="T4">
розвідка</text:span>
 </text:a>
</text:p>
      <text:p text:style-name="P4">
На тимчасово захоплених територіях, за інформацією Генштабу, російськізагарбники продовжують використовувати навчальні заклади у власних цілях,облаштовуючи там свої військові об’єкти та прикриваючись, як "живим щитом",школярами й викладацьким складом.</text:p>
      <text:p text:style-name="P4">
Встановлено, що в тимчасово захоплений Скадовськ Херсонської області заостанні дні прибули підрозділи російських військ з-поміж мобілізованих.Особовий склад розміщують у будівлях освітніх закладів, примушуючи викладачівпродовжувати освітній процес з обов’язковим відвідуванням занять дітьми.</text:p>
      <text:p text:style-name="P4">
Водночас у Скадовську назріває гуманітарна криза через збільшення дефіцитулікарських засобів. За даними Генштабу, російська псевдовлада значно обмежилапостачання в аптеки всіх видів ліків.</text:p>
      <text:p text:style-name="P4">
Як повідомляв Укрінформ, у розв'язаній проти України повномасштабній війні <text:a xlink:type="simple" xlink:href="https://www.ukrinform.ua/rubric-ato/3694700-sili-oboroni-znisili-vze-180-50-rosijskih-zagarbnikiv.html" text:style-name="Internet_20_link" text:visited-style-name="Visited_20_Internet_20_Link">
</text:a>
 вже близько 180 тисяч 50 представниківособового складу й тисячі одиниць військової техніки.</text:p>
      <text:p text:style-name="P4">
Source: <text:a xlink:type="simple" xlink:href="https://www.ukrinform.ua/rubric-ato/3695042-sili-oboroni-vidbili-34-ataki-rosian-na-cotiroh-napramkah.html" text:style-name="Internet_20_link" text:visited-style-name="Visited_20_Internet_20_Link">
https://www.ukrinform.ua/rubric-ato/3695042-sili-oboroni-vidbili-34-ataki-rosian-na-cotiroh-napramkah.html</text:a>
</text:p>
      <!--NEWS-->
      <text:h text:style-name="P10" text:outline-level="1">
<text:span text:style-name="T4">
Бразилія відмовляє Україні  у продажі зброї - NYT</text:span>
</text:h>
      <text:p text:style-name="P4">
Authors: Ukrinform (Person)</text:p>
      <text:p text:style-name="P4">
Publisher: Укринформ (Organization)</text:p>
      <text:p text:style-name="P4">
Published Time: 2023-04-12T18:55:00+03:00</text:p>
      <text:p text:style-name="P4">
Modified Time: 2023-04-12T18:55:00+03:00</text:p>
      <text:p text:style-name="P4">
Description: Україна хоче купити у Бразилії зброю, щоб дати відсіч військовій агресії росії. Однак влада латиноамериканської країни відмовляє у продажі та наполягає на мирних перемовинах. — Укрінформ.</text:p>
      <text:p text:style-name="P4">
Images: ["<text:a xlink:type="simple" xlink:href="https://static.ukrinform.com/photos/2023_04/thumb_files/630_360_1681314870-416.jpg" text:style-name="Internet_20_link" text:visited-style-name="Visited_20_Internet_20_Link">
630_360_16813...</text:a>
"]</text:p>
      <text:p text:style-name="P4">
Tags: ['Бразилія', 'Україна', 'Зброя', 'Війна з росією']</text:p>
      <text:p text:style-name="P4">
Type: Article</text:p>
      <!--METADATA-->
      <text:p text:style-name="P4">
<draw:frame draw:style-name="fr1" draw:name="Image188" text:anchor-type="as-char" svg:width="6.9236in" svg:height="3.956343in" draw:z-index="0">
<draw:image xlink:href="../Images/yкринформ/2023-04-12T18-55-00-03-00/630_360_1681314870-416.jpg" xlink:type="simple" xlink:show="embed" xlink:actuate="onLoad" draw:mime-type="image/jpeg"/>
</draw:frame>
 Українахоче купити у Бразилії зброю, щоб дати відсіч військовій агресії росії. Однаквлада латиноамериканської країни відмовляє у продажі та наполягає на мирнихперемовинах.</text:p>
      <text:p text:style-name="P4">
Як передає Укрінформ, про це повідомляє <text:a xlink:type="simple" xlink:href="https://www.nytimes.com/2023/04/12/world/americas/brazil-ukraine-weapons.html" text:style-name="Internet_20_link" text:visited-style-name="Visited_20_Internet_20_Link">
</text:a>
 .</text:p>
      <text:p text:style-name="P4">
Коли Бразилія готувалася до чемпіонату світу 2014 року та літніх Олімпійськихігор 2016 року, вона придбала 34 зенітні гармати у Німеччини для захистувласного неба.</text:p>
      <text:p text:style-name="P4">
Торік німецькі чиновники звернулися до уряду <text:a xlink:type="simple" xlink:href="https://www.ukrinform.ua/tag-brazilia" text:style-name="Internet_20_link" text:visited-style-name="Visited_20_Internet_20_Link">
 </text:a>
 з проханням передати невикористані боєприпаси, які раніше Німеччинанадавала Бразилії. Проте відповідь керівництва латиноамериканської країни булаоднозначною: ні, якщо зброя поїде до України.</text:p>
      <text:p text:style-name="P4">
Бразилія закликала до миру та в ретельно сформульованих заявах критикувалавійськове вторгнення росії. Але країна, яка покладається на Москву упостачанні добрив та палива, також дала зрозуміти, що не надсилатиме жодноїзброї на лінію фронту, і натомість наполягає на посередництві у мирнихпереговорах.</text:p>
      <text:p text:style-name="P4">
«Я не хочу вступати у війну. Я хочу закінчити війну», — заявив цього рокупрезидент Бразилії Луїс Інасіу Лула да Сілва.</text:p>
      <text:p text:style-name="P4">
Згідно з документами, отриманими The New York Times, Україна направилаБразилії щонайменше два запити на придбання довгого списку озброєнь, щовключав бронетехніку, літаки, системи протиповітряної оборони, міномети,снайперські гвинтівки, автоматичну зброю та боєприпаси.</text:p>
      <text:p text:style-name="P4">
Бразилія здебільшого проігнорувала запити.</text:p>
      <text:p text:style-name="P4">
Бразилія, зокрема, є виробником військових літаків, багато з яких зробленобразильським авіавиробником Embraer. Бразилія каже, що її керівним принципомзовнішньої політики вже давно є принцип залишатися "другом для всіх".</text:p>
      <text:p text:style-name="P4">
<text:span text:style-name="T4">
Читайте також:</text:span>
 <text:a xlink:type="simple" xlink:href="https://www.ukrinform.ua/rubric-world/3695011-u-serbii-zaperecili-peredacu-zbroi-ukraini.html" text:style-name="Internet_20_link" text:visited-style-name="Visited_20_Internet_20_Link">
 </text:a>
</text:p>
      <text:p text:style-name="P4">
Тим не менш, раніше країна виявила бажання продавати обладнання воюючимдержавам. З початку війни в Ємені у 2014 році Бразилія поставила СаудівськійАравії та Об’єднаним Арабським Еміратам понад 21 000 тонн зброї та боєприпасівна суму 680 мільйонів доларів США, включаючи касетні боєприпаси.</text:p>
      <text:p text:style-name="P4">
Як повідомляв Укрінформ, днями президент Бразилії Луїс Інасіо Лула да Сілвазапропонував Україні поступитися Кримом, щоб припинити війну.</text:p>
      <text:p text:style-name="P4">
В МЗС України відповіли, що Україна не торгує своїми територіями і не вбачаєжодної причини поступатися хоча б сантиметром української землі. ПрезидентВолодимир Зеленський заявив, що звільнення українського Криму від російськихзагарбників не має альтернативи.</text:p>
      <text:p text:style-name="P4">
<text:span text:style-name="T5">
Фото: www.nytimes.com</text:span>
</text:p>
      <text:p text:style-name="P4">
Source: <text:a xlink:type="simple" xlink:href="https://www.ukrinform.ua/rubric-ato/3695044-brazilia-vidmovlae-ukraini-u-prodazi-zbroi-nyt.html" text:style-name="Internet_20_link" text:visited-style-name="Visited_20_Internet_20_Link">
https://www.ukrinform.ua/rubric-ato/3695044-brazilia-vidmovlae-ukraini-u-prodazi-zbroi-nyt.html</text:a>
</text:p>
      <!--NEWS-->
      <text:h text:style-name="P10" text:outline-level="1">
<text:span text:style-name="T4">
Одеська опера розірвала контракт із головним диригентом</text:span>
</text:h>
      <text:p text:style-name="P4">
Authors: Ukrinform (Person)</text:p>
      <text:p text:style-name="P4">
Publisher: Укринформ (Organization)</text:p>
      <text:p text:style-name="P4">
Published Time: 2023-04-12T18:59:10+03:00</text:p>
      <text:p text:style-name="P4">
Modified Time: 2023-04-12T18:59:10+03:00</text:p>
      <text:p text:style-name="P4">
Description: Головного диригента Одеського театру опери та балету В’ячеслава Чернухо-Воліча звільнили з посади. — Укрінформ.</text:p>
      <text:p text:style-name="P4">
Images: ["<text:a xlink:type="simple" xlink:href="https://static.ukrinform.com/photos/2021_08/thumb_files/630_360_1629291412-506.jpg" text:style-name="Internet_20_link" text:visited-style-name="Visited_20_Internet_20_Link">
630_360_16292...</text:a>
"]</text:p>
      <text:p text:style-name="P4">
Tags: ['Одеса', 'Опера', 'Звільнення']</text:p>
      <text:p text:style-name="P4">
Type: Article</text:p>
      <!--METADATA-->
      <text:p text:style-name="P4">
<draw:frame draw:style-name="fr1" draw:name="Image189" text:anchor-type="as-char" svg:width="6.9236in" svg:height="3.956343in" draw:z-index="0">
<draw:image xlink:href="../Images/yкринформ/2023-04-12T18-59-10-03-00/630_360_1629291412-506.jpg" xlink:type="simple" xlink:show="embed" xlink:actuate="onLoad" draw:mime-type="image/jpeg"/>
</draw:frame>
 Головногодиригента Одеського театру опери та балету В’ячеслава Чернухо-Воліча звільнилиз посади.</text:p>
      <text:p text:style-name="P4">
Про це у <text:a xlink:type="simple" xlink:href="http://www.facebook.com/100063485952677/posts/pfbid0HFqMNcQCKnK1z9j2KAc1ab2rU49yP8ztvTHrqNhzVEBMBVncdVihdKma3zRspfcCl/" text:style-name="Internet_20_link" text:visited-style-name="Visited_20_Internet_20_Link">
</text:a>
повідомила адміністрація театру, передає Укрінформ</text:p>
      <text:p text:style-name="P4">
«Адміністрація Одеської національної опери повідомляє про достроковепереривання контракту та звільнення з посади головного диригента театруВ’ячеслава Чернухо-Воліча. Причиною переривання контракту стало прийняттяпаном Волічем особистого, неузгодженого із дирекцією театру рішення щододиригування виставою у Бакинській опері (Азербайджа́нська Респу́бліка), денапередодні відбулися кадрові зміни та на посаду директора було призначеноЮзіфа Ейвазова», - йдеться в повідомленні.</text:p>
      <text:p text:style-name="P4">
Зазначається, що адміністрація <text:a xlink:type="simple" xlink:href="https://www.ukrinform.ua/tag-teatr" text:style-name="Internet_20_link" text:visited-style-name="Visited_20_Internet_20_Link">
 </text:a>
 вважаєнеприпустимими такі дії головного диригента національної опери в час, коливідбувається повномасштабна військова агресія рф проти України.</text:p>
      <text:p text:style-name="P4">
<text:span text:style-name="T4">
Читайте також:</text:span>
 <text:a xlink:type="simple" xlink:href="https://www.ukrinform.ua/rubric-world/3691688-uzbekistan-skasuvav-gastroli-rosijskih-artistiv-aki-pidtrimali-vijnu-v-ukraini.html" text:style-name="Internet_20_link" text:visited-style-name="Visited_20_Internet_20_Link">
 <text:span text:style-name="T4">
гастролі</text:span>
 </text:a>
</text:p>
      <text:p text:style-name="P4">
Як повідомлялося, раніше Одеський театр опери й балету заявив, що розглядає <text:a xlink:type="simple" xlink:href="https://www.ukrinform.ua/rubric-culture/3694901-golovnogo-dirigenta-odeskoi-operi-mozut-zvilniti-cerez-foto-z-colovikom-netrebko.html" text:style-name="Internet_20_link" text:visited-style-name="Visited_20_Internet_20_Link">
</text:a>
 з головним диригентомВ’ячеславом Чернухо-Волічем після його виступу у Баку, де він, зокрема,сфотографувався з очільником бакинської опери Юсіфом Ейвазовим - чоловікомпідсанкційної російської співачки Анни Нетребко.</text:p>
      <text:p text:style-name="P4">
<text:span text:style-name="T5">
Фото: uk.wikipedia.org</text:span>
</text:p>
      <text:p text:style-name="P4">
Source: <text:a xlink:type="simple" xlink:href="https://www.ukrinform.ua/rubric-culture/3695046-odeska-opera-rozirvala-kontrakt-iz-golovnim-dirigentom.html" text:style-name="Internet_20_link" text:visited-style-name="Visited_20_Internet_20_Link">
https://www.ukrinform.ua/rubric-culture/3695046-odeska-opera-rozirvala-kontrakt-iz-golovnim-dirigentom.html</text:a>
</text:p>
      <!--NEWS-->
      <text:h text:style-name="P10" text:outline-level="1">
<text:span text:style-name="T4">
Посол США в Україні: Мерзенні вчинки російських військ не залишаться безкарними</text:span>
</text:h>
      <text:p text:style-name="P4">
Authors: Ukrinform (Person)</text:p>
      <text:p text:style-name="P4">
Publisher: Укринформ (Organization)</text:p>
      <text:p text:style-name="P4">
Published Time: 2023-04-12T19:04:46+03:00</text:p>
      <text:p text:style-name="P4">
Modified Time: 2023-04-12T19:04:46+03:00</text:p>
      <text:p text:style-name="P4">
Description: Жорстокість російських військ після початку повномасштабного вторгнення дедалі очевидніша, їхні мерзенні вчинки не залишаться безкарними. — Укрінформ.</text:p>
      <text:p text:style-name="P4">
Images: ["<text:a xlink:type="simple" xlink:href="https://static.ukrinform.com/photos/2022_12/thumb_files/630_360_1669916886-339.jpg" text:style-name="Internet_20_link" text:visited-style-name="Visited_20_Internet_20_Link">
630_360_16699...</text:a>
"]</text:p>
      <text:p text:style-name="P4">
Tags: ['США', 'Страта', 'росія']</text:p>
      <text:p text:style-name="P4">
Type: Article</text:p>
      <!--METADATA-->
      <text:p text:style-name="P4">
<draw:frame draw:style-name="fr1" draw:name="Image190" text:anchor-type="as-char" svg:width="6.9236in" svg:height="3.956343in" draw:z-index="0">
<draw:image xlink:href="../Images/yкринформ/2023-04-12T19-04-46-03-00/630_360_1669916886-339.jpg" xlink:type="simple" xlink:show="embed" xlink:actuate="onLoad" draw:mime-type="image/jpeg"/>
</draw:frame>
Жорстокість російських військ після початку повномасштабного вторгнення дедаліочевидніша, їхні мерзенні вчинки не залишаться безкарними.</text:p>
      <text:p text:style-name="P4">
Про це заявила у <text:a xlink:type="simple" xlink:href="http://twitter.com/USAmbKyiv/status/1646150180868112384" text:style-name="Internet_20_link" text:visited-style-name="Visited_20_Internet_20_Link">
 </text:a>
посол США в Україні Бріджит Брінк, передає Укрінформ.</text:p>
      <text:p text:style-name="P4">
«Від початку повномасштабного вторгнення <text:a xlink:type="simple" xlink:href="https://www.ukrinform.ua/tag-rosia" text:style-name="Internet_20_link" text:visited-style-name="Visited_20_Internet_20_Link">
 </text:a>
 жорстокість її військ стає з кожним днем все більш очевидною. Їхняповедінка жахлива, і такі мерзенні вчинки не залишаться безкарними», -написала дипломат.</text:p>
      <text:p text:style-name="P4">
<text:span text:style-name="T4">
Читайте також:</text:span>
 <text:a xlink:type="simple" xlink:href="https://www.ukrinform.ua/rubric-polytics/3695040-strata-ukrainskogo-vijskovopolonenogo-e-svidcennam-neludskoi-prirodi-rf-recnica-evrokomisii.html" text:style-name="Internet_20_link" text:visited-style-name="Visited_20_Internet_20_Link">
 <text:span text:style-name="T4">
Страта</text:span>
 </text:a>
</text:p>
      <text:p text:style-name="P4">
Як повідомлялося, в Мережі з’явилися два відео з нібито обезголовленнямукраїнських захисників.</text:p>
      <text:p text:style-name="P4">
За інформацією <text:a xlink:type="simple" xlink:href="http://www.cnn.com/europe/live-news/russia-ukraine-war-news-04-11-23/index.html" text:style-name="Internet_20_link" text:visited-style-name="Visited_20_Internet_20_Link">
 </text:a>
 , перше відео було опубліковане на проросійськомуканалі у соцмережах 8 квітня. Воно було навмисно зняте "вагнерівцями" іпоказує два обезголовлені тіла українських військових, які лежать на земліпоряд із пошкодженим військовим автомобілем. На російських акаунтахстверджується, що відео зняте поблизу Бахмута.</text:p>
      <text:p text:style-name="P4">
Друге відео, яке з’явилося у Твіттері і навмисно сильно розмите, вірогідно,було записане влітку, з огляду на рослинність у кадрі. На ньому російськийбоєць із ножем обезголовлює українського військового, який, судячи з голосу навідео, ймовірно, був живий на початку розправи.</text:p>
      <text:p text:style-name="P4">
Служба безпеки України розпочала досудове розслідування щодо відео, на якомуросійські загарбники відрізають голову українському полоненому.</text:p>
      <text:p text:style-name="P4">
Правоохоронні органи України вживають заходів для встановлення осіб, якіскоїли цей злочин.</text:p>
      <text:p text:style-name="P4">
Source: <text:a xlink:type="simple" xlink:href="https://www.ukrinform.ua/rubric-polytics/3695049-posol-ssa-v-ukraini-merzenni-vcinki-rosijskih-vijsk-ne-zalisatsa-bezkarnimi.html" text:style-name="Internet_20_link" text:visited-style-name="Visited_20_Internet_20_Link">
https://www.ukrinform.ua/rubric-polytics/3695049-posol-ssa-v-ukraini-merzenni-vcinki-rosijskih-vijsk-ne-zalisatsa-bezkarnimi.html</text:a>
</text:p>
      <!--NEWS-->
      <text:h text:style-name="P10" text:outline-level="1">
<text:span text:style-name="T4">
У Раді закликали Європарламент продовжити спрощений режим експорту для українських товарів</text:span>
</text:h>
      <text:p text:style-name="P4">
Authors: Ukrinform (Person)</text:p>
      <text:p text:style-name="P4">
Publisher: Укринформ (Organization)</text:p>
      <text:p text:style-name="P4">
Published Time: 2023-04-12T19:19:00+03:00</text:p>
      <text:p text:style-name="P4">
Modified Time: 2023-04-12T19:19:00+03:00</text:p>
      <text:p text:style-name="P4">
Description: Голова Комітету Верховної Ради з питань аграрної та земельної політики Олександр Гайду звернувся до Європарламенту та Ради ЄС продовжити дію спрощеного режиму експорту для вітчизняних товарів. — Укрінформ.</text:p>
      <text:p text:style-name="P4">
Images: ["<text:a xlink:type="simple" xlink:href="https://static.ukrinform.com/photos/2019_12/thumb_files/630_360_1576709528-502.jpg" text:style-name="Internet_20_link" text:visited-style-name="Visited_20_Internet_20_Link">
630_360_15767...</text:a>
"]</text:p>
      <text:p text:style-name="P4">
Tags: ['Експорт', 'Європарламент', 'Україна', 'Верховна Рада']</text:p>
      <text:p text:style-name="P4">
Type: Article</text:p>
      <!--METADATA-->
      <text:p text:style-name="P4">
<draw:frame draw:style-name="fr1" draw:name="Image191" text:anchor-type="as-char" svg:width="6.9236in" svg:height="3.956343in" draw:z-index="0">
<draw:image xlink:href="../Images/yкринформ/2023-04-12T19-19-00-03-00/630_360_1576709528-502.jpg" xlink:type="simple" xlink:show="embed" xlink:actuate="onLoad" draw:mime-type="image/jpeg"/>
</draw:frame>
 ГоловаКомітету Верховної Ради з питань аграрної та земельної політики ОлександрГайду звернувся до Європарламенту та Ради ЄС продовжити дію спрощеного режимуекспорту для вітчизняних товарів.</text:p>
      <text:p text:style-name="P4">
Про це він заявив на Першому міжкомітетському засіданні Європарламенту таВерховної Ради України, повідомляє Укрінформ з посиланням на <text:a xlink:type="simple" xlink:href="https://www.rada.gov.ua/news/news_kom/235389.html" text:style-name="Internet_20_link" text:visited-style-name="Visited_20_Internet_20_Link">
</text:a>
 .</text:p>
      <text:p text:style-name="P4">
«Наразі ЄС – найбільший торговельний партнер України. У 2022 році на Євросоюзприпадало 63% від загального обсягу торгівлі нашої держави. Найбільше миекспортували агропродукції. І саме завдяки спільній роботі з ЄС ми збереглипродовольчу стабільність у світі. У тому числі завдяки спрощеному режиму <text:a xlink:type="simple" xlink:href="https://www.ukrinform.ua/tag-eksport" text:style-name="Internet_20_link" text:visited-style-name="Visited_20_Internet_20_Link">
</text:a>
 продукції до ЄС», - зазначив депутат.</text:p>
      <text:p text:style-name="P4">
На переконання Гайду, продовження скасування мит ЄС буде важливою допомогоюдля українських аграріїв. Адже з початком повномасштабного вторгнення росіязакрила можливості для експорту української продукції морським шляхом.</text:p>
      <text:p text:style-name="P4">
<text:span text:style-name="T4">
Читайте також:</text:span>
 <text:a xlink:type="simple" xlink:href="https://www.ukrinform.ua/rubric-economy/3694846-protesti-proti-eksportu-ukrainskogo-zerna-v-es-maut-politicnij-harakter-ekspert.html" text:style-name="Internet_20_link" text:visited-style-name="Visited_20_Internet_20_Link">
 <text:span text:style-name="T4">
експорт</text:span>
 </text:a>
</text:p>
      <text:p text:style-name="P4">
У червні 2022 року Європейський Союз офіційно скасував усі мита і збори зукраїнського експорту, що спрямовується на європейський ринок, аби допомогтивідновленню українського бізнесу, який постраждав внаслідок російськоїагресії.</text:p>
      <text:p text:style-name="P4">
Навесні 2022 року запрацювали «коридори солідарності» для експорту українськоїсільськогосподарської та промислової продукції на європейський та світовийринки в умовах, коли росія почала військову блокаду чорноморських портів.</text:p>
      <text:p text:style-name="P4">
Source: <text:a xlink:type="simple" xlink:href="https://www.ukrinform.ua/rubric-economy/3695051-u-radi-zaklikali-evroparlament-prodovziti-sprosenij-rezim-eksportu-dla-ukrainskih-tovariv.html" text:style-name="Internet_20_link" text:visited-style-name="Visited_20_Internet_20_Link">
https://www.ukrinform.ua/rubric-economy/3695051-u-radi-zaklikali-evroparlament-prodovziti-sprosenij-rezim-eksportu-dla-ukrainskih-tovariv.html</text:a>
</text:p>
      <!--NEWS-->
      <text:h text:style-name="P10" text:outline-level="1">
<text:span text:style-name="T4">
Збірна України виступить на польському етапі юніорського Кубка Європи з дзюдо</text:span>
</text:h>
      <text:p text:style-name="P4">
Authors: Ukrinform (Person)</text:p>
      <text:p text:style-name="P4">
Publisher: Укринформ (Organization)</text:p>
      <text:p text:style-name="P4">
Published Time: 2023-04-12T19:24:21+03:00</text:p>
      <text:p text:style-name="P4">
Modified Time: 2023-04-12T19:24:21+03:00</text:p>
      <text:p text:style-name="P4">
Description: У Познані (Польща) 15-16 квітня пройде черговий етап Кубка Європи з дзюдо серед юніорів. — Укрінформ.</text:p>
      <text:p text:style-name="P4">
Images: ["<text:a xlink:type="simple" xlink:href="https://static.ukrinform.com/photos/2023_04/thumb_files/630_360_1681316522-230.jpg" text:style-name="Internet_20_link" text:visited-style-name="Visited_20_Internet_20_Link">
630_360_16813...</text:a>
"]</text:p>
      <text:p text:style-name="P4">
Tags: ['Дзюдо']</text:p>
      <text:p text:style-name="P4">
Type: Article</text:p>
      <!--METADATA-->
      <text:p text:style-name="P4">
<draw:frame draw:style-name="fr1" draw:name="Image192" text:anchor-type="as-char" svg:width="6.9236in" svg:height="3.956343in" draw:z-index="0">
<draw:image xlink:href="../Images/yкринформ/2023-04-12T19-24-21-03-00/630_360_1681316522-230.jpg" xlink:type="simple" xlink:show="embed" xlink:actuate="onLoad" draw:mime-type="image/jpeg"/>
</draw:frame>
 У Познані(Польща) 15-16 квітня пройде черговий етап Кубка Європи з дзюдо серед юніорів.</text:p>
      <text:p text:style-name="P4">
Як інформує офіційний <text:a xlink:type="simple" xlink:href="https://www.ijf.org/competition/2481" text:style-name="Internet_20_link" text:visited-style-name="Visited_20_Internet_20_Link">
 </text:a>
 Міжнародноїфедерації дзюдо (IJF), на турнірі виступлять 439 спортсменів із 24-х країн,передає Укрінформ.</text:p>
      <text:p text:style-name="P4">
Збірну України представлятимуть 33 дзюдоїсти - 24 юнаків та 9 дівчат.</text:p>
      <text:p text:style-name="P4">
<text:span text:style-name="T4">
Читайте також:</text:span>
 <text:a xlink:type="simple" xlink:href="https://www.ukrinform.ua/rubric-sports/3692588-a-porvav-hrestopodibnu-zvazku-kolina-vidnovlenna-zajme-56-misaciv-hammo.html" text:style-name="Internet_20_link" text:visited-style-name="Visited_20_Internet_20_Link">
 </text:a>
</text:p>
      <text:p text:style-name="P4">
Наступний етап Кубка Європи серед юніорів відбудеться 6-7 травня у столицілітньої Олімпіади-2024 Парижі (Франція).</text:p>
      <text:p text:style-name="P4">
Фото: НОК України.</text:p>
      <text:p text:style-name="P4">
Source: <text:a xlink:type="simple" xlink:href="https://www.ukrinform.ua/rubric-sports/3695053-zbirna-ukraini-vistupit-na-polskomu-etapi-uniorskogo-kubka-evropi-z-dzudo.html" text:style-name="Internet_20_link" text:visited-style-name="Visited_20_Internet_20_Link">
https://www.ukrinform.ua/rubric-sports/3695053-zbirna-ukraini-vistupit-na-polskomu-etapi-uniorskogo-kubka-evropi-z-dzudo.html</text:a>
</text:p>
      <!--NEWS-->
      <text:h text:style-name="P10" text:outline-level="1">
<text:span text:style-name="T4">
Польща за два роки матиме найсильніші Сухопутні війська в Європі – Блащак</text:span>
</text:h>
      <text:p text:style-name="P4">
Authors: Ukrinform (Person)</text:p>
      <text:p text:style-name="P4">
Publisher: Укринформ (Organization)</text:p>
      <text:p text:style-name="P4">
Published Time: 2023-04-12T19:27:36+03:00</text:p>
      <text:p text:style-name="P4">
Modified Time: 2023-04-12T19:27:36+03:00</text:p>
      <text:p text:style-name="P4">
Description: Польща прагне створити найсильніші сухопутні війська в Європі і має намір досягти мети упродовж двох років. — Укрінформ.</text:p>
      <text:p text:style-name="P4">
Images: ["<text:a xlink:type="simple" xlink:href="https://static.ukrinform.com/photos/2023_04/thumb_files/630_360_1681316733-421.jpg" text:style-name="Internet_20_link" text:visited-style-name="Visited_20_Internet_20_Link">
630_360_16813...</text:a>
"]</text:p>
      <text:p text:style-name="P4">
Tags: None</text:p>
      <text:p text:style-name="P4">
Type: Article</text:p>
      <!--METADATA-->
      <text:p text:style-name="P4">
<draw:frame draw:style-name="fr1" draw:name="Image193" text:anchor-type="as-char" svg:width="6.9236in" svg:height="3.956343in" draw:z-index="0">
<draw:image xlink:href="../Images/yкринформ/2023-04-12T19-27-36-03-00/630_360_1681316733-421.jpg" xlink:type="simple" xlink:show="embed" xlink:actuate="onLoad" draw:mime-type="image/jpeg"/>
</draw:frame>
 Польщапрагне створити найсильніші сухопутні війська в Європі і має намір досягтимети упродовж двох років.</text:p>
      <text:p text:style-name="P4">
Про це заявив віцепрем’єр-міністр - міністр національної оборони РП МаріушБлащак на брифінгу на полігоні Нова Демба, де відбуваються польсько-американські навчання, зокрема з обслуговування танків Abrams, передаєкореспондент Укрінформу.</text:p>
      <text:p text:style-name="P4">
“Нашою метою є створення найсильніших сухопутних військ у Європі, і ми можемоце зробити і без сумніву зробимо упродовж двох років”, - зазначив Блащак.</text:p>
      <text:p text:style-name="P4">
Він нагадав, що процес посилення польської армії розпочався від замовлення ЗРКPatriot, реактивних систем Himars, літаків F-35, танків Abrams та іншої зброї.</text:p>
      <text:p text:style-name="P4">
Міністр повідомив, що постачання зброї, яку Польща закупила у США і ПівденноїКореї, розпочалося торік й активно триватиме в цьому році. Блащак зауважив, щовідбувається активна підготовка польських екіпажів обслуговувати танки Abrams,перші з яких у середині року будуть узяті на озброєння 1-ю Варшавськоюбронетанковою бригадою 18-ї механізованої дивізії.</text:p>
      <text:p text:style-name="P4">
“Завданням цих підрозділів і цих танків буде закриття “Брестської брами” –створення загородження, яке неможливо буде подолати, якщо агресор наважитьсяатакувати”, - підкреслив міністр.</text:p>
      <text:p text:style-name="P4">
Він зауважив, що рівнина, яка простягається від Бреста до Вісли,використовувалася росіянами в XIX і XX століттях.</text:p>
      <text:p text:style-name="P4">
“Зараз ми (цей шлях) закриваємо завдяки танкам Abrams, які належать донайкращих”,- констатував польський урядовець.</text:p>
      <text:p text:style-name="P4">
<text:span text:style-name="T4">
Читайте також:</text:span>
 <text:a xlink:type="simple" xlink:href="https://www.ukrinform.ua/rubric-world/3688088-polsa-zbilsue-virobnictvo-boepripasiv-dla-potreb-zsu.html" text:style-name="Internet_20_link" text:visited-style-name="Visited_20_Internet_20_Link">
 </text:a>
</text:p>
      <text:p text:style-name="P4">
Як повідомлялося, у липні минулого року <text:a xlink:type="simple" xlink:href="https://www.ukrinform.ua/tag-polsa" text:style-name="Internet_20_link" text:visited-style-name="Visited_20_Internet_20_Link">
 </text:a>
 отримала від США перші 28 танків Abrams відповідно до контракту, щопередбачає закупівлю 250 нових танків у версії M1A2 SEPv3. Польща також купилау США 116 танків Abrams старшої генерації, які вже були в експлуатації.</text:p>
      <text:p text:style-name="P4">
Крім того, Польща також підписала з Південною Кореєю угоду на купівлю близькотисячі танків K2, понад 600 самохідних артилерійських установок K9 і близько300 САУ K239, а також 48 винищувачів FA-50.</text:p>
      <text:p text:style-name="P4">
Перші партії цих танків вже доставлено до РП.</text:p>
      <text:p text:style-name="P4">
<text:span text:style-name="T5">
Фото: @mblaszczak</text:span>
</text:p>
      <text:p text:style-name="P4">
Source: <text:a xlink:type="simple" xlink:href="https://www.ukrinform.ua/rubric-world/3695055-polsa-za-dva-roki-matime-najsilnisi-suhoputni-vijska-v-evropi-blasak.html" text:style-name="Internet_20_link" text:visited-style-name="Visited_20_Internet_20_Link">
https://www.ukrinform.ua/rubric-world/3695055-polsa-za-dva-roki-matime-najsilnisi-suhoputni-vijska-v-evropi-blasak.html</text:a>
</text:p>
      <!--NEWS-->
      <text:h text:style-name="P10" text:outline-level="1">
<text:span text:style-name="T4">
США оголосили нові санкції проти росії</text:span>
</text:h>
      <text:p text:style-name="P4">
Authors: Ukrinform (Person)</text:p>
      <text:p text:style-name="P4">
Publisher: Укринформ (Organization)</text:p>
      <text:p text:style-name="P4">
Published Time: 2023-04-12T19:28:00+03:00</text:p>
      <text:p text:style-name="P4">
Modified Time: 2023-04-12T19:28:00+03:00</text:p>
      <text:p text:style-name="P4">
Description: Уряд США запровадив санкції проти 25 осіб та кількох десятків організацій, причетних до схем отримання прибутків росією за посередництва олігарха Алішера Усманова. — Укрінформ.</text:p>
      <text:p text:style-name="P4">
Images: ["<text:a xlink:type="simple" xlink:href="https://static.ukrinform.com/photos/2018_11/thumb_files/630_360_1543426059-237.jpg" text:style-name="Internet_20_link" text:visited-style-name="Visited_20_Internet_20_Link">
630_360_15434...</text:a>
"]</text:p>
      <text:p text:style-name="P4">
Tags: ['Антиросійські санкції', 'США', 'Війна з росією']</text:p>
      <text:p text:style-name="P4">
Type: Article</text:p>
      <!--METADATA-->
      <text:p text:style-name="P4">
<draw:frame draw:style-name="fr1" draw:name="Image194" text:anchor-type="as-char" svg:width="6.9236in" svg:height="3.956343in" draw:z-index="0">
<draw:image xlink:href="../Images/yкринформ/2023-04-12T19-28-00-03-00/630_360_1543426059-237.jpg" xlink:type="simple" xlink:show="embed" xlink:actuate="onLoad" draw:mime-type="image/jpeg"/>
</draw:frame>
 Уряд СШАзапровадив санкції проти 25 осіб та кількох десятків організацій, причетних досхем отримання прибутків росією за посередництва олігарха Алішера Усманова.</text:p>
      <text:p text:style-name="P4">
Про це йдеться в <text:a xlink:type="simple" xlink:href="https://home.treasury.gov/news/press-releases/jy1402" text:style-name="Internet_20_link" text:visited-style-name="Visited_20_Internet_20_Link">
 </text:a>
Офісу контролю за іноземними активами (OFAC) Мінфіну США, оприлюдненому всереду, передає Укрінформ.</text:p>
      <text:p text:style-name="P4">
«OFAC продовжує обмежувати доступ росії до міжнародної фінансової системичерез посередників та їхній бізнес. Сполучені Штати в координації з ВеликоюБританією націлені на мережу посередництва Алішера Усманова, який підпадає підсанкції в багатьох юрисдикціях», - зазначається в повідомленні.</text:p>
      <text:p text:style-name="P4">
<text:span text:style-name="T4">
Читайте також:</text:span>
 <text:a xlink:type="simple" xlink:href="https://www.ukrinform.ua/rubric-world/3694639-kanada-zaprovadila-sankci-sodo-kompanii-prigozina-i-nacbanku-bilorusi.html" text:style-name="Internet_20_link" text:visited-style-name="Visited_20_Internet_20_Link">
 </text:a>
</text:p>
      <text:p text:style-name="P4">
Крім того, зауважується, що вводяться <text:a xlink:type="simple" xlink:href="https://www.ukrinform.ua/tag-antirosijski-sankcii" text:style-name="Internet_20_link" text:visited-style-name="Visited_20_Internet_20_Link">
 </text:a>
 з метою посилити наявні обмеження для імпорту росієюкритично важливих технологій, які використовуються у війні проти України.</text:p>
      <text:p text:style-name="P4">
Зокрема, Мінфін США запровадив санкції проти 25 осіб і 29 організацій ізконтактними точками у двох десятках юрисдикцій.</text:p>
      <text:p text:style-name="P4">
Крім того, Держдепартамент США запровадив обмеження проти кількох структуроборонного сектору рф, а також організацій, які підтримують війну рф протиУкраїни, у тому числі пов’язаних із «росатомом».</text:p>
      <text:p text:style-name="P4">
Паралельно санкції ввело також Міністерство торгівлі США, додавши 28організацій до "чорного списку".</text:p>
      <text:p text:style-name="P4">
<text:span text:style-name="T4">
Читайте також:</text:span>
 <text:a xlink:type="simple" xlink:href="https://www.ukrinform.ua/rubric-world/3694065-aeroflot-cerez-sankcii-vperse-vimusenij-vidpraviti-svij-airbus-na-remont-do-iranu.html" text:style-name="Internet_20_link" text:visited-style-name="Visited_20_Internet_20_Link">
 <text:span text:style-name="T4">
санкції</text:span>
 </text:a>
</text:p>
      <text:p text:style-name="P4">
Як повідомляв Укрінформ, санкції США проти одного з найбагатших людей росіїАлішера Усманова були введені на початку березня 2022 року. Він володієвеличезними частками в багатьох секторах економіки, у тому числі в металургії,гірничодобувній галузі, телекомунікаціях та інформаційних технологіях.</text:p>
      <text:p text:style-name="P4">
Усманова називають близькою особою до кількох високопоставлених російськихчиновників, включно з президентом рф путіним.</text:p>
      <text:p text:style-name="P4">
Проти Усманова запровадили санкції Австралія, Канада, ЄС, Японія, НоваЗеландія, Швейцарія й Велика Британія.</text:p>
      <text:p text:style-name="P4">
Source: <text:a xlink:type="simple" xlink:href="https://www.ukrinform.ua/rubric-world/3695057-ssa-ogolosili-novi-sankcii-proti-rosii.html" text:style-name="Internet_20_link" text:visited-style-name="Visited_20_Internet_20_Link">
https://www.ukrinform.ua/rubric-world/3695057-ssa-ogolosili-novi-sankcii-proti-rosii.html</text:a>
</text:p>
      <!--NEWS-->
      <text:h text:style-name="P10" text:outline-level="1">
<text:span text:style-name="T4">
На Херсонщині двоє людей підірвалися на російській вибухівці</text:span>
</text:h>
      <text:p text:style-name="P4">
Authors: Ukrinform (Person)</text:p>
      <text:p text:style-name="P4">
Publisher: Укринформ (Organization)</text:p>
      <text:p text:style-name="P4">
Published Time: 2023-04-12T19:29:00+03:00</text:p>
      <text:p text:style-name="P4">
Modified Time: 2023-04-12T19:29:00+03:00</text:p>
      <text:p text:style-name="P4">
Description: У Херсонській області поблизу села Тягинка Бериславського району на залишеній російськими військовими вибухівці підірвався 64-річний мирний житель, постраждалого госпіталізували з важкими травмами. — Укрінформ.</text:p>
      <text:p text:style-name="P4">
Images: ["<text:a xlink:type="simple" xlink:href="https://static.ukrinform.com/photos/2021_12/thumb_files/630_360_1640330796-210.jpeg" text:style-name="Internet_20_link" text:visited-style-name="Visited_20_Internet_20_Link">
630_360_16403...</text:a>
"]</text:p>
      <text:p text:style-name="P4">
Tags: ['Херсонщина', 'Поранені', 'Вибухівка', 'Війна з росією']</text:p>
      <text:p text:style-name="P4">
Type: Article</text:p>
      <!--METADATA-->
      <text:p text:style-name="P4">
<draw:frame draw:style-name="fr1" draw:name="Image195" text:anchor-type="as-char" svg:width="6.9236in" svg:height="3.956343in" draw:z-index="0">
<draw:image xlink:href="../Images/yкринформ/2023-04-12T19-29-00-03-00/630_360_1640330796-210.jpeg" xlink:type="simple" xlink:show="embed" xlink:actuate="onLoad" draw:mime-type="image/jpeg"/>
</draw:frame>
 УХерсонській області поблизу села Тягинка Бериславського району на залишенійросійськими військовими вибухівці підірвався 64-річний мирний житель,постраждалого госпіталізували з важкими травмами.</text:p>
      <text:p text:style-name="P4">
Як передає Укрінформ, про це Херсонська обласна військова адміністраціяповідомила в <text:a xlink:type="simple" xlink:href="https://t.me/khersonskaODA/5111" text:style-name="Internet_20_link" text:visited-style-name="Visited_20_Internet_20_Link">
 </text:a>
 .</text:p>
      <text:p text:style-name="P4">
За даними ОВА, з опіками та <text:a xlink:type="simple" xlink:href="https://www.ukrinform.ua/tag-poraneni" text:style-name="Internet_20_link" text:visited-style-name="Visited_20_Internet_20_Link">
 </text:a>
обличчя, рук і ніг постраждалого доправили до найближчого медичного закладу.</text:p>
      <text:p text:style-name="P4">
"Нині лікарі борються за його життя", — повідомили в обладміністрації.</text:p>
      <text:p text:style-name="P4">
Встановлено, що на вибухонебезпечний предмет постраждалий натрапив у кар'єріза селом.</text:p>
      <text:p text:style-name="P4">
Згодом в ОВА уточнили, що в карʼєрі поблизу Тягинки на російську міну натрапивавтомобіль із двома цивільними. Один чоловік загинув, другий – дістав тяжкітравми.</text:p>
      <text:p text:style-name="P4">
<text:span text:style-name="T4">
Читайте також:</text:span>
 <text:a xlink:type="simple" xlink:href="https://www.ukrinform.ua/rubric-regions/3693293-na-harkivsini-dvoe-ludej-pidirvalisa-na-vibuhivci.html" text:style-name="Internet_20_link" text:visited-style-name="Visited_20_Internet_20_Link">
 <text:span text:style-name="T4">
вибухівці</text:span>
 </text:a>
</text:p>
      <text:p text:style-name="P4">
Як повідомляв <text:a xlink:type="simple" xlink:href="https://www.ukrinform.ua/rubric-regions/3694506-na-harkivsini-traktor-pidirvavsa-na-vibuhivci-vodij-otrimav-kontuziu.html" text:style-name="Internet_20_link" text:visited-style-name="Visited_20_Internet_20_Link">
 </text:a>
 , уХарківській області тракторист під час весняно-польових робіт наїхав навибухівку й отримав контузію.</text:p>
      <text:p text:style-name="P4">
Source: <text:a xlink:type="simple" xlink:href="https://www.ukrinform.ua/rubric-regions/3695056-na-hersonsini-dvoe-ludej-pidirvalisa-na-rosijskij-vibuhivci.html" text:style-name="Internet_20_link" text:visited-style-name="Visited_20_Internet_20_Link">
https://www.ukrinform.ua/rubric-regions/3695056-na-hersonsini-dvoe-ludej-pidirvalisa-na-rosijskij-vibuhivci.html</text:a>
</text:p>
      <!--NEWS-->
      <text:h text:style-name="P10" text:outline-level="1">
<text:span text:style-name="T4">
Резніков спростував наявність військ НАТО в Україні</text:span>
</text:h>
      <text:p text:style-name="P4">
Authors: Ukrinform (Person)</text:p>
      <text:p text:style-name="P4">
Publisher: Укринформ (Organization)</text:p>
      <text:p text:style-name="P4">
Published Time: 2023-04-12T19:45:44+03:00</text:p>
      <text:p text:style-name="P4">
Modified Time: 2023-04-12T19:45:44+03:00</text:p>
      <text:p text:style-name="P4">
Description: Міністри оборони України та Іспанії спростували заяви про те, що війська НАТО нібито воюють проти російської армії в Україні. — Укрінформ.</text:p>
      <text:p text:style-name="P4">
Images: ["<text:a xlink:type="simple" xlink:href="https://static.ukrinform.com/photos/2023_03/thumb_files/630_360_1678276922-524.jpg" text:style-name="Internet_20_link" text:visited-style-name="Visited_20_Internet_20_Link">
630_360_16782...</text:a>
"]</text:p>
      <text:p text:style-name="P4">
Tags: ['НАТО', 'Україна', 'Резніков']</text:p>
      <text:p text:style-name="P4">
Type: Article</text:p>
      <!--METADATA-->
      <text:p text:style-name="P4">
<draw:frame draw:style-name="fr1" draw:name="Image196" text:anchor-type="as-char" svg:width="6.9236in" svg:height="3.956343in" draw:z-index="0">
<draw:image xlink:href="../Images/yкринформ/2023-04-12T19-45-44-03-00/630_360_1678276922-524.jpg" xlink:type="simple" xlink:show="embed" xlink:actuate="onLoad" draw:mime-type="image/jpeg"/>
</draw:frame>
 Міністриоборони України та Іспанії спростували заяви про те, що війська НАТО нібитовоюють проти російської армії в Україні.</text:p>
      <text:p text:style-name="P4">
Про це вони заявили на спільній пресконференції в Мадриді у контекстіінформації, які міститься у нібито секретних документах Пентагона, «злитих» уМережу, передає Укрінформ із посиланням на <text:a xlink:type="simple" xlink:href="http://edition.cnn.com/europe/live-news/russia-ukraine-war-news-04-12-23/h_f555eb5c6fa8fbf581ffcbad6b870106" text:style-name="Internet_20_link" text:visited-style-name="Visited_20_Internet_20_Link">
</text:a>
 .</text:p>
      <text:p text:style-name="P4">
«Неправда, що в Україні є персонал <text:a xlink:type="simple" xlink:href="https://www.ukrinform.ua/tag-nato" text:style-name="Internet_20_link" text:visited-style-name="Visited_20_Internet_20_Link">
 </text:a>
 , завинятком військових аташе», - заявив міністр оборони України Олексій Резніков.</text:p>
      <text:p text:style-name="P4">
Своєю чергою його іспанська колега Маргарита Роблес наголосила, що «цеабсолютна неправда, що в Україні є війська НАТО».</text:p>
      <text:p text:style-name="P4">
Резніков також зазначив, що у злитих документах «багато даних, які невідповідають дійсності та вже неактуальні».</text:p>
      <text:p text:style-name="P4">
Міністр впевнений, що США працюватимуть над тим, щоб «нейтралізувати цей витікта уникати подібного в майбутньому». За його словами, Україна має «повнудовіру до наших американських союзників», попри витік інформації.</text:p>
      <text:p text:style-name="P4">
Натомість очільниця Міноборони Іспанії наголосила, що єдність союзників поНАТО та ЄС залишається сильною, і росія «не зможе її розірвати».</text:p>
      <text:p text:style-name="P4">
<text:span text:style-name="T4">
Читайте також:</text:span>
 <text:a xlink:type="simple" xlink:href="https://www.ukrinform.ua/rubric-ato/3695023-ispania-vidpravit-sist-leopard-2a4-v-ukrainu-najblizcimi-dnami-ministr-oboroni.html" text:style-name="Internet_20_link" text:visited-style-name="Visited_20_Internet_20_Link">
 <text:span text:style-name="T4">
Іспанія</text:span>
 </text:a>
</text:p>
      <text:p text:style-name="P4">
Як повідомлялося, минулого тижня видання The New York Times повідомило, щоПентагон розслідує витік секретних документів у соцмережі, які стосуютьсяпланів США й НАТО щодо запланованого контрнаступу ЗСУ.</text:p>
      <text:p text:style-name="P4">
Радник керівника Офісу Президента Михайло Подоляк заявив, що оприлюдненнянібито документів про контрнаступ України є російським блефом.</text:p>
      <text:p text:style-name="P4">
Міністерство юстиції США розпочало розслідування щодо витоку документів.</text:p>
      <text:p text:style-name="P4">
Source: <text:a xlink:type="simple" xlink:href="https://www.ukrinform.ua/rubric-polytics/3695059-reznikov-sprostuvav-naavnist-vijsk-nato-v-ukraini.html" text:style-name="Internet_20_link" text:visited-style-name="Visited_20_Internet_20_Link">
https://www.ukrinform.ua/rubric-polytics/3695059-reznikov-sprostuvav-naavnist-vijsk-nato-v-ukraini.html</text:a>
</text:p>
      <!--NEWS-->
      <text:h text:style-name="P10" text:outline-level="1">
<text:span text:style-name="T4">
Польща може стати регіональним центром обслуговування танків Abrams</text:span>
</text:h>
      <text:p text:style-name="P4">
Authors: Ukrinform (Person)</text:p>
      <text:p text:style-name="P4">
Publisher: Укринформ (Organization)</text:p>
      <text:p text:style-name="P4">
Published Time: 2023-04-12T19:52:50+03:00</text:p>
      <text:p text:style-name="P4">
Modified Time: 2023-04-12T19:52:50+03:00</text:p>
      <text:p text:style-name="P4">
Description: Польща може стати регіональний центром з обслуговування та ремонту танків Abrams. — Укрінформ.</text:p>
      <text:p text:style-name="P4">
Images: ["<text:a xlink:type="simple" xlink:href="https://static.ukrinform.com/photos/2023_04/thumb_files/630_360_1681318231-421.jpg" text:style-name="Internet_20_link" text:visited-style-name="Visited_20_Internet_20_Link">
630_360_16813...</text:a>
", "<text:a xlink:type="simple" xlink:href="https://static.ukrinform.com/photos/2023_04/1681318267-179.jpg" text:style-name="Internet_20_link" text:visited-style-name="Visited_20_Internet_20_Link">
1681318267-17...</text:a>
"]</text:p>
      <text:p text:style-name="P4">
Tags: ['Польща', 'Танк', 'Abrams ']</text:p>
      <text:p text:style-name="P4">
Type: Article</text:p>
      <!--METADATA-->
      <text:p text:style-name="P4">
<draw:frame draw:style-name="fr1" draw:name="Image197" text:anchor-type="as-char" svg:width="6.9236in" svg:height="3.956343in" draw:z-index="0">
<draw:image xlink:href="../Images/yкринформ/2023-04-12T19-52-50-03-00/630_360_1681318231-421.jpg" xlink:type="simple" xlink:show="embed" xlink:actuate="onLoad" draw:mime-type="image/jpeg"/>
</draw:frame>
 Польщаможе стати регіональний центром з обслуговування та ремонту танків Abrams.</text:p>
      <text:p text:style-name="P4">
Про це заявив віцепрем’єр-міністр, міністр національної оборони Польщі МаріушБлащак на полігоні Нова Демба, де відбуваються польсько-американські навчанняза участю танків Abrams, передає кореспондент Укрінформу.</text:p>
      <text:p text:style-name="P4">
Міністр зазначив, що декілька тижнів тому Варшаву відвідав заступник головиправління General Dynamics - компанії, яка виробляє танки Abrams.</text:p>
      <text:p text:style-name="P4">
“Ми говорили про створення в <text:a xlink:type="simple" xlink:href="https://www.ukrinform.ua/tag-polsa" text:style-name="Internet_20_link" text:visited-style-name="Visited_20_Internet_20_Link">
 </text:a>
сервісного центру для танків Abrams”,- сказав Блащак.</text:p>
      <text:p text:style-name="P4">
Він додав, що йдеться переважно про обслуговування польських танків цьоготипу. Однак потенційно там можуть обслуговуватися танки з інших європейськихкраїн, які зацікавлені у купівлі цих танків. Блащак нагадав, що уряд США давзгоду на передачу Україні Abrams.</text:p>
      <text:p text:style-name="P4">
<draw:frame draw:style-name="fr1" draw:name="Image198" text:anchor-type="as-char" svg:width="6.9236in" svg:height="4.115696in" draw:z-index="0">
<draw:image xlink:href="../Images/yкринформ/2023-04-12T19-52-50-03-00/1681318267-179.jpg" xlink:type="simple" xlink:show="embed" xlink:actuate="onLoad" draw:mime-type="image/jpeg"/>
</draw:frame>
</text:p>
      <text:p text:style-name="P4">
“Польща стає природним сервісним центром, а ймовірно, у майбутньому, такожцентром виробництва танків Abrams”, - наголосив польський міністр.</text:p>
      <text:p text:style-name="P4">
<text:span text:style-name="T4">
Читайте також:</text:span>
 <text:a xlink:type="simple" xlink:href="https://www.ukrinform.ua/rubric-world/3695055-polsa-za-dva-roki-matime-najsilnisi-suhoputni-vijska-v-evropi-blasak.html" text:style-name="Internet_20_link" text:visited-style-name="Visited_20_Internet_20_Link">
 <text:span text:style-name="T4">
Блащак</text:span>
 </text:a>
</text:p>
      <text:p text:style-name="P4">
Як повідомлялося, Польща закупила у США 366 танків Abrams: 250 – у найновішійверсії M1A2, а також 116 танків старшої генерації M1A1, які вже були вексплуатації. Перші машини вже доставлено в країну.</text:p>
      <text:p text:style-name="P4">
Фото: @mblaszczak</text:p>
      <text:p text:style-name="P4">
Source: <text:a xlink:type="simple" xlink:href="https://www.ukrinform.ua/rubric-ato/3695062-polsa-moze-stati-regionalnim-centrom-obslugovuvanna-tankiv-abrams.html" text:style-name="Internet_20_link" text:visited-style-name="Visited_20_Internet_20_Link">
https://www.ukrinform.ua/rubric-ato/3695062-polsa-moze-stati-regionalnim-centrom-obslugovuvanna-tankiv-abrams.html</text:a>
</text:p>
      <!--NEWS-->
      <text:h text:style-name="P10" text:outline-level="1">
<text:span text:style-name="T4">
Нідерланди планують припинити імпорт російського скрапленого газу</text:span>
</text:h>
      <text:p text:style-name="P4">
Authors: Ukrinform (Person)</text:p>
      <text:p text:style-name="P4">
Publisher: Укринформ (Organization)</text:p>
      <text:p text:style-name="P4">
Published Time: 2023-04-12T19:58:00+03:00</text:p>
      <text:p text:style-name="P4">
Modified Time: 2023-04-12T19:58:00+03:00</text:p>
      <text:p text:style-name="P4">
Description: Уряд Нідерландів припинив підписання нових контрактів і працює над повним припиненням імпорту скрапленого природного газу (СПГ) з росії. — Укрінформ.</text:p>
      <text:p text:style-name="P4">
Images: ["<text:a xlink:type="simple" xlink:href="https://static.ukrinform.com/photos/2017_06/thumb_files/630_360_1496929430-9660.jpg" text:style-name="Internet_20_link" text:visited-style-name="Visited_20_Internet_20_Link">
630_360_14969...</text:a>
"]</text:p>
      <text:p text:style-name="P4">
Tags: ['Газ', 'Імпорт', 'Нідерланди', 'росія']</text:p>
      <text:p text:style-name="P4">
Type: Article</text:p>
      <!--METADATA-->
      <text:p text:style-name="P4">
<draw:frame draw:style-name="fr1" draw:name="Image199" text:anchor-type="as-char" svg:width="6.9236in" svg:height="3.956343in" draw:z-index="0">
<draw:image xlink:href="../Images/yкринформ/2023-04-12T19-58-00-03-00/630_360_1496929430-9660.jpg" xlink:type="simple" xlink:show="embed" xlink:actuate="onLoad" draw:mime-type="image/jpeg"/>
</draw:frame>
 УрядНідерландів припинив підписання нових контрактів і працює над повнимприпиненням імпорту скрапленого природного газу (СПГ) з росії.</text:p>
      <text:p text:style-name="P4">
Про це повідомляє Укрінформ з посиланням на <text:a xlink:type="simple" xlink:href="https://www.bloomberg.com/news/articles/2023-04-12/netherlands-plans-to-end-lng-imports-from-russia-minister-says" text:style-name="Internet_20_link" text:visited-style-name="Visited_20_Internet_20_Link">
</text:a>
 .</text:p>
      <text:p text:style-name="P4">
“Нідерланди припинили підписання нових контрактів на <text:a xlink:type="simple" xlink:href="https://www.ukrinform.ua/tag-import" text:style-name="Internet_20_link" text:visited-style-name="Visited_20_Internet_20_Link">
</text:a>
 скрапленого природного газу з росії, неоголошуючи про це рішення - і працюють над розірванням уже існуючихконтрактів”, - сказав в інтерв’ю міністр клімату й енергетики Нідерландів РобЄттен.</text:p>
      <text:p text:style-name="P4">
Як повідомляв Укрінформ, Нідерланди більше не залежать від вугілля,нафтопродуктів (дизеля та гасу) та сирої нафти з росії. Цим Нідерландидотримуються санкцій проти росії, які були погоджені з усіма країнами ЄС.</text:p>
      <text:p text:style-name="P4">
<text:span text:style-name="T4">
Читайте також:</text:span>
 <text:a xlink:type="simple" xlink:href="https://www.ukrinform.ua/rubric-economy/3688403-es-sukae-sposib-blokuvati-import-rosijskogo-skraplenogo-gazu-bloomberg.html" text:style-name="Internet_20_link" text:visited-style-name="Visited_20_Internet_20_Link">
 </text:a>
</text:p>
      <text:p text:style-name="P4">
Санкції були введені після повномасштабного вторгнення росії в Україну.</text:p>
      <text:p text:style-name="P4">
<text:span text:style-name="T5">
Фото: Bloomberg</text:span>
</text:p>
      <text:p text:style-name="P4">
Source: <text:a xlink:type="simple" xlink:href="https://www.ukrinform.ua/rubric-economy/3695063-niderlandi-planuut-pripiniti-import-rosijskogo-skraplenogo-gazu.html" text:style-name="Internet_20_link" text:visited-style-name="Visited_20_Internet_20_Link">
https://www.ukrinform.ua/rubric-economy/3695063-niderlandi-planuut-pripiniti-import-rosijskogo-skraplenogo-gazu.html</text:a>
</text:p>
      <!--NEWS-->
      <text:h text:style-name="P10" text:outline-level="1">
<text:span text:style-name="T4">
Зеленський зустрівся із двопартійною делегацією Сенату Конгресу США</text:span>
</text:h>
      <text:p text:style-name="P4">
Authors: Ukrinform (Person)</text:p>
      <text:p text:style-name="P4">
Publisher: Укринформ (Organization)</text:p>
      <text:p text:style-name="P4">
Published Time: 2023-04-12T20:05:00+03:00</text:p>
      <text:p text:style-name="P4">
Modified Time: 2023-04-12T20:05:00+03:00</text:p>
      <text:p text:style-name="P4">
Description: Президент Володимир Зеленський зустрівся із двопартійною делегацією Сенату Конгресу США у складі Джозефа Манчіна, Лізи Мурковскі та Марка Келлі. — Укрінформ.</text:p>
      <text:p text:style-name="P4">
Images: ["<text:a xlink:type="simple" xlink:href="https://static.ukrinform.com/photos/2023_03/thumb_files/630_360_1679418231-6907.jpeg" text:style-name="Internet_20_link" text:visited-style-name="Visited_20_Internet_20_Link">
630_360_16794...</text:a>
"]</text:p>
      <text:p text:style-name="P4">
Tags: ['Візит', 'Сенат', 'Конгрес США', 'Зеленський']</text:p>
      <text:p text:style-name="P4">
Type: Article</text:p>
      <!--METADATA-->
      <text:p text:style-name="P4">
<draw:frame draw:style-name="fr1" draw:name="Image200" text:anchor-type="as-char" svg:width="6.9236in" svg:height="3.956343in" draw:z-index="0">
<draw:image xlink:href="../Images/yкринформ/2023-04-12T20-05-00-03-00/630_360_1679418231-6907.jpeg" xlink:type="simple" xlink:show="embed" xlink:actuate="onLoad" draw:mime-type="image/jpeg"/>
</draw:frame>
Президент Володимир Зеленський зустрівся із двопартійною делегацією СенатуКонгресу США у складі Джозефа Манчіна, Лізи Мурковскі та Марка Келлі.</text:p>
      <text:p text:style-name="P4">
Як передає Укрінформ, про це Зеленський написав у <text:a xlink:type="simple" xlink:href="https://t.me/V_Zelenskiy_official/5836" text:style-name="Internet_20_link" text:visited-style-name="Visited_20_Internet_20_Link">
</text:a>
 .</text:p>
      <text:p text:style-name="P4">
Президент поінформував сенаторів про ситуацію на передовій та поділивсяоцінками щодо перспектив її розвитку.</text:p>
      <text:p text:style-name="P4">
Співрозмовники детально обговорили подальші напрями американської допомоги тароль Конгресу в цьому процесі.</text:p>
      <text:p text:style-name="P4">
"Ми боремося за спільні цінності – свободу і демократію. Наша перемога будевизначальною для розвитку ситуації в Європі та в усьому світі. Продовженнятакої комплексної підтримки – оборонної і фінансової – є запорукою нашоїперемоги над агресором", - наголосив Зеленський.</text:p>
      <text:p text:style-name="P4">
Він подякував парламентарям за <text:a xlink:type="simple" xlink:href="https://www.ukrinform.ua/tag-vizit" text:style-name="Internet_20_link" text:visited-style-name="Visited_20_Internet_20_Link">
 </text:a>
 вУкраїну.</text:p>
      <text:p text:style-name="P4">
"Це є важливим сигналом підтримки нашої держави та всього українськогонароду", - підкреслив Зеленський.</text:p>
      <text:p text:style-name="P4">
<text:span text:style-name="T4">
Читайте також:</text:span>
 <text:a xlink:type="simple" xlink:href="https://www.ukrinform.ua/rubric-society/3694629-zelenskij-obgovoriv-iz-govardom-baffetom-dopomogu-ukraini.html" text:style-name="Internet_20_link" text:visited-style-name="Visited_20_Internet_20_Link">
 <text:span text:style-name="T4">
Зеленський</text:span>
 </text:a>
</text:p>
      <text:p text:style-name="P4">
Як повідомляв <text:a xlink:type="simple" xlink:href="https://www.ukrinform.ua/rubric-society/3694629-zelenskij-obgovoriv-iz-govardom-baffetom-dopomogu-ukraini.html" text:style-name="Internet_20_link" text:visited-style-name="Visited_20_Internet_20_Link">
 </text:a>
 , 11 квітня Зеленськийобговорив з американським бізнесменом і філантропом Говардом Баффетом допомогуУкраїні.</text:p>
      <text:p text:style-name="P4">
<text:span text:style-name="T5">
Фото: ОП</text:span>
</text:p>
      <text:p text:style-name="P4">
Source: <text:a xlink:type="simple" xlink:href="https://www.ukrinform.ua/rubric-polytics/3695067-zelenskij-zustrivsa-iz-dvopartijnou-delegacieu-senatu-kongresu-ssa.html" text:style-name="Internet_20_link" text:visited-style-name="Visited_20_Internet_20_Link">
https://www.ukrinform.ua/rubric-polytics/3695067-zelenskij-zustrivsa-iz-dvopartijnou-delegacieu-senatu-kongresu-ssa.html</text:a>
</text:p>
      <!--NEWS-->
      <text:h text:style-name="P10" text:outline-level="1">
<text:span text:style-name="T4">
Витік документів Пентагону є «сумішшю правдивої та неправдивої інформації» - Резніков</text:span>
</text:h>
      <text:p text:style-name="P4">
Authors: Ukrinform (Person)</text:p>
      <text:p text:style-name="P4">
Publisher: Укринформ (Organization)</text:p>
      <text:p text:style-name="P4">
Published Time: 2023-04-12T20:09:22+03:00</text:p>
      <text:p text:style-name="P4">
Modified Time: 2023-04-12T20:09:22+03:00</text:p>
      <text:p text:style-name="P4">
Description: Витік секретних документів оборонного відомства США містить суміш правдивої та неправдивої інформації, заявив міністр оборони України Олексій Резніков. — Укрінформ.</text:p>
      <text:p text:style-name="P4">
Images: ["<text:a xlink:type="simple" xlink:href="https://static.ukrinform.com/photos/2023_02/thumb_files/630_360_1676580828-206.jpeg" text:style-name="Internet_20_link" text:visited-style-name="Visited_20_Internet_20_Link">
630_360_16765...</text:a>
"]</text:p>
      <text:p text:style-name="P4">
Tags: ['Пентагон', 'Резніков', 'Документи']</text:p>
      <text:p text:style-name="P4">
Type: Article</text:p>
      <!--METADATA-->
      <text:p text:style-name="P4">
<draw:frame draw:style-name="fr1" draw:name="Image201" text:anchor-type="as-char" svg:width="6.9236in" svg:height="3.956343in" draw:z-index="0">
<draw:image xlink:href="../Images/yкринформ/2023-04-12T20-09-22-03-00/630_360_1676580828-206.jpeg" xlink:type="simple" xlink:show="embed" xlink:actuate="onLoad" draw:mime-type="image/jpeg"/>
</draw:frame>
 Витіксекретних документів оборонного відомства США містить суміш правдивої танеправдивої інформації, заявив міністр оборони України Олексій Резніков.</text:p>
      <text:p text:style-name="P4">
Як передає Укрінформ, про це повідомляє <text:a xlink:type="simple" xlink:href="http://news.sky.com/story/ukraine-russia-war-latest-putins-forces-have-built-formidable-obstacles-for-ukraine-in-regaining-territory-12541713" text:style-name="Internet_20_link" text:visited-style-name="Visited_20_Internet_20_Link">
 </text:a>
 .</text:p>
      <text:p text:style-name="P4">
Виступаючи перед журналістами у Мадриді, на саміті зі своєю іспанською колегоюМаргаритою Роблес, Резніков також заявив, що будь-яка правдива інформація взазначених документах більше не актуальна.</text:p>
      <text:p text:style-name="P4">
Міністр сказав, що вважає очевидним, те, що цей витік був інформаційноюспецоперацією на користь москви та її союзників.</text:p>
      <text:p text:style-name="P4">
<text:span text:style-name="T4">
Читайте також:</text:span>
 <text:a xlink:type="simple" xlink:href="https://www.ukrinform.ua/rubric-world/3694189-deaki-zi-zlitih-dokumentiv-pentagonu-buli-pidrobleni-bilij-dim.html" text:style-name="Internet_20_link" text:visited-style-name="Visited_20_Internet_20_Link">
 </text:a>
</text:p>
      <text:p text:style-name="P4">
Як повідомлялося, минулого тижня видання The New York Times повідомило, що <text:a xlink:type="simple" xlink:href="https://www.ukrinform.ua/tag-pentagon" text:style-name="Internet_20_link" text:visited-style-name="Visited_20_Internet_20_Link">
</text:a>
 розслідує витік секретних документіву соцмережі, які стосуються планів США й НАТО щодо запланованого контрнаступуЗСУ.</text:p>
      <text:p text:style-name="P4">
Радник керівника Офісу Президента Михайло Подоляк заявив, що оприлюдненнянібито документів про контрнаступ України є російським блефом.</text:p>
      <text:p text:style-name="P4">
Міністерство юстиції США розпочало розслідування щодо витоку документів.</text:p>
      <text:p text:style-name="P4">
<text:span text:style-name="T5">
Фото: edition.cnn.com</text:span>
</text:p>
      <text:p text:style-name="P4">
Source: <text:a xlink:type="simple" xlink:href="https://www.ukrinform.ua/rubric-polytics/3695069-vitik-dokumentiv-pentagonu-e-sumissu-pravdivoi-ta-nepravdivoi-informacii-reznikov.html" text:style-name="Internet_20_link" text:visited-style-name="Visited_20_Internet_20_Link">
https://www.ukrinform.ua/rubric-polytics/3695069-vitik-dokumentiv-pentagonu-e-sumissu-pravdivoi-ta-nepravdivoi-informacii-reznikov.html</text:a>
</text:p>
      <!--NEWS-->
      <text:h text:style-name="P10" text:outline-level="1">
<text:span text:style-name="T4">
росіяни обстріляли Нікопольський район, четверо поранених</text:span>
</text:h>
      <text:p text:style-name="P4">
Authors: Ukrinform (Person)</text:p>
      <text:p text:style-name="P4">
Publisher: Укринформ (Organization)</text:p>
      <text:p text:style-name="P4">
Published Time: 2023-04-12T20:15:34+03:00</text:p>
      <text:p text:style-name="P4">
Modified Time: 2023-04-12T20:15:34+03:00</text:p>
      <text:p text:style-name="P4">
Description: російська армія обстріляла Нікопольщину, є постраждалі. — Укрінформ.</text:p>
      <text:p text:style-name="P4">
Images: ["<text:a xlink:type="simple" xlink:href="https://static.ukrinform.com/photos/2023_04/thumb_files/630_360_1681319708-451.jpg" text:style-name="Internet_20_link" text:visited-style-name="Visited_20_Internet_20_Link">
630_360_16813...</text:a>
"]</text:p>
      <text:p text:style-name="P4">
Tags: ['Дніпропетровщина', 'Обстріл', 'Поранені']</text:p>
      <text:p text:style-name="P4">
Type: Article</text:p>
      <!--METADATA-->
      <text:p text:style-name="P4">
<draw:frame draw:style-name="fr1" draw:name="Image202" text:anchor-type="as-char" svg:width="6.9236in" svg:height="3.956343in" draw:z-index="0">
<draw:image xlink:href="../Images/yкринформ/2023-04-12T20-15-34-03-00/630_360_1681319708-451.jpg" xlink:type="simple" xlink:show="embed" xlink:actuate="onLoad" draw:mime-type="image/jpeg"/>
</draw:frame>
 російськаармія обстріляла Нікопольщину, є постраждалі.</text:p>
      <text:p text:style-name="P4">
Про це в <text:a xlink:type="simple" xlink:href="http://t.me/mykola_lukashuk/4097" text:style-name="Internet_20_link" text:visited-style-name="Visited_20_Internet_20_Link">
 </text:a>
 повідомляє головаДніпропетровської обласної ради Микола Лукашук, передає Укрінформ.</text:p>
      <text:p text:style-name="P4">
"Рятувальники оперативно прибули на місце та дістали з-під завалів двох людей1943 та 1946 років народження. Вони були госпіталізовані до лікарні. Ще двоєлюдей отримали травми, але відмовились від госпіталізації", - йдеться удописі.</text:p>
      <text:p text:style-name="P4">
Внаслідок <text:a xlink:type="simple" xlink:href="https://www.ukrinform.ua/tag-obstril" text:style-name="Internet_20_link" text:visited-style-name="Visited_20_Internet_20_Link">
 </text:a>
 пошкоджено приватнийсклад, 13 житлових будинків, 2 господарчі споруди, 1 легковий автомобіль, 3газопроводи низького тиску, 1 лінія електропередачі.</text:p>
      <text:p text:style-name="P4">
<text:span text:style-name="T4">
Читайте також:</text:span>
 <text:a xlink:type="simple" xlink:href="https://www.ukrinform.ua/rubric-ato/3694977-rosiani-obstrilali-orihiv-i-gulajpole.html" text:style-name="Internet_20_link" text:visited-style-name="Visited_20_Internet_20_Link">
 <text:span text:style-name="T4">
обстріл</text:span>
 </text:a>
</text:p>
      <text:p text:style-name="P4">
Раніше повідомлялось, що ворог обстрілює Нікопольщину з тимчасово окупованоїчастини Запорізької області.</text:p>
      <text:p text:style-name="P4">
Source: <text:a xlink:type="simple" xlink:href="https://www.ukrinform.ua/rubric-ato/3695072-rosiani-obstrilali-nikopolskij-rajon-cetvero-poranenih.html" text:style-name="Internet_20_link" text:visited-style-name="Visited_20_Internet_20_Link">
https://www.ukrinform.ua/rubric-ato/3695072-rosiani-obstrilali-nikopolskij-rajon-cetvero-poranenih.html</text:a>
</text:p>
      <!--NEWS-->
      <text:h text:style-name="P10" text:outline-level="1">
<text:span text:style-name="T4">
В Естонії фсб систематично вербує українських біженців</text:span>
</text:h>
      <text:p text:style-name="P4">
Authors: Ukrinform (Person)</text:p>
      <text:p text:style-name="P4">
Publisher: Укринформ (Organization)</text:p>
      <text:p text:style-name="P4">
Published Time: 2023-04-12T20:18:00+03:00</text:p>
      <text:p text:style-name="P4">
Modified Time: 2023-04-12T20:18:00+03:00</text:p>
      <text:p text:style-name="P4">
Description: У щорічнику естонської Поліції безпеки (КаПо) наголошується, що російська ФСБ систематично намагається вербувати українських військових біженців, які прибувають з росії в Естонію. — Укрінформ.</text:p>
      <text:p text:style-name="P4">
Images: ["<text:a xlink:type="simple" xlink:href="https://static.ukrinform.com/photos/2022_09/thumb_files/630_360_1662635250-745.png" text:style-name="Internet_20_link" text:visited-style-name="Visited_20_Internet_20_Link">
630_360_16626...</text:a>
"]</text:p>
      <text:p text:style-name="P4">
Tags: ['Естонія', 'фсб рф', 'Вербування']</text:p>
      <text:p text:style-name="P4">
Type: Article</text:p>
      <!--METADATA-->
      <text:p text:style-name="P4">
<draw:frame draw:style-name="fr1" draw:name="Image203" text:anchor-type="as-char" svg:width="6.9236in" svg:height="3.956343in" draw:z-index="0">
<draw:image xlink:href="../Images/yкринформ/2023-04-12T20-18-00-03-00/630_360_1662635250-745.png" xlink:type="simple" xlink:show="embed" xlink:actuate="onLoad" draw:mime-type="image/png"/>
</draw:frame>
 Ущорічнику естонської Поліції безпеки (КаПо) наголошується, що російська ФСБсистематично намагається вербувати українських військових біженців, якіприбувають з росії в Естонію.</text:p>
      <text:p text:style-name="P4">
Як передає Укрінформ, про це повідомляє національний мовник <text:a xlink:type="simple" xlink:href="https://rus.err.ee/1608945503/ezhegodnik-kapo-fsb-rossii-sistematicheski-pytaetsja-verbovat-v-jestonii-ukrainskih-bezhencev" text:style-name="Internet_20_link" text:visited-style-name="Visited_20_Internet_20_Link">
</text:a>
 з посиланням наопублікований <text:a xlink:type="simple" xlink:href="https://kapo.ee/sites/default/files/content_page_attachments/Aastaraamat%202022-23.pdf" text:style-name="Internet_20_link" text:visited-style-name="Visited_20_Internet_20_Link">
</text:a>
.</text:p>
      <text:p text:style-name="P4">
КаПо нагадує, що з кінця лютого і до кінця 2022 року за захистом в <text:a xlink:type="simple" xlink:href="https://www.ukrinform.ua/tag-estonia" text:style-name="Internet_20_link" text:visited-style-name="Visited_20_Internet_20_Link">
</text:a>
 звернулися 45 тис. українськихбіженців. З бесід із ними чітко вимальовується активна діяльність ФСБ протиукраїнців на території росії та на окупованих територіях. «Від фільтраційнихтаборів до допитів на прикордонних пунктах українці перебувають під підвищеноюувагою, і серед них виявляють ворожих та небезпечних для росії осіб. Їхдопитують, обшукують їхнє майно, переглядають їхні засоби зв'язку, інодізастосовують загрози та насильство», - йдеться у щорічнику.</text:p>
      <text:p text:style-name="P4">
Далі Поліція безпеки повідомляє, що до неї зверталися як військові біженці,так і естонські мешканці, що допомогло побачити масштаби спрямованої наЕстонію діяльності російської розвідки з початку повномасштабної війни.«Наприклад, ФСБ почала систематично опитувати людей, які регулярно відвідуютьросію по роботі. При перетині кордону їх запитують про ставлення до росії і"спеціальної військової операції", що проводиться проти України, а також пропередбачувані переслідування росіян в Естонії. Агенти ФСБ знімають ці розмовина камеру відкрито чи таємно, чи на камеру на формі прикордонників», -випливає зі щорічного звіту КаПо.</text:p>
      <text:p text:style-name="P4">
За оцінкою спецслужби, у майбутньому така діяльність, ймовірно, станеінтенсивнішою, оскільки у воєнний час потреба російського політичного тавійськового керівництва в інформації вища, ніж зазвичай, а до розвідкивисуваються підвищені очікування.</text:p>
      <text:p text:style-name="P4">
<text:span text:style-name="T4">
Читайте також:</text:span>
 <text:a xlink:type="simple" xlink:href="https://www.ukrinform.ua/rubric-world/3668990-rf-verbue-spiguniv-u-britanii-the-sun.html" text:style-name="Internet_20_link" text:visited-style-name="Visited_20_Internet_20_Link">
 <text:span text:style-name="T4">
вербує</text:span>
 </text:a>
</text:p>
      <text:p text:style-name="P4">
Представляючи щорічник, генеральний директор КаПо Арнольд Сінісалу наголосивна тому, що «загроза безпеці Естонії, яка походить від росії, не змінилася».За його словами, контекст ситуації в тому, що наразі «ресурси росії переважновитрачаються на напад на Україну, але ресурсів у них достатньо». Відповідномосква має достатньо часу та енергії, щоб загрожувати безпеці Естонії.</text:p>
      <text:p text:style-name="P4">
«У щорічнику ми висвітлюємо звичайні події у сфері захисту конституційноголаду та у сфері контррозвідки, а також зміни у кіберсвіті… російськадіяльність із впливу охоплює багато сфер життя. Звичайні публічніпропагандистські атаки, маніпулювання та очорнення секретної та прихованоїінформації настільки поширені в Естонії, що у багатьох виробився імунітет», -зазначив Сінісалу.</text:p>
      <text:p text:style-name="P4">
Відповідно до чинного законодавства, Поліція безпеки Естонії щорічно готовитьзвіт за підсумками роботи минулого року.</text:p>
      <text:p text:style-name="P4">
<text:span text:style-name="T5">
Фото: Arvo Soosalu/flickr.com</text:span>
</text:p>
      <text:p text:style-name="P4">
Source: <text:a xlink:type="simple" xlink:href="https://www.ukrinform.ua/rubric-world/3695074-v-estonii-fsb-sistematicno-verbue-ukrainskih-bizenciv.html" text:style-name="Internet_20_link" text:visited-style-name="Visited_20_Internet_20_Link">
https://www.ukrinform.ua/rubric-world/3695074-v-estonii-fsb-sistematicno-verbue-ukrainskih-bizenciv.html</text:a>
</text:p>
      <!--NEWS-->
      <text:h text:style-name="P10" text:outline-level="1">
<text:span text:style-name="T4">
Данілов про відео зі стратою українського військового: Знайти нелюдів є справою честі</text:span>
</text:h>
      <text:p text:style-name="P4">
Authors: Ukrinform (Person)</text:p>
      <text:p text:style-name="P4">
Publisher: Укринформ (Organization)</text:p>
      <text:p text:style-name="P4">
Published Time: 2023-04-12T20:19:00+03:00</text:p>
      <text:p text:style-name="P4">
Modified Time: 2023-04-12T20:19:00+03:00</text:p>
      <text:p text:style-name="P4">
Description: Секретар Ради національної безпеки та оборони Олексій Данілов назвав справою честі знайти причетних до страти українського військовополоненого, відео якої поширилося у соцмережах. — Укрінформ.</text:p>
      <text:p text:style-name="P4">
Images: ["<text:a xlink:type="simple" xlink:href="https://static.ukrinform.com/photos/2023_04/thumb_files/630_360_1680783799-703.jpg" text:style-name="Internet_20_link" text:visited-style-name="Visited_20_Internet_20_Link">
630_360_16807...</text:a>
"]</text:p>
      <text:p text:style-name="P4">
Tags: ['РНБО', 'Страта', 'Данілов', 'Війна з росією', 'Єдині новини']</text:p>
      <text:p text:style-name="P4">
Type: Article</text:p>
      <!--METADATA-->
      <text:p text:style-name="P4">
<draw:frame draw:style-name="fr1" draw:name="Image204" text:anchor-type="as-char" svg:width="6.9236in" svg:height="3.956343in" draw:z-index="0">
<draw:image xlink:href="../Images/yкринформ/2023-04-12T20-19-00-03-00/630_360_1680783799-703.jpg" xlink:type="simple" xlink:show="embed" xlink:actuate="onLoad" draw:mime-type="image/jpeg"/>
</draw:frame>
 СекретарРади національної безпеки та оборони Олексій Данілов назвав справою честізнайти причетних до страти українського військовополоненого, відео якоїпоширилося у соцмережах.</text:p>
      <text:p text:style-name="P4">
Про це він сказав у ефірі телемарафону “Єдині новини”, повідомляє кореспондентУкрінформу.</text:p>
      <text:p text:style-name="P4">
“Наші спецоргани чітко розуміють, що їм треба в такому випадку робити. Більштого, це навіть справа честі - знайти цих людей. Це, я більш ніж упевнений,обов’язково буде зроблено, тому що це пробачати не можна”, - наголосивДанілов.</text:p>
      <text:p text:style-name="P4">
Він додав, що цивілізований світ занадто довго спостерігав за створенням"Четвертого рейху".</text:p>
      <text:p text:style-name="P4">
<text:span text:style-name="T4">
Читайте також:</text:span>
 <text:a xlink:type="simple" xlink:href="https://www.ukrinform.ua/rubric-polytics/3694923-svit-otrimae-vijnu-z-cetvertim-rejhom-akso-obere-ganebnij-mir-z-rf-danilov.html" text:style-name="Internet_20_link" text:visited-style-name="Visited_20_Internet_20_Link">
 <text:span text:style-name="T4">
Данілов</text:span>
 </text:a>
</text:p>
      <text:p text:style-name="P4">
“І на жаль, сьогодні вже без ліквідації саме Четвертого рейху, їх військово-політичного керівництва з точки зору усунення їх від влади ця ракова пухлинаможе надалі поширюватися на території Європи й ... інших країн. Це дуженебезпечно для світу. Я не знаю, що ще ці нелюди мають зробити, для того щобсвіт мав максимально активно реагувати на всі ці речі”, - заявив секретар <text:a xlink:type="simple" xlink:href="https://www.ukrinform.ua/tag-rnbo" text:style-name="Internet_20_link" text:visited-style-name="Visited_20_Internet_20_Link">
</text:a>
 .</text:p>
      <text:p text:style-name="P4">
Як повідомлялося, в Мережі з’явилися два відео з нібито обезголовленнямукраїнських захисників.</text:p>
      <text:p text:style-name="P4">
За інформацією <text:a xlink:type="simple" xlink:href="http://www.cnn.com/europe/live-news/russia-ukraine-war-news-04-11-23/index.html" text:style-name="Internet_20_link" text:visited-style-name="Visited_20_Internet_20_Link">
 </text:a>
 , перше відео було опубліковане на проросійськомуканалі у соцмережах 8 квітня. Воно було навмисно зняте "вагнерівцями" іпоказує два обезголовлені тіла українських військових, які лежать на земліпоряд із пошкодженим військовим автомобілем. На російських акаунтахстверджується, що відео зняте поблизу Бахмута.</text:p>
      <text:p text:style-name="P4">
<text:span text:style-name="T4">
Читайте також:</text:span>
 <text:a xlink:type="simple" xlink:href="https://www.ukrinform.ua/rubric-other_news/3694793-golova-sbu-pro-tih-hto-vidrizav-golovu-ukrainskomu-bijcu-mi-znajdemo-cih-neludiv.html" text:style-name="Internet_20_link" text:visited-style-name="Visited_20_Internet_20_Link">
 <text:span text:style-name="T4">
СБУ</text:span>
 </text:a>
</text:p>
      <text:p text:style-name="P4">
Друге відео, яке з’явилося у Твіттері і навмисно сильно розмите, вірогідно,було записане влітку, з огляду на рослинність у кадрі. На ньому російськийбоєць із ножем обезголовлює українського військового, який, судячи з голосу навідео, ймовірно, був живий на початку розправи.</text:p>
      <text:p text:style-name="P4">
<text:span text:style-name="T4">
Читайте також:</text:span>
 <text:a xlink:type="simple" xlink:href="https://www.ukrinform.ua/rubric-ato/3694808-zelenskij-pro-stratu-ukrainskogo-voina-ce-video-rosii-akou-vona-e.html" text:style-name="Internet_20_link" text:visited-style-name="Visited_20_Internet_20_Link">
 <text:span text:style-name="T4">
Зеленський</text:span>
 </text:a>
</text:p>
      <text:p text:style-name="P4">
Служба безпеки України розпочала досудове розслідування щодо відео, на якомуросійські загарбники відрізають голову українському полоненому.</text:p>
      <text:p text:style-name="P4">
Правоохоронні органи України вживають заходів для встановлення осіб, якіскоїли цей злочин.</text:p>
      <text:p text:style-name="P4">
Source: <text:a xlink:type="simple" xlink:href="https://www.ukrinform.ua/rubric-ato/3695075-danilov-pro-video-zi-stratou-ukrainskogo-vijskovogo-znajti-neludiv-e-spravou-cesti.html" text:style-name="Internet_20_link" text:visited-style-name="Visited_20_Internet_20_Link">
https://www.ukrinform.ua/rubric-ato/3695075-danilov-pro-video-zi-stratou-ukrainskogo-vijskovogo-znajti-neludiv-e-spravou-cesti.html</text:a>
</text:p>
      <!--NEWS-->
      <text:h text:style-name="P10" text:outline-level="1">
<text:span text:style-name="T4">
Збірна України з пляжного футболу програла Португалії, готуючись до відбору на ЧС-2023</text:span>
</text:h>
      <text:p text:style-name="P4">
Authors: Ukrinform (Person)</text:p>
      <text:p text:style-name="P4">
Publisher: Укринформ (Organization)</text:p>
      <text:p text:style-name="P4">
Published Time: 2023-04-12T20:29:09+03:00</text:p>
      <text:p text:style-name="P4">
Modified Time: 2023-04-12T20:29:09+03:00</text:p>
      <text:p text:style-name="P4">
Description: Перший з двох товариських матчів збірної України з пляжного футболу з командою Португалії завершився сьогодні із результатом 7:4 на користь піренейців. — Укрінформ.</text:p>
      <text:p text:style-name="P4">
Images: ["<text:a xlink:type="simple" xlink:href="https://static.ukrinform.com/photos/2023_04/thumb_files/630_360_1681320430-400.jpg" text:style-name="Internet_20_link" text:visited-style-name="Visited_20_Internet_20_Link">
630_360_16813...</text:a>
"]</text:p>
      <text:p text:style-name="P4">
Tags: ['Збірна України', 'пляжний футбол']</text:p>
      <text:p text:style-name="P4">
Type: Article</text:p>
      <!--METADATA-->
      <text:p text:style-name="P4">
<draw:frame draw:style-name="fr1" draw:name="Image205" text:anchor-type="as-char" svg:width="6.9236in" svg:height="3.956343in" draw:z-index="0">
<draw:image xlink:href="../Images/yкринформ/2023-04-12T20-29-09-03-00/630_360_1681320430-400.jpg" xlink:type="simple" xlink:show="embed" xlink:actuate="onLoad" draw:mime-type="image/jpeg"/>
</draw:frame>
 Перший здвох товариських матчів збірної України з пляжного футболу з командоюПортугалії завершився сьогодні із результатом 7:4 на користь піренейців.</text:p>
      <text:p text:style-name="P4">
Як повідомляє офіційний <text:a xlink:type="simple" xlink:href="https://uaf.ua/article/48007" text:style-name="Internet_20_link" text:visited-style-name="Visited_20_Internet_20_Link">
 </text:a>
 Українськоїасоціації футболу (УАФ), українці вже на 1-й хвилині повели у рахункузусиллями Андрія Пашка, передає Укрінформ.</text:p>
      <text:p text:style-name="P4">
Проте вже за дві хвилини «синьо-жовті» поступалися - 1:2. Попри це, буквальноодразу Олександр Пославський відновив рівновагу - 2:2. У другій 12-хвилинцітрохи сильнішими виявилися португальці. На два м'ячі Португалії збірна Українивідповіла лише голом Ярослава Заворотного. Заключний період пройшов майже таксамо. Щоправда, цього разу Україна пропустила вже тричі, а забила лише одинм'яч. Відзначився Дмитро Войтенко.</text:p>
      <text:p text:style-name="P4">
Другий контрольний матч із Португалією збірна України проведе 13 квітня вБразі. Початок зустрічі о 17.30 за київським часом.</text:p>
      <text:p text:style-name="P4">
<text:span text:style-name="T4">
Читайте також:</text:span>
 <text:a xlink:type="simple" xlink:href="https://www.ukrinform.ua/rubric-sports/3694554-zinoca-zbirna-ukraini-u19-z-futbolu-zaversila-vidbir-na-evro2023.html" text:style-name="Internet_20_link" text:visited-style-name="Visited_20_Internet_20_Link">
 <text:span text:style-name="T4">
футбол</text:span>
 </text:a>
</text:p>
      <text:p text:style-name="P4">
З 10 по 18 квітня збірна України проводить навчально-тренувальний збір уПортугалії. Першим офіційним турніром для збірної України з пляжного футболуцього сезону стане відбір світової першості 2023 року (2-9 липня).</text:p>
      <text:p text:style-name="P4">
Окрім європейської кваліфікації чемпіонату світу, підопічних Миколи Костенката Олександра Корнійчука цього сезону очікують Європейські ігри у Кракові(26-30 червня), відбір до Суперфіналу Євроліги-2023 (дати та місце станутьвідомі пізніше) та ІІ Світові пляжні ігри на Балі (6-12 серпня).</text:p>
      <text:p text:style-name="P4">
Також у разі успішних виступів у відборі на ЧС-2023 та Суперфіналу Євроліги«синьо-жовті» зіграють у фінальних турнірах цих змагань.</text:p>
      <text:p text:style-name="P4">
Фото: uaf.ua.</text:p>
      <text:p text:style-name="P4">
Source: <text:a xlink:type="simple" xlink:href="https://www.ukrinform.ua/rubric-sports/3695076-zbirna-ukraini-z-plaznogo-futbolu-prograla-portugalii-gotuucis-do-vidboru-na-cs2023.html" text:style-name="Internet_20_link" text:visited-style-name="Visited_20_Internet_20_Link">
https://www.ukrinform.ua/rubric-sports/3695076-zbirna-ukraini-z-plaznogo-futbolu-prograla-portugalii-gotuucis-do-vidboru-na-cs2023.html</text:a>
</text:p>
      <!--NEWS-->
      <text:h text:style-name="P10" text:outline-level="1">
<text:span text:style-name="T4">
Через зливи у Стамбулі вулиці перетворилися на озера</text:span>
</text:h>
      <text:p text:style-name="P4">
Authors: Ukrinform (Person)</text:p>
      <text:p text:style-name="P4">
Publisher: Укринформ (Organization)</text:p>
      <text:p text:style-name="P4">
Published Time: 2023-04-12T20:30:31+03:00</text:p>
      <text:p text:style-name="P4">
Modified Time: 2023-04-12T20:30:31+03:00</text:p>
      <text:p text:style-name="P4">
Description: У Стамбулі деякі дороги в районах Кючукчекмедже та Каракьой перетворилися на озера, рух на одній з доріг було припинено, щільність руху досягла 85% через складнощі з проїздом. — Укрінформ.</text:p>
      <text:p text:style-name="P4">
Images: ["<text:a xlink:type="simple" xlink:href="https://static.ukrinform.com/photos/2023_04/thumb_files/630_360_1681320454-886.jpg" text:style-name="Internet_20_link" text:visited-style-name="Visited_20_Internet_20_Link">
630_360_16813...</text:a>
", "<text:a xlink:type="simple" xlink:href="https://static.ukrinform.com/photos/2023_04/1681320462-568.jpg" text:style-name="Internet_20_link" text:visited-style-name="Visited_20_Internet_20_Link">
1681320462-56...</text:a>
"]</text:p>
      <text:p text:style-name="P4">
Tags: ['Дороги', 'Дощ', 'Туреччина']</text:p>
      <text:p text:style-name="P4">
Type: Article</text:p>
      <!--METADATA-->
      <text:p text:style-name="P4">
<draw:frame draw:style-name="fr1" draw:name="Image206" text:anchor-type="as-char" svg:width="6.9236in" svg:height="3.956343in" draw:z-index="0">
<draw:image xlink:href="../Images/yкринформ/2023-04-12T20-30-31-03-00/630_360_1681320454-886.jpg" xlink:type="simple" xlink:show="embed" xlink:actuate="onLoad" draw:mime-type="image/jpeg"/>
</draw:frame>
 У Стамбулідеякі дороги в районах Кючукчекмедже та Каракьой перетворилися на озера, рухна одній з доріг було припинено, щільність руху досягла 85% через складнощі зпроїздом.</text:p>
      <text:p text:style-name="P4">
Про це повідомляє Укрінформ з посиланням на <text:a xlink:type="simple" xlink:href="http://www.cnnturk.com/turkiye/istanbulda-saganak-yagis-yollar-gole-dondu-trafik-durma-noktasina-geldi" text:style-name="Internet_20_link" text:visited-style-name="Visited_20_Internet_20_Link">
</text:a>
 .</text:p>
      <text:p text:style-name="P4">
“Сильний <text:a xlink:type="simple" xlink:href="https://www.ukrinform.ua/tag-dos" text:style-name="Internet_20_link" text:visited-style-name="Visited_20_Internet_20_Link">
 </text:a>
 , який пройшов у районахКючукчекмедже та Каракьой, перетворив дороги на озера. Через сильний дощ уКючукчекмедже зірвало кришки декількох каналізаційних колекторів”, -повідомляє телеканал.</text:p>
      <text:p text:style-name="P4">
<draw:frame draw:style-name="fr1" draw:name="Image207" text:anchor-type="as-char" svg:width="6.9236in" svg:height="5.199727in" draw:z-index="0">
<draw:image xlink:href="../Images/yкринформ/2023-04-12T20-30-31-03-00/1681320462-568.jpg" xlink:type="simple" xlink:show="embed" xlink:actuate="onLoad" draw:mime-type="image/jpeg"/>
</draw:frame>
</text:p>
      <text:p text:style-name="P4">
Рух дорогою Basın Ekspres зупинився, щільність руху становила 85%.</text:p>
      <text:p text:style-name="P4">
<text:span text:style-name="T4">
Читайте також:</text:span>
 <text:a xlink:type="simple" xlink:href="https://www.ukrinform.ua/rubric-world/3693900-v-antalii-vipav-snig-ruh-okremimi-avtoslahami-zablokovanij.html" text:style-name="Internet_20_link" text:visited-style-name="Visited_20_Internet_20_Link">
 </text:a>
</text:p>
      <text:p text:style-name="P4">
Як повідомляв Укрінформ, власники житла у Стамбулі та орендарі <text:a xlink:type="simple" xlink:href="https://www.ukrinform.ua/rubric-world/3694180-stambulci-pokidaut-stari-budinki-v-sejsmicno-nebezpecnih-rajonah.html" text:style-name="Internet_20_link" text:visited-style-name="Visited_20_Internet_20_Link">
</text:a>
 помешкання та припиняють орендув старих будинках, які розміщені неподалік розлому земної кори, остерігаючисьземлетрусу.</text:p>
      <text:p text:style-name="P4">
<text:span text:style-name="T5">
Фото: CNN Türk</text:span>
</text:p>
      <text:p text:style-name="P4">
Source: <text:a xlink:type="simple" xlink:href="https://www.ukrinform.ua/rubric-world/3695077-cerez-zlivi-u-stambuli-vulici-peretvorilisa-na-ozera.html" text:style-name="Internet_20_link" text:visited-style-name="Visited_20_Internet_20_Link">
https://www.ukrinform.ua/rubric-world/3695077-cerez-zlivi-u-stambuli-vulici-peretvorilisa-na-ozera.html</text:a>
</text:p>
      <!--NEWS-->
      <text:h text:style-name="P10" text:outline-level="1">
<text:span text:style-name="T4">
В Україні прогнозують невеликі дощі, вдень прогріє до +15°</text:span>
</text:h>
      <text:p text:style-name="P4">
Authors: Ukrinform (Person)</text:p>
      <text:p text:style-name="P4">
Publisher: Укринформ (Organization)</text:p>
      <text:p text:style-name="P4">
Published Time: 2023-04-12T20:33:00+03:00</text:p>
      <text:p text:style-name="P4">
Modified Time: 2023-04-12T20:33:00+03:00</text:p>
      <text:p text:style-name="P4">
Description: В Україні в четвер пройдуть невеликі дощі, у східних, південних, Кіровоградській та Дніпроперовській областях очікується помірний дощ, уночі 5-10°, у західних областях 1-6° тепла, вдень 10-15° тепла. — Укрінформ.</text:p>
      <text:p text:style-name="P4">
Images: ["<text:a xlink:type="simple" xlink:href="https://static.ukrinform.com/photos/2019_08/thumb_files/630_360_1565425943-564.jpg" text:style-name="Internet_20_link" text:visited-style-name="Visited_20_Internet_20_Link">
630_360_15654...</text:a>
"]</text:p>
      <text:p text:style-name="P4">
Tags: ['Дощ', 'Погода', 'Прогноз', 'Весна']</text:p>
      <text:p text:style-name="P4">
Type: Article</text:p>
      <!--METADATA-->
      <text:p text:style-name="P4">
<draw:frame draw:style-name="fr1" draw:name="Image208" text:anchor-type="as-char" svg:width="6.9236in" svg:height="3.956343in" draw:z-index="0">
<draw:image xlink:href="../Images/yкринформ/2023-04-12T20-33-00-03-00/630_360_1565425943-564.jpg" xlink:type="simple" xlink:show="embed" xlink:actuate="onLoad" draw:mime-type="image/jpeg"/>
</draw:frame>
 В Українів четвер пройдуть невеликі дощі, у східних, південних, Кіровоградській таДніпроперовській областях очікується помірний дощ, уночі 5-10°, у західнихобластях 1-6° тепла, вдень 10-15° тепла.</text:p>
      <text:p text:style-name="P4">
Про це Укрінформу повідомили в Українському гідрометцентрі.</text:p>
      <text:p text:style-name="P4">
"В Україні, крім західних областей, невеликий дощ, у східних, вночі і упівденних, Кіровоградській та Дніпроперовській областях помірний <text:a xlink:type="simple" xlink:href="https://www.ukrinform.ua/tag-dos" text:style-name="Internet_20_link" text:visited-style-name="Visited_20_Internet_20_Link">
</text:a>
 . На заході країни вночі та вранці місцямитуман. Вітер східний, північно-східний, 5-10 м/с. Температура вночі 5-10°, узахідних областях 1-6° тепла (в Карпатах близько 0°); вдень 10-15° тепла", -йдеться в повідомленні.</text:p>
      <text:p text:style-name="P4">
У Києві та області 13 квітня пройде невеликий дощ. Вітер північно-східний,5-10 м/с. У столиці температура вночі 7-9° тепла, вдень 11-13°, на Київщинівночі 5-10° тепла, вдень 10-15°.</text:p>
      <text:p text:style-name="P4">
Синоптики прогнозують 14 квітня вночі на Лівобережжі, вдень на Закарпатті та вКарпатах, 15 квітня вночі в західній частині, вдень в Україні, крім сходу тапівденного сходу, невеликі, місцями помірні дощі; на решті території безістотних опадів.</text:p>
      <text:p text:style-name="P4">
Вітер 14 квітня змінних напрямків, 3-8 м/с, 15 квітня переважно південно-східний, 5-10 м/с.</text:p>
      <text:p text:style-name="P4">
Температура вночі 4-9°, 15 квітня у східних та Сумській областях 0-5° тепла;вдень 10-15°, у південній, 14 квітня і в західній частинах країни 13-18°.</text:p>
      <text:p text:style-name="P4">
<text:span text:style-name="T4">
Читайте також:</text:span>
 <text:a xlink:type="simple" xlink:href="https://www.ukrinform.ua/rubric-technology/3694782-prognoz-pogodi-za-30-sekund-u-kitai-rozrobili-sistemu-na-osnovi-stucnogo-intelektu.html" text:style-name="Internet_20_link" text:visited-style-name="Visited_20_Internet_20_Link">
 </text:a>
</text:p>
      <text:p text:style-name="P4">
У Києві та області 14 квітня без істотних опадів, 15 квітня вдень очікуєтьсяневеликий дощ. Вітер 14 квітня змінних напрямків, 3-8 м/с, 15 квітня південно-східний, 5-10 м/с. У столиці температура вночі 6-8° тепла, вдень 12-14°, наКиївщині вночі 4-9° тепла, вдень 10-15°.</text:p>
      <text:p text:style-name="P4">
Згідно з прогнозом, в Україні 16 квітня вночі пройде помірний, вдень невеликийдощ, лише у південно-східних та східних областях без опадів. 17 квітня узахідних та південно-західних областях невеликий дощ, на решті території безопадів. Температура вночі 2-8° тепла, вдень 9-15°, 17 квітня в країні, крімзахідної частини, 13-19°.</text:p>
      <text:p text:style-name="P4">
У Києві та області 16 квітня вночі очікується помірний, вдень невеликий дощ;17 квітня без опадів. У столиці температура вночі 4-6° тепла, вдень 16 квітня11-13°, 17 квітня 15-17°; на Київщині вночі 2-7° тепла, вдень 16 квітня 9-14°,17 квітня 13-18°.</text:p>
      <text:p text:style-name="P4">
Source: <text:a xlink:type="simple" xlink:href="https://www.ukrinform.ua/rubric-regions/3694947-v-ukraini-prognozuut-neveliki-dosi-vden-progrie-do-15.html" text:style-name="Internet_20_link" text:visited-style-name="Visited_20_Internet_20_Link">
https://www.ukrinform.ua/rubric-regions/3694947-v-ukraini-prognozuut-neveliki-dosi-vden-progrie-do-15.html</text:a>
</text:p>
      <!--NEWS-->
      <text:h text:style-name="P10" text:outline-level="1">
<text:span text:style-name="T4">
Казахстан витісняє росію на ринку збагаченого урану - Bloomberg</text:span>
</text:h>
      <text:p text:style-name="P4">
Authors: Ukrinform (Person)</text:p>
      <text:p text:style-name="P4">
Publisher: Укринформ (Organization)</text:p>
      <text:p text:style-name="P4">
Published Time: 2023-04-12T20:35:00+03:00</text:p>
      <text:p text:style-name="P4">
Modified Time: 2023-04-12T20:35:00+03:00</text:p>
      <text:p text:style-name="P4">
Description: Атомні станції в Східній Європі, які раніше отримували збагачений уран з росії, прагнуть скоротити свою залежність від москви та планують підписати контракт з урановидобувною компанією Казахстану вже у 2025 році. — Укрінформ.</text:p>
      <text:p text:style-name="P4">
Images: ["<text:a xlink:type="simple" xlink:href="https://static.ukrinform.com/photos/2019_03/thumb_files/630_360_1553192719-759.jpg" text:style-name="Internet_20_link" text:visited-style-name="Visited_20_Internet_20_Link">
630_360_15531...</text:a>
"]</text:p>
      <text:p text:style-name="P4">
Tags: ['Казахстан', 'росія', 'Уран', 'Ринок']</text:p>
      <text:p text:style-name="P4">
Type: Article</text:p>
      <!--METADATA-->
      <text:p text:style-name="P4">
<draw:frame draw:style-name="fr1" draw:name="Image209" text:anchor-type="as-char" svg:width="6.9236in" svg:height="3.956343in" draw:z-index="0">
<draw:image xlink:href="../Images/yкринформ/2023-04-12T20-35-00-03-00/630_360_1553192719-759.jpg" xlink:type="simple" xlink:show="embed" xlink:actuate="onLoad" draw:mime-type="image/jpeg"/>
</draw:frame>
 Атомністанції в Східній Європі, які раніше отримували збагачений уран з росії,прагнуть скоротити свою залежність від москви та планують підписати контракт зурановидобувною компанією Казахстану вже у 2025 році.</text:p>
      <text:p text:style-name="P4">
Як передає Укрінформ, про це повідомляє <text:a xlink:type="simple" xlink:href="https://www.bloomberg.com/news/articles/2023-04-11/world-s-top-uranium-miner-sees-clients-switching-from-russia" text:style-name="Internet_20_link" text:visited-style-name="Visited_20_Internet_20_Link">
</text:a>
 .</text:p>
      <text:p text:style-name="P4">
Деякі атомні станції в Східній Європі, які раніше отримували збагачений уран з<text:a xlink:type="simple" xlink:href="https://www.ukrinform.ua/tag-rosia" text:style-name="Internet_20_link" text:visited-style-name="Visited_20_Internet_20_Link">
 </text:a>
 , прагнуть отримати наші контракти з2025 року, заявив генеральний директор «Казатомпрому» Єржан Муканов.</text:p>
      <text:p text:style-name="P4">
Зокрема, Казатомпром прогнозує значне зростання попиту на уран та вже готуєзапаси до видобутку. Також там планують відкрити третій експортний маршрутчерез попит зі сторони Китаю.</text:p>
      <text:p text:style-name="P4">
«Ми готуємо наші запаси до видобутку, щоб ми могли реагувати на запити ринку»,— сказав Муканов в інтерв'ю Bloomberg.</text:p>
      <text:p text:style-name="P4">
США є однією з країн, які прагнуть скоротити свою залежність від постачаннязбагаченого урану з росії - найбільшого у світі постачальника ядерного палива.Наразі цього було недостатньо, щоб запобігти стрімкому зростанню російськогоекспорту після вторгнення в Україну, що збільшує прибутки кремля.</text:p>
      <text:p text:style-name="P4">
<text:span text:style-name="T4">
Читайте також:</text:span>
 <text:a xlink:type="simple" xlink:href="https://www.ukrinform.ua/rubric-economy/3694781-energoatom-pidpisav-ugodu-z-kanadskou-kompanieu-pro-vikoristanna-ukrainskogo-uranu.html" text:style-name="Internet_20_link" text:visited-style-name="Visited_20_Internet_20_Link">
 <text:span text:style-name="T4">
уран</text:span>
 </text:a>
</text:p>
      <text:p text:style-name="P4">
Очікується, що до 2030 року попит на уран зросте приблизно на третину, заявилаВсесвітня ядерна асоціація, посилаючись на прогнозоване збільшення потужностіреакторів у світі на 16%. Казахстан, який виробляє понад 40% світового урану,планує зберегти видобуток на рівні близько 22 000 тонн цього року.</text:p>
      <text:p text:style-name="P4">
«Ми прогнозуємо зростання попиту на уран, але ми не зацікавлені у вибуховомузростанні цін», — сказав Муканов.</text:p>
      <text:p text:style-name="P4">
«Казатомпром» планує відкрити третій експортний маршрут цього року, щобдоставляти уран до Китаю. Наразі країна транспортує атомне паливо через росіюта через Каспійське море до Чорного моря.</text:p>
      <text:p text:style-name="P4">
Source: <text:a xlink:type="simple" xlink:href="https://www.ukrinform.ua/rubric-economy/3695078-kazahstan-vitisnae-rosiu-na-rinku-zbagacenogo-uranu-bloomberg.html" text:style-name="Internet_20_link" text:visited-style-name="Visited_20_Internet_20_Link">
https://www.ukrinform.ua/rubric-economy/3695078-kazahstan-vitisnae-rosiu-na-rinku-zbagacenogo-uranu-bloomberg.html</text:a>
</text:p>
      <!--NEWS-->
      <text:h text:style-name="P10" text:outline-level="1">
<text:span text:style-name="T4">
Україна в ООН: Головування росії у Радбезі на тлі жорстокої страти військового є насмішкою</text:span>
</text:h>
      <text:p text:style-name="P4">
Authors: Ukrinform (Person)</text:p>
      <text:p text:style-name="P4">
Publisher: Укринформ (Organization)</text:p>
      <text:p text:style-name="P4">
Published Time: 2023-04-12T20:42:51+03:00</text:p>
      <text:p text:style-name="P4">
Modified Time: 2023-04-12T20:42:51+03:00</text:p>
      <text:p text:style-name="P4">
Description: Одночасне головування росії у Раді безпеки ООН та жорстока страта російськими військовими українського військовополоненого суттєво знижує авторитет ООН. — Укрінформ.</text:p>
      <text:p text:style-name="P4">
Images: ["<text:a xlink:type="simple" xlink:href="https://static.ukrinform.com/photos/2022_01/thumb_files/630_360_1643665289-546.jpeg" text:style-name="Internet_20_link" text:visited-style-name="Visited_20_Internet_20_Link">
630_360_16436...</text:a>
"]</text:p>
      <text:p text:style-name="P4">
Tags: ['ООН', 'Страта', 'Україна', 'росія']</text:p>
      <text:p text:style-name="P4">
Type: Article</text:p>
      <!--METADATA-->
      <text:p text:style-name="P4">
<draw:frame draw:style-name="fr1" draw:name="Image210" text:anchor-type="as-char" svg:width="6.9236in" svg:height="3.956343in" draw:z-index="0">
<draw:image xlink:href="../Images/yкринформ/2023-04-12T20-42-51-03-00/630_360_1643665289-546.jpeg" xlink:type="simple" xlink:show="embed" xlink:actuate="onLoad" draw:mime-type="image/jpeg"/>
</draw:frame>
 Одночаснеголовування росії у Раді безпеки ООН та жорстока страта російськимивійськовими українського військовополоненого суттєво знижує авторитет ООН.</text:p>
      <text:p text:style-name="P4">
Як повідомляє кореспондент Укрінформу, про це заявили у Постійномупредставництві України при ООН.</text:p>
      <text:p text:style-name="P4">
“На тлі обурливого злочину, головування російської федерації у Раді БезпекиООН виглядає вкрай цинічним та шкодить авторитету та можливостям цьогооргану”, - йдеться у поширеній заяві.</text:p>
      <text:p text:style-name="P4">
Дипломати наголосили, що “держава, визнана агресором Генеральною асамблеєюООН, держава, яка продовжує чинити злочин агресії, воєнні злочини та злочинипроти людяності не повинна очолювати орган ООН, наділений ключовоювідповідальністю за підтримку міжнародного миру й безпеки”. “Ми покладаємосяна тверду та рішучу позицію членів <text:a xlink:type="simple" xlink:href="https://www.ukrinform.ua/tag-oon" text:style-name="Internet_20_link" text:visited-style-name="Visited_20_Internet_20_Link">
 </text:a>
 узасудженні російських воєнних злочинів та вказуванні на несумісність дій та рфта поняття “миролюбна держава” у значенні 4 статті Статуту ООН”, - заявили вукраїнській місії при ООН.</text:p>
      <text:p text:style-name="P4">
У заяві зазначається, що “росія свідомо реалізує свою політику тортур,фізичного насильства, нелюдського поводження, умисного заподіяння тяжкихстраждань, тяжких тілесних ушкоджень та умисного вбивства полоненихвійськовослужбовців і цивільних осіб в Україні”. “Цей шокуючий інцидент лишезміцнив нашу рішучість притягнути до відповідальності усіх причетних довчинення в Україні жахливих злочинів, у тому числі найвище керівництво рф табезпосередніх виконавців”, - підсумували дипломати.</text:p>
      <text:p text:style-name="P4">
<text:span text:style-name="T4">
Читайте також:</text:span>
 <text:a xlink:type="simple" xlink:href="https://www.ukrinform.ua/rubric-ato/3695075-danilov-pro-video-zi-stratou-ukrainskogo-vijskovogo-znajti-neludiv-e-spravou-cesti.html" text:style-name="Internet_20_link" text:visited-style-name="Visited_20_Internet_20_Link">
 <text:span text:style-name="T4">
страто</text:span>
 </text:a>
</text:p>
      <text:p text:style-name="P4">
Як повідомлялося, в інтернеті з’явилися два відео страти українськихзахисників.</text:p>
      <text:p text:style-name="P4">
За інформацією CNN, перше відео було опубліковане на проросійському каналі усоцмережах 8 квітня. Воно було навмисно зняте "вагнерівцями" і показує дваобезголовлені тіла українських військових, які лежать на землі поряд ізпошкодженим військовим автомобілем. На російських акаунтах стверджується, щовідео зняте поблизу Бахмута.</text:p>
      <text:p text:style-name="P4">
Друге відео, яке з’явилося у Твіттері і навмисно сильно розмите, імовірно,було записане влітку, з огляду на рослинність у кадрі. На ньому російськийбоєць із ножем обезголовлює українського військового, який, судячи з голосу навідео, ймовірно, був живий на початку розправи.</text:p>
      <text:p text:style-name="P4">
Служба безпеки України <text:a xlink:type="simple" xlink:href="https://www.ukrinform.ua/rubric-ato/3694771-sbu-vidkrila-spravu-sodo-video-z-vidrizannam-golovi-ukrainskomu-vijskovomu.html" text:style-name="Internet_20_link" text:visited-style-name="Visited_20_Internet_20_Link">
 </text:a>
щодо відео, на якому російські загарбники відрізають голову українськомуполоненому.</text:p>
      <text:p text:style-name="P4">
Правоохоронні органи України вживають заходів для встановлення осіб, якіскоїли цей злочин.</text:p>
      <text:p text:style-name="P4">
Source: <text:a xlink:type="simple" xlink:href="https://www.ukrinform.ua/rubric-polytics/3695079-ukraina-v-oon-golovuvanna-rosii-u-radbezi-na-tli-zorstokoi-strati-vijskovogo-e-nasmiskou.html" text:style-name="Internet_20_link" text:visited-style-name="Visited_20_Internet_20_Link">
https://www.ukrinform.ua/rubric-polytics/3695079-ukraina-v-oon-golovuvanna-rosii-u-radbezi-na-tli-zorstokoi-strati-vijskovogo-e-nasmiskou.html</text:a>
</text:p>
      <!--NEWS-->
      <text:h text:style-name="P10" text:outline-level="1">
<text:span text:style-name="T4">
Макрон: Бути союзником США не означає бути васалом</text:span>
</text:h>
      <text:p text:style-name="P4">
Authors: Ukrinform (Person)</text:p>
      <text:p text:style-name="P4">
Publisher: Укринформ (Organization)</text:p>
      <text:p text:style-name="P4">
Published Time: 2023-04-12T20:50:00+03:00</text:p>
      <text:p text:style-name="P4">
Modified Time: 2023-04-12T20:50:00+03:00</text:p>
      <text:p text:style-name="P4">
Description: Президент Франції Емманюель Макрон під час пресконференції в Амстердамі щодо Тайваню сказав, що бути союзником США не означає бути васалом. — Укрінформ.</text:p>
      <text:p text:style-name="P4">
Images: ["<text:a xlink:type="simple" xlink:href="https://static.ukrinform.com/photos/2022_04/thumb_files/630_360_1650640402-467.jpg" text:style-name="Internet_20_link" text:visited-style-name="Visited_20_Internet_20_Link">
630_360_16506...</text:a>
"]</text:p>
      <text:p text:style-name="P4">
Tags: ['Франція', 'Макрон', 'США', 'Тайвань']</text:p>
      <text:p text:style-name="P4">
Type: Article</text:p>
      <!--METADATA-->
      <text:p text:style-name="P4">
<draw:frame draw:style-name="fr1" draw:name="Image211" text:anchor-type="as-char" svg:width="6.9236in" svg:height="3.956343in" draw:z-index="0">
<draw:image xlink:href="../Images/yкринформ/2023-04-12T20-50-00-03-00/630_360_1650640402-467.jpg" xlink:type="simple" xlink:show="embed" xlink:actuate="onLoad" draw:mime-type="image/jpeg"/>
</draw:frame>
 ПрезидентФранції Емманюель Макрон під час пресконференції в Амстердамі щодо Тайванюсказав, що бути союзником США не означає бути васалом.</text:p>
      <text:p text:style-name="P4">
Про це повідомляє Укрінформ з посиланням на Твіттер <text:a xlink:type="simple" xlink:href="https://twitter.com/AFP/status/1646194054303039501" text:style-name="Internet_20_link" text:visited-style-name="Visited_20_Internet_20_Link">
</text:a>
.</text:p>
      <text:p text:style-name="P4">
“Бути союзником не означає бути васалом... не означає, що ми не маємо правадумати самостійно”, - сказав він.</text:p>
      <text:p text:style-name="P4">
Як повідомляв Укрінформ, президент Франції Еммануель Макрон із дружиноюприбули до Нідерландів з дводенним державним візитом на тлі критики йогокоментарів стосовно позиції Європи щодо Китаю та Тайваню.</text:p>
      <text:p text:style-name="P4">
Президент Франції Еммануель Макрон після повернення з триденного державноговізиту до КНР заявив, що Європа не зацікавлена в ескалації кризи навколоТайваню і повинна дотримуватися власної стратегії у відносинах з островом,незалежної як від Сполучених Штатів, так і від Китаю.</text:p>
      <text:p text:style-name="P4">
<text:span text:style-name="T4">
Читайте також:</text:span>
 <text:a xlink:type="simple" xlink:href="https://www.ukrinform.ua/rubric-world/3694660-u-es-bilsae-simpatikiv-idei-makrona-sodo-strategicnoi-avtonomii-vid-ssa-misel.html" text:style-name="Internet_20_link" text:visited-style-name="Visited_20_Internet_20_Link">
 <text:span text:style-name="T4">
Макрон</text:span>
 </text:a>
</text:p>
      <text:p text:style-name="P4">
Політики Німеччини та Чехії розкритикували заяви президента Франції ЕммануеляМакрона щодо Тайваню, а також залежності країн Європи від США.</text:p>
      <text:p text:style-name="P4">
Глава польського уряду Матеуш Моравецький застеріг окремих європейськихлідерів від спроби <text:a xlink:type="simple" xlink:href="https://www.ukrinform.ua/rubric-world/3694372-moraveckij-makronu-zamist-strategicnoi-avtonomii-treba-buduvati-strategicnij-souz-iz-ssa.html" text:style-name="Internet_20_link" text:visited-style-name="Visited_20_Internet_20_Link">
 </text:a>
 , закликавши, навпаки, до розвитку стратегічноїспівпраці Європи з Вашингтоном.</text:p>
      <text:p text:style-name="P4">
<text:span text:style-name="T5">
Фото: OUEST-FRANCE</text:span>
</text:p>
      <text:p text:style-name="P4">
Source: <text:a xlink:type="simple" xlink:href="https://www.ukrinform.ua/rubric-world/3695084-makron-buti-souznikom-ssa-ne-oznacae-buti-vasalom.html" text:style-name="Internet_20_link" text:visited-style-name="Visited_20_Internet_20_Link">
https://www.ukrinform.ua/rubric-world/3695084-makron-buti-souznikom-ssa-ne-oznacae-buti-vasalom.html</text:a>
</text:p>
      <!--NEWS-->
      <text:h text:style-name="P10" text:outline-level="1">
<text:span text:style-name="T4">
Всеукраїнська рада церков підтримує законопроєкт про заборону релігійних організацій, пов'язаних із рф</text:span>
</text:h>
      <text:p text:style-name="P4">
Authors: Ukrinform (Person)</text:p>
      <text:p text:style-name="P4">
Publisher: Укринформ (Organization)</text:p>
      <text:p text:style-name="P4">
Published Time: 2023-04-12T20:54:00+03:00</text:p>
      <text:p text:style-name="P4">
Modified Time: 2023-04-12T20:54:00+03:00</text:p>
      <text:p text:style-name="P4">
Description: Голова Верховної Ради Руслан Стефанчук повідомив, що Всеукраїнської ради церков і релігійних організацій (ВРЦіРО) підтримала розгляд в парламенті законопроєкту, який не допускатиме діяльність будь-яких релігійних організацій із центрами впливу в росії. — Укрінформ.</text:p>
      <text:p text:style-name="P4">
Images: ["<text:a xlink:type="simple" xlink:href="https://static.ukrinform.com/photos/2023_04/thumb_files/630_360_1680610780-609.jpg" text:style-name="Internet_20_link" text:visited-style-name="Visited_20_Internet_20_Link">
630_360_16806...</text:a>
", "<text:a xlink:type="simple" xlink:href="https://static.ukrinform.com/photos/2023_04/1681322047-877.jpg" text:style-name="Internet_20_link" text:visited-style-name="Visited_20_Internet_20_Link">
1681322047-87...</text:a>
", "<text:a xlink:type="simple" xlink:href="https://static.ukrinform.com/photos/2023_04/1681322047-577.jpg" text:style-name="Internet_20_link" text:visited-style-name="Visited_20_Internet_20_Link">
1681322047-57...</text:a>
"]</text:p>
      <text:p text:style-name="P4">
Tags: ['УПЦ МП', 'Верховна Рада', 'Стефанчук', 'Всеукраїнська рада церков']</text:p>
      <text:p text:style-name="P4">
Type: Article</text:p>
      <!--METADATA-->
      <text:p text:style-name="P4">
<draw:frame draw:style-name="fr1" draw:name="Image212" text:anchor-type="as-char" svg:width="6.9236in" svg:height="3.956343in" draw:z-index="0">
<draw:image xlink:href="../Images/yкринформ/2023-04-12T20-54-00-03-00/630_360_1680610780-609.jpg" xlink:type="simple" xlink:show="embed" xlink:actuate="onLoad" draw:mime-type="image/jpeg"/>
</draw:frame>
 ГоловаВерховної Ради Руслан Стефанчук повідомив, що Всеукраїнської ради церков ірелігійних організацій (ВРЦіРО) підтримала розгляд в парламенті законопроєкту,який не допускатиме діяльність будь-яких релігійних організацій із центрамивпливу в росії.</text:p>
      <text:p text:style-name="P4">
Як передає Укрінформ, про це він поінформував у <text:a xlink:type="simple" xlink:href="https://www.facebook.com/stefanchuk.official/posts/pfbid0iWEUqRHGfqUZK6gkmYaZhzLywDNnC7288M4UhGWuxKyiYwxHWBWmQazKP5HwbArMl" text:style-name="Internet_20_link" text:visited-style-name="Visited_20_Internet_20_Link">
</text:a>
</text:p>
      <text:p text:style-name="P4">
“Вчора у мене відбулася відверта розмова з членами Всеукраїнської ради церкові релігійних організацій. Сьогодні всі ми турбуємося про українськесуспільство і про те, аби російський ворог не проникав у наші серця й душі. Мипроговорили низку законодавчих ініціатив, які сьогодні подані до <text:a xlink:type="simple" xlink:href="https://www.ukrinform.ua/tag-verhovna-rada" text:style-name="Internet_20_link" text:visited-style-name="Visited_20_Internet_20_Link">
</text:a>
 . З-поміж інших, особливу увагуприділили проєкту Закону “Про внесення змін до деяких законів України щододіяльності в Україні релігійних організацій” ( № 8371)”, - нагадав Стефанчук.</text:p>
      <text:p text:style-name="P4">
Він уточнив, що вказаний законопроєкт “не допускатиме діяльність будь-якихрелігійних організацій, афілійованих із центрами впливу релігійнихорганізацій, керівний центр яких знаходиться за межами України у державі, щоздійснює військову агресію проти України”.</text:p>
      <text:p text:style-name="P4">
<text:span text:style-name="T4">
Читайте також:</text:span>
 <text:a xlink:type="simple" xlink:href="https://www.ukrinform.ua/rubric-other_news/3694969-u-lavri-zafiksuvali-rujnuvanna-knizkovogo-skladu-akij-buv-u-koristuvanni-upc-mp-tkacenko.html" text:style-name="Internet_20_link" text:visited-style-name="Visited_20_Internet_20_Link">
 <text:span text:style-name="T4">
УПЦ</text:span>
 </text:a>
</text:p>
      <text:p text:style-name="P4">
“За підсумками зустрічі з членами ВРЦіРО сьогодні я отримав лист, дезначиться, що церкви та релігійні організації підтримують розгляд вУкраїнському парламенті та прийняття за основу зазначеного документа. І цимсамим вони всі визнають, що ці відносини мають бути унормовані законодавчо”, -повідомив голова ВР.</text:p>
      <text:p text:style-name="P4">
Також він додав, що “ВРЦіРО — проти російської церкви в Україні і всіусвідомлюють, що росія не має права впливати на українські релігійніорганізації”.</text:p>
      <text:p text:style-name="P4">
<draw:frame draw:style-name="fr1" draw:name="Image213" text:anchor-type="as-char" svg:width="6.9236in" svg:height="9.481486in" draw:z-index="0">
<draw:image xlink:href="../Images/yкринформ/2023-04-12T20-54-00-03-00/1681322047-877.jpg" xlink:type="simple" xlink:show="embed" xlink:actuate="onLoad" draw:mime-type="image/jpeg"/>
</draw:frame>
<draw:frame draw:style-name="fr1" draw:name="Image214" text:anchor-type="as-char" svg:width="6.9236in" svg:height="9.718683in" draw:z-index="0">
<draw:image xlink:href="../Images/yкринформ/2023-04-12T20-54-00-03-00/1681322047-577.jpg" xlink:type="simple" xlink:show="embed" xlink:actuate="onLoad" draw:mime-type="image/jpeg"/>
</draw:frame>
</text:p>
      <text:p text:style-name="P4">
“Всі одностайно визнають невідворотність юридичної відповідальності будь-якоїособи за порушення законодавства України, незалежно від того, в рясі людина чині. Зі свого боку, я, як Голова Верховної Ради України, зазначу, що всі ці таінші надані нам з боку ВРЦіРО пропозиції ми розглянемо й приймемо виваженерішення. Українські релігійні організації (об'єднання) мають бути зУкраїнським Народом та з Україною без жодного впливу з боку росії!”, -підкреслив Стефанчук.</text:p>
      <text:p text:style-name="P4">
<text:span text:style-name="T4">
Читайте також:</text:span>
 <text:a xlink:type="simple" xlink:href="https://www.ukrinform.ua/rubric-culture/3694900-u-kiivskij-lavri-pocala-robotu-komisia-mkip-aki-porusenna-viavila-perevirka.html" text:style-name="Internet_20_link" text:visited-style-name="Visited_20_Internet_20_Link">
 </text:a>
</text:p>
      <text:p text:style-name="P4">
Як повідомляв Укрінформ, Кабінет Міністрів у січні 2023 року зареєстрував уВерховній Раді законопроєкт №8371 щодо діяльності в Україні релігійнихорганізацій, згідно з яким може бути припинена діяльність УПЦ (МП).Законопроєкт спрямований на забезпечення духовної незалежності, недопущеннярозколу в суспільстві за релігійною ознакою, сприяння консолідаціїукраїнського суспільства та захист національних інтересів.</text:p>
      <text:p text:style-name="P4">
Source: <text:a xlink:type="simple" xlink:href="https://www.ukrinform.ua/rubric-society/3695085-vseukrainska-rada-cerkov-pidtrimue-zakonoproekt-pro-zaboronu-religijnih-organizacij-povazanih-iz-rf.html" text:style-name="Internet_20_link" text:visited-style-name="Visited_20_Internet_20_Link">
https://www.ukrinform.ua/rubric-society/3695085-vseukrainska-rada-cerkov-pidtrimue-zakonoproekt-pro-zaboronu-religijnih-organizacij-povazanih-iz-rf.html</text:a>
</text:p>
      <!--NEWS-->
      <text:h text:style-name="P10" text:outline-level="1">
<text:span text:style-name="T4">
США не витрачають гроші в Україні, а інвестують у демократію – делегація Сенату в Києві</text:span>
</text:h>
      <text:p text:style-name="P4">
Authors: Ukrinform (Person)</text:p>
      <text:p text:style-name="P4">
Publisher: Укринформ (Organization)</text:p>
      <text:p text:style-name="P4">
Published Time: 2023-04-12T20:59:47+03:00</text:p>
      <text:p text:style-name="P4">
Modified Time: 2023-04-12T20:59:47+03:00</text:p>
      <text:p text:style-name="P4">
Description: Двопартійна делегація Сенату США після зустрічі з командою Президента України Володимира Зеленського лишилася задоволеною рівнем підзвітності та прозорості використання американської допомоги. — Укрінформ.</text:p>
      <text:p text:style-name="P4">
Images: ["<text:a xlink:type="simple" xlink:href="https://static.ukrinform.com/photos/2023_04/thumb_files/630_360_1681322026-846.jpg" text:style-name="Internet_20_link" text:visited-style-name="Visited_20_Internet_20_Link">
630_360_16813...</text:a>
", "<text:a xlink:type="simple" xlink:href="https://static.ukrinform.com/photos/2023_04/1681322027-713.jpg" text:style-name="Internet_20_link" text:visited-style-name="Visited_20_Internet_20_Link">
1681322027-71...</text:a>
", "<text:a xlink:type="simple" xlink:href="https://static.ukrinform.com/photos/2023_04/1681322068-995.jpg" text:style-name="Internet_20_link" text:visited-style-name="Visited_20_Internet_20_Link">
1681322068-99...</text:a>
", "<text:a xlink:type="simple" xlink:href="https://static.ukrinform.com/photos/2023_04/1681322093-568.jpg" text:style-name="Internet_20_link" text:visited-style-name="Visited_20_Internet_20_Link">
1681322093-56...</text:a>
"]</text:p>
      <text:p text:style-name="P4">
Tags: ['США', 'Україна', 'Сенат']</text:p>
      <text:p text:style-name="P4">
Type: Article</text:p>
      <!--METADATA-->
      <text:p text:style-name="P4">
<draw:frame draw:style-name="fr1" draw:name="Image215" text:anchor-type="as-char" svg:width="6.9236in" svg:height="3.956343in" draw:z-index="0">
<draw:image xlink:href="../Images/yкринформ/2023-04-12T20-59-47-03-00/630_360_1681322026-846.jpg" xlink:type="simple" xlink:show="embed" xlink:actuate="onLoad" draw:mime-type="image/jpeg"/>
</draw:frame>
Двопартійна делегація Сенату США після зустрічі з командою Президента УкраїниВолодимира Зеленського лишилася задоволеною рівнем підзвітності та прозоростівикористання американської допомоги.</text:p>
      <text:p text:style-name="P4">
Про це заявили члени делегації сенатори Джо Менчин (демократ від штату ЗахіднаВірджинія), Марк Келлі (демократ від Арізони) та Ліза Меркавскі (республіканкавід Аляски) під час брифінгу в Києві, повідомляє кореспондент Укрінформу.</text:p>
      <text:p text:style-name="P4">
Сенатор Менчин повідомив, що делегація спочатку зустрічалася звійськовослужбовцями США в Польщі, а потім була поінформована на зустрічі зПрезидентом України про координацію допомоги та того, що вони можуть ще надатидля перемоги в боротьбі проти <text:a xlink:type="simple" xlink:href="https://www.ukrinform.ua/tag-rosia" text:style-name="Internet_20_link" text:visited-style-name="Visited_20_Internet_20_Link">
 </text:a>
 .</text:p>
      <text:p text:style-name="P4">
<draw:frame draw:style-name="fr1" draw:name="Image216" text:anchor-type="as-char" svg:width="6.9236in" svg:height="4.615733in" draw:z-index="0">
<draw:image xlink:href="../Images/yкринформ/2023-04-12T20-59-47-03-00/1681322027-713.jpg" xlink:type="simple" xlink:show="embed" xlink:actuate="onLoad" draw:mime-type="image/jpeg"/>
</draw:frame>
</text:p>
      <text:p text:style-name="P4">
«Отримали інформацію від Президента Зеленського та його команди про стан справна місці, на полі бою, якого типу озброєння чи систем вони потребують, аби ідалі бути успішними. Для мене було дуже цінним, для моєї ролі як головипідкомітету в справах збройних сил з питань повітряних суден, отримати чіткерозуміння того, що Україні потрібно», - сказав сенатор Келлі.</text:p>
      <text:p text:style-name="P4">
<draw:frame draw:style-name="fr1" draw:name="Image217" text:anchor-type="as-char" svg:width="6.9236in" svg:height="4.615733in" draw:z-index="0">
<draw:image xlink:href="../Images/yкринформ/2023-04-12T20-59-47-03-00/1681322068-995.jpg" xlink:type="simple" xlink:show="embed" xlink:actuate="onLoad" draw:mime-type="image/jpeg"/>
</draw:frame>
</text:p>
      <text:p text:style-name="P4">
За його словами, Вашингтон постійно стежить за тим, що потрібно Україні, іделегація передасть Міноборони США інформацією з Києва.</text:p>
      <text:p text:style-name="P4">
Республіканка Меркавскі зі свого боку зазначила, що делегація також малафункцію нагляду за допомогою Сполучених Штатів.</text:p>
      <text:p text:style-name="P4">
«Ми тут, щоб краще розуміти рівень підзвітності, прозорості. Кожен, із ким мизустрічалися, прямо викладав на стіл, що зробили США, що їхні партери покоаліції зробили, де це знаходиться, куди це піде, і як це допомагаєзусиллям», - зауважила вона.</text:p>
      <text:p text:style-name="P4">
<draw:frame draw:style-name="fr1" draw:name="Image218" text:anchor-type="as-char" svg:width="6.9236in" svg:height="4.615733in" draw:z-index="0">
<draw:image xlink:href="../Images/yкринформ/2023-04-12T20-59-47-03-00/1681322093-568.jpg" xlink:type="simple" xlink:show="embed" xlink:actuate="onLoad" draw:mime-type="image/jpeg"/>
</draw:frame>
</text:p>
      <text:p text:style-name="P4">
Насамкінець Менчин підкреслив, що делегація дізналася про прозорість тапідзвітність озброєння та грошей, які надають США, МВФ, та були дужезадоволені.</text:p>
      <text:p text:style-name="P4">
«Вони (українці – ред.) роблять неймовірну роботу і рахують, щоб кожен доларбуло витрачено мудро і з користю. Ми не витрачаємо гроші в Україні, миінвестуємо в демократію. Якщо ми не переможемо тут, то хай нам Бог допоможе»,- відзначив політик.</text:p>
      <text:p text:style-name="P4">
<text:span text:style-name="T4">
Читайте також:</text:span>
 <text:a xlink:type="simple" xlink:href="https://www.ukrinform.ua/rubric-ato/3695024-smigal-zustrivsa-z-glavou-pentagona-j-zaklikav-ssa-nadati-litaki.html" text:style-name="Internet_20_link" text:visited-style-name="Visited_20_Internet_20_Link">
 <text:span text:style-name="T4">
Шмигаль</text:span>
 </text:a>
</text:p>
      <text:p text:style-name="P4">
Як повідомлялося, у середу Президент Володимир Зеленський <text:a xlink:type="simple" xlink:href="https://www.ukrinform.ua/rubric-polytics/3695067-zelenskij-zustrivsa-iz-dvopartijnou-delegacieu-senatu-kongresu-ssa.html" text:style-name="Internet_20_link" text:visited-style-name="Visited_20_Internet_20_Link">
</text:a>
 із двопартійною делегацієюСенату Конгресу США у складі Джозефа Манчіна, Лізи Мурковскі та Марка Келлі.</text:p>
      <text:p text:style-name="P4">
Source: <text:a xlink:type="simple" xlink:href="https://www.ukrinform.ua/rubric-polytics/3695087-ssa-ne-vitracaut-grosi-v-ukraini-a-investuut-u-demokratiu-delegacia-senatu-v-kievi.html" text:style-name="Internet_20_link" text:visited-style-name="Visited_20_Internet_20_Link">
https://www.ukrinform.ua/rubric-polytics/3695087-ssa-ne-vitracaut-grosi-v-ukraini-a-investuut-u-demokratiu-delegacia-senatu-v-kievi.html</text:a>
</text:p>
      <!--NEWS-->
      <text:h text:style-name="P10" text:outline-level="1">
<text:span text:style-name="T4">
У Польщі розповіли, коли отримають 116 танків Abrams</text:span>
</text:h>
      <text:p text:style-name="P4">
Authors: Ukrinform (Person)</text:p>
      <text:p text:style-name="P4">
Publisher: Укринформ (Organization)</text:p>
      <text:p text:style-name="P4">
Published Time: 2023-04-12T21:13:00+03:00</text:p>
      <text:p text:style-name="P4">
Modified Time: 2023-04-12T21:13:00+03:00</text:p>
      <text:p text:style-name="P4">
Description: До Польщі 116 танків Abrams M1A1 старшої генерації, які Варшава торік придбала у США, буде доставлено трьома партіями до кінця цього року. — Укрінформ.</text:p>
      <text:p text:style-name="P4">
Images: ["<text:a xlink:type="simple" xlink:href="https://static.ukrinform.com/photos/2016_03/thumb_files/630_360_1459395029-2600-abrams-ssa-tank-foto-nuinanet.jpg" text:style-name="Internet_20_link" text:visited-style-name="Visited_20_Internet_20_Link">
630_360_14593...</text:a>
"]</text:p>
      <text:p text:style-name="P4">
Tags: ['Польща', 'США', 'Танк', 'Abrams ']</text:p>
      <text:p text:style-name="P4">
Type: Article</text:p>
      <!--METADATA-->
      <text:p text:style-name="P4">
<draw:frame draw:style-name="fr1" draw:name="Image219" text:anchor-type="as-char" svg:width="6.9236in" svg:height="3.956343in" draw:z-index="0">
<draw:image xlink:href="../Images/yкринформ/2023-04-12T21-13-00-03-00/630_360_1459395029-2600-abrams-ssa-tank-foto-nuinanet.jpg" xlink:type="simple" xlink:show="embed" xlink:actuate="onLoad" draw:mime-type="image/jpeg"/>
</draw:frame>
 До Польщі 116 танків Abrams M1A1 старшої генерації,які Варшава торік придбала у США, буде доставлено трьома партіями до кінцяцього року.</text:p>
      <text:p text:style-name="P4">
Про це під час брифінгу для ЗМІ на полігоні Нова Демба (поблизу кордону зУкраїною), де відбуваються польсько-американські навчання з експлуатаціїтанків Abrams, заявив інспектор Сухопутних військ в Генеральному командуваннівидів збройних сил Польщі Мацей Яблонський, передає кореспондент Укрінформу.</text:p>
      <text:p text:style-name="P4">
Як повідомив польський генерал, перших 14 танків вже готові до відправки ізСША і ще до кінця першого півріччя потраплять на озброєння 1-ї варшавськоїбронетанкової бригади ЗС <text:a xlink:type="simple" xlink:href="https://www.ukrinform.ua/tag-polsa" text:style-name="Internet_20_link" text:visited-style-name="Visited_20_Internet_20_Link">
 </text:a>
 . Другапартія танків чисельністю 42 одиниці буде доставлено до Польщі наприкінцісерпня – на початку вересня і вони також потраплять на озброєння 1-їваршавської бронетанкової бригади. Натомість третя партія танків чисельністю60 одиниць потрапить до Польщі наприкінці грудня, а на початку лютого 2024року її буде поставлено на озброєння 19-ї механізованої бригади в Журавицінеподалік Перемишля.</text:p>
      <text:p text:style-name="P4">
<text:span text:style-name="T4">
Читайте також:</text:span>
 <text:a xlink:type="simple" xlink:href="https://www.ukrinform.ua/rubric-ato/3691644-navcanna-vijskovih-zsu-na-tankah-abrams-u-pentagoni-nazvali-priblizni-stroki.html" text:style-name="Internet_20_link" text:visited-style-name="Visited_20_Internet_20_Link">
 <text:span text:style-name="T4">
Abrams</text:span>
 </text:a>
</text:p>
      <text:p text:style-name="P4">
Яблонський повідомив, що поставка 116 танків Abrams M1A1 не вплине на терміниголовного замовлення - 250 нових танків Abrams M1A2 для польської армії. Зайого словами, два батальйони цих танків потраплять до Польщі у 2025 році, щедва інших – у 2026 році і ними буде озброєно 18-ту механізовану дивізію,дислоковану у східній Польщі, зокрема біля кордону з білоруссю.</text:p>
      <text:p text:style-name="P4">
Як передавало агентство, віцепрем’єр-міністр, міністр національної оборониПольщі Маріуш Блащак заявив у середу, що <text:a xlink:type="simple" xlink:href="https://www.ukrinform.ua/rubric-ato/3695062-polsa-moze-stati-regionalnim-centrom-obslugovuvanna-tankiv-abrams.html" text:style-name="Internet_20_link" text:visited-style-name="Visited_20_Internet_20_Link">
 </text:a>
 Abrams, які матимуть на озброєнні як Польща, так й інші країни,зокрема Україна.</text:p>
      <text:p text:style-name="P4">
Source: <text:a xlink:type="simple" xlink:href="https://www.ukrinform.ua/rubric-world/3695092-u-polsi-rozpovili-koli-otrimaut-116-tankiv-abrams.html" text:style-name="Internet_20_link" text:visited-style-name="Visited_20_Internet_20_Link">
https://www.ukrinform.ua/rubric-world/3695092-u-polsi-rozpovili-koli-otrimaut-116-tankiv-abrams.html</text:a>
</text:p>
      <!--NEWS-->
      <text:h text:style-name="P10" text:outline-level="1">
<text:span text:style-name="T4">
Туреччина почала постачати природний газ у Болгарію</text:span>
</text:h>
      <text:p text:style-name="P4">
Authors: Ukrinform (Person)</text:p>
      <text:p text:style-name="P4">
Publisher: Укринформ (Organization)</text:p>
      <text:p text:style-name="P4">
Published Time: 2023-04-12T21:20:00+03:00</text:p>
      <text:p text:style-name="P4">
Modified Time: 2023-04-12T21:20:00+03:00</text:p>
      <text:p text:style-name="P4">
Description: Сьогодні було розпочато постачання природного газу з Туреччини в Болгарію відповідно до угоди, підписаної на початку січня цього року. — Укрінформ.</text:p>
      <text:p text:style-name="P4">
Images: ["<text:a xlink:type="simple" xlink:href="https://static.ukrinform.com/photos/2023_04/thumb_files/630_360_1681323422-249.jpg" text:style-name="Internet_20_link" text:visited-style-name="Visited_20_Internet_20_Link">
630_360_16813...</text:a>
", "<text:a xlink:type="simple" xlink:href="https://static.ukrinform.com/photos/2023_04/1681323422-132.jpg" text:style-name="Internet_20_link" text:visited-style-name="Visited_20_Internet_20_Link">
1681323422-13...</text:a>
", "<text:a xlink:type="simple" xlink:href="https://static.ukrinform.com/photos/2023_04/1681323422-505.jpeg" text:style-name="Internet_20_link" text:visited-style-name="Visited_20_Internet_20_Link">
1681323422-50...</text:a>
", "<text:a xlink:type="simple" xlink:href="https://static.ukrinform.com/photos/2023_04/1681323421-672.jpg" text:style-name="Internet_20_link" text:visited-style-name="Visited_20_Internet_20_Link">
1681323421-67...</text:a>
"]</text:p>
      <text:p text:style-name="P4">
Tags: ['Болгарія', 'Газ', 'Туреччина']</text:p>
      <text:p text:style-name="P4">
Type: Article</text:p>
      <!--METADATA-->
      <text:p text:style-name="P4">
<draw:frame draw:style-name="fr1" draw:name="Image220" text:anchor-type="as-char" svg:width="6.9236in" svg:height="3.956343in" draw:z-index="0">
<draw:image xlink:href="../Images/yкринформ/2023-04-12T21-20-00-03-00/630_360_1681323422-249.jpg" xlink:type="simple" xlink:show="embed" xlink:actuate="onLoad" draw:mime-type="image/jpeg"/>
</draw:frame>
 Сьогоднібуло розпочато постачання природного газу з Туреччини в Болгарію відповідно доугоди, підписаної на початку січня цього року.</text:p>
      <text:p text:style-name="P4">
Про це повідомляє Укрінформ з посиланням на турецьку газо- та нафтопроводнудержавну компанію BOTAŞ у <text:a xlink:type="simple" xlink:href="https://www.botas.gov.tr/Icerik/turkiyeden-bulgaristana-doga/774" text:style-name="Internet_20_link" text:visited-style-name="Visited_20_Internet_20_Link">
 </text:a>
 .</text:p>
      <text:p text:style-name="P4">
“Ця співпраця має велике значення для <text:a xlink:type="simple" xlink:href="https://www.ukrinform.ua/tag-energetika" text:style-name="Internet_20_link" text:visited-style-name="Visited_20_Internet_20_Link">
 </text:a>
 безпеки Болгарії. Це важливо не лише для Болгарії, а й для всієїПівденно-Східної та Центральної Європи. Ми бачимо Туреччину як надійногопартнера і обов’язково будемо розширювати нашу співпрацю», - сказав нацеремонії з пуску газу на турецькому ЗПГ-терміналі Marmara Ereğlisi міністренергетики Болгарії Росен Хрістов.</text:p>
      <text:p text:style-name="P4">
<draw:frame draw:style-name="fr1" draw:name="Image221" text:anchor-type="as-char" svg:width="6.9236in" svg:height="5.198195in" draw:z-index="0">
<draw:image xlink:href="../Images/yкринформ/2023-04-12T21-20-00-03-00/1681323422-132.jpg" xlink:type="simple" xlink:show="embed" xlink:actuate="onLoad" draw:mime-type="image/jpeg"/>
</draw:frame>
</text:p>
      <text:p text:style-name="P4">
Угоду було підписано 3 січня 2023 року, вона передбачає транспортування всередньому 1,5 млрд кубічних метрів газу на рік протягом 13 років.</text:p>
      <text:p text:style-name="P4">
<draw:frame draw:style-name="fr1" draw:name="Image222" text:anchor-type="as-char" svg:width="6.9236in" svg:height="5.198195in" draw:z-index="0">
<draw:image xlink:href="../Images/yкринформ/2023-04-12T21-20-00-03-00/1681323422-505.jpeg" xlink:type="simple" xlink:show="embed" xlink:actuate="onLoad" draw:mime-type="image/jpeg"/>
</draw:frame>
</text:p>
      <text:p text:style-name="P4">
“Сьогоднішня поставка становитиме приблизно 55 мільйонів кубічних метрів, алеми матимемо загалом 1,5 мільярда кубічних метрів на рік. Ця потужність можерозвиватися в напрямку збільшення об'ємів зі збільшенням попиту. Технічно унас є така можливість”, - сказав на церемонії генеральний директор BOTAŞБурхан Озджан.</text:p>
      <text:p text:style-name="P4">
<draw:frame draw:style-name="fr1" draw:name="Image223" text:anchor-type="as-char" svg:width="6.9236in" svg:height="4.297028in" draw:z-index="0">
<draw:image xlink:href="../Images/yкринформ/2023-04-12T21-20-00-03-00/1681323421-672.jpg" xlink:type="simple" xlink:show="embed" xlink:actuate="onLoad" draw:mime-type="image/jpeg"/>
</draw:frame>
</text:p>
      <text:p text:style-name="P4">
За його словами, обсяг ЗПГ-газу, що надходить до Туреччини, на сьогоднідосягає 161 млн кубометрів на день, що рівносильно 50 млрд кубометрівприродного газу на рік.</text:p>
      <text:p text:style-name="P4">
<text:span text:style-name="T4">
Читайте також:</text:span>
 <text:a xlink:type="simple" xlink:href="https://www.ukrinform.ua/rubric-economy/3695063-niderlandi-planuut-pripiniti-import-rosijskogo-skraplenogo-gazu.html" text:style-name="Internet_20_link" text:visited-style-name="Visited_20_Internet_20_Link">
 <text:span text:style-name="T4">
газу</text:span>
 </text:a>
</text:p>
      <text:p text:style-name="P4">
Як повідомляв Укрінформ, у грудні на північному заході Туреччини відкрили новучергу підземних газосховищ, що зробило Сіліврійське сховище найбільшим уЄвропі з об’ємом 4,6 мільярда кубічних метрів.</text:p>
      <text:p text:style-name="P4">
<text:span text:style-name="T5">
Фото: www.botas.gov.tr</text:span>
</text:p>
      <text:p text:style-name="P4">
Source: <text:a xlink:type="simple" xlink:href="https://www.ukrinform.ua/rubric-economy/3695093-tureccina-pocala-postacati-prirodnij-gaz-u-bolgariu.html" text:style-name="Internet_20_link" text:visited-style-name="Visited_20_Internet_20_Link">
https://www.ukrinform.ua/rubric-economy/3695093-tureccina-pocala-postacati-prirodnij-gaz-u-bolgariu.html</text:a>
</text:p>
      <!--NEWS-->
      <text:h text:style-name="P10" text:outline-level="1">
<text:span text:style-name="T4">
Данілов: Інституції, які мають відношення до москви, не працюватимуть на території України</text:span>
</text:h>
      <text:p text:style-name="P4">
Authors: Ukrinform (Person)</text:p>
      <text:p text:style-name="P4">
Publisher: Укринформ (Organization)</text:p>
      <text:p text:style-name="P4">
Published Time: 2023-04-12T21:28:00+03:00</text:p>
      <text:p text:style-name="P4">
Modified Time: 2023-04-12T21:28:00+03:00</text:p>
      <text:p text:style-name="P4">
Description: Держава буде ставитися до всіх релігій та інституцій, зареєстрованих на території нашої країни, однаково, але інституції, котрі мають відношення до москви, не можуть і не будуть працювати в Україні. — Укрінформ.</text:p>
      <text:p text:style-name="P4">
Images: ["<text:a xlink:type="simple" xlink:href="https://static.ukrinform.com/photos/2023_03/thumb_files/630_360_1677827515-830.jpg" text:style-name="Internet_20_link" text:visited-style-name="Visited_20_Internet_20_Link">
630_360_16778...</text:a>
"]</text:p>
      <text:p text:style-name="P4">
Tags: ['Церква', 'РНБО', 'УПЦ МП', 'Агресія РФ', 'росія', 'Данілов', 'Війна з росією', 'Єдині новини']</text:p>
      <text:p text:style-name="P4">
Type: Article</text:p>
      <!--METADATA-->
      <text:p text:style-name="P4">
<draw:frame draw:style-name="fr1" draw:name="Image224" text:anchor-type="as-char" svg:width="6.9236in" svg:height="3.956343in" draw:z-index="0">
<draw:image xlink:href="../Images/yкринформ/2023-04-12T21-28-00-03-00/630_360_1677827515-830.jpg" xlink:type="simple" xlink:show="embed" xlink:actuate="onLoad" draw:mime-type="image/jpeg"/>
</draw:frame>
 Державабуде ставитися до всіх релігій та інституцій, зареєстрованих на територіїнашої країни, однаково, але інституції, котрі мають відношення до москви, неможуть і не будуть працювати в Україні.</text:p>
      <text:p text:style-name="P4">
Про це в ефірі телемарафону “Єдині новини” сказав секретар Ради національноїбезпеки та оборони України Олексій Данілов, відповідаючи на запитання ведучихщодо державної позиції відносно УПЦ МП, повідомляє кореспондент Укрінформу.</text:p>
      <text:p text:style-name="P4">
“Я хотів звернути увагу, що зараз в тих людей, які віруючі, страсний тиждень,і в цей тиждень я б не радив нікому робити якісь агресивні дії по відношеннюдо держави, по відношенню до інших громадян, і утриматися від будь-яких актівагресивної поведінки. Держава буде ставитися до всіх релігій, інституцій, якіофіційно зареєстровані на території нашої країни, однаково. У нас не буде тих- когось ми любимо, або не любимо. Це не справа держави. Кожен може обратисобі церкву, куди він може ходити, але те, що стосується реєстраційнихдокументів - усі інституції, і не має значення - це церковні або якісь інші,які мають відношення до москви, мають якісь з ними зв’язки - не можутьпрацювати на території нашої країни. Більш того - не будуть вони тутпрацювати”, - наголосив Данілов.</text:p>
      <text:p text:style-name="P4">
<text:span text:style-name="T4">
Читайте також:</text:span>
 <text:span text:style-name="T4">
<text:a xlink:type="simple" xlink:href="https://www.ukrinform.ua/rubric-ato/3695075-danilov-pro-video-zi-stratou-ukrainskogo-vijskovogo-znajti-neludiv-e-spravou-cesti.html" text:style-name="Internet_20_link" text:visited-style-name="Visited_20_Internet_20_Link">
 </text:a>
 </text:span>
</text:p>
      <text:p text:style-name="P4">
Він уточнив, що “це не відноситься до вірян, які вірують у Бога, які молятьсяБогу, це до них відношення не має”.</text:p>
      <text:p text:style-name="P4">
“А ті люди, які мають відношення до москви і мають з ними спільні документиабо перебувають у спільних інституціях, до них безпосередньо відноситься. Їмтреба припинити ці спільні контакти, у відповідність привести нормативно-правові документи, уставні, які є в інституціях, і тоді до них питань віддержави не буде. Але до цього часу вони не хочуть це робити. Побачимо як всеце буде. Ще раз наголошую - держава буде спокійно виконувати функції держави,закони нашої країни на території нашої країни будуть обов’язкові для всіхгромадян нашої країни”, - наголосив секретар РНБО.</text:p>
      <text:p text:style-name="P4">
<text:span text:style-name="T4">
Читайте також:</text:span>
 <text:span text:style-name="T4">
<text:a xlink:type="simple" xlink:href="https://www.ukrinform.ua/rubric-polytics/3694923-svit-otrimae-vijnu-z-cetvertim-rejhom-akso-obere-ganebnij-mir-z-rf-danilov.html" text:style-name="Internet_20_link" text:visited-style-name="Visited_20_Internet_20_Link">
 </text:a>
 </text:span>
</text:p>
      <text:p text:style-name="P4">
Як повідомляв Укрінформ, Національний заповідник "Києво-Печерська Лавра"оголосив про розрив договору про оренду з Українською православною церквоюмосковського патріархату з 29 березня 2023 року, проте тривалий час прибічники<text:span text:style-name="T4">
<text:a xlink:type="simple" xlink:href="https://www.ukrinform.ua/tag-upc-mp" text:style-name="Internet_20_link" text:visited-style-name="Visited_20_Internet_20_Link">
 </text:a>
 </text:span>
 перешкоджали початку діяльностікомісії з інвентаризації майна.</text:p>
      <text:p text:style-name="P4">
Source: <text:a xlink:type="simple" xlink:href="https://www.ukrinform.ua/rubric-society/3695094-danilov-institucii-aki-maut-vidnosenna-do-moskvi-ne-pracuvatimut-na-teritorii-ukraini.html" text:style-name="Internet_20_link" text:visited-style-name="Visited_20_Internet_20_Link">
https://www.ukrinform.ua/rubric-society/3695094-danilov-institucii-aki-maut-vidnosenna-do-moskvi-ne-pracuvatimut-na-teritorii-ukraini.html</text:a>
</text:p>
      <!--NEWS-->
      <text:h text:style-name="P10" text:outline-level="1">
<text:span text:style-name="T4">
Позиція Угорщини щодо членства Швеції дратує союзників у НАТО - Politico</text:span>
</text:h>
      <text:p text:style-name="P4">
Authors: Ukrinform (Person)</text:p>
      <text:p text:style-name="P4">
Publisher: Укринформ (Organization)</text:p>
      <text:p text:style-name="P4">
Published Time: 2023-04-12T21:30:00+03:00</text:p>
      <text:p text:style-name="P4">
Modified Time: 2023-04-12T21:30:00+03:00</text:p>
      <text:p text:style-name="P4">
Description: Блокування Угорщиною заявки Швеції на вступ до НАТО дивує та дратує західних посадовців. — Укрінформ.</text:p>
      <text:p text:style-name="P4">
Images: ["<text:a xlink:type="simple" xlink:href="https://static.ukrinform.com/photos/2020_05/thumb_files/630_360_1589214027-326.jpg" text:style-name="Internet_20_link" text:visited-style-name="Visited_20_Internet_20_Link">
630_360_15892...</text:a>
"]</text:p>
      <text:p text:style-name="P4">
Tags: ['НАТО', 'Швеція', 'Угорщина']</text:p>
      <text:p text:style-name="P4">
Type: Article</text:p>
      <!--METADATA-->
      <text:p text:style-name="P4">
<draw:frame draw:style-name="fr1" draw:name="Image225" text:anchor-type="as-char" svg:width="6.9236in" svg:height="3.956343in" draw:z-index="0">
<draw:image xlink:href="../Images/yкринформ/2023-04-12T21-30-00-03-00/630_360_1589214027-326.jpg" xlink:type="simple" xlink:show="embed" xlink:actuate="onLoad" draw:mime-type="image/jpeg"/>
</draw:frame>
 БлокуванняУгорщиною заявки Швеції на вступ до НАТО дивує та дратує західних посадовців.</text:p>
      <text:p text:style-name="P4">
Як передає Укрінформ, про це пише <text:a xlink:type="simple" xlink:href="https://www.politico.eu/article/hungary-nato-sweden-bid-accession-block-democracy-viktor-orban/" text:style-name="Internet_20_link" text:visited-style-name="Visited_20_Internet_20_Link">
 </text:a>
 .</text:p>
      <text:p text:style-name="P4">
Парламент <text:a xlink:type="simple" xlink:href="https://www.ukrinform.ua/tag-ugorsina" text:style-name="Internet_20_link" text:visited-style-name="Visited_20_Internet_20_Link">
 </text:a>
 не підтримує заявкуШвеції, оскільки Стокгольм раніше критикував ситуацію з демократією в країні.За лаштунками посадовці та експерти кажуть, що, окрім внутрішньополітичнихрозрахунків, така позиція Будапешта пов'язана з його зв'язками з Анкарою тамосквою.</text:p>
      <text:p text:style-name="P4">
Видання зазначає, що західні союзники сприймають прем’єр-міністра УгорщиниВіктора Орбана набагато менш серйозно, ніж президента Туреччини Реджепа ТаїпаЕрдогана. Окрім того, союзникам важко зрозуміти риторику Угорщини, якапостійно змінюється.</text:p>
      <text:p text:style-name="P4">
Є «нульове розуміння» позиції Будапешта щодо членства Швеції в НАТО, сказаввисокопоставлений європейський дипломат, який говорив на умоваханонімності.Він назвав позицію Угорщини "дратівливою та не вартою увагидрібницею".</text:p>
      <text:p text:style-name="P4">
Водночас, відзначає видання, у той час як багато членів НАТО вважаютьТуреччину аутсайдером в НАТО, Угорщина вбачає в ній союзника та приклад длянаслідування.</text:p>
      <text:p text:style-name="P4">
"Я думаю, що Орбан глибоко вірить у занепад Заходу. Оскільки Угорщинавідкривається для східних та південних недемократичних країн, відносини зТуреччиною є надзвичайно важливими", – прокоментував Петер Креко, директорбудапештського Інституту політичного капіталу.</text:p>
      <text:p text:style-name="P4">
Як повідомлялося, в офісі прем'єр-міністра Угорщини Віктора Орбана заявили, щодвосторонні відносини між Угорщиною та Швецією перебувають на низькому рівні.</text:p>
      <text:p text:style-name="P4">
<text:span text:style-name="T4">
Читайте також:</text:span>
 <text:a xlink:type="simple" xlink:href="https://www.ukrinform.ua/rubric-polytics/3695059-reznikov-sprostuvav-naavnist-vijsk-nato-v-ukraini.html" text:style-name="Internet_20_link" text:visited-style-name="Visited_20_Internet_20_Link">
 <text:span text:style-name="T4">
НАТО</text:span>
 </text:a>
</text:p>
      <text:p text:style-name="P4">
Після початку повномасштабного російського вторгнення в Україну нейтральніШвеція та Фінляндія подали заявку на вступ до НАТО. Під час Мадридськогосаміту у червні 2022 року країни отримали запрошення приєднатися до Альянсувід усіх 30 членів. Водночас у Мадриді був підписаний Тристоронній меморандум,що відобразив занепокоєння Туреччини станом боротьби з тероризмом у Фінляндіїта Швеції.</text:p>
      <text:p text:style-name="P4">
Прем’єр-міністр Швеції Ульф Крістерссон заявив, що він буде просити поясненьвід Угорщини щодо того, чому вона затримує ратифікацію шведської заявки навступ до НАТО.</text:p>
      <text:p text:style-name="P4">
Очільник МЗС Швеції Тобіас Більстрем заявив, що країна зробила все належне заТристороннім меморандумом, що був підписаний із Туреччиною та Фінляндією підчас торішнього саміту НАТО в Мадриді, та розраховує на швидку ратифікаціюпротоколу про входження країни до НАТО парламентами Туреччини та Угорщини.</text:p>
      <text:p text:style-name="P4">
У Брюсселі 4 квітня відбулася офіційна церемонія передачі протоколу провходження Фінляндії до НАТО.</text:p>
      <text:p text:style-name="P4">
Source: <text:a xlink:type="simple" xlink:href="https://www.ukrinform.ua/rubric-world/3695095-pozicia-ugorsini-sodo-clenstva-svecii-dratue-souznikiv-u-nato-politico.html" text:style-name="Internet_20_link" text:visited-style-name="Visited_20_Internet_20_Link">
https://www.ukrinform.ua/rubric-world/3695095-pozicia-ugorsini-sodo-clenstva-svecii-dratue-souznikiv-u-nato-politico.html</text:a>
</text:p>
      <!--NEWS-->
      <text:h text:style-name="P10" text:outline-level="1">
<text:span text:style-name="T4">
Світовий банк надає Україні $200 мільйонів на відновлення енергетики</text:span>
</text:h>
      <text:p text:style-name="P4">
Authors: Ukrinform (Person)</text:p>
      <text:p text:style-name="P4">
Publisher: Укринформ (Organization)</text:p>
      <text:p text:style-name="P4">
Published Time: 2023-04-12T21:35:00+03:00</text:p>
      <text:p text:style-name="P4">
Modified Time: 2023-04-12T21:35:00+03:00</text:p>
      <text:p text:style-name="P4">
Description: Світовий банк виділяє Україні додаткові $200 млн на відновлення енергетики. — Укрінформ.</text:p>
      <text:p text:style-name="P4">
Images: ["<text:a xlink:type="simple" xlink:href="https://static.ukrinform.com/photos/2023_04/thumb_files/630_360_1681324649-804.jpg" text:style-name="Internet_20_link" text:visited-style-name="Visited_20_Internet_20_Link">
630_360_16813...</text:a>
", "<text:a xlink:type="simple" xlink:href="https://static.ukrinform.com/photos/2023_04/thumb_files/630_360_1681324937-1125.jpeg" text:style-name="Internet_20_link" text:visited-style-name="Visited_20_Internet_20_Link">
630_360_16813...</text:a>
", "<text:a xlink:type="simple" xlink:href="https://static.ukrinform.com/photos/2023_04/thumb_files/630_360_1681324937-8195.jpeg" text:style-name="Internet_20_link" text:visited-style-name="Visited_20_Internet_20_Link">
630_360_16813...</text:a>
", "<text:a xlink:type="simple" xlink:href="https://static.ukrinform.com/photos/2023_04/thumb_files/630_360_1681324937-5505.jpeg" text:style-name="Internet_20_link" text:visited-style-name="Visited_20_Internet_20_Link">
630_360_16813...</text:a>
", "<text:a xlink:type="simple" xlink:href="https://static.ukrinform.com/photos/2023_04/thumb_files/630_360_1681324937-4759.jpeg" text:style-name="Internet_20_link" text:visited-style-name="Visited_20_Internet_20_Link">
630_360_16813...</text:a>
", "<text:a xlink:type="simple" xlink:href="https://static.ukrinform.com/photos/2023_04/thumb_files/630_360_1681324937-4536.jpeg" text:style-name="Internet_20_link" text:visited-style-name="Visited_20_Internet_20_Link">
630_360_16813...</text:a>
", "<text:a xlink:type="simple" xlink:href="https://static.ukrinform.com/photos/2023_04/thumb_files/630_360_1681324938-4356.jpeg" text:style-name="Internet_20_link" text:visited-style-name="Visited_20_Internet_20_Link">
630_360_16813...</text:a>
", "<text:a xlink:type="simple" xlink:href="https://static.ukrinform.com/photos/2023_04/thumb_files/630_360_1681324938-3491.jpeg" text:style-name="Internet_20_link" text:visited-style-name="Visited_20_Internet_20_Link">
630_360_16813...</text:a>
"]</text:p>
      <text:p text:style-name="P4">
Tags: ['Енергетика', 'Світовий банк', 'Шмигаль']</text:p>
      <text:p text:style-name="P4">
Type: Article</text:p>
      <!--METADATA-->
      <text:p text:style-name="P4">
<draw:frame draw:style-name="fr1" draw:name="Image226" text:anchor-type="as-char" svg:width="6.9236in" svg:height="3.956343in" draw:z-index="0">
<draw:image xlink:href="../Images/yкринформ/2023-04-12T21-35-00-03-00/630_360_1681324649-804.jpg" xlink:type="simple" xlink:show="embed" xlink:actuate="onLoad" draw:mime-type="image/jpeg"/>
</draw:frame>
 Світовийбанк виділяє Україні додаткові $200 млн на відновлення енергетики.</text:p>
      <text:p text:style-name="P4">
Прем'єр-міністр України Денис Шмигаль підписав у Вашингтоні угоду звіцепрезиденткою Світового банку Анною Б’єрде, повідомив глава українськогоуряду в <text:a xlink:type="simple" xlink:href="https://t.me/Denys_Smyhal/4958" text:style-name="Internet_20_link" text:visited-style-name="Visited_20_Internet_20_Link">
 </text:a>
 .</text:p>
      <text:p text:style-name="P4">
«Залучені від <text:a xlink:type="simple" xlink:href="https://www.ukrinform.ua/tag-svitovij-bank" text:style-name="Internet_20_link" text:visited-style-name="Visited_20_Internet_20_Link">
 </text:a>
 кошти будутьнаправлені на відбудову електромережі та систем теплопостачання в Києві,Харкові, Миколаєві, Сумах та містах Чернігівської області», - зазначив він.</text:p>
      <text:p text:style-name="P4">
<draw:frame draw:style-name="fr1" draw:name="Image227" text:anchor-type="as-char" svg:width="6.9236in" svg:height="3.956343in" draw:z-index="0">
<draw:image xlink:href="../Images/yкринформ/2023-04-12T21-35-00-03-00/630_360_1681324937-1125.jpeg" xlink:type="simple" xlink:show="embed" xlink:actuate="onLoad" draw:mime-type="image/jpeg"/>
</draw:frame>
 Прем'єр-міністр України Денис Шмигаль підписав у Вашингтоні угоду з віцепрезиденткоюСвітового банку Анною Б’єрде / Фото: Денис Шмигаль  <text:a xlink:type="simple" xlink:href="https://static.ukrinform.com/photos/2023_04/1681324937-1125.jpeg" text:style-name="Internet_20_link" text:visited-style-name="Visited_20_Internet_20_Link">
<draw:frame draw:style-name="fr1" draw:name="Image228" text:anchor-type="as-char" svg:width="6.9236in" svg:height="3.956343in" draw:z-index="0">
<draw:image xlink:href="../Images/yкринформ/2023-04-12T21-35-00-03-00/630_360_1681324937-1125.jpeg" xlink:type="simple" xlink:show="embed" xlink:actuate="onLoad" draw:mime-type="image/jpeg"/>
</draw:frame>
</text:a>
 <text:a xlink:type="simple" xlink:href="https://static.ukrinform.com/photos/2023_04/1681324937-8195.jpeg" text:style-name="Internet_20_link" text:visited-style-name="Visited_20_Internet_20_Link">
<draw:frame draw:style-name="fr1" draw:name="Image229" text:anchor-type="as-char" svg:width="6.9236in" svg:height="3.956343in" draw:z-index="0">
<draw:image xlink:href="../Images/yкринформ/2023-04-12T21-35-00-03-00/630_360_1681324937-8195.jpeg" xlink:type="simple" xlink:show="embed" xlink:actuate="onLoad" draw:mime-type="image/jpeg"/>
</draw:frame>
</text:a>
 <text:a xlink:type="simple" xlink:href="https://static.ukrinform.com/photos/2023_04/1681324937-5505.jpeg" text:style-name="Internet_20_link" text:visited-style-name="Visited_20_Internet_20_Link">
<draw:frame draw:style-name="fr1" draw:name="Image230" text:anchor-type="as-char" svg:width="6.9236in" svg:height="3.956343in" draw:z-index="0">
<draw:image xlink:href="../Images/yкринформ/2023-04-12T21-35-00-03-00/630_360_1681324937-5505.jpeg" xlink:type="simple" xlink:show="embed" xlink:actuate="onLoad" draw:mime-type="image/jpeg"/>
</draw:frame>
</text:a>
 <text:a xlink:type="simple" xlink:href="https://static.ukrinform.com/photos/2023_04/1681324937-4759.jpeg" text:style-name="Internet_20_link" text:visited-style-name="Visited_20_Internet_20_Link">
<draw:frame draw:style-name="fr1" draw:name="Image231" text:anchor-type="as-char" svg:width="6.9236in" svg:height="3.956343in" draw:z-index="0">
<draw:image xlink:href="../Images/yкринформ/2023-04-12T21-35-00-03-00/630_360_1681324937-4759.jpeg" xlink:type="simple" xlink:show="embed" xlink:actuate="onLoad" draw:mime-type="image/jpeg"/>
</draw:frame>
</text:a>
 <text:a xlink:type="simple" xlink:href="https://static.ukrinform.com/photos/2023_04/1681324937-4536.jpeg" text:style-name="Internet_20_link" text:visited-style-name="Visited_20_Internet_20_Link">
<draw:frame draw:style-name="fr1" draw:name="Image232" text:anchor-type="as-char" svg:width="6.9236in" svg:height="3.956343in" draw:z-index="0">
<draw:image xlink:href="../Images/yкринформ/2023-04-12T21-35-00-03-00/630_360_1681324937-4536.jpeg" xlink:type="simple" xlink:show="embed" xlink:actuate="onLoad" draw:mime-type="image/jpeg"/>
</draw:frame>
</text:a>
 <text:a xlink:type="simple" xlink:href="https://static.ukrinform.com/photos/2023_04/1681324938-4356.jpeg" text:style-name="Internet_20_link" text:visited-style-name="Visited_20_Internet_20_Link">
<draw:frame draw:style-name="fr1" draw:name="Image233" text:anchor-type="as-char" svg:width="6.9236in" svg:height="3.956343in" draw:z-index="0">
<draw:image xlink:href="../Images/yкринформ/2023-04-12T21-35-00-03-00/630_360_1681324938-4356.jpeg" xlink:type="simple" xlink:show="embed" xlink:actuate="onLoad" draw:mime-type="image/jpeg"/>
</draw:frame>
</text:a>
 <text:a xlink:type="simple" xlink:href="https://static.ukrinform.com/photos/2023_04/1681324938-3491.jpeg" text:style-name="Internet_20_link" text:visited-style-name="Visited_20_Internet_20_Link">
<draw:frame draw:style-name="fr1" draw:name="Image234" text:anchor-type="as-char" svg:width="6.9236in" svg:height="3.956343in" draw:z-index="0">
<draw:image xlink:href="../Images/yкринформ/2023-04-12T21-35-00-03-00/630_360_1681324938-3491.jpeg" xlink:type="simple" xlink:show="embed" xlink:actuate="onLoad" draw:mime-type="image/jpeg"/>
</draw:frame>
</text:a>
</text:p>
      <text:p text:style-name="P4">
На зустрічі з представникам Світового банку глава уряду також обговоривспільну роботу в межах міжвідомчої платформи координації донорів (фінансовийрамштайн).</text:p>
      <text:p text:style-name="P4">
"Спільно зі Світовим банком готуємо до реалізації і проєкт страхування воєннихризиків для іноземних інвестицій. Це ключовий інструмент, аби залучити ціінвестиції вже зараз, не чекаючи завершення війни", — зауважив Прем'єр.</text:p>
      <text:p text:style-name="P4">
<text:span text:style-name="T4">
Читайте також:</text:span>
 <text:a xlink:type="simple" xlink:href="https://www.ukrinform.ua/rubric-economy/3694693-kostiv-donoriv-vistacit-ukraini-do-kinca-roku-minfin-ssa.html" text:style-name="Internet_20_link" text:visited-style-name="Visited_20_Internet_20_Link">
 </text:a>
</text:p>
      <text:p text:style-name="P4">
Він подякував партнерам зі Світового банку за підтримку України та програмивідновлення, яка стане найбільшим проєктом відбудови в Європі з часів Другоїсвітової війни.</text:p>
      <text:p text:style-name="P4">
Як повідомляв Укрінформ, раніше Група Світового банку оголосила про <text:a xlink:type="simple" xlink:href="https://www.ukrinform.ua/rubric-economy/3675045-svitovij-bank-vidilae-ukraini-se-25-milarda.html" text:style-name="Internet_20_link" text:visited-style-name="Visited_20_Internet_20_Link">
</text:a>
 для України на суму 2,5 мільярди доларів.</text:p>
      <text:p text:style-name="P4">
<text:span text:style-name="T5">
Фото: Денис Шмигаль/Телеграм</text:span>
</text:p>
      <text:p text:style-name="P4">
Source: <text:a xlink:type="simple" xlink:href="https://www.ukrinform.ua/rubric-economy/3695097-svitovij-bank-nadae-ukraini-200-miljoniv-na-vidnovlenna-energetiki.html" text:style-name="Internet_20_link" text:visited-style-name="Visited_20_Internet_20_Link">
https://www.ukrinform.ua/rubric-economy/3695097-svitovij-bank-nadae-ukraini-200-miljoniv-na-vidnovlenna-energetiki.html</text:a>
</text:p>
      <!--NEWS-->
      <text:h text:style-name="P10" text:outline-level="1">
<text:span text:style-name="T4">
«Житичі» поступилися «Юракадемiї» на старті фіналу за «бронзу» волейбольної Суперліги</text:span>
</text:h>
      <text:p text:style-name="P4">
Authors: Ukrinform (Person)</text:p>
      <text:p text:style-name="P4">
Publisher: Укринформ (Organization)</text:p>
      <text:p text:style-name="P4">
Published Time: 2023-04-12T21:42:39+03:00</text:p>
      <text:p text:style-name="P4">
Modified Time: 2023-04-12T21:42:39+03:00</text:p>
      <text:p text:style-name="P4">
Description: Бронзові нагороди Суперліги України з волейболу сезону 2022/23 розігрують житомирський ВК «Житичі-Полісся» та ВСК «Юридична академiя» з Харкова. — Укрінформ.</text:p>
      <text:p text:style-name="P4">
Images: ["<text:a xlink:type="simple" xlink:href="https://static.ukrinform.com/photos/2023_04/thumb_files/630_360_1681324888-896.jpg" text:style-name="Internet_20_link" text:visited-style-name="Visited_20_Internet_20_Link">
630_360_16813...</text:a>
"]</text:p>
      <text:p text:style-name="P4">
Tags: ['Волейбол']</text:p>
      <text:p text:style-name="P4">
Type: Article</text:p>
      <!--METADATA-->
      <text:p text:style-name="P4">
<draw:frame draw:style-name="fr1" draw:name="Image235" text:anchor-type="as-char" svg:width="6.9236in" svg:height="3.956343in" draw:z-index="0">
<draw:image xlink:href="../Images/yкринформ/2023-04-12T21-42-39-03-00/630_360_1681324888-896.jpg" xlink:type="simple" xlink:show="embed" xlink:actuate="onLoad" draw:mime-type="image/jpeg"/>
</draw:frame>
 Бронзовінагороди Суперліги України з волейболу сезону 2022/23 розігрують житомирськийВК «Житичі-Полісся» та ВСК «Юридична академiя» з Харкова.</text:p>
      <text:p text:style-name="P4">
У першому матчі серії до двох перемог житомирська команда зазнала поразки відхарків'ян - 1:3 (25:19, 23:25, 19:25, 20:25), передає Укрінформ.</text:p>
      <text:p text:style-name="P4">
Наступний поєдинок «бронзової» серії відбудеться 14 квітня.</text:p>
      <text:p text:style-name="P4">
Як повідомляв Укрінформ, володарів «золота» Суперліги визначають ВК «Прометей»з Дніпра та «Епіцентр-Подоляни» з міста Городок Хмельницької області.</text:p>
      <text:p text:style-name="P4">
<text:span text:style-name="T4">
Читайте також:</text:span>
 <text:a xlink:type="simple" xlink:href="https://www.ukrinform.ua/rubric-sports/3694628-epicentrpodolani-obigrali-prometej-na-starti-finalu-superligi-ukraini-z-volejbolu.html" text:style-name="Internet_20_link" text:visited-style-name="Visited_20_Internet_20_Link">
 <text:span text:style-name="T4">
волейбол</text:span>
 </text:a>
</text:p>
      <text:p text:style-name="P4">
У першому матчі «Епіцентр-Подоляни» здобули вольову перемогу над «Прометеєм» -3:1 (18:25, 25:21, 25:23, 25:18).</text:p>
      <text:p text:style-name="P4">
<text:span text:style-name="T4">
Читайте також:</text:span>
 <text:a xlink:type="simple" xlink:href="https://www.ukrinform.ua/rubric-sports/3693098-prometej-cempion-ukraini-z-volejbolu.html" text:style-name="Internet_20_link" text:visited-style-name="Visited_20_Internet_20_Link">
 <text:span text:style-name="T4">
волейбол</text:span>
 </text:a>
</text:p>
      <text:p text:style-name="P4">
Нагадаємо, переможницями жіночої Суперліги стали волейболістки «Прометея» ізДніпропетровської області, які у фіналі здолали клуб «Добродій-Медуніверситет-ШВСМ» із Вінниці.</text:p>
      <text:p text:style-name="P4">
Фото: pvlu.org.</text:p>
      <text:p text:style-name="P4">
Source: <text:a xlink:type="simple" xlink:href="https://www.ukrinform.ua/rubric-sports/3695099-zitici-postupilisa-urakademii-na-starti-finalu-za-bronzu-volejbolnoi-superligi.html" text:style-name="Internet_20_link" text:visited-style-name="Visited_20_Internet_20_Link">
https://www.ukrinform.ua/rubric-sports/3695099-zitici-postupilisa-urakademii-na-starti-finalu-za-bronzu-volejbolnoi-superligi.html</text:a>
</text:p>
      <!--NEWS-->
      <text:h text:style-name="P10" text:outline-level="1">
<text:span text:style-name="T4">
росіяни за добу сім разів обстріляли Сумщину</text:span>
</text:h>
      <text:p text:style-name="P4">
Authors: Ukrinform (Person)</text:p>
      <text:p text:style-name="P4">
Publisher: Укринформ (Organization)</text:p>
      <text:p text:style-name="P4">
Published Time: 2023-04-12T21:48:00+03:00</text:p>
      <text:p text:style-name="P4">
Modified Time: 2023-04-12T21:48:00+03:00</text:p>
      <text:p text:style-name="P4">
Description: російські війська протягом дня сім разів обстріляли прикордоння Сумської області, здійснивши загалом 75 влучань та заподіявши руйнування.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ійна з росією']</text:p>
      <text:p text:style-name="P4">
Type: Article</text:p>
      <!--METADATA-->
      <text:p text:style-name="P4">
<draw:frame draw:style-name="fr1" draw:name="Image236" text:anchor-type="as-char" svg:width="6.9236in" svg:height="3.956343in" draw:z-index="0">
<draw:image xlink:href="../Images/yкринформ/2023-04-12T21-48-00-03-00/630_360_1669987737-966.jpg" xlink:type="simple" xlink:show="embed" xlink:actuate="onLoad" draw:mime-type="image/jpeg"/>
</draw:frame>
 російськівійська протягом дня сім разів обстріляли прикордоння Сумської області,здійснивши загалом 75 влучань та заподіявши руйнування.</text:p>
      <text:p text:style-name="P4">
Як передає Укрінформ, про це Сумська обласна військова адміністраціяповідомила в <text:a xlink:type="simple" xlink:href="https://t.me/Sumy_news_ODA/15411" text:style-name="Internet_20_link" text:visited-style-name="Visited_20_Internet_20_Link">
 </text:a>
 .</text:p>
      <text:p text:style-name="P4">
Під ворожими <text:a xlink:type="simple" xlink:href="https://www.ukrinform.ua/tag-obstril" text:style-name="Internet_20_link" text:visited-style-name="Visited_20_Internet_20_Link">
 </text:a>
 в середу, 12 квітня,перебували Білопільська, Новослобідська, Середино-Будська, Миропільська йЕсманська громади області. Удари загарбники здійснювали з мінометів, артилеріїй реактивних систем залпового вогню.</text:p>
      <text:p text:style-name="P4">
В Есманській громаді внаслідок артилерійського удару ворога (два влучання)пошкоджень зазнала автозаправна станція.</text:p>
      <text:p text:style-name="P4">
Унаслідок артобстрілу Миропільської громади (десять влучань) пошкоджені дваприватні домогосподарства.</text:p>
      <text:p text:style-name="P4">
<text:span text:style-name="T4">
Читайте також:</text:span>
 <text:a xlink:type="simple" xlink:href="https://www.ukrinform.ua/rubric-ato/3695072-rosiani-obstrilali-nikopolskij-rajon-cetvero-poranenih.html" text:style-name="Internet_20_link" text:visited-style-name="Visited_20_Internet_20_Link">
 <text:span text:style-name="T4">
обстріл</text:span>
 </text:a>
</text:p>
      <text:p text:style-name="P4">
"За повідомленнями військових, наразі формування ворожих наступальнихугруповань поблизу державного кордону не виявлено", — додали вобладміністрації.</text:p>
      <text:p text:style-name="P4">
Як повідомляв Укрінформ, 11 квітня російські військовослужбовці обстрілялидев’ять прикордонних громад Сумської області, спричинивши низку руйнувань.</text:p>
      <text:p text:style-name="P4">
Source: <text:a xlink:type="simple" xlink:href="https://www.ukrinform.ua/rubric-ato/3695100-rosiani-za-dobu-sim-raziv-obstrilali-sumsinu.html" text:style-name="Internet_20_link" text:visited-style-name="Visited_20_Internet_20_Link">
https://www.ukrinform.ua/rubric-ato/3695100-rosiani-za-dobu-sim-raziv-obstrilali-sumsinu.html</text:a>
</text:p>
      <!--NEWS-->
      <text:h text:style-name="P10" text:outline-level="1">
<text:span text:style-name="T4">
Зеленський: Довга історія безкарності росії повинна припинитися</text:span>
</text:h>
      <text:p text:style-name="P4">
Authors: Ukrinform (Person)</text:p>
      <text:p text:style-name="P4">
Publisher: Укринформ (Organization)</text:p>
      <text:p text:style-name="P4">
Published Time: 2023-04-12T21:54:00+03:00</text:p>
      <text:p text:style-name="P4">
Modified Time: 2023-04-12T21:54:00+03:00</text:p>
      <text:p text:style-name="P4">
Description: Президент України Володимир Зеленський закликав світ посприяти тому, щоби покласти край довгій історії безкарності росіян за їхні звірства, які вони продовжують чинити в Україні. — Укрінформ.</text:p>
      <text:p text:style-name="P4">
Images: ["<text:a xlink:type="simple" xlink:href="https://static.ukrinform.com/photos/2022_12/thumb_files/630_360_1671070621-277.png" text:style-name="Internet_20_link" text:visited-style-name="Visited_20_Internet_20_Link">
630_360_16710...</text:a>
"]</text:p>
      <text:p text:style-name="P4">
Tags: ['МВФ', 'Світовий банк', 'Зеленський', 'Війна з росією']</text:p>
      <text:p text:style-name="P4">
Type: Article</text:p>
      <!--METADATA-->
      <text:p text:style-name="P4">
<draw:frame draw:style-name="fr1" draw:name="Image237" text:anchor-type="as-char" svg:width="6.9236in" svg:height="3.956343in" draw:z-index="0">
<draw:image xlink:href="../Images/yкринформ/2023-04-12T21-54-00-03-00/630_360_1671070621-277.png" xlink:type="simple" xlink:show="embed" xlink:actuate="onLoad" draw:mime-type="image/png"/>
</draw:frame>
 ПрезидентУкраїни Володимир Зеленський закликав світ посприяти тому, щоби покласти крайдовгій історії безкарності росіян за їхні звірства, які вони продовжуютьчинити в Україні.</text:p>
      <text:p text:style-name="P4">
Про це він заявив під час круглого столу в середу, організованого МВФ іСвітовим банком у Вашингтоні, передає власний кореспондент Укрінформу.</text:p>
      <text:p text:style-name="P4">
«Україна переможе у цій війні – це лише питання часу, коли <text:a xlink:type="simple" xlink:href="https://www.ukrinform.ua/tag-russian-aggression" text:style-name="Internet_20_link" text:visited-style-name="Visited_20_Internet_20_Link">
</text:a>
 настане кінець», -наголосив глава Української держави.</text:p>
      <text:p text:style-name="P4">
Він нагадав про появу нових кадрів звірячої жорстокості сил рф, де росіяниобезголовлюють полонених українців.</text:p>
      <text:p text:style-name="P4">
«Щоразу, коли вони роблять щось подібне, відчуваєш шок, наче вперше, тожсмерть, яку приносять росіяни, не повинна стати звичайною справою. Довгаісторія російської безкарності повинна нарешті припинитися», - наголосивПрезидент України.</text:p>
      <text:p text:style-name="P4">
<text:span text:style-name="T4">
Читайте також:</text:span>
 <text:a xlink:type="simple" xlink:href="https://www.ukrinform.ua/rubric-ato/3694808-zelenskij-pro-stratu-ukrainskogo-voina-ce-video-rosii-akou-vona-e.html" text:style-name="Internet_20_link" text:visited-style-name="Visited_20_Internet_20_Link">
 <text:span text:style-name="T4">
Зеленський</text:span>
 </text:a>
</text:p>
      <text:p text:style-name="P4">
Він закликав присутніх на круглому столі міжнародних представників ушануватипам’ять закатованих і загиблих українців.</text:p>
      <text:p text:style-name="P4">
Президент України наголосив, що російська агресія в Україні також переслідуєза мету руйнування цивільної інфраструктури, і вже зараз знищені тисячі йтисячі об’єктів. У цьому зв’язку він подякував партнерам за допомогу, яку вонивиділяють на відновлення та реконструкцію України.</text:p>
      <text:p text:style-name="P4">
Водночас, він закликав докласти більше зусиль, щоби забезпечити реконструкціюв Україні за рахунок конфіскації російських активів.</text:p>
      <text:p text:style-name="P4">
«росія повинна сплатити повну ціну за свою агресію», - підкреслив Зеленський.</text:p>
      <text:p text:style-name="P4">
Як повідомлялося, в інтернеті з’явилися два відео страти українськихзахисників.</text:p>
      <text:p text:style-name="P4">
За інформацією CNN, перше відео було опубліковане на проросійському каналі усоцмережах 8 квітня. Воно було навмисно зняте "вагнерівцями" і показує дваобезголовлені тіла українських військових, які лежать на землі поряд ізпошкодженим військовим автомобілем. На російських акаунтах стверджується, щовідео зняте поблизу Бахмута.</text:p>
      <text:p text:style-name="P4">
Друге відео, яке з’явилося у Твіттері і навмисно сильно розмите, вірогідно,було записане влітку, з огляду на рослинність у кадрі. На ньому російськийбоєць із ножем обезголовлює українського військового, який, судячи з голосу навідео, ймовірно, був живий на початку розправи.</text:p>
      <text:p text:style-name="P4">
<text:a xlink:type="simple" xlink:href="https://www.ukrinform.ua/rubric-ato/3694771-sbu-vidkrila-spravu-sodo-video-z-vidrizannam-golovi-ukrainskomu-vijskovomu.html" text:style-name="Internet_20_link" text:visited-style-name="Visited_20_Internet_20_Link">
 </text:a>
 , на якому російськізагарбники відрізають голову українському полоненому.</text:p>
      <text:p text:style-name="P4">
Правоохоронні органи України вживають заходів для встановлення осіб, якіскоїли цей злочин.</text:p>
      <text:p text:style-name="P4">
<text:span text:style-name="T5">
Фото: ОП</text:span>
</text:p>
      <text:p text:style-name="P4">
Source: <text:a xlink:type="simple" xlink:href="https://www.ukrinform.ua/rubric-polytics/3695104-zelenskij-dovga-istoria-bezkarnosti-rosii-povinna-pripinitisa.html" text:style-name="Internet_20_link" text:visited-style-name="Visited_20_Internet_20_Link">
https://www.ukrinform.ua/rubric-polytics/3695104-zelenskij-dovga-istoria-bezkarnosti-rosii-povinna-pripinitisa.html</text:a>
</text:p>
      <!--NEWS-->
      <text:h text:style-name="P10" text:outline-level="1">
<text:span text:style-name="T4">
НАБУ повторно клопотатиме, щоб у справі Коболєва продовжили терміни слідства</text:span>
</text:h>
      <text:p text:style-name="P4">
Authors: Ukrinform (Person)</text:p>
      <text:p text:style-name="P4">
Publisher: Укринформ (Organization)</text:p>
      <text:p text:style-name="P4">
Published Time: 2023-04-12T22:05:00+03:00</text:p>
      <text:p text:style-name="P4">
Modified Time: 2023-04-12T22:05:00+03:00</text:p>
      <text:p text:style-name="P4">
Description: Представники НАБУ вручили ексочільнику НАК “Нафтогаз України” Андрію Коболєву клопотання про продовження термінів слідства у його справі після того, як слідчий суддя Вищого антикорупційного суду відмовився продовжувати терміни розслідування справи. — Укрінформ.</text:p>
      <text:p text:style-name="P4">
Images: ["<text:a xlink:type="simple" xlink:href="https://static.ukrinform.com/photos/2023_03/thumb_files/630_360_1677697128-577.jpg" text:style-name="Internet_20_link" text:visited-style-name="Visited_20_Internet_20_Link">
630_360_16776...</text:a>
"]</text:p>
      <text:p text:style-name="P4">
Tags: ['Коболєв', 'НАБУ', 'Нафтогаз', 'Антикорупційний суд', 'Розслідування']</text:p>
      <text:p text:style-name="P4">
Type: Article</text:p>
      <!--METADATA-->
      <text:p text:style-name="P4">
<draw:frame draw:style-name="fr1" draw:name="Image238" text:anchor-type="as-char" svg:width="6.9236in" svg:height="3.956343in" draw:z-index="0">
<draw:image xlink:href="../Images/yкринформ/2023-04-12T22-05-00-03-00/630_360_1677697128-577.jpg" xlink:type="simple" xlink:show="embed" xlink:actuate="onLoad" draw:mime-type="image/jpeg"/>
</draw:frame>
Представники НАБУ вручили ексочільнику НАК “Нафтогаз України” Андрію Коболєвуклопотання про продовження термінів слідства у його справі після того, якслідчий суддя Вищого антикорупційного суду відмовився продовжувати термінирозслідування справи.</text:p>
      <text:p text:style-name="P4">
Про це <text:a xlink:type="simple" xlink:href="https://www.facebook.com/story.php" text:style-name="Internet_20_link" text:visited-style-name="Visited_20_Internet_20_Link">
</text:a>
на своїй сторінці у Фейсбуці Андрій Коболєв.</text:p>
      <text:p text:style-name="P4">
“Тільки що детективи НАБУ вручили мені копію нового клопотання про продовженнястроку досудового розслідування в моїй справі, яке прямо суперечитьсьогоднішньому рішенню суду, що не підлягає оскарженню. Яке цікаве трактуванняКПК”, - написав він.</text:p>
      <text:p text:style-name="P4">
<text:span text:style-name="T4">
Читайте також:</text:span>
 <text:span text:style-name="T4">
<text:a xlink:type="simple" xlink:href="https://www.ukrinform.ua/rubric-economy/3695043-vaks-vidmovivsa-prodovzuvati-slidstvo-u-spravi-koboleva.html" text:style-name="Internet_20_link" text:visited-style-name="Visited_20_Internet_20_Link">
 </text:a>
 </text:span>
</text:p>
      <text:p text:style-name="P4">
Як повідомляв Укрінформ, 12 квітня слідчий суддя Вищого антикорупційного судувідмовив у задоволенні клопотання про продовження термінів досудовогорозслідування кримінального провадження відносно ексглави НАК “Нафтогазу”Андрія Коболєва.</text:p>
      <text:p text:style-name="P4">
Ухвала слідчого судді оскарженню не підлягає. Строки досудового слідства усправі закінчуються 19 квітня.</text:p>
      <text:p text:style-name="P4">
З огляду на рішення суду, до цього часу слідство у цій справі мають завершитиі передати обвинувальний акт до суду для розгляду по суті або закрити справу.</text:p>
      <text:p text:style-name="P4">
<text:span text:style-name="T4">
Читайте також:</text:span>
 <text:span text:style-name="T4">
<text:a xlink:type="simple" xlink:href="https://www.ukrinform.ua/rubric-economy/3682426-sud-zobovazav-koboleva-nositi-elektronnij-braslet.html" text:style-name="Internet_20_link" text:visited-style-name="Visited_20_Internet_20_Link">
 </text:a>
 </text:span>
</text:p>
      <text:p text:style-name="P4">
У САП Укрінформу повідомили, що сторона обвинувачення здійснить оцінкуздобутих доказів на предмет їх достатності для звернення і направлення справидо суду.</text:p>
      <text:p text:style-name="P4">
Ексголові НАК «Нафтогаз України» <text:span text:style-name="T4">
<text:a xlink:type="simple" xlink:href="https://www.ukrinform.ua/tag-kobolev" text:style-name="Internet_20_link" text:visited-style-name="Visited_20_Internet_20_Link">
 </text:a>
</text:span>
 19 січня оголосили підозру. За версією слідства, він у незаконний спосібзабезпечив собі виплату премій на понад 229 млн грн.</text:p>
      <text:p text:style-name="P4">
<text:span text:style-name="T4">
Читайте також:</text:span>
 <text:span text:style-name="T4">
<text:a xlink:type="simple" xlink:href="https://www.ukrinform.ua/rubric-economy/3679370-kobolev-nazvav-zaavu-sap-sodo-jogo-rahunkiv-manipulativnou.html" text:style-name="Internet_20_link" text:visited-style-name="Visited_20_Internet_20_Link">
 </text:a>
 </text:span>
</text:p>
      <text:p text:style-name="P4">
Відносно Коболєва діє запобіжний захід у вигляді застави розміром 229 млн грні зобов’язання носити електронний браслет.</text:p>
      <text:p text:style-name="P4">
Source: <text:a xlink:type="simple" xlink:href="https://www.ukrinform.ua/rubric-economy/3695105-nabu-povtorno-klopotatime-pro-prodovzenna-terminiv-slidstva-u-spravi-koboleva.html" text:style-name="Internet_20_link" text:visited-style-name="Visited_20_Internet_20_Link">
https://www.ukrinform.ua/rubric-economy/3695105-nabu-povtorno-klopotatime-pro-prodovzenna-terminiv-slidstva-u-spravi-koboleva.html</text:a>
</text:p>
      <!--NEWS-->
      <text:h text:style-name="P10" text:outline-level="1">
<text:span text:style-name="T4">
Генсек ООН «у жаху» від відео зі стратою українського полоненого</text:span>
</text:h>
      <text:p text:style-name="P4">
Authors: Ukrinform (Person)</text:p>
      <text:p text:style-name="P4">
Publisher: Укринформ (Organization)</text:p>
      <text:p text:style-name="P4">
Published Time: 2023-04-12T22:19:00+03:00</text:p>
      <text:p text:style-name="P4">
Modified Time: 2023-04-12T22:19:00+03:00</text:p>
      <text:p text:style-name="P4">
Description: Генеральний секретар ООН Антоніу Гутерреш "у жаху" від поширеного в соцмережах відео, на якому російські окупанти відрізають голову українському військовополоненому. — Укрінформ.</text:p>
      <text:p text:style-name="P4">
Images: ["<text:a xlink:type="simple" xlink:href="https://static.ukrinform.com/photos/2023_03/thumb_files/630_360_1678288128-890.jpg" text:style-name="Internet_20_link" text:visited-style-name="Visited_20_Internet_20_Link">
630_360_16782...</text:a>
"]</text:p>
      <text:p text:style-name="P4">
Tags: ['Гутерреш', 'ООН', 'Страта', 'Воєнні злочини', 'Війна з росією']</text:p>
      <text:p text:style-name="P4">
Type: Article</text:p>
      <!--METADATA-->
      <text:p text:style-name="P4">
<draw:frame draw:style-name="fr1" draw:name="Image239" text:anchor-type="as-char" svg:width="6.9236in" svg:height="3.956343in" draw:z-index="0">
<draw:image xlink:href="../Images/yкринформ/2023-04-12T22-19-00-03-00/630_360_1678288128-890.jpg" xlink:type="simple" xlink:show="embed" xlink:actuate="onLoad" draw:mime-type="image/jpeg"/>
</draw:frame>
Генеральний секретар ООН Антоніу Гутерреш "у жаху" від поширеного в соцмережахвідео, на якому російські окупанти відрізають голову українськомувійськовополоненому.</text:p>
      <text:p text:style-name="P4">
Як передає власний кореспондент Укрінформу у Нью-Йорку, про це сказав у середужурналістам речник Генсека Стефан Дюжаррік.</text:p>
      <text:p text:style-name="P4">
За словами речника, глава ООН вимагає притягнути винних до відповідальності.</text:p>
      <text:p text:style-name="P4">
"На жаль, це не поодинокий випадок", - додав Дюжаррік.</text:p>
      <text:p text:style-name="P4">
<text:span text:style-name="T4">
Читайте також:</text:span>
 <text:span text:style-name="T4">
<text:a xlink:type="simple" xlink:href="https://www.ukrinform.ua/rubric-polytics/3695079-ukraina-v-oon-golovuvanna-rosii-u-radbezi-na-tli-zorstokoi-strati-vijskovogo-e-nasmiskou.html" text:style-name="Internet_20_link" text:visited-style-name="Visited_20_Internet_20_Link">
 </text:a>
 </text:span>
</text:p>
      <text:p text:style-name="P4">
Він зазначив, що моніторингова місія ООН з прав людини в Україні "шокована цимособливо жахливим" відео, й у своїх останніх доповідях задокументувала кількапорушень міжнародного гуманітарного права, у тому числі щодовійськовополонених.</text:p>
      <text:p text:style-name="P4">
"Найменші порушення мають бути належним чином розслідувані, винні мають бутипритягнуті до відповідальності", - наголосив він.</text:p>
      <text:p text:style-name="P4">
<text:span text:style-name="T4">
Читайте також:</text:span>
 <text:span text:style-name="T4">
<text:a xlink:type="simple" xlink:href="https://www.ukrinform.ua/rubric-polytics/3695040-strata-ukrainskogo-vijskovopolonenogo-e-svidcennam-neludskoi-prirodi-rf-recnica-evrokomisii.html" text:style-name="Internet_20_link" text:visited-style-name="Visited_20_Internet_20_Link">
 </text:a>
 </text:span>
</text:p>
      <text:p text:style-name="P4">
Як повідомляв Укрінформ, в інтернеті з’явилися два відео <text:span text:style-name="T4">
<text:a xlink:type="simple" xlink:href="https://www.ukrinform.ua/tag-strata" text:style-name="Internet_20_link" text:visited-style-name="Visited_20_Internet_20_Link">
</text:a>
 </text:span>
 українських захисників. Службабезпеки України розпочала досудове розслідування щодо відео того, як російськізагарбники відрізають голову українському полоненому. Правоохоронні органиУкраїни вживають заходів для встановлення осіб, які вчинили цей страшнийзлочин.</text:p>
      <text:p text:style-name="P4">
<text:span text:style-name="T4">
Читайте також:</text:span>
 <text:span text:style-name="T4">
<text:a xlink:type="simple" xlink:href="https://www.ukrinform.ua/rubric-ato/3694875-lubinec-zaklikae-oon-ta-cervonij-hrest-pokarati-rosiu-pisla-video-strati-ukrainskogo-bijca.html" text:style-name="Internet_20_link" text:visited-style-name="Visited_20_Internet_20_Link">
 </text:a>
 </text:span>
</text:p>
      <text:p text:style-name="P4">
Міністерство закордонних справ України звернулося до прокурора Міжнародногокримінального суду з вимогою невідкладної уваги до факту страти українськогополоненого російськими військовими в контексті розслідування воєнних злочинівта злочинів проти людяності, скоєних в Україні російськими загарбниками.</text:p>
      <text:p text:style-name="P4">
Source: <text:a xlink:type="simple" xlink:href="https://www.ukrinform.ua/rubric-polytics/3695103-gensek-oon-u-zahu-vid-video-zi-stratou-ukrainskogo-polonenogo.html" text:style-name="Internet_20_link" text:visited-style-name="Visited_20_Internet_20_Link">
https://www.ukrinform.ua/rubric-polytics/3695103-gensek-oon-u-zahu-vid-video-zi-stratou-ukrainskogo-polonenogo.html</text:a>
</text:p>
      <!--NEWS-->
      <text:h text:style-name="P10" text:outline-level="1">
<text:span text:style-name="T4">
Зеленський: Жодної руїни в Україні не буде – це наша мета</text:span>
</text:h>
      <text:p text:style-name="P4">
Authors: Ukrinform (Person)</text:p>
      <text:p text:style-name="P4">
Publisher: Укринформ (Organization)</text:p>
      <text:p text:style-name="P4">
Published Time: 2023-04-12T22:29:00+03:00</text:p>
      <text:p text:style-name="P4">
Modified Time: 2023-04-12T22:29:00+03:00</text:p>
      <text:p text:style-name="P4">
Description: В Україні не буде жодної руїни, а на відновлення нашої держави мають піти російські активи. — Укрінформ.</text:p>
      <text:p text:style-name="P4">
Images: ["<text:a xlink:type="simple" xlink:href="https://static.ukrinform.com/photos/2023_03/thumb_files/630_360_1678738078-322.jpeg" text:style-name="Internet_20_link" text:visited-style-name="Visited_20_Internet_20_Link">
630_360_16787...</text:a>
"]</text:p>
      <text:p text:style-name="P4">
Tags: ['Україна', 'Звернення', 'Агресія РФ', 'Зеленський', 'Війна з росією']</text:p>
      <text:p text:style-name="P4">
Type: Article</text:p>
      <!--METADATA-->
      <text:p text:style-name="P4">
<draw:frame draw:style-name="fr1" draw:name="Image240" text:anchor-type="as-char" svg:width="6.9236in" svg:height="3.956343in" draw:z-index="0">
<draw:image xlink:href="../Images/yкринформ/2023-04-12T22-29-00-03-00/630_360_1678738078-322.jpeg" xlink:type="simple" xlink:show="embed" xlink:actuate="onLoad" draw:mime-type="image/jpeg"/>
</draw:frame>
 В Україніне буде жодної руїни, а на відновлення нашої держави мають піти російськіактиви.</text:p>
      <text:p text:style-name="P4">
Про це у своєму <text:a xlink:type="simple" xlink:href="https://www.youtube.com/watch" text:style-name="Internet_20_link" text:visited-style-name="Visited_20_Internet_20_Link">
 </text:a>
 наприкінці413-го дня війни сказав Президент України Володимир Зеленський, передаєУкрінформ.</text:p>
      <text:p text:style-name="P4">
_Відео:<text:a xlink:type="simple" xlink:href="https://www.youtube.com/watch" text:style-name="Internet_20_link" text:visited-style-name="Visited_20_Internet_20_Link">
 </text:a>
 _</text:p>
      <text:p text:style-name="P4">
<text:span text:style-name="T4">
<text:span text:style-name="T5">
Бажаю здоровʼя, шановні українці!</text:span>
 </text:span>
</text:p>
      <text:p text:style-name="P4">
Щойно взяв участь у зустрічі спеціального формату підтримки України –фінансового. Цей захід відбувається у Вашингтоні й обʼєднує міністрів фінансівміцних демократій – наших партнерів, Єврокомісію, керівників міжнароднихфінансових інституцій: МВФ, Світовий банк, Європейський банк реконструкції тарозвитку. Тема – передусім відновлення. Відновлення нашої країни після бойовихдій.</text:p>
      <text:p text:style-name="P4">
Я подякував партнерам за те, що вони допомагають нам зберігати стійкістьУкраїни, нашу фінансову стабільність. І закликав бути активнішими, щоб Українамогла бути активнішою у відбудові, у поверненні українцям нормального життя.</text:p>
      <text:p text:style-name="P4">
Жодної руїни в Україні не буде. Це наша мета. І це буде цілком конкретнийдоказ повного програшу держави-терориста.</text:p>
      <text:p text:style-name="P4">
Тим паче, що світ знає рішення – щодо активів росії, російських посадовців,олігархів, які багатіли, поки їхня держава ставала терористом... Усі ці активимають піти на компенсацію збитків тим, кому росія принесла біль і страждання.російські активи повинні піти на відновлення після агресії. Війна повиннавийти найдорожчою саме для агресора. І все для цього ми робимо. Дякуюпартнерам, які нас підтримують.</text:p>
      <text:p text:style-name="P4">
Зустрівся сьогодні в Києві з делегацією Сенату США – двопартійною делегацією.Поінформував про те, що відбувається зараз на полі бою, і про наші можливості.Як і завжди, ми продемонстрували, що наші відносини з Америкою в постачаннізброї, у фінансовій підтримці є повністю чистими, повністю прозорими. Щодокожного цента й кожної одиниці зброї партнери мають повне бачення. І цеважливо, щоб жодні штучні маніпуляції не псували нашої довіри.</text:p>
      <text:p text:style-name="P4">
Звичайно, мені було приємно почути від наших гостей зі Сполучених Штатівцілком позитивні слова про Україну й те, чого нам вдається досягати разом узахисті від терору.</text:p>
      <text:p text:style-name="P4">
Дуже емоційно й почесно для мене було сьогодні привітати наших молодихофіцерів поліції та рятувальників ДСНС із завершенням навчання. Понад 3 тисячімолодих людей – професійних і патріотичних – приєднуються зараз до тих, хтовже захищає безпеку й нормальність життя. Вони працюватимуть зокрема й у тихрегіонах, де найбільш небезпечно. За розподілом служитимуть у прифронтовихобластях, у прикордонні – на Харківщині, Сумщині. Є й ті, хто воюватиме внаших нових штурмових бригадах.</text:p>
      <text:p text:style-name="P4">
Я дякую всім, хто обрав саме зараз і саме цей шлях безпосередньої допомогилюдям. Без сумлінної роботи ДСНС і поліції просто не уявити нормального життя,не врятувати багатьох людей. Це, власне, те, що становить сутність їхньоїроботи – безпосередня допомога людям.</text:p>
      <text:p text:style-name="P4">
Я вірю, що сьогоднішні випускники навчальних закладів системи МВС виправдаютьлюдські надії.</text:p>
      <text:p text:style-name="P4">
До речі, хочу зараз відзначити саме таких наших захисників – таких нашихрятувальників, зокрема з Нікополя. Працівників ДСНС майора Артема Шульдякова,лейтенанта Федора Заякіна, старшого сержанта Василя Музиченка, молодшогосержанта Віталія Булкіна. Дякую вам, хлопці, за порятунок українців післяросійських ракетних ударів!</text:p>
      <text:p text:style-name="P4">
Відзначу й поліцейські екіпажі – «білих янголів», які рятують наших людей наДонеччині, здійснюють евакуацію, доправляють гуманітарну допомогу, реанімуютьпоранених…</text:p>
      <text:p text:style-name="P4">
Дякую поліцейському Геннадію Юдіну з Авдіївки за порятунок дітей, парамедикуВасилеві Піпі, одному з «білих янголів» на Мар’їнському напрямку фронту. Вониврятували вже сотні наших людей, зокрема й важкопоранених.</text:p>
      <text:p text:style-name="P4">
Дякую також сьогодні особливо вибухотехніку Національної поліції ВолодимируПерепелиці, який працює для розмінування на Херсонщині, працює дуже ефективно.Дякую!</text:p>
      <text:p text:style-name="P4">
І ще одне.</text:p>
      <text:p text:style-name="P4">
Сьогодні в нашій країні традиційно відзначається День працівників ракетно-космічної галузі. Тієї галузі, яка завжди робила славу Україні. І я впевнений,що робитиме!</text:p>
      <text:p text:style-name="P4">
Дякую всім, хто зберіг цей наш потенціал. Наш теперішній рівень інтеграції вміжнародні відносини, наш рівень сили – і держави, і суспільства, – на якийУкраїна заслуговує, рівень наших людей – усе це дасть Україні змогу братиучасть в освоєнні космічного простору нарівні з передовими державами, а нашомубізнесу – нарівні з передовими компаніями.</text:p>
      <text:p text:style-name="P4">
Але спочатку – переможемо! Зокрема, завдяки й українським ракетам.</text:p>
      <text:p text:style-name="P4">
Слава всім нашим воїнам, хто зараз у бою!</text:p>
      <text:p text:style-name="P4">
Дякую всім, хто допомагає Україні!</text:p>
      <text:p text:style-name="P4">
Дякую кожному й кожній, хто захищає наших людей і береже українське життя!</text:p>
      <text:p text:style-name="P4">
<text:span text:style-name="T4">
<text:span text:style-name="T5">
Слава Україні!</text:span>
 </text:span>
</text:p>
      <text:p text:style-name="P4">
Source: <text:a xlink:type="simple" xlink:href="https://www.ukrinform.ua/rubric-ato/3695108-zelenskij-zodnoi-ruini-v-ukraini-ne-bude-ce-nasa-meta.html" text:style-name="Internet_20_link" text:visited-style-name="Visited_20_Internet_20_Link">
https://www.ukrinform.ua/rubric-ato/3695108-zelenskij-zodnoi-ruini-v-ukraini-ne-bude-ce-nasa-meta.html</text:a>
</text:p>
      <!--NEWS-->
      <text:h text:style-name="P10" text:outline-level="1">
<text:span text:style-name="T4">
З початку війни з московської церкви до ПЦУ перейшли 24 церковні громади Черкащини</text:span>
</text:h>
      <text:p text:style-name="P4">
Authors: Ukrinform (Person)</text:p>
      <text:p text:style-name="P4">
Publisher: Укринформ (Organization)</text:p>
      <text:p text:style-name="P4">
Published Time: 2023-04-12T22:35:00+03:00</text:p>
      <text:p text:style-name="P4">
Modified Time: 2023-04-12T22:35:00+03:00</text:p>
      <text:p text:style-name="P4">
Description: З початку повномасштабного вторгнення росії в Україну до Черкаської єпархії ПЦУ перейшли 24 церковні громади від УПЦ московського патріархату. — Укрінформ.</text:p>
      <text:p text:style-name="P4">
Images: ["<text:a xlink:type="simple" xlink:href="https://static.ukrinform.com/photos/2019_12/thumb_files/630_360_1576413849-187.jpg" text:style-name="Internet_20_link" text:visited-style-name="Visited_20_Internet_20_Link">
630_360_15764...</text:a>
"]</text:p>
      <text:p text:style-name="P4">
Tags: ['Церква', 'УПЦ МП', 'Православна церква України', 'Війна з росією']</text:p>
      <text:p text:style-name="P4">
Type: Article</text:p>
      <!--METADATA-->
      <text:p text:style-name="P4">
<draw:frame draw:style-name="fr1" draw:name="Image241" text:anchor-type="as-char" svg:width="6.9236in" svg:height="3.956343in" draw:z-index="0">
<draw:image xlink:href="../Images/yкринформ/2023-04-12T22-35-00-03-00/630_360_1576413849-187.jpg" xlink:type="simple" xlink:show="embed" xlink:actuate="onLoad" draw:mime-type="image/jpeg"/>
</draw:frame>
 З початкуповномасштабного вторгнення росії в Україну до Черкаської єпархії ПЦУ перейшли24 церковні громади від УПЦ московського патріархату.</text:p>
      <text:p text:style-name="P4">
Про це кореспонденту Укрінформу розповів завідувач канцелярії Черкаськоїєпархії ПЦУ Сергій Зайко.</text:p>
      <text:p text:style-name="P4">
"З початку повномасштабного вторгнення росії до нас перейшли 24 церковнігромади УПЦ МП. Шістнадцять громад перейшли зі священниками, ще 8 - без них.Процес прискорився саме з початку війни. Зараз ми очікуємо на новий сплескпереходів", - сказав завідувач канцелярії.</text:p>
      <text:p text:style-name="P4">
<text:span text:style-name="T4">
Читайте також:</text:span>
 <text:span text:style-name="T4">
<text:a xlink:type="simple" xlink:href="https://www.ukrinform.ua/rubric-society/3695094-danilov-institucii-aki-maut-vidnosenna-do-moskvi-ne-pracuvatimut-na-teritorii-ukraini.html" text:style-name="Internet_20_link" text:visited-style-name="Visited_20_Internet_20_Link">
 </text:a>
 </text:span>
</text:p>
      <text:p text:style-name="P4">
За словами Зайка він перерахував лише ті громади, які завершили всі юридичніпроцедури. Інші поки проголосили лише наміри перейти, деякі зробили першікроки.</text:p>
      <text:p text:style-name="P4">
"Я не називатиму ці громади, щоби не зірвати збори й не нашкодити процесу", -каже Зайко.</text:p>
      <text:p text:style-name="P4">
<text:span text:style-name="T4">
Читайте також:</text:span>
 <text:span text:style-name="T4">
<text:a xlink:type="simple" xlink:href="https://www.ukrinform.ua/rubric-society/3695085-vseukrainska-rada-cerkov-pidtrimue-zakonoproekt-pro-zaboronu-religijnih-organizacij-povazanih-iz-rf.html" text:style-name="Internet_20_link" text:visited-style-name="Visited_20_Internet_20_Link">
 </text:a>
 </text:span>
</text:p>
      <text:p text:style-name="P4">
За даними сервісу моніторингу реєстраційних даних українських компаній тасудового реєстру Опендатабот в Черкаській області в підпорядкуванні <text:span text:style-name="T4">
<text:a xlink:type="simple" xlink:href="https://www.ukrinform.ua/tag-upc-mp" text:style-name="Internet_20_link" text:visited-style-name="Visited_20_Internet_20_Link">
</text:a>
 </text:span>
 залишається 195 церковних громад.</text:p>
      <text:p text:style-name="P4">
Source: <text:a xlink:type="simple" xlink:href="https://www.ukrinform.ua/rubric-society/3695109-z-pocatku-vijni-z-moskovskoi-cerkvi-do-pcu-perejsli-24-cerkovni-gromadi-cerkasini.html" text:style-name="Internet_20_link" text:visited-style-name="Visited_20_Internet_20_Link">
https://www.ukrinform.ua/rubric-society/3695109-z-pocatku-vijni-z-moskovskoi-cerkvi-do-pcu-perejsli-24-cerkovni-gromadi-cerkasini.html</text:a>
</text:p>
      <!--NEWS-->
      <text:h text:style-name="P10" text:outline-level="1">
<text:span text:style-name="T4">
Ракетно-космічна галузь завжди робила славу Україні й робитиме - Президент</text:span>
</text:h>
      <text:p text:style-name="P4">
Authors: Ukrinform (Person)</text:p>
      <text:p text:style-name="P4">
Publisher: Укринформ (Organization)</text:p>
      <text:p text:style-name="P4">
Published Time: 2023-04-12T22:42:00+03:00</text:p>
      <text:p text:style-name="P4">
Modified Time: 2023-04-12T22:42:00+03:00</text:p>
      <text:p text:style-name="P4">
Description: Президент Володимир Зеленський заявив, що рівень інтеграції України до міжнародних відносин і рівень людей дасть змогу нашій державі брати участь в освоєнні космічного простору нарівних з передовими державами. — Укрінформ.</text:p>
      <text:p text:style-name="P4">
Images: ["<text:a xlink:type="simple" xlink:href="https://static.ukrinform.com/photos/2023_01/thumb_files/630_360_1674289634-963.jpeg" text:style-name="Internet_20_link" text:visited-style-name="Visited_20_Internet_20_Link">
630_360_16742...</text:a>
"]</text:p>
      <text:p text:style-name="P4">
Tags: ['Космос', 'Ракета', 'Технології', 'Зеленський']</text:p>
      <text:p text:style-name="P4">
Type: Article</text:p>
      <!--METADATA-->
      <text:p text:style-name="P4">
<draw:frame draw:style-name="fr1" draw:name="Image242" text:anchor-type="as-char" svg:width="6.9236in" svg:height="3.956343in" draw:z-index="0">
<draw:image xlink:href="../Images/yкринформ/2023-04-12T22-42-00-03-00/630_360_1674289634-963.jpeg" xlink:type="simple" xlink:show="embed" xlink:actuate="onLoad" draw:mime-type="image/jpeg"/>
</draw:frame>
 ПрезидентВолодимир Зеленський заявив, що рівень інтеграції України до міжнароднихвідносин і рівень людей дасть змогу нашій державі брати участь в освоєннікосмічного простору нарівних з передовими державами.</text:p>
      <text:p text:style-name="P4">
Про це він заявив у своєму вечірньому <text:a xlink:type="simple" xlink:href="https://www.youtube.com/watch" text:style-name="Internet_20_link" text:visited-style-name="Visited_20_Internet_20_Link">
</text:a>
 наприкінці 413-го дня війни,передає Укрінформ.</text:p>
      <text:p text:style-name="P4">
“Сьогодні в нашій країні традиційно відзначається День працівників ракетно- <text:a xlink:type="simple" xlink:href="https://www.ukrinform.ua/tag-kosmos" text:style-name="Internet_20_link" text:visited-style-name="Visited_20_Internet_20_Link">
</text:a>
 галузі. Тієї галузі, яка завжди робилаславу Україні. І я впевнений, що робитиме. Дякую всім, хто зберіг цей нашпотенціал”, - зазначив Зеленський.</text:p>
      <text:p text:style-name="P4">
_Відео:<text:a xlink:type="simple" xlink:href="https://www.youtube.com/watch" text:style-name="Internet_20_link" text:visited-style-name="Visited_20_Internet_20_Link">
 </text:a>
 _</text:p>
      <text:p text:style-name="P4">
За його словами, "наш теперішній рівень інтеграції до міжнародних відносин,наш рівень сили – і держави, і суспільства, на який Україна заслуговує, рівеньнаших людей – усе це дасть Україні змогу брати участь в освоєнні космічногопростору на рівних з передовими державами, а нашому бізнесу – нарівні зпередовими компаніями".</text:p>
      <text:p text:style-name="P4">
“Але спочатку – переможемо! Зокрема, завдяки й українським ракетам”, -зауважив Президент.</text:p>
      <text:p text:style-name="P4">
<text:span text:style-name="T4">
Читайте також:</text:span>
 <text:a xlink:type="simple" xlink:href="https://www.ukrinform.ua/rubric-regions/3676207-prikarpatskij-universitet-uvijsov-do-konsorciumu-akij-doslidzue-kosmos.html" text:style-name="Internet_20_link" text:visited-style-name="Visited_20_Internet_20_Link">
 <text:span text:style-name="T4">
космос</text:span>
 </text:a>
</text:p>
      <text:p text:style-name="P4">
Як відомо, 12 квітня відзначається День працівників ракетно-космічної галузіУкраїни та Міжнародний день авіації і космонавтики.</text:p>
      <text:p text:style-name="P4">
<text:span text:style-name="T5">
Фото: ОП</text:span>
</text:p>
      <text:p text:style-name="P4">
Source: <text:a xlink:type="simple" xlink:href="https://www.ukrinform.ua/rubric-technology/3695110-zelenskij-raketnokosmicna-galuz-zavzdi-robila-slavu-ukraini-j-robitime.html" text:style-name="Internet_20_link" text:visited-style-name="Visited_20_Internet_20_Link">
https://www.ukrinform.ua/rubric-technology/3695110-zelenskij-raketnokosmicna-galuz-zavzdi-robila-slavu-ukraini-j-robitime.html</text:a>
</text:p>
      <!--NEWS-->
      <text:h text:style-name="P10" text:outline-level="1">
<text:span text:style-name="T4">
Визначився суперник «Прометея» в 1/4 фіналу баскетбольного Єврокубка</text:span>
</text:h>
      <text:p text:style-name="P4">
Authors: Ukrinform (Person)</text:p>
      <text:p text:style-name="P4">
Publisher: Укринформ (Organization)</text:p>
      <text:p text:style-name="P4">
Published Time: 2023-04-12T22:59:00+03:00</text:p>
      <text:p text:style-name="P4">
Modified Time: 2023-04-12T22:59:00+03:00</text:p>
      <text:p text:style-name="P4">
Description: Баскетболісти українського «Прометея» у чвертьфіналі Єврокубка зіграють з грецьким клубом «Промітеас». — Укрінформ.</text:p>
      <text:p text:style-name="P4">
Images: ["<text:a xlink:type="simple" xlink:href="https://static.ukrinform.com/photos/2023_04/thumb_files/630_360_1681329383-255.jpg" text:style-name="Internet_20_link" text:visited-style-name="Visited_20_Internet_20_Link">
630_360_16813...</text:a>
"]</text:p>
      <text:p text:style-name="P4">
Tags: ['Баскетбол']</text:p>
      <text:p text:style-name="P4">
Type: Article</text:p>
      <!--METADATA-->
      <text:p text:style-name="P4">
<draw:frame draw:style-name="fr1" draw:name="Image243" text:anchor-type="as-char" svg:width="6.9236in" svg:height="3.956343in" draw:z-index="0">
<draw:image xlink:href="../Images/yкринформ/2023-04-12T22-59-00-03-00/630_360_1681329383-255.jpg" xlink:type="simple" xlink:show="embed" xlink:actuate="onLoad" draw:mime-type="image/jpeg"/>
</draw:frame>
Баскетболісти українського «Прометея» у чвертьфіналі Єврокубка зіграють згрецьким клубом «Промітеас».</text:p>
      <text:p text:style-name="P4">
У матчі 1/8 фіналу турніру «Промітеас» на домашній Dimitris Tofalos Arena умісті Патри завдав поразки французькій команді «Бур» - 89:75 (24:13, 17:20,20:22, 28:20), передає Укрінформ.</text:p>
      <text:p text:style-name="P4">
Поєдинок за вихід до півфіналу відбудеться 18/19 квітня.</text:p>
      <text:p text:style-name="P4">
Як повідомляв Укрінформ, «Прометей» на шляху до чвертьфіналу Єврокубканапередодні обіграв німецький клуб «Веолiа Тауерс Гамбург» (87:79).</text:p>
      <text:p text:style-name="P4">
<text:span text:style-name="T4">
Читайте також:</text:span>
 <text:a xlink:type="simple" xlink:href="https://www.ukrinform.ua/rubric-sports/3694618-prometej-vijsov-do-14-finalu-basketbolnogo-evrokubka-obigravsi-gamburg.html" text:style-name="Internet_20_link" text:visited-style-name="Visited_20_Internet_20_Link">
 <text:span text:style-name="T4">
баскетбол</text:span>
 </text:a>
</text:p>
      <text:p text:style-name="P4">
Зазначимо, що всі претенденти на перемогу в Єврокубку просуваються впередтурнірною сіткою плей-офф, граючи з суперником лише один матч.</text:p>
      <text:p text:style-name="P4">
Фото: prometeybc.com.</text:p>
      <text:p text:style-name="P4">
Source: <text:a xlink:type="simple" xlink:href="https://www.ukrinform.ua/rubric-sports/3695112-viznacivsa-supernik-prometea-v-14-finalu-basketbolnogo-evrokubka.html" text:style-name="Internet_20_link" text:visited-style-name="Visited_20_Internet_20_Link">
https://www.ukrinform.ua/rubric-sports/3695112-viznacivsa-supernik-prometea-v-14-finalu-basketbolnogo-evrokubka.html</text:a>
</text:p>
      <!--NEWS-->
      <text:h text:style-name="P10" text:outline-level="1">
<text:span text:style-name="T4">
Шмигаль у Вашингтоні: Цьогоріч Україні знадобиться щонайменше $14,1 мільярда</text:span>
</text:h>
      <text:p text:style-name="P4">
Authors: Ukrinform (Person)</text:p>
      <text:p text:style-name="P4">
Publisher: Укринформ (Organization)</text:p>
      <text:p text:style-name="P4">
Published Time: 2023-04-12T23:02:00+03:00</text:p>
      <text:p text:style-name="P4">
Modified Time: 2023-04-12T23:02:00+03:00</text:p>
      <text:p text:style-name="P4">
Description: Термінові потреби на відновлення України впродовж нинішнього року становлять $14,1 мільярда, щоби забезпечити людям мінімальний рівень соціальних і гуманітарних послуг. — Укрінформ.</text:p>
      <text:p text:style-name="P4">
Images: ["<text:a xlink:type="simple" xlink:href="https://static.ukrinform.com/photos/2023_04/thumb_files/630_360_1681324938-4356.jpeg" text:style-name="Internet_20_link" text:visited-style-name="Visited_20_Internet_20_Link">
630_360_16813...</text:a>
"]</text:p>
      <text:p text:style-name="P4">
Tags: ['МВФ', 'Україна', 'Світовий банк', 'Шмигаль']</text:p>
      <text:p text:style-name="P4">
Type: Article</text:p>
      <!--METADATA-->
      <text:p text:style-name="P4">
<draw:frame draw:style-name="fr1" draw:name="Image244" text:anchor-type="as-char" svg:width="6.9236in" svg:height="3.956343in" draw:z-index="0">
<draw:image xlink:href="../Images/yкринформ/2023-04-12T23-02-00-03-00/630_360_1681324938-4356.jpeg" xlink:type="simple" xlink:show="embed" xlink:actuate="onLoad" draw:mime-type="image/jpeg"/>
</draw:frame>
Термінові потреби на відновлення України впродовж нинішнього року становлять$14,1 мільярда, щоби забезпечити людям мінімальний рівень соціальних ігуманітарних послуг.</text:p>
      <text:p text:style-name="P4">
Про це заявив у середу Прем’єр-міністр України Денис Шмигаль міжнароднимпартнерам на засіданні круглого столу, організованому МВФ і Світовим банком уВашингтоні, передає власний кореспондент Укрінформу.</text:p>
      <text:p text:style-name="P4">
«Згідно з другою доповіддю (Світового банку та Єврокомісії – ред.),довгострокові потреби України на реконструкцію та відновлення наслідківпершого року війни оцінюються в $411 мільярдів доларів», - зауважив главаУряду України.</text:p>
      <text:p text:style-name="P4">
Він також підкреслив, що з в першу чергу з цією метою <text:a xlink:type="simple" xlink:href="https://www.ukrinform.ua/tag-ukraina" text:style-name="Internet_20_link" text:visited-style-name="Visited_20_Internet_20_Link">
</text:a>
 до кінця 2023 року необхідно терміновозалучити донорську допомогу в розмірі близько $14 мільярдів.</text:p>
      <text:p text:style-name="P4">
«Відновлення України стане одним із найбільших інвестиційних проєктів вісторії Європи. Але зараз ми повинні приділяти найбільшу увагу на задоволеннятермінових потреб і відновлення. Я маю на увазі $14,1 мільярда, про якійдеться в оцінках Світового банку, і це пріоритет номер один для моєї країни –забезпечити людям мінімальний рівень соціальних і гуманітарних послуг»,-підкреслив Прем’єр-міністр України.</text:p>
      <text:p text:style-name="P4">
У цьому контексті він подякував рішенням МВФ, Світового банку, Євросоюзу, ООН,G7, уряду США за кроки, які вони вже зробили, щоби забезпечити вагому частинуцієї вкрай необхідної допомоги. Він також закликав міжнародних партнерівдолучитися до інших ініціатив, у тому числі наповнення Цільового фондупідтримки, відновлення, відбудови та реформування України (URTF), створеногоСвітовим банком.</text:p>
      <text:p text:style-name="P4">
У цьому зв’язку глава уряду запевнив, що Україна повною мірою відкрита йпрозора у питаннях фінансової підзвітності та надає всю необхідну інформаціюдонорам.</text:p>
      <text:p text:style-name="P4">
<text:span text:style-name="T4">
Читайте також:</text:span>
 <text:a xlink:type="simple" xlink:href="https://www.ukrinform.ua/rubric-economy/3695097-svitovij-bank-nadae-ukraini-200-miljoniv-na-vidnovlenna-energetiki.html" text:style-name="Internet_20_link" text:visited-style-name="Visited_20_Internet_20_Link">
 </text:a>
</text:p>
      <text:p text:style-name="P4">
Як повідомляв Укрінформ, Прем’єр-міністр України в середу розпочав основнучастину свого візиту до США. Програмою перебування Дениса Шмигаля у Вашингтоніпередбачена його участь у щорічному форумі Spring Meetings, що проводитьсяГрупою Світового банку та Міжнародним валютним фондом. Крім того, булизаплановані його зустрічі з міністром оборони США Ллойдом Остіном, міністромторгівлі США Джиною Раймондо, міністром фінансів Джанет Єллен, а також ізкерівництвом МВФ, Світового банку, Європейського інвестиційного банку.</text:p>
      <text:p text:style-name="P4">
Source: <text:a xlink:type="simple" xlink:href="https://www.ukrinform.ua/rubric-economy/3695113-smigal-u-vasingtoni-cogoric-ukraini-znadobitsa-sonajmense-141-milarda.html" text:style-name="Internet_20_link" text:visited-style-name="Visited_20_Internet_20_Link">
https://www.ukrinform.ua/rubric-economy/3695113-smigal-u-vasingtoni-cogoric-ukraini-znadobitsa-sonajmense-141-milarda.html</text:a>
</text:p>
      <!--NEWS-->
      <text:h text:style-name="P10" text:outline-level="1">
<text:span text:style-name="T4">
Арешт журналіста WSJ дозволив особисто путін - Bloomberg</text:span>
</text:h>
      <text:p text:style-name="P4">
Authors: Ukrinform (Person)</text:p>
      <text:p text:style-name="P4">
Publisher: Укринформ (Organization)</text:p>
      <text:p text:style-name="P4">
Published Time: 2023-04-12T23:10:00+03:00</text:p>
      <text:p text:style-name="P4">
Modified Time: 2023-04-12T23:10:00+03:00</text:p>
      <text:p text:style-name="P4">
Description: Президент рф особисто надав дозвіл на арешт у росії журналіста Wall Street Journal Евана Гершковича. — Укрінформ.</text:p>
      <text:p text:style-name="P4">
Images: ["<text:a xlink:type="simple" xlink:href="https://static.ukrinform.com/photos/2023_03/thumb_files/630_360_1680228306-496.jpg" text:style-name="Internet_20_link" text:visited-style-name="Visited_20_Internet_20_Link">
630_360_16802...</text:a>
"]</text:p>
      <text:p text:style-name="P4">
Tags: ['Арешт', 'путін', 'Журналіст', 'росія']</text:p>
      <text:p text:style-name="P4">
Type: Article</text:p>
      <!--METADATA-->
      <text:p text:style-name="P4">
<draw:frame draw:style-name="fr1" draw:name="Image245" text:anchor-type="as-char" svg:width="6.9236in" svg:height="3.956343in" draw:z-index="0">
<draw:image xlink:href="../Images/yкринформ/2023-04-12T23-10-00-03-00/630_360_1680228306-496.jpg" xlink:type="simple" xlink:show="embed" xlink:actuate="onLoad" draw:mime-type="image/jpeg"/>
</draw:frame>
 Президентрф особисто надав дозвіл на арешт у росії журналіста Wall Street Journal ЕванаГершковича.</text:p>
      <text:p text:style-name="P4">
Як повідомляє кореспондент Укрінформу, про це із посиланням на власніпоінформовані джерела пише <text:a xlink:type="simple" xlink:href="https://www.bnnbloomberg.ca/putin-approved-arrest-of-us-reporter-on-spying-charges-1.1906948" text:style-name="Internet_20_link" text:visited-style-name="Visited_20_Internet_20_Link">
 </text:a>
 .</text:p>
      <text:p text:style-name="P4">
“Президент росії володимир путін особисто схвалив арешт американськогожурналіста, якого обвинувачують у шпигунстві”, - йдеться у матеріалі.</text:p>
      <text:p text:style-name="P4">
<text:span text:style-name="T4">
Читайте також:</text:span>
 <text:span text:style-name="T4">
<text:a xlink:type="simple" xlink:href="https://www.ukrinform.ua/rubric-world/3694193-derzdep-zaklikav-rf-zvilniti-zurnalista-wsj-ta-vimagae-dostupu-do-nogo.html" text:style-name="Internet_20_link" text:visited-style-name="Visited_20_Internet_20_Link">
 </text:a>
 </text:span>
</text:p>
      <text:p text:style-name="P4">
На переконання співрозмовників агентства, це демонструє все більший вплив укремлі прихильників “жорсткої лінії”, які схиляються до поглибленняконфронтації із Вашингтоном, вважаючи її незворотною.</text:p>
      <text:p text:style-name="P4">
“Пропозиція вперше за майже 40 років арештувати американського журналіста зашпигунство йшла від яструбів у верховному керівництві силових відомств росії”,- стверджує Bloomberg.</text:p>
      <text:p text:style-name="P4">
<text:span text:style-name="T4">
Читайте також:</text:span>
 <text:span text:style-name="T4">
<text:a xlink:type="simple" xlink:href="https://www.ukrinform.ua/rubric-world/3691132-zatrimanij-u-rosii-zurnalist-wsj-ne-mav-zodnogo-vidnosenna-do-spigunstva-bilij-dim.html" text:style-name="Internet_20_link" text:visited-style-name="Visited_20_Internet_20_Link">
 </text:a>
 </text:span>
</text:p>
      <text:p text:style-name="P4">
Як повідомляв Укрінформ, репортер WSJ Еван Гершкович був затриманий у рф 29березня під час журналістського відрядження до Єкатеринбурга. Він став першимпредставником американського ЗМІ, заарештованим російською владою з 1986 року,і одним із кількох американців, неправомірно затриманих упродовж останніхроків в росії.</text:p>
      <text:p text:style-name="P4">
Source: <text:a xlink:type="simple" xlink:href="https://www.ukrinform.ua/rubric-world/3695114-arest-zurnalista-wsj-dozvoliv-osobisto-putin-bloomberg.html" text:style-name="Internet_20_link" text:visited-style-name="Visited_20_Internet_20_Link">
https://www.ukrinform.ua/rubric-world/3695114-arest-zurnalista-wsj-dozvoliv-osobisto-putin-bloomberg.html</text:a>
</text:p>
      <!--NEWS-->
      <text:h text:style-name="P10" text:outline-level="1">
<text:span text:style-name="T4">
Без сумлінної роботи ДСНС і поліції не уявити нормального життя - Зеленський</text:span>
</text:h>
      <text:p text:style-name="P4">
Authors: Ukrinform (Person)</text:p>
      <text:p text:style-name="P4">
Publisher: Укринформ (Organization)</text:p>
      <text:p text:style-name="P4">
Published Time: 2023-04-12T23:23:00+03:00</text:p>
      <text:p text:style-name="P4">
Modified Time: 2023-04-12T23:23:00+03:00</text:p>
      <text:p text:style-name="P4">
Description: Президент Володимир Зеленський наголосив, що без сумлінної роботи ДСНС і поліції не уявити нормального життя та не врятувати багатьох людей. — Укрінформ.</text:p>
      <text:p text:style-name="P4">
Images: ["<text:a xlink:type="simple" xlink:href="https://static.ukrinform.com/photos/2023_04/thumb_files/630_360_1681297550-9850.jpeg" text:style-name="Internet_20_link" text:visited-style-name="Visited_20_Internet_20_Link">
630_360_16812...</text:a>
"]</text:p>
      <text:p text:style-name="P4">
Tags: ['ДСНС', 'МВС', 'Звернення', 'Зеленський']</text:p>
      <text:p text:style-name="P4">
Type: Article</text:p>
      <!--METADATA-->
      <text:p text:style-name="P4">
<draw:frame draw:style-name="fr1" draw:name="Image246" text:anchor-type="as-char" svg:width="6.9236in" svg:height="3.956343in" draw:z-index="0">
<draw:image xlink:href="../Images/yкринформ/2023-04-12T23-23-00-03-00/630_360_1681297550-9850.jpeg" xlink:type="simple" xlink:show="embed" xlink:actuate="onLoad" draw:mime-type="image/jpeg"/>
</draw:frame>
Президент Володимир Зеленський наголосив, що без сумлінної роботи ДСНС іполіції не уявити нормального життя та не врятувати багатьох людей.</text:p>
      <text:p text:style-name="P4">
Про це він сказав у своєму <text:a xlink:type="simple" xlink:href="https://t.me/V_Zelenskiy_official/5837" text:style-name="Internet_20_link" text:visited-style-name="Visited_20_Internet_20_Link">
 </text:a>
 ,розповідаючи про участь у вітанні молодих офіцерів поліції та рятувальниківДСНС із завершенням навчання.</text:p>
      <text:p text:style-name="P4">
_Відео:<text:a xlink:type="simple" xlink:href="https://t.me/OP_UA/9222" text:style-name="Internet_20_link" text:visited-style-name="Visited_20_Internet_20_Link">
 </text:a>
 _</text:p>
      <text:p text:style-name="P4">
“Дуже емоційно й почесно для мене було сьогодні привітати наших молодихофіцерів поліції та рятувальників ДСНС із завершенням навчання. Понад 3 тисячімолодих людей – професійних і патріотичних – приєднуються зараз до тих, хтовже захищає безпеку й нормальність життя”, - сказав Зеленський.</text:p>
      <text:p text:style-name="P4">
<text:span text:style-name="T4">
Читайте також:</text:span>
 <text:span text:style-name="T4">
<text:a xlink:type="simple" xlink:href="https://www.ukrinform.ua/rubric-ato/3695108-zelenskij-zodnoi-ruini-v-ukraini-ne-bude-ce-nasa-meta.html" text:style-name="Internet_20_link" text:visited-style-name="Visited_20_Internet_20_Link">
 </text:a>
 </text:span>
</text:p>
      <text:p text:style-name="P4">
Президент уточнив, що вони працюватимуть й у тих регіонах, де найбільшнебезпечно. Зокрема, за розподілом служитимуть у прифронтових областях, - наХарківщині, Сумщині. Також, за його словами, є й ті, хто воюватиме в нашихнових штурмових бригадах.</text:p>
      <text:p text:style-name="P4">
“Я дякую всім, хто обрав саме зараз і саме цей шлях безпосередньої допомогилюдям. Без сумлінної роботи ДСНС і поліції просто не уявити нормального життя,не врятувати багатьох людей. Це, власне, те, що становить сутність їхньоїроботи – безпосередня допомога людям. Я вірю, що сьогоднішні випускникинавчальних закладів системи МВС виправдають людські надії”, - сказавЗеленський.</text:p>
      <text:p text:style-name="P4">
Також він у зверненні згадав кількох рятувальників та подякував їм за роботу.</text:p>
      <text:p text:style-name="P4">
“Хочу зараз відзначити саме таких наших захисників – таких нашихрятувальників, зокрема з Нікополя. Працівників ДСНС майора Артема Шульдякова,лейтенанта Федора Заякіна, старшого сержанта Василя Музиченка, молодшогосержанта Віталія Булкіна. Дякую вам, хлопці, за порятунок українців післяросійських ракетних ударів”, - сказав Президент.</text:p>
      <text:p text:style-name="P4">
<text:span text:style-name="T4">
Читайте також:</text:span>
 <text:span text:style-name="T4">
<text:a xlink:type="simple" xlink:href="https://www.ukrinform.ua/rubric-polytics/3695104-zelenskij-dovga-istoria-bezkarnosti-rosii-povinna-pripinitisa.html" text:style-name="Internet_20_link" text:visited-style-name="Visited_20_Internet_20_Link">
 </text:a>
 </text:span>
</text:p>
      <text:p text:style-name="P4">
Окрім того, він відзначив і поліцейські екіпажі – ““білих янголів”, якірятують наших людей на Донеччині, здійснюють евакуацію, доправляютьгуманітарну допомогу, реанімують поранених…”.</text:p>
      <text:p text:style-name="P4">
“Дякую поліцейському Геннадію Юдіну з Авдіївки за порятунок дітей, парамедикуВасилеві Піпі, одному з «білих янголів» на Мар’їнському напрямку фронту. Вониврятували вже сотні наших людей, зокрема й важкопоранених. Дякую такожсьогодні особливо вибухотехніку Національної поліції Володимиру Перепелиці,який працює для розмінування на Херсонщині, працює дуже ефективно”, - сказавГлава держави.</text:p>
      <text:p text:style-name="P4">
<text:span text:style-name="T4">
Читайте також:</text:span>
 <text:span text:style-name="T4">
<text:a xlink:type="simple" xlink:href="https://www.ukrinform.ua/rubric-society/3694873-zelenskij-privitav-vipusknikiv-sistemi-mvs.html" text:style-name="Internet_20_link" text:visited-style-name="Visited_20_Internet_20_Link">
 </text:a>
 </text:span>
</text:p>
      <text:p text:style-name="P4">
Як повідомлялося, 12 квітня Президент Володимир Зеленський взяв участь узаході, присвяченому випуску курсантів закладів вищої освіти системи МВС.</text:p>
      <text:p text:style-name="P4">
Source: <text:a xlink:type="simple" xlink:href="https://www.ukrinform.ua/rubric-society/3695115-bez-sumlinnoi-roboti-dsns-i-policii-ne-uaviti-normalnogo-zitta-zelenskij.html" text:style-name="Internet_20_link" text:visited-style-name="Visited_20_Internet_20_Link">
https://www.ukrinform.ua/rubric-society/3695115-bez-sumlinnoi-roboti-dsns-i-policii-ne-uaviti-normalnogo-zitta-zelenskij.html</text:a>
</text:p>
      <!--NEWS-->
      <text:h text:style-name="P10" text:outline-level="1">
<text:span text:style-name="T4">
Керівництво МЗС та Міноборони Румунії, України і Молдови проведе зустріч у Бухаресті</text:span>
</text:h>
      <text:p text:style-name="P4">
Authors: Ukrinform (Person)</text:p>
      <text:p text:style-name="P4">
Publisher: Укринформ (Organization)</text:p>
      <text:p text:style-name="P4">
Published Time: 2023-04-12T23:39:00+03:00</text:p>
      <text:p text:style-name="P4">
Modified Time: 2023-04-12T23:39:00+03:00</text:p>
      <text:p text:style-name="P4">
Description: Керівництво міністерств закордонних справ та оборони Румунії, України та Молдови у четвер проведуть тристоронню зустріч у румунській столиці Бухаресті. — Укрінформ.</text:p>
      <text:p text:style-name="P4">
Images: ["<text:a xlink:type="simple" xlink:href="https://static.ukrinform.com/photos/2016_07/thumb_files/630_360_1468094495-6827.jpg" text:style-name="Internet_20_link" text:visited-style-name="Visited_20_Internet_20_Link">
630_360_14680...</text:a>
"]</text:p>
      <text:p text:style-name="P4">
Tags: ['Міноборони', 'Молдова', 'МЗС', 'Румунія']</text:p>
      <text:p text:style-name="P4">
Type: Article</text:p>
      <!--METADATA-->
      <text:p text:style-name="P4">
<draw:frame draw:style-name="fr1" draw:name="Image247" text:anchor-type="as-char" svg:width="6.9236in" svg:height="3.956343in" draw:z-index="0">
<draw:image xlink:href="../Images/yкринформ/2023-04-12T23-39-00-03-00/630_360_1468094495-6827.jpg" xlink:type="simple" xlink:show="embed" xlink:actuate="onLoad" draw:mime-type="image/jpeg"/>
</draw:frame>
Керівництво міністерств закордонних справ та оборони Румунії, України таМолдови у четвер проведуть тристоронню зустріч у румунській столиці Бухаресті.</text:p>
      <text:p text:style-name="P4">
Як передає власний кореспондент Укрінформу, про це у середу ввечеріжурналістам повідомили в <text:a xlink:type="simple" xlink:href="https://www.mae.ro/" text:style-name="Internet_20_link" text:visited-style-name="Visited_20_Internet_20_Link">
 </text:a>
 .</text:p>
      <text:p text:style-name="P4">
Зустріч у будівлі румунського зовнішньополітичного відомства відбудеться натлі Першої Чорноморської безпекової конференції Кримської платформи, яка 12-13квітня проходить у Бухаресті і учасниками якої, зокрема, є очільники МЗС та МОРумунії, <text:a xlink:type="simple" xlink:href="https://www.ukrinform.ua/tag-ukraina" text:style-name="Internet_20_link" text:visited-style-name="Visited_20_Internet_20_Link">
 </text:a>
 та Молдови.</text:p>
      <text:p text:style-name="P4">
В МЗС Румунії не повідомили основні теми тристоронньої зустрічі у форматі"Румунія - Україна - Республіка Молдова", однак очікується, що в центрі увагибуде безпекова ситуація в регіоні. Планується, що її учасники виступлять іззаявами для ЗМІ після завершення переговорів.</text:p>
      <text:p text:style-name="P4">
Очікувалося, що МЗС України на Першій Чорноморській безпековій конференції підегідою Міжнародної кримської платформи представлятиме міністр Дмитро Кулеба,однак в середу ввечері румунська сторона поінформувала журналістів, що замістьнього буде перша заступниця міністра закордонних справ Еміне Джапарова.</text:p>
      <text:p text:style-name="P4">
Таким чином, участь у тристоронній зустрічі у форматі "Румунія - Україна -Республіка Молдова" візьмуть перша заступниця міністра закордонних справ ЕмінеДжапарова, міністр оборони України Олексій Резніков, міністр закордонних справРумунії Богдан Ауреску, міністр національної оборони Румунії Ангел Тилвар,міністр закордонних справ Молдови Ніку Попеску та міністр національної оборониМолдови Анатолій Носатий.</text:p>
      <text:p text:style-name="P4">
<text:span text:style-name="T4">
Читайте також:</text:span>
 <text:a xlink:type="simple" xlink:href="https://www.ukrinform.ua/rubric-crimea/3695002-cornomorska-bezpekova-konferencia-zaversila-arhitekturu-miznarodnoi-krimskoi-platformi-mzs.html" text:style-name="Internet_20_link" text:visited-style-name="Visited_20_Internet_20_Link">
 </text:a>
</text:p>
      <text:p text:style-name="P4">
Як повідомляв Укрінформ, міністр закордонних справ України Дмитро Кулеба усереду провів телефонну розмову зі своїм румунським колегою Богданом Ауреску.Під час розмови, зокрема, було обговорено низку двосторонніх і регіональнихпитань, спрямованих на зміцнення безпеки в Чорноморському регіоні та за йогомежами.</text:p>
      <text:p text:style-name="P4">
Source: <text:a xlink:type="simple" xlink:href="https://www.ukrinform.ua/rubric-polytics/3695121-kerivnictvo-mzs-ta-minoboroni-rumunii-ukraini-i-moldovi-provede-zustric-u-buharesti.html" text:style-name="Internet_20_link" text:visited-style-name="Visited_20_Internet_20_Link">
https://www.ukrinform.ua/rubric-polytics/3695121-kerivnictvo-mzs-ta-minoboroni-rumunii-ukraini-i-moldovi-provede-zustric-u-buharesti.html</text:a>
</text:p>
      <!--NEWS-->
      <text:h text:style-name="P10" text:outline-level="1">
<text:span text:style-name="T4">
«Реал» обіграв «Челсі» у першому матчі 1/4 фіналу Ліги чемпіонів УЄФА</text:span>
</text:h>
      <text:p text:style-name="P4">
Authors: Ukrinform (Person)</text:p>
      <text:p text:style-name="P4">
Publisher: Укринформ (Organization)</text:p>
      <text:p text:style-name="P4">
Published Time: 2023-04-12T23:44:00+03:00</text:p>
      <text:p text:style-name="P4">
Modified Time: 2023-04-12T23:44:00+03:00</text:p>
      <text:p text:style-name="P4">
Description: У Лізі чемпіонів УЄФА завершилися чергові поєдинки 1/4 фіналу плей-офф. — Укрінформ.</text:p>
      <text:p text:style-name="P4">
Images: ["<text:a xlink:type="simple" xlink:href="https://static.ukrinform.com/photos/2023_04/thumb_files/630_360_1681332199-533.jpg" text:style-name="Internet_20_link" text:visited-style-name="Visited_20_Internet_20_Link">
630_360_16813...</text:a>
"]</text:p>
      <text:p text:style-name="P4">
Tags: ['Челсі', 'Футбол', 'Ліга чемпіонів', 'Реал Мадрид']</text:p>
      <text:p text:style-name="P4">
Type: Article</text:p>
      <!--METADATA-->
      <text:p text:style-name="P4">
<draw:frame draw:style-name="fr1" draw:name="Image248" text:anchor-type="as-char" svg:width="6.9236in" svg:height="3.956343in" draw:z-index="0">
<draw:image xlink:href="../Images/yкринформ/2023-04-12T23-44-00-03-00/630_360_1681332199-533.jpg" xlink:type="simple" xlink:show="embed" xlink:actuate="onLoad" draw:mime-type="image/jpeg"/>
</draw:frame>
 У Лізічемпіонів УЄФА завершилися чергові поєдинки 1/4 фіналу плей-офф.</text:p>
      <text:p text:style-name="P4">
Чинний володар титулу іспанський «Реал» завдав поразки футболістаманглійського «Челсі» у першій чвертьфінальній грі на «Сантьяго Бернабеу» уМадриді - 2:0, передає Укрінформ.</text:p>
      <text:p text:style-name="P4">
Успіх «Реалу» принесли голи Каріма Бенземи на 22-й хвилині та Марко Асенсіо(74).</text:p>
      <text:p text:style-name="P4">
«Челсі» догравав матч у меншості - на 59-й хвилині Бен Чілвелл за затримкусуперника отримав червону картку.</text:p>
      <text:p text:style-name="P4">
У паралельній зустрічі італійського дербі «Мілан» мінімально переміг «Наполі»- 1:0.</text:p>
      <text:p text:style-name="P4">
Як повідомлялося, напередодні англійський «Манчестер Сіті» здобув перемогу наднімецькою «Баварію» (3:0), а португальська «Бенфіка» поступилася італійському«Інтеру» (0:2).</text:p>
      <text:p text:style-name="P4">
<text:span text:style-name="T4">
Читайте також:</text:span>
 <text:a xlink:type="simple" xlink:href="https://www.ukrinform.ua/rubric-sports/3694658-mancester-siti-peregrav-bavariu-u-persomu-matci-14-finalu-ligi-cempioniv-uefa.html" text:style-name="Internet_20_link" text:visited-style-name="Visited_20_Internet_20_Link">
 </text:a>
</text:p>
      <text:p text:style-name="P4">
Поєдинки у відповідь 1/4 фіналу відбудуться 18 та 19 квітня. Переможціпротистоянь за сумою двох матчів вийдуть до півфіналу.</text:p>
      <text:p text:style-name="P4">
Перші зустрічі 1/2 фіналу пройдуть 9-10 травня, повторні - 16-17 травня.</text:p>
      <text:p text:style-name="P4">
Нагадаємо, фінальний поєдинок Ліги чемпіонів УЄФА відбудеться 10 червня на«Олімпійському стадіоні Ататюрка» у Стамбулі.</text:p>
      <text:p text:style-name="P4">
Фото: AFP.</text:p>
      <text:p text:style-name="P4">
Source: <text:a xlink:type="simple" xlink:href="https://www.ukrinform.ua/rubric-sports/3695124-real-obigrav-celsi-u-persomu-matci-14-finalu-ligi-cempioniv-uefa.html" text:style-name="Internet_20_link" text:visited-style-name="Visited_20_Internet_20_Link">
https://www.ukrinform.ua/rubric-sports/3695124-real-obigrav-celsi-u-persomu-matci-14-finalu-ligi-cempioniv-uefa.html</text:a>
</text:p>
      <!--NEWS-->
      <text:h text:style-name="P10" text:outline-level="1">
<text:span text:style-name="T4">
Вашингтон планує до вересня надати нову грантову допомогу Україні - Мінфін США</text:span>
</text:h>
      <text:p text:style-name="P4">
Authors: Ukrinform (Person)</text:p>
      <text:p text:style-name="P4">
Publisher: Укринформ (Organization)</text:p>
      <text:p text:style-name="P4">
Published Time: 2023-04-12T23:53:00+03:00</text:p>
      <text:p text:style-name="P4">
Modified Time: 2023-04-12T23:53:00+03:00</text:p>
      <text:p text:style-name="P4">
Description: Глава Міністерства фінансів США Джанет Єллен заявила про плани Вашингтона забезпечити Україну до вересня нинішнього року додатковою фінансовою підтримкою, а також іншими формами допомоги. — Укрінформ.</text:p>
      <text:p text:style-name="P4">
Images: ["<text:a xlink:type="simple" xlink:href="https://static.ukrinform.com/photos/2023_02/thumb_files/630_360_1677502946-733.jpg" text:style-name="Internet_20_link" text:visited-style-name="Visited_20_Internet_20_Link">
630_360_16775...</text:a>
"]</text:p>
      <text:p text:style-name="P4">
Tags: ['Економіка', 'Мінфін', 'США', 'Україна', 'Гроші', 'Грант']</text:p>
      <text:p text:style-name="P4">
Type: Article</text:p>
      <!--METADATA-->
      <text:p text:style-name="P4">
<draw:frame draw:style-name="fr1" draw:name="Image249" text:anchor-type="as-char" svg:width="6.9236in" svg:height="3.956343in" draw:z-index="0">
<draw:image xlink:href="../Images/yкринформ/2023-04-12T23-53-00-03-00/630_360_1677502946-733.jpg" xlink:type="simple" xlink:show="embed" xlink:actuate="onLoad" draw:mime-type="image/jpeg"/>
</draw:frame>
 ГлаваМіністерства фінансів США Джанет Єллен заявила про плани Вашингтоназабезпечити Україну до вересня нинішнього року додатковою фінансовоюпідтримкою, а також іншими формами допомоги.</text:p>
      <text:p text:style-name="P4">
Про це вона сказала в середу під час міжнародного круглого столу щодопідтримки України, організованого МВФ і Світовим банком, передає власнийкореспондент Укрінформу.</text:p>
      <text:p text:style-name="P4">
«Ми маємо поточні плани щодо надання додаткової допомоги (Україні – ред.) довересня – усе це <text:span text:style-name="T4">
<text:a xlink:type="simple" xlink:href="https://www.ukrinform.ua/tag-grant" text:style-name="Internet_20_link" text:visited-style-name="Visited_20_Internet_20_Link">
 </text:a>
 </text:span>
 , а такожзабезпечити підтримку енергетичної безпеки на ранньому етапі відновлення», -зауважила глава американського Мінфіну.</text:p>
      <text:p text:style-name="P4">
<text:span text:style-name="T4">
Читайте також:</text:span>
 <text:span text:style-name="T4">
<text:a xlink:type="simple" xlink:href="https://www.ukrinform.ua/rubric-economy/3695113-smigal-u-vasingtoni-cogoric-ukraini-znadobitsa-sonajmense-141-milarda.html" text:style-name="Internet_20_link" text:visited-style-name="Visited_20_Internet_20_Link">
 </text:a>
 </text:span>
</text:p>
      <text:p text:style-name="P4">
Вона також наголосила, що підтримка України – це спільна справа.</text:p>
      <text:p text:style-name="P4">
«Ми вітаємо зусилля наших союзників і партнерів щодо надання значної,очікуваної і своєчасної допомоги, а також закликаємо всіх продовжувати церобити», - наголосила міністрка.</text:p>
      <text:p text:style-name="P4">
<text:span text:style-name="T4">
Читайте також:</text:span>
 <text:span text:style-name="T4">
<text:a xlink:type="simple" xlink:href="https://www.ukrinform.ua/rubric-economy/3694693-kostiv-donoriv-vistacit-ukraini-do-kinca-roku-minfin-ssa.html" text:style-name="Internet_20_link" text:visited-style-name="Visited_20_Internet_20_Link">
 </text:a>
</text:span>
</text:p>
      <text:p text:style-name="P4">
Водночас вона підкреслила важливість «міжнародної коаліції» країн, якізапровадили потужний тиск санкцій на росію та продовжують посилювати його. Це,за її словами, «обмежує доступ рф до технологій та обладнання, необхідних длязабезпечення її військ». Крім того, завдяки міжнародному ембарго та введенимобмеженням цін на російську нафту та нафтопродукти, росія втрачає ключоведжерело доходів, але при цьому зберігається стабільність на світовомунафтовому ринку.</text:p>
      <text:p text:style-name="P4">
<text:span text:style-name="T4">
Читайте також:</text:span>
 <text:span text:style-name="T4">
<text:a xlink:type="simple" xlink:href="https://www.ukrinform.ua/rubric-economy/3689215-stati-pererahuvali-do-derzbudzetu-ukraini-grant-u-rozmiri-125-milarda.html" text:style-name="Internet_20_link" text:visited-style-name="Visited_20_Internet_20_Link">
 </text:a>
 </text:span>
</text:p>
      <text:p text:style-name="P4">
У цьому контексті Єллен підкреслила, що державний дохід рф від податків наенергоносії впав більше ніж на 40% лише з моменту запровадження ціновихобмежень на нафту в порівнянні з минулим роком.</text:p>
      <text:p text:style-name="P4">
<text:span text:style-name="T4">
Читайте також:</text:span>
 <text:span text:style-name="T4">
<text:a xlink:type="simple" xlink:href="https://www.ukrinform.ua/rubric-economy/3675993-ssa-ocikuut-provalu-ekonomicnoi-traektorii-rosii-cerez-pevnij-cas-ministerka-finansiv.html" text:style-name="Internet_20_link" text:visited-style-name="Visited_20_Internet_20_Link">
 </text:a>
 </text:span>
</text:p>
      <text:p text:style-name="P4">
Як повідомляв Укрінформ, у Вашингтоні цього тижня тривають весняні збори МВФ іСвітового банку, у яких беруть участь глави урядів, центробанків, міністриекономічного сектору більшості країн світу. Українську делегацію очолюєПрем’єр-міністр Денис Шмигаль.</text:p>
      <text:p text:style-name="P4">
Source: <text:a xlink:type="simple" xlink:href="https://www.ukrinform.ua/rubric-economy/3695122-vasington-planue-do-veresna-nadati-novu-grantovu-dopomogu-ukraini-minfin-ssa.html" text:style-name="Internet_20_link" text:visited-style-name="Visited_20_Internet_20_Link">
https://www.ukrinform.ua/rubric-economy/3695122-vasington-planue-do-veresna-nadati-novu-grantovu-dopomogu-ukraini-minfin-ssa.html</text:a>
</text:p>
      <!--NEWS-->
      <text:h text:style-name="P10" text:outline-level="1">
<text:span text:style-name="T4">
Ліга чемпіонів УЄФА: «Мілан» мінімально переграв «Наполі»</text:span>
</text:h>
      <text:p text:style-name="P4">
Authors: Ukrinform (Person)</text:p>
      <text:p text:style-name="P4">
Publisher: Укринформ (Organization)</text:p>
      <text:p text:style-name="P4">
Published Time: 2023-04-12T23:59:00+03:00</text:p>
      <text:p text:style-name="P4">
Modified Time: 2023-04-12T23:59:00+03:00</text:p>
      <text:p text:style-name="P4">
Description: У Лізі чемпіонів УЄФА завершилися перші поєдинки 1/4 фіналу плей-офф. — Укрінформ.</text:p>
      <text:p text:style-name="P4">
Images: ["<text:a xlink:type="simple" xlink:href="https://static.ukrinform.com/photos/2023_04/thumb_files/630_360_1681333276-548.jpg" text:style-name="Internet_20_link" text:visited-style-name="Visited_20_Internet_20_Link">
630_360_16813...</text:a>
"]</text:p>
      <text:p text:style-name="P4">
Tags: ['Футбол', 'Ліга чемпіонів', 'Мілан', 'Наполі']</text:p>
      <text:p text:style-name="P4">
Type: Article</text:p>
      <!--METADATA-->
      <text:p text:style-name="P4">
<draw:frame draw:style-name="fr1" draw:name="Image250" text:anchor-type="as-char" svg:width="6.9236in" svg:height="3.956343in" draw:z-index="0">
<draw:image xlink:href="../Images/yкринформ/2023-04-12T23-59-00-03-00/630_360_1681333276-548.jpg" xlink:type="simple" xlink:show="embed" xlink:actuate="onLoad" draw:mime-type="image/jpeg"/>
</draw:frame>
 У Лізічемпіонів УЄФА завершилися перші поєдинки 1/4 фіналу плей-офф.</text:p>
      <text:p text:style-name="P4">
В італійському дербі титулований «Мілан» у першому матчі мінімально переміг«Наполі» - 1:0, передає Укрінформ.</text:p>
      <text:p text:style-name="P4">
Автором єдиного голу на 40-й хвилині став алжирський півзахисник господаріварени «Сан-Сіро» у Мілані Ісмаель Беннасер.</text:p>
      <text:p text:style-name="P4">
У паралельній зустрічі на «Сантьяго Бернабеу» у Мадриді чинний володар титулуіспанський «Реал» завдав поразки футболістам англійського «Челсі» (2:0).</text:p>
      <text:p text:style-name="P4">
Як повідомлялося, напередодні англійський «Манчестер Сіті» здобув перемогу наднімецькою «Баварію» (3:0), а португальська «Бенфіка» поступилася італійському«Інтеру» (0:2).</text:p>
      <text:p text:style-name="P4">
<text:span text:style-name="T4">
Читайте також:</text:span>
 <text:a xlink:type="simple" xlink:href="https://www.ukrinform.ua/rubric-sports/3693735-guculak-najkrasij-futbolist-20go-turu-upl-vernidub-najkrasij-trener.html" text:style-name="Internet_20_link" text:visited-style-name="Visited_20_Internet_20_Link">
 <text:span text:style-name="T4">
футбол</text:span>
 </text:a>
</text:p>
      <text:p text:style-name="P4">
Поєдинки у відповідь 1/4 фіналу відбудуться 18 та 19 квітня. Переможціпротистоянь за сумою двох матчів вийдуть до півфіналу.</text:p>
      <text:p text:style-name="P4">
Перші зустрічі 1/2 фіналу пройдуть 9-10 травня, повторні - 16-17 травня.</text:p>
      <text:p text:style-name="P4">
Нагадаємо, фінальний поєдинок Ліги чемпіонів УЄФА відбудеться 10 червня на«Олімпійському стадіоні Ататюрка» у Стамбулі (Туреччина).</text:p>
      <text:p text:style-name="P4">
Фото: Getty Images/Global Images Ukraine.</text:p>
      <text:p text:style-name="P4">
Source: <text:a xlink:type="simple" xlink:href="https://www.ukrinform.ua/rubric-sports/3695125-liga-cempioniv-uefa-milan-minimalno-peregrav-napoli.html" text:style-name="Internet_20_link" text:visited-style-name="Visited_20_Internet_20_Link">
https://www.ukrinform.ua/rubric-sports/3695125-liga-cempioniv-uefa-milan-minimalno-peregrav-napoli.html</text:a>
</text:p>
      <!--NEWS-->
      <text:h text:style-name="P10" text:outline-level="1">
<text:span text:style-name="T4">
Верховна Рада заборонила використання феєрверків та салютів в Україні</text:span>
</text:h>
      <text:p text:style-name="P4">
Author: ['АРМІЯINFORM']</text:p>
      <text:p text:style-name="P4">
Time: 2023-04-12T27:00:00-04:00</text:p>
      <text:p text:style-name="P4">
Description: Верховна Рада України заборонила використання на території України феєрверків та салю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ejerverky.jpg" text:style-name="Internet_20_link" text:visited-style-name="Visited_20_Internet_20_Link">
fejerverky.jpg</text:a>
']</text:p>
      <text:p text:style-name="P4">
Tags: ['STOPRUSSIA', 'АГРЕСІЯ РФ', 'ВЕРХОВНА РАДА УКРАЇНИ']</text:p>
      <text:p text:style-name="P4">
Category: News</text:p>
      <!--METADATA-->
      <text:p text:style-name="P4">
<draw:frame draw:style-name="fr1" draw:name="Image251" text:anchor-type="as-char" svg:width="6.9236in" svg:height="4.235614in" draw:z-index="0">
<draw:image xlink:href="../Images/AРМІЯINFORM/2023-04-12T27-00-00-04-00/fejerverky.jpg" xlink:type="simple" xlink:show="embed" xlink:actuate="onLoad" draw:mime-type="image/jpeg"/>
</draw:frame>
</text:p>
      <text:p text:style-name="P4">
Верховна Рада України заборонила використання на території України феєрверківта салютів.</text:p>
      <text:p text:style-name="P4">
За законопроєкт <text:a xlink:type="simple" xlink:href="https://itd.rada.gov.ua/billInfo/Bills/Card/39750" text:style-name="Internet_20_link" text:visited-style-name="Visited_20_Internet_20_Link">
№ 7438</text:a>
проголосувало 290 народних депутатів України.</text:p>
      <text:p text:style-name="P4">
Метою прийняття Закону є впровадження європейських гуманних цінностей тастандартів щодо людей і тварин у сфері використання піротехнічних виробів.</text:p>
      <text:p text:style-name="P4">
Документ спрямований на посилення контролю за використанням та обігомпіротехнічних виробів. Йдеться про заборону використання, продаж та передачуфеєрверків, салютів та петард.</text:p>
      <text:p text:style-name="P4">
«Безпечне використання та контрольований обіг піротехнічних виробів натериторії України є важливою запорукою підтримання громадського порядку всуспільстві, захисту життя та здоров’я людей, а також охорони довкілля,зокрема тварин, від негативних наслідків такого використання», — йдеться упояснювальній записці до законопроєкту.</text:p>
      <text:p text:style-name="P4">
Однак під час встановлених законом святкових і неробочих днів, днів міст,інших свят відповідно до рішення місцевої ради, проведення спортивних змаганьдозволяється використання феєрверків лише класу F1, що мають дуже низькийрівень небезпеки і незначний рівень шуму, який не перевищує 60 дБ, а такожсценічних піротехнічних виробів.</text:p>
      <text:p text:style-name="P4">
Source: <text:a xlink:type="simple" xlink:href="https://armyinform.com.ua/2023/04/12/verhovna-rada-zaboronyla-vykorystannya-feyerverkiv-ta-salyutiv-v-ukrayini/" text:style-name="Internet_20_link" text:visited-style-name="Visited_20_Internet_20_Link">
https://armyinform.com.ua/2023/04/12/verhovna-rada-zaboronyla-vykorystannya-feyerverkiv-ta-salyutiv-v-ukrayini/</text:a>
</text:p>
      <!--NEWS-->
      <text:h text:style-name="P10" text:outline-level="1">
<text:span text:style-name="T4">
Володимир Зеленський з американським бізнесменом обговорили допомогу Україні</text:span>
</text:h>
      <text:p text:style-name="P4">
Author: ['АРМІЯINFORM']</text:p>
      <text:p text:style-name="P4">
Time: 2023-04-12T28:00:00-04:00</text:p>
      <text:p text:style-name="P4">
Description: Президент України Володимир Зеленський провів зустріч з американським бізнесменом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c9cbd6a234adb68e70cdac981ad4cac_1681236630_extra_large.jpeg" text:style-name="Internet_20_link" text:visited-style-name="Visited_20_Internet_20_Link">
3c9cbd6a234adb68e70cdac981ad4cac_1681236630_extra_large.jpeg</text:a>
']</text:p>
      <text:p text:style-name="P4">
Tags: ['ПРЕЗИДЕНТ']</text:p>
      <text:p text:style-name="P4">
Category: News</text:p>
      <!--METADATA-->
      <text:p text:style-name="P4">
<draw:frame draw:style-name="fr1" draw:name="Image252" text:anchor-type="as-char" svg:width="6.9236in" svg:height="4.617948in" draw:z-index="0">
<draw:image xlink:href="../Images/AРМІЯINFORM/2023-04-12T28-00-00-04-00/3c9cbd6a234adb68e70cdac981ad4cac_1681236630_extra_large.jpeg" xlink:type="simple" xlink:show="embed" xlink:actuate="onLoad" draw:mime-type="image/jpeg"/>
</draw:frame>
</text:p>
      <text:p text:style-name="P4">
Президент України Володимир Зеленський провів зустріч з американськимбізнесменом і філантропом Говардом Баффетом, який перебуває в нашій країні звізитом.</text:p>
      <text:p text:style-name="P4">
Про це <text:a xlink:type="simple" xlink:href="https://www.president.gov.ua/news/volodimir-zelenskij-i-govard-baffet-obgovorili-dopomogu-ukra-82201" text:style-name="Internet_20_link" text:visited-style-name="Visited_20_Internet_20_Link">
повідомляє</text:a>
 Офіс Президента України.</text:p>
      <text:p text:style-name="P4">
Глава держави подякував Говарду Баффету за підтримку українського народу тапроекти, які благодійник втілює в Україні. Зокрема, Президент відзначив проектфабрики-кухні, який є частиною реформи шкільного харчування, ініційованоїпершою леді Оленою Зеленською, а також допомогу в реалізації «зерновоїініціативи», підтримку розмінування, закупівлі генераторів і ліквідаціїнаслідків ворожих обстрілів цивільної інфраструктури України.</text:p>
      <text:p text:style-name="P4">
Володимир Зеленський поінформував бізнесмена про ситуацію в нашій країні тавідсіч російській збройній агресії на полі бою. Він наголосив на прагненніщодня робити кроки, які б забезпечували стійкість українських воїнів,підтримували суспільство та бізнес.</text:p>
      <text:p text:style-name="P4">
«Ми намагаємося наближати перемогу щодня», – констатував глава держави.</text:p>
      <text:p text:style-name="P4">
Зі свого боку американський бізнесмен зазначив, що, крім підтримки низкипроектів безпосередньо в нашій країні, він намагається розповідати про Українута український народ у США на різноманітних публічних майданчиках.</text:p>
      <text:p text:style-name="P4">
Під час зустрічі Володимир Зеленський і Говард Баффет обговорили питаннядопомоги в гуманітарному розмінуванні українських земель, зокрема територіїХерсонської області.</text:p>
      <text:p text:style-name="P4">
Source: <text:a xlink:type="simple" xlink:href="https://armyinform.com.ua/2023/04/12/volodymyr-zelenskyj-z-amerykanskym-biznesmenom-obgovoryly-dopomogu-ukrayini/" text:style-name="Internet_20_link" text:visited-style-name="Visited_20_Internet_20_Link">
https://armyinform.com.ua/2023/04/12/volodymyr-zelenskyj-z-amerykanskym-biznesmenom-obgovoryly-dopomogu-ukrayini/</text:a>
</text:p>
      <!--NEWS-->
      <text:h text:style-name="P10" text:outline-level="1">
<text:span text:style-name="T4">
Як військовослужбовцям отримати безоплатну правову допомогу — роз’яснення уряду</text:span>
</text:h>
      <text:p text:style-name="P4">
Author: ['АРМІЯINFORM']</text:p>
      <text:p text:style-name="P4">
Time: 2023-04-12T29:00:00-04:00</text:p>
      <text:p text:style-name="P4">
Description: Військовослужбовці, яким потрібна правова допомога у розв’язанні питань, пов’язаних з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513_1521813278_613x415_3_0-e1681194977677.jpg" text:style-name="Internet_20_link" text:visited-style-name="Visited_20_Internet_20_Link">
1513_1521813278_613x415_3_0-e1681194977677.jpg</text:a>
']</text:p>
      <text:p text:style-name="P4">
Tags: ['STOPRUSSIA', 'ВЕТЕРАНИ ВІЙНИ', 'ПРАВОВА ДОПОМОГА', 'СОЦЗАХИСТ ПІД ЧАС ВІЙНИ']</text:p>
      <text:p text:style-name="P4">
Category: News</text:p>
      <!--METADATA-->
      <text:p text:style-name="P4">
<draw:frame draw:style-name="fr1" draw:name="Image253" text:anchor-type="as-char" svg:width="6.9236in" svg:height="5.19583in" draw:z-index="0">
<draw:image xlink:href="../Images/AРМІЯINFORM/2023-04-12T29-00-00-04-00/1513_1521813278_613x415_3_0-e1681194977677.jpg" xlink:type="simple" xlink:show="embed" xlink:actuate="onLoad" draw:mime-type="image/jpeg"/>
</draw:frame>
</text:p>
      <text:p text:style-name="P4">
Військовослужбовці, яким потрібна правова допомога у розв’язанні питань,пов’язаних зі службою чи з іншими життєвими ситуаціями, можуть її отримати відсистеми безоплатної правової допомоги (БПД).</text:p>
      <text:p text:style-name="P4">
Про це <text:a xlink:type="simple" xlink:href="https://www.kmu.gov.ua/news/yak-viiskovosluzhbovtsiam-otrymaty-bezoplatnu-pravovu-dopomohu" text:style-name="Internet_20_link" text:visited-style-name="Visited_20_Internet_20_Link">
повідомляє</text:a>
 Кабінет Міністрів України.</text:p>
      <text:p text:style-name="P4">
Як роз’яснили фахівці системи безоплатної правової допомоги, правові послугиможна отримати дистанційно або очно у бюро правової допомоги.</text:p>
      <text:p text:style-name="P4">
Так, усі військовослужбовці можуть отримати безоплатно первинну правовудопомогу. Це такі правові послуги як: правова інформація, консультації іроз’яснення з правових питань, допомога у складанні заяв, скарг та іншихдокументів правового характеру (крім процесуальних).</text:p>
      <text:p text:style-name="P4">
Ті, хто мають статус учасників бойових дій, ветеранів війни, осіб зінвалідністю внаслідок війни, учасників війни можуть отримати безоплатно івторинну правову допомогу: захист і здійснення представництва інтересів всудах, інших державних органах, органах місцевого самоврядування, перед іншимиособами, складення документів процесуального характеру.</text:p>
      <text:p text:style-name="P4">
Зокрема, система БПД надає правову підтримку щодо:</text:p>
      <ul>
        <li>
отримання належного грошового забезпечення військовослужбовцями;  * оформлення грошової допомоги у зв’язку з пораненням військовослужбовця;  * оскарження рішення ВЛК, дії чи бездіяльності військової частини, органів влади;  * використання належної відпустки;  * звільнення з військової служби;  * вирішення сімейних та соціальних питань (розлучень, аліментів, спадщини тощо);  * перерахунку пенсії, інших соціальних виплат та пільг й інших правових проблем.</li>
      </ul>
      <text:p text:style-name="P4">
<text:span text:style-name="T5">
<text:span text:style-name="T4">
Як отримати безоплатну правову допомогу?</text:span>
</text:span>
</text:p>
      <text:p text:style-name="P4">
Усну консультацію можна отримати у контактному центрі системи безоплатноїправової допомоги: 0 800 213 103 (дзвінки у межах України безкоштовні). Номердля дзвінків з <text:a xlink:type="simple" xlink:href="https://t.me/+380677213103" text:style-name="Internet_20_link" text:visited-style-name="Visited_20_Internet_20_Link">
Telegram</text:a>
.</text:p>
      <text:p text:style-name="P4">
Якщо потрібно отримати правову допомогу письмово — напишіть у <text:a xlink:type="simple" xlink:href="https://t.me/LegalAidUkraineBo" text:style-name="Internet_20_link" text:visited-style-name="Visited_20_Internet_20_Link">
телеграм-бот</text:a>
.</text:p>
      <text:p text:style-name="P4">
Також можна одразу звертатися до найближчого <text:a xlink:type="simple" xlink:href="https://bit.ly/bpd_buro" text:style-name="Internet_20_link" text:visited-style-name="Visited_20_Internet_20_Link">
бюро</text:a>
.</text:p>
      <text:p text:style-name="P4">
Source: <text:a xlink:type="simple" xlink:href="https://armyinform.com.ua/2023/04/12/yak-vijskovosluzhbovczyam-otrymaty-bezoplatnu-pravovu-dopomogu-rozyasnennya-uryadu/" text:style-name="Internet_20_link" text:visited-style-name="Visited_20_Internet_20_Link">
https://armyinform.com.ua/2023/04/12/yak-vijskovosluzhbovczyam-otrymaty-bezoplatnu-pravovu-dopomogu-rozyasnennya-uryadu/</text:a>
</text:p>
      <!--NEWS-->
      <text:h text:style-name="P10" text:outline-level="1">
<text:span text:style-name="T4">
Дмитро Кулеба обговорив із главою МЗС Канади допомогу Україні та майбутній саміт НАТО</text:span>
</text:h>
      <text:p text:style-name="P4">
Author: ['АРМІЯINFORM']</text:p>
      <text:p text:style-name="P4">
Time: 2023-04-12T30:00:00-04:00</text:p>
      <text:p text:style-name="P4">
Description: Міністр закордонних справ України Дмитро Кулеба поспілкувався з міністеркою закордон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87b6cd9d3a1385785854.jpg" text:style-name="Internet_20_link" text:visited-style-name="Visited_20_Internet_20_Link">
6387b6cd9d3a1385785854.jpg</text:a>
']</text:p>
      <text:p text:style-name="P4">
Tags: ['STOPRUSSIA', 'ГЛАВА МЗС УКРАЇНИ', 'ДМИТРО КУЛЕБА']</text:p>
      <text:p text:style-name="P4">
Category: News</text:p>
      <!--METADATA-->
      <text:p text:style-name="P4">
<draw:frame draw:style-name="fr1" draw:name="Image254" text:anchor-type="as-char" svg:width="6.9236in" svg:height="4.116547in" draw:z-index="0">
<draw:image xlink:href="../Images/AРМІЯINFORM/2023-04-12T30-00-00-04-00/6387b6cd9d3a1385785854.jpg" xlink:type="simple" xlink:show="embed" xlink:actuate="onLoad" draw:mime-type="image/jpeg"/>
</draw:frame>
</text:p>
      <text:p text:style-name="P4">
Міністр закордонних справ України Дмитро Кулеба поспілкувався з міністеркоюзакордонних справ Канади Мелані Жолі.</text:p>
      <text:p text:style-name="P4">
Про це він<text:a xlink:type="simple" xlink:href="https://twitter.com/DmytroKuleba/status/1645819915922808832" text:style-name="Internet_20_link" text:visited-style-name="Visited_20_Internet_20_Link">
повідомив</text:a>
у Twitter.</text:p>
      <text:p text:style-name="P4">
«Під час розмови Мелані Жолі та я обговорили способи прискорення допомогиКанади у гарантуванні безпеки України та майбутній саміт НАТО у Вільнюсі», —написав він.</text:p>
      <text:p text:style-name="P4">
Дмитро Кулеба також подякував Канаді за підтримку України.</text:p>
      <text:p text:style-name="P4">
Як відомо, саміт НАТО відбудеться у Вільнюсі 11–12 липня. У ньому візьмутьучасть приблизно 40 делегацій країн – членів та партнерів Альянсу.</text:p>
      <text:p text:style-name="P4">
Source: <text:a xlink:type="simple" xlink:href="https://armyinform.com.ua/2023/04/12/dmytro-kuleba-obgovoryv-iz-glavoyu-mzs-kanady-dopomogu-ukrayini-ta-majbutnij-samit-nato/" text:style-name="Internet_20_link" text:visited-style-name="Visited_20_Internet_20_Link">
https://armyinform.com.ua/2023/04/12/dmytro-kuleba-obgovoryv-iz-glavoyu-mzs-kanady-dopomogu-ukrayini-ta-majbutnij-samit-nato/</text:a>
</text:p>
      <!--NEWS-->
      <text:h text:style-name="P10" text:outline-level="1">
<text:span text:style-name="T4">
На зібрані через United24 гроші закуплять іще 40 «швидких»</text:span>
</text:h>
      <text:p text:style-name="P4">
Author: ['АРМІЯINFORM']</text:p>
      <text:p text:style-name="P4">
Time: 2023-04-12T31:00:00-04:00</text:p>
      <text:p text:style-name="P4">
Description: Медичні закупівлі України уклали контракти на придбання 40 автомобілів швидкої допомог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5494-photo_2023_04_10_22_14_40.jpg" text:style-name="Internet_20_link" text:visited-style-name="Visited_20_Internet_20_Link">
45494-photo_2023_04_10_22_14_40.jpg</text:a>
']</text:p>
      <text:p text:style-name="P4">
Tags: ['STOPRUSSIA', 'МОЗ']</text:p>
      <text:p text:style-name="P4">
Category: News</text:p>
      <!--METADATA-->
      <text:p text:style-name="P4">
<draw:frame draw:style-name="fr1" draw:name="Image255" text:anchor-type="as-char" svg:width="6.9236in" svg:height="4.599594in" draw:z-index="0">
<draw:image xlink:href="../Images/AРМІЯINFORM/2023-04-12T31-00-00-04-00/45494-photo_2023_04_10_22_14_40.jpg" xlink:type="simple" xlink:show="embed" xlink:actuate="onLoad" draw:mime-type="image/jpeg"/>
</draw:frame>
</text:p>
      <text:p text:style-name="P4">
Медичні закупівлі України уклали контракти на придбання 40 автомобілів швидкоїдопомоги за кошти, зібрані через платформу United24.</text:p>
      <text:p text:style-name="P4">
Про це <text:a xlink:type="simple" xlink:href="https://moz.gov.ua/article/news/na-104-mln-grn-ukladeno-kontrakti-na-zakupivlju-sche-40-shvidkih-za-koshti-zibrani-cherez-united24" text:style-name="Internet_20_link" text:visited-style-name="Visited_20_Internet_20_Link">
повідомляє</text:a>
Міністерство охорони здоров’я.</text:p>
      <text:p text:style-name="P4">
«Відповідно до рішення комісії з питань розподілу коштів для задоволенняпотреб охорони здоров’я Медичні закупівлі України уклали контракти напридбання 40 автівок швидкої допомоги загальною вартістю 104 000 000 грн дляпотреб медичної сфери за кошти, зібрані через фандрейзингову платформуUnited24», — йдеться у повідомленні.</text:p>
      <text:p text:style-name="P4">
У МОЗ зазначили, що це автомобілі швидкої допомоги типу С, які облаштованівсім необхідним. Зокрема, кисневими балонами, кардіомоніторами,дефібриляторами, електрокардіографами та апаратами штучної вентиляції легень.У них можна рятувати людину у разі кардіогенного шоку, надавати допомогу підчас пологів, проводити реанімацію пацієнтів, здійснювати загальне знеболення,первинну хірургічну обробку ран.</text:p>
      <text:p text:style-name="P4">
«Поповнення автопарків центрів екстреної медичної допомоги та медициникатастроф є вкрай важливим. Адже зараз в умовах війни 103 «швидкі» пошкоджено,250 — знищено, 125 захоплено. Нові автівки допоможуть нашим бригадам Е(Ш)МДнавіть у складних умовах воєнного часу успішно виконувати виклики до хворих іпотерпілих», – підкреслила заступник міністра охорони здоров’я з питаньцифрового розвитку Марія Карчевич.</text:p>
      <text:p text:style-name="P4">
Загалом уже закуплено або укладено контракти на 176 одиниць.</text:p>
      <text:p text:style-name="P4">
Source: <text:a xlink:type="simple" xlink:href="https://armyinform.com.ua/2023/04/12/na-zibrani-cherez-united24-groshi-zakuplyat-ishhe-40-shvydkyh/" text:style-name="Internet_20_link" text:visited-style-name="Visited_20_Internet_20_Link">
https://armyinform.com.ua/2023/04/12/na-zibrani-cherez-united24-groshi-zakuplyat-ishhe-40-shvydkyh/</text:a>
</text:p>
      <!--NEWS-->
      <text:h text:style-name="P10" text:outline-level="1">
<text:span text:style-name="T4">
Окупант просить дружину якомога швидше звернутись до прокуратури, щоб «витягнути» його з України — перехоплення ГУР</text:span>
</text:h>
      <text:p text:style-name="P4">
Author: ['АРМІЯINFORM']</text:p>
      <text:p text:style-name="P4">
Time: 2023-04-12T32:00:00-04:00</text:p>
      <text:p text:style-name="P4">
Description: Військовослужбовець рф розповідає про втрати та просить дружину якомога швидше звернутис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ГУР ПЕРЕХОПЛЕННЯ']</text:p>
      <text:p text:style-name="P4">
Category: News</text:p>
      <!--METADATA-->
      <text:p text:style-name="P4">
<draw:frame draw:style-name="fr1" draw:name="Image256" text:anchor-type="as-char" svg:width="6.9236in" svg:height="3.894525in" draw:z-index="0">
<draw:image xlink:href="../Images/AРМІЯINFORM/2023-04-12T32-00-00-04-00/gurperehoplennya.jpg" xlink:type="simple" xlink:show="embed" xlink:actuate="onLoad" draw:mime-type="image/jpeg"/>
</draw:frame>
</text:p>
      <text:p text:style-name="P4">
Військовослужбовець рф розповідає про втрати та просить дружину якомога швидшезвернутись до прокуратури, щоб витягнути його з України:</text:p>
      <text:p text:style-name="P4">
Цю розмову у Telegram <text:a xlink:type="simple" xlink:href="https://t.me/DIUkraine" text:style-name="Internet_20_link" text:visited-style-name="Visited_20_Internet_20_Link">
опублікувало</text:a>
 Головнеуправління розвідки України Міністерства оборони України.</text:p>
      <text:p text:style-name="P4">
«Це все красиво у путіна в телевізорі. ми тут, немов гарматне м’ясо», —йдеться у повідомленні.</text:p>
      <ul>
        <li>
«тут лінія оточення скоро, мабуть, потрапимо»;  * в роті мало би бути 100 осіб, проте лишилося 35;  * «додому тілько 300-м, якщо тільки або 200-м»;  * окупант висловлює скептичні сподівання на відпустку;  * «командиру тут по барабану, вони в штабі, якщо щось станеться, вони перші втічуть»;  * «ні грошей не платять, постачання немає, ані ротації, нічого немає».</li>
      </ul>
      <text:p text:style-name="P4">
Source: <text:a xlink:type="simple" xlink:href="https://armyinform.com.ua/2023/04/12/okupant-prosyt-druzhynu-yakomoga-shvydshe-zvernutys-do-prokuratury-shhob-vytyagnuty-jogo-z-ukrayiny-perehoplennya-gur/" text:style-name="Internet_20_link" text:visited-style-name="Visited_20_Internet_20_Link">
https://armyinform.com.ua/2023/04/12/okupant-prosyt-druzhynu-yakomoga-shvydshe-zvernutys-do-prokuratury-shhob-vytyagnuty-jogo-z-ukrayiny-perehoplennya-gur/</text:a>
</text:p>
      <!--NEWS-->
      <text:h text:style-name="P10" text:outline-level="1">
<text:span text:style-name="T4">
«Узаконили» окупацію України: суддям конституційного суду рф загрожує довічне ув’язнення</text:span>
</text:h>
      <text:p text:style-name="P4">
Author: ['АРМІЯINFORM']</text:p>
      <text:p text:style-name="P4">
Time: 2023-04-12T33:00:00-04:00</text:p>
      <text:p text:style-name="P4">
Description: Завершено спеціальні досудові розслідування щодо 10 суддів конституційного суду рф,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55792678896297.webp" text:style-name="Internet_20_link" text:visited-style-name="Visited_20_Internet_20_Link">
755792678896297.webp</text:a>
']</text:p>
      <text:p text:style-name="P4">
Tags: ['STOPRUSSIA', 'СБУ']</text:p>
      <text:p text:style-name="P4">
Category: News</text:p>
      <!--METADATA-->
      <text:p text:style-name="P4">
<draw:frame draw:style-name="fr1" draw:name="Image257" text:anchor-type="as-char" svg:width="6.9236in" svg:height="4.281093in" draw:z-index="0">
<draw:image xlink:href="../ConvertedIMGs/AРМІЯINFORM/2023-04-12T33-00-00-04-00/755792678896297.png" xlink:type="simple" xlink:show="embed" xlink:actuate="onLoad" draw:mime-type="image/png"/>
</draw:frame>
</text:p>
      <text:p text:style-name="P4">
Завершено спеціальні досудові розслідування щодо 10 суддів конституційногосуду рф, які причетні до «легітимізації» кремлівського режиму у тимчасовозахоплених районах України.</text:p>
      <text:p text:style-name="P4">
Про це <text:a xlink:type="simple" xlink:href="https://ssu.gov.ua/novyny/za-materialamy-sbu-dovichne-uviaznennia-zahrozhuie-suddiam-konstytutsiinoho-sudu-rf-yaki-uzakonyly-okupatsiiu-ukrainy" text:style-name="Internet_20_link" text:visited-style-name="Visited_20_Internet_20_Link">
повідомила</text:a>
 пресслужба СБУ.</text:p>
      <text:p text:style-name="P4">
Наразі обвинувальний акт скеровано до суду.</text:p>
      <text:p text:style-name="P4">
За даними слідства, 2 жовтня 2022 року російські судді підписали постанови проприйняття до складу країни-агресора так званих «донецької та луганськоїнародних республік», а також частини Херсонської та Запорізької областей.</text:p>
      <text:p text:style-name="P4">
«Тим самим вони визнали «законними» кремлівські договори про «приєднання» дорф тимчасово окупованих територій України.</text:p>
      <text:p text:style-name="P4">
На той момент конституційний суд росії складався з 10 чинних суддів, включаючиголову цієї установи. Таким чином, за злочини проти України відповідатимеповний склад кс рф, який підтримав це рішення.</text:p>
      <text:p text:style-name="P4">
На підставі зібраних доказів слідчі Служби безпеки повідомили російськимсуддям про підозру у пособництві у посяганні на територіальну цілісність танедоторканність України.</text:p>
      <text:p text:style-name="P4">
Зловмисникам загрожує покарання до 15 років ув’язнення або довічне позбавленняволі з конфіскацією майна», — йдеться у повідомленні.</text:p>
      <text:p text:style-name="P4">
Source: <text:a xlink:type="simple" xlink:href="https://armyinform.com.ua/2023/04/12/uzakonyly-okupacziyu-ukrayiny-suddyam-konstytuczijnogo-sudu-rf-zagrozhuye-dovichne-uvyaznennya/" text:style-name="Internet_20_link" text:visited-style-name="Visited_20_Internet_20_Link">
https://armyinform.com.ua/2023/04/12/uzakonyly-okupacziyu-ukrayiny-suddyam-konstytuczijnogo-sudu-rf-zagrozhuye-dovichne-uvyaznennya/</text:a>
</text:p>
      <!--NEWS-->
      <text:h text:style-name="P10" text:outline-level="1">
<text:span text:style-name="T4">
В Україні стартувала грантова програма на розвиток бізнесу для ветеранів</text:span>
</text:h>
      <text:p text:style-name="P4">
Author: ['АРМІЯINFORM']</text:p>
      <text:p text:style-name="P4">
Time: 2023-04-12T34:00:00-04:00</text:p>
      <text:p text:style-name="P4">
Description: За ініціативи Прем’єр-міністра Міністерство економіки України у співпраці з Мінветеран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20628144913.jpg" text:style-name="Internet_20_link" text:visited-style-name="Visited_20_Internet_20_Link">
20220628144913.jpg</text:a>
', '<text:a xlink:type="simple" xlink:href="https://armyinform.com.ua/wp-content/uploads/2023/04/340308269_1188385798518563_8189021030872496306_n.jpg" text:style-name="Internet_20_link" text:visited-style-name="Visited_20_Internet_20_Link">
340308269_1188385798518563_8189021030872496306_n.jpg</text:a>
']</text:p>
      <text:p text:style-name="P4">
Tags: []</text:p>
      <text:p text:style-name="P4">
Category: News</text:p>
      <!--METADATA-->
      <text:p text:style-name="P4">
<draw:frame draw:style-name="fr1" draw:name="Image258" text:anchor-type="as-char" svg:width="6.9236in" svg:height="3.724058in" draw:z-index="0">
<draw:image xlink:href="../Images/AРМІЯINFORM/2023-04-12T34-00-00-04-00/20220628144913.jpg" xlink:type="simple" xlink:show="embed" xlink:actuate="onLoad" draw:mime-type="image/jpeg"/>
</draw:frame>
Ілюстративне фото</text:p>
      <text:p text:style-name="P4">
За ініціативи Прем’єр-міністра Міністерство економіки України у співпраці зМінветеранів, Мінцифрою, Мінюстом, іншими державними установами таветеранською спільнотою запустило грантову програму із фінансування створення,або розвитку власного бізнесу ветеранами війни.</text:p>
      <text:p text:style-name="P4">
Гранти доступні для ветеранів і ветеранок та їхніх дружин/чоловіків. Отриманефінансування надасть змогу почати власну справу або розширити бізнес усім, хтомає план, необхідні навички та бажання.</text:p>
      <text:p text:style-name="P4">
<draw:frame draw:style-name="fr1" draw:name="Image259" text:anchor-type="as-char" svg:width="6.9236in" svg:height="6.9236in" draw:z-index="0">
<draw:image xlink:href="../Images/AРМІЯINFORM/2023-04-12T34-00-00-04-00/340308269_1188385798518563_8189021030872496306_n.jpg" xlink:type="simple" xlink:show="embed" xlink:actuate="onLoad" draw:mime-type="image/jpeg"/>
</draw:frame>
</text:p>
      <text:p text:style-name="P4">
Програмою передбачено надання таких грантів:</text:p>
      <ul>
        <li>
250 тис грн — для учасника бойових дій та/або особи з інвалідністю внаслідок війни за умови створення одного робочого місця;  * 500 тис грн — для дружини/чоловіка учасника бойових дій та/або особи з інвалідністю внаслідок війни за умови створення двох робочих місць;  * 1 млн грн — для учасника бойових дій та/або особи з інвалідністю внаслідок війни, які зареєстровані як ФОП не менше ніж 3 роки, за умови створення чотирьох робочих місць, мінімум 2 з яких займуть ветерани або особи з інвалідністю внаслідок війни.</li>
      </ul>
      <text:p text:style-name="P4">
Окрім цього, учасники програми зможуть отримати безоплатну допомогу віддержави у вигляді навчання з питань організації та провадження підприємницькоїдіяльності, а також безкоштовні консультації у регіональних центрах Дія.Бізнеста регіональних центрах зайнятості.</text:p>
      <text:p text:style-name="P4">
Надіслати електронні заяви на участь у програмі, а також ознайомитися зумовами програми можна на порталі Дія за<text:a xlink:type="simple" xlink:href="https://diia.gov.ua/services/grant-dlya-veteraniv-ta-chleniv-yihnih-simej" text:style-name="Internet_20_link" text:visited-style-name="Visited_20_Internet_20_Link">
посиланням</text:a>
.</text:p>
      <text:p text:style-name="P4">
<text:span text:style-name="T5">
Джерело:<text:a xlink:type="simple" xlink:href="https://mva.gov.ua/ua/news/vid-250-tis-do-1-mln-grn-v-ukrayini-startuvala-grantova-programa-na-rozvitok-biznesu-dlya-veteraniv" text:style-name="Internet_20_link" text:visited-style-name="Visited_20_Internet_20_Link">
Міністерство у справах ветеранівУкраїни</text:a>
</text:span>
</text:p>
      <text:p text:style-name="P4">
Source: <text:a xlink:type="simple" xlink:href="https://armyinform.com.ua/2023/04/12/v-ukrayini-startuvala-grantova-programa-na-rozvytok-biznesu-dlya-veteraniv/" text:style-name="Internet_20_link" text:visited-style-name="Visited_20_Internet_20_Link">
https://armyinform.com.ua/2023/04/12/v-ukrayini-startuvala-grantova-programa-na-rozvytok-biznesu-dlya-veteraniv/</text:a>
</text:p>
      <!--NEWS-->
      <text:h text:style-name="P10" text:outline-level="1">
<text:span text:style-name="T4">
ЗСУ знищили два безпілотники «Орлан-10» та дві станції РЕБ окупантів</text:span>
</text:h>
      <text:p text:style-name="P4">
Author: ['АРМІЯINFORM']</text:p>
      <text:p text:style-name="P4">
Time: 2023-04-12T35:00:00-04:00</text:p>
      <text:p text:style-name="P4">
Description: Наші захисники за добу збили 2 ворожих БПЛА типу «Орлан-10», а також 2 стан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0836873_228535893058660_7842946212120837350_n.jpg" text:style-name="Internet_20_link" text:visited-style-name="Visited_20_Internet_20_Link">
340836873_228535893058660_7842946212120837350_n.jpg</text:a>
']</text:p>
      <text:p text:style-name="P4">
Tags: ['STOPRUSSIA', 'ГШ ЗСУ', 'ОПЕРАТИВНА ІНФОРМАЦІЯ']</text:p>
      <text:p text:style-name="P4">
Category: News</text:p>
      <!--METADATA-->
      <text:p text:style-name="P4">
<draw:frame draw:style-name="fr1" draw:name="Image260" text:anchor-type="as-char" svg:width="6.9236in" svg:height="4.615733in" draw:z-index="0">
<draw:image xlink:href="../Images/AРМІЯINFORM/2023-04-12T35-00-00-04-00/340836873_228535893058660_7842946212120837350_n.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Наші захисники за добу збили 2 ворожих БПЛА типу «Орлан-10», а також 2 станціїрадіоелектронної боротьби противника.</text:p>
      <text:p text:style-name="P4">
Про це<text:a xlink:type="simple" xlink:href="https://m.facebook.com/story.php" text:style-name="Internet_20_link" text:visited-style-name="Visited_20_Internet_20_Link">
повідомляє</text:a>
Генеральний штаб Збройних Сил України.</text:p>
      <text:p text:style-name="P4">
Авіація Сил оборони завдала 13 ударів по районах зосередження особового складута військової техніки окупантів.</text:p>
      <text:p text:style-name="P4">
Підрозділи ракетних військ і артилерії протягом доби уразили 5 районівзосередження живої сили, озброєння та військової техніки.</text:p>
      <text:p text:style-name="P4">
Source: <text:a xlink:type="simple" xlink:href="https://armyinform.com.ua/2023/04/12/zsu-znyshhyly-dva-bezpilotnyka-orlan-10-ta-dvi-stancziyi-reb-okupantiv/" text:style-name="Internet_20_link" text:visited-style-name="Visited_20_Internet_20_Link">
https://armyinform.com.ua/2023/04/12/zsu-znyshhyly-dva-bezpilotnyka-orlan-10-ta-dvi-stancziyi-reb-okupantiv/</text:a>
</text:p>
      <!--NEWS-->
      <text:h text:style-name="P10" text:outline-level="1">
<text:span text:style-name="T4">
Протягом минулої доби загарбники обстріляли понад сто населених пунктів України</text:span>
</text:h>
      <text:p text:style-name="P4">
Author: ['АРМІЯINFORM']</text:p>
      <text:p text:style-name="P4">
Time: 2023-04-12T36:00:00-04:00</text:p>
      <text:p text:style-name="P4">
Description: Протягом минулої доби противник завдав 1 ракетного та 21 авіаційного удару, здійсн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ramatorsk-1.jpeg" text:style-name="Internet_20_link" text:visited-style-name="Visited_20_Internet_20_Link">
kramatorsk-1.jpeg</text:a>
']</text:p>
      <text:p text:style-name="P4">
Tags: ['ГШ ЗСУ', 'ОПЕРАТИВНА ІНФОРМАЦІЯ']</text:p>
      <text:p text:style-name="P4">
Category: News</text:p>
      <!--METADATA-->
      <text:p text:style-name="P4">
<draw:frame draw:style-name="fr1" draw:name="Image261" text:anchor-type="as-char" svg:width="6.9236in" svg:height="4.32725in" draw:z-index="0">
<draw:image xlink:href="../Images/AРМІЯINFORM/2023-04-12T36-00-00-04-00/kramatorsk-1.jpeg" xlink:type="simple" xlink:show="embed" xlink:actuate="onLoad" draw:mime-type="image/jpeg"/>
</draw:frame>
</text:p>
      <text:p text:style-name="P4">
<text:span text:style-name="T4">
<text:span text:style-name="T5">
*🔥 Ситуація щодо російського вторгнення</text:span>
</text:span>
*</text:p>
      <text:p text:style-name="P4">
Протягом минулої доби противник завдав 1 ракетного та 21 авіаційного удару,здійснив 33 обстріли з реактивних систем залпового вогню по позиціях нашихвійськ та цивільній інфраструктурі населених пунктів.</text:p>
      <text:p text:style-name="P4">
Про це<text:a xlink:type="simple" xlink:href="https://m.facebook.com/story.php" text:style-name="Internet_20_link" text:visited-style-name="Visited_20_Internet_20_Link">
повідомляє</text:a>
Генеральний штаб Збройних Сил України.</text:p>
      <text:p text:style-name="P4">
Протягом минулої доби противник здійснив обстріли населених пунктів Блешня,Кам'янська Слобода, Грем’яч Чернігівської області; Волфине, КатеринівкаСумської області, а також Ветеринарне, Глибоке, Гатище, Вовчанськ, Зибине,Волохівка, Охрімівка, Черняків, Комісарове, Бударки та Довжанка на Харківщині.</text:p>
      <text:p text:style-name="P4">
На Куп’янському напрямку ворожих обстрілів зазнали населені пункти Колодязне,Кам'янка, Тополі, Красне Перше, Рідкодуб, Новомлинськ, Дворічна, Кіндрашівка,Піщане і Берестове Харківської області та Новоселівське Луганської області.</text:p>
      <text:p text:style-name="P4">
На Лиманському напрямку протягом минулої доби противник вів безуспішнінаступальні дії поблизу населених пунктів Білогорівка та Спірне.Артилерійських обстрілів зазнали Макіївка, Невське, Білогорівка Луганськоїобласті та Ямполівка, Торське, Спірне Донецької області.</text:p>
      <text:p text:style-name="P4">
На Бахмутському напрямку ворог продовжує вести наступальні дії, намагаєтьсявзяти під повний контроль місто Бахмут, бої тривають. Протягом минулої добипротивник вів безуспішні наступальні дії неподалік населеного пунктуБогданівка. Від ворожих обстрілів постраждали Никифорівка, Васюківка,Міньківка, Оріхово-Василівка, Новомаркове, Маркове, Бахмут, Хромове, Часів Яр,Іванівське, Ступочки, Предтечине, Олександро-Шультине, Курдюмівка, Озарянівка,Дружба, Торецьк та Нью-Йорк Донецької області.</text:p>
      <text:p text:style-name="P4">
На Авдіївському та Мар’їнському напрямках противник вів наступальні дії врайонах населених пунктів Авдіївка, Первомайське, Невельське та Мар’їнкаДонецької області, успіху не мав. Найзапекліші бої тривають за Мар’їнку. В тойже час, ворожих обстрілів зазнали населені пункти Новокалинове, Орлівка,Авдіївка, Тоненьке, Сєверне, Первомайське, Нетайлове, Карлівка, Красногорівка,Георгіївка, Мар’їнка та Побєда Донецької області.</text:p>
      <text:p text:style-name="P4">
На Шахтарському напрямку протягом доби, що минула, ворог наступальних дій непроводив. Здійснив обстріли населених пунктів Новомихайлівка, Шахтарське,Новоукраїнка, Велика Новосілка, Вугледар, Пречистівка на Донеччині.</text:p>
      <text:p text:style-name="P4">
На Запорізькому та Херсонському напрямках противник продовжує вести обороннідії. Протягом минулої доби здійснив обстріли понад 30 населених пунктів. Середних – Времівка, Новопіль Донецької області; Новосілка, Ольгівське, Малинівка,Червоне, Гуляйполе, Чарівне, Мала Токмачка, Оріхів Запорізької області; ЗолотаБалка, Качкарівка, Берислав, Козацьке, Бургунка, Іванівка, Микільське,Антонівка, Білозерка, Дніпровське, Велетенське Херсонської області та містоХерсон.</text:p>
      <text:p text:style-name="P4">
Source: <text:a xlink:type="simple" xlink:href="https://armyinform.com.ua/2023/04/12/protyagom-mynuloyi-doby-zagarbnyky-obstrilyaly-bilshe-sta-naselenyh-punktiv-ukrayiny/" text:style-name="Internet_20_link" text:visited-style-name="Visited_20_Internet_20_Link">
https://armyinform.com.ua/2023/04/12/protyagom-mynuloyi-doby-zagarbnyky-obstrilyaly-bilshe-sta-naselenyh-punktiv-ukrayiny/</text:a>
</text:p>
      <!--NEWS-->
      <text:h text:style-name="P10" text:outline-level="1">
<text:span text:style-name="T4">
Тривають жорстокі бої за Бахмут та Мар’їнку — Генштаб ЗСУ</text:span>
</text:h>
      <text:p text:style-name="P4">
Author: ['АРМІЯINFORM']</text:p>
      <text:p text:style-name="P4">
Time: 2023-04-12T37:00:00-04:00</text:p>
      <text:p text:style-name="P4">
Description: На Бахмутському напрямку ворог продовжує вести наступальні дії, намагається взяти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274231_166620776310712_7462345269416254200_n-640x360-1.webp" text:style-name="Internet_20_link" text:visited-style-name="Visited_20_Internet_20_Link">
339274231_166620776310712_7462345269416254200_n-640x360-1.webp</text:a>
']</text:p>
      <text:p text:style-name="P4">
Tags: ['ГШ ЗСУ', 'ОПЕРАТИВНА ІНФОРМАЦІЯ']</text:p>
      <text:p text:style-name="P4">
Category: News</text:p>
      <!--METADATA-->
      <text:p text:style-name="P4">
<draw:frame draw:style-name="fr1" draw:name="Image262" text:anchor-type="as-char" svg:width="6.9236in" svg:height="3.894525in" draw:z-index="0">
<draw:image xlink:href="../ConvertedIMGs/AРМІЯINFORM/2023-04-12T37-00-00-04-00/339274231_166620776310712_7462345269416254200_n-640x360-1.png" xlink:type="simple" xlink:show="embed" xlink:actuate="onLoad" draw:mime-type="image/png"/>
</draw:frame>
<text:span text:style-name="T4">
🔥 Ситуація щодо російського вторгнення</text:span>
</text:p>
      <text:p text:style-name="P4">
На Бахмутському напрямку ворог продовжує вести наступальні дії, намагаєтьсявзяти під повний контроль місто Бахмут, бої тривають.</text:p>
      <text:p text:style-name="P4">
Про це<text:a xlink:type="simple" xlink:href="https://m.facebook.com/story.php" text:style-name="Internet_20_link" text:visited-style-name="Visited_20_Internet_20_Link">
повідомляє</text:a>
Генеральний штаб Збройних Сил України.</text:p>
      <text:p text:style-name="P4">
Протягом минулої доби противник вів безуспішні наступальні дії неподалікнаселеного пункту Богданівка. Від ворожих обстрілів постраждали Никифорівка,Васюківка, Міньківка, Оріхово-Василівка, Новомаркове, Маркове, Бахмут,Хромове, Часів Яр, Іванівське, Ступочки, Предтечине, Олександро-Шультине,Курдюмівка, Озарянівка, Дружба, Торецьк та Нью-Йорк Донецької області.</text:p>
      <text:p text:style-name="P4">
На Авдіївському та Мар’їнському напрямках противник вів наступальні дії врайонах населених пунктів Авдіївка, Первомайське, Невельське та Мар’їнкаДонецької області, успіху не мав.</text:p>
      <text:p text:style-name="P4">
Найзапекліші бої тривають за Мар’їнку. Водночас ворожих обстрілів зазналинаселені пункти Новокалинове, Орлівка, Авдіївка, Тоненьке, Сєверне,Первомайське, Нетайлове, Карлівка, Красногорівка, Георгіївка, Мар’їнка таПобєда Донецької області.</text:p>
      <text:p text:style-name="P4">
Source: <text:a xlink:type="simple" xlink:href="https://armyinform.com.ua/2023/04/12/tryvayut-zhorstoki-boyi-za-bahmut-ta-maryinku-genshtab-zsu/" text:style-name="Internet_20_link" text:visited-style-name="Visited_20_Internet_20_Link">
https://armyinform.com.ua/2023/04/12/tryvayut-zhorstoki-boyi-za-bahmut-ta-maryinku-genshtab-zsu/</text:a>
</text:p>
      <!--NEWS-->
      <text:h text:style-name="P10" text:outline-level="1">
<text:span text:style-name="T4">
Понад 180 тисяч військових втратила армія рф з початку широкомасштабної агресії</text:span>
</text:h>
      <text:p text:style-name="P4">
Author: ['АРМІЯINFORM']</text:p>
      <text:p text:style-name="P4">
Time: 2023-04-12T38:00:00-04:00</text:p>
      <text:p text:style-name="P4">
Description: Загальні бойові втрати противника з 24.02.22 по 12.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b979308-b6ca-4de8-a941-706d8e91f3be.jpg" text:style-name="Internet_20_link" text:visited-style-name="Visited_20_Internet_20_Link">
3b979308-b6ca-4de8-a941-706d8e91f3be.jpg</text:a>
']</text:p>
      <text:p text:style-name="P4">
Tags: ['STOPRUSSIA', 'АГРЕСІЯ РФ', 'ВТОРГНЕННЯ РФ', 'ВТРАТИ ВОРОГА', 'ГШ ЗСУ']</text:p>
      <text:p text:style-name="P4">
Category: News</text:p>
      <!--METADATA-->
      <text:p text:style-name="P4">
<draw:frame draw:style-name="fr1" draw:name="Image263" text:anchor-type="as-char" svg:width="6.9236in" svg:height="6.975919in" draw:z-index="0">
<draw:image xlink:href="../Images/AРМІЯINFORM/2023-04-12T38-00-00-04-00/3b979308-b6ca-4de8-a941-706d8e91f3be.jpg" xlink:type="simple" xlink:show="embed" xlink:actuate="onLoad" draw:mime-type="image/jpeg"/>
</draw:frame>
</text:p>
      <text:p text:style-name="P4">
Загальні бойові втрати противника з 24.02.22 по 12.04.23 орієнтовностановлять:</text:p>
      <ul>
        <li>
<text:span text:style-name="T4">
особового складу ‒</text:span>
 180050 (+730) осіб ліквідовано  * <text:span text:style-name="T4">
танків ‒</text:span>
 3646 (+2)  * <text:span text:style-name="T4">
бойових броньованих машин ‒</text:span>
 7043 (+5)  * <text:span text:style-name="T4">
артилерійських систем ‒</text:span>
 2770 (+5)  * <text:span text:style-name="T4">
РСЗВ ‒</text:span>
 535 (0)  * <text:span text:style-name="T4">
засоби ППО ‒</text:span>
 282 (0)  * <text:span text:style-name="T4">
літаків ‒</text:span>
 307 (0)  * <text:span text:style-name="T4">
гелікоптерів ‒</text:span>
 293 (0)  * <text:span text:style-name="T4">
БПЛА оперативно-тактичного рівня ‒</text:span>
 2334 (+2)  * <text:span text:style-name="T4">
крилаті ракети ‒</text:span>
 911 (0)  * <text:span text:style-name="T4">
кораблі / катери ‒</text:span>
 18 (0)  * <text:span text:style-name="T4">
автомобільної техніки та автоцистерн ‒</text:span>
 5630 (+10)  * <text:span text:style-name="T4">
спеціальна техніка ‒</text:span>
 319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2.04.23.</text:p>
      <text:p text:style-name="P4">
Source: <text:a xlink:type="simple" xlink:href="https://armyinform.com.ua/2023/04/12/ponad-180-tysyach-vijskovyh-vtratyla-armiya-rf-z-pochatku-shyrokomasshtabnoyi-agresiyi/" text:style-name="Internet_20_link" text:visited-style-name="Visited_20_Internet_20_Link">
https://armyinform.com.ua/2023/04/12/ponad-180-tysyach-vijskovyh-vtratyla-armiya-rf-z-pochatku-shyrokomasshtabnoyi-agresiyi/</text:a>
</text:p>
      <!--NEWS-->
      <text:h text:style-name="P10" text:outline-level="1">
<text:span text:style-name="T4">
Ворог зберігає військову присутність у прикордонних з Україною районах</text:span>
</text:h>
      <text:p text:style-name="P4">
Author: ['АРМІЯINFORM']</text:p>
      <text:p text:style-name="P4">
Time: 2023-04-12T39:00:00-04:00</text:p>
      <text:p text:style-name="P4">
Description: Ворог і надалі зберігає військову присутність у прикордонних з Україною район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ryhovana-mobilizacziya.jpg" text:style-name="Internet_20_link" text:visited-style-name="Visited_20_Internet_20_Link">
pryhovana-mobilizacziya.jpg</text:a>
']</text:p>
      <text:p text:style-name="P4">
Tags: ['STOPRUSSIA', 'ГШ ЗСУ', 'ОПЕРАТИВНА ІНФОРМАЦІЯ']</text:p>
      <text:p text:style-name="P4">
Category: News</text:p>
      <!--METADATA-->
      <text:p text:style-name="P4">
<draw:frame draw:style-name="fr1" draw:name="Image264" text:anchor-type="as-char" svg:width="6.9236in" svg:height="3.952222in" draw:z-index="0">
<draw:image xlink:href="../Images/AРМІЯINFORM/2023-04-12T39-00-00-04-00/pryhovana-mobilizacziya.jpg" xlink:type="simple" xlink:show="embed" xlink:actuate="onLoad" draw:mime-type="image/jpeg"/>
</draw:frame>
 <text:span text:style-name="T4">
🔥 Ситуація щодо російського вторгнення</text:span>
</text:p>
      <text:p text:style-name="P4">
Ворог і надалі зберігає військову присутність у прикордонних з Україноюрайонах Курської та Бєлгородської областей, продовжує здійснювати інженернеобладнання місцевості.</text:p>
      <text:p text:style-name="P4">
Про це<text:a xlink:type="simple" xlink:href="https://m.facebook.com/story.php" text:style-name="Internet_20_link" text:visited-style-name="Visited_20_Internet_20_Link">
повідомляє</text:a>
Генеральний штаб Збройних Сил України.</text:p>
      <text:p text:style-name="P4">
На Волинському, Поліському, Сіверському та Слобожанському напрямках оперативнаобстановка без суттєвих змін. Визначені підрозділи територіальних військзбройних сил російської федерації продовжують перебувати на територіїреспубліки білорусь.</text:p>
      <text:p text:style-name="P4">
Source: <text:a xlink:type="simple" xlink:href="https://armyinform.com.ua/2023/04/12/vorog-zberigaye-vijskovu-prysutnist-u-prykordonnyh-z-ukrayinoyu-rajonah-2/" text:style-name="Internet_20_link" text:visited-style-name="Visited_20_Internet_20_Link">
https://armyinform.com.ua/2023/04/12/vorog-zberigaye-vijskovu-prysutnist-u-prykordonnyh-z-ukrayinoyu-rajonah-2/</text:a>
</text:p>
      <!--NEWS-->
      <text:h text:style-name="P10" text:outline-level="1">
<text:span text:style-name="T4">
Основним джерелом інформації про полонених є свідчення звільнених захисників — Координаційний штаб</text:span>
</text:h>
      <text:p text:style-name="P4">
Author: ['АРМІЯINFORM']</text:p>
      <text:p text:style-name="P4">
Time: 2023-04-12T40:00:00-04:00</text:p>
      <text:p text:style-name="P4">
Description: У Координаційному штабі відбулася зустріч з родинами полонених музикантів оркест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5.jpg" text:style-name="Internet_20_link" text:visited-style-name="Visited_20_Internet_20_Link">
bez-imeni-5.jpg</text:a>
']</text:p>
      <text:p text:style-name="P4">
Tags: ['ВІЙСЬКОВОПОЛОНЕНІ', 'ВТОРГНЕННЯ РФ', 'КООРДИНАЦІЙНИЙ ШТАБ З ПИТАНЬ ПОВОДЖЕННЯ З ВІЙСЬКОВОПОЛОНЕНИМИ', 'НЕКОМБАТАНТИ']</text:p>
      <text:p text:style-name="P4">
Category: News</text:p>
      <!--METADATA-->
      <text:p text:style-name="P4">
<draw:frame draw:style-name="fr1" draw:name="Image265" text:anchor-type="as-char" svg:width="6.9236in" svg:height="3.900523in" draw:z-index="0">
<draw:image xlink:href="../Images/AРМІЯINFORM/2023-04-12T40-00-00-04-00/bez-imeni-5.jpg" xlink:type="simple" xlink:show="embed" xlink:actuate="onLoad" draw:mime-type="image/jpeg"/>
</draw:frame>
</text:p>
      <text:p text:style-name="P4">
У Координаційному штабі відбулася зустріч з родинами полонених музикантіворкестру бригади морської піхоти імені контрадмірала Михайла Білинського. Назапитання близьких відповіли представники Координаційного штабу таМіністерства закордонних справ України.</text:p>
      <text:p text:style-name="P4">
Про це <text:a xlink:type="simple" xlink:href="https://t.me/Koord_shtab/831" text:style-name="Internet_20_link" text:visited-style-name="Visited_20_Internet_20_Link">
повідомляє</text:a>
 Координаційний штаб з питаньповодження з військовополоненими.</text:p>
      <text:p text:style-name="P4">
У зустрічі взяли участь також представники правозахисних організацій. Заїхніми словами, один із варіантів пошуку місцезнаходження українськихвійськовополонених на території країни-агресорки — адвокатські запити. Протедосі одним із основних джерел інформації про полонених залишаються свідченнятих, хто повернувся з полону.</text:p>
      <text:p text:style-name="P4">
Учасники військового оркестру згідно з міжнародним гуманітарним правом єнекомбатантами, тобто військовослужбовцями, які не беруть участі у бойовихдіях.</text:p>
      <text:p text:style-name="P4">
Source: <text:a xlink:type="simple" xlink:href="https://armyinform.com.ua/2023/04/12/osnovnym-dzherelom-informacziyi-pro-polonenyh-ye-svidchennya-zvilnenyh-zahysnykiv-koordynaczijnyj-shtab/" text:style-name="Internet_20_link" text:visited-style-name="Visited_20_Internet_20_Link">
https://armyinform.com.ua/2023/04/12/osnovnym-dzherelom-informacziyi-pro-polonenyh-ye-svidchennya-zvilnenyh-zahysnykiv-koordynaczijnyj-shtab/</text:a>
</text:p>
      <!--NEWS-->
      <text:h text:style-name="P10" text:outline-level="1">
<text:span text:style-name="T4">
В Україні хвилина мовчання</text:span>
</text:h>
      <text:p text:style-name="P4">
Author: ['АРМІЯINFORM']</text:p>
      <text:p text:style-name="P4">
Time: 2023-04-12T41: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66" text:anchor-type="as-char" svg:width="6.9236in" svg:height="3.895992in" draw:z-index="0">
<draw:image xlink:href="../Images/AРМІЯINFORM/2023-04-12T41-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12/v-ukrayini-hvylyna-movchannya/" text:style-name="Internet_20_link" text:visited-style-name="Visited_20_Internet_20_Link">
https://armyinform.com.ua/2023/04/12/v-ukrayini-hvylyna-movchannya/</text:a>
</text:p>
      <!--NEWS-->
      <text:h text:style-name="P10" text:outline-level="1">
<text:span text:style-name="T4">
Литовські інструктори вирушили до Німеччини для навчання українських військових</text:span>
</text:h>
      <text:p text:style-name="P4">
Author: ['АРМІЯINFORM']</text:p>
      <text:p text:style-name="P4">
Time: 2023-04-12T42:00:00-04:00</text:p>
      <text:p text:style-name="P4">
Description: Перша група інструкторів Збройних сил Литви з піхотної бригади Zemaitija (Жемайт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esize_828x826_mokymo-misijos-grupe-e1681280188316.jpeg" text:style-name="Internet_20_link" text:visited-style-name="Visited_20_Internet_20_Link">
resize_828x826_mokymo-misijos-grupe-e1681280188316.jpeg</text:a>
']</text:p>
      <text:p text:style-name="P4">
Tags: ['ЛИТВА', 'НАВЧАННЯ ВІЙСЬКОВИХ', 'НІМЕЧЧИНА', 'СВІТ ПІДТРИМУЄ УКРАЇНУ']</text:p>
      <text:p text:style-name="P4">
Category: News</text:p>
      <!--METADATA-->
      <text:p text:style-name="P4">
<draw:frame draw:style-name="fr1" draw:name="Image267" text:anchor-type="as-char" svg:width="6.9236in" svg:height="3.478524in" draw:z-index="0">
<draw:image xlink:href="../Images/AРМІЯINFORM/2023-04-12T42-00-00-04-00/resize_828x826_mokymo-misijos-grupe-e1681280188316.jpeg" xlink:type="simple" xlink:show="embed" xlink:actuate="onLoad" draw:mime-type="image/jpeg"/>
</draw:frame>
</text:p>
      <text:p text:style-name="P4">
Перша група інструкторів Збройних сил Литви з піхотної бригади Zemaitija(Жемайтія) вирушила до Німеччини для участі у Місії Європейського Союзу длянавчання українських військових (EUMAM Ukraine).</text:p>
      <text:p text:style-name="P4">
Про це <text:a xlink:type="simple" xlink:href="https://kariuomene.lt/naujienos/pirmoji-lietuvos-kariuomenes-instruktoriu-grupe-isvyksta-i-ukrainos-kariu-mokymo-misija-vokietijoje/25237" text:style-name="Internet_20_link" text:visited-style-name="Visited_20_Internet_20_Link">
повідомляє</text:a>
 пресслужба Збройних сил Литви.</text:p>
      <text:p text:style-name="P4">
Литовські інструктори разом із німецькими та бельгійськими колегами до 15травня братимуть участь у багатонаціональній програмі навчання українськихвійськових під керівництвом Німеччини.</text:p>
      <text:p text:style-name="P4">
Місія включатиме базове управління зброєю, влучну стрілянину, медичну таінженерну підготовку, а також колективну підготовку підрозділів на різнихрівнях з упором на наступальні та оборонні операції у населених та лісовихрайонах.</text:p>
      <text:p text:style-name="P4">
Метою місії EUMAM Ukraine є зміцнення військових можливостей Збройних СилУкраїни для захисту її територіальної цілісності та суверенітету, не порушуючиміжнародно визнаних кордонів України, а також захисту цивільного населення.</text:p>
      <text:p text:style-name="P4">
«Ми їдемо до Німеччини як навчальна група для передачі знань та навичокукраїнським військовим. Ми проведемо весь період місії, навчаючи солдатів, якіборються за свободу своєї країни. Ми сподіваємося не лише передати знання, а йотримати досвід, який ми будемо застосовувати під час підготовки до захистунашої країни», — сказав капітан Томас Скерстонас, офіцер, який відповідає залитовську зміну у навчальній місії.</text:p>
      <text:p text:style-name="P4">
Source: <text:a xlink:type="simple" xlink:href="https://armyinform.com.ua/2023/04/12/lytovski-instruktory-vyrushyly-do-nimechchyny-dlya-navchannya-ukrayinskyh-vijskovyh/" text:style-name="Internet_20_link" text:visited-style-name="Visited_20_Internet_20_Link">
https://armyinform.com.ua/2023/04/12/lytovski-instruktory-vyrushyly-do-nimechchyny-dlya-navchannya-ukrayinskyh-vijskovyh/</text:a>
</text:p>
      <!--NEWS-->
      <text:h text:style-name="P10" text:outline-level="1">
<text:span text:style-name="T4">
Військові підтримали маленьких пацієнтів «Охматдиту», які постраждали від війни</text:span>
</text:h>
      <text:p text:style-name="P4">
Author: ['АРМІЯINFORM']</text:p>
      <text:p text:style-name="P4">
Time: 2023-04-12T43:00:00-04:00</text:p>
      <text:p text:style-name="P4">
Description: Командувач Об’єднаних Сил Збройних Сил України генерал-лейтенант Сергій Наєв відві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34.jpg" text:style-name="Internet_20_link" text:visited-style-name="Visited_20_Internet_20_Link">
1-34.jpg</text:a>
', '<text:a xlink:type="simple" xlink:href="https://armyinform.com.ua/wp-content/uploads/2023/04/2-36-150x150.jpg" text:style-name="Internet_20_link" text:visited-style-name="Visited_20_Internet_20_Link">
2-36-150x150.jpg</text:a>
', '<text:a xlink:type="simple" xlink:href="https://armyinform.com.ua/wp-content/uploads/2023/04/3-28-150x150.jpg" text:style-name="Internet_20_link" text:visited-style-name="Visited_20_Internet_20_Link">
3-28-150x150.jpg</text:a>
', '<text:a xlink:type="simple" xlink:href="https://armyinform.com.ua/wp-content/uploads/2023/04/4-25-150x150.jpg" text:style-name="Internet_20_link" text:visited-style-name="Visited_20_Internet_20_Link">
4-25-150x150.jpg</text:a>
', '<text:a xlink:type="simple" xlink:href="https://armyinform.com.ua/wp-content/uploads/2023/04/6-18-150x150.jpg" text:style-name="Internet_20_link" text:visited-style-name="Visited_20_Internet_20_Link">
6-18-150x150.jpg</text:a>
']</text:p>
      <text:p text:style-name="P4">
Tags: ['АГРЕСІЯ РФ', "КОМАНДУВАННЯ ОБ'ЄДНАНИХ СИЛ", 'ОХМАТДИТ', 'СЕРГІЙ НАЄВ']</text:p>
      <text:p text:style-name="P4">
Category: News</text:p>
      <!--METADATA-->
      <text:p text:style-name="P4">
<draw:frame draw:style-name="fr1" draw:name="Image268" text:anchor-type="as-char" svg:width="6.9236in" svg:height="5.1927in" draw:z-index="0">
<draw:image xlink:href="../Images/AРМІЯINFORM/2023-04-12T43-00-00-04-00/1-34.jpg" xlink:type="simple" xlink:show="embed" xlink:actuate="onLoad" draw:mime-type="image/jpeg"/>
</draw:frame>
</text:p>
      <text:p text:style-name="P4">
Командувач Об’єднаних Сил Збройних Сил України генерал-лейтенант Сергій Наєввідвідав Національну дитячу спеціалізовану лікарню «Охматдит» та подарункамипідтримав маленьких пацієнтів найбільшої дитячої лікарні України, якіпостраждали від агресії рф.</text:p>
      <text:p text:style-name="P4">
Про це<text:a xlink:type="simple" xlink:href="https://www.facebook.com/JointForcesCommandAFU/posts/pfbid02tKYWVUB8zRtZMkahswa6hEZ7LWtwucw3nhKzXUT8jT1myjGv235P8DZazYMZ7vBbl" text:style-name="Internet_20_link" text:visited-style-name="Visited_20_Internet_20_Link">
повідомляє</text:a>
Командування Об'єднаних Сил ЗС України.</text:p>
      <text:p text:style-name="P4">
Під час одного з візитів генерал-лейтенант Сергій Наєв завітав до пацієнтівлікарні, зокрема і до хлопчика, постраждалого від військової агресії росії.Той розказав йому про свою мрію — ігрову приставку, про яку він марить вжерік. Командувач Об’єднаних Сил ЗСУ дотримався свого слова та здійснив мріюхлопця.</text:p>
      <text:p text:style-name="P4">
<text:a xlink:type="simple" xlink:href="https://armyinform.com.ua/wp-content/uploads/2023/04/2-36.jpg" text:style-name="Internet_20_link" text:visited-style-name="Visited_20_Internet_20_Link">
<draw:frame draw:style-name="fr1" draw:name="Image269" text:anchor-type="as-char" svg:width="6.9236in" svg:height="6.9236in" draw:z-index="0">
<draw:image xlink:href="../Images/AРМІЯINFORM/2023-04-12T43-00-00-04-00/2-36-150x150.jpg" xlink:type="simple" xlink:show="embed" xlink:actuate="onLoad" draw:mime-type="image/jpeg"/>
</draw:frame>
</text:a>
</text:p>
      <text:p text:style-name="P4">
<text:a xlink:type="simple" xlink:href="https://armyinform.com.ua/wp-content/uploads/2023/04/3-28.jpg" text:style-name="Internet_20_link" text:visited-style-name="Visited_20_Internet_20_Link">
<draw:frame draw:style-name="fr1" draw:name="Image270" text:anchor-type="as-char" svg:width="6.9236in" svg:height="6.9236in" draw:z-index="0">
<draw:image xlink:href="../Images/AРМІЯINFORM/2023-04-12T43-00-00-04-00/3-28-150x150.jpg" xlink:type="simple" xlink:show="embed" xlink:actuate="onLoad" draw:mime-type="image/jpeg"/>
</draw:frame>
</text:a>
</text:p>
      <text:p text:style-name="P4">
<text:a xlink:type="simple" xlink:href="https://armyinform.com.ua/wp-content/uploads/2023/04/4-25.jpg" text:style-name="Internet_20_link" text:visited-style-name="Visited_20_Internet_20_Link">
<draw:frame draw:style-name="fr1" draw:name="Image271" text:anchor-type="as-char" svg:width="6.9236in" svg:height="6.9236in" draw:z-index="0">
<draw:image xlink:href="../Images/AРМІЯINFORM/2023-04-12T43-00-00-04-00/4-25-150x150.jpg" xlink:type="simple" xlink:show="embed" xlink:actuate="onLoad" draw:mime-type="image/jpeg"/>
</draw:frame>
</text:a>
</text:p>
      <text:p text:style-name="P4">
<text:a xlink:type="simple" xlink:href="https://armyinform.com.ua/wp-content/uploads/2023/04/6-18.jpg" text:style-name="Internet_20_link" text:visited-style-name="Visited_20_Internet_20_Link">
<draw:frame draw:style-name="fr1" draw:name="Image272" text:anchor-type="as-char" svg:width="6.9236in" svg:height="6.9236in" draw:z-index="0">
<draw:image xlink:href="../Images/AРМІЯINFORM/2023-04-12T43-00-00-04-00/6-18-150x150.jpg" xlink:type="simple" xlink:show="embed" xlink:actuate="onLoad" draw:mime-type="image/jpeg"/>
</draw:frame>
</text:a>
</text:p>
      <text:p text:style-name="P4">
Хлопчик отримав ігрову приставку, про яку давно мріяв. Ще п’ятеро дітей, якіперенесли складні хірургічні втручання отримали подарунки від КомандувачаОб’єднаних сил ЗСУ — нові смартфони. На вдячність військовим одна з пацієнтокнавіть зачитала військовослужбовцям вірш Ліни Костенко «Крила».</text:p>
      <text:p text:style-name="P4">
У лікарні подякували військовим за підтримку і подарунки.</text:p>
      <text:p text:style-name="P4">
Source: <text:a xlink:type="simple" xlink:href="https://armyinform.com.ua/2023/04/12/vijskovi-pidtrymaly-malenkyh-pacziyentiv-ohmatdytu-yaki-postrazhdaly-vid-vijny/" text:style-name="Internet_20_link" text:visited-style-name="Visited_20_Internet_20_Link">
https://armyinform.com.ua/2023/04/12/vijskovi-pidtrymaly-malenkyh-pacziyentiv-ohmatdytu-yaki-postrazhdaly-vid-vijny/</text:a>
</text:p>
      <!--NEWS-->
      <text:h text:style-name="P10" text:outline-level="1">
<text:span text:style-name="T4">
Майже 8,5 тисяч мирних жителів загинули в Україні з початку широкомасштабного вторгнення — ООН</text:span>
</text:h>
      <text:p text:style-name="P4">
Author: ['АРМІЯINFORM']</text:p>
      <text:p text:style-name="P4">
Time: 2023-04-12T44:00:00-04:00</text:p>
      <text:p text:style-name="P4">
Description: З 24 лютого 2022 року в Україні загинули майже 8,5 тисячі мирних жителів іще понад 14...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oon-ukrayina.jpg" text:style-name="Internet_20_link" text:visited-style-name="Visited_20_Internet_20_Link">
oon-ukrayina.jpg</text:a>
']</text:p>
      <text:p text:style-name="P4">
Tags: ['STOPRUSSIA', 'АГРЕСІЯ РФ', 'ВТОРГНЕННЯ РФ', 'ООН']</text:p>
      <text:p text:style-name="P4">
Category: News</text:p>
      <!--METADATA-->
      <text:p text:style-name="P4">
<draw:frame draw:style-name="fr1" draw:name="Image273" text:anchor-type="as-char" svg:width="6.9236in" svg:height="4.350329in" draw:z-index="0">
<draw:image xlink:href="../Images/AРМІЯINFORM/2023-04-12T44-00-00-04-00/oon-ukrayina.jpg" xlink:type="simple" xlink:show="embed" xlink:actuate="onLoad" draw:mime-type="image/jpeg"/>
</draw:frame>
</text:p>
      <text:p text:style-name="P4">
З 24 лютого 2022 року в Україні загинули майже 8,5 тисячі мирних жителів іщепонад 14 тисяч отримали поранення.</text:p>
      <text:p text:style-name="P4">
Про це <text:a xlink:type="simple" xlink:href="https://www.ohchr.org/en/news/2023/04/ukraine-civilian-casualty-update-10-april-2023#_ftn1" text:style-name="Internet_20_link" text:visited-style-name="Visited_20_Internet_20_Link">
йдеться</text:a>
 у зведенні ООН.</text:p>
      <text:p text:style-name="P4">
«З 24 лютого 2022 року, коли почалася широкомасштабна збройна атака російськоїфедерації проти України, Управління Верховного комісара ООН з прав людини(УВКПЛ) зафіксувало 22 734 жертви серед цивільного населення країни: 8 490убитих та 14 244 поранених», — зазначено у зведенні.</text:p>
      <text:p text:style-name="P4">
Так, у тимчасово підконтрольних росіянам частинах Донецької та Луганськоїобластей зафіксовано 652 убитих та 2316 поранених осіб.</text:p>
      <text:p text:style-name="P4">
В ООН також наголошують, що кількість загиблих цивільних осіб може бутисуттєво більшою, оскільки поки що немає достовірної інформації з таких міст,як Маріуполь, повністю знищеного росіянами під час штурму Попасної, а такожЛисичанська та Сєвєродонецька.</text:p>
      <text:p text:style-name="P4">
Source: <text:a xlink:type="simple" xlink:href="https://armyinform.com.ua/2023/04/12/majzhe-85-tysyachi-myrnyh-zhyteliv-zagynuly-v-ukrayini-z-pochatku-shyrokomasshtabnogo-vtorgnennya-oon/" text:style-name="Internet_20_link" text:visited-style-name="Visited_20_Internet_20_Link">
https://armyinform.com.ua/2023/04/12/majzhe-85-tysyachi-myrnyh-zhyteliv-zagynuly-v-ukrayini-z-pochatku-shyrokomasshtabnogo-vtorgnennya-oon/</text:a>
</text:p>
      <!--NEWS-->
      <text:h text:style-name="P10" text:outline-level="1">
<text:span text:style-name="T4">
Вітання Президента з Днем працівників ракетно-космічної галузі України</text:span>
</text:h>
      <text:p text:style-name="P4">
Author: ['АРМІЯINFORM']</text:p>
      <text:p text:style-name="P4">
Time: 2023-04-12T45:00:00-04:00</text:p>
      <text:p text:style-name="P4">
Description: Щиро вітаю із професійним святом – Днем працівників ракетно-космічної галузі України.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agolovok-scaled-1.jpeg" text:style-name="Internet_20_link" text:visited-style-name="Visited_20_Internet_20_Link">
zagolovok-scaled-1.jpeg</text:a>
']</text:p>
      <text:p text:style-name="P4">
Tags: ['ДЕНЬ ПРАЦІВНИКІВ РАКЕТНО-КОСМІЧНОЇ ГАЛУЗІ УКРАЇНИ']</text:p>
      <text:p text:style-name="P4">
Category: News</text:p>
      <!--METADATA-->
      <text:p text:style-name="P4">
<draw:frame draw:style-name="fr1" draw:name="Image274" text:anchor-type="as-char" svg:width="6.9236in" svg:height="3.10985in" draw:z-index="0">
<draw:image xlink:href="../Images/AРМІЯINFORM/2023-04-12T45-00-00-04-00/zagolovok-scaled-1.jpeg" xlink:type="simple" xlink:show="embed" xlink:actuate="onLoad" draw:mime-type="image/jpeg"/>
</draw:frame>
</text:p>
      <text:p text:style-name="P4">
Щиро вітаю із професійним святом – Днем працівників ракетно-космічної галузіУкраїни.</text:p>
      <text:p text:style-name="P4">
Завдяки професіоналізму та наполегливій праці колективів учених і працівниківпідприємств ракетно-космічна галузь України є однією з провідних та найбільшнаукоємних у вітчизняній економіці, а наші виробники ракетоносіїв мають вагуна світовому ринку космічних послуг та забезпечили нашій державі гідне місцесеред провідних космічних держав світу.</text:p>
      <text:p text:style-name="P4">
В умовах відсічі російській збройній агресії підприємства космічної галузіактивно виконують оборонні замовлення і забезпечують складові сектору оборониУкраїни сучасною ракетною технікою та актуальною космічною інформацією.</text:p>
      <text:p text:style-name="P4">
Упевнений, що ваші знання та досвід дозволять досягнути нових вершин восвоєнні космосу та зроблять вагомий внесок у створення сучасних зразківозброєння і військової техніки.</text:p>
      <text:p text:style-name="P4">
Дякую вам за самовіддану працю, яка зміцнює обороноздатність та престиж нашоїдержави у світі.</text:p>
      <text:p text:style-name="P4">
Бажаю усім, хто докладає зусиль у розвиток України як космічної держави,незламного духу й нових перемог у створенні ракетно-космічної складової нашоїдержави та успіхів на шляху освоєння космосу.</text:p>
      <text:p text:style-name="P4">
Слава працівникам ракетно-космічної галузі України!</text:p>
      <text:p text:style-name="P4">
Слава Україні!</text:p>
      <text:p text:style-name="P4">
<text:span text:style-name="T4">
Президент України Володимир ЗЕЛЕНСЬКИЙ</text:span>
</text:p>
      <text:p text:style-name="P4">
Source: <text:a xlink:type="simple" xlink:href="https://armyinform.com.ua/2023/04/12/vitannya-prezydenta-z-dnem-praczivnykiv-raketno-kosmichnoyi-galuzi-ukrayiny/" text:style-name="Internet_20_link" text:visited-style-name="Visited_20_Internet_20_Link">
https://armyinform.com.ua/2023/04/12/vitannya-prezydenta-z-dnem-praczivnykiv-raketno-kosmichnoyi-galuzi-ukrayiny/</text:a>
</text:p>
      <!--NEWS-->
      <text:h text:style-name="P10" text:outline-level="1">
<text:span text:style-name="T4">
Канада оголосила нові санкції проти білорусі та «вагнерівців»</text:span>
</text:h>
      <text:p text:style-name="P4">
Author: ['АРМІЯINFORM']</text:p>
      <text:p text:style-name="P4">
Time: 2023-04-12T46:00:00-04:00</text:p>
      <text:p text:style-name="P4">
Description: Прем’єр-міністр Джастін Трюдо оголосив про нові санкції проти 14 російських фізичних осіб...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anada.jpg" text:style-name="Internet_20_link" text:visited-style-name="Visited_20_Internet_20_Link">
kanada.jpg</text:a>
']</text:p>
      <text:p text:style-name="P4">
Tags: ['КАНАДА', 'КРАХ РОСІЙСЬКОЇ ЕКОНОМІКИ', 'САНКЦІЇ РФ']</text:p>
      <text:p text:style-name="P4">
Category: News</text:p>
      <!--METADATA-->
      <text:p text:style-name="P4">
<draw:frame draw:style-name="fr1" draw:name="Image275" text:anchor-type="as-char" svg:width="6.9236in" svg:height="3.894525in" draw:z-index="0">
<draw:image xlink:href="../Images/AРМІЯINFORM/2023-04-12T46-00-00-04-00/kanada.jpg" xlink:type="simple" xlink:show="embed" xlink:actuate="onLoad" draw:mime-type="image/jpeg"/>
</draw:frame>
</text:p>
      <text:p text:style-name="P4">
Прем’єр-міністр Джастін Трюдо оголосив про нові санкції проти 14 російськихфізичних осіб і 34 організацій, причетних до війни росії в Україні, включно зкількома об’єктами безпеки, пов’язаними з пвк «вагнер» та російськимавіаційним сектором. Крім того, уряд Канади розширив санкції проти білорусі,додавши до списку дев'ять установ фінансового сектора.</text:p>
      <text:p text:style-name="P4">
Про це йдеться у відповідному <text:a xlink:type="simple" xlink:href="https://www.international.gc.ca/world-monde/international_relations-relations_internationales/sanctions/belarus_regulations-reglement6.aspx" text:style-name="Internet_20_link" text:visited-style-name="Visited_20_Internet_20_Link">
рішенні</text:a>
 канадського уряду.</text:p>
      <text:p text:style-name="P4">
Під обмеження потрапили національний банк та найбільші державні й комерційнібанки білорусі.</text:p>
      <text:p text:style-name="P4">
«Додаткові санкції щодо білоруського фінансового сектора запроваджуються зметою подальшого тиску на путінських посібників у білорусі», —<text:a xlink:type="simple" xlink:href="https://pm.gc.ca/en/news/news-releases/2023/04/11/prime-minister-trudeau-announces-more-support-ukraine" text:style-name="Internet_20_link" text:visited-style-name="Visited_20_Internet_20_Link">
заявив</text:a>
 прем'єр-міністр Канади Джастін Трюдопід час його зустрічі з прем'єр-міністром України Денисом Шмигалем, якийприїхав до Канади з офіційним візитом.</text:p>
      <text:p text:style-name="P4">
На думку уряду Канади, дії білорусі є серйозним порушенням міжнародного мирута безпеки, яке призвело або може призвести до серйозної міжнародної кризи.</text:p>
      <text:p text:style-name="P4">
До санкційного списку потрапили:</text:p>
      <ul>
        <li>
національний банк республіки білорусі;  * «беларусьбанк»;  * «белагропромбанк»;  * «бпс-сбербанк»;  * «пріорбанк»;  * «банк белвеб»;  * «білгазпромбанк»;  * «втб-банк»;  * «статусбанк».</li>
      </ul>
      <text:p text:style-name="P4">
Source: <text:a xlink:type="simple" xlink:href="https://armyinform.com.ua/2023/04/12/kanada-ogolosyla-novi-sankcziyi-proty-bilorusi-ta-vagnerivcziv/" text:style-name="Internet_20_link" text:visited-style-name="Visited_20_Internet_20_Link">
https://armyinform.com.ua/2023/04/12/kanada-ogolosyla-novi-sankcziyi-proty-bilorusi-ta-vagnerivcziv/</text:a>
</text:p>
      <!--NEWS-->
      <text:h text:style-name="P10" text:outline-level="1">
<text:span text:style-name="T4">
Минулої доби російські війська обстріляли 134 населені пункти України</text:span>
</text:h>
      <text:p text:style-name="P4">
Author: ['АРМІЯINFORM']</text:p>
      <text:p text:style-name="P4">
Time: 2023-04-12T47:00:00-04:00</text:p>
      <text:p text:style-name="P4">
Description: За наданою Ситуаційним центром Міністерства оборони України інформацією,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12546663509902636_y.jpg" text:style-name="Internet_20_link" text:visited-style-name="Visited_20_Internet_20_Link">
photo_5312546663509902636_y.jpg</text:a>
']</text:p>
      <text:p text:style-name="P4">
Tags: ['MILITARY MEDIA CENTER', 'STOPRUSSIA', 'ХАРКІВСЬКИЙ ТРИБУНАЛ']</text:p>
      <text:p text:style-name="P4">
Category: News</text:p>
      <!--METADATA-->
      <text:p text:style-name="P4">
<draw:frame draw:style-name="fr1" draw:name="Image276" text:anchor-type="as-char" svg:width="6.9236in" svg:height="5.134355in" draw:z-index="0">
<draw:image xlink:href="../Images/AРМІЯINFORM/2023-04-12T47-00-00-04-00/photo_5312546663509902636_y.jpg" xlink:type="simple" xlink:show="embed" xlink:actuate="onLoad" draw:mime-type="image/jpeg"/>
</draw:frame>
</text:p>
      <text:p text:style-name="P4">
За наданою Ситуаційним центром Міністерства оборони України інформацією,протягом минулої доби російські війська обстріляли територію 9 областейУкраїни.</text:p>
      <text:p text:style-name="P4">
Про це в Telegram <text:a xlink:type="simple" xlink:href="https://t.me/militarymediacenter/1679" text:style-name="Internet_20_link" text:visited-style-name="Visited_20_Internet_20_Link">
інформує</text:a>
 MilitaryMedia Center.</text:p>
      <text:p text:style-name="P4">
«Загалом із різних видів озброєння (стрілецька зброя, міномети, танки,артилерія, РСЗВ, ЗРК „С-300“, БПЛА, тактична авіація) здійснено обстріли 134населені пункти, підтверджено ураження 38 об’єктів інфраструктури», — йдетьсяв повідомленні.</text:p>
      <text:p text:style-name="P4">
Є загиблі та поранені, кількість жертв уточнюється.</text:p>
      <text:p text:style-name="P4">
Source: <text:a xlink:type="simple" xlink:href="https://armyinform.com.ua/2023/04/12/mynuloyi-doby-rosijski-vijska-obstrilyaly-134-naselenyh-punktiv-ukrayiny/" text:style-name="Internet_20_link" text:visited-style-name="Visited_20_Internet_20_Link">
https://armyinform.com.ua/2023/04/12/mynuloyi-doby-rosijski-vijska-obstrilyaly-134-naselenyh-punktiv-ukrayiny/</text:a>
</text:p>
      <!--NEWS-->
      <text:h text:style-name="P10" text:outline-level="1">
<text:span text:style-name="T4">
Військова допомога, санкції та вільна торгівля: Денис Шмигаль підбив підсумки візиту до Канади</text:span>
</text:h>
      <text:p text:style-name="P4">
Author: ['АРМІЯINFORM']</text:p>
      <text:p text:style-name="P4">
Time: 2023-04-12T48:00:00-04:00</text:p>
      <text:p text:style-name="P4">
Description: Представники Уряду на чолі з Прем’єр-міністром Денисом Шмигалем відвідали Канаду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d059629-1734-48fc-a82e-eac00ba513a4.jpg" text:style-name="Internet_20_link" text:visited-style-name="Visited_20_Internet_20_Link">
3d059629-1734-48fc-a82e-eac00ba513a4.jpg</text:a>
']</text:p>
      <text:p text:style-name="P4">
Tags: ['АНТИРОСІЙСЬКІ САНКЦІЇ', 'ДЕНИС ШМИГАЛЬ', 'ДЖАСТІН ТРЮДО', 'ДОПОМОГА ПАРТНЕРІВ', 'СВІТ ПІДТРИМУЄ УКРАЇНУ']</text:p>
      <text:p text:style-name="P4">
Category: News</text:p>
      <!--METADATA-->
      <text:p text:style-name="P4">
<draw:frame draw:style-name="fr1" draw:name="Image277" text:anchor-type="as-char" svg:width="6.9236in" svg:height="4.615733in" draw:z-index="0">
<draw:image xlink:href="../Images/AРМІЯINFORM/2023-04-12T48-00-00-04-00/3d059629-1734-48fc-a82e-eac00ba513a4.jpg" xlink:type="simple" xlink:show="embed" xlink:actuate="onLoad" draw:mime-type="image/jpeg"/>
</draw:frame>
</text:p>
      <text:p text:style-name="P4">
Представники Уряду на чолі з Прем’єр-міністром Денисом Шмигалем відвідалиКанаду і провели продуктивні зустрічі з прем’єром Джастіном Трюдо,віцепрем’єркою Христею Фріланд, головами МЗС та Міноборони Канади,представниками ділових кіл та пенсійних фондів Канади.</text:p>
      <text:p text:style-name="P4">
Про перші результати роботи урядової команди у Канаді Денис Шмигаль<text:a xlink:type="simple" xlink:href="https://t.me/Denys_Smyhal/4944" text:style-name="Internet_20_link" text:visited-style-name="Visited_20_Internet_20_Link">
написав</text:a>
 у Телеграм-каналі.</text:p>
      <text:p text:style-name="P4">
Військова допомога. Канада<text:a xlink:type="simple" xlink:href="https://armyinform.com.ua/2023/04/11/kanada-ogolosyla-pro-nadannya-ukrayini-dodatkovoyi-vijskovoyi-dopomogy/" text:style-name="Internet_20_link" text:visited-style-name="Visited_20_Internet_20_Link">
оголосила</text:a>
 про новий пакет військовоїдопомоги. 21 тисяч штурмових гвинтівок, 38 кулеметів, понад 2,4 млн патронів.</text:p>
      <text:p text:style-name="P4">
Нові санкції. Канада<text:a xlink:type="simple" xlink:href="https://armyinform.com.ua/2023/04/12/kanada-ogolosyla-novi-sankcziyi-proty-bilorusi-ta-vagnerivcziv/" text:style-name="Internet_20_link" text:visited-style-name="Visited_20_Internet_20_Link">
запровадила</text:a>
 черговий пакет обмежень протиросійських юридичних і фізичних осіб. Під санкції, зокрема, потрапила компанія«волга-днепр», літак Ан-124 якої був заблокований у Канаді. Наступний крок —конфіскація «Руслана» та інших активів і передача їх на користь України.</text:p>
      <text:p text:style-name="P4">
<text:span text:style-name="T4">
Угода про вільну торгівлю</text:span>
 буде оновлена. «Підписали з прем’єром ДжастіномТрюдо декларацію про завершення переговорів. Визначна угода, яка відкриваєнові можливості для бізнесу та для створення виробництв в Україні», — зазначивДенис Шмигаль.</text:p>
      <text:p text:style-name="P4">
«Працюємо далі. Залучаємо якнайбільше підтримки для нашої перемоги, відбудовита післявоєнного розвитку України», — наголосив Прем’єр-міністр Денис Шмигаль.</text:p>
      <text:p text:style-name="P4">
Source: <text:a xlink:type="simple" xlink:href="https://armyinform.com.ua/2023/04/12/vijskova-dopomoga-sankcziyi-ta-vilna-torgivlya-denys-shmygal-pidbyv-pidsumky-vizytu-do-kanady/" text:style-name="Internet_20_link" text:visited-style-name="Visited_20_Internet_20_Link">
https://armyinform.com.ua/2023/04/12/vijskova-dopomoga-sankcziyi-ta-vilna-torgivlya-denys-shmygal-pidbyv-pidsumky-vizytu-do-kanady/</text:a>
</text:p>
      <!--NEWS-->
      <text:h text:style-name="P10" text:outline-level="1">
<text:span text:style-name="T4">
Розпочато розслідування жорстокого вбивства окупантами українського воїна</text:span>
</text:h>
      <text:p text:style-name="P4">
Author: ['АРМІЯINFORM']</text:p>
      <text:p text:style-name="P4">
Time: 2023-04-12T49:00:00-04:00</text:p>
      <text:p text:style-name="P4">
Description: Учора, 12 квітня, в мережі з’явилось відео, як російські окупанти проявляють свою звірин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nelud.jpg" text:style-name="Internet_20_link" text:visited-style-name="Visited_20_Internet_20_Link">
nelud.jpg</text:a>
']</text:p>
      <text:p text:style-name="P4">
Tags: ['ВОЄННІ ЗЛОЧИНИ РФ', 'КАТУВАННЯ ЗАХИСНИКА', 'СБУ']</text:p>
      <text:p text:style-name="P4">
Category: News</text:p>
      <!--METADATA-->
      <text:p text:style-name="P4">
<draw:frame draw:style-name="fr1" draw:name="Image278" text:anchor-type="as-char" svg:width="6.9236in" svg:height="3.894525in" draw:z-index="0">
<draw:image xlink:href="../Images/AРМІЯINFORM/2023-04-12T49-00-00-04-00/nelud.jpg" xlink:type="simple" xlink:show="embed" xlink:actuate="onLoad" draw:mime-type="image/jpeg"/>
</draw:frame>
</text:p>
      <text:p text:style-name="P4">
Учора, 12 квітня, в мережі з’явилось відео, як російські окупанти проявляютьсвою звірину сутність — жорстко катують українського полоненого та відрізаютьйому голову.</text:p>
      <text:p text:style-name="P4">
Служба безпеки України <text:a xlink:type="simple" xlink:href="https://ssu.gov.ua/novyny/sbu-rozsliduie-zhorstoke-vbyvstvo-okupantamy-ukrainskoho-voina" text:style-name="Internet_20_link" text:visited-style-name="Visited_20_Internet_20_Link">
розпочала</text:a>
 досудове розслідування цьоговоєнного злочину за ч. 2 ст. 438 Кримінального кодексу України.</text:p>
      <text:p text:style-name="P4">
«Ми знайдемо цих нелюдів. Якщо треба буде — дістанемо всюди, де б вони небули: з-під землі чи з того світу. Але за скоєне вони точно понесутьпокарання», — підкреслив Голова СБУ Василь Малюк.</text:p>
      <text:p text:style-name="P4">
Source: <text:a xlink:type="simple" xlink:href="https://armyinform.com.ua/2023/04/12/rozpochato-rozsliduvannya-zhorstokogo-vbyvstva-okupantamy-ukrayinskogo-voyina/" text:style-name="Internet_20_link" text:visited-style-name="Visited_20_Internet_20_Link">
https://armyinform.com.ua/2023/04/12/rozpochato-rozsliduvannya-zhorstokogo-vbyvstva-okupantamy-ukrayinskogo-voyina/</text:a>
</text:p>
      <!--NEWS-->
      <text:h text:style-name="P10" text:outline-level="1">
<text:span text:style-name="T4">
Комплекси Patriot І SAMP/T допоможуть тримати на відстані російську авіацію — Юрій Ігнат</text:span>
</text:h>
      <text:p text:style-name="P4">
Author: ['Анастасія Олехнович']</text:p>
      <text:p text:style-name="P4">
Time: 2023-04-12T50:00:00-04:00</text:p>
      <text:p text:style-name="P4">
Description: Незабаром Україна отримає зенітні ракетні комплекси Patriot та SAMP/T. Українські фахів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b5aad7227c5689ad2e8cfc7b754cb2c.png" text:style-name="Internet_20_link" text:visited-style-name="Visited_20_Internet_20_Link">
2b5aad7227c5689ad2e8cfc7b754cb2c.png</text:a>
']</text:p>
      <text:p text:style-name="P4">
Tags: ['F-16', 'SAMP/T', 'ВТОРГНЕННЯ РФ', 'ЄДИНІ НОВИНИ', 'ЗРК PATRIOT', 'ППО ЗСУ', 'ЮРІЙ ІГНАТ']</text:p>
      <text:p text:style-name="P4">
Category: News</text:p>
      <!--METADATA-->
      <text:p text:style-name="P4">
<draw:frame draw:style-name="fr1" draw:name="Image279" text:anchor-type="as-char" svg:width="6.9236in" svg:height="4.330592in" draw:z-index="0">
<draw:image xlink:href="../Images/AРМІЯINFORM/2023-04-12T50-00-00-04-00/2b5aad7227c5689ad2e8cfc7b754cb2c.png" xlink:type="simple" xlink:show="embed" xlink:actuate="onLoad" draw:mime-type="image/png"/>
</draw:frame>
</text:p>
      <text:p text:style-name="P4">
Незабаром Україна отримає зенітні ракетні комплекси Patriot та SAMP/T.Українські фахівці наразі завершують курс навчання на цих комплексах. Про це вефірі телемарафону «Єдині новини» заявив Юрій Ігнат, речник КомандуванняПовітряних Сил.</text:p>
      <text:p text:style-name="P4">
— Більшість інформації щодо навчання наших зенітників залишається «не дляпреси», проте українські військові вчаться значно швидше, ніж прогнозувализахідні партнери, вони демонструють відмінні можливості та хист, працюють навипередження, — зауважив Юрій Ігнат, речник Повітряних Сил ЗСУ. — КомплексиPatriot І SAMP/T допоможуть тримати на відстані російську авіацію.</text:p>
      <text:p text:style-name="P4">
Проте хоч захист українського неба посилиться із отриманням ЗРК Patriot ІSAMP/T, їх буде недостатньо. Вкрай важливим для нашої країни є також отриманнявинищувачів F-16.</text:p>
      <text:p text:style-name="P4">
— Хотілося б поквапитись із рішенням щодо багатоцільових винищувачів класу 4+.Саме літак F-16 є найкращим засобом ППО — він може перехоплювати усі видиповітряних цілей, починаючи від дронів-камікадзе, закінчуючи російськимилітаками, — зазначив Юрій Ігнат.</text:p>
      <text:p text:style-name="P4">
Source: <text:a xlink:type="simple" xlink:href="https://armyinform.com.ua/2023/04/12/kompleksy-patriot-i-samp-t-dopomozhut-trymaty-na-vidstani-rosijsku-aviacziyu-yurij-ignat/" text:style-name="Internet_20_link" text:visited-style-name="Visited_20_Internet_20_Link">
https://armyinform.com.ua/2023/04/12/kompleksy-patriot-i-samp-t-dopomozhut-trymaty-na-vidstani-rosijsku-aviacziyu-yurij-ignat/</text:a>
</text:p>
      <!--NEWS-->
      <text:h text:style-name="P10" text:outline-level="1">
<text:span text:style-name="T4">
Противник продовжує застосовувати тактичну авіацію по усій лінії фронту — Юрій Ігнат</text:span>
</text:h>
      <text:p text:style-name="P4">
Author: ['АРМІЯINFORM']</text:p>
      <text:p text:style-name="P4">
Time: 2023-04-12T51:00:00-04:00</text:p>
      <text:p text:style-name="P4">
Description: Про це повідомив під час прямого етеру телемарафону «Єдині новини» речник Команд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g29-harm-1.jpg" text:style-name="Internet_20_link" text:visited-style-name="Visited_20_Internet_20_Link">
mig29-harm-1.jpg</text:a>
']</text:p>
      <text:p text:style-name="P4">
Tags: ['ЮРІЙ ІГНАТ']</text:p>
      <text:p text:style-name="P4">
Category: News</text:p>
      <!--METADATA-->
      <text:p text:style-name="P4">
<draw:frame draw:style-name="fr1" draw:name="Image280" text:anchor-type="as-char" svg:width="6.9236in" svg:height="3.894525in" draw:z-index="0">
<draw:image xlink:href="../Images/AРМІЯINFORM/2023-04-12T51-00-00-04-00/mig29-harm-1.jpg" xlink:type="simple" xlink:show="embed" xlink:actuate="onLoad" draw:mime-type="image/jpeg"/>
</draw:frame>
</text:p>
      <text:p text:style-name="P4">
Про це повідомив під час прямого етеру телемарафону «Єдині новини» речникКомандування Повітряних Сил ЗСУ полковник Юрій Ігнат. Зі свого боку щоденнопрацюють українські штурмовики і бомбардувальники.</text:p>
      <text:p text:style-name="P4">
— Минулої доби завдано понад десять групових авіаударів по окупантах, —зазначив Юрій Ігнат. — Застосовуються засоби ураження по ППО противникапротирадіолокаційними ракетами HARM. Водночас ефективність ракети HARM будезначно вищою, якщо ми почнемо застосовувати її з літака F-16.</text:p>
      <text:p text:style-name="P4">
Source: <text:a xlink:type="simple" xlink:href="https://armyinform.com.ua/2023/04/12/protyvnyk-prodovzhuye-zastosovuvaty-taktychnu-aviacziyu-po-usij-liniyi-frontu-yurij-ignat/" text:style-name="Internet_20_link" text:visited-style-name="Visited_20_Internet_20_Link">
https://armyinform.com.ua/2023/04/12/protyvnyk-prodovzhuye-zastosovuvaty-taktychnu-aviacziyu-po-usij-liniyi-frontu-yurij-ignat/</text:a>
</text:p>
      <!--NEWS-->
      <text:h text:style-name="P10" text:outline-level="1">
<text:span text:style-name="T4">
Ми нічого не збираємося забувати й прощати вбивцям, законна відповідальність буде за все — Президент України</text:span>
</text:h>
      <text:p text:style-name="P4">
Author: ['АРМІЯINFORM']</text:p>
      <text:p text:style-name="P4">
Time: 2023-04-12T52:00:00-04:00</text:p>
      <text:p text:style-name="P4">
Description: Президент України Володимир Зеленський звернувся до світової громадськості піс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ПРЕЗИДЕНТ УКРАЇНИ']</text:p>
      <text:p text:style-name="P4">
Category: News</text:p>
      <!--METADATA-->
      <text:p text:style-name="P4">
Президент України Володимир Зеленський<text:a xlink:type="simple" xlink:href="https://www.president.gov.ua/news/mi-nichogo-ne-zbirayemosya-zabuvati-j-proshati-vbivcyam-zako-82213" text:style-name="Internet_20_link" text:visited-style-name="Visited_20_Internet_20_Link">
звернувся</text:a>
 до світової громадськості післяоприлюднення відео зі стратою українського полоненого.</text:p>
      <text:p text:style-name="P4">
«Є те, що нікому у світі неможливо ігнорувати: як легко ці звірі вбивають. Цевідео страти українського полоненого… Світ повинен бачити.</text:p>
      <text:p text:style-name="P4">
Це відео росії, якою вона є. Що це за істоти. Для них немає людей. Син, брат,чоловік… Чиясь дитина…</text:p>
      <text:p text:style-name="P4">
Це відео росії, яка намагається зробити саме це новою нормою – таку звичкузнищувати життя.</text:p>
      <text:p text:style-name="P4">
Це не випадковість. Це не епізод. Так було раніше. Так було в Бучі. Тисячіразів.</text:p>
      <text:p text:style-name="P4">
Кожен повинен реагувати. Кожен лідер. Не чекати, що це забудеться. Що минечас.</text:p>
      <text:p text:style-name="P4">
Ми нічого не збираємося забувати й прощати вбивцям.</text:p>
      <text:p text:style-name="P4">
Законна відповідальність буде за все. Потрібен програш терору.</text:p>
      <text:p text:style-name="P4">
Ніхто не зрозуміє, якщо лідери не зреагують. Зараз треба діяти!</text:p>
      <text:p text:style-name="P4">
І нам в Україні – максимально зосередитися на фронті. Максимально допомагати.Гнати окупанта з нашої землі!</text:p>
      <text:p text:style-name="P4">
Головна мета – перемогти. Головна мета – міцність Україні, щоб перемогти.</text:p>
      <text:p text:style-name="P4">
Розгром окупанту, вироки вбивцям, трибунал державі-злу.</text:p>
      <text:p text:style-name="P4">
Вічна памʼять кожній людині, чиє життя забрав цей російський терор!</text:p>
      <text:p text:style-name="P4">
<text:span text:style-name="T4">
<text:span text:style-name="T5">
Слава всім, хто б’ється проти цього зла!</text:span>
</text:span>
</text:p>
      <text:p text:style-name="P4">
<text:span text:style-name="T4">
<text:span text:style-name="T5">
Слава Україні!</text:span>
</text:span>
 » — зазначив Президент України.</text:p>
      <text:p text:style-name="P4">
Source: <text:a xlink:type="simple" xlink:href="https://armyinform.com.ua/2023/04/12/rosiya-po-zviryachy-vbyvayuchy-ukrayincziv-pokazuye-chym-vona-ye-my-nichogo-na-probachymo-prezydent/" text:style-name="Internet_20_link" text:visited-style-name="Visited_20_Internet_20_Link">
https://armyinform.com.ua/2023/04/12/rosiya-po-zviryachy-vbyvayuchy-ukrayincziv-pokazuye-chym-vona-ye-my-nichogo-na-probachymo-prezydent/</text:a>
</text:p>
      <!--NEWS-->
      <text:h text:style-name="P10" text:outline-level="1">
<text:span text:style-name="T4">
російські літаки, збиті в перші дні війни, були їх найкращими бортами — Юрій Ігнат</text:span>
</text:h>
      <text:p text:style-name="P4">
Author: ['Анастасія Олехнович']</text:p>
      <text:p text:style-name="P4">
Time: 2023-04-12T53:00:00-04:00</text:p>
      <text:p text:style-name="P4">
Description: Лише за кількістю російське авіаційне угруповання переважає нас у понад п’ять-ш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yurij-ignat-1.jpg" text:style-name="Internet_20_link" text:visited-style-name="Visited_20_Internet_20_Link">
yurij-ignat-1.jpg</text:a>
']</text:p>
      <text:p text:style-name="P4">
Tags: ['F-16', 'ВТОРГНЕННЯ РФ', 'ЄДИНІ НОВИНИ', 'ЛІТАКИ', 'ППО ЗСУ', 'ЮРІЙ ІГНАТ']</text:p>
      <text:p text:style-name="P4">
Category: News</text:p>
      <!--METADATA-->
      <text:p text:style-name="P4">
<draw:frame draw:style-name="fr1" draw:name="Image281" text:anchor-type="as-char" svg:width="6.9236in" svg:height="4.361868in" draw:z-index="0">
<draw:image xlink:href="../Images/AРМІЯINFORM/2023-04-12T53-00-00-04-00/yurij-ignat-1.jpg" xlink:type="simple" xlink:show="embed" xlink:actuate="onLoad" draw:mime-type="image/jpeg"/>
</draw:frame>
Речник Командування Повітряних Сил Збройних Сил України полковник Юрій Ігнат.Ілюстративне фото</text:p>
      <text:p text:style-name="P4">
Лише за кількістю російське авіаційне угруповання переважає нас у понад п’ять-шість разів. Щодо технологічних можливостей, різниця ще більш суттєва. Їхнілітаки, до прикладу Су-34, Су-35, пройшли глибоку модернізацію. Про це в етерітелемарафону «Єдині новини» повідомив Юрій Ігнат, речник КомандуванняПовітряних Сил.</text:p>
      <text:p text:style-name="P4">
— Російські літаки, збиті в перші дні війни, були їх найкращими бортами. Вонизазнали величезних втрат, недооцінивши наші сили. Українські пілоти робили іроблять неможливе. Проте Україні критично необхідна техніка, що здатнапротидіяти росіянам. Це ніби сидиш із пістолетом в окопі проти п’ятипротивників з автоматами. Теоретично маєте зброю, але перемогти при такомуспіввідношенні, м’яко кажучи, непросто. Без F-16 та достатньої кількостідалекобійної ППО ми не маємо змоги їх дістати чи відігнати подалі. Маєморобити все можливе, аби оголошена Командувачем Повітряних Сил авіаційнакоаліція під гаслом «Перемога на землі кується в небі» запрацювала і булоухвалене те рішення, якого ми так чекаємо про надання літаків класу 4+.</text:p>
      <text:p text:style-name="P4">
Source: <text:a xlink:type="simple" xlink:href="https://armyinform.com.ua/2023/04/12/rosijski-litaky-zbyti-v-pershi-dni-vijny-buly-yih-najkrashhymy-bortamy-yurij-ignat/" text:style-name="Internet_20_link" text:visited-style-name="Visited_20_Internet_20_Link">
https://armyinform.com.ua/2023/04/12/rosijski-litaky-zbyti-v-pershi-dni-vijny-buly-yih-najkrashhymy-bortamy-yurij-ignat/</text:a>
</text:p>
      <!--NEWS-->
      <text:h text:style-name="P10" text:outline-level="1">
<text:span text:style-name="T4">
За добу піротехніки ДСНС знешкодили понад 400 вибухонебезпечних предметів та одну авіабомбу</text:span>
</text:h>
      <text:p text:style-name="P4">
Author: ['АРМІЯINFORM']</text:p>
      <text:p text:style-name="P4">
Time: 2023-04-12T54:00:00-04:00</text:p>
      <text:p text:style-name="P4">
Description: Протягом минулої доби, 11 квіт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edium.jpg" text:style-name="Internet_20_link" text:visited-style-name="Visited_20_Internet_20_Link">
medium.jpg</text:a>
', '<text:a xlink:type="simple" xlink:href="https://armyinform.com.ua/wp-content/uploads/2023/04/340762175_235874668950971_5824924078667092162_n.jpg" text:style-name="Internet_20_link" text:visited-style-name="Visited_20_Internet_20_Link">
340762175_235874668950971_5824924078667092162_n.jpg</text:a>
']</text:p>
      <text:p text:style-name="P4">
Tags: ['STOPRUSSIA', 'АГРЕСІЯ РФ', 'ВІЙНА', 'ВТОРГНЕННЯ РФ', 'ДСНС УКРАЇНИ', 'РОЗМІНУВАННЯ']</text:p>
      <text:p text:style-name="P4">
Category: News</text:p>
      <!--METADATA-->
      <text:p text:style-name="P4">
<draw:frame draw:style-name="fr1" draw:name="Image282" text:anchor-type="as-char" svg:width="6.9236in" svg:height="3.89908in" draw:z-index="0">
<draw:image xlink:href="../Images/AРМІЯINFORM/2023-04-12T54-00-00-04-00/medium.jpg" xlink:type="simple" xlink:show="embed" xlink:actuate="onLoad" draw:mime-type="image/jpeg"/>
</draw:frame>
Ілюстративне фото</text:p>
      <text:p text:style-name="P4">
<text:span text:style-name="T4">
Протягом минулої доби,</text:span>
 <text:span text:style-name="T4">
11 квітня</text:span>
 <text:span text:style-name="T4">
,</text:span>
 піротехнічні підрозділиДержавної служби України з надзвичайних ситуацій <text:span text:style-name="T4">
147 разів</text:span>
 залучалися довиконання завдань з розмінування.</text:p>
      <text:p text:style-name="P4">
Про це <text:span text:style-name="T5">
<text:a xlink:type="simple" xlink:href="https://dsns.gov.ua/uk/news/nadzvicaini-podiyi/informaciia-shhodo-diialnosti-pirotexnicnix-pidrozdiliv-dsns-99" text:style-name="Internet_20_link" text:visited-style-name="Visited_20_Internet_20_Link">
повідомляє</text:a>
</text:span>
 ДСНСУкраїни.</text:p>
      <text:p text:style-name="P4">
Піротехнічними підрозділами виявлено, вилучено і знешкоджено <text:span text:style-name="T4">
4</text:span>
 <text:span text:style-name="T4">
73</text:span>
<text:span text:style-name="T4">
вибухонебезпечних</text:span>
 <text:span text:style-name="T4">
предмети, зокрема 1 авіаційну бомбу.</text:span>
 Обстежено(очищено) територію площею понад <text:span text:style-name="T4">
57 гектарів</text:span>
.</text:p>
      <text:p text:style-name="P4">
Найчастіше піротехнічні підрозділи працювали: в Харківській області 16 662рази, Київщині — 7417, Донеччині — 4601, Чернігівщині — 4430, Миколаївщині —4316, Херсонщині — 4073, Сумщині — 1798, Черкащині — 1083.</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50 508разів</text:span>
 до виконання завдань з розмінування. Знешкоджено <text:span text:style-name="T4">
343 981вибухонебезпечний предмет</text:span>
 , зокрема <text:span text:style-name="T4">
2 205 авіаційних бомб</text:span>
. Обстежено(очищено) територію площею <text:span text:style-name="T4">
81 922 гектара</text:span>
.</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283" text:anchor-type="as-char" svg:width="6.9236in" svg:height="5.804039in" draw:z-index="0">
<draw:image xlink:href="../Images/AРМІЯINFORM/2023-04-12T54-00-00-04-00/340762175_235874668950971_5824924078667092162_n.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4/12/za-dobu-pirotehniky-dsns-zneshkodyly-ponad-400-vybuhonebezpechnyh-predmetiv-ta-odnu-aviabombu/" text:style-name="Internet_20_link" text:visited-style-name="Visited_20_Internet_20_Link">
https://armyinform.com.ua/2023/04/12/za-dobu-pirotehniky-dsns-zneshkodyly-ponad-400-vybuhonebezpechnyh-predmetiv-ta-odnu-aviabombu/</text:a>
</text:p>
      <!--NEWS-->
      <text:h text:style-name="P10" text:outline-level="1">
<text:span text:style-name="T4">
У «Гвардії наступу» з’явиться нова дев’ята бригада — «Хартія»</text:span>
</text:h>
      <text:p text:style-name="P4">
Author: ['АРМІЯINFORM']</text:p>
      <text:p text:style-name="P4">
Time: 2023-04-12T55:00:00-04:00</text:p>
      <text:p text:style-name="P4">
Description: Про появу нової дев’ятої бригади «Хартія» у «Гвардії наступу» заявила заступниця міністр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a6cc29-gvardiya-nastypy690.jpg" text:style-name="Internet_20_link" text:visited-style-name="Visited_20_Internet_20_Link">
2a6cc29-gvardiya-nastypy690.jpg</text:a>
']</text:p>
      <text:p text:style-name="P4">
Tags: ['STOPRUSSIA', 'АГРЕСІЯ РФ', 'ВТОРГНЕННЯ РФ', 'ГВАРДІЯ НАСТУПУ', 'МВС']</text:p>
      <text:p text:style-name="P4">
Category: News</text:p>
      <!--METADATA-->
      <text:p text:style-name="P4">
<draw:frame draw:style-name="fr1" draw:name="Image284" text:anchor-type="as-char" svg:width="6.9236in" svg:height="3.883237in" draw:z-index="0">
<draw:image xlink:href="../Images/AРМІЯINFORM/2023-04-12T55-00-00-04-00/2a6cc29-gvardiya-nastypy690.jpg" xlink:type="simple" xlink:show="embed" xlink:actuate="onLoad" draw:mime-type="image/jpeg"/>
</draw:frame>
 Ілюстративне фото</text:p>
      <text:p text:style-name="P4">
Про появу нової дев’ятої бригади «Хартія» у «Гвардії наступу» заявилазаступниця міністра внутрішніх справ України Катерина Павліченко. За їїсловами, відомство вже отримало десятки тисяч заяв від добровольців, якіготові долучитися до «Гвардії наступу». Саме тому було вирішено продовжитинабір та створити нову бригаду у складі Національної гвардії України.</text:p>
      <text:p text:style-name="P4">
Про це <text:a xlink:type="simple" xlink:href="https://www.kmu.gov.ua/news/kateryna-pavlichenko-u-hvardii-nastupu-ziavytsia-nova-deviata-bryhada-khartiia" text:style-name="Internet_20_link" text:visited-style-name="Visited_20_Internet_20_Link">
повідомляє</text:a>
 Урядовий портал.</text:p>
      <text:p text:style-name="P4">
«Ця бригада буде дев’ятою у складі «Гвардії наступу» та сьомою бригадою вНаціональній гвардії України. Вже розпочато набір до «Хартії», заявку так самоможна подати або ж через сайт Міністерства внутрішніх справ, де можнаознайомитись з більш детально з інформацією про етапи відбору, про навчання,яке буде відбуватися. Крім цього, можна ознайомитися з адресами тих ЦНАПів,які наразі працюють, де також можна подати свої документи офлайн», —розповідає заступниця Міністра внутрішніх справ України.</text:p>
      <text:p text:style-name="P4">
Катерина Павліченко зазначає, що рівень відбору кандидатів до «Гвардіїнаступу» достатньо високий, адже в ряди бійців мають бути набрані найкращі танайбільш вмотивовані.</text:p>
      <text:p text:style-name="P4">
«Дійсно, ми маємо відібрати і набрати в ряди кращих, найбільш вмотивованих тапідготувати їх належним чином, базуючись на тому досвіді, який вже сьогоднімає Україна, і на тому досвіді, який можуть надати наші іноземні партнери.Попри те ми розуміємо, що дійсно на тому чи іншому етапі ми маємо певнівідсіви, чи то на стадії військово-лікарської комісії, коли кандидати непроходять за станом здоров'я, чи недостатній рівень фізичної підготовленості»,— додала заступниця міністра.</text:p>
      <text:p text:style-name="P4">
Однак, за її словами, кандидати, які все-таки мають велике бажання вступити дотого чи іншого підрозділу «Гвардії наступу», можуть покращити свою фізичнупідготовку шляхом тренувань та долучитися до рядів штурмових бригад: «Кожнабригада — це такий великий механізм, який включає в себе дуже багато різнихспеціальностей. І люди, які приходять, добровольці, вони мають можливістьнавчатися виходячи зі своїх вмінь, навиків, знань та побажань працювати потому чи іншому напрямку. Це і оператором БПЛА, розвідником, артилеристом,піхотинцем, гранатометником».</text:p>
      <text:p text:style-name="P4">
Заступниця міністра внутрішніх справ України Катерина Павліченко розповіла, щопідготовка бійців триває кілька місяців. Спочатку вона відбувається віндивідуальному режимі, адже велика кількість добровольців раніше не служили вармії. Наступний етап навчань вже у складі підрозділу, в якому бійці нестимутьслужбу.</text:p>
      <text:p text:style-name="P4">
«Наразі ми бачимо великий попит та бажання долучитися до лав «Гвардіїнаступу», тому ми продовжили набір. Зокрема, відкрили можливість доєднання доще однієї бригади, яка називається «Хартія», і вона буде у складі Національноїгвардії України», — додала заступниця міністра.</text:p>
      <text:p text:style-name="P4">
Source: <text:a xlink:type="simple" xlink:href="https://armyinform.com.ua/2023/04/12/u-gvardiyi-nastupu-zyavytsya-nova-devyata-brygada-hartiya/" text:style-name="Internet_20_link" text:visited-style-name="Visited_20_Internet_20_Link">
https://armyinform.com.ua/2023/04/12/u-gvardiyi-nastupu-zyavytsya-nova-devyata-brygada-hartiya/</text:a>
</text:p>
      <!--NEWS-->
      <text:h text:style-name="P10" text:outline-level="1">
<text:span text:style-name="T4">
Офіс Генпрокурора України: задокументовано майже 80 тисяч воєнних злочинів</text:span>
</text:h>
      <text:p text:style-name="P4">
Author: ['АРМІЯINFORM']</text:p>
      <text:p text:style-name="P4">
Time: 2023-04-12T56: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crime-12042023ua.jpg" text:style-name="Internet_20_link" text:visited-style-name="Visited_20_Internet_20_Link">
warcrime-12042023ua.jpg</text:a>
', '<text:a xlink:type="simple" xlink:href="https://armyinform.com.ua/wp-content/uploads/2023/04/warcrime-12042023en.jpg" text:style-name="Internet_20_link" text:visited-style-name="Visited_20_Internet_20_Link">
warcrime-12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85" text:anchor-type="as-char" svg:width="6.9236in" svg:height="4.448413in" draw:z-index="0">
<draw:image xlink:href="../Images/AРМІЯINFORM/2023-04-12T56-00-00-04-00/warcrime-1204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11 квітня</text:span>
 зареєстровано:</text:p>
      <ul>
        <li>
79 922 воєнних злочини,  * 17 063 злочини проти національної безпеки України.</li>
      </ul>
      <text:p text:style-name="P4">
Крім того, за офіційними даними ювенальних прокурорів, <text:span text:style-name="T4">
1415 дітейпостраждали</text:span>
 внаслідок агресії рф, з них:</text:p>
      <ul>
        <li>
468 — дітей загинули,  * 947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86" text:anchor-type="as-char" svg:width="6.9236in" svg:height="4.448413in" draw:z-index="0">
<draw:image xlink:href="../Images/AРМІЯINFORM/2023-04-12T56-00-00-04-00/warcrime-12042023en.jpg" xlink:type="simple" xlink:show="embed" xlink:actuate="onLoad" draw:mime-type="image/jpeg"/>
</draw:frame>
</text:p>
      <text:p text:style-name="P4">
Source: <text:a xlink:type="simple" xlink:href="https://armyinform.com.ua/2023/04/12/ofis-genprokurora-ukrayiny-zadokumentovano-majzhe-80-tysyach-voyennyh-zlochyniv/" text:style-name="Internet_20_link" text:visited-style-name="Visited_20_Internet_20_Link">
https://armyinform.com.ua/2023/04/12/ofis-genprokurora-ukrayiny-zadokumentovano-majzhe-80-tysyach-voyennyh-zlochyniv/</text:a>
</text:p>
      <!--NEWS-->
      <text:h text:style-name="P10" text:outline-level="1">
<text:span text:style-name="T4">
росія гірше за іділ — Дмитро Кулеба відреагував на відео страти українського військового</text:span>
</text:h>
      <text:p text:style-name="P4">
Author: ['АРМІЯINFORM']</text:p>
      <text:p text:style-name="P4">
Time: 2023-04-12T57:00:00-04:00</text:p>
      <text:p text:style-name="P4">
Description: Міністр закордонних справ України Дмитро Кулеба відреагував на відео страти украї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8/censor_social.jpg" text:style-name="Internet_20_link" text:visited-style-name="Visited_20_Internet_20_Link">
censor_social.jpg</text:a>
']</text:p>
      <text:p text:style-name="P4">
Tags: ['ДМИТРО КУЛЕБА', 'РОСІЯ-ТЕРОРИСТ']</text:p>
      <text:p text:style-name="P4">
Category: News</text:p>
      <!--METADATA-->
      <text:p text:style-name="P4">
<draw:frame draw:style-name="fr1" draw:name="Image287" text:anchor-type="as-char" svg:width="6.9236in" svg:height="3.63489in" draw:z-index="0">
<draw:image xlink:href="../Images/AРМІЯINFORM/2023-04-12T57-00-00-04-00/censor_social.jpg" xlink:type="simple" xlink:show="embed" xlink:actuate="onLoad" draw:mime-type="image/jpeg"/>
</draw:frame>
</text:p>
      <text:p text:style-name="P4">
Міністр закордонних справ України Дмитро Кулеба відреагував на відео стратиукраїнського військовослужбовця, яке шириться соціальними мережами.</text:p>
      <text:p text:style-name="P4">
«У мережі поширюється жахливе відео, як російські війська обезголовлюютьукраїнського військовополоненого. Це абсурд, що росія, яка гірша за іділ,головує в РБ ООН», —<text:a xlink:type="simple" xlink:href="https://twitter.com/DmytroKuleba/status/1646055701318365184" text:style-name="Internet_20_link" text:visited-style-name="Visited_20_Internet_20_Link">
зазначив</text:a>
 ДмитроКулеба.</text:p>
      <text:p text:style-name="P4">
Він наголосив: російських терористів потрібно вигнати з ООН, і нелюди маютьпонести відповідальність за свої злочини.</text:p>
      <text:p text:style-name="P4">
Нагадаємо, Служба Безпеки України<text:a xlink:type="simple" xlink:href="https://armyinform.com.ua/2023/04/12/rozpochato-rozsliduvannya-zhorstokogo-vbyvstva-okupantamy-ukrayinskogo-voyina/" text:style-name="Internet_20_link" text:visited-style-name="Visited_20_Internet_20_Link">
почала</text:a>
 розслідування щодоймовірної страти українського військового.</text:p>
      <text:p text:style-name="P4">
Source: <text:a xlink:type="simple" xlink:href="https://armyinform.com.ua/2023/04/12/rosiya-girshe-za-idil-dmytro-kuleba-vidreaguvav-na-video-straty-ukrayinskogo-vijskovogo/" text:style-name="Internet_20_link" text:visited-style-name="Visited_20_Internet_20_Link">
https://armyinform.com.ua/2023/04/12/rosiya-girshe-za-idil-dmytro-kuleba-vidreaguvav-na-video-straty-ukrayinskogo-vijskovogo/</text:a>
</text:p>
      <!--NEWS-->
      <text:h text:style-name="P10" text:outline-level="1">
<text:span text:style-name="T4">
У Польщі розпочинаються тренування на танках Abrams</text:span>
</text:h>
      <text:p text:style-name="P4">
Author: ['АРМІЯINFORM']</text:p>
      <text:p text:style-name="P4">
Time: 2023-04-12T58:00:00-04:00</text:p>
      <text:p text:style-name="P4">
Description: Сьогодні, 12 квітня 2023 року, на полігоні у польському місті Нова Демба розпочинаю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brams-1.jpg" text:style-name="Internet_20_link" text:visited-style-name="Visited_20_Internet_20_Link">
abrams-1.jpg</text:a>
']</text:p>
      <text:p text:style-name="P4">
Tags: ['АБРАМС', 'ВІЙСЬКОВІ ТРЕНУВАННЯ', 'ПОЛЬЩА', 'ТАНКИ']</text:p>
      <text:p text:style-name="P4">
Category: News</text:p>
      <!--METADATA-->
      <text:p text:style-name="P4">
<draw:frame draw:style-name="fr1" draw:name="Image288" text:anchor-type="as-char" svg:width="6.9236in" svg:height="3.894525in" draw:z-index="0">
<draw:image xlink:href="../Images/AРМІЯINFORM/2023-04-12T58-00-00-04-00/abrams-1.jpg" xlink:type="simple" xlink:show="embed" xlink:actuate="onLoad" draw:mime-type="image/jpeg"/>
</draw:frame>
</text:p>
      <text:p text:style-name="P4">
Сьогодні, 12 квітня 2023 року, на полігоні у польському місті Нова Дембарозпочинаються спільні навчання американських та польських військовослужбовцівна танках Abrams.</text:p>
      <text:p text:style-name="P4">
Про це <text:a xlink:type="simple" xlink:href="https://www.gov.pl/web/obrona-narodowa/szkolenie-abramsow-na-poligonie-nowa-deba" text:style-name="Internet_20_link" text:visited-style-name="Visited_20_Internet_20_Link">
повідомляє</text:a>
 пресслужба польського Міністерства національноїоборони.</text:p>
      <text:p text:style-name="P4">
Як зазначають у відомстві, польські та американські солдати регулярноспівпрацюють під час багатьох військових навчань, постійно підвищуючи рівеньоперативної сумісності. Навчання на полігоні в Новій Дембі є одним ізелементів зміцнення безпеки на східному фланзі НАТО. Спільно навчатимутьсявійськові зі США на танках Abrams і БМП Bradley та солдати польської 18-їмеханізованої дивізії (навчання відбуватимуться із застосуванням гаубиць<text:a xlink:type="simple" xlink:href="https://armyinform.com.ua/2022/06/16/polski-kraby-6-postriliv-za-hvylynu-dalnist-strilby-40-km/" text:style-name="Internet_20_link" text:visited-style-name="Visited_20_Internet_20_Link">
Krab</text:a>
, транспортерів<text:a xlink:type="simple" xlink:href="https://armyinform.com.ua/2023/04/06/polskyj-bronetransporter-rosomak-otrymuye-nove-zhyttya-z-bashtoyu-zssw-30/" text:style-name="Internet_20_link" text:visited-style-name="Visited_20_Internet_20_Link">
Rosomak</text:a>
, самохідних мінометів<text:a xlink:type="simple" xlink:href="https://armyinform.com.ua/2023/04/07/polski-samohidni-minomety-rak-yaki-nezabarom-otrymayut-zsu-znachno-tehnologichnishi-za-rosijski-analogy/" text:style-name="Internet_20_link" text:visited-style-name="Visited_20_Internet_20_Link">
Rak</text:a>
 тазенітних комплексів <text:a xlink:type="simple" xlink:href="https://armyinform.com.ua/2020/12/09/parasolka-dlya-nazemnyh-vijsk-mobilni-zrk-blyzhnoyi-diyi/" text:style-name="Internet_20_link" text:visited-style-name="Visited_20_Internet_20_Link">
Poprad</text:a>
).</text:p>
      <text:p text:style-name="P4">
У квітні 2022 року міністр національної оборони Польщі Маріуш Блащак уклавконтракт на придбання 250 танків M1A2 Abrams в новітній версії SEPv3 дляпольської армії. Також Польща<text:a xlink:type="simple" xlink:href="https://armyinform.com.ua/2023/01/06/chomu-polshha-popovnyuye-svij-vijskovyj-arsenal-amerykanskymy-m1-abrams/" text:style-name="Internet_20_link" text:visited-style-name="Visited_20_Internet_20_Link">
замовила</text:a>
 116 танків Abrams, які досі були врозпорядженні армії США. Незабаром перші зразки цих танків надійдуть допольської армії.</text:p>
      <text:p text:style-name="P4">
18-та механізована дивізія є одним із ключових елементів відбудови тареального посилення оборонного потенціалу на так званій східній стіні.</text:p>
      <text:p text:style-name="P4">
Source: <text:a xlink:type="simple" xlink:href="https://armyinform.com.ua/2023/04/12/u-polshhi-rozpochynayutsya-trenuvannya-na-tankah-abrams/" text:style-name="Internet_20_link" text:visited-style-name="Visited_20_Internet_20_Link">
https://armyinform.com.ua/2023/04/12/u-polshhi-rozpochynayutsya-trenuvannya-na-tankah-abrams/</text:a>
</text:p>
      <!--NEWS-->
      <text:h text:style-name="P10" text:outline-level="1">
<text:span text:style-name="T4">
Ганна Маляр про кадри катування захисника: Ворог отримає у відповідь нашу лють і розгром</text:span>
</text:h>
      <text:p text:style-name="P4">
Author: ['АРМІЯINFORM']</text:p>
      <text:p text:style-name="P4">
Time: 2023-04-12T59:00:00-04:00</text:p>
      <text:p text:style-name="P4">
Description: Від перших хвилин появи відео страти українського військового російськими нелюдами вс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malyar-1.jpg" text:style-name="Internet_20_link" text:visited-style-name="Visited_20_Internet_20_Link">
malyar-1.jpg</text:a>
']</text:p>
      <text:p text:style-name="P4">
Tags: ['ВОЄННІ ЗЛОЧИНИ РФ', 'ГАННА МАЛЯР', 'КАТУВАННЯ ЗАХИСНИКА']</text:p>
      <text:p text:style-name="P4">
Category: News</text:p>
      <!--METADATA-->
      <text:p text:style-name="P4">
<draw:frame draw:style-name="fr1" draw:name="Image289" text:anchor-type="as-char" svg:width="6.9236in" svg:height="3.894525in" draw:z-index="0">
<draw:image xlink:href="../Images/AРМІЯINFORM/2023-04-12T59-00-00-04-00/malyar-1.jpg" xlink:type="simple" xlink:show="embed" xlink:actuate="onLoad" draw:mime-type="image/jpeg"/>
</draw:frame>
</text:p>
      <text:p text:style-name="P4">
Від перших хвилин появи відео страти українського військового російськиминелюдами всі компетентні українські служби ретельно вивчають його покадрово,для того, щоб ідентифікувати воєнних злочинців.</text:p>
      <text:p text:style-name="P4">
Про це <text:a xlink:type="simple" xlink:href="https://t.me/annamaliar/634" text:style-name="Internet_20_link" text:visited-style-name="Visited_20_Internet_20_Link">
зазначила</text:a>
 заступниця Міністра оборониУкраїни Ганна Маляр у Телеграм-каналі.</text:p>
      <text:p text:style-name="P4">
«Сьогодні вночі ми разом з іншими силовими відомствами та спецслужбами як разцим займались. Ми робимо все, щоб упізнати загиблого. Всім нам важливорозуміти — ідентифікація людини по відео, а тим більше людини в такихобставинах, є надзвичайно складним завданням», — повідомила вона.</text:p>
      <text:p text:style-name="P4">
Ганна Маляр закликала утриматися від публічного озвучування будь-яких версійдо офіційних висновків.</text:p>
      <text:p text:style-name="P4">
«Будь ласка, майте повагу до близьких загиблого, не робіть жодних публічнихприпущень щодо особи загиблого, навіть якщо ви абсолютно впевнені, що впізналийого», — наголосила заступниця Міністра оборони України.</text:p>
      <text:p text:style-name="P4">
Вона також закликала зупинити поширення цього відео і будь-яких подібнихвідеокадрів.</text:p>
      <text:p text:style-name="P4">
«Пам’ятайте, ворог хоче нас залякати. Хоче зробити нас слабшими. Але все, щовін отримає у відповідь — нашу лють і повний розгром окупантів, вироки вбивцямі трибунал державі-агресору», — запевнила Ганна Маляр.</text:p>
      <text:p text:style-name="P4">
Source: <text:a xlink:type="simple" xlink:href="https://armyinform.com.ua/2023/04/12/ganna-malyar-pro-kadry-katuvannya-zahysnyka-vorog-otrymaye-u-vidpovid-nashu-lyut-i-povnyj-rozgrom/" text:style-name="Internet_20_link" text:visited-style-name="Visited_20_Internet_20_Link">
https://armyinform.com.ua/2023/04/12/ganna-malyar-pro-kadry-katuvannya-zahysnyka-vorog-otrymaye-u-vidpovid-nashu-lyut-i-povnyj-rozgrom/</text:a>
</text:p>
      <!--NEWS-->
      <text:h text:style-name="P10" text:outline-level="1">
<text:span text:style-name="T4">
Лимано-Куп’янський напрямок: за добу 414 обстрілів по наших позиціях з різних калібрів та систем</text:span>
</text:h>
      <text:p text:style-name="P4">
Author: ['Анастасія Олехнович']</text:p>
      <text:p text:style-name="P4">
Time: 2023-04-12T60:00:00-04:00</text:p>
      <text:p text:style-name="P4">
Description: Ситуацію на Бахмутському та Лимано-Куп’янському напрямку, а також звірства окупан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jpg" text:style-name="Internet_20_link" text:visited-style-name="Visited_20_Internet_20_Link">
cherevatyj.jpg</text:a>
']</text:p>
      <text:p text:style-name="P4">
Tags: ['БАХМУТ', 'ВТОРГНЕННЯ РФ', 'ЄДИНІ НОВИНИ', 'КУП‘ЯНСЬК', 'ЛІМАН', 'СЕРГІЙ ЧЕРЕВАТИЙ']</text:p>
      <text:p text:style-name="P4">
Category: News</text:p>
      <!--METADATA-->
      <text:p text:style-name="P4">
<draw:frame draw:style-name="fr1" draw:name="Image290" text:anchor-type="as-char" svg:width="6.9236in" svg:height="4.367638in" draw:z-index="0">
<draw:image xlink:href="../Images/AРМІЯINFORM/2023-04-12T60-00-00-04-00/cherevatyj.jpg" xlink:type="simple" xlink:show="embed" xlink:actuate="onLoad" draw:mime-type="image/jpeg"/>
</draw:frame>
</text:p>
      <text:p text:style-name="P4">
Ситуацію на Бахмутському та Лимано-Куп’янському напрямку, а також звірстваокупантів проти наших військових прокоментував речник Східного угрупованнявійськ ЗСУ Сергій Череватий в ефірі телемарафону «Єдині новини».</text:p>
      <text:p text:style-name="P4">
— Ворог продовжує атакувати. На Бахмутському напрямку за добу він здійснив 225обстрілів ствольною реактивною артилерією, відбулось 22 бойових зіткнення,завдав 5 авіаційних ударів. Українськими воїнами було знищено 126 окупантів,124 зазнали поранення. Також було знищено бойову машину десанту,радіолокаційну станцію, 6 польових складів боєприпасів, — зауважив СергійЧереватий. — Лимано-Куп’янський напрямок залишається лідером щодоартилерійських обстрілів. Ця доба не стала винятком. 414 разів із різнихкалібрів та різних систем ворог обстріляв наші позиції, відбулось 9боєзіткнень, ворог завдав 8 авіаційних ударів. Знищено 50 окупантів, більшесотні — поранено. Також знищено танк Т-72, безпілотник «Орлан-10», станціюРЕБ.</text:p>
      <text:p text:style-name="P4">
Сергій Череватий зазначив, що ЗСУ карають окупантів на місці. Багато з них неповертаються в росію або ж повертаються із серйозними каліцтвами.</text:p>
      <text:p text:style-name="P4">
— За кожне знищене українське місто рашисти платитимуть десятиліттями, — додавСергій Череватий.</text:p>
      <text:p text:style-name="P4">
Source: <text:a xlink:type="simple" xlink:href="https://armyinform.com.ua/2023/04/12/lymano-kupyanskyj-napryamok-za-dobu-414-obstriliv-po-nashyh-pozycziyah-z-riznyh-kalibriv-ta-system/" text:style-name="Internet_20_link" text:visited-style-name="Visited_20_Internet_20_Link">
https://armyinform.com.ua/2023/04/12/lymano-kupyanskyj-napryamok-za-dobu-414-obstriliv-po-nashyh-pozycziyah-z-riznyh-kalibriv-ta-system/</text:a>
</text:p>
      <!--NEWS-->
      <text:h text:style-name="P10" text:outline-level="1">
<text:span text:style-name="T4">
Сергій Череватий: Жодних «ноу-хау» російське військове керівництво не продемонструвало</text:span>
</text:h>
      <text:p text:style-name="P4">
Author: ['Анастасія Олехнович']</text:p>
      <text:p text:style-name="P4">
Time: 2023-04-12T61:00:00-04:00</text:p>
      <text:p text:style-name="P4">
Description: В ефірі телемарафону «Єдині новини» речник Східного угруповання військ Сергій Череват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riginal-4-1.jpg" text:style-name="Internet_20_link" text:visited-style-name="Visited_20_Internet_20_Link">
original-4-1.jpg</text:a>
']</text:p>
      <text:p text:style-name="P4">
Tags: ['СЕРГІЙ ЧЕРЕВАТИЙ']</text:p>
      <text:p text:style-name="P4">
Category: News</text:p>
      <!--METADATA-->
      <text:p text:style-name="P4">
<draw:frame draw:style-name="fr1" draw:name="Image291" text:anchor-type="as-char" svg:width="6.9236in" svg:height="4.881138in" draw:z-index="0">
<draw:image xlink:href="../Images/AРМІЯINFORM/2023-04-12T61-00-00-04-00/original-4-1.jpg" xlink:type="simple" xlink:show="embed" xlink:actuate="onLoad" draw:mime-type="image/jpeg"/>
</draw:frame>
Ілюстративне фото</text:p>
      <text:p text:style-name="P4">
В ефірі телемарафону «Єдині новини» речник Східного угруповання військ СергійЧереватий пояснив, що жодних «ноу-хау» російське військове керівництво непродемонструвало. Те, що вони досягали певних проміжних тактичних успіхів, доприкладу, на Бахмутському напрямку, відбувалось виключно за рахунок «м’ясних»штурмів, як їх влучно назвали західні аналітики.</text:p>
      <text:p text:style-name="P4">
— Постійне цілодобове використання живої сили, коли після знищення однієїхвилі одразу іде інша. Це єдине, що давало окупантам можливість хоч чогосьдосягати, — розповів Сергій Череватий. — Зараз вони діють переважно малимитактичними групами, проте підсиленими регулярною армією. Просто сил «Вагнера»не вистачає. Це просто пояснюється, адже «Вагнер» використовує особовий складяк головну рушійну силу. А вони несуть колосальні втрати. Якщо рашисти незнайдуть нове джерело поставки особового складу, то «Вагнер» перестане бутипотужною бойовою одиницею. Ні для кого не секрет, що із в’язниць набирати всолдати стає все важче, адже «сарафанне радіо» рознесло, що візит до Бахмуту —це візит в один кінець.</text:p>
      <text:p text:style-name="P4">
Source: <text:a xlink:type="simple" xlink:href="https://armyinform.com.ua/2023/04/12/sergij-cherevatyj-zhodnyh-nou-hau-rosijske-vijskove-kerivnycztvo-ne-prodemonstruvalo/" text:style-name="Internet_20_link" text:visited-style-name="Visited_20_Internet_20_Link">
https://armyinform.com.ua/2023/04/12/sergij-cherevatyj-zhodnyh-nou-hau-rosijske-vijskove-kerivnycztvo-ne-prodemonstruvalo/</text:a>
</text:p>
      <!--NEWS-->
      <text:h text:style-name="P10" text:outline-level="1">
<text:span text:style-name="T4">
Загрожує довічне колишньому «беркутівцю», який розгорнув агентурну мережу для фсб</text:span>
</text:h>
      <text:p text:style-name="P4">
Author: ['АРМІЯINFORM']</text:p>
      <text:p text:style-name="P4">
Time: 2023-04-12T62:00:00-04:00</text:p>
      <text:p text:style-name="P4">
Description: Встановлено особу керівника агентурної групи фсб, яку було викрито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lodij.jpg" text:style-name="Internet_20_link" text:visited-style-name="Visited_20_Internet_20_Link">
zlodij.jpg</text:a>
']</text:p>
      <text:p text:style-name="P4">
Tags: ['STOPRUSSIA', 'АГРЕСІЯ РФ', 'СБУ']</text:p>
      <text:p text:style-name="P4">
Category: News</text:p>
      <!--METADATA-->
      <text:p text:style-name="P4">
<draw:frame draw:style-name="fr1" draw:name="Image292" text:anchor-type="as-char" svg:width="6.9236in" svg:height="3.894525in" draw:z-index="0">
<draw:image xlink:href="../Images/AРМІЯINFORM/2023-04-12T62-00-00-04-00/zlodij.jpg" xlink:type="simple" xlink:show="embed" xlink:actuate="onLoad" draw:mime-type="image/jpeg"/>
</draw:frame>
</text:p>
      <text:p text:style-name="P4">
Встановлено особу керівника агентурної групи фсб, яку було викрито під часконтрдиверсійних заходів на Донеччині в серпні минулого року.</text:p>
      <text:p text:style-name="P4">
Про це <text:a xlink:type="simple" xlink:href="https://ssu.gov.ua/novyny/sbu-povidomyla-pro-pidozru-kolyshnomu-berkutivtsiu-yakyi-stvoryv-ahenturnu-merezhu-rf-u-frontovykh-oblastiakh-ukrainy" text:style-name="Internet_20_link" text:visited-style-name="Visited_20_Internet_20_Link">
повідомляє</text:a>
 пресслужба СБУ.</text:p>
      <text:p text:style-name="P4">
Ним виявився колишній співробітник розформованого спецпідрозділу міліції«Беркут» Валерій Астахов.</text:p>
      <text:p text:style-name="P4">
Після окупації Криму він перейшов на бік ворога і вступив до лавпідконтрольного російській спецслужбі угруповання під назвою «Євпаторійськарота народного ополчення».</text:p>
      <text:p text:style-name="P4">
На початку широкомасштабного вторгнення фсб доручила Астахову сформувативласну агентурну групу для розвідувально-підривної діяльності проти України.До її складу зрадник дистанційно залучив декілька десятків мешканців південнихі східних регіонів, зокрема — з Бахмута. Основним завданням ворожих агентівбув збір розвідданих про місця базування та переміщення Сил оборони поблизуфронту. Отриману інформацію зловмисники переправляли Астахову через месенджер«Телеграм» у вигляді локацій на електронних мапах з детальним описом об’єктів.</text:p>
      <text:p text:style-name="P4">
Колишній «беркутівець» передавав ці дані своїм кураторам з фсб на територіїзахопленого Криму. Вони потрібні були окупантам для наведення і коригуванняракетно-артилерійських обстрілів позицій українських військ.</text:p>
      <text:p text:style-name="P4">
На підставі зібраних доказів Астахову повідомлено про підозру у державнійзраді, вчиненій в умовах воєнного стану.</text:p>
      <text:p text:style-name="P4">
Наразі він переховується на тимчасово окупованій території на півдні України.Тривають комплексні заходи для притягнення зрадника, а також усіх йогопоплічників та їхніх російських «кураторів» до відповідальності.</text:p>
      <text:p text:style-name="P4">
Source: <text:a xlink:type="simple" xlink:href="https://armyinform.com.ua/2023/04/12/vstanovleno-osobu-kolyshnogo-berkutivczya-yakyj-rozgornuv-agenturnu-merezhu-dlya-fsb-jomu-zagrozhuye-dovichne/" text:style-name="Internet_20_link" text:visited-style-name="Visited_20_Internet_20_Link">
https://armyinform.com.ua/2023/04/12/vstanovleno-osobu-kolyshnogo-berkutivczya-yakyj-rozgornuv-agenturnu-merezhu-dlya-fsb-jomu-zagrozhuye-dovichne/</text:a>
</text:p>
      <!--NEWS-->
      <text:h text:style-name="P10" text:outline-level="1">
<text:span text:style-name="T4">
На зустрічі з делегаціями країн-донорів обговорили ключові проєкти та принципи відбудови України</text:span>
</text:h>
      <text:p text:style-name="P4">
Author: ['АРМІЯINFORM']</text:p>
      <text:p text:style-name="P4">
Time: 2023-04-12T63:00:00-04:00</text:p>
      <text:p text:style-name="P4">
Description: Віцепрем'єр-міністр з відновлення України — Міністр розвитку громад,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erg2412-2.jpg" text:style-name="Internet_20_link" text:visited-style-name="Visited_20_Internet_20_Link">
serg2412-2.jpg</text:a>
']</text:p>
      <text:p text:style-name="P4">
Tags: ['STOPRUSSIA', 'ВІДБУДОВА УКРАЇНИ']</text:p>
      <text:p text:style-name="P4">
Category: News</text:p>
      <!--METADATA-->
      <text:p text:style-name="P4">
<draw:frame draw:style-name="fr1" draw:name="Image293" text:anchor-type="as-char" svg:width="6.9236in" svg:height="4.615733in" draw:z-index="0">
<draw:image xlink:href="../Images/AРМІЯINFORM/2023-04-12T63-00-00-04-00/serg2412-2.jpg" xlink:type="simple" xlink:show="embed" xlink:actuate="onLoad" draw:mime-type="image/jpeg"/>
</draw:frame>
</text:p>
      <text:p text:style-name="P4">
Віцепрем'єр-міністр з відновлення України — Міністр розвитку громад, територійта інфраструктури Олександр Кубраков зустрівся з представниками КоординаційноїПлатформи донорів для відновлення України. Зокрема, на зустріч були присутніпредставники США, Польщі, Естонії, Японії, Нідерландів, Німеччини, Швейцарії,Італії, Данії, Канади, Великобританії, Іспанії та ООН.</text:p>
      <text:p text:style-name="P4">
У ході зустрічі були обговорені ключові проєкти та принципи відбудови,співпраця з місцевим самоврядуванням, а також залучення міжнародних партнерів.</text:p>
      <text:p text:style-name="P4">
«Для координації міжнародної допомоги на високому рівні минулого року буластворена Координаційна платформа донорів, яка складається з представниківкраїн Великої сімки та світових фінансових інституцій. Разом із тим, щобзабезпечити якісну комунікацію на всіх рівнях, спільно з головами делегаційкраїн-донорів провели робочу зустріч, на якій наша команда презентуваларезультати роботи міністерства з міжнародними фінансовими організаціями.</text:p>
      <text:p text:style-name="P4">
Проєкти, які обговорювалися, дозволять проводити відбудову вже у цьому році. Впершу чергу, для надання громадянам доступу до базових послуг, якізабезпечують життєдіяльність. Вже зараз ми створюємо умови, які допоможуть намповертати українців додому. Ми вдячні партнерам за допомогу, питання, таглибоку залученість в усі процеси відбудови, яка відбувається не лише набудмайданчиках, але в наших інституціях та реформах», — прокоментувавВіцепрем'єр-міністр з відновлення України — Міністр розвитку громад, територійта інфраструктури Олександр Кубраков.</text:p>
      <text:p text:style-name="P4">
Серед пріоритетів відновлення:</text:p>
      <ul>
        <li>
ремонт та будівництво житла;  * відновлення енергетичної інфраструктури, розвиток проєктів малої генерації та захист наявної енергомережі;  * відбудова соціальної інфраструктури (школи, дитсадки, лікарні тощо);  * відновлення мостів, доріг, залізничних колій та розвиток прикордонної інфраструктури;</li>
      </ul>
      <text:p text:style-name="P4">
Ключова ціль відбудови на 2023 рік — створення умов для повернення українців усвої домівки. Для цього планується використовувати 3-ступеневий підхід:</text:p>
      <ul>
        <li>
відновлення критичної інфраструктури, необхідної для життя (системи водо-, тепло- та електропостачання);  * стабілізаційні заходи, зокрема будівництво житла та залучення до цього людей, які втратили роботу;  * реалізація проєктів розвитку, направлених на відродження економічної активності у звільнених громадах.</li>
      </ul>
      <text:p text:style-name="P4">
У зустрічі також взяли участь заступники Міністра розвитку громад, територійта інфраструктури Олександра Азархіна та Анна Юрченко, а також ГоловаДержавного агентства відновлення та розвитку інфраструктури Мустафа Найєм.</text:p>
      <text:p text:style-name="P4">
Джерело: <text:a xlink:type="simple" xlink:href="https://www.kmu.gov.ua/news/vidbulasia-donorska-zustrich-shchodo-upravlinnia-vidbudovoiu-ukrainy" text:style-name="Internet_20_link" text:visited-style-name="Visited_20_Internet_20_Link">
Урядовий портал</text:a>
</text:p>
      <text:p text:style-name="P4">
Source: <text:a xlink:type="simple" xlink:href="https://armyinform.com.ua/2023/04/12/na-zustrichi-z-delegacziyamy-krayin-donoriv-obgovoryly-klyuchovi-proekty-ta-prynczypy-vidbudovy-ukrayiny/" text:style-name="Internet_20_link" text:visited-style-name="Visited_20_Internet_20_Link">
https://armyinform.com.ua/2023/04/12/na-zustrichi-z-delegacziyamy-krayin-donoriv-obgovoryly-klyuchovi-proekty-ta-prynczypy-vidbudovy-ukrayiny/</text:a>
</text:p>
      <!--NEWS-->
      <text:h text:style-name="P10" text:outline-level="1">
<text:span text:style-name="T4">
На Київщині триває підготовка підрозділів Сил оборони</text:span>
</text:h>
      <text:p text:style-name="P4">
Author: ['Євген Проворний']</text:p>
      <text:p text:style-name="P4">
Time: 2023-04-12T64:00:00-04:00</text:p>
      <text:p text:style-name="P4">
Description: На Київщині відбулись інструкторсько-методичні заняття з підрозділами Сил оборони. Ць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19.jpg" text:style-name="Internet_20_link" text:visited-style-name="Visited_20_Internet_20_Link">
golovna-19.jpg</text:a>
', '<text:a xlink:type="simple" xlink:href="https://armyinform.com.ua/wp-content/uploads/2023/04/nayev.jpg" text:style-name="Internet_20_link" text:visited-style-name="Visited_20_Internet_20_Link">
nayev.jpg</text:a>
', '<text:a xlink:type="simple" xlink:href="https://armyinform.com.ua/wp-content/uploads/2023/04/1-36-150x150.jpg" text:style-name="Internet_20_link" text:visited-style-name="Visited_20_Internet_20_Link">
1-36-150x150.jpg</text:a>
', '<text:a xlink:type="simple" xlink:href="https://armyinform.com.ua/wp-content/uploads/2023/04/2-37-150x150.jpg" text:style-name="Internet_20_link" text:visited-style-name="Visited_20_Internet_20_Link">
2-37-150x150.jpg</text:a>
', '<text:a xlink:type="simple" xlink:href="https://armyinform.com.ua/wp-content/uploads/2023/04/3-30-150x150.jpg" text:style-name="Internet_20_link" text:visited-style-name="Visited_20_Internet_20_Link">
3-30-150x150.jpg</text:a>
', '<text:a xlink:type="simple" xlink:href="https://armyinform.com.ua/wp-content/uploads/2023/04/4-26-150x150.jpg" text:style-name="Internet_20_link" text:visited-style-name="Visited_20_Internet_20_Link">
4-26-150x150.jpg</text:a>
', '<text:a xlink:type="simple" xlink:href="https://armyinform.com.ua/wp-content/uploads/2023/04/5-21-150x150.jpg" text:style-name="Internet_20_link" text:visited-style-name="Visited_20_Internet_20_Link">
5-21-150x150.jpg</text:a>
', '<text:a xlink:type="simple" xlink:href="https://armyinform.com.ua/wp-content/uploads/2023/04/6-20-150x150.jpg" text:style-name="Internet_20_link" text:visited-style-name="Visited_20_Internet_20_Link">
6-20-150x150.jpg</text:a>
', '<text:a xlink:type="simple" xlink:href="https://armyinform.com.ua/wp-content/uploads/2023/04/viktor.jpg" text:style-name="Internet_20_link" text:visited-style-name="Visited_20_Internet_20_Link">
viktor.jpg</text:a>
', '<text:a xlink:type="simple" xlink:href="https://armyinform.com.ua/wp-content/uploads/2023/04/8-10-150x150.jpg" text:style-name="Internet_20_link" text:visited-style-name="Visited_20_Internet_20_Link">
8-10-150x150.jpg</text:a>
', '<text:a xlink:type="simple" xlink:href="https://armyinform.com.ua/wp-content/uploads/2023/04/10-8-150x150.jpg" text:style-name="Internet_20_link" text:visited-style-name="Visited_20_Internet_20_Link">
10-8-150x150.jpg</text:a>
', '<text:a xlink:type="simple" xlink:href="https://armyinform.com.ua/wp-content/uploads/2023/04/11-3-150x150.jpg" text:style-name="Internet_20_link" text:visited-style-name="Visited_20_Internet_20_Link">
11-3-150x150.jpg</text:a>
', '<text:a xlink:type="simple" xlink:href="https://armyinform.com.ua/wp-content/uploads/2023/04/12-2-150x150.jpg" text:style-name="Internet_20_link" text:visited-style-name="Visited_20_Internet_20_Link">
12-2-150x150.jpg</text:a>
', '<text:a xlink:type="simple" xlink:href="https://armyinform.com.ua/wp-content/uploads/2023/04/13-2-150x150.jpg" text:style-name="Internet_20_link" text:visited-style-name="Visited_20_Internet_20_Link">
13-2-150x150.jpg</text:a>
']</text:p>
      <text:p text:style-name="P4">
Tags: ['ІНСТРУКТОРСЬКО-МЕТОДИЧНІ ЗАНЯТТЯ', 'КИЇВЩИНА', "КОМАНДУВАЧ ОБ'ЄДНАНИХ СИЛ", 'ПІВНІЧНА ОПЕРАЦІЙНА ЗОНА', 'СЕРГІЙ НАЄВ', 'ФОТОРЕПОРТАЖ']</text:p>
      <text:p text:style-name="P4">
Category: News</text:p>
      <!--METADATA-->
      <text:p text:style-name="P4">
<draw:frame draw:style-name="fr1" draw:name="Image294" text:anchor-type="as-char" svg:width="6.9236in" svg:height="4.615733in" draw:z-index="0">
<draw:image xlink:href="../Images/AРМІЯINFORM/2023-04-12T64-00-00-04-00/golovna-19.jpg" xlink:type="simple" xlink:show="embed" xlink:actuate="onLoad" draw:mime-type="image/jpeg"/>
</draw:frame>
</text:p>
      <text:p text:style-name="P4">
<text:span text:style-name="T5">
На Київщині відбулись інструкторсько-методичні заняття з підрозділами Силоборони. Цього разу наші воїни, зокрема, проходили обкатку танком, тренувалисьпересуватись на полі бою, долали психологічну смугу перешкод, що включає всіелементи бою — у місті та на взводних опорних пунктах.</text:span>
</text:p>
      <text:p text:style-name="P4">
<text:span text:style-name="T5">
Кореспонденти Армія</text:span>
 <text:span text:style-name="T5">
Inform</text:span>
 <text:span text:style-name="T5">
побачили це на власні очі.</text:span>
</text:p>
      <text:p text:style-name="P4">
За словами командувача Об’єднаних Сил ЗСУ генерал-лейтенанта Сергія Наєва,нині обстановка у Північній операційній зоні дозволяє постійно зміцнюватиоборону:</text:p>
      <text:p text:style-name="P4">
<draw:frame draw:style-name="fr1" draw:name="Image295" text:anchor-type="as-char" svg:width="6.9236in" svg:height="4.615733in" draw:z-index="0">
<draw:image xlink:href="../Images/AРМІЯINFORM/2023-04-12T64-00-00-04-00/nayev.jpg" xlink:type="simple" xlink:show="embed" xlink:actuate="onLoad" draw:mime-type="image/jpeg"/>
</draw:frame>
</text:p>
      <text:p text:style-name="P4">
— Окрім фортифікаційного обладнання, облаштування інженерних загороджень, мивсе робимо, щоб наші військовослужбовці підвищували військову майстерність.Розуміємо, що військова майстерність — це не подарунок долі. Це кропітка,щоденна праця і щоденна перемога над собою. Взагалі, у навчанні немаєдругорядних завдань. Є мета, яку необхідно досягти з найменшими моральними тафізичними втратами. У всіх угрупованнях організовано такі смуги (психологічнасмуга перешкод. — <text:span text:style-name="T5">
Ред</text:span>
.), на яких кожен воїн може підвищити свою військовумайстерність і здобути перемогу над собою. Ця підготовка включає в себе дії ускладі підрозділу, зокрема, відділення. А командири відділень тут працюють длянабуття лідерських якостей.</text:p>
      <text:p text:style-name="P4">
Командувач додав, що військовослужбовці відпрацьовують також питаннярозгортання в бойові порядки.</text:p>
      <text:p text:style-name="P4">
<text:a xlink:type="simple" xlink:href="https://armyinform.com.ua/wp-content/uploads/2023/04/1-36.jpg" text:style-name="Internet_20_link" text:visited-style-name="Visited_20_Internet_20_Link">
<draw:frame draw:style-name="fr1" draw:name="Image296" text:anchor-type="as-char" svg:width="6.9236in" svg:height="6.9236in" draw:z-index="0">
<draw:image xlink:href="../Images/AРМІЯINFORM/2023-04-12T64-00-00-04-00/1-36-150x150.jpg" xlink:type="simple" xlink:show="embed" xlink:actuate="onLoad" draw:mime-type="image/jpeg"/>
</draw:frame>
</text:a>
</text:p>
      <text:p text:style-name="P4">
<text:a xlink:type="simple" xlink:href="https://armyinform.com.ua/wp-content/uploads/2023/04/2-37.jpg" text:style-name="Internet_20_link" text:visited-style-name="Visited_20_Internet_20_Link">
<draw:frame draw:style-name="fr1" draw:name="Image297" text:anchor-type="as-char" svg:width="6.9236in" svg:height="6.9236in" draw:z-index="0">
<draw:image xlink:href="../Images/AРМІЯINFORM/2023-04-12T64-00-00-04-00/2-37-150x150.jpg" xlink:type="simple" xlink:show="embed" xlink:actuate="onLoad" draw:mime-type="image/jpeg"/>
</draw:frame>
</text:a>
</text:p>
      <text:p text:style-name="P4">
<text:a xlink:type="simple" xlink:href="https://armyinform.com.ua/wp-content/uploads/2023/04/3-30.jpg" text:style-name="Internet_20_link" text:visited-style-name="Visited_20_Internet_20_Link">
<draw:frame draw:style-name="fr1" draw:name="Image298" text:anchor-type="as-char" svg:width="6.9236in" svg:height="6.9236in" draw:z-index="0">
<draw:image xlink:href="../Images/AРМІЯINFORM/2023-04-12T64-00-00-04-00/3-30-150x150.jpg" xlink:type="simple" xlink:show="embed" xlink:actuate="onLoad" draw:mime-type="image/jpeg"/>
</draw:frame>
</text:a>
</text:p>
      <text:p text:style-name="P4">
<text:a xlink:type="simple" xlink:href="https://armyinform.com.ua/wp-content/uploads/2023/04/4-26.jpg" text:style-name="Internet_20_link" text:visited-style-name="Visited_20_Internet_20_Link">
<draw:frame draw:style-name="fr1" draw:name="Image299" text:anchor-type="as-char" svg:width="6.9236in" svg:height="6.9236in" draw:z-index="0">
<draw:image xlink:href="../Images/AРМІЯINFORM/2023-04-12T64-00-00-04-00/4-26-150x150.jpg" xlink:type="simple" xlink:show="embed" xlink:actuate="onLoad" draw:mime-type="image/jpeg"/>
</draw:frame>
</text:a>
</text:p>
      <text:p text:style-name="P4">
<text:a xlink:type="simple" xlink:href="https://armyinform.com.ua/wp-content/uploads/2023/04/5-21.jpg" text:style-name="Internet_20_link" text:visited-style-name="Visited_20_Internet_20_Link">
<draw:frame draw:style-name="fr1" draw:name="Image300" text:anchor-type="as-char" svg:width="6.9236in" svg:height="6.9236in" draw:z-index="0">
<draw:image xlink:href="../Images/AРМІЯINFORM/2023-04-12T64-00-00-04-00/5-21-150x150.jpg" xlink:type="simple" xlink:show="embed" xlink:actuate="onLoad" draw:mime-type="image/jpeg"/>
</draw:frame>
</text:a>
</text:p>
      <text:p text:style-name="P4">
<text:a xlink:type="simple" xlink:href="https://armyinform.com.ua/wp-content/uploads/2023/04/6-20.jpg" text:style-name="Internet_20_link" text:visited-style-name="Visited_20_Internet_20_Link">
<draw:frame draw:style-name="fr1" draw:name="Image301" text:anchor-type="as-char" svg:width="6.9236in" svg:height="6.9236in" draw:z-index="0">
<draw:image xlink:href="../Images/AРМІЯINFORM/2023-04-12T64-00-00-04-00/6-20-150x150.jpg" xlink:type="simple" xlink:show="embed" xlink:actuate="onLoad" draw:mime-type="image/jpeg"/>
</draw:frame>
</text:a>
</text:p>
      <text:p text:style-name="P4">
— Тут усі умови наближені до бойових — дим, підриви вибухових речовин,манекени, які імітують поранених, — щоб військовослужбовці повністю булиготові до виконання завдань. Хочу зазначити, що тут також готуютьсяпідрозділи, які незабаром виконуватимуть завдання на сході нашої держави. Аодин з підрозділів, який нещодавно повернувся (зі сходу. — <text:span text:style-name="T5">
Ред</text:span>
.), поділивсяз нами здобутим бойовим досвідом. І цей досвід під час тренувань тут такожвідпрацьовується. Такі тренування проводитимуться на постійній основі, —зауважив генерал-лейтенант Сергій Наєв.</text:p>
      <text:p text:style-name="P4">
Військовослужбовець ЗСУ Віктор стверджує, що на смузі перешкод формуєтьсяпсихологічна стійкість наших воїнів:</text:p>
      <text:p text:style-name="P4">
<draw:frame draw:style-name="fr1" draw:name="Image302" text:anchor-type="as-char" svg:width="6.9236in" svg:height="4.615733in" draw:z-index="0">
<draw:image xlink:href="../Images/AРМІЯINFORM/2023-04-12T64-00-00-04-00/viktor.jpg" xlink:type="simple" xlink:show="embed" xlink:actuate="onLoad" draw:mime-type="image/jpeg"/>
</draw:frame>
</text:p>
      <text:p text:style-name="P4">
— Ми враховуємо весь бойовий досвід, що має наша армія. Аналізуємо дії нашихпідрозділів, які нині виконують завдання на сході країни. Також вивчаємо, якповодить себе противник, як змінюються його дії. Все це відображається напроцесі підготовки наших військовослужбовців. До речі, така смуга перешкодвикористовується для підготовки підрозділів Сухопутних військ, ДШВ, ССО.Військовослужбовці відпрацьовують ведення бойових дій у складі відділення, бовоно є зараз основною групою для ведення бойових дій. Процес цієї підготовкибуде вдосконалюватись залежно від характеру бойових дій, які тривають нині.</text:p>
      <text:p text:style-name="P4">
<text:a xlink:type="simple" xlink:href="https://armyinform.com.ua/wp-content/uploads/2023/04/8-10.jpg" text:style-name="Internet_20_link" text:visited-style-name="Visited_20_Internet_20_Link">
<draw:frame draw:style-name="fr1" draw:name="Image303" text:anchor-type="as-char" svg:width="6.9236in" svg:height="6.9236in" draw:z-index="0">
<draw:image xlink:href="../Images/AРМІЯINFORM/2023-04-12T64-00-00-04-00/8-10-150x150.jpg" xlink:type="simple" xlink:show="embed" xlink:actuate="onLoad" draw:mime-type="image/jpeg"/>
</draw:frame>
</text:a>
</text:p>
      <text:p text:style-name="P4">
<text:a xlink:type="simple" xlink:href="https://armyinform.com.ua/wp-content/uploads/2023/04/10-8.jpg" text:style-name="Internet_20_link" text:visited-style-name="Visited_20_Internet_20_Link">
<draw:frame draw:style-name="fr1" draw:name="Image304" text:anchor-type="as-char" svg:width="6.9236in" svg:height="6.9236in" draw:z-index="0">
<draw:image xlink:href="../Images/AРМІЯINFORM/2023-04-12T64-00-00-04-00/10-8-150x150.jpg" xlink:type="simple" xlink:show="embed" xlink:actuate="onLoad" draw:mime-type="image/jpeg"/>
</draw:frame>
</text:a>
</text:p>
      <text:p text:style-name="P4">
<text:a xlink:type="simple" xlink:href="https://armyinform.com.ua/wp-content/uploads/2023/04/11-3.jpg" text:style-name="Internet_20_link" text:visited-style-name="Visited_20_Internet_20_Link">
<draw:frame draw:style-name="fr1" draw:name="Image305" text:anchor-type="as-char" svg:width="6.9236in" svg:height="6.9236in" draw:z-index="0">
<draw:image xlink:href="../Images/AРМІЯINFORM/2023-04-12T64-00-00-04-00/11-3-150x150.jpg" xlink:type="simple" xlink:show="embed" xlink:actuate="onLoad" draw:mime-type="image/jpeg"/>
</draw:frame>
</text:a>
</text:p>
      <text:p text:style-name="P4">
<text:a xlink:type="simple" xlink:href="https://armyinform.com.ua/wp-content/uploads/2023/04/12-2.jpg" text:style-name="Internet_20_link" text:visited-style-name="Visited_20_Internet_20_Link">
<draw:frame draw:style-name="fr1" draw:name="Image306" text:anchor-type="as-char" svg:width="6.9236in" svg:height="6.9236in" draw:z-index="0">
<draw:image xlink:href="../Images/AРМІЯINFORM/2023-04-12T64-00-00-04-00/12-2-150x150.jpg" xlink:type="simple" xlink:show="embed" xlink:actuate="onLoad" draw:mime-type="image/jpeg"/>
</draw:frame>
</text:a>
</text:p>
      <text:p text:style-name="P4">
<text:a xlink:type="simple" xlink:href="https://armyinform.com.ua/wp-content/uploads/2023/04/13-2.jpg" text:style-name="Internet_20_link" text:visited-style-name="Visited_20_Internet_20_Link">
<draw:frame draw:style-name="fr1" draw:name="Image307" text:anchor-type="as-char" svg:width="6.9236in" svg:height="6.9236in" draw:z-index="0">
<draw:image xlink:href="../Images/AРМІЯINFORM/2023-04-12T64-00-00-04-00/13-2-150x150.jpg" xlink:type="simple" xlink:show="embed" xlink:actuate="onLoad" draw:mime-type="image/jpeg"/>
</draw:frame>
</text:a>
</text:p>
      <text:p text:style-name="P4">
Своїми думками поділився й військовослужбовець Ігор:</text:p>
      <text:p text:style-name="P4">
— Люди, які щойно прийшли до війська, вони ще не чули, наприклад, вибухів,пострілів. І такі тренування дають можливість трішки адаптуватись до бойовихумов, щоб вони не стали несподіванкою для новачків. Якщо потім воїни чутимутьодин одного на полі бою, якщо їхній командир віддаватиме накази правильно,чітко, зрозуміло, то це збереже життя кожного воїна.</text:p>
      <text:p text:style-name="P4">
<text:span text:style-name="T5">
Фото Дмитра Юрченка</text:span>
</text:p>
      <text:p text:style-name="P4">
Source: <text:a xlink:type="simple" xlink:href="https://armyinform.com.ua/2023/04/12/na-kyyivshhyni-tryvaye-pidgotovka-pidrozdiliv-syl-oborony/" text:style-name="Internet_20_link" text:visited-style-name="Visited_20_Internet_20_Link">
https://armyinform.com.ua/2023/04/12/na-kyyivshhyni-tryvaye-pidgotovka-pidrozdiliv-syl-oborony/</text:a>
</text:p>
      <!--NEWS-->
      <text:h text:style-name="P10" text:outline-level="1">
<text:span text:style-name="T4">
За добу рятувальники майже двісті разів виїжджали на ліквідацію наслідків ворожих обстрілів</text:span>
</text:h>
      <text:p text:style-name="P4">
Author: ['АРМІЯINFORM']</text:p>
      <text:p text:style-name="P4">
Time: 2023-04-12T65:00:00-04:00</text:p>
      <text:p text:style-name="P4">
Description: Протягом минулої доби, 11 квіт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08" text:anchor-type="as-char" svg:width="6.9236in" svg:height="4.635046in" draw:z-index="0">
<draw:image xlink:href="../Images/AРМІЯINFORM/2023-04-12T65-00-00-04-00/pozhezha-1.jpg" xlink:type="simple" xlink:show="embed" xlink:actuate="onLoad" draw:mime-type="image/jpeg"/>
</draw:frame>
Ілюстративне фото</text:p>
      <text:p text:style-name="P4">
Протягом минулої доби, <text:span text:style-name="T4">
11 квітня,</text:span>
 підрозділи Державної служби України знадзвичайних ситуацій <text:span text:style-name="T4">
здійснили 182 виїзди</text:span>
 на ліквідацію наслідківобстрілів окупантами населених пунктів та об’єктів інфраструктури. Ліквідовано3 пожежі. Надано психологічну допомогу 143 особам.</text:p>
      <text:p text:style-name="P4">
Про це йдеться у <text:a xlink:type="simple" xlink:href="https://dsns.gov.ua/uk/news/nadzvicaini-podiyi/operativna-informaciia-dsns-shhodo-naslidkiv-vedennia-boiovix-dii-rosiiskoiu-federacijeiu-123" text:style-name="Internet_20_link" text:visited-style-name="Visited_20_Internet_20_Link">
повідомленні</text:a>
 ДСНС України.</text:p>
      <text:p text:style-name="P4">
<text:span text:style-name="T4">
Довідково</text:span>
. З початку війни здійснено <text:span text:style-name="T4">
88 784 виїзди</text:span>
 на ліквідаціюнаслідків обстрілів, ліквідовано <text:span text:style-name="T4">
14 281 поже</text:span>
 <text:span text:style-name="T4">
жу</text:span>
 , врятовано 3992особи, надано психологічну допомогу 209 792 особам.</text:p>
      <text:p text:style-name="P4">
Source: <text:a xlink:type="simple" xlink:href="https://armyinform.com.ua/2023/04/12/za-dobu-ryatuvalnyky-majzhe-dvisti-raziv-vyyizhdzhaly-na-likvidacziyu-naslidkiv-vorozhyh-obstriliv-2/" text:style-name="Internet_20_link" text:visited-style-name="Visited_20_Internet_20_Link">
https://armyinform.com.ua/2023/04/12/za-dobu-ryatuvalnyky-majzhe-dvisti-raziv-vyyizhdzhaly-na-likvidacziyu-naslidkiv-vorozhyh-obstriliv-2/</text:a>
</text:p>
      <!--NEWS-->
      <text:h text:style-name="P10" text:outline-level="1">
<text:span text:style-name="T4">
Ворог збільшив корабельне угруповання в Середземному морі</text:span>
</text:h>
      <text:p text:style-name="P4">
Author: ['АРМІЯINFORM']</text:p>
      <text:p text:style-name="P4">
Time: 2023-04-12T66:00:00-04:00</text:p>
      <text:p text:style-name="P4">
Description: Станом на 12 квітня в акваторіях Чорного, Азовського та Середземного морів на бойов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maxresdefault-1.jpg" text:style-name="Internet_20_link" text:visited-style-name="Visited_20_Internet_20_Link">
maxresdefault-1.jpg</text:a>
']</text:p>
      <text:p text:style-name="P4">
Tags: ['STOPRUSSIA', 'АГРЕСІЯ РФ', 'ВМС ЗС УКРАЇНИ']</text:p>
      <text:p text:style-name="P4">
Category: News</text:p>
      <!--METADATA-->
      <text:p text:style-name="P4">
<draw:frame draw:style-name="fr1" draw:name="Image309" text:anchor-type="as-char" svg:width="6.9236in" svg:height="3.894525in" draw:z-index="0">
<draw:image xlink:href="../Images/AРМІЯINFORM/2023-04-12T66-00-00-04-00/maxresdefault-1.jpg" xlink:type="simple" xlink:show="embed" xlink:actuate="onLoad" draw:mime-type="image/jpeg"/>
</draw:frame>
Ілюстративне фото</text:p>
      <text:p text:style-name="P4">
Станом на 12 квітня в акваторіях Чорного, Азовського та Середземного морів набойовому чергуванні перебувають 13 ворожих кораблів, з них — 6 носії крилатихракет «Калібр». Загальний залп становить 48 ракет.</text:p>
      <text:p text:style-name="P4">
Про це йдеться в<text:a xlink:type="simple" xlink:href="https://www.facebook.com/navy.mil.gov.ua/posts/pfbid0xAZ15mtBzTW4f9W7shtw4XVp4bV4sepNNKMULwpK2fz8S6MP4TLrobpy9GpJpFnTl" text:style-name="Internet_20_link" text:visited-style-name="Visited_20_Internet_20_Link">
повідомленні</text:a>
Командування Військово-Морських Сил ЗС України.</text:p>
      <text:p text:style-name="P4">
З них:</text:p>
      <ul>
        <li>
у Чорному морі на бойовому чергуванні перебувають 4 ворожих кораблів, з них 2 носії крилатих ракет «Калібр», загальний залп становить — 12 ракет;  * в Азовському морі ворог продовжує контролювати морські комунікації, утримуючи на бойовому чергуванні 1 корабель;  * у Середземному морі ворог збільшив корабельне угруповання за рахунок розгортання проєкту <text:span text:style-name="T5">
22350</text:span>
 типу «Адмірал Горшков» до 8 ворожих кораблів, з них 4 носії крилатих ракет «Калібр», загальний залп — до 36 ракет.</li>
      </ul>
      <text:p text:style-name="P4">
За добу в інтересах рф прохід Керч-Єнікальською протокою здійснили:</text:p>
      <ul>
        <li>
до Азовського моря — 28 суден, з них 2 судна продовжили рух з протоки Босфор;  * до Чорного моря — 13 суден, з них 5 суден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4/12/vorog-zbilshyv-korabelne-ugrupovannya-u-seredzemnomu-mori/" text:style-name="Internet_20_link" text:visited-style-name="Visited_20_Internet_20_Link">
https://armyinform.com.ua/2023/04/12/vorog-zbilshyv-korabelne-ugrupovannya-u-seredzemnomu-mori/</text:a>
</text:p>
      <!--NEWS-->
      <text:h text:style-name="P10" text:outline-level="1">
<text:span text:style-name="T4">
Омбудсман звернувся до ООН та Червоного Хреста через відео звірячої страти росармією українського військового</text:span>
</text:h>
      <text:p text:style-name="P4">
Author: ['АРМІЯINFORM']</text:p>
      <text:p text:style-name="P4">
Time: 2023-04-12T67:00:00-04:00</text:p>
      <text:p text:style-name="P4">
Description: Омбудсман України Дмитро Лубінець звернувся до Верховного Комісара ООН з прав люд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uska.jpg" text:style-name="Internet_20_link" text:visited-style-name="Visited_20_Internet_20_Link">
ruska.jpg</text:a>
']</text:p>
      <text:p text:style-name="P4">
Tags: ['STOPRUSSIA', 'АГРЕСІЯ РФ']</text:p>
      <text:p text:style-name="P4">
Category: News</text:p>
      <!--METADATA-->
      <text:p text:style-name="P4">
<draw:frame draw:style-name="fr1" draw:name="Image310" text:anchor-type="as-char" svg:width="6.9236in" svg:height="3.894525in" draw:z-index="0">
<draw:image xlink:href="../Images/AРМІЯINFORM/2023-04-12T67-00-00-04-00/ruska.jpg" xlink:type="simple" xlink:show="embed" xlink:actuate="onLoad" draw:mime-type="image/jpeg"/>
</draw:frame>
Ілюстративне фото</text:p>
      <text:p text:style-name="P4">
Омбудсман України Дмитро Лубінець звернувся до Верховного Комісара ООН з правлюдини, Моніторингової місії ООН в Україні, Генерального Секретаря ООН,Міжнародного Комітету Червоного Хреста задля покарання всіх причетних дозвірячого вбивства українського військового, відео з яким напередодніпоширилося соціальними мережами.</text:p>
      <text:p text:style-name="P4">
Про це Дмитро Лубінець <text:a xlink:type="simple" xlink:href="https://t.me/dmytro_lubinetzs/2119" text:style-name="Internet_20_link" text:visited-style-name="Visited_20_Internet_20_Link">
повідомив</text:a>
 вTelegram.</text:p>
      <text:p text:style-name="P4">
«російські окупанти вкотре в мережі опублікували відео жорстокого вбивства. Зточки зору людяності та гуманності, чи може взагалі будь-яка армія світувбивати військовополонених, а потім поширювати це відео на загал? Чи додаєчесті подібні дії такій армії? Питання риторичне. Втім, про людські чесноти збоку рф не йдеться взагалі. Що ж це тоді, як не черговий доказ геноцидуукраїнського народу? Вони публікують відео, розповсюджують, пишуть жахливікоментарі, в яких відчувається глибока ненависть до України й українців», —зазначив український Уповноважений з прав людини.</text:p>
      <text:p text:style-name="P4">
Він додав, що росія розповсюджує соціальними мережами зазначене відео, перш завсе, для внутрішньої аудиторії, «аби посилити у суспільстві антиукраїнськінаративи».</text:p>
      <text:p text:style-name="P4">
Крім того, Дмитро Лубінець припускає, що російські командири віддають наказисвоїм підлеглим, аби ті вчиняли подібні дії й знімали все на камери — такимчином проходячи ритуал «хрещення кров’ю».</text:p>
      <text:p text:style-name="P4">
«Це елемент залякування своїх військових, у першу чергу, щоб вони не здавалисяв український полон і думали, що з ними будуть вчиняти так само. А також яккомпромат, що шляху назад уже немає і вести цю загарбницьку війну доведетьсядо кінця», — наголошує Омбудсман України.</text:p>
      <text:p text:style-name="P4">
Він зазначив, що зазначений випадок страти українського військового є ще однимдоказом порушення норм Женевських Конвенцій, міжнародного гуманітарного права,порушення фундаментального права на життя.</text:p>
      <text:p text:style-name="P4">
«Це відео розіслав всім колегам-омбудсманам світу з проханням, щоб вони усвоїх країнах продовжували лобіювати питання підтримки України. А також длятого, щоб парламенти їхніх країн визнавали росію країною-терористкою, аросійську агресію — геноцидом українського народу! Щоб рф виключили з усіхміжнародних організацій, як це зробила Європейська мережа національнихінституцій з прав людини ENNHRI, виключивши Уповноважену з прав людини в рфтетяну москалькову», — резюмував Дмитро Лубінець.</text:p>
      <text:p text:style-name="P4">
Нагадаємо, Президент України Володимир Зеленський<text:a xlink:type="simple" xlink:href="https://armyinform.com.ua/2023/04/12/rosiya-po-zviryachy-vbyvayuchy-ukrayincziv-pokazuye-chym-vona-ye-my-nichogo-na-probachymo-prezydent/" text:style-name="Internet_20_link" text:visited-style-name="Visited_20_Internet_20_Link">
відреагував</text:a>
 на відео страти українського військового. Він наголосив, що цевідео росії, яка намагається зробити саме це новою нормою — таку звичкузнищувати життя. Він підкреслив, що на подібне звірство має реагувати коженлідер.</text:p>
      <text:p text:style-name="P4">
Міністр закордонних справ України Дмитро Кулеба, відреагувавши на відеозвірячої страти українського військового,<text:a xlink:type="simple" xlink:href="https://armyinform.com.ua/2023/04/12/rosiya-girshe-za-idil-dmytro-kuleba-vidreaguvav-na-video-straty-ukrayinskogo-vijskovogo/" text:style-name="Internet_20_link" text:visited-style-name="Visited_20_Internet_20_Link">
закликав</text:a>
 вигнати росію зООН, яка нині головує в Раді безпеки органу.</text:p>
      <text:p text:style-name="P4">
Також заступниця Міністра оборони України Ганна Маляр<text:a xlink:type="simple" xlink:href="https://armyinform.com.ua/2023/04/12/ganna-malyar-pro-kadry-katuvannya-zahysnyka-vorog-otrymaye-u-vidpovid-nashu-lyut-i-povnyj-rozgrom/" text:style-name="Internet_20_link" text:visited-style-name="Visited_20_Internet_20_Link">
повідомила</text:a>
,що наразі триває ідентифікація як вбивць, так і страченого військового.</text:p>
      <text:p text:style-name="P4">
Source: <text:a xlink:type="simple" xlink:href="https://armyinform.com.ua/2023/04/12/ombudsman-zvernuvsya-do-oon-ta-chervonogo-hresta-cherez-video-zviryachoyi-straty-rosarmiyeyu-ukrayinskogo-vijskovogo/" text:style-name="Internet_20_link" text:visited-style-name="Visited_20_Internet_20_Link">
https://armyinform.com.ua/2023/04/12/ombudsman-zvernuvsya-do-oon-ta-chervonogo-hresta-cherez-video-zviryachoyi-straty-rosarmiyeyu-ukrayinskogo-vijskovogo/</text:a>
</text:p>
      <!--NEWS-->
      <text:h text:style-name="P10" text:outline-level="1">
<text:span text:style-name="T4">
11 років за ґратами: у Чернігові оголосили вирок командиру танкового батальйону зс рф</text:span>
</text:h>
      <text:p text:style-name="P4">
Author: ['АРМІЯINFORM']</text:p>
      <text:p text:style-name="P4">
Time: 2023-04-12T68:00:00-04:00</text:p>
      <text:p text:style-name="P4">
Description: Командира танкового батальйону збройних сил російської федерації засудили до 11 ро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360_240_1582135276-970.jpg" text:style-name="Internet_20_link" text:visited-style-name="Visited_20_Internet_20_Link">
360_240_1582135276-970.jpg</text:a>
']</text:p>
      <text:p text:style-name="P4">
Tags: ['ОФІС ГЕНЕРАЛЬНОГО ПРОКУРОРА УКРАЇНИ']</text:p>
      <text:p text:style-name="P4">
Category: News</text:p>
      <!--METADATA-->
      <text:p text:style-name="P4">
<draw:frame draw:style-name="fr1" draw:name="Image311" text:anchor-type="as-char" svg:width="6.9236in" svg:height="4.617974in" draw:z-index="0">
<draw:image xlink:href="../Images/AРМІЯINFORM/2023-04-12T68-00-00-04-00/360_240_1582135276-970.jpg" xlink:type="simple" xlink:show="embed" xlink:actuate="onLoad" draw:mime-type="image/jpeg"/>
</draw:frame>
 Ілюстративне фото</text:p>
      <text:p text:style-name="P4">
Командира танкового батальйону збройних сил російської федерації засудили до11 років позбавлення волі за розстріл багатоповерхового житлового будинку вЧернігові.</text:p>
      <text:p text:style-name="P4">
Про це <text:a xlink:type="simple" xlink:href="https://www.gp.gov.ua/ua/posts/obstril-zitlovogo-budinku-u-cernigovi-komandira-tankovogo-batalionu-zs-rf-zasudzeno-do-11-rokiv-pozbavlennya-voli" text:style-name="Internet_20_link" text:visited-style-name="Visited_20_Internet_20_Link">
повідомляє</text:a>
 Офіс Генерального прокурора України.</text:p>
      <text:p text:style-name="P4">
«Командира танкового батальйону 35-ї окремої гвардійської мотострілецькоїбригади у складі 41-ї загальновійськової армії рф визнано винним у порушеннізаконів і звичаїв війни (ч. 1 ст. 438 КК України). Прокурор у суді довів, щотанковий батальйон військової частини 41659 зс рф в кінці лютого 2022 рокузайшов на територію області з метою збройного захоплення Чернігівськогоаеропорту та окупації регіону», — йдеться в повідомленні.</text:p>
      <text:p text:style-name="P4">
Під час нападу обвинувачений віддав злочинний наказ оператору-навіднику танкана виконання пострілу осколково-фугасним снарядом калібру 125 мм по житловомубагатоповерховому будинку в м. Чернігові. Цей об’єкт цивільної інфраструктурине був військовою ціллю і не використовувався для військових потреб.</text:p>
      <text:p text:style-name="P4">
Внаслідок обстрілу було повністю зруйновано окремі житлові приміщення будинку.</text:p>
      <text:p text:style-name="P4">
Source: <text:a xlink:type="simple" xlink:href="https://armyinform.com.ua/2023/04/12/11-rokiv-za-gratamy-u-chernigovi-ogolosyly-vyrok-komandyru-tankovogo-bataljonu-zs-rf/" text:style-name="Internet_20_link" text:visited-style-name="Visited_20_Internet_20_Link">
https://armyinform.com.ua/2023/04/12/11-rokiv-za-gratamy-u-chernigovi-ogolosyly-vyrok-komandyru-tankovogo-bataljonu-zs-rf/</text:a>
</text:p>
      <!--NEWS-->
      <text:h text:style-name="P10" text:outline-level="1">
<text:span text:style-name="T4">
Україна закликає Офіс Прокурора МКС невідкладно звернути увагу на чергове звірство армії рф</text:span>
</text:h>
      <text:p text:style-name="P4">
Author: ['АРМІЯINFORM']</text:p>
      <text:p text:style-name="P4">
Time: 2023-04-12T69:00:00-04:00</text:p>
      <text:p text:style-name="P4">
Description: У Міністерстві закордонних справ України приголомшені появою 11 квітня відео, на я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rosiya-teroryst.jpg" text:style-name="Internet_20_link" text:visited-style-name="Visited_20_Internet_20_Link">
rosiya-teroryst.jpg</text:a>
']</text:p>
      <text:p text:style-name="P4">
Tags: ['STOPRUSSIA', 'АГРЕСІЯ РФ', 'ВОЄННІ ЗЛОЧИНИ РФ', 'ВТОРГНЕННЯ РФ', 'ЗАЯВА МЗС УКРАЇНИ']</text:p>
      <text:p text:style-name="P4">
Category: News</text:p>
      <!--METADATA-->
      <text:p text:style-name="P4">
<draw:frame draw:style-name="fr1" draw:name="Image312" text:anchor-type="as-char" svg:width="6.9236in" svg:height="3.889116in" draw:z-index="0">
<draw:image xlink:href="../Images/AРМІЯINFORM/2023-04-12T69-00-00-04-00/rosiya-teroryst.jpg" xlink:type="simple" xlink:show="embed" xlink:actuate="onLoad" draw:mime-type="image/jpeg"/>
</draw:frame>
«росія — країна-терорист»</text:p>
      <text:p text:style-name="P4">
У Міністерстві закордонних справ України приголомшені появою 11 квітня відео,на якому російські військові страчують українського полоненого. Позуючи накамеру, російські кати забирають життя в людини з особливим цинізмом. У заявіМЗС зазначено, що армія російської федерації продовжує скоювати страшні воєннізлочини в Україні.</text:p>
      <text:p text:style-name="P4">
Про це <text:a xlink:type="simple" xlink:href="https://www.kmu.gov.ua/news/zaiava-mzs-ukrainy-shchodo-straty-armiieiu-rf-ukrainskoho-polonenoho" text:style-name="Internet_20_link" text:visited-style-name="Visited_20_Internet_20_Link">
повідомляє</text:a>
 Урядовий портал.</text:p>
      <text:p text:style-name="P4">
«Це не перший випадок кричущого нелюдського поводження російських військ зукраїнськими полоненими. Тисячі випадків мали місце в Бучі, Ірпені, Гостомелі,Бородянці, Маріуполі та інших українських містах і селах. рф свідомо втілює вУкраїні політику катувань, фізичного знущання, нелюдського поводження,умисного заподіяння тяжких страждань, серйозних тілесних ушкоджень та умисноговбивства як полонених військовослужбовців, так і цивільних людей», — йдеться взаяві МЗС.</text:p>
      <text:p text:style-name="P4">
Вбивство українського полоненого, зафіксоване на відео, є серйозним порушеннямЖеневських конвенцій та є воєнним злочином відповідно до положеньКримінального кодексу України та Римського статуту Міжнародного кримінальногосуду. За Римським статутом такі дії також можуть бути кваліфіковані як злочинпроти людяності.</text:p>
      <text:p text:style-name="P4">
У Міністерстві закордонних справ України закликають Офіс ПрокурораМіжнародного кримінального суду (МКС) невідкладно звернути увагу на черговезвірство російських військових в контексті розслідування воєнних злочинів тазлочинів проти людяності, вчинених громадянами рф на території України, атакож міжнародну спільноту вжити рішучих термінових заходів задля посиленнядопомоги Україні, аби захистити українців від російського геноциду тазвільнити всі наші території.</text:p>
      <text:p text:style-name="P4">
Source: <text:a xlink:type="simple" xlink:href="https://armyinform.com.ua/2023/04/12/ukrayina-zaklykaye-ofis-prokurora-mks-nevidkladno-zvernuty-uvagu-na-chergove-zvirstvo-armiyi-rf/" text:style-name="Internet_20_link" text:visited-style-name="Visited_20_Internet_20_Link">
https://armyinform.com.ua/2023/04/12/ukrayina-zaklykaye-ofis-prokurora-mks-nevidkladno-zvernuty-uvagu-na-chergove-zvirstvo-armiyi-rf/</text:a>
</text:p>
      <!--NEWS-->
      <text:h text:style-name="P10" text:outline-level="1">
<text:span text:style-name="T4">
Понад 2 млн грн до держбюджету стягнуто на користь МОУ за позовом спецпрокуратури</text:span>
</text:h>
      <text:p text:style-name="P4">
Author: ['АРМІЯINFORM']</text:p>
      <text:p text:style-name="P4">
Time: 2023-04-12T70:00:00-04:00</text:p>
      <text:p text:style-name="P4">
Description: Після своєчасного реагування спецпрокуратури підприємство, яке уклало державний контрак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12/photo_2021-12-10_12-16-09.jpg" text:style-name="Internet_20_link" text:visited-style-name="Visited_20_Internet_20_Link">
photo_2021-12-10_12-16-09.jpg</text:a>
']</text:p>
      <text:p text:style-name="P4">
Tags: ['СПЕЦІАЛІЗОВАНА ПРОКУРАТУРА У ВІЙСЬКОВІЙ ТА ОБОРОННІЙ СФЕРІ']</text:p>
      <text:p text:style-name="P4">
Category: News</text:p>
      <!--METADATA-->
      <text:p text:style-name="P4">
<draw:frame draw:style-name="fr1" draw:name="Image313" text:anchor-type="as-char" svg:width="6.9236in" svg:height="4.608521in" draw:z-index="0">
<draw:image xlink:href="../Images/AРМІЯINFORM/2023-04-12T70-00-00-04-00/photo_2021-12-10_12-16-09.jpg" xlink:type="simple" xlink:show="embed" xlink:actuate="onLoad" draw:mime-type="image/jpeg"/>
</draw:frame>
 Міністерство оборониУкраїни</text:p>
      <text:p text:style-name="P4">
Після своєчасного реагування спецпрокуратури підприємство, яке уклалодержавний контракт з Міністерством оборони України, визнало порушеннявиконання умов контракту зі свого боку. Не очікуючи початку процедурипримусового виконання рішення суду, підприємство-порушник у квітні поточногороку перерахувало на казначейські рахунки МОУ суму попередньої оплати врозмірі 2,22 млн грн.</text:p>
      <text:p text:style-name="P4">
Про це<text:a xlink:type="simple" xlink:href="https://vppnr.gp.gov.ua/ua/news.html" text:style-name="Internet_20_link" text:visited-style-name="Visited_20_Internet_20_Link">
повідомляє</text:a>
пресслужба Спеціалізованої прокуратури у сфері оборони Центрального регіону.</text:p>
      <text:p text:style-name="P4">
Так, у грудні 2019 року між Міністерством оборони України та одним зкомерційних підприємств укладено державний контракт на виконання дослідно-конструкторської роботи зі створення та впровадження автоматизованої системиуправління за державним замовленням, на виконання умов якого обороннимвідомством перераховано виконавцю попередню оплату.</text:p>
      <text:p text:style-name="P4">
Однак, усупереч умовам укладеного контракту, виконавець не дотримався взятихна себе зобов’язань.</text:p>
      <text:p text:style-name="P4">
Прокурорами Дарницької спеціалізованої прокуратури подано позов про стягненнявказаних коштів.</text:p>
      <text:p text:style-name="P4">
За результатами судового розгляду, рішення Господарського суду міста Києва від21.06.2022, залишеного без змін постановою Північного апеляційногогосподарського суду від 13.12.2022 та постановою Верховного Суду у складіКасаційного господарського суду від 30.03.2023, позовні вимоги Дарницькоїспеціалізованої прокуратури задоволено.</text:p>
      <text:p text:style-name="P4">
Source: <text:a xlink:type="simple" xlink:href="https://armyinform.com.ua/2023/04/12/ponad-2-mln-grn-do-derzhbyudzhetu-styagnuto-na-koryst-mou-za-pozovom-speczprokuratury/" text:style-name="Internet_20_link" text:visited-style-name="Visited_20_Internet_20_Link">
https://armyinform.com.ua/2023/04/12/ponad-2-mln-grn-do-derzhbyudzhetu-styagnuto-na-koryst-mou-za-pozovom-speczprokuratury/</text:a>
</text:p>
      <!--NEWS-->
      <text:h text:style-name="P10" text:outline-level="1">
<text:span text:style-name="T4">
«Якщо світ обере ганебний мир з рф — отримає війну з російським Четвертим рейхом» — Секретар РНБО</text:span>
</text:h>
      <text:p text:style-name="P4">
Author: ['АРМІЯINFORM']</text:p>
      <text:p text:style-name="P4">
Time: 2023-04-12T71:00:00-04:00</text:p>
      <text:p text:style-name="P4">
Description: У разі, якщо світова спільнота не доб‘ється поразки росії у її загарбницькій війні про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image-3.jpg" text:style-name="Internet_20_link" text:visited-style-name="Visited_20_Internet_20_Link">
image-3.jpg</text:a>
']</text:p>
      <text:p text:style-name="P4">
Tags: ['STOPRUSSIA', 'АГРЕСІЯ РФ', 'РНБО УКРАЇНИ']</text:p>
      <text:p text:style-name="P4">
Category: News</text:p>
      <!--METADATA-->
      <text:p text:style-name="P4">
<draw:frame draw:style-name="fr1" draw:name="Image314" text:anchor-type="as-char" svg:width="6.9236in" svg:height="3.894525in" draw:z-index="0">
<draw:image xlink:href="../Images/AРМІЯINFORM/2023-04-12T71-00-00-04-00/image-3.jpg" xlink:type="simple" xlink:show="embed" xlink:actuate="onLoad" draw:mime-type="image/jpeg"/>
</draw:frame>
</text:p>
      <text:p text:style-name="P4">
У разі, якщо світова спільнота не доб‘ється поразки росії у її загарбницькійвійні проти України, вона отримає нову світову війну з російським Четвертимрейхом.</text:p>
      <text:p text:style-name="P4">
На цьому<text:a xlink:type="simple" xlink:href="https://www.facebook.com/100012127781936/posts/pfbid02jTVVdWdy9usVGX4QuJobzLVTrdh5RjvqkxVw9fmtBJfBnbwmLxtMFTpcoJPnbFa4l/" text:style-name="Internet_20_link" text:visited-style-name="Visited_20_Internet_20_Link">
наголошує</text:a>
Секретар Ради національної безпеки та оборони України Олексій Данілов.</text:p>
      <text:p text:style-name="P4">
Він зазначив, що стосунки західних країн із кремлем аналогічні стосункам ізвождем Третього рейху Адольфом Гітлером.</text:p>
      <text:p text:style-name="P4">
«Формулу Перемоги України і демократії можна обговорювати, але формула поразкивідома. Історія вчить: ніякої повної та безумовної капітуляції агресора.Залиште Третій рейх у кордонах до 1941 року з анексованими й окупованимитериторіями Австрії, Чехословаччини, Польщі, Франції. Запросіть Гітлера в ООНна засідання Радбезу. Легітимізуйте фашистську владу і відновіть business asusual з постачальниками Вермахту. Залиште за дужками знищені міста, геноцид,терор, катування, тисячі вбитих, серед яких — сотні безневинних дітей,зруйновані долі… і далі продовжуйте тиснути руку путіну на різноманітнихсамітах, зустрічах і перемовинах. У разі якщо світ обере ганебний мир, вінотримає нову війну з російським Четвертим рейхом», — підкреслив Секретар РНБО.</text:p>
      <text:p text:style-name="P4">
Source: <text:a xlink:type="simple" xlink:href="https://armyinform.com.ua/2023/04/12/yakshho-svit-obere-ganebnyj-myr-z-rf-otrymaye-vijnu-z-rosijskym-chetvertym-rejhom-sekretar-rnbo/" text:style-name="Internet_20_link" text:visited-style-name="Visited_20_Internet_20_Link">
https://armyinform.com.ua/2023/04/12/yakshho-svit-obere-ganebnyj-myr-z-rf-otrymaye-vijnu-z-rosijskym-chetvertym-rejhom-sekretar-rnbo/</text:a>
</text:p>
      <!--NEWS-->
      <text:h text:style-name="P10" text:outline-level="1">
<text:span text:style-name="T4">
Судитимуть генерал-лейтенанта зс рф, який керував штурмом «Азовсталі»</text:span>
</text:h>
      <text:p text:style-name="P4">
Author: ['АРМІЯINFORM']</text:p>
      <text:p text:style-name="P4">
Time: 2023-04-12T72:00:00-04:00</text:p>
      <text:p text:style-name="P4">
Description: Скеровано до суду обвинувальний акт стосовно командувача 8-ї гвардій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360_240_1582135276-970.jpg" text:style-name="Internet_20_link" text:visited-style-name="Visited_20_Internet_20_Link">
360_240_1582135276-970.jpg</text:a>
']</text:p>
      <text:p text:style-name="P4">
Tags: ['STOPRUSSIA', 'АГРЕСІЯ РФ', 'АЗОВСТАЛЬ', 'ВТОРГНЕННЯ РФ', 'ОФІС ГЕНЕРАЛЬНОГО ПРОКУРОРА УКРАЇНИ']</text:p>
      <text:p text:style-name="P4">
Category: News</text:p>
      <!--METADATA-->
      <text:p text:style-name="P4">
<draw:frame draw:style-name="fr1" draw:name="Image315" text:anchor-type="as-char" svg:width="6.9236in" svg:height="4.617974in" draw:z-index="0">
<draw:image xlink:href="../Images/AРМІЯINFORM/2023-04-12T72-00-00-04-00/360_240_1582135276-970.jpg" xlink:type="simple" xlink:show="embed" xlink:actuate="onLoad" draw:mime-type="image/jpeg"/>
</draw:frame>
 Ілюстративне фото</text:p>
      <text:p text:style-name="P4">
Скеровано до суду обвинувальний акт стосовно командувача 8-ї гвардійськоїзагальновійськової армії Південного військового округу збройних сил рф. З 24лютого по травень 2022 року на виконання наказів військово-політичногокерівництва держави-агресора він здійснював особисте керівництвопідпорядкованими підрозділами під час вторгнення на територію Донецькоїобласті.</text:p>
      <text:p text:style-name="P4">
Про це <text:a xlink:type="simple" xlink:href="https://gp.gov.ua/ua/posts/nakazuvav-obstrilyuvati-civilnix-na-doneccini-i-keruvav-sturmom-azovstali-suditimut-general-leitenanta-zs-rf" text:style-name="Internet_20_link" text:visited-style-name="Visited_20_Internet_20_Link">
повідомляє</text:a>
 Офіс Генерального прокурора України.</text:p>
      <text:p text:style-name="P4">
Командувач армією рф обвинувачується у вчиненні умисних дій з метою зміни межтериторії або державного кордону України на порушення порядку, встановленогоКонституцією України, які призвели до загибелі людей та інших тяжкихнаслідків, а також у веденні агресивної війни.</text:p>
      <text:p text:style-name="P4">
Досудовим розслідуванням встановлено, що, перебуваючи в командних пунктахармії окупантів у м. Маріуполі, смт Мангуш, Нікольське, Старий Крим, селахКальчик, Шевченко, Жовтневе та Приазовське Маріупольського району, генерал-лейтенант вирішував питання воєнного планування, координації й управліннявійськовими формуваннями рф. Також він віддавав накази щодо обстрілів мирнихмешканців Донеччини і окупації території регіону.</text:p>
      <text:p text:style-name="P4">
Обвинувачений брав участь у нараді з головами псевдореспубліки «днр» іЧеченської республіки рф та розробленні плану повного захоплення оточеногоМаріуполя і штурму металургійного комбінату «Азовсталь», де у частковозруйнованих бомбосховищах були заблоковані військовослужбовці ЗСУ й цивільні.</text:p>
      <text:p text:style-name="P4">
Окрім цього, він узгоджував дії підпорядкованих формувань щодо посиленогоштурму підприємства і вбивства керівного складу українських військовихпідрозділів.</text:p>
      <text:p text:style-name="P4">
Наразі обвинувачений переховується від слідства, тому його оголошено у розшук.</text:p>
      <text:p text:style-name="P4">
Source: <text:a xlink:type="simple" xlink:href="https://armyinform.com.ua/2023/04/12/sudytymut-general-lejtenanta-zs-rf-yakyj-keruvav-shturmom-azovstali/" text:style-name="Internet_20_link" text:visited-style-name="Visited_20_Internet_20_Link">
https://armyinform.com.ua/2023/04/12/sudytymut-general-lejtenanta-zs-rf-yakyj-keruvav-shturmom-azovstali/</text:a>
</text:p>
      <!--NEWS-->
      <text:h text:style-name="P10" text:outline-level="1">
<text:span text:style-name="T4">
ООН відреагувала на відео звірячого вбивства росармією українського військового</text:span>
</text:h>
      <text:p text:style-name="P4">
Author: ['АРМІЯINFORM']</text:p>
      <text:p text:style-name="P4">
Time: 2023-04-12T73:00:00-04:00</text:p>
      <text:p text:style-name="P4">
Description: Моніторингова місія ООН з прав людини в Україні приголомшена надзвичайно жорсток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rganizacziya-obyednanyh-naczij.jpg" text:style-name="Internet_20_link" text:visited-style-name="Visited_20_Internet_20_Link">
organizacziya-obyednanyh-naczij.jpg</text:a>
']</text:p>
      <text:p text:style-name="P4">
Tags: ['STOPRUSSIA', 'АГРЕСІЯ РФ', 'ВОЄННІ ЗЛОЧИНИ РФ', 'ВТОРГНЕННЯ РФ', 'ЗАЯВА ООН', 'ООН']</text:p>
      <text:p text:style-name="P4">
Category: News</text:p>
      <!--METADATA-->
      <text:p text:style-name="P4">
<draw:frame draw:style-name="fr1" draw:name="Image316" text:anchor-type="as-char" svg:width="6.9236in" svg:height="4.615733in" draw:z-index="0">
<draw:image xlink:href="../Images/AРМІЯINFORM/2023-04-12T73-00-00-04-00/organizacziya-obyednanyh-naczij.jpg" xlink:type="simple" xlink:show="embed" xlink:actuate="onLoad" draw:mime-type="image/jpeg"/>
</draw:frame>
 ООН. Ілюстративне фото</text:p>
      <text:p text:style-name="P4">
Моніторингова місія ООН з прав людини в Україні приголомшена надзвичайножорстокими відео, які були опубліковані у соціальних мережах у вівторок, 11квітня.</text:p>
      <text:p text:style-name="P4">
Про це йдеться в <text:a xlink:type="simple" xlink:href="https://ukraine.un.org/uk/227267-заява-моніторингової-місії-оон-з-прав-людини-в-україні" text:style-name="Internet_20_link" text:visited-style-name="Visited_20_Internet_20_Link">
офіційній заяві</text:a>
 організації.</text:p>
      <text:p text:style-name="P4">
«На жаль, це не поодинокий випадок. В останніх доповідях Місія задокументуваланизку серйозних порушень міжнародного гуманітарного права, зокрема скоєнихпроти військовополонених. Ці останні порушення, як і інші, мають бути належнимчином розслідувані, а винні — притягнуті до відповідальності», — йде мова взаяві.</text:p>
      <text:p text:style-name="P4">
Нагадаємо, Президент України Володимир Зеленський<text:a xlink:type="simple" xlink:href="https://armyinform.com.ua/2023/04/12/rosiya-po-zviryachy-vbyvayuchy-ukrayincziv-pokazuye-chym-vona-ye-my-nichogo-na-probachymo-prezydent/" text:style-name="Internet_20_link" text:visited-style-name="Visited_20_Internet_20_Link">
відреагував</text:a>
 на відео страти українського військового. Він наголосив, що цевідео росії, яка намагається зробити саме це новою нормою — таку звичкузнищувати життя. Він підкреслив, що на подібне звірство має реагувати коженлідер.</text:p>
      <text:p text:style-name="P4">
Крім того, заступниця Міністра оборони України Ганна Маляр<text:a xlink:type="simple" xlink:href="https://armyinform.com.ua/2023/04/12/ganna-malyar-pro-kadry-katuvannya-zahysnyka-vorog-otrymaye-u-vidpovid-nashu-lyut-i-povnyj-rozgrom/" text:style-name="Internet_20_link" text:visited-style-name="Visited_20_Internet_20_Link">
повідомила</text:a>
,що наразі триває ідентифікація як вбивць, так і страченого військового.</text:p>
      <text:p text:style-name="P4">
Source: <text:a xlink:type="simple" xlink:href="https://armyinform.com.ua/2023/04/12/oon-vidreaguvala-na-video-zviryachogo-vbyvstva-rosarmiyeyu-ukrayinskogo-vijskovogo/" text:style-name="Internet_20_link" text:visited-style-name="Visited_20_Internet_20_Link">
https://armyinform.com.ua/2023/04/12/oon-vidreaguvala-na-video-zviryachogo-vbyvstva-rosarmiyeyu-ukrayinskogo-vijskovogo/</text:a>
</text:p>
      <!--NEWS-->
      <text:h text:style-name="P10" text:outline-level="1">
<text:span text:style-name="T4">
Сили територіальної оборони ЗСУ отримали британські броньовані машини</text:span>
</text:h>
      <text:p text:style-name="P4">
Author: ['АРМІЯINFORM']</text:p>
      <text:p text:style-name="P4">
Time: 2023-04-12T74:00:00-04:00</text:p>
      <text:p text:style-name="P4">
Description: Завдяки ініціативі Світового Конґресу Українців (СКУ) Сили територіальної оборони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united24.jpg" text:style-name="Internet_20_link" text:visited-style-name="Visited_20_Internet_20_Link">
united24.jpg</text:a>
']</text:p>
      <text:p text:style-name="P4">
Tags: ['СВІТ ПІДТРИМУЄ УКРАЇНУ', 'СВІТОВИЙ КОНГРЕС УКРАЇНЦІВ', 'СИЛИ ТЕРИТОРІАЛЬНОЇ ОБОРОНИ']</text:p>
      <text:p text:style-name="P4">
Category: News</text:p>
      <!--METADATA-->
      <text:p text:style-name="P4">
<draw:frame draw:style-name="fr1" draw:name="Image317" text:anchor-type="as-char" svg:width="6.9236in" svg:height="3.894525in" draw:z-index="0">
<draw:image xlink:href="../Images/AРМІЯINFORM/2023-04-12T74-00-00-04-00/united24.jpg" xlink:type="simple" xlink:show="embed" xlink:actuate="onLoad" draw:mime-type="image/jpeg"/>
</draw:frame>
</text:p>
      <text:p text:style-name="P4">
Завдяки ініціативі Світового Конґресу Українців (СКУ) Сили територіальноїоборони ЗСУ отримали британські броньовані машини.</text:p>
      <text:p text:style-name="P4">
Про це<text:a xlink:type="simple" xlink:href="https://www.facebook.com/TerritorialDefenseForces/videos/957882262237771/" text:style-name="Internet_20_link" text:visited-style-name="Visited_20_Internet_20_Link">
інформує</text:a>
Командування Сил територіальної оборони Збройних Сил України.</text:p>
      <text:p text:style-name="P4">
«Усі українці світу об’єдналися проти російської навали, яка хоче знищити нашунезалежність. На пожертви людей та організацій з усього світу СКУ придбав<text:span text:style-name="T4">
двадцять п’ять броньованих машин</text:span>
 :</text:p>
      <ul>
        <li>
дванадцять <text:a xlink:type="simple" xlink:href="https://armyinform.com.ua/2022/07/13/brytanski-btr-fv103-spartan-uzhe-v-ukrayini-shho-pro-nyh-vidomo/" text:style-name="Internet_20_link" text:visited-style-name="Visited_20_Internet_20_Link">
Spartan FV103</text:a>
,  * сім 432 APC,  * два 434 APC,  * один Spartan SPA8,  * один Spartan SPA017,  * два FV104 Samaritan», — йдеться в повідомленні.</li>
      </ul>
      <text:p text:style-name="P4">
Ця техніка дасть можливість не тільки виконувати оперативні задачі, а також вразі потреби виконає функції медичної евакуації як цивільного населення, так івійськовослужбовців.</text:p>
      <text:p text:style-name="P4">
<text:span text:style-name="T4">
FV103 Spartan</text:span>
 — це гусеничний бронетранспортер британської армії. Легка,швидка та маневрена машина, яка може перевозити до семи осіб. Міцний зварнийалюмінієвий корпус з товщиною до 60 міліметрів здатен захистити військових відуламків та великокаліберних куль. FV432 з моменту своєї появи на озброєнністав найпоширенішим броньовиком, який використовувався для транспортуванняпіхоти на полі бою. Ця бронемашина здатна перевозити до дванадцяти осіб.</text:p>
      <text:p text:style-name="P4">
Source: <text:a xlink:type="simple" xlink:href="https://armyinform.com.ua/2023/04/12/syly-terytorialnoyi-oborony-zsu-otrymaly-brytanski-bronovani-mashyny/" text:style-name="Internet_20_link" text:visited-style-name="Visited_20_Internet_20_Link">
https://armyinform.com.ua/2023/04/12/syly-terytorialnoyi-oborony-zsu-otrymaly-brytanski-bronovani-mashyny/</text:a>
</text:p>
      <!--NEWS-->
      <text:h text:style-name="P10" text:outline-level="1">
<text:span text:style-name="T4">
15 років за ґратами проведе агент фсб, який скоригував ворожі удари по цивільних об’єктах Миколаєва</text:span>
</text:h>
      <text:p text:style-name="P4">
Author: ['АРМІЯINFORM']</text:p>
      <text:p text:style-name="P4">
Time: 2023-04-12T75:00:00-04:00</text:p>
      <text:p text:style-name="P4">
Description: Зібрано беззаперечні докази вини агента фсб, який причетний до серії росій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9e78894a92c17efea62808fdd14db36a.jpeg" text:style-name="Internet_20_link" text:visited-style-name="Visited_20_Internet_20_Link">
9e78894a92c17efea62808fdd14db36a.jpeg</text:a>
']</text:p>
      <text:p text:style-name="P4">
Tags: ['STOPRUSSIA', 'АГЕНТ ФСБ', 'АГРЕСІЯ РФ', 'КОНТРРОЗВІДКА СБУ', 'МИКОЛАЇВ', 'ОБСТРІЛИ ІНФРАСТРУКТУРИ']</text:p>
      <text:p text:style-name="P4">
Category: News</text:p>
      <!--METADATA-->
      <text:p text:style-name="P4">
<draw:frame draw:style-name="fr1" draw:name="Image318" text:anchor-type="as-char" svg:width="6.9236in" svg:height="4.607082in" draw:z-index="0">
<draw:image xlink:href="../Images/AРМІЯINFORM/2023-04-12T75-00-00-04-00/9e78894a92c17efea62808fdd14db36a.jpeg" xlink:type="simple" xlink:show="embed" xlink:actuate="onLoad" draw:mime-type="image/jpeg"/>
</draw:frame>
</text:p>
      <text:p text:style-name="P4">
Зібрано беззаперечні докази вини агента фсб, який причетний до серіїросійських повітряних атак на Миколаїв. Саме за його «наводкою» протягом 26-30червня минулого року окупанти здійснили прицільні ракетні удари по десятиміських об’єктах. Серед них – будівлі цивільної інфраструктури. Суд призначивйому 15 років тюрми.</text:p>
      <text:p text:style-name="P4">
Про це <text:a xlink:type="simple" xlink:href="https://ssu.gov.ua/novyny/zavdiaky-sbu-15-rokiv-za-gratamy-provede-ahent-fsb-yakyi-skoryhuvav-10-vorozhykh-udariv-po-tsyvilnykh-obiektakh-mykolaieva" text:style-name="Internet_20_link" text:visited-style-name="Visited_20_Internet_20_Link">
повідомляє</text:a>
 Служба безпеки України.</text:p>
      <text:p text:style-name="P4">
Контррозвідники СБУ затримали російського агента в обласному центрі у липніминулого року. Під час обшуків у зловмисника виявлено вибухівку,незареєстровану вогнепальну зброю та боєприпаси.</text:p>
      <text:p text:style-name="P4">
Встановлено, що ворожим поплічником є місцевий житель, якого фсб залучила донегласної співпраці у травні минулого року. Для вербування ворогвикористовував один з прокремлівських Телеграм-каналів, де фігурант активновиправдовував збройну агресію рф у власних коментарях.</text:p>
      <text:p text:style-name="P4">
Для виконання завдань російської спецслужби він об’їжджав місто і прихованофотографував українські об’єкти. Отримані файли надсилав кадровомуспівробітнику фсб через анонімний чат у месенджері.</text:p>
      <text:p text:style-name="P4">
На підставі зібраних доказів суд визнав зловмисника винним за трьома статтямиКримінального кодексу України:</text:p>
      <ul>
        <li>
державна зрада, вчинена в умовах воєнного стану;  * незаконне поводження зі зброєю, бойовими припасами або вибуховими речовинами;  * виправдовування, визнання правомірною, заперечення збройної агресії рф проти України, глорифікація її учасників, вчинені службовою особою.</li>
      </ul>
      <text:p text:style-name="P4">
Source: <text:a xlink:type="simple" xlink:href="https://armyinform.com.ua/2023/04/12/15-rokiv-za-gratamy-provede-agent-fsb-yakyj-skoryguvav-vorozhi-udary-po-czyvilnyh-obyektah-mykolayeva/" text:style-name="Internet_20_link" text:visited-style-name="Visited_20_Internet_20_Link">
https://armyinform.com.ua/2023/04/12/15-rokiv-za-gratamy-provede-agent-fsb-yakyj-skoryguvav-vorozhi-udary-po-czyvilnyh-obyektah-mykolayeva/</text:a>
</text:p>
      <!--NEWS-->
      <text:h text:style-name="P10" text:outline-level="1">
<text:span text:style-name="T4">
Європарламентарі підтверджують рішучу підтримку шляху України до ЄС</text:span>
</text:h>
      <text:p text:style-name="P4">
Author: ['АРМІЯINFORM']</text:p>
      <text:p text:style-name="P4">
Time: 2023-04-12T76:00:00-04:00</text:p>
      <text:p text:style-name="P4">
Description: У середу, 12 квітня 2023 року, провідні депутати Європарламенту підтвердили намір...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ada.jpg" text:style-name="Internet_20_link" text:visited-style-name="Visited_20_Internet_20_Link">
rada.jpg</text:a>
']</text:p>
      <text:p text:style-name="P4">
Tags: ['STOPRUSSIA', 'YES', 'АГРЕСІЯ РФ', 'ВТОРГНЕННЯ РФ', 'ЄВРОПАРЛАМЕНТ']</text:p>
      <text:p text:style-name="P4">
Category: News</text:p>
      <!--METADATA-->
      <text:p text:style-name="P4">
<draw:frame draw:style-name="fr1" draw:name="Image319" text:anchor-type="as-char" svg:width="6.9236in" svg:height="3.894525in" draw:z-index="0">
<draw:image xlink:href="../Images/AРМІЯINFORM/2023-04-12T76-00-00-04-00/rada.jpg" xlink:type="simple" xlink:show="embed" xlink:actuate="onLoad" draw:mime-type="image/jpeg"/>
</draw:frame>
</text:p>
      <text:p text:style-name="P4">
У середу, 12 квітня 2023 року, провідні депутати Європарламенту підтвердилинамір Європейського парламенту продовжувати робити все можливе, щоб допомогтиУкраїні в її процесі інтеграції в ЄС.</text:p>
      <text:p text:style-name="P4">
Про це <text:a xlink:type="simple" xlink:href="https://www.europarl.europa.eu/news/en/press-room/20230412IPR79602/leading-meps-reaffirm-their-strong-support-for-ukraine-s-path-to-the-eu" text:style-name="Internet_20_link" text:visited-style-name="Visited_20_Internet_20_Link">
повідомляє</text:a>
 пресслужба Європейського парламенту.</text:p>
      <text:p text:style-name="P4">
«Сьогоднішня зустріч знаменує початок поглибленої, всебічної та конкретноїгалузевої співпраці між нашими двома установами. Співпраця, яка є надзвичайноважливою з огляду на європейський шлях України. Це те, про що ми зі спікеромРусланом Стефанчуком кілька разів обговорювали і сходилися, тому що немаєсумніву, що майбутнє України — як члена Європейського Союзу. Будьте впевнені,Україна завжди знайде друга і союзника в Європарламенті. Я сподіваюся, щопереговори про вступ можна буде розпочати вже цього року», — зазначилапрезидентка Європейського парламенту Роберта Мецола, відкриваючи першуміжкомітетську зустріч між Європейським парламентом та Верховною РадоюУкраїни.</text:p>
      <text:p text:style-name="P4">
На засіданні, де голови комітетів Європарламенту та Верховної Радиобговорювали природу та виклики процесу вступу до ЄС, євродепутати заявили просвоє рішуче засудження незаконної та невиправданої російської загарбницькоївійни. За їхніми словами, ЄС, а також Європейський парламент є сильнимисоюзниками України і продовжуватимуть підтримувати країну та її народ уборотьбі за свободу.</text:p>
      <text:p text:style-name="P4">
Розглядаючи майбутню співпрацю між обома парламентами, євродепутати висловилиготовність поглиблювати інституційні зв’язки та пропонувати більше підтримкита досвіду своїм українським колегам на шляху країни до членства в ЄС, зокремау сферах приведення у відповідність із законодавством ЄС та у післявоєнномувідновленні. Що стосується відновлення України, депутати Європарламентупідкреслили, що важливо «відновлювати краще» та пов’язувати зусилля звідновлення з процесом реформ, який забезпечує європейську інтеграцію України.</text:p>
      <text:p text:style-name="P4">
Source: <text:a xlink:type="simple" xlink:href="https://armyinform.com.ua/2023/04/12/yevroparlamentari-pidtverdzhuyut-rishuchu-pidtrymku-shlyahu-ukrayiny-do-yes/" text:style-name="Internet_20_link" text:visited-style-name="Visited_20_Internet_20_Link">
https://armyinform.com.ua/2023/04/12/yevroparlamentari-pidtverdzhuyut-rishuchu-pidtrymku-shlyahu-ukrayiny-do-yes/</text:a>
</text:p>
      <!--NEWS-->
      <text:h text:style-name="P10" text:outline-level="1">
<text:span text:style-name="T4">
Викрадення українських дітей росіянами є частиною геноциду проти українського народу — Дар’я Герасимчук</text:span>
</text:h>
      <text:p text:style-name="P4">
Author: ['АРМІЯINFORM']</text:p>
      <text:p text:style-name="P4">
Time: 2023-04-12T77:00:00-04:00</text:p>
      <text:p text:style-name="P4">
Description: За зверненням української делегації головування Північної Македонії в Організ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0c77f2c76abdef2c29a42a4874b2b31_1681303069_extra_large.jpeg" text:style-name="Internet_20_link" text:visited-style-name="Visited_20_Internet_20_Link">
d0c77f2c76abdef2c29a42a4874b2b31_1681303069_extra_large.jpeg</text:a>
']</text:p>
      <text:p text:style-name="P4">
Tags: ['STOPRUSSIA', 'ВІЙНА', 'ВТОРГНЕННЯ РФ', 'ЗЛОЧИНИ ПРОТИ ДІТЕЙ']</text:p>
      <text:p text:style-name="P4">
Category: News</text:p>
      <!--METADATA-->
      <text:p text:style-name="P4">
<draw:frame draw:style-name="fr1" draw:name="Image320" text:anchor-type="as-char" svg:width="6.9236in" svg:height="4.164628in" draw:z-index="0">
<draw:image xlink:href="../Images/AРМІЯINFORM/2023-04-12T77-00-00-04-00/d0c77f2c76abdef2c29a42a4874b2b31_1681303069_extra_large.jpeg" xlink:type="simple" xlink:show="embed" xlink:actuate="onLoad" draw:mime-type="image/jpeg"/>
</draw:frame>
</text:p>
      <text:p text:style-name="P4">
За зверненням української делегації головування Північної Македонії вОрганізації з безпеки та співробітництва у Європі (ОБСЄ) скликало позачерговеспеціальне засідання Постійної ради ОБСЄ, під час якого радник — уповноваженаПрезидента України з прав дитини та дитячої реабілітації Дар’я Герасимчукрозповіла про злочини проти українських дітей, які скоює російська федерація зпочатку широкомасштабного вторгнення в Україну.</text:p>
      <text:p text:style-name="P4">
Дар’я Герасимчук поінформувала учасників засідання про жахливу ситуацію, уякій опинилися українські діти з вини російських окупантів, зокрема провбивства та поранення юних громадян України, про насильство над ними,викрадення українських дітей росіянами, що є частиною злочину геноциду протиукраїнського народу, <text:a xlink:type="simple" xlink:href="https://www.president.gov.ua/news/darya-gerasimchuk-na-pozachergovomu-specialnomu-zasidanni-po-82225" text:style-name="Internet_20_link" text:visited-style-name="Visited_20_Internet_20_Link">
повідомляє</text:a>
 Офіс ПрезидентаУкраїни.</text:p>
      <text:p text:style-name="P4">
«Наша мета — повністю припинити примусове переміщення, депортацію українськихдітей до російської федерації та вжити всіх необхідних заходів для їхбезпечного повернення та возз’єднання сімей відповідно до інтересів дитини таміжнародного права», — сказала радник — уповноважена Президента України з правдитини та дитячої реабілітації.</text:p>
      <text:p text:style-name="P4">
Вона висловила подяку за ініціювання третього «Московського механізму» ОБСЄ уконтексті російської агресії, який буде зосереджений на проблематицідепортації українських дітей з тимчасово окупованих територій нашої країни дорф, включно з незаконним усиновленням та асиміляцією в росії.</text:p>
      <text:p text:style-name="P4">
«Кожен із нас очікує на результати експертних місій та їхні висновки.Захищаймо разом українських дітей, адже завтра це може бути будь-яка дитина збудь-якої країни світу», — закликала Дар’я Герасимчук.</text:p>
      <text:p text:style-name="P4">
Партнери з Європейського Союзу, Великої Британії, США, Туреччини, Норвегії,Канади, Швейцарії у виступах подякували раднику — уповноваженій ПрезидентаУкраїни за детальне інформування про порушення росією прав українських дітейта висловили готовність і надалі підтримувати Україну.</text:p>
      <text:p text:style-name="P4">
Source: <text:a xlink:type="simple" xlink:href="https://armyinform.com.ua/2023/04/12/vykradennya-ukrayinskyh-ditej-rosiyanamy-shho-ye-chastynoyu-genoczydu-proty-ukrayinskogo-narodu-darya-gerasymchuk/" text:style-name="Internet_20_link" text:visited-style-name="Visited_20_Internet_20_Link">
https://armyinform.com.ua/2023/04/12/vykradennya-ukrayinskyh-ditej-rosiyanamy-shho-ye-chastynoyu-genoczydu-proty-ukrayinskogo-narodu-darya-gerasymchuk/</text:a>
</text:p>
      <!--NEWS-->
      <text:h text:style-name="P10" text:outline-level="1">
<text:span text:style-name="T4">
13 квітня відбудеться брифінг щодо оперативної інформації на фронті та безпекової ситуації в Україні</text:span>
</text:h>
      <text:p text:style-name="P4">
Author: ['АРМІЯINFORM']</text:p>
      <text:p text:style-name="P4">
Time: 2023-04-12T78:00:00-04:00</text:p>
      <text:p text:style-name="P4">
Description: До уваги ЗМІ!    13 квітня, об 11:00, у Military Media Center відбудеться брифінг...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ig-mmc.jpg" text:style-name="Internet_20_link" text:visited-style-name="Visited_20_Internet_20_Link">
big-mmc.jpg</text:a>
']</text:p>
      <text:p text:style-name="P4">
Tags: ['MILITARY MEDIA CENTER', 'STOPRUSSIA', 'БРИФІНГ']</text:p>
      <text:p text:style-name="P4">
Category: News</text:p>
      <!--METADATA-->
      <text:p text:style-name="P4">
<draw:frame draw:style-name="fr1" draw:name="Image321" text:anchor-type="as-char" svg:width="6.9236in" svg:height="3.894525in" draw:z-index="0">
<draw:image xlink:href="../Images/AРМІЯINFORM/2023-04-12T78-00-00-04-00/big-mmc.jpg" xlink:type="simple" xlink:show="embed" xlink:actuate="onLoad" draw:mime-type="image/jpeg"/>
</draw:frame>
</text:p>
      <text:p text:style-name="P4">
<text:span text:style-name="T4">
До уваги ЗМІ!</text:span>
</text:p>
      <text:p text:style-name="P4">
13 квітня, об 11:00, у Military Media Center відбудеться брифінг представниківСил безпеки та оборони України щодо оперативної інформації на фронтіросійсько-української війни та безпекової ситуації в Україні.</text:p>
      <text:p text:style-name="P4">
Також під час брифінгу представники Командування Медичних сил Збройних СилУкраїни представлять реформування системи військово-лікарських комісій.</text:p>
      <text:p text:style-name="P4">
<text:span text:style-name="T4">
У заході візьмуть участь:</text:span>
</text:p>
      <ul>
        <li>
заступниця Міністра оборони України Ганна Маляр;  * заступник начальника Головного оперативного управління Генерального штабу Збройних Сил України бригадний генерал Олексій Громов;  * заступник директора департаменту планування застосування Головного управління Національної гвардії України полковник Микола Уршалович;  * командувач Медичних сил Збройних Сил України генерал-майор Тетяна Остащенко.</li>
      </ul>
      <text:p text:style-name="P4">
Одразу після брифінгу представників Сил безпеки та оборони України і Медичнихсил Збройних Сил України відбудеться брифінг представників Центру дослідженьтрофейного та перспективного озброєння та військової техніки Генеральногоштабу Збройних Сил України щодо технічної неспроможності безпілотників, яківикористовуються російськими військами проти України.</text:p>
      <text:p text:style-name="P4">
На брифінгу будуть продемонстровані фрагменти блоків електроніки та іншікомпоненти БПЛА Герань — 2 («Shahed 136» ) та ZALA.</text:p>
      <text:p text:style-name="P4">
<text:span text:style-name="T4">
Акредитація представників вітчизняних ЗМІ (громадян України) обов’язкова ітриватиме до 09:00 13 квітня!</text:span>
</text:p>
      <text:p text:style-name="P4">
Заявки на акредитацію надсилайте на електронну адресу: <text:a xlink:type="simple" xlink:href="https://armyinform.com.ua/cdn-cgi/l/email-protection" text:style-name="Internet_20_link" text:visited-style-name="Visited_20_Internet_20_Link">
[emailprotected]</text:a>
 із зазначенням прізвища, імені та побатькові журналіста, назви видання, номер прескарти акредитації ЗСУ,контактного телефону.</text:p>
      <text:p text:style-name="P4">
Брифінг транслюватиметься онлайн на YouTube<text:a xlink:type="simple" xlink:href="https://www.youtube.com/channel/UCWRZ7gEgbry5FI2-46EX3jA" text:style-name="Internet_20_link" text:visited-style-name="Visited_20_Internet_20_Link">
каналі</text:a>
 Військовоготелебачення України.</text:p>
      <text:p text:style-name="P4">
За новинами та анонсами слідкуйте в телеграм-каналі у <text:a xlink:type="simple" xlink:href="https://t.me/militarymediacenter" text:style-name="Internet_20_link" text:visited-style-name="Visited_20_Internet_20_Link">
Military MediaCenter.</text:a>
</text:p>
      <text:p text:style-name="P4">
Source: <text:a xlink:type="simple" xlink:href="https://armyinform.com.ua/2023/04/12/13-kvitnya-vidbudetsya-bryfing-shhodo-operatyvnoyi-informacziyi-na-fronti-ta-bezpekovoyi-sytuacziyi-v-ukrayini/" text:style-name="Internet_20_link" text:visited-style-name="Visited_20_Internet_20_Link">
https://armyinform.com.ua/2023/04/12/13-kvitnya-vidbudetsya-bryfing-shhodo-operatyvnoyi-informacziyi-na-fronti-ta-bezpekovoyi-sytuacziyi-v-ukrayini/</text:a>
</text:p>
      <!--NEWS-->
      <text:h text:style-name="P10" text:outline-level="1">
<text:span text:style-name="T4">
Спрощення процедури проходження ВЛК — Верховна Рада ухвалила законопроєкти в першому читанні</text:span>
</text:h>
      <text:p text:style-name="P4">
Author: ['АРМІЯINFORM']</text:p>
      <text:p text:style-name="P4">
Time: 2023-04-12T79:00:00-04:00</text:p>
      <text:p text:style-name="P4">
Description: У січні поточного року моніторинг діяльності військово-лікарських комісій (ВЛК) вияв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vlk-travma.jpg" text:style-name="Internet_20_link" text:visited-style-name="Visited_20_Internet_20_Link">
vlk-travma.jpg</text:a>
']</text:p>
      <text:p text:style-name="P4">
Tags: ['ВЛК', 'ЗАКОНОПРОЄКТИ', 'УПОВНОВАЖЕНИЙ ВРУ З ПРАВ ЛЮДИНИ']</text:p>
      <text:p text:style-name="P4">
Category: News</text:p>
      <!--METADATA-->
      <text:p text:style-name="P4">
<draw:frame draw:style-name="fr1" draw:name="Image322" text:anchor-type="as-char" svg:width="6.9236in" svg:height="4.529188in" draw:z-index="0">
<draw:image xlink:href="../Images/AРМІЯINFORM/2023-04-12T79-00-00-04-00/vlk-travma.jpg" xlink:type="simple" xlink:show="embed" xlink:actuate="onLoad" draw:mime-type="image/jpeg"/>
</draw:frame>
Військово-лікарська комісія. Ілюстративне фото</text:p>
      <text:p text:style-name="P4">
У січні поточного року моніторинг діяльності військово-лікарських комісій(ВЛК) виявив порушення прав військовослужбовців на належне медичнеобслуговування та охорону здоров’я, зокрема у Військово-медичному клінічномуцентрі Західного регіону ЗСУ (м. Львів).</text:p>
      <text:p text:style-name="P4">
Про це <text:a xlink:type="simple" xlink:href="https://ombudsman.gov.ua/news_details/sproshchennya-proceduri-prohodzhennya-vijskovo-likarskih-komisij-verhovna-rada-uhvalila-zakonoproyekti-u-pershomu-chitanni" text:style-name="Internet_20_link" text:visited-style-name="Visited_20_Internet_20_Link">
повідомляє</text:a>
 сайт Уповноваженого Верховної Ради Україниз прав людини.</text:p>
      <text:p text:style-name="P4">
«Серед іншого було встановлено відсутність електронного запису на прийом долікаря та електронного документообігу роботи ВЛК, що призводило до ускладненняпроцедури оформлення документів, надмірного очікування, в тому числіважкопоранених військовослужбовців. Зазначена ситуація набула розголосу тавимагала негайного вирішення», — йдеться в повідомленні.</text:p>
      <text:p text:style-name="P4">
Зазначається, що до розв’язання проблеми долучились народні депутати,посадовці відповідних міністерств та відомств, громадськість. Припарламентському Комітеті з питань нацбезпеки, оборони та розвідки створеновідповідну міжвідомчу робочу групу, до якої увійшли представники Міноборони,медичних сил ЗСУ, МОЗ, Мінцифри, Мінсоцполітики, Уповноваженого ВРУ з правлюдини, а також ГО «Принцип». Її роботу очолила народна депутатка Мар’янаБезугла.</text:p>
      <text:p text:style-name="P4">
«На сьогодні робочою групою напрацьовані зміни до чинного законодавства, якімають на меті спростити та пришвидшити процедуру проходження ВЛК. Ці зміни вжепроголосовані парламентом у першому читанні», — зазначається в дописі.</text:p>
      <text:p text:style-name="P4">
Так, законопроєктом № 9158 пропонується спростити оформленнявійськовослужбовцями довідки про обставини травми (поранення, контузії,каліцтва) та оформлення й направлення медичних документів між військовимичастинами та закладами охорони здоров’я, а законопроєкт № 9154 передбачаєрозширення переліку військових формувань та спеціальних органів, дестворюватимуться військово-лікарські комісії. Також пропонується надати правостворювати ВЛК при цивільних закладах охорони здоров’я державної такомунальної форм власності.</text:p>
      <text:p text:style-name="P4">
«Водночас цього тижня започатковано електронну чергу під час проходження ВЛК уВійськово-медичному клінічному центрі Південного регіону ЗСУ (м. Одеса), щодозволить поліпшити надання медичних послуг для наших Захисників та Захисницьв цьому регіоні», — повідомляє пресслужба Уповноваженого Верховної РадиУкраїни з прав людини.</text:p>
      <text:p text:style-name="P4">
Source: <text:a xlink:type="simple" xlink:href="https://armyinform.com.ua/2023/04/12/sproshhennya-proczedury-prohodzhennya-vijskovo-likarskyh-komisij/" text:style-name="Internet_20_link" text:visited-style-name="Visited_20_Internet_20_Link">
https://armyinform.com.ua/2023/04/12/sproshhennya-proczedury-prohodzhennya-vijskovo-likarskyh-komisij/</text:a>
</text:p>
      <!--NEWS-->
      <text:h text:style-name="P10" text:outline-level="1">
<text:span text:style-name="T4">
Президент підписав закон щодо забезпечення права українців на пенсійне забезпечення в умовах воєнного стану</text:span>
</text:h>
      <text:p text:style-name="P4">
Author: ['АРМІЯINFORM']</text:p>
      <text:p text:style-name="P4">
Time: 2023-04-12T80:00:00-04:00</text:p>
      <text:p text:style-name="P4">
Description: Президент Володимир Зеленський підписав Закон України № 2981-ІХ «Про внесення змі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1/ukaz.jpg" text:style-name="Internet_20_link" text:visited-style-name="Visited_20_Internet_20_Link">
ukaz.jpg</text:a>
']</text:p>
      <text:p text:style-name="P4">
Tags: ['ВОЛОДИМИР ЗЕЛЕНСЬКИЙ', 'ПЕНСІЙНЕ ЗАБЕЗПЕЧЕННЯ', 'УКАЗ ПРЕЗИДЕНТА УКРАЇНИ']</text:p>
      <text:p text:style-name="P4">
Category: News</text:p>
      <!--METADATA-->
      <text:p text:style-name="P4">
<draw:frame draw:style-name="fr1" draw:name="Image323" text:anchor-type="as-char" svg:width="6.9236in" svg:height="4.615733in" draw:z-index="0">
<draw:image xlink:href="../Images/AРМІЯINFORM/2023-04-12T80-00-00-04-00/ukaz.jpg" xlink:type="simple" xlink:show="embed" xlink:actuate="onLoad" draw:mime-type="image/jpeg"/>
</draw:frame>
</text:p>
      <text:p text:style-name="P4">
Президент Володимир Зеленський підписав Закон України № 2981-ІХ «Про внесеннязміни до Закону України „Про загальнообов’язкове державне пенсійнестрахування“ щодо призначення пенсії особам, які проживають на тимчасовоокупованій території або на території, на якій ведуться бойові дії», ухваленийВерховною Радою 20 березня 2023 року.</text:p>
      <text:p text:style-name="P4">
Документ спрямований на забезпечення реалізації громадянами права на пенсійнезабезпечення в умовах воєнного стану.</text:p>
      <text:p text:style-name="P4">
Громадяни, які досягли пенсійного віку, або стали особами з інвалідністю, абовтратили годувальника та проживають на тимчасово окупованій території або натериторії, де ведуться бойові дії, зіткнулися з неможливістю призначенняпенсії. Так, вони не можуть безпосередньо звернутися до органів Пенсійногофонду України або подати заяву та підтверджувальні документи через веб-порталелектронних послуг ПФУ у зв’язку з відсутністю на окупованих територіяхінтернету та українського мобільного зв’язку.</text:p>
      <text:p text:style-name="P4">
Ухвалений закон покликаний урегулювати цю проблему, зокрема передбачивши, що вперіод дії воєнного стану та протягом трьох місяців після його припинення чискасування пенсія призначається незалежно від дати звернення.</text:p>
      <text:p text:style-name="P4">
Відповідно до закону, пенсія призначатиметься:</text:p>
      <ul>
        <li>
за віком — з дня, що настає за днем досягнення пенсійного віку;  * у зв’язку з інвалідністю — з дня встановлення інвалідності;  * у зв’язку з втратою годувальника — з дня, що настає за днем смерті годувальника;  * за вислугу років — з дня, наступного за днем звільнення з роботи, яка дає право на таку пенсію, але не раніше 24 лютого 2022 року.</li>
      </ul>
      <text:p text:style-name="P4">
Норми Закону поширюються також на громадян, які проживали на тимчасовоокупованих територіях або на територіях, де велися бойові дії, та покинули їх.</text:p>
      <text:p text:style-name="P4">
Джерело: <text:a xlink:type="simple" xlink:href="https://www.president.gov.ua/news/volodimir-zelenskij-pidpisav-zakon-shodo-zabezpechennya-prav-82217" text:style-name="Internet_20_link" text:visited-style-name="Visited_20_Internet_20_Link">
Офіс ПрезидентаУкраїни</text:a>
</text:p>
      <text:p text:style-name="P4">
Source: <text:a xlink:type="simple" xlink:href="https://armyinform.com.ua/2023/04/12/prezydent-pidpysav-zakon-shhodo-zabezpechennya-prava-ukrayincziv-na-pensijne-zabezpechennya-v-umovah-voyennogo-stanu/" text:style-name="Internet_20_link" text:visited-style-name="Visited_20_Internet_20_Link">
https://armyinform.com.ua/2023/04/12/prezydent-pidpysav-zakon-shhodo-zabezpechennya-prava-ukrayincziv-na-pensijne-zabezpechennya-v-umovah-voyennogo-stanu/</text:a>
</text:p>
      <!--NEWS-->
      <text:h text:style-name="P10" text:outline-level="1">
<text:span text:style-name="T4">
Наша арта вразила чотири райони зосередження противника</text:span>
</text:h>
      <text:p text:style-name="P4">
Author: ['АРМІЯINFORM']</text:p>
      <text:p text:style-name="P4">
Time: 2023-04-12T81:00:00-04:00</text:p>
      <text:p text:style-name="P4">
Description: Підрозділи ракетних військ і артилерії уразили 4 райони зосередження живої с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a-2.jpg" text:style-name="Internet_20_link" text:visited-style-name="Visited_20_Internet_20_Link">
arta-2.jpg</text:a>
']</text:p>
      <text:p text:style-name="P4">
Tags: ['STOPRUSSIA', 'АГРЕСІЯ РФ', 'ВІЙНА', 'ВТОРГНЕННЯ РФ', 'ВТРАТИ ВОРОГА', 'ГШ ЗСУ', 'ХРОНІКА ОБОРОНИ']</text:p>
      <text:p text:style-name="P4">
Category: News</text:p>
      <!--METADATA-->
      <text:p text:style-name="P4">
<draw:frame draw:style-name="fr1" draw:name="Image324" text:anchor-type="as-char" svg:width="6.9236in" svg:height="2.993015in" draw:z-index="0">
<draw:image xlink:href="../Images/AРМІЯINFORM/2023-04-12T81-00-00-04-00/arta-2.jpg" xlink:type="simple" xlink:show="embed" xlink:actuate="onLoad" draw:mime-type="image/jpeg"/>
</draw:frame>
 <text:span text:style-name="T4">
🔥Ситуація щодо російського вторгнення</text:span>
</text:p>
      <text:p text:style-name="P4">
Підрозділи ракетних військ і артилерії уразили 4 райони зосередження живоїсили, озброєння та військової техніки, склад боєприпасів противника, а також 1радіолокаційну станцію противника.</text:p>
      <text:p text:style-name="P4">
Авіація Сил оборони за добу завдала 6 ударів по районах зосередження особовогоскладу та військової техніки окупантів. Також збито 1 ворожий БпЛА типу «Орлан— 10»,<text:a xlink:type="simple" xlink:href="https://www.facebook.com/GeneralStaff.ua/posts/pfbid02tiNNw4Z8rmn7hnkNGBLtuPeLajrHiKU8nsAC89XmYKoRs3BUq2oD84u4nH8aejjNl" text:style-name="Internet_20_link" text:visited-style-name="Visited_20_Internet_20_Link">
повідомляє</text:a>
Генеральний штаб ЗС України.</text:p>
      <text:p text:style-name="P4">
Source: <text:a xlink:type="simple" xlink:href="https://armyinform.com.ua/2023/04/12/nasha-arta-vrazyla-chotyry-rajony-zoseredzhennya-protyvnyka/" text:style-name="Internet_20_link" text:visited-style-name="Visited_20_Internet_20_Link">
https://armyinform.com.ua/2023/04/12/nasha-arta-vrazyla-chotyry-rajony-zoseredzhennya-protyvnyka/</text:a>
</text:p>
      <!--NEWS-->
      <text:h text:style-name="P10" text:outline-level="1">
<text:span text:style-name="T4">
Ворог продовжує зосереджувати наступальні зусилля на чотирьох напрямках</text:span>
</text:h>
      <text:p text:style-name="P4">
Author: ['АРМІЯINFORM']</text:p>
      <text:p text:style-name="P4">
Time: 2023-04-12T82:00:00-04:00</text:p>
      <text:p text:style-name="P4">
Description: Не зважаючи на численні втрати в техніці та живій силі,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2-1-scaled.jpg" text:style-name="Internet_20_link" text:visited-style-name="Visited_20_Internet_20_Link">
bahmut-2-1-scaled.jpg</text:a>
']</text:p>
      <text:p text:style-name="P4">
Tags: ['STOPRUSSIA', 'АГРЕСІЯ РФ', 'ВІЙНА', 'ВТОРГНЕННЯ РФ', 'ГШ ЗСУ', 'ХРОНІКА ОБОРОНИ']</text:p>
      <text:p text:style-name="P4">
Category: News</text:p>
      <!--METADATA-->
      <text:p text:style-name="P4">
<draw:frame draw:style-name="fr1" draw:name="Image325" text:anchor-type="as-char" svg:width="6.9236in" svg:height="4.615733in" draw:z-index="0">
<draw:image xlink:href="../Images/AРМІЯINFORM/2023-04-12T82-00-00-04-00/bahmut-2-1-scaled.jpg" xlink:type="simple" xlink:show="embed" xlink:actuate="onLoad" draw:mime-type="image/jpeg"/>
</draw:frame>
 <text:span text:style-name="T4">
🔥 Ситуація щодо російськоговторгнення</text:span>
</text:p>
      <text:p text:style-name="P4">
Не зважаючи на численні втрати в техніці та живій силі, противник продовжуєзосереджувати основні зусилля на веденні наступальних дій на Лиманському,Бахмутському, Авдіївському та Мар’їнському напрямках — протягом доби буловідбито 34 атаки ворога.</text:p>
      <text:p text:style-name="P4">
Ймовірність завдання ракетних та авіаційних ударів і надалі залишаєтьсявисокою по всій території України,<text:a xlink:type="simple" xlink:href="https://www.facebook.com/GeneralStaff.ua/posts/pfbid02tiNNw4Z8rmn7hnkNGBLtuPeLajrHiKU8nsAC89XmYKoRs3BUq2oD84u4nH8aejjNl" text:style-name="Internet_20_link" text:visited-style-name="Visited_20_Internet_20_Link">
повідомляє</text:a>
Генеральний штаб ЗС України.</text:p>
      <text:p text:style-name="P4">
Протягом доби противник завдав 19 авіаційних ударів, здійснив понад 10обстрілів з реактивних систем залпового вогню по позиціях наших військ таінфраструктурі населених пунктів. Є поранені серед цивільного населення.</text:p>
      <text:p text:style-name="P4">
Source: <text:a xlink:type="simple" xlink:href="https://armyinform.com.ua/2023/04/12/vorog-prodovzhuye-zoseredzhuvaty-nastupalni-zusyllya-na-chotyroh-napryamkah/" text:style-name="Internet_20_link" text:visited-style-name="Visited_20_Internet_20_Link">
https://armyinform.com.ua/2023/04/12/vorog-prodovzhuye-zoseredzhuvaty-nastupalni-zusyllya-na-chotyroh-napryamkah/</text:a>
</text:p>
      <!--NEWS-->
      <text:h text:style-name="P10" text:outline-level="1">
<text:span text:style-name="T4">
Володимир Зеленський отримав орден Чеченської Республіки Ічкерія «Честь Нації» та орден імені Джохара Дудаєва</text:span>
</text:h>
      <text:p text:style-name="P4">
Author: ['АРМІЯINFORM']</text:p>
      <text:p text:style-name="P4">
Time: 2023-04-12T83:00:00-04:00</text:p>
      <text:p text:style-name="P4">
Description: Президент України Володимир Зеленський отримав від уряду Чеченської Республіки Ічкер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rden1.jpeg" text:style-name="Internet_20_link" text:visited-style-name="Visited_20_Internet_20_Link">
orden1.jpeg</text:a>
', '<text:a xlink:type="simple" xlink:href="https://armyinform.com.ua/wp-content/uploads/2023/04/orden-1.jpeg" text:style-name="Internet_20_link" text:visited-style-name="Visited_20_Internet_20_Link">
orden-1.jpeg</text:a>
']</text:p>
      <text:p text:style-name="P4">
Tags: ['ВОЛОДИМИР ЗЕЛЕНСЬКИЙ', 'НАГОРОДИ', 'ПРЕЗИДЕНТ УКРАЇНИ', 'ЧЕЧНЯ']</text:p>
      <text:p text:style-name="P4">
Category: News</text:p>
      <!--METADATA-->
      <text:p text:style-name="P4">
<draw:frame draw:style-name="fr1" draw:name="Image326" text:anchor-type="as-char" svg:width="6.9236in" svg:height="4.617948in" draw:z-index="0">
<draw:image xlink:href="../Images/AРМІЯINFORM/2023-04-12T83-00-00-04-00/orden1.jpeg" xlink:type="simple" xlink:show="embed" xlink:actuate="onLoad" draw:mime-type="image/jpeg"/>
</draw:frame>
</text:p>
      <text:p text:style-name="P4">
Президент України Володимир Зеленський отримав від уряду Чеченської РеспублікиІчкерія у вигнанні найвищі державні нагороди — орден «Честь Нації» (Qoman Sij)та орден імені Джохара Дудаєва.</text:p>
      <text:p text:style-name="P4">
Главу Української держави відзначено за видатні заслуги й самовіддані діїзаради свободи та демократії в усьому світі та за особисті заслуги передчеченським народом.</text:p>
      <text:p text:style-name="P4">
«Його політична твердість і вірність рідній країні зуміли згуртувати народУкраїни перед загрозою, що нависла, від вікового ворога в особі Росії та їїкровожерливих монстрів, які захопили владу терористичними методами», — йдетьсяу постанові, підписаній головою уряду Чеченської Республіки Ічкерія у вигнанніАхмедом Закаєвим 27 листопада минулого року.</text:p>
      <text:p text:style-name="P4">
Нагороди Главі держави особисто передав начальник Головного управліннярозвідки Міністерства оборони України Кирило Буданов.  <draw:frame draw:style-name="fr1" draw:name="Image327" text:anchor-type="as-char" svg:width="6.9236in" svg:height="4.617948in" draw:z-index="0">
<draw:image xlink:href="../Images/AРМІЯINFORM/2023-04-12T83-00-00-04-00/orden-1.jpeg" xlink:type="simple" xlink:show="embed" xlink:actuate="onLoad" draw:mime-type="image/jpeg"/>
</draw:frame>
</text:p>
      <text:p text:style-name="P4">
Орден Джохара Дудаєва присуджують кавалерам ордена «Честь Нації». Такиморденом нині нагороджені чеченські політичні діячі Аслан Масхадов і ЗелімханЯндарбієв, а також литовський державний діяч Вітаутас Ландсбергіс.</text:p>
      <text:p text:style-name="P4">
Джерело: <text:a xlink:type="simple" xlink:href="https://www.president.gov.ua/news/prezident-ukrayini-otrimav-orden-chechenskoyi-respubliki-ich-82229" text:style-name="Internet_20_link" text:visited-style-name="Visited_20_Internet_20_Link">
Офіс ПрезидентаУкраїни</text:a>
</text:p>
      <text:p text:style-name="P4">
Source: <text:a xlink:type="simple" xlink:href="https://armyinform.com.ua/2023/04/12/volodymyr-zelenskyj-otrymav-orden-chechenskoyi-respubliky-ichkeriya-chest-nacziyi-ta-orden-imeni-dzhohara-dudayeva/" text:style-name="Internet_20_link" text:visited-style-name="Visited_20_Internet_20_Link">
https://armyinform.com.ua/2023/04/12/volodymyr-zelenskyj-otrymav-orden-chechenskoyi-respubliky-ichkeriya-chest-nacziyi-ta-orden-imeni-dzhohara-dudayeva/</text:a>
</text:p>
      <!--NEWS-->
      <text:h text:style-name="P10" text:outline-level="1">
<text:span text:style-name="T4">
Медичний досвід пишеться кров’ю наших воїнів — академік Віталій Цимбалюк</text:span>
</text:h>
      <text:p text:style-name="P4">
Author: ['Олександр Тереверко']</text:p>
      <text:p text:style-name="P4">
Time: 2023-04-12T84:00:00-04:00</text:p>
      <text:p text:style-name="P4">
Description: У Києві в Military Media Center відбувся круглий стіл на тему: «Інновації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43.jpg" text:style-name="Internet_20_link" text:visited-style-name="Visited_20_Internet_20_Link">
1-43.jpg</text:a>
', '<text:a xlink:type="simple" xlink:href="https://armyinform.com.ua/wp-content/uploads/2023/04/2-40.jpg" text:style-name="Internet_20_link" text:visited-style-name="Visited_20_Internet_20_Link">
2-40.jpg</text:a>
', '<text:a xlink:type="simple" xlink:href="https://armyinform.com.ua/wp-content/uploads/2023/04/3-35.jpg" text:style-name="Internet_20_link" text:visited-style-name="Visited_20_Internet_20_Link">
3-35.jpg</text:a>
', '<text:a xlink:type="simple" xlink:href="https://armyinform.com.ua/wp-content/uploads/2023/04/4-31.jpg" text:style-name="Internet_20_link" text:visited-style-name="Visited_20_Internet_20_Link">
4-31.jpg</text:a>
', '<text:a xlink:type="simple" xlink:href="https://armyinform.com.ua/wp-content/uploads/2019/12/tereverko.jpg" text:style-name="Internet_20_link" text:visited-style-name="Visited_20_Internet_20_Link">
tereverko.jpg</text:a>
']</text:p>
      <text:p text:style-name="P4">
Tags: ['MILITARY MEDIA CENTER', 'ВІЙСЬКОВІ МЕДИКИ', 'ДОСВІД', 'ІННОВАЦІЇ', 'КРУГЛИЙ СТІЛ', 'ЛІКУВАННЯ ТА РЕАБІЛІТАЦІЯ', 'МЕДИКИ', 'МЕДИЦИНА']</text:p>
      <text:p text:style-name="P4">
Category: News</text:p>
      <!--METADATA-->
      <text:p text:style-name="P4">
<draw:frame draw:style-name="fr1" draw:name="Image328" text:anchor-type="as-char" svg:width="6.9236in" svg:height="4.615733in" draw:z-index="0">
<draw:image xlink:href="../Images/AРМІЯINFORM/2023-04-12T84-00-00-04-00/1-43.jpg" xlink:type="simple" xlink:show="embed" xlink:actuate="onLoad" draw:mime-type="image/jpeg"/>
</draw:frame>
</text:p>
      <text:p text:style-name="P4">
У Києві в Military Media Center відбувся круглий стіл на тему: «Інноваціїукраїнських медиків у порятунку та реабілітації поранених воїнів».</text:p>
      <text:p text:style-name="P4">
В обговоренні теми взяли участь: президент Національної академії медичних наукУкраїни Віталій Цимбалюк, начальник відділу з питань інновацій МОЗ УкраїниАрман Качарян, лікар-кардіохірург Центру інноваційної кардіохірургії ЄвгенПристая, лікар-ортопед Першої Київської міської дитячої клінічної лікарні ІванМельник та хірург-травматолог Університетської клініки Національного медичногоуніверситету імені Богомольця Василь Парій, начальник Центрального лікувально-евакуаційного управління Командування Медичних сил ЗСУ полковник медичноїслужби Інна Брагіна.</text:p>
      <text:p text:style-name="P4">
<draw:frame draw:style-name="fr1" draw:name="Image329" text:anchor-type="as-char" svg:width="6.9236in" svg:height="4.615733in" draw:z-index="0">
<draw:image xlink:href="../Images/AРМІЯINFORM/2023-04-12T84-00-00-04-00/2-40.jpg" xlink:type="simple" xlink:show="embed" xlink:actuate="onLoad" draw:mime-type="image/jpeg"/>
</draw:frame>
</text:p>
      <text:p text:style-name="P4">
Академік Віталій Цимбалюк, зокрема, зазначив, що з початком російсько-української війни, з 2014 року цивільні медики долучились до порятункупоранених. Досвіду лікування бойових травм практично не було, тому вчилися находу. За 9 років в Україні сформовано єдиний медичний простір, де об’єднанізусилля військових і цивільних медичних установ. За основу військово-медичноїдоктрини було взято досвід Ізраїлю. Вся медицина цієї країни здатнамобілізуватись в лічені години і забезпечити прийом та лікування поранених увипадку збройних конфліктів. Це є прикладом для української медичноїспільноти.</text:p>
      <text:p text:style-name="P4">
<draw:frame draw:style-name="fr1" draw:name="Image330" text:anchor-type="as-char" svg:width="6.9236in" svg:height="4.615733in" draw:z-index="0">
<draw:image xlink:href="../Images/AРМІЯINFORM/2023-04-12T84-00-00-04-00/3-35.jpg" xlink:type="simple" xlink:show="embed" xlink:actuate="onLoad" draw:mime-type="image/jpeg"/>
</draw:frame>
</text:p>
      <text:p text:style-name="P4">
Українські медики за 9 років війни досягли такого рівня професійності таорганізації роботи, що 82% поранених повертаються до строю.</text:p>
      <text:p text:style-name="P4">
Багато лікарів роблять операції, що не мають аналогів не тільки в Україні, а йу світі. Завдяки науково-практичним розробкам з’являються прилади таобладнання, здатні облегшити доступ хірурга до місця травми, та пришвидшитивиконання оперативного втручання. Так, Віталій Цимбалюк розповів до прикладупро розроблену магнітну платформу для вилучення уламків ВОГів, мін, гранат. Здня широкомасштабного вторгнення росіян науково-медичним установам та закладамНаціональної академії наук України завдяки інноваційним підходам вдалосяврятувати 72 наших воїнів із пораненням серця, 524 військовослужбовцямзбережено і відновлено зір, понад 100 – відновлено слух після важкихакубаротравм.</text:p>
      <text:p text:style-name="P4">
<draw:frame draw:style-name="fr1" draw:name="Image331" text:anchor-type="as-char" svg:width="6.9236in" svg:height="4.615733in" draw:z-index="0">
<draw:image xlink:href="../Images/AРМІЯINFORM/2023-04-12T84-00-00-04-00/4-31.jpg" xlink:type="simple" xlink:show="embed" xlink:actuate="onLoad" draw:mime-type="image/jpeg"/>
</draw:frame>
</text:p>
      <text:p text:style-name="P4">
Присутні лікарі поділилися власним досвідом лікування важких поранень серцево-судинної системи, опорно-рухового апарату, досвідом виконання надскладнихоперативних втручань в нейрохірургії.</text:p>
      <text:p text:style-name="P4">
Досвід медиків був узагальнений та викладений у 12 томах спеціалізованоїлітератури. На жаль, як зазначив академік Цимбалюк, «медичний досвід пишетьсякров’ю наших воїнів».</text:p>
      <text:p text:style-name="P4">
<draw:frame draw:style-name="fr1" draw:name="Image332" text:anchor-type="as-char" svg:width="6.9236in" svg:height="6.9236in" draw:z-index="0">
<draw:image xlink:href="../Images/AРМІЯINFORM/2023-04-12T84-00-00-04-00/tereverko.jpg" xlink:type="simple" xlink:show="embed" xlink:actuate="onLoad" draw:mime-type="image/jpeg"/>
</draw:frame>
</text:p>
      <text:p text:style-name="P4">
<text:a xlink:type="simple" xlink:href="https://armyinform.com.ua/army-authors/oleksandr-tereverko/" text:style-name="Internet_20_link" text:visited-style-name="Visited_20_Internet_20_Link">
Олександр Тереверко</text:a>
</text:p>
      <text:p text:style-name="P4">
Кореспондент АрміяInform</text:p>
      <text:p text:style-name="P4">
Source: <text:a xlink:type="simple" xlink:href="https://armyinform.com.ua/2023/04/12/medychnyj-dosvid-pyshetsya-krovyu-nashyh-voyiniv/" text:style-name="Internet_20_link" text:visited-style-name="Visited_20_Internet_20_Link">
https://armyinform.com.ua/2023/04/12/medychnyj-dosvid-pyshetsya-krovyu-nashyh-voyiniv/</text:a>
</text:p>
      <!--NEWS-->
      <text:h text:style-name="P10" text:outline-level="1">
<text:span text:style-name="T4">
Противник і надалі тримає значні сили у прикордонних з Україною районах</text:span>
</text:h>
      <text:p text:style-name="P4">
Author: ['АРМІЯINFORM']</text:p>
      <text:p text:style-name="P4">
Time: 2023-04-12T85:00:00-04:00</text:p>
      <text:p text:style-name="P4">
Description: На Волинському, Поліському, Сіверському та Слобожанському напрямках оперативна обстанов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ezhymo-1.jpg" text:style-name="Internet_20_link" text:visited-style-name="Visited_20_Internet_20_Link">
stezhymo-1.jpg</text:a>
']</text:p>
      <text:p text:style-name="P4">
Tags: ['STOPRUSSIA', 'ВІЙНА', 'ВТОРГНЕННЯ РФ', 'ГШ ЗСУ']</text:p>
      <text:p text:style-name="P4">
Category: News</text:p>
      <!--METADATA-->
      <text:p text:style-name="P4">
<draw:frame draw:style-name="fr1" draw:name="Image333" text:anchor-type="as-char" svg:width="6.9236in" svg:height="4.32725in" draw:z-index="0">
<draw:image xlink:href="../Images/AРМІЯINFORM/2023-04-12T85-00-00-04-00/stezhymo-1.jpg" xlink:type="simple" xlink:show="embed" xlink:actuate="onLoad" draw:mime-type="image/jpeg"/>
</draw:frame>
</text:p>
      <text:p text:style-name="P4">
На Волинському, Поліському, Сіверському та Слобожанському напрямках оперативнаобстановка без суттєвих змін. Визначені підрозділи територіальних військзбройних сил російської федерації продовжують перебувати на територіїреспубліки білорусь. Триває комплексна перевірка бойової готовності збройнихсил республіки білорусь. Окремі з’єднання та частини приведені у вищі ступенібойової готовності. Доукомплектування підрозділів, які залучаються доперевірки здійснено за рахунок призову військовослужбовців запасу,<text:a xlink:type="simple" xlink:href="https://www.facebook.com/GeneralStaff.ua/posts/pfbid02tiNNw4Z8rmn7hnkNGBLtuPeLajrHiKU8nsAC89XmYKoRs3BUq2oD84u4nH8aejjNl" text:style-name="Internet_20_link" text:visited-style-name="Visited_20_Internet_20_Link">
повідомляє</text:a>
Генеральний штаб ЗС України.</text:p>
      <text:p text:style-name="P4">
Противник і надалі утримує визначені підрозділи у прикордонних з Україноюрайонах Курської та Бєлгородської областей, продовжує здійснювати інженернеобладнання місцевості. Протягом доби ворог обстріляв населені пунктиГалаганівка, Залізний Міст, Архипівка Чернігівської області та Мефедівка,Білопілля, Волфине, Кіндратівка, Варачине, Басівка, Запсілля Сумської області,а також Ветеринарне, Вовчанськ, Варварівка, Землянки, Комісарове та Колодязнена Харківщині.</text:p>
      <text:p text:style-name="P4">
Source: <text:a xlink:type="simple" xlink:href="https://armyinform.com.ua/2023/04/12/protyvnyk-i-nadali-trymaye-znachni-syly-u-prykordonnyh-z-ukrayinoyu-rajonah/" text:style-name="Internet_20_link" text:visited-style-name="Visited_20_Internet_20_Link">
https://armyinform.com.ua/2023/04/12/protyvnyk-i-nadali-trymaye-znachni-syly-u-prykordonnyh-z-ukrayinoyu-rajonah/</text:a>
</text:p>
      <!--NEWS-->
      <text:h text:style-name="P10" text:outline-level="1">
<text:span text:style-name="T4">
Попри численні втрати, російські загарбники намагаються взяти під повний контроль Бахмут</text:span>
</text:h>
      <text:p text:style-name="P4">
Author: ['АРМІЯINFORM']</text:p>
      <text:p text:style-name="P4">
Time: 2023-04-12T86:00:00-04:00</text:p>
      <text:p text:style-name="P4">
Description: На Бахмутському напрямку ворог продовжує вести наступальні дії, намагається взяти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3.jpg" text:style-name="Internet_20_link" text:visited-style-name="Visited_20_Internet_20_Link">
bahmut-3.jpg</text:a>
']</text:p>
      <text:p text:style-name="P4">
Tags: ['STOPRUSSIA', 'БАХМУТСЬКИЙ НАПРЯМОК', 'ВІЙНА', 'ВТОРГНЕННЯ РФ', 'ГШ ЗСУ']</text:p>
      <text:p text:style-name="P4">
Category: News</text:p>
      <!--METADATA-->
      <text:p text:style-name="P4">
<draw:frame draw:style-name="fr1" draw:name="Image334" text:anchor-type="as-char" svg:width="6.9236in" svg:height="3.894525in" draw:z-index="0">
<draw:image xlink:href="../Images/AРМІЯINFORM/2023-04-12T86-00-00-04-00/bahmut-3.jpg" xlink:type="simple" xlink:show="embed" xlink:actuate="onLoad" draw:mime-type="image/jpeg"/>
</draw:frame>
 <text:span text:style-name="T4">
🔥Ситуація щодо російського вторгнення</text:span>
</text:p>
      <text:p text:style-name="P4">
На Бахмутському напрямку ворог продовжує вести наступальні дії, намагаєтьсявзяти під повний контроль місто Бахмут, тривають жорстокі бої. Протягом добипротивник вів безуспішні наступальні дії в районі північніше Хромового та біляБогданівки. Підрозділи сил оборони відбили близько 18 атак противника назазначеній ділянці фронту. Від ворожих обстрілів постраждали, зокрема,Васюківка, Григорівка, Богданівка, Бахмут, Іванівське, Курдюмівка, Дружба таЗалізне Донецької області,<text:a xlink:type="simple" xlink:href="https://www.facebook.com/GeneralStaff.ua/posts/pfbid02tiNNw4Z8rmn7hnkNGBLtuPeLajrHiKU8nsAC89XmYKoRs3BUq2oD84u4nH8aejjNl" text:style-name="Internet_20_link" text:visited-style-name="Visited_20_Internet_20_Link">
повідомляє</text:a>
Генеральний штаб ЗС України.</text:p>
      <text:p text:style-name="P4">
На Авдіївському та Мар’їнському напрямках противник вів наступальні дії</text:p>
      <text:p text:style-name="P4">
в районах Мар’їнки, Побєди та Новомихайлівки Донецької області, успіху не мав.Найзапекліші бої на зазначеній ділянці фронту тривають за Мар’їнку, де буловідбито 14 ворожих атак. В той же час, ворожих обстрілів зазнали населеніпункти Керамік, Новокалинове, Красногорівка, Авдіївка, Водяне, Нетайлове,Невельське, Карлівка, Георгіївка, Мар’їнка Донецької області.</text:p>
      <text:p text:style-name="P4">
На Шахтарському напрямку протягом доби ворог наступальних дій не проводив.Здійснив обстріли населених пунктів Новомихайлівка, Шахтарське, Новоукраїнка,Велика Новосілка, Вугледар, Пречистівка Донецької області.</text:p>
      <text:p text:style-name="P4">
Source: <text:a xlink:type="simple" xlink:href="https://armyinform.com.ua/2023/04/12/ne-zvazhayuchy-na-chyselni-vtraty-rosijski-zagarbnyky-namagayutsya-vzyaty-pid-povnyj-kontrol-bahmut/" text:style-name="Internet_20_link" text:visited-style-name="Visited_20_Internet_20_Link">
https://armyinform.com.ua/2023/04/12/ne-zvazhayuchy-na-chyselni-vtraty-rosijski-zagarbnyky-namagayutsya-vzyaty-pid-povnyj-kontrol-bahmut/</text:a>
</text:p>
      <!--NEWS-->
      <text:h text:style-name="P10" text:outline-level="1">
<text:span text:style-name="T4">
Окупанти розміщують своїх «чмобіків» у захоплених школах</text:span>
</text:h>
      <text:p text:style-name="P4">
Author: ['АРМІЯINFORM']</text:p>
      <text:p text:style-name="P4">
Time: 2023-04-12T87:00:00-04:00</text:p>
      <text:p text:style-name="P4">
Description: російські окупанти продовжують використовувати навчальні заклади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rag.jpg" text:style-name="Internet_20_link" text:visited-style-name="Visited_20_Internet_20_Link">
vrag.jpg</text:a>
']</text:p>
      <text:p text:style-name="P4">
Tags: ['STOPRUSSIA', 'АГРЕСІЯ РФ', 'ВІЙНА', 'ВІЙСЬКОВІ ЗЛОЧИНИ РФ', 'ВТОРГНЕННЯ РФ']</text:p>
      <text:p text:style-name="P4">
Category: News</text:p>
      <!--METADATA-->
      <text:p text:style-name="P4">
<draw:frame draw:style-name="fr1" draw:name="Image335" text:anchor-type="as-char" svg:width="6.9236in" svg:height="3.652863in" draw:z-index="0">
<draw:image xlink:href="../Images/AРМІЯINFORM/2023-04-12T87-00-00-04-00/vrag.jpg" xlink:type="simple" xlink:show="embed" xlink:actuate="onLoad" draw:mime-type="image/jpeg"/>
</draw:frame>
</text:p>
      <text:p text:style-name="P4">
російські окупанти продовжують використовувати навчальні заклади тимчасовозахоплених територій у власних цілях, облаштовують в них свої військовіоб’єкти, прикриваючись «живим щитом» — школярами та викладацьким складом,<text:a xlink:type="simple" xlink:href="https://www.facebook.com/GeneralStaff.ua/posts/pfbid02tiNNw4Z8rmn7hnkNGBLtuPeLajrHiKU8nsAC89XmYKoRs3BUq2oD84u4nH8aejjNl" text:style-name="Internet_20_link" text:visited-style-name="Visited_20_Internet_20_Link">
повідомляє</text:a>
Генеральний штаб ЗС України.</text:p>
      <text:p text:style-name="P4">
Так, в місто Скадовськ Херсонської області, впродовж останніх днів, прибулипідрозділи російських окупаційних військ з-поміж мобілізованих. Особовий складрозміщують у будівлях освітніх закладів. При цьому окупанти примушуютьвикладацький склад продовжувати освітній процес з обов’язковим відвідуваннямзанять дітьми.</text:p>
      <text:p text:style-name="P4">
Водночас у тимчасово захопленому росією Скадовську назріває гуманітарна кризачерез збільшення дефіциту ліків. російська окупаційна «влада» значно обмежилапостачання усіх видів ліків в аптеки.</text:p>
      <text:p text:style-name="P4">
Source: <text:a xlink:type="simple" xlink:href="https://armyinform.com.ua/2023/04/12/okupanty-rozmishhuyut-svoyih-chmobikiv-v-zahoplenyh-shkolah/" text:style-name="Internet_20_link" text:visited-style-name="Visited_20_Internet_20_Link">
https://armyinform.com.ua/2023/04/12/okupanty-rozmishhuyut-svoyih-chmobikiv-v-zahoplenyh-shkolah/</text:a>
</text:p>
      <!--NEWS-->
      <text:h text:style-name="P10" text:outline-level="1">
<text:span text:style-name="T4">
Президент України зустрівся з делегацією сенаторів США</text:span>
</text:h>
      <text:p text:style-name="P4">
Author: ['АРМІЯINFORM']</text:p>
      <text:p text:style-name="P4">
Time: 2023-04-12T88:00:00-04:00</text:p>
      <text:p text:style-name="P4">
Description: «Зустрівся із двопартійною делегацією Сенату США у складі Джозефа Манчіна, Ліз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 'ВТОРГНЕННЯ РФ', 'ДЕЛЕГАЦІЯ КОНГРЕСУ США', 'ОФІС ПРЕЗИДЕНТА УКРАЇНИ', 'ПРЕЗИДЕНТ УКРАЇНИ']</text:p>
      <text:p text:style-name="P4">
Category: News</text:p>
      <!--METADATA-->
      <text:p text:style-name="P4">
«Зустрівся із двопартійною делегацією Сенату США у складі Джозефа Манчіна,Лізи Мурковскі та Марка Келлі.</text:p>
      <text:p text:style-name="P4">
Поінформував про ситуацію на передовій та поділився оцінками щодо перспективїї розвитку», —<text:a xlink:type="simple" xlink:href="https://www.facebook.com/zelenskiy.official/videos/1027881448177698/" text:style-name="Internet_20_link" text:visited-style-name="Visited_20_Internet_20_Link">
повідомив</text:a>
Президент України Володимир Зеленський.</text:p>
      <text:p text:style-name="P4">
«Детально обговорили подальші напрями американської допомоги та роль Конгресув цьому процесі. Ми боремося за спільні цінності — свободу і демократію. Нашаперемога буде визначальною для розвитку ситуації в Європі та в усьому світі.Продовження такої комплексної підтримки — оборонної і фінансової — є запорукоюнашої перемоги над агресором.</text:p>
      <text:p text:style-name="P4">
Дякую за візит в Україну. Це є важливим сигналом підтримки нашої держави тавсього українського народу», — зазначив Володимир Зеленський.</text:p>
      <text:p text:style-name="P4">
Source: <text:a xlink:type="simple" xlink:href="https://armyinform.com.ua/2023/04/12/prezydent-ukrayiny-zustrivsya-iz-delegacziyeyu-senatoriv-kongresu-ssha/" text:style-name="Internet_20_link" text:visited-style-name="Visited_20_Internet_20_Link">
https://armyinform.com.ua/2023/04/12/prezydent-ukrayiny-zustrivsya-iz-delegacziyeyu-senatoriv-kongresu-ssha/</text:a>
</text:p>
      <!--NEWS-->
      <text:h text:style-name="P10" text:outline-level="1">
<text:span text:style-name="T4">
Прем’єр-міністр України обговорив із Міністром оборони США військову підтримку нашої країни</text:span>
</text:h>
      <text:p text:style-name="P4">
Author: ['АРМІЯINFORM']</text:p>
      <text:p text:style-name="P4">
Time: 2023-04-12T89:00:00-04:00</text:p>
      <text:p text:style-name="P4">
Description: Україна розраховує на незмінно потужну військову підтримку Сполучених Штатів. Зокрем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2255_820_360_0_0_auto.jpg" text:style-name="Internet_20_link" text:visited-style-name="Visited_20_Internet_20_Link">
thumb_202255_820_360_0_0_auto.jpg</text:a>
']</text:p>
      <text:p text:style-name="P4">
Tags: ['STOPRUSSIA', 'ДЕНИС ШМИГАЛЬ', 'ДОПОМОГА ПАРТНЕРІВ', 'ЛЛОЙД ОСТІН']</text:p>
      <text:p text:style-name="P4">
Category: News</text:p>
      <!--METADATA-->
      <text:p text:style-name="P4">
<draw:frame draw:style-name="fr1" draw:name="Image336" text:anchor-type="as-char" svg:width="6.9236in" svg:height="4.610104in" draw:z-index="0">
<draw:image xlink:href="../Images/AРМІЯINFORM/2023-04-12T89-00-00-04-00/thumb_202255_820_360_0_0_auto.jpg" xlink:type="simple" xlink:show="embed" xlink:actuate="onLoad" draw:mime-type="image/jpeg"/>
</draw:frame>
</text:p>
      <text:p text:style-name="P4">
Україна розраховує на незмінно потужну військову підтримку Сполучених Штатів.Зокрема в постачанні важкої техніки та боєприпасів, а також у наданні ракетбільшої дальності дії. Про це заявив Прем’єр-міністр України Денис Шмигаль підчас зустрічі з Міністром оборони Сполучених Штатів Ллойдом Остіном,<text:a xlink:type="simple" xlink:href="https://www.kmu.gov.ua/news/denys-shmyhal-obhovoryv-iz-lloidom-ostinom-viiskovu-pidtrymku-ukrainy" text:style-name="Internet_20_link" text:visited-style-name="Visited_20_Internet_20_Link">
повідомляє</text:a>
 Урядовий портал.</text:p>
      <text:p text:style-name="P4">
Денис Шмигаль подякував США та особисто Міністру за значну військовупідтримку, а також за зусилля щодо створення Контактної групи з питань оборониУкраїни, до якої сьогодні входять понад 50 країн.</text:p>
      <text:p text:style-name="P4">
Під час зустрічі сторони детально обговорили нагальні потреби України дляуспішного проведення чергової контрнаступальної операції зі звільненняукраїнських земель.</text:p>
      <text:p text:style-name="P4">
— Українські воїни довели, що можуть за короткий час освоїти новітню техніку йефективно використовувати її на полі бою. Для швидшої перемоги Україніпотрібно також більше зброї: ППО, важкої артилерії та техніки, мінометів ібоєприпасів до них, — наголосив Прем’єр-міністр України.</text:p>
      <text:p text:style-name="P4">
Source: <text:a xlink:type="simple" xlink:href="https://armyinform.com.ua/2023/04/12/premyer-ministr-ukrayiny-obgovoryv-iz-ministrom-oborony-ssha-vijskovu-pidtrymku-nashoyi-krayiny/" text:style-name="Internet_20_link" text:visited-style-name="Visited_20_Internet_20_Link">
https://armyinform.com.ua/2023/04/12/premyer-ministr-ukrayiny-obgovoryv-iz-ministrom-oborony-ssha-vijskovu-pidtrymku-nashoyi-krayiny/</text:a>
</text:p>
      <!--NEWS-->
      <text:h text:style-name="P10" text:outline-level="1">
<text:span text:style-name="T4">
Колишній воїн-розвідник із протезом готується пробігти Лондонський марафон</text:span>
</text:h>
      <text:p text:style-name="P4">
Author: ['АРМІЯINFORM']</text:p>
      <text:p text:style-name="P4">
Time: 2023-04-12T90:00:00-04:00</text:p>
      <text:p text:style-name="P4">
Description: Роман Кашпур ще за часів АТО підірвався на міні і залишився без ноги. Проте щойно ста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ashpur.jpg" text:style-name="Internet_20_link" text:visited-style-name="Visited_20_Internet_20_Link">
kashpur.jpg</text:a>
']</text:p>
      <text:p text:style-name="P4">
Tags: ['ВІДЕО', 'ГУР МОУ', 'ІГРИ НЕСКОРЕНИХ', 'ЛОНДОНСЬКИЙ МАРАФОН', 'ПРОТЕЗИ', 'РОЗВІДНИКИ', 'СПОРТСМЕНИ']</text:p>
      <text:p text:style-name="P4">
Category: News</text:p>
      <!--METADATA-->
      <text:p text:style-name="P4">
<draw:frame draw:style-name="fr1" draw:name="Image337" text:anchor-type="as-char" svg:width="6.9236in" svg:height="3.887764in" draw:z-index="0">
<draw:image xlink:href="../Images/AРМІЯINFORM/2023-04-12T90-00-00-04-00/kashpur.jpg" xlink:type="simple" xlink:show="embed" xlink:actuate="onLoad" draw:mime-type="image/jpeg"/>
</draw:frame>
 РоманКашпур. Кадр із відео</text:p>
      <text:p text:style-name="P4">
Роман Кашпур ще за часів АТО підірвався на міні і залишився без ноги. Протещойно став на протез, почав досягати здавалося б, нездоланних вершин. Воїн двароки поспіль посідав перші місця в Іграх героїв, а згодом, у Харкові,встановив рекорд України, протягнувши 16-тонний літак!</text:p>
      <text:p text:style-name="P4">
Про це <text:a xlink:type="simple" xlink:href="https://gur.gov.ua/content/kolyshnii-voin-rozvidnyk-hotuietsia-probihty-iz-protezom-londonskyi-marafon.html" text:style-name="Internet_20_link" text:visited-style-name="Visited_20_Internet_20_Link">
розповідає</text:a>
 Головне управліннярозвідки Міністерства оборони України.</text:p>
      <text:p text:style-name="P4">
Спортом Роман захопився після поранення на передовій. Він добровольцем пішовна фронт ще під час АТО. Потім підписав контракт зі Збройними силами і ставрозвідником. А у 2019-му під Марʼїнкою воїн підірвався на міні. І зостався безкінцівки. Та не занепав духом.</text:p>
      <text:p text:style-name="P4">
А далі було широкомасштабне вторгнення. 24 лютого Роман евакуював родину зХаркова до Хмільника. А сам повернувся назад. Боронити місто.</text:p>
      <text:p text:style-name="P4">
«Перших півтора місяця це була активна фаза моєї участі. Безпосередньо, нанулі. На передовій. Потім — сіра зона, потім у штурмі… Командир набрав людей.У підрозділі побільшав склад і з ними потрібно було працювати. Людей потрібнобуло навчати», — розповідає воїн.</text:p>
      <text:p text:style-name="P4">
Коли ворога вигнали з Харківщини, воїн вирішив повернутися у спорт. І втілитиу життя ще одну мрію. Роман на протезі готується бігти Лондонський марафон.Розслаблятися герой собі не дозволяє.</text:p>
      <text:p text:style-name="P4">
Source: <text:a xlink:type="simple" xlink:href="https://armyinform.com.ua/2023/04/12/kolyshnij-voyin-rozvidnyk-iz-protezom-gotuyetsya-probigty-londonskyj-marafon/" text:style-name="Internet_20_link" text:visited-style-name="Visited_20_Internet_20_Link">
https://armyinform.com.ua/2023/04/12/kolyshnij-voyin-rozvidnyk-iz-protezom-gotuyetsya-probigty-londonskyj-marafon/</text:a>
</text:p>
      <!--NEWS-->
      <text:h text:style-name="P10" text:outline-level="1">
<text:span text:style-name="T4">
Наталія Гуменюк: «Наразі на бойовому чергуванні з 10 ворожих кораблів залишається 1 ракетоносій»</text:span>
</text:h>
      <text:p text:style-name="P4">
Author: ['Анастасія Олехнович']</text:p>
      <text:p text:style-name="P4">
Time: 2023-04-12T91:00:00-04:00</text:p>
      <text:p text:style-name="P4">
Description: Оскільки погодні умови є досить мінливими, бойова обстановка в морі теж постій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gumenyuk2.jpg" text:style-name="Internet_20_link" text:visited-style-name="Visited_20_Internet_20_Link">
gumenyuk2.jpg</text:a>
']</text:p>
      <text:p text:style-name="P4">
Tags: []</text:p>
      <text:p text:style-name="P4">
Category: News</text:p>
      <!--METADATA-->
      <text:p text:style-name="P4">
<draw:frame draw:style-name="fr1" draw:name="Image338" text:anchor-type="as-char" svg:width="6.9236in" svg:height="3.4618in" draw:z-index="0">
<draw:image xlink:href="../Images/AРМІЯINFORM/2023-04-12T91-00-00-04-00/gumenyuk2.jpg" xlink:type="simple" xlink:show="embed" xlink:actuate="onLoad" draw:mime-type="image/jpeg"/>
</draw:frame>
</text:p>
      <text:p text:style-name="P4">
Оскільки погодні умови є досить мінливими, бойова обстановка в морі тежпостійно змінюється. Про це в ефірі телемарафону «Єдині новини» повідомиларечниця Об’єднаного координаційного пресцентру Сил оборони Півдня НаталіяГуменюк.</text:p>
      <text:p text:style-name="P4">
— Коли шторм зменшився, ворог вивів на бойове чергування 2 ракетоносії —надводний та підводний. Сумарний залп складав 12 Калібрів. Але наразі погодазнову погіршується і надводний ракетоносій знову заведено в пункт базування, —пояснила Наталія Гуменюк. — Зараз на бойовому чергуванні з 10 кораблівзалишається 1 ракетоносій із чотирма ракетами. Це підводний ракетоносій.</text:p>
      <text:p text:style-name="P4">
Наталія Гуменюк нагадала, що виявлення пуску таких ракет є ускладненим, томусигнали повітряної тривоги треба виконувати оперативно.</text:p>
      <text:p text:style-name="P4">
Source: <text:a xlink:type="simple" xlink:href="https://armyinform.com.ua/2023/04/12/nataliya-gumenyuk-narazi-na-bojovomu-cherguvanni-z-10-vorozhyh-korabliv-zalyshayetsya-1-raketonosij/" text:style-name="Internet_20_link" text:visited-style-name="Visited_20_Internet_20_Link">
https://armyinform.com.ua/2023/04/12/nataliya-gumenyuk-narazi-na-bojovomu-cherguvanni-z-10-vorozhyh-korabliv-zalyshayetsya-1-raketonosij/</text:a>
</text:p>
      <!--NEWS-->
      <text:h text:style-name="P10" text:outline-level="1">
<text:span text:style-name="T4">
У Харкові попрощалися з українським митцем та українським воїном Антоном Дербіловим</text:span>
</text:h>
      <text:p text:style-name="P4">
Author: ['Оксана Іванець']</text:p>
      <text:p text:style-name="P4">
Time: 2023-04-12T92:00:00-04:00</text:p>
      <text:p text:style-name="P4">
Description: Він був людиною, яку ми не встигли повністю оцінити.     З самого ранку небо над Харков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24.jpg" text:style-name="Internet_20_link" text:visited-style-name="Visited_20_Internet_20_Link">
golovna-24.jpg</text:a>
', '<text:a xlink:type="simple" xlink:href="https://armyinform.com.ua/wp-content/uploads/2023/04/1-45-150x150.jpg" text:style-name="Internet_20_link" text:visited-style-name="Visited_20_Internet_20_Link">
1-45-150x150.jpg</text:a>
', '<text:a xlink:type="simple" xlink:href="https://armyinform.com.ua/wp-content/uploads/2023/04/2-43-150x150.jpg" text:style-name="Internet_20_link" text:visited-style-name="Visited_20_Internet_20_Link">
2-43-150x150.jpg</text:a>
', '<text:a xlink:type="simple" xlink:href="https://armyinform.com.ua/wp-content/uploads/2023/04/3-37.jpg" text:style-name="Internet_20_link" text:visited-style-name="Visited_20_Internet_20_Link">
3-37.jpg</text:a>
', '<text:a xlink:type="simple" xlink:href="https://armyinform.com.ua/wp-content/uploads/2023/04/4-33.jpg" text:style-name="Internet_20_link" text:visited-style-name="Visited_20_Internet_20_Link">
4-33.jpg</text:a>
', '<text:a xlink:type="simple" xlink:href="https://armyinform.com.ua/wp-content/uploads/2023/04/5-29-150x150.jpg" text:style-name="Internet_20_link" text:visited-style-name="Visited_20_Internet_20_Link">
5-29-150x150.jpg</text:a>
', '<text:a xlink:type="simple" xlink:href="https://armyinform.com.ua/wp-content/uploads/2023/04/6-24-150x150.jpg" text:style-name="Internet_20_link" text:visited-style-name="Visited_20_Internet_20_Link">
6-24-150x150.jpg</text:a>
', '<text:a xlink:type="simple" xlink:href="https://armyinform.com.ua/wp-content/uploads/2023/04/7-12-150x150.jpg" text:style-name="Internet_20_link" text:visited-style-name="Visited_20_Internet_20_Link">
7-12-150x150.jpg</text:a>
', '<text:a xlink:type="simple" xlink:href="https://armyinform.com.ua/wp-content/uploads/2023/04/8-13-150x150.jpg" text:style-name="Internet_20_link" text:visited-style-name="Visited_20_Internet_20_Link">
8-13-150x150.jpg</text:a>
', '<text:a xlink:type="simple" xlink:href="https://armyinform.com.ua/wp-content/uploads/2023/04/9-12-150x150.jpg" text:style-name="Internet_20_link" text:visited-style-name="Visited_20_Internet_20_Link">
9-12-150x150.jpg</text:a>
', '<text:a xlink:type="simple" xlink:href="https://armyinform.com.ua/wp-content/uploads/2023/04/10-11-150x150.jpg" text:style-name="Internet_20_link" text:visited-style-name="Visited_20_Internet_20_Link">
10-11-150x150.jpg</text:a>
']</text:p>
      <text:p text:style-name="P4">
Tags: []</text:p>
      <text:p text:style-name="P4">
Category: News</text:p>
      <!--METADATA-->
      <text:p text:style-name="P4">
<draw:frame draw:style-name="fr1" draw:name="Image339" text:anchor-type="as-char" svg:width="6.9236in" svg:height="4.615733in" draw:z-index="0">
<draw:image xlink:href="../Images/AРМІЯINFORM/2023-04-12T92-00-00-04-00/golovna-24.jpg" xlink:type="simple" xlink:show="embed" xlink:actuate="onLoad" draw:mime-type="image/jpeg"/>
</draw:frame>
</text:p>
      <text:p text:style-name="P4">
<text:span text:style-name="T4">
Він був людиною, яку ми не встигли повністю оцінити.</text:span>
</text:p>
      <text:p text:style-name="P4">
З самого ранку небо над Харковом плаче… Можливо, так місто оплакує Героя, якийповертається додому, аби спочивати вічним сном у рідній слобожанській землі?</text:p>
      <text:p text:style-name="P4">
…Сьогодні Харків попрощався з відомим українським художником, скульптором тамузикантом Антоном Дербіловим. Митець загинув 6 квітня під час бою заКремінну, що на Луганщині.</text:p>
      <text:p text:style-name="P4">
Чоловікові було лише 43… Він був сином, чоловіком, батьком…</text:p>
      <text:p text:style-name="P4">
Зі слів друзів, з дружиною Катериною вони були знайомі з підліткового віку.Про такі пари кажуть — «Таке кохання трапляється раз на мільйон!»</text:p>
      <text:p text:style-name="P4">
Подружжя були митцями. Свого часу Дербілови заснували студію Sirko Toys. Вонистворили тисячі унікальних моделей олов’яних солдатиків. В їхній колекції ємініатюрні козаки з армії Богдана Хмельницького, солдатики для іграшковихармій — від епохи античності до ХХ століття. Також Антон створював бюстигетьманів та полководців України та інших країн.</text:p>
      <text:p text:style-name="P4">
<text:a xlink:type="simple" xlink:href="https://armyinform.com.ua/wp-content/uploads/2023/04/1-45.jpg" text:style-name="Internet_20_link" text:visited-style-name="Visited_20_Internet_20_Link">
<draw:frame draw:style-name="fr1" draw:name="Image340" text:anchor-type="as-char" svg:width="6.9236in" svg:height="6.9236in" draw:z-index="0">
<draw:image xlink:href="../Images/AРМІЯINFORM/2023-04-12T92-00-00-04-00/1-45-150x150.jpg" xlink:type="simple" xlink:show="embed" xlink:actuate="onLoad" draw:mime-type="image/jpeg"/>
</draw:frame>
</text:a>
</text:p>
      <text:p text:style-name="P4">
<text:a xlink:type="simple" xlink:href="https://armyinform.com.ua/wp-content/uploads/2023/04/2-43.jpg" text:style-name="Internet_20_link" text:visited-style-name="Visited_20_Internet_20_Link">
<draw:frame draw:style-name="fr1" draw:name="Image341" text:anchor-type="as-char" svg:width="6.9236in" svg:height="6.9236in" draw:z-index="0">
<draw:image xlink:href="../Images/AРМІЯINFORM/2023-04-12T92-00-00-04-00/2-43-150x150.jpg" xlink:type="simple" xlink:show="embed" xlink:actuate="onLoad" draw:mime-type="image/jpeg"/>
</draw:frame>
</text:a>
</text:p>
      <text:p text:style-name="P4">
— Перед тим, як створити чергову скульптуру, Антон вивчав військову історію.Наприклад, коли фінські журналісти робили сюжет з ним, він довго розповідав,що росіяни запозичили у їхніх земляків — маскхалати для снайперів, шапки-ушанки тощо. Він тоді дуже вразив наших іноземних колег своїми знаннями, —розповідає Іванна Скиба-Якубова…</text:p>
      <text:p text:style-name="P4">
У 2015 році чоловік став членом музичного гурту Alcohol Ukulele. Його колегапо гурту Юрек Якубов розповідає, що приєднався Антон до музичного колективувипадково: На днях я знайшов перше його повідомлення, яке він написав мені всоціальній мережі: «Добрий день! Ми з вами живемо на одному районі! Хотівспитати, як навчитися грати?…» А я йому тоді просто відповів: «Приходь нарепетицію». З того дня він став повноправним членом нашої команди. Бувбаритоном укулеле. Найважливіші інструменти, на яких він грав як перкусія — цезалізний ланцюг та гайковий ключ.</text:p>
      <text:p text:style-name="P4">
За понад 20 років шлюбу Дербілови народили та виховали трьох доньок — Анну,Оксану і Софію. Всі дівчата наслідували талант батьків — опанували чиопановують наразі мистецьку справу.</text:p>
      <text:p text:style-name="P4">
<draw:frame draw:style-name="fr1" draw:name="Image342" text:anchor-type="as-char" svg:width="6.9236in" svg:height="5.1927in" draw:z-index="0">
<draw:image xlink:href="../Images/AРМІЯINFORM/2023-04-12T92-00-00-04-00/3-37.jpg" xlink:type="simple" xlink:show="embed" xlink:actuate="onLoad" draw:mime-type="image/jpeg"/>
</draw:frame>
</text:p>
      <text:p text:style-name="P4">
Як розповідають друзі Антона, він був не просто людиною, яка взяла участь внародженні дитини. Для кожної доньки він став другом і наставником.</text:p>
      <text:p text:style-name="P4">
— Тато був веселою, оптимістичною та відкритою людиною. Ми були завждивпевнені, що він любив нас більше за все на цьому світі! А він захищав нас доостаннього свого подиху! — розповідає донька воїна Софія Дербілова.</text:p>
      <text:p text:style-name="P4">
З початку бойових дій на Донбасі митець активно займався волонтерством.Український однострій чоловік одягнув 26 лютого 2022 року — на третій деньширокомасштабного наступу росіян на територію України. Родині тоді сказав, щоінакше не може — мусить захищати своїх дівчат, які відмовилися полишити Харківв найскрутніші хвилини…</text:p>
      <text:p text:style-name="P4">
Щойно Антон отримав зброю, разом з побратимами у складі П’ятої слобожанськоїбригади Національної гвардії України відправився виконувати бойове завдання зоборони північних околиць Харкова.</text:p>
      <text:p text:style-name="P4">
<draw:frame draw:style-name="fr1" draw:name="Image343" text:anchor-type="as-char" svg:width="6.9236in" svg:height="9.202618in" draw:z-index="0">
<draw:image xlink:href="../Images/AРМІЯINFORM/2023-04-12T92-00-00-04-00/4-33.jpg" xlink:type="simple" xlink:show="embed" xlink:actuate="onLoad" draw:mime-type="image/jpeg"/>
</draw:frame>
</text:p>
      <text:p text:style-name="P4">
— Я входив до групи «полювальників за танками», — розповідав воїн. — Насвідправили на кільцеву Харкова, на напрямок ймовірного прориву противника.Нашою головною метою було зупинити ворожу бронетехніку. Заходили туди накілька днів, а пробули близько ста — обжилися, створили міцний укріпрайон.</text:p>
      <text:p text:style-name="P4">
Митець ділився, що все, що він напрацьовував все життя — малювати, грати намузичних інструментах, ліпити тощо — тимчасово прийшлося залишити в минулому.З 26 лютого 2022 року почалося нове життя з новими пріоритетами — прийшлосяопановувати стрілецьку зброю, гранатомет, основи вибухової справи. Антонрозповідав, що сприйняти себе в новому образі військовослужбовця він зміг лишетоді, коли відпустив козацькі вуса.</text:p>
      <text:p text:style-name="P4">
Солдат Дербілов Антон був ветераном Слобожанського контрнаступу. Бувнагороджений медалями «За хоробрість у бою», «Незламним героям російсько-української війни» та за «Доблесну службу».</text:p>
      <text:p text:style-name="P4">
— Я завжди дивився на Антона із захопленням! Він був моїм кумиром —талановитий митець, чудовий сім’янин, справжній український воїн, який завждиприйде на допомогу, підставить плече, підійме бойовий дух побратимів. Завждийшов вперед, як би складно не було, — розповідає побратим загиблого на псевдо«Ящур».</text:p>
      <text:p text:style-name="P4">
6 квітня цього року внаслідок мінометного обстрілу Антон Дербілов діставпоранення, несумісні з життям, та загинув на полі бою зі зброєю у руках.</text:p>
      <text:p text:style-name="P4">
— Антон був людиною високих стандартів, одним з тих, кого ми не встиглиповністю оцінити. І зараз ми всі сповнені злості через те, що росіяни вбилилюдину, яка могла ще багато дати Україні! Не люблю фразу «вмирають найкращі»,але, на жаль, найкращі вмирають… На жаль, любов, якою він був оточений, незберегла його, — ділиться Іванна Скиба-Якубова…</text:p>
      <text:p text:style-name="P4">
<text:a xlink:type="simple" xlink:href="https://armyinform.com.ua/wp-content/uploads/2023/04/5-29.jpg" text:style-name="Internet_20_link" text:visited-style-name="Visited_20_Internet_20_Link">
<draw:frame draw:style-name="fr1" draw:name="Image344" text:anchor-type="as-char" svg:width="6.9236in" svg:height="6.9236in" draw:z-index="0">
<draw:image xlink:href="../Images/AРМІЯINFORM/2023-04-12T92-00-00-04-00/5-29-150x150.jpg" xlink:type="simple" xlink:show="embed" xlink:actuate="onLoad" draw:mime-type="image/jpeg"/>
</draw:frame>
</text:a>
</text:p>
      <text:p text:style-name="P4">
<text:a xlink:type="simple" xlink:href="https://armyinform.com.ua/wp-content/uploads/2023/04/6-24.jpg" text:style-name="Internet_20_link" text:visited-style-name="Visited_20_Internet_20_Link">
<draw:frame draw:style-name="fr1" draw:name="Image345" text:anchor-type="as-char" svg:width="6.9236in" svg:height="6.9236in" draw:z-index="0">
<draw:image xlink:href="../Images/AРМІЯINFORM/2023-04-12T92-00-00-04-00/6-24-150x150.jpg" xlink:type="simple" xlink:show="embed" xlink:actuate="onLoad" draw:mime-type="image/jpeg"/>
</draw:frame>
</text:a>
</text:p>
      <text:p text:style-name="P4">
<text:a xlink:type="simple" xlink:href="https://armyinform.com.ua/wp-content/uploads/2023/04/7-12.jpg" text:style-name="Internet_20_link" text:visited-style-name="Visited_20_Internet_20_Link">
<draw:frame draw:style-name="fr1" draw:name="Image346" text:anchor-type="as-char" svg:width="6.9236in" svg:height="6.9236in" draw:z-index="0">
<draw:image xlink:href="../Images/AРМІЯINFORM/2023-04-12T92-00-00-04-00/7-12-150x150.jpg" xlink:type="simple" xlink:show="embed" xlink:actuate="onLoad" draw:mime-type="image/jpeg"/>
</draw:frame>
</text:a>
</text:p>
      <text:p text:style-name="P4">
<text:a xlink:type="simple" xlink:href="https://armyinform.com.ua/wp-content/uploads/2023/04/8-13.jpg" text:style-name="Internet_20_link" text:visited-style-name="Visited_20_Internet_20_Link">
<draw:frame draw:style-name="fr1" draw:name="Image347" text:anchor-type="as-char" svg:width="6.9236in" svg:height="6.9236in" draw:z-index="0">
<draw:image xlink:href="../Images/AРМІЯINFORM/2023-04-12T92-00-00-04-00/8-13-150x150.jpg" xlink:type="simple" xlink:show="embed" xlink:actuate="onLoad" draw:mime-type="image/jpeg"/>
</draw:frame>
</text:a>
</text:p>
      <text:p text:style-name="P4">
<text:a xlink:type="simple" xlink:href="https://armyinform.com.ua/wp-content/uploads/2023/04/9-12.jpg" text:style-name="Internet_20_link" text:visited-style-name="Visited_20_Internet_20_Link">
<draw:frame draw:style-name="fr1" draw:name="Image348" text:anchor-type="as-char" svg:width="6.9236in" svg:height="6.9236in" draw:z-index="0">
<draw:image xlink:href="../Images/AРМІЯINFORM/2023-04-12T92-00-00-04-00/9-12-150x150.jpg" xlink:type="simple" xlink:show="embed" xlink:actuate="onLoad" draw:mime-type="image/jpeg"/>
</draw:frame>
</text:a>
</text:p>
      <text:p text:style-name="P4">
<text:a xlink:type="simple" xlink:href="https://armyinform.com.ua/wp-content/uploads/2023/04/10-11.jpg" text:style-name="Internet_20_link" text:visited-style-name="Visited_20_Internet_20_Link">
<draw:frame draw:style-name="fr1" draw:name="Image349" text:anchor-type="as-char" svg:width="6.9236in" svg:height="6.9236in" draw:z-index="0">
<draw:image xlink:href="../Images/AРМІЯINFORM/2023-04-12T92-00-00-04-00/10-11-150x150.jpg" xlink:type="simple" xlink:show="embed" xlink:actuate="onLoad" draw:mime-type="image/jpeg"/>
</draw:frame>
</text:a>
</text:p>
      <text:p text:style-name="Horizontal_20_Line"/>
      <text:p text:style-name="P4">
<text:span text:style-name="T5">
Фото автора та з сімейного архіву родини Дербілових</text:span>
</text:p>
      <text:p text:style-name="P4">
Source: <text:a xlink:type="simple" xlink:href="https://armyinform.com.ua/2023/04/12/u-harkovi-poproshhalysya-z-ukrayinskym-mytczem-ta-ukrayinskym-voyinom-antonom-derbilovym/" text:style-name="Internet_20_link" text:visited-style-name="Visited_20_Internet_20_Link">
https://armyinform.com.ua/2023/04/12/u-harkovi-poproshhalysya-z-ukrayinskym-mytczem-ta-ukrayinskym-voyinom-antonom-derbilovym/</text:a>
</text:p>
      <!--NEWS-->
      <text:h text:style-name="P10" text:outline-level="1">
<text:span text:style-name="T4">
Іспанія поставить в Україну 6 танків Leopard й 20 БТР до кінця квітня</text:span>
</text:h>
      <text:p text:style-name="P4">
Author: ['В’ячеслав Ржеуцький']</text:p>
      <text:p text:style-name="P4">
Time: 2023-04-12T93:00:00-04:00</text:p>
      <text:p text:style-name="P4">
Description: Іспанія до кінця квітня поставить в Україну 6 основних бойових танків Leopard, які бу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nistr-2.jpg" text:style-name="Internet_20_link" text:visited-style-name="Visited_20_Internet_20_Link">
ministr-2.jpg</text:a>
']</text:p>
      <text:p text:style-name="P4">
Tags: ['STOPRUSSIA', 'ПІДТРИМКА ПАРТНЕРІВ', 'СВІТ ПІДТРИМУЄ УКРАЇНУ', 'УКРАЇНА - ІСПАНІЯ']</text:p>
      <text:p text:style-name="P4">
Category: News</text:p>
      <!--METADATA-->
      <text:p text:style-name="P4">
<draw:frame draw:style-name="fr1" draw:name="Image350" text:anchor-type="as-char" svg:width="6.9236in" svg:height="5.103575in" draw:z-index="0">
<draw:image xlink:href="../Images/AРМІЯINFORM/2023-04-12T93-00-00-04-00/ministr-2.jpg" xlink:type="simple" xlink:show="embed" xlink:actuate="onLoad" draw:mime-type="image/jpeg"/>
</draw:frame>
</text:p>
      <text:p text:style-name="P4">
Іспанія до кінця квітня поставить в Україну 6 основних бойових танків Leopard,які були відновлені за рахунок уряду країни в рамках відповідних зобов’язань.</text:p>
      <text:p text:style-name="P4">
Про це повідомила міністерка оборони Іспанії Маргарита Роблес на спільнійпресконференції з міністром оборони України Олексієм Резніковим у вівторок, 12квітня у Мадриді.</text:p>
      <text:p text:style-name="P4">
«Незабаром з Іспанії виїдуть 6 Leopard, які були відновлені і разом з ними минадішлемо також 20 БТР. Ми розраховуємо, що до кінця місяця вони мають досягтиУкраїни», — сказала Маргарита Роблес додавши, що наразі відбуваєтьсявідновлення ще 4 Leopard, які також згодом планується направити в Україну.</text:p>
      <text:p text:style-name="P4">
Також міністерка повідомила, що за підсумками сьогоднішньої зустрічі досягнутідомовленості про продовження підготовки українських військовослужбовців вІспанії, зазначивши що на сьогоднішній день іспанська сторона вже провелавідповідну підготовку 1 тис. українських воїнів.</text:p>
      <text:p text:style-name="P4">
Вона додала, що в рамках зустрічі з українським колегою сторони розглянулитакож інші важливі шляхи подальшого співробітництва.</text:p>
      <text:p text:style-name="P4">
— Україна зараз не тільки захищає свій суверенітет і свою територіальнуцілісність, вона захищає наші спільні цінності. Саме тому наша підтримка, як іпідтримка всієї Європи, буде продовжуватися і буде тривати стільки, скількибуде необхідно, — зазначила Маргарита Роблес.</text:p>
      <text:p text:style-name="P4">
Своєю чергою, міністр оборони України Олексій Резніков подякував уряду танароду Іспанії за надану Україні оборонну і гуманітарну допомогу підкресливши,що саме Іспанія була одним з ініціаторів створення «танкової коаліції»,завдяки якій Україна отримує сучасні бойові машини.</text:p>
      <text:p text:style-name="P4">
— Для мене особливим пріоритетом є збереження життя наших воїнів на полі бою ітому я дуже вдячний за те, що ми отримуємо від Іспанії бойові машини — танкиLeopard, М-113 і я маю надію, що ми отримаємо ще більше. Іспанія приєдналасядо «танкової коаліції», яка була створена на полях клубу «Рамштайн», томунаприкінці місяця, я сподіваюсь, в Україні почують як Leopard гарчать зіспанським акцентом", — зазначив міністр.</text:p>
      <text:p text:style-name="P4">
Source: <text:a xlink:type="simple" xlink:href="https://armyinform.com.ua/2023/04/12/ispaniya-postavyt-v-ukrayinu-6-tankiv-leopard-j-20-btr-do-kinczya-kvitnya/" text:style-name="Internet_20_link" text:visited-style-name="Visited_20_Internet_20_Link">
https://armyinform.com.ua/2023/04/12/ispaniya-postavyt-v-ukrayinu-6-tankiv-leopard-j-20-btr-do-kinczya-kvitnya/</text:a>
</text:p>
      <!--NEWS-->
      <text:h text:style-name="P10" text:outline-level="1">
<text:span text:style-name="T4">
Безоплатна правнича допомога для внутрішньо переміщених осіб та громадян із тимчасово окупованих територій стане ще доступнішою</text:span>
</text:h>
      <text:p text:style-name="P4">
Author: ['АРМІЯINFORM']</text:p>
      <text:p text:style-name="P4">
Time: 2023-04-12T94:00:00-04:00</text:p>
      <text:p text:style-name="P4">
Description: Верховна Рада прийняла Закон (проєкт № 7473-д ), який розширює доступ ВПО і громадя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minreintegracziyi-01.jpg" text:style-name="Internet_20_link" text:visited-style-name="Visited_20_Internet_20_Link">
minreintegracziyi-01.jpg</text:a>
']</text:p>
      <text:p text:style-name="P4">
Tags: ['ВНУТРІШНЬО ПЕРЕМІЩЕНІ ОСОБИ', 'ДОПОМОГА ВПО', 'МІНРЕІНТЕГРАЦІЇ']</text:p>
      <text:p text:style-name="P4">
Category: News</text:p>
      <!--METADATA-->
      <text:p text:style-name="P4">
<draw:frame draw:style-name="fr1" draw:name="Image351" text:anchor-type="as-char" svg:width="6.9236in" svg:height="5.1927in" draw:z-index="0">
<draw:image xlink:href="../Images/AРМІЯINFORM/2023-04-12T94-00-00-04-00/minreintegracziyi-01.jpg" xlink:type="simple" xlink:show="embed" xlink:actuate="onLoad" draw:mime-type="image/jpeg"/>
</draw:frame>
</text:p>
      <text:p text:style-name="P4">
Верховна Рада прийняла Закон (проєкт № 7473-д ), який розширює доступ ВПО ігромадян із тимчасово окупованих територій до безоплатної вторинної правничоїдопомоги, <text:a xlink:type="simple" xlink:href="https://minre.gov.ua/2023/04/12/bezoplatna-pravnycha-dopomoga-dlya-vnutrishno-peremishhenyh-osib-ta-gromadyan-iz-tymchasovo-okupovanyh-terytorij-stane-shhe-dostupnishoyu-rishennya-vru/" text:style-name="Internet_20_link" text:visited-style-name="Visited_20_Internet_20_Link">
повідомляє</text:a>
 Мінреінтеграції.</text:p>
      <text:p text:style-name="P4">
Йдеться про такі види правових послуг:</text:p>
      <ul>
        <li>
здійснення представництва інтересів у судах, інших державних органах, органах місцевого самоврядування, перед іншими особами;  * складення документів процесуального характеру.</li>
      </ul>
      <text:p text:style-name="P4">
Зокрема, громадяни, які проживають на ТОТ, зможуть звертатися за безоплатноюправничою допомогою з питань відшкодування шкоди внаслідок знищення чипошкодження нерухомого майна у зв’язку з агресією росії.</text:p>
      <text:p text:style-name="P4">
Передбачено, що звернутися за такою допомогою можна буде телефоном або онлайн.</text:p>
      <text:p text:style-name="P4">
Source: <text:a xlink:type="simple" xlink:href="https://armyinform.com.ua/2023/04/12/bezoplatna-pravnycha-dopomoga-dlya-vnutrishno-peremishhenyh-osib-ta-gromadyan-iz-tymchasovo-okupovanyh-terytorij-stane-shhe-dostupnishoyu/" text:style-name="Internet_20_link" text:visited-style-name="Visited_20_Internet_20_Link">
https://armyinform.com.ua/2023/04/12/bezoplatna-pravnycha-dopomoga-dlya-vnutrishno-peremishhenyh-osib-ta-gromadyan-iz-tymchasovo-okupovanyh-terytorij-stane-shhe-dostupnishoyu/</text:a>
</text:p>
      <!--NEWS-->
      <text:h text:style-name="P10" text:outline-level="1">
<text:span text:style-name="T4">
Україна пропонуватиме іспанським виробникам озброєння створення спільних підприємств — Олексій Резніков</text:span>
</text:h>
      <text:p text:style-name="P4">
Author: ['В’ячеслав Ржеуцький']</text:p>
      <text:p text:style-name="P4">
Time: 2023-04-12T95:00:00-04:00</text:p>
      <text:p text:style-name="P4">
Description: Міністерство оборони України пропонуватиме підприємствам військово-промислового комплек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nazvy.jpg" text:style-name="Internet_20_link" text:visited-style-name="Visited_20_Internet_20_Link">
bez-nazvy.jpg</text:a>
']</text:p>
      <text:p text:style-name="P4">
Tags: ['STOPRUSSIA', 'ПІДТРИМКА ПАРТНЕРІВ', 'СВІТ ПІДТРИМУЄ УКРАЇНУ', 'УКРАЇНА - ІСПАНІЯ']</text:p>
      <text:p text:style-name="P4">
Category: News</text:p>
      <!--METADATA-->
      <text:p text:style-name="P4">
<draw:frame draw:style-name="fr1" draw:name="Image352" text:anchor-type="as-char" svg:width="6.9236in" svg:height="4.065812in" draw:z-index="0">
<draw:image xlink:href="../Images/AРМІЯINFORM/2023-04-12T95-00-00-04-00/bez-nazvy.jpg" xlink:type="simple" xlink:show="embed" xlink:actuate="onLoad" draw:mime-type="image/jpeg"/>
</draw:frame>
</text:p>
      <text:p text:style-name="P4">
Міністерство оборони України пропонуватиме підприємствам військово-промислового комплексу Іспанії розглянути можливість створення спільнихпідприємств з виробництва амуніції і озброєння. Про це повідомив сьогодні напресконференції у Мадриді Міністр оборони України Олексій Резніков.</text:p>
      <text:p text:style-name="P4">
За його словами, відповідні пропозиції будуть озвучені українською стороноюпід час відповідних зустрічей, що відбуватимуться в рамках робочої поїздкиМіністра оборони України до Іспанії.</text:p>
      <text:p text:style-name="P4">
«Я готовий обговорювати з ними не тільки можливості отримання за контрактамипродукції, а й можливості створення спільних підприємств разом з українськимОПК. Мені здається, що це буде win-win ситуація для обох країн», — повідомивОлексій Резніков.</text:p>
      <text:p text:style-name="P4">
Source: <text:a xlink:type="simple" xlink:href="https://armyinform.com.ua/2023/04/12/ukrayina-proponuvatyme-ispanskym-vyrobnykam-ozbroyennya-stvorennya-spilnyh-pidpryyemstv-oleksij-reznikov/" text:style-name="Internet_20_link" text:visited-style-name="Visited_20_Internet_20_Link">
https://armyinform.com.ua/2023/04/12/ukrayina-proponuvatyme-ispanskym-vyrobnykam-ozbroyennya-stvorennya-spilnyh-pidpryyemstv-oleksij-reznikov/</text:a>
</text:p>
      <!--NEWS-->
      <text:h text:style-name="P10" text:outline-level="1">
<text:span text:style-name="T4">
Україна й Іспанія обговорили питання співробітництва у сфері військово-морських операцій</text:span>
</text:h>
      <text:p text:style-name="P4">
Author: ['В’ячеслав Ржеуцький']</text:p>
      <text:p text:style-name="P4">
Time: 2023-04-12T96:00:00-04:00</text:p>
      <text:p text:style-name="P4">
Description: Міністри оборони України та Іспанії в ході сьогоднішніх переговорів у Мадриді обговор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599734550-215.jpg" text:style-name="Internet_20_link" text:visited-style-name="Visited_20_Internet_20_Link">
630_360_1599734550-215.jpg</text:a>
']</text:p>
      <text:p text:style-name="P4">
Tags: ['STOPRUSSIA', 'ПІДТРИМКА ПАРТНЕРІВ', 'СВІТ ПІДТРИМУЄ УКРАЇНУ', 'УКРАЇНА - ІСПАНІЯ']</text:p>
      <text:p text:style-name="P4">
Category: News</text:p>
      <!--METADATA-->
      <text:p text:style-name="P4">
<draw:frame draw:style-name="fr1" draw:name="Image353" text:anchor-type="as-char" svg:width="6.9236in" svg:height="3.956343in" draw:z-index="0">
<draw:image xlink:href="../Images/AРМІЯINFORM/2023-04-12T96-00-00-04-00/630_360_1599734550-215.jpg" xlink:type="simple" xlink:show="embed" xlink:actuate="onLoad" draw:mime-type="image/jpeg"/>
</draw:frame>
</text:p>
      <text:p text:style-name="P4">
Міністри оборони України та Іспанії в ході сьогоднішніх переговорів у Мадридіобговорили питання співробітництва у сфері військово-морських операцій. Про цеповідомив на пресконференції за підсумками переговорів Міністр оборони УкраїниОлексій Резніков.</text:p>
      <text:p text:style-name="P4">
За його словами, сторони обговорили, зокрема, питання посилення спроможностейУкраїни для забезпечення деокупації українського узбережжя Чорного таАзовського морів, розмінування акваторії в межах територіальних вод України, атакож технічного і тренінгового посилення підрозділів Морської піхоти ВМС ЗСУкраїни</text:p>
      <text:p text:style-name="P4">
«Нас цікавить досвід і експертиза іспанського флоту в напрямку амфібійнихоперацій. Наші морські піхотинці мають можливість отримати тренінговий курс івідповідне обладнання, яке використовує іспанський флот», — сказав Міністроборони Олексій Резніков, зазначивши, що сторони продовжать обговоренняможливостей надання відповідної допомоги, яка при цьому не зменшуватимеобороноздатності військово-морських сил Іспанії.</text:p>
      <text:p text:style-name="P4">
Source: <text:a xlink:type="simple" xlink:href="https://armyinform.com.ua/2023/04/12/ukrayina-i-ispaniya-obgovoryly-pytannya-spivrobitnycztva-u-sferi-vijskovo-morskyh-operaczij/" text:style-name="Internet_20_link" text:visited-style-name="Visited_20_Internet_20_Link">
https://armyinform.com.ua/2023/04/12/ukrayina-i-ispaniya-obgovoryly-pytannya-spivrobitnycztva-u-sferi-vijskovo-morskyh-operaczij/</text:a>
</text:p>
      <!--NEWS-->
      <text:h text:style-name="P10" text:outline-level="1">
<text:span text:style-name="T4">
Володимир Зеленський: «Жодної руїни в Україні не буде — це наша мета»</text:span>
</text:h>
      <text:p text:style-name="P4">
Author: ['АРМІЯINFORM']</text:p>
      <text:p text:style-name="P4">
Time: 2023-04-12T97:00:00-04:00</text:p>
      <text:p text:style-name="P4">
Description: Бажаю здоровʼя, шановні українці!    Щойно взяв участь у зустрічі спеціального форма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ВІДЕОЗВЕРНЕННЯ ПРЕЗИДЕНТА УКРАЇНИ', 'ВІЙНА', 'ВОЛОДИМИР ЗЕЛЕНСЬКИЙ', 'ВТОРГНЕННЯ РФ', 'ПРЕЗИДЕНТ УКРАЇНИ']</text:p>
      <text:p text:style-name="P4">
Category: News</text:p>
      <!--METADATA-->
      <text:p text:style-name="P4">
<text:span text:style-name="T4">
<text:span text:style-name="T5">
Бажаю здоровʼя, шановні українці!</text:span>
</text:span>
</text:p>
      <text:p text:style-name="P4">
Щойно взяв участь у зустрічі спеціального формату підтримки України —фінансового. Цей захід відбувається у Вашингтоні й обʼєднує міністрів фінансівміцних демократій — наших партнерів, Єврокомісію, керівників міжнароднихфінансових інституцій: МВФ, Світовий банк, Європейський банк реконструкції тарозвитку. Тема — передусім відновлення. Відновлення нашої країни після бойовихдій.</text:p>
      <text:p text:style-name="P4">
Я подякував партнерам за те, що вони допомагають нам зберігати стійкістьУкраїни, нашу фінансову стабільність. І закликав бути активнішими, щоб Українамогла бути активнішою у відбудові, у поверненні українцям нормального життя.</text:p>
      <text:p text:style-name="P4">
Жодної руїни в Україні не буде. Це наша мета. І це буде цілком конкретнийдоказ повного програшу держави-терориста.</text:p>
      <text:p text:style-name="P4">
Тим паче, що світ знає рішення — щодо активів росії, російських посадовців,олігархів, які багатіли, поки їхня держава ставала терористом… Усі ці активимають піти на компенсацію збитків тим, кому росія принесла біль і страждання.російські активи повинні піти на відновлення після агресії. Війна повиннавийти найдорожчою саме для агресора. І все для цього ми робимо. Дякуюпартнерам, які нас підтримують.</text:p>
      <text:p text:style-name="P4">
Зустрівся сьогодні в Києві з делегацією Сенату США — двопартійною делегацією.Поінформував про те, що відбувається зараз на полі бою, і про наші можливості.Як і завжди, ми продемонстрували, що наші відносини з Америкою в постачаннізброї, у фінансовій підтримці є повністю чистими, повністю прозорими. Щодокожного цента й кожної одиниці зброї партнери мають повне бачення. І цеважливо, щоб жодні штучні маніпуляції не псували нашої довіри.</text:p>
      <text:p text:style-name="P4">
Звичайно, мені було приємно почути від наших гостей зі Сполучених Штатівцілком позитивні слова про Україну й те, чого нам вдається досягати разом узахисті від терору.</text:p>
      <text:p text:style-name="P4">
Дуже емоційно й почесно для мене було сьогодні привітати наших молодихофіцерів поліції та рятувальників ДСНС із завершенням навчання. Понад 3 тисячімолодих людей — професійних і патріотичних — приєднуються зараз до тих, хтовже захищає безпеку й нормальність життя. Вони працюватимуть зокрема й у тихрегіонах, де найбільш небезпечно. За розподілом служитимуть у прифронтовихобластях, у прикордонні — на Харківщині, Сумщині. Є й ті, хто воюватиме внаших нових штурмових бригадах.</text:p>
      <text:p text:style-name="P4">
Я дякую всім, хто обрав саме зараз і саме цей шлях безпосередньої допомогилюдям. Без сумлінної роботи ДСНС і поліції просто не уявити нормального життя,не врятувати багатьох людей. Це, власне, те, що становить сутність їхньоїроботи — безпосередня допомога людям.</text:p>
      <text:p text:style-name="P4">
Я вірю, що сьогоднішні випускники навчальних закладів системи МВС виправдаютьлюдські надії.</text:p>
      <text:p text:style-name="P4">
До речі, хочу зараз відзначити саме таких наших захисників — таких нашихрятувальників, зокрема з Нікополя. Працівників ДСНС майора Артема Шульдякова,лейтенанта Федора Заякіна, старшого сержанта Василя Музиченка, молодшогосержанта Віталія Булкіна. Дякую вам, хлопці, за порятунок українців післяросійських ракетних ударів!</text:p>
      <text:p text:style-name="P4">
Відзначу й поліцейські екіпажі — «білих янголів», які рятують наших людей наДонеччині, здійснюють евакуацію, доправляють гуманітарну допомогу, реанімуютьпоранених…</text:p>
      <text:p text:style-name="P4">
Дякую поліцейському Геннадію Юдіну з Авдіївки за порятунок дітей, парамедикуВасилеві Піпі, одному з «білих янголів» на Мар’їнському напрямку фронту. Вониврятували вже сотні наших людей, зокрема й важкопоранених.</text:p>
      <text:p text:style-name="P4">
Дякую також сьогодні особливо вибухотехніку Національної поліції ВолодимируПерепелиці, який працює для розмінування на Херсонщині, працює дуже ефективно.Дякую!</text:p>
      <text:p text:style-name="P4">
І ще одне.</text:p>
      <text:p text:style-name="P4">
Сьогодні в нашій країні традиційно відзначається День працівників ракетно-космічної галузі. Тієї галузі, яка завжди робила славу Україні. І я впевнений,що робитиме!</text:p>
      <text:p text:style-name="P4">
Дякую всім, хто зберіг цей наш потенціал. Наш теперішній рівень інтеграції вміжнародні відносини, наш рівень сили — і держави, і суспільства, — на якийУкраїна заслуговує, рівень наших людей — усе це дасть Україні змогу братиучасть в освоєнні космічного простору нарівні з передовими державами, а нашомубізнесу — нарівні з передовими компаніями.</text:p>
      <text:p text:style-name="P4">
Але спочатку — переможемо! Зокрема, завдяки й українським ракетам.</text:p>
      <text:p text:style-name="P4">
Слава всім нашим воїнам, хто зараз у бою!</text:p>
      <text:p text:style-name="P4">
Дякую всім, хто допомагає Україні!</text:p>
      <text:p text:style-name="P4">
Дякую кожному й кожній, хто захищає наших людей і береже українське життя!</text:p>
      <text:p text:style-name="P4">
<text:span text:style-name="T4">
<text:span text:style-name="T5">
Слава Україні!</text:span>
</text:span>
</text:p>
      <text:p text:style-name="P4">
Джерело: <text:a xlink:type="simple" xlink:href="https://www.president.gov.ua/news/zhodnoyi-ruyini-v-ukrayini-ne-bude-ce-nasha-meta-zvernennya-82237" text:style-name="Internet_20_link" text:visited-style-name="Visited_20_Internet_20_Link">
Офіс Президента України</text:a>
</text:p>
      <text:p text:style-name="P4">
Source: <text:a xlink:type="simple" xlink:href="https://armyinform.com.ua/2023/04/12/my-nichogo-ne-zbyrayemosya-zabuvaty-j-proshhaty-vbyvczyam-zakonna-vidpovidalnist-bude-za-vse-prezydent-ukrayiny/" text:style-name="Internet_20_link" text:visited-style-name="Visited_20_Internet_20_Link">
https://armyinform.com.ua/2023/04/12/my-nichogo-ne-zbyrayemosya-zabuvaty-j-proshhaty-vbyvczyam-zakonna-vidpovidalnist-bude-za-vse-prezydent-ukrayiny/</text:a>
</text:p>
      <!--NEWS-->
      <text:h text:style-name="P10" text:outline-level="1">
<text:span text:style-name="T4">
Підписано угоду про залучення додаткових 200 млн доларів на відновлення української енергетики</text:span>
</text:h>
      <text:p text:style-name="P4">
Author: ['АРМІЯINFORM']</text:p>
      <text:p text:style-name="P4">
Time: 2023-04-12T98:00:00-04:00</text:p>
      <text:p text:style-name="P4">
Description: 12 квітня під час робочого візиту у Вашингтон (США) Прем’єр-міністр Денис Шмигаль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2277_820_360_0_0_auto.jpg" text:style-name="Internet_20_link" text:visited-style-name="Visited_20_Internet_20_Link">
thumb_202277_820_360_0_0_auto.jpg</text:a>
']</text:p>
      <text:p text:style-name="P4">
Tags: ['ДЕНИС ШМИГАЛЬ', 'МІЖНАРОДНА ДОПОМОГА', 'ПІДТРИМКА ПАРТНЕРІВ', 'СВІТ ПІДТРИМУЄ УКРАЇНУ']</text:p>
      <text:p text:style-name="P4">
Category: News</text:p>
      <!--METADATA-->
      <text:p text:style-name="P4">
<draw:frame draw:style-name="fr1" draw:name="Image354" text:anchor-type="as-char" svg:width="6.9236in" svg:height="4.610104in" draw:z-index="0">
<draw:image xlink:href="../Images/AРМІЯINFORM/2023-04-12T98-00-00-04-00/thumb_202277_820_360_0_0_auto.jpg" xlink:type="simple" xlink:show="embed" xlink:actuate="onLoad" draw:mime-type="image/jpeg"/>
</draw:frame>
</text:p>
      <text:p text:style-name="P4">
12 квітня під час робочого візиту у Вашингтон (США) Прем’єр-міністр ДенисШмигаль провів зустріч із керівництвом Світового банку. У зустрічі також взялиучасть голова Національного банку України Андрій Пишний та Міністр фінансівУкраїни Сергій Марченко, <text:a xlink:type="simple" xlink:href="https://www.kmu.gov.ua/news/denys-shmyhal-u-vashynhtoni-pidpysav-uhodu-pro-zaluchennia-dodatkovykh-200-mln-dolariv-na-vidnovlennia-ukrainskoi-enerhetyky" text:style-name="Internet_20_link" text:visited-style-name="Visited_20_Internet_20_Link">
повідомляє</text:a>
 Урядовий портал.</text:p>
      <text:p text:style-name="P4">
Під час зустрічі Денис Шмигаль разом із Керуючим директором Світового банку зпитань операційної діяльності Анною Б’єрде підписали угоду про надання грантуМультидонорського цільового фонду для відновлення енергетики України. Сумагранту складе 200 мільйонів доларів.</text:p>
      <text:p text:style-name="P4">
За словами Дениса Шмигаля, відновлення України розпочинається вже цього року,і енергетика — один із пріоритетів.</text:p>
      <text:p text:style-name="P4">
«Залучені від Світового банку кошти будуть направлені на відбудову електричноїмережі та систем теплопостачання в Києві, Харкові, Миколаєві, Сумах та містахЧернігівської області. Цієї зими ми перемогли росію у битві за світло й ужезараз готуємося до наступного опалювального сезону», — наголосив Прем’єр-міністр України.</text:p>
      <text:p text:style-name="P4">
У межах програми відбудови Україна та Світовий банк також активізують трипроекти: у сфері енергетики — проект Re-Power, у сфері транспортноїінфраструктури — проект RELINC, у сфері охорони здоров‘я — проект HealUkraine.</text:p>
      <text:p text:style-name="P4">
Денис Шмигаль підкреслив, що відновлення України стане найбільшим проектомвідбудови в Європі з часів Другої світової війни і Україна зараз мобілізуєпідтримку партнерів для його реалізації.</text:p>
      <text:p text:style-name="P4">
«З представникам Світового банку ми обговорили спільну роботу в рамкахФінансового рамштайну, а також підготовку проекту страхування воєнних ризиківдля іноземних інвестицій. Це ключовий інструмент, аби залучити ці інвестиціївже зараз, не чекаючи завершення війни», — розповів очільник українськогоУряду.</text:p>
      <text:p text:style-name="P4">
Денис Шмигаль подякував Світовому банку за підтримку України та програмивідновлення, яку реалізує Уряд.</text:p>
      <text:p text:style-name="P4">
Source: <text:a xlink:type="simple" xlink:href="https://armyinform.com.ua/2023/04/12/pidpysano-ugodu-pro-zaluchennya-dodatkovyh-200-mln-dolariv-na-vidnovlennya-ukrayinskoyi-energetyky/" text:style-name="Internet_20_link" text:visited-style-name="Visited_20_Internet_20_Link">
https://armyinform.com.ua/2023/04/12/pidpysano-ugodu-pro-zaluchennya-dodatkovyh-200-mln-dolariv-na-vidnovlennya-ukrayinskoyi-energetyky/</text:a>
</text:p>
      <!--NEWS-->
      <text:h text:style-name="P10" text:outline-level="1">
<text:span text:style-name="T4">
Коротко. Війна. День 414. Відеодайджест</text:span>
</text:h>
      <text:p text:style-name="P4">
Author: ['АРМІЯINFORM']</text:p>
      <text:p text:style-name="P4">
Time: 2023-04-12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 'ВІДЕОДАЙДЖЕСТ', 'ВІЙНА', 'ВТОРГНЕННЯ РФ', 'ГШ ЗСУ']</text:p>
      <text:p text:style-name="P4">
Category: News</text:p>
      <!--METADATA-->
      <text:p text:style-name="P4">
Source: <text:a xlink:type="simple" xlink:href="https://armyinform.com.ua/2023/04/12/korotko-vijna-den-414-videodajdzhest/" text:style-name="Internet_20_link" text:visited-style-name="Visited_20_Internet_20_Link">
https://armyinform.com.ua/2023/04/12/korotko-vijna-den-414-videodajdzhest/</text:a>
</text:p>
      <!--NEWS-->
      <text:h text:style-name="P10" text:outline-level="1">
<text:span text:style-name="T4">
Президент Чехії про страту полоненого: якщо відео справжнє, росія прирівняється до ІДІЛ</text:span>
</text:h>
      <text:p text:style-name="P4">
Authors: Ukrinform (Person)</text:p>
      <text:p text:style-name="P4">
Publisher: Укринформ (Organization)</text:p>
      <text:p text:style-name="P4">
Published Time: 2023-04-13T-31:20:00+03:00</text:p>
      <text:p text:style-name="P4">
Modified Time: 2023-04-13T00:20:00+03:00</text:p>
      <text:p text:style-name="P4">
Description: Якщо достовірність відео з обезголовленням українського військовополоненого підтвердиться, російські військові встануть у один ряд із терористами ІДІЛ. — Укрінформ.</text:p>
      <text:p text:style-name="P4">
Images: ["<text:a xlink:type="simple" xlink:href="https://static.ukrinform.com/photos/2023_02/thumb_files/630_360_1676727661-548.jpg" text:style-name="Internet_20_link" text:visited-style-name="Visited_20_Internet_20_Link">
630_360_16767...</text:a>
"]</text:p>
      <text:p text:style-name="P4">
Tags: ['Чехія', 'Страта', 'Воєнні злочини', 'Війна з росією', 'Петр Павел']</text:p>
      <text:p text:style-name="P4">
Type: Article</text:p>
      <!--METADATA-->
      <text:p text:style-name="P4">
<draw:frame draw:style-name="fr1" draw:name="Image355" text:anchor-type="as-char" svg:width="6.9236in" svg:height="3.956343in" draw:z-index="0">
<draw:image xlink:href="../Images/yкринформ/2023-04-13T-31-20-00-03-00/630_360_1676727661-548.jpg" xlink:type="simple" xlink:show="embed" xlink:actuate="onLoad" draw:mime-type="image/jpeg"/>
</draw:frame>
 Якщодостовірність відео з обезголовленням українського військовополоненогопідтвердиться, російські військові встануть у один ряд із терористами ІДІЛ.</text:p>
      <text:p text:style-name="P4">
Як повідомляє Укрінформ із посиланням на <text:a xlink:type="simple" xlink:href="https://www.ceskenoviny.cz/zpravy/pavel-kdyby-bylo-brutalni-video-prave-rusove-by-stanuli-po-boku-isis/2351205" text:style-name="Internet_20_link" text:visited-style-name="Visited_20_Internet_20_Link">
</text:a>
 , про це заявив президент Чехії ПетрПавел.</text:p>
      <text:p text:style-name="P4">
“Якщо відео підтвердиться, російські військові стануть у один ряд з ІДІЛ, якунам усім слід засуджувати”, - сказав Павел.</text:p>
      <text:p text:style-name="P4">
<text:span text:style-name="T4">
Читайте також:</text:span>
 <text:span text:style-name="T4">
<text:a xlink:type="simple" xlink:href="https://www.ukrinform.ua/rubric-polytics/3695103-gensek-oon-u-zahu-vid-video-zi-stratou-ukrainskogo-polonenogo.html" text:style-name="Internet_20_link" text:visited-style-name="Visited_20_Internet_20_Link">
 </text:a>
 </text:span>
</text:p>
      <text:p text:style-name="P4">
Він звернув увагу, що до підтвердження достовірності відео робити висновкистосовно цього конкретного випадку передчасно.</text:p>
      <text:p text:style-name="P4">
Водночас Павел нагадав про багато інших добре задокументованих випадківзвірств, вчинених протягом російської війни в Україні, яким немає місця у21-му столітті.</text:p>
      <text:p text:style-name="P4">
<text:span text:style-name="T4">
Читайте також:</text:span>
 <text:span text:style-name="T4">
<text:a xlink:type="simple" xlink:href="https://www.ukrinform.ua/rubric-polytics/3694939-video-zi-stratou-polonenogo-malo-nalakati-ale-vijslo-navpaki-posol-britanii.html" text:style-name="Internet_20_link" text:visited-style-name="Visited_20_Internet_20_Link">
 </text:a>
 </text:span>
</text:p>
      <text:p text:style-name="P4">
Як повідомлялося, в Мережі з’явилися два відео з нібито обезголовленнямукраїнських захисників.</text:p>
      <text:p text:style-name="P4">
За інформацією _<text:span text:style-name="T4">
<text:a xlink:type="simple" xlink:href="https://www.ukrinform.ua/rubric-ato/3694690-cnn-viavilo-dva-video-iz-nibito-obezgolovlennam-ukrainskih-voiniv.html" text:style-name="Internet_20_link" text:visited-style-name="Visited_20_Internet_20_Link">
 </text:a>
 </text:span>
 _ , перше відеобуло опубліковане на проросійському каналі у соцмережах 8 квітня. Воно булонавмисно зняте "вагнерівцями" і показує два обезголовлені тіла українськихвійськових, які лежать на землі поряд із пошкодженим військовим автомобілем.На російських акаунтах стверджується, що відео зняте поблизу Бахмута.</text:p>
      <text:p text:style-name="P4">
<text:span text:style-name="T4">
Читайте також:</text:span>
 <text:span text:style-name="T4">
<text:a xlink:type="simple" xlink:href="https://www.ukrinform.ua/rubric-polytics/3695079-ukraina-v-oon-golovuvanna-rosii-u-radbezi-na-tli-zorstokoi-strati-vijskovogo-e-nasmiskou.html" text:style-name="Internet_20_link" text:visited-style-name="Visited_20_Internet_20_Link">
 </text:a>
 </text:span>
</text:p>
      <text:p text:style-name="P4">
Друге відео, яке з’явилося у Твіттері і навмисно сильно розмите, вірогідно,було записане влітку, з огляду на рослинність у кадрі. На ньому російськийбоєць із ножем обезголовлює українського військового, який, судячи з голосу навідео, ймовірно, був живий на початку розправи.</text:p>
      <text:p text:style-name="P4">
Служба безпеки України розпочала досудове розслідування щодо відео, на якомуросійські загарбники відрізають голову українському полоненому.</text:p>
      <text:p text:style-name="P4">
<text:span text:style-name="T4">
Читайте також:</text:span>
 <text:span text:style-name="T4">
<text:a xlink:type="simple" xlink:href="https://www.ukrinform.ua/rubric-polytics/3695040-strata-ukrainskogo-vijskovopolonenogo-e-svidcennam-neludskoi-prirodi-rf-recnica-evrokomisii.html" text:style-name="Internet_20_link" text:visited-style-name="Visited_20_Internet_20_Link">
 </text:a>
 </text:span>
</text:p>
      <text:p text:style-name="P4">
Правоохоронні органи України вживають заходів для встановлення осіб, якіскоїли цей <text:span text:style-name="T4">
<text:a xlink:type="simple" xlink:href="https://www.ukrinform.ua/tag-vijskovi-zlocini" text:style-name="Internet_20_link" text:visited-style-name="Visited_20_Internet_20_Link">
 </text:a>
 </text:span>
 .</text:p>
      <text:p text:style-name="P4">
Source: <text:a xlink:type="simple" xlink:href="https://www.ukrinform.ua/rubric-polytics/3695128-prezident-cehii-pro-stratu-polonenogo-akso-video-spravzne-rosia-pririvnaetsa-do-idil.html" text:style-name="Internet_20_link" text:visited-style-name="Visited_20_Internet_20_Link">
https://www.ukrinform.ua/rubric-polytics/3695128-prezident-cehii-pro-stratu-polonenogo-akso-video-spravzne-rosia-pririvnaetsa-do-idil.html</text:a>
</text:p>
      <!--NEWS-->
      <text:h text:style-name="P10" text:outline-level="1">
<text:span text:style-name="T4">
Подоляк висміяв МЗС білорусі, яке пропонує Україні переговори з рф</text:span>
</text:h>
      <text:p text:style-name="P4">
Authors: Ukrinform (Person)</text:p>
      <text:p text:style-name="P4">
Publisher: Укринформ (Organization)</text:p>
      <text:p text:style-name="P4">
Published Time: 2023-04-13T-33:11:00+03:00</text:p>
      <text:p text:style-name="P4">
Modified Time: 2023-04-13T00:11:00+03:00</text:p>
      <text:p text:style-name="P4">
Description: Радник глави Офісу президента Михайло Подоляк заявив, що мінськ пропонує Україні не чинити опір і дати рф "дорізати" себе. — Укрінформ.</text:p>
      <text:p text:style-name="P4">
Images: ["<text:a xlink:type="simple" xlink:href="https://static.ukrinform.com/photos/2022_03/thumb_files/630_360_1647521738-527.jpeg" text:style-name="Internet_20_link" text:visited-style-name="Visited_20_Internet_20_Link">
630_360_16475...</text:a>
"]</text:p>
      <text:p text:style-name="P4">
Tags: ['білорусь', 'Подоляк', 'Війна з росією']</text:p>
      <text:p text:style-name="P4">
Type: Article</text:p>
      <!--METADATA-->
      <text:p text:style-name="P4">
<draw:frame draw:style-name="fr1" draw:name="Image356" text:anchor-type="as-char" svg:width="6.9236in" svg:height="3.956343in" draw:z-index="0">
<draw:image xlink:href="../Images/yкринформ/2023-04-13T-33-11-00-03-00/630_360_1647521738-527.jpeg" xlink:type="simple" xlink:show="embed" xlink:actuate="onLoad" draw:mime-type="image/jpeg"/>
</draw:frame>
 Радникглави Офісу президента Михайло Подоляк заявив, що мінськ пропонує Україні нечинити опір і дати рф "дорізати" себе.</text:p>
      <text:p text:style-name="P4">
Як передає Укрінформ, про це радник глави Офісу президента Михайло Подолякнаписав у <text:a xlink:type="simple" xlink:href="https://t.me/M_Podolyak/134" text:style-name="Internet_20_link" text:visited-style-name="Visited_20_Internet_20_Link">
 </text:a>
 .</text:p>
      <text:p text:style-name="P4">
"Феєричні танці феєричних людей. Найпотужніший фейковий "миротворець" – <text:a xlink:type="simple" xlink:href="https://www.ukrinform.ua/tag-bilorus" text:style-name="Internet_20_link" text:visited-style-name="Visited_20_Internet_20_Link">
</text:a>
 – ультимативно пропонує нам припинитивогонь і сісти за стіл переговорів. Негайно. І при цьому – уважно – не меншультимативно наполягає на… повній забороні передислокації, постачання зброї,переміщення військових", – зазначив Подоляк.</text:p>
      <text:p text:style-name="P4">
Такою заявою, на думку радника глави ОП, Білорусь прямо каже – "не чиніть опірвже і дайте росії вас дорізати".</text:p>
      <text:p text:style-name="P4">
"Чудово розумію, що легка життєрадісна дурість дозволяє сподіватися напоблажливе ставлення. Але не настільки ж слід виявляти свою життєвубезглуздість", – заявив Подоляк, нагадавши білорусі, що вона опосередкованобере участь у війні на боці рф.</text:p>
      <text:p text:style-name="P4">
Подоляк заявив, що білорусь явно втратила залишки суб'єктності, тому "мовчкипрожовує божевільні "ініціативи" божевільних "російських капелюшників" щодотактичного ядерного".</text:p>
      <text:p text:style-name="P4">
"І незважаючи на все це виходить так на публіку і каже – "а може ми виступимоу ролі посередника? Ми ж такі авторитетні. Ми ж маємо право слова"… Простотаточно гірша за крадіжку", – додав Подоляк.</text:p>
      <text:p text:style-name="P4">
<text:span text:style-name="T4">
Читайте також:</text:span>
 <text:a xlink:type="simple" xlink:href="https://www.ukrinform.ua/rubric-world/3692669-bilorus-napravila-tanki-do-kordonu-z-litvou-zmi.html" text:style-name="Internet_20_link" text:visited-style-name="Visited_20_Internet_20_Link">
 <text:span text:style-name="T4">
білорусь</text:span>
 </text:a>
</text:p>
      <text:p text:style-name="P4">
Як повідомлялося, міністр закордонних справ білорусі сергій алейник під часвізиту до Угорщини заявив, що мінськ виступає за "негайне перемир'я" іпереговори між Україною і росією, яка розв'язала повномасштабну війну.</text:p>
      <text:p text:style-name="P4">
Source: <text:a xlink:type="simple" xlink:href="https://www.ukrinform.ua/rubric-polytics/3695126-podolak-vismiav-mzs-bilorusi-ake-proponue-ukraini-peregovori-z-rf.html" text:style-name="Internet_20_link" text:visited-style-name="Visited_20_Internet_20_Link">
https://www.ukrinform.ua/rubric-polytics/3695126-podolak-vismiav-mzs-bilorusi-ake-proponue-ukraini-peregovori-z-rf.html</text:a>
</text:p>
      <!--NEWS-->
      <text:h text:style-name="P10" text:outline-level="1">
<text:span text:style-name="T4">
Подоляк висміяв МЗС білорусі, яке пропонує Україні переговори з рф</text:span>
</text:h>
      <text:p text:style-name="P4">
Authors: Ukrinform (Person)</text:p>
      <text:p text:style-name="P4">
Publisher: Укринформ (Organization)</text:p>
      <text:p text:style-name="P4">
Published Time: 2023-04-13T00:11:00+03:00</text:p>
      <text:p text:style-name="P4">
Modified Time: 2023-04-13T00:11:00+03:00</text:p>
      <text:p text:style-name="P4">
Description: Радник глави Офісу президента Михайло Подоляк заявив, що мінськ пропонує Україні не чинити опір і дати рф "дорізати" себе. — Укрінформ.</text:p>
      <text:p text:style-name="P4">
Images: ["<text:a xlink:type="simple" xlink:href="https://static.ukrinform.com/photos/2022_03/thumb_files/630_360_1647521738-527.jpeg" text:style-name="Internet_20_link" text:visited-style-name="Visited_20_Internet_20_Link">
630_360_16475...</text:a>
"]</text:p>
      <text:p text:style-name="P4">
Tags: ['білорусь', 'Подоляк', 'Війна з росією']</text:p>
      <text:p text:style-name="P4">
Type: Article</text:p>
      <!--METADATA-->
      <text:p text:style-name="P4">
<draw:frame draw:style-name="fr1" draw:name="Image357" text:anchor-type="as-char" svg:width="6.9236in" svg:height="3.956343in" draw:z-index="0">
<draw:image xlink:href="../Images/yкринформ/2023-04-13T00-11-00-03-00/630_360_1647521738-527.jpeg" xlink:type="simple" xlink:show="embed" xlink:actuate="onLoad" draw:mime-type="image/jpeg"/>
</draw:frame>
 Радникглави Офісу президента Михайло Подоляк заявив, що мінськ пропонує Україні нечинити опір і дати рф "дорізати" себе.</text:p>
      <text:p text:style-name="P4">
Як передає Укрінформ, про це радник глави Офісу президента Михайло Подолякнаписав у <text:a xlink:type="simple" xlink:href="https://t.me/M_Podolyak/134" text:style-name="Internet_20_link" text:visited-style-name="Visited_20_Internet_20_Link">
 </text:a>
 .</text:p>
      <text:p text:style-name="P4">
"Феєричні танці феєричних людей. Найпотужніший фейковий "миротворець" – <text:a xlink:type="simple" xlink:href="https://www.ukrinform.ua/tag-bilorus" text:style-name="Internet_20_link" text:visited-style-name="Visited_20_Internet_20_Link">
</text:a>
 – ультимативно пропонує нам припинитивогонь і сісти за стіл переговорів. Негайно. І при цьому – уважно – не меншультимативно наполягає на… повній забороні передислокації, постачання зброї,переміщення військових", – зазначив Подоляк.</text:p>
      <text:p text:style-name="P4">
Такою заявою, на думку радника глави ОП, Білорусь прямо каже – "не чиніть опірвже і дайте росії вас дорізати".</text:p>
      <text:p text:style-name="P4">
"Чудово розумію, що легка життєрадісна дурість дозволяє сподіватися напоблажливе ставлення. Але не настільки ж слід виявляти свою життєвубезглуздість", – заявив Подоляк, нагадавши білорусі, що вона опосередкованобере участь у війні на боці рф.</text:p>
      <text:p text:style-name="P4">
Подоляк заявив, що білорусь явно втратила залишки суб'єктності, тому "мовчкипрожовує божевільні "ініціативи" божевільних "російських капелюшників" щодотактичного ядерного".</text:p>
      <text:p text:style-name="P4">
"І незважаючи на все це виходить так на публіку і каже – "а може ми виступимоу ролі посередника? Ми ж такі авторитетні. Ми ж маємо право слова"… Простотаточно гірша за крадіжку", – додав Подоляк.</text:p>
      <text:p text:style-name="P4">
<text:span text:style-name="T4">
Читайте також:</text:span>
 <text:a xlink:type="simple" xlink:href="https://www.ukrinform.ua/rubric-world/3692669-bilorus-napravila-tanki-do-kordonu-z-litvou-zmi.html" text:style-name="Internet_20_link" text:visited-style-name="Visited_20_Internet_20_Link">
 <text:span text:style-name="T4">
білорусь</text:span>
 </text:a>
</text:p>
      <text:p text:style-name="P4">
Як повідомлялося, міністр закордонних справ білорусі сергій алейник під часвізиту до Угорщини заявив, що мінськ виступає за "негайне перемир'я" іпереговори між Україною і росією, яка розв'язала повномасштабну війну.</text:p>
      <text:p text:style-name="P4">
Source: <text:a xlink:type="simple" xlink:href="https://www.ukrinform.ua/rubric-polytics/3695126-podolak-vismiav-mzs-bilorusi-ake-proponue-ukraini-peregovori-z-rf.html" text:style-name="Internet_20_link" text:visited-style-name="Visited_20_Internet_20_Link">
https://www.ukrinform.ua/rubric-polytics/3695126-podolak-vismiav-mzs-bilorusi-ake-proponue-ukraini-peregovori-z-rf.html</text:a>
</text:p>
      <!--NEWS-->
      <text:h text:style-name="P10" text:outline-level="1">
<text:span text:style-name="T4">
Президент Чехії про страту полоненого: якщо відео справжнє, росія прирівняється до ІДІЛ</text:span>
</text:h>
      <text:p text:style-name="P4">
Authors: Ukrinform (Person)</text:p>
      <text:p text:style-name="P4">
Publisher: Укринформ (Organization)</text:p>
      <text:p text:style-name="P4">
Published Time: 2023-04-13T00:20:00+03:00</text:p>
      <text:p text:style-name="P4">
Modified Time: 2023-04-13T00:20:00+03:00</text:p>
      <text:p text:style-name="P4">
Description: Якщо достовірність відео з обезголовленням українського військовополоненого підтвердиться, російські військові встануть у один ряд із терористами ІДІЛ. — Укрінформ.</text:p>
      <text:p text:style-name="P4">
Images: ["<text:a xlink:type="simple" xlink:href="https://static.ukrinform.com/photos/2023_02/thumb_files/630_360_1676727661-548.jpg" text:style-name="Internet_20_link" text:visited-style-name="Visited_20_Internet_20_Link">
630_360_16767...</text:a>
"]</text:p>
      <text:p text:style-name="P4">
Tags: ['Чехія', 'Страта', 'Воєнні злочини', 'Війна з росією', 'Петр Павел']</text:p>
      <text:p text:style-name="P4">
Type: Article</text:p>
      <!--METADATA-->
      <text:p text:style-name="P4">
<draw:frame draw:style-name="fr1" draw:name="Image358" text:anchor-type="as-char" svg:width="6.9236in" svg:height="3.956343in" draw:z-index="0">
<draw:image xlink:href="../Images/yкринформ/2023-04-13T00-20-00-03-00/630_360_1676727661-548.jpg" xlink:type="simple" xlink:show="embed" xlink:actuate="onLoad" draw:mime-type="image/jpeg"/>
</draw:frame>
 Якщодостовірність відео з обезголовленням українського військовополоненогопідтвердиться, російські військові встануть у один ряд із терористами ІДІЛ.</text:p>
      <text:p text:style-name="P4">
Як повідомляє Укрінформ із посиланням на <text:a xlink:type="simple" xlink:href="https://www.ceskenoviny.cz/zpravy/pavel-kdyby-bylo-brutalni-video-prave-rusove-by-stanuli-po-boku-isis/2351205" text:style-name="Internet_20_link" text:visited-style-name="Visited_20_Internet_20_Link">
</text:a>
 , про це заявив президент Чехії ПетрПавел.</text:p>
      <text:p text:style-name="P4">
“Якщо відео підтвердиться, російські військові стануть у один ряд з ІДІЛ, якунам усім слід засуджувати”, - сказав Павел.</text:p>
      <text:p text:style-name="P4">
<text:span text:style-name="T4">
Читайте також:</text:span>
 <text:span text:style-name="T4">
<text:a xlink:type="simple" xlink:href="https://www.ukrinform.ua/rubric-polytics/3695103-gensek-oon-u-zahu-vid-video-zi-stratou-ukrainskogo-polonenogo.html" text:style-name="Internet_20_link" text:visited-style-name="Visited_20_Internet_20_Link">
 </text:a>
 </text:span>
</text:p>
      <text:p text:style-name="P4">
Він звернув увагу, що до підтвердження достовірності відео робити висновкистосовно цього конкретного випадку передчасно.</text:p>
      <text:p text:style-name="P4">
Водночас Павел нагадав про багато інших добре задокументованих випадківзвірств, вчинених протягом російської війни в Україні, яким немає місця у21-му столітті.</text:p>
      <text:p text:style-name="P4">
<text:span text:style-name="T4">
Читайте також:</text:span>
 <text:span text:style-name="T4">
<text:a xlink:type="simple" xlink:href="https://www.ukrinform.ua/rubric-polytics/3694939-video-zi-stratou-polonenogo-malo-nalakati-ale-vijslo-navpaki-posol-britanii.html" text:style-name="Internet_20_link" text:visited-style-name="Visited_20_Internet_20_Link">
 </text:a>
 </text:span>
</text:p>
      <text:p text:style-name="P4">
Як повідомлялося, в Мережі з’явилися два відео з нібито обезголовленнямукраїнських захисників.</text:p>
      <text:p text:style-name="P4">
За інформацією _<text:span text:style-name="T4">
<text:a xlink:type="simple" xlink:href="https://www.ukrinform.ua/rubric-ato/3694690-cnn-viavilo-dva-video-iz-nibito-obezgolovlennam-ukrainskih-voiniv.html" text:style-name="Internet_20_link" text:visited-style-name="Visited_20_Internet_20_Link">
 </text:a>
 </text:span>
 _ , перше відеобуло опубліковане на проросійському каналі у соцмережах 8 квітня. Воно булонавмисно зняте "вагнерівцями" і показує два обезголовлені тіла українськихвійськових, які лежать на землі поряд із пошкодженим військовим автомобілем.На російських акаунтах стверджується, що відео зняте поблизу Бахмута.</text:p>
      <text:p text:style-name="P4">
<text:span text:style-name="T4">
Читайте також:</text:span>
 <text:span text:style-name="T4">
<text:a xlink:type="simple" xlink:href="https://www.ukrinform.ua/rubric-polytics/3695079-ukraina-v-oon-golovuvanna-rosii-u-radbezi-na-tli-zorstokoi-strati-vijskovogo-e-nasmiskou.html" text:style-name="Internet_20_link" text:visited-style-name="Visited_20_Internet_20_Link">
 </text:a>
 </text:span>
</text:p>
      <text:p text:style-name="P4">
Друге відео, яке з’явилося у Твіттері і навмисно сильно розмите, вірогідно,було записане влітку, з огляду на рослинність у кадрі. На ньому російськийбоєць із ножем обезголовлює українського військового, який, судячи з голосу навідео, ймовірно, був живий на початку розправи.</text:p>
      <text:p text:style-name="P4">
Служба безпеки України розпочала досудове розслідування щодо відео, на якомуросійські загарбники відрізають голову українському полоненому.</text:p>
      <text:p text:style-name="P4">
<text:span text:style-name="T4">
Читайте також:</text:span>
 <text:span text:style-name="T4">
<text:a xlink:type="simple" xlink:href="https://www.ukrinform.ua/rubric-polytics/3695040-strata-ukrainskogo-vijskovopolonenogo-e-svidcennam-neludskoi-prirodi-rf-recnica-evrokomisii.html" text:style-name="Internet_20_link" text:visited-style-name="Visited_20_Internet_20_Link">
 </text:a>
 </text:span>
</text:p>
      <text:p text:style-name="P4">
Правоохоронні органи України вживають заходів для встановлення осіб, якіскоїли цей <text:span text:style-name="T4">
<text:a xlink:type="simple" xlink:href="https://www.ukrinform.ua/tag-vijskovi-zlocini" text:style-name="Internet_20_link" text:visited-style-name="Visited_20_Internet_20_Link">
 </text:a>
 </text:span>
 .</text:p>
      <text:p text:style-name="P4">
Source: <text:a xlink:type="simple" xlink:href="https://www.ukrinform.ua/rubric-polytics/3695128-prezident-cehii-pro-stratu-polonenogo-akso-video-spravzne-rosia-pririvnaetsa-do-idil.html" text:style-name="Internet_20_link" text:visited-style-name="Visited_20_Internet_20_Link">
https://www.ukrinform.ua/rubric-polytics/3695128-prezident-cehii-pro-stratu-polonenogo-akso-video-spravzne-rosia-pririvnaetsa-do-idil.html</text:a>
</text:p>
      <!--NEWS-->
      <text:h text:style-name="P10" text:outline-level="1">
<text:span text:style-name="T4">
Витік розвідданих США: війна в Україні може стати затяжною</text:span>
</text:h>
      <text:p text:style-name="P4">
Authors: Ukrinform (Person)</text:p>
      <text:p text:style-name="P4">
Publisher: Укринформ (Organization)</text:p>
      <text:p text:style-name="P4">
Published Time: 2023-04-13T00:41:00+03:00</text:p>
      <text:p text:style-name="P4">
Modified Time: 2023-04-13T00:41:00+03:00</text:p>
      <text:p text:style-name="P4">
Description: За оцінками американської розвідки, війна росії проти України може тривати увесь цей рік і довше. — Укрінформ.</text:p>
      <text:p text:style-name="P4">
Images: ["<text:a xlink:type="simple" xlink:href="https://static.ukrinform.com/photos/2022_09/thumb_files/630_360_1664507137-368.jpg" text:style-name="Internet_20_link" text:visited-style-name="Visited_20_Internet_20_Link">
630_360_16645...</text:a>
"]</text:p>
      <text:p text:style-name="P4">
Tags: ['Пентагон', 'Війна з росією', 'Документи']</text:p>
      <text:p text:style-name="P4">
Type: Article</text:p>
      <!--METADATA-->
      <text:p text:style-name="P4">
<draw:frame draw:style-name="fr1" draw:name="Image359" text:anchor-type="as-char" svg:width="6.9236in" svg:height="3.956343in" draw:z-index="0">
<draw:image xlink:href="../Images/yкринформ/2023-04-13T00-41-00-03-00/630_360_1664507137-368.jpg" xlink:type="simple" xlink:show="embed" xlink:actuate="onLoad" draw:mime-type="image/jpeg"/>
</draw:frame>
 Заоцінками американської розвідки, війна росії проти України може тривати увесьцей рік і довше.</text:p>
      <text:p text:style-name="P4">
Про це свідчать злиті у Мережу таємні документи міністерства оборони США, зякими ознайомилося агентство <text:a xlink:type="simple" xlink:href="https://www.reuters.com/world/europe/ukraine-war-already-with-up-354000-casualties-likely-drag-us-documents-2023-04-12/" text:style-name="Internet_20_link" text:visited-style-name="Visited_20_Internet_20_Link">
 </text:a>
 .</text:p>
      <text:p text:style-name="P4">
Зазначається, що у одному із документів, датованому 23 лютого 2023-го року,зазначається, що росія навряд зможе захопити Донбас цього року, попри значнізусилля.</text:p>
      <text:p text:style-name="P4">
“Повзуча кампанія росії на виснаження на Донбасі, вірогідно, прямує до глухогокута, стаючи на заваді меті москви захопити цьогоріч увесь регіон”, - йдетьсяу документі.</text:p>
      <text:p text:style-name="P4">
<text:span text:style-name="T4">
Читайте також:</text:span>
 <text:span text:style-name="T4">
<text:a xlink:type="simple" xlink:href="https://www.ukrinform.ua/rubric-polytics/3695069-vitik-dokumentiv-pentagonu-e-sumissu-pravdivoi-ta-nepravdivoi-informacii-reznikov.html" text:style-name="Internet_20_link" text:visited-style-name="Visited_20_Internet_20_Link">
 </text:a>
 </text:span>
</text:p>
      <text:p text:style-name="P4">
З огляду на це, збройне протистояння може затягтися понад 2023-ій рік.</text:p>
      <text:p text:style-name="P4">
“Така тактика зменшила російські сили та запаси до рівня, що у разівідсутності непередбачуваного відновлення, може виснажити російські підрозділита завадити воєнним цілям москви, що призведе до затяжної війни після 2023-гороку”, - стверджується у документі.</text:p>
      <text:p text:style-name="P4">
Зауважимо, що достовірність цього витоку поки не встановлена й Reuters невдалося незалежно перевірити наведену інформацію.</text:p>
      <text:p text:style-name="P4">
<text:span text:style-name="T4">
Читайте також:</text:span>
 <text:span text:style-name="T4">
<text:a xlink:type="simple" xlink:href="https://www.ukrinform.ua/rubric-polytics/3694725-putin-dosi-virit-so-zmoze-roztrositi-ukrainu-i-zahid-cru.html" text:style-name="Internet_20_link" text:visited-style-name="Visited_20_Internet_20_Link">
 </text:a>
 </text:span>
</text:p>
      <text:p text:style-name="P4">
Як повідомлялося, минулого тижня видання The New York Times повідомило, щоПентагон розслідує витік секретних документів у соцмережі, які стосуютьсяпланів США й НАТО щодо запланованого контрнаступу ЗСУ.</text:p>
      <text:p text:style-name="P4">
Радник керівника Офісу Президента Михайло Подоляк заявив, що оприлюдненнянібито документів про контрнаступ України є російським блефом.</text:p>
      <text:p text:style-name="P4">
Міністерство юстиції США розпочало розслідування щодо витоку документів.</text:p>
      <text:p text:style-name="P4">
Source: <text:a xlink:type="simple" xlink:href="https://www.ukrinform.ua/rubric-ato/3695131-vitik-rozviddanih-ssa-vijna-v-ukraini-moze-stati-zataznou.html" text:style-name="Internet_20_link" text:visited-style-name="Visited_20_Internet_20_Link">
https://www.ukrinform.ua/rubric-ato/3695131-vitik-rozviddanih-ssa-vijna-v-ukraini-moze-stati-zataznou.html</text:a>
</text:p>
      <!--NEWS-->
      <text:h text:style-name="P10" text:outline-level="1">
<text:span text:style-name="T4">
Пропагандист Медведчука, який закликав до «поділу України», затриманий за державну зраду</text:span>
</text:h>
      <text:p text:style-name="P4">
Author: ['АРМІЯINFORM']</text:p>
      <text:p text:style-name="P4">
Time: 2023-04-13T97:00:00-04:00</text:p>
      <text:p text:style-name="P4">
Description: Служба безпеки України затримала у Хмельницькому проросійського пропагандис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ropagandyst-0.jpg" text:style-name="Internet_20_link" text:visited-style-name="Visited_20_Internet_20_Link">
propagandyst-0.jpg</text:a>
', '<text:a xlink:type="simple" xlink:href="https://armyinform.com.ua/wp-content/uploads/2023/04/propagandyst-1.jpg" text:style-name="Internet_20_link" text:visited-style-name="Visited_20_Internet_20_Link">
propagandyst-1.jpg</text:a>
']</text:p>
      <text:p text:style-name="P4">
Tags: ['ДЕРЖАВНА ЗРАДА', 'ЗРАДНИКИ', 'ПРОПАГАНДИСТИ', 'СБУ']</text:p>
      <text:p text:style-name="P4">
Category: News</text:p>
      <!--METADATA-->
      <text:p text:style-name="P4">
<draw:frame draw:style-name="fr1" draw:name="Image360" text:anchor-type="as-char" svg:width="6.9236in" svg:height="4.615733in" draw:z-index="0">
<draw:image xlink:href="../Images/AРМІЯINFORM/2023-04-13T97-00-00-04-00/propagandyst-0.jpg" xlink:type="simple" xlink:show="embed" xlink:actuate="onLoad" draw:mime-type="image/jpeg"/>
</draw:frame>
</text:p>
      <text:p text:style-name="P4">
Служба безпеки України затримала у Хмельницькому проросійського пропагандиста,що допомагав агресору у війні проти України.</text:p>
      <text:p text:style-name="P4">
Про це <text:a xlink:type="simple" xlink:href="https://ssu.gov.ua/novyny/sbu-zatrymala-propahandysta-medvedchuka-yakyi-zaklykav-do-podilu-ukrainy" text:style-name="Internet_20_link" text:visited-style-name="Visited_20_Internet_20_Link">
повідомляє</text:a>
 пресслужба СБУ.</text:p>
      <text:p text:style-name="P4">
«Ще до початку повномасштабного вторгнення він входив до пулу політичнихпіарників, які працювали на Медведчука. Встановлено, що фігурант займався„розкруткою“ медійного образу поплічника кремля як „миротворця“, якого „чують“у москві. Для цього регулярно публікував свої дописи на пропагандистськихінтернет-платформах», — йдеться в повідомленні.</text:p>
      <text:p text:style-name="P4">
Крім того, на початку 2020 року він добровільно почав працювати на російськеінформагентство «News-front», яке зареєстроване у тимчасово окупованому Криму.</text:p>
      <text:p text:style-name="P4">
Після початку повномасштабної агресії рф фігурант перебував у Хмельницькому ізвідти неодноразово поширював публікації, в яких ставив під сумнів існуванняукраїнської державності у міжнародно визнаних кордонах.</text:p>
      <text:p text:style-name="P4">
Також він займався дискредитацією Сил оборони та поширював фейки провнутрішньополітичну обстановку в Україні. Ініційовані СБУ лінгвістичніекспертизи підтвердили факти підривної діяльності фігуранта.</text:p>
      <text:p text:style-name="P4">
<draw:frame draw:style-name="fr1" draw:name="Image361" text:anchor-type="as-char" svg:width="6.9236in" svg:height="4.615733in" draw:z-index="0">
<draw:image xlink:href="../Images/AРМІЯINFORM/2023-04-13T97-00-00-04-00/propagandyst-1.jpg" xlink:type="simple" xlink:show="embed" xlink:actuate="onLoad" draw:mime-type="image/jpeg"/>
</draw:frame>
</text:p>
      <text:p text:style-name="P4">
Під час обшуків за місцем проживання зловмисника у Хмельницькому виявленокомп’ютерну техніку і мобільні телефони, які він використовував у злочиннихдіях. На підставі зібраних доказів слідчі Служби безпеки повідомили йому пропідозру за ч. 1 ст. 111 Кримінального кодексу України (державна зрада).</text:p>
      <text:p text:style-name="P4">
Фігуранту обрано запобіжний захід — тримання під вартою без права внесеннязастави.</text:p>
      <text:p text:style-name="P4">
Source: <text:a xlink:type="simple" xlink:href="https://armyinform.com.ua/2023/04/13/propagandyst-medvedchuka-yakyj-zaklykav-do-podilu-ukrayiny/" text:style-name="Internet_20_link" text:visited-style-name="Visited_20_Internet_20_Link">
https://armyinform.com.ua/2023/04/13/propagandyst-medvedchuka-yakyj-zaklykav-do-podilu-ukrayiny/</text:a>
</text:p>
      <!--NEWS-->
      <text:h text:style-name="P10" text:outline-level="1">
<text:span text:style-name="T4">
Дезінформаційний дайджест за 12 квітня</text:span>
</text:h>
      <text:p text:style-name="P4">
Author: ['АРМІЯINFORM']</text:p>
      <text:p text:style-name="P4">
Time: 2023-04-13T98:00:00-04:00</text:p>
      <text:p text:style-name="P4">
Description: Добірку ноивх фейків оприлюднив на своїй сторінці у Facebook Центр проти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op-fake-news-blurred-woman-wearing-gloves-scaled.jpg" text:style-name="Internet_20_link" text:visited-style-name="Visited_20_Internet_20_Link">
stop-fake-news-blurred-woman-wearing-gloves-scaled.jpg</text:a>
', '<text:a xlink:type="simple" xlink:href="https://armyinform.com.ua/wp-content/uploads/2023/04/340814580_957123915443101_6905894541533759366_n.jpg" text:style-name="Internet_20_link" text:visited-style-name="Visited_20_Internet_20_Link">
340814580_957123915443101_6905894541533759366_n.jpg</text:a>
']</text:p>
      <text:p text:style-name="P4">
Tags: ['STOPRUSSIA', 'ВІЙНА', 'ВТОРГНЕННЯ РФ', 'РОСІЙСЬКІ ФЕЙКИ']</text:p>
      <text:p text:style-name="P4">
Category: News</text:p>
      <!--METADATA-->
      <text:p text:style-name="P4">
<draw:frame draw:style-name="fr1" draw:name="Image362" text:anchor-type="as-char" svg:width="6.9236in" svg:height="5.1927in" draw:z-index="0">
<draw:image xlink:href="../Images/AРМІЯINFORM/2023-04-13T98-00-00-04-00/stop-fake-news-blurred-woman-wearing-gloves-scaled.jpg" xlink:type="simple" xlink:show="embed" xlink:actuate="onLoad" draw:mime-type="image/jpeg"/>
</draw:frame>
</text:p>
      <text:p text:style-name="P4">
Добірку ноивх фейків<text:a xlink:type="simple" xlink:href="https://www.facebook.com/protydiyadezinformatsiyi.cpd/posts/pfbid07y6qS5w4WmSxqyDTuk98X68dLNbdoQJUGWFcPmx9jVLXEBFJspD1hs4bmHmjSd16l" text:style-name="Internet_20_link" text:visited-style-name="Visited_20_Internet_20_Link">
оприлюднив</text:a>
на своїй сторінці у Facebook Центр протидії дезінформації.</text:p>
      <text:p text:style-name="P4">
<draw:frame draw:style-name="fr1" draw:name="Image363" text:anchor-type="as-char" svg:width="6.9236in" svg:height="6.9236in" draw:z-index="0">
<draw:image xlink:href="../Images/AРМІЯINFORM/2023-04-13T98-00-00-04-00/340814580_957123915443101_6905894541533759366_n.jpg" xlink:type="simple" xlink:show="embed" xlink:actuate="onLoad" draw:mime-type="image/jpeg"/>
</draw:frame>
</text:p>
      <text:p text:style-name="P4">
ЦПД виявив:</text:p>
      <text:p text:style-name="P4">
<text:span text:style-name="T4">
Дезінформація</text:span>
</text:p>
      <text:p text:style-name="P4">
У держдумі рф ухвалили заяву щодо «знищення канонічної українськоїправославної церкви», в якій зазначено, що «Київ підтримує кримінальнуактивність розкольницьких структур і неонацистських організацій, якізахоплюють православні церкви, примусово ліквідують громади, скоюють погроми ухрамах і напади на священників».</text:p>
      <text:p text:style-name="P4">
<text:span text:style-name="T4">
Фейк</text:span>
</text:p>
      <text:p text:style-name="P4">
«Західна зброя, що надходить в Україну, зокрема ПЗРК і ПТРК, через корупціюрозповзається світом, потрапляє в руки організованої злочинності, терористів іекстремістів. Незабаром можна буде ставити питання про безпеку цивільногоавіасполучення над Європою», — заявили в мзс рф.</text:p>
      <text:p text:style-name="P4">
<text:span text:style-name="T4">
Дезінформація</text:span>
</text:p>
      <text:p text:style-name="P4">
«Геополітична ситуація через біозброю США нагадує початок «атомної ери», —заявили в комісії держдуми рф з розслідування роботи біолабораторій США вУкраїні. Водночас речник президента рф д.пєсков повідомив, що «рф привертатимеувагу світу до незаконної роботи біолабораторій США».</text:p>
      <text:p text:style-name="P4">
Source: <text:a xlink:type="simple" xlink:href="https://armyinform.com.ua/2023/04/13/dezinformaczijnyj-dajdzhest-za-12-kvitnya/" text:style-name="Internet_20_link" text:visited-style-name="Visited_20_Internet_20_Link">
https://armyinform.com.ua/2023/04/13/dezinformaczijnyj-dajdzhest-za-12-kvitnya/</text:a>
</text:p>
      <!--NEWS-->
      <text:h text:style-name="P10" text:outline-level="1">
<text:span text:style-name="T4">
Домовленості України і Канади про співпрацю пришвидшать витіснення росії з ринку ядерного палива — Герман Галущенко</text:span>
</text:h>
      <text:p text:style-name="P4">
Author: ['АРМІЯINFORM']</text:p>
      <text:p text:style-name="P4">
Time: 2023-04-13T99:00:00-04:00</text:p>
      <text:p text:style-name="P4">
Description: 12 квітня ДП «НАЕК «Енергоатом» підписав з канадською компанією САМЕСО Меморандум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op-russia.jpg" text:style-name="Internet_20_link" text:visited-style-name="Visited_20_Internet_20_Link">
stop-russia.jpg</text:a>
']</text:p>
      <text:p text:style-name="P4">
Tags: ['STOPRUSSIA', 'АНТИРОСІЙСЬКІ САНКЦІЇ', 'ГЕРМАН ГАЛУЩЕНКО', 'ДОПОМОГА ПАРТНЕРІВ']</text:p>
      <text:p text:style-name="P4">
Category: News</text:p>
      <!--METADATA-->
      <text:p text:style-name="P4">
<draw:frame draw:style-name="fr1" draw:name="Image364" text:anchor-type="as-char" svg:width="6.9236in" svg:height="3.851253in" draw:z-index="0">
<draw:image xlink:href="../Images/AРМІЯINFORM/2023-04-13T99-00-00-04-00/stop-russia.jpg" xlink:type="simple" xlink:show="embed" xlink:actuate="onLoad" draw:mime-type="image/jpeg"/>
</draw:frame>
</text:p>
      <text:p text:style-name="P4">
12 квітня ДП «НАЕК «Енергоатом» підписав з канадською компанією САМЕСОМеморандум про співробітництво в урановидобувній галузі. Документомвизначається, що САМЕСО буде залучена для технічної підтримки й розвитку вУкраїні ефективного та конкурентного уранового виробництва задля забезпеченняповної потреби Енергоатому в урановому оксидному концентраті,<text:a xlink:type="simple" xlink:href="https://www.kmu.gov.ua/news/domovlenosti-ukrainy-i-kanady-pro-spivpratsiu-v-uranovydobuvnii-haluzi-pryshvydshat-vytisnennia-rosii-z-rynku-iadernoho-palyv-herman-halushchenko" text:style-name="Internet_20_link" text:visited-style-name="Visited_20_Internet_20_Link">
повідомляє</text:a>
 Урядовий портал.</text:p>
      <text:p text:style-name="P4">
За словами Міністра енергетики України Германа Галущенка, співпраця міжкомпаніями дозволить залучити ресурс для модернізації та розвитку виробничоїінфраструктури Східного гірничо — збагачувального комбінату, що максимальнопозитивно вплине на розвиток урановидобувної галузі України.</text:p>
      <text:p text:style-name="P4">
«Досягнення відповідних домовленостей важливе для зміцнення енергетичноїнезалежності України. Разом з канадськими партнерами робимо вагомий крок довитіснення росії зі світових ринків ядерного палива», — підкреслив ГерманГалущенко.</text:p>
      <text:p text:style-name="P4">
Нагадаємо, співробітництво САМЕСО, ДП «СхідГЗК» та ДП «НАЕК «Енергоатом» щодопідвищення ефективності уранового виробництва Східного гірничо-збагачувальногокомбінату розпочалась у грудні 2021 року. Тоді для забезпечення обмінуінформацією було підписано тристоронню Угоду про конфіденційність.</text:p>
      <text:p text:style-name="P4">
19 березня 2023 року в Лондоні Енергоатом і CAMECO, за участі Міністраенергетики України Германа Галущенка, уклали угоди про забезпеченнястабільного постачання урану для виробництва ядерного палива.</text:p>
      <text:p text:style-name="P4">
Підписання нинішнього Меморандуму є наступним важливим кроком для збереженнята розвитку урановидобувної галузі України.</text:p>
      <text:p text:style-name="P4">
Слід зазначити, що CAMECO є одним із найбільших у світі виробників природногоурану та надавачем послуг з його конверсії.</text:p>
      <text:p text:style-name="P4">
Source: <text:a xlink:type="simple" xlink:href="https://armyinform.com.ua/2023/04/13/domovlenosti-ukrayiny-i-kanady-pro-spivpraczyu-pryshvydshat-vytisnennya-rosiyi-z-rynku-yadernogo-palyva-german-galushhenko/" text:style-name="Internet_20_link" text:visited-style-name="Visited_20_Internet_20_Link">
https://armyinform.com.ua/2023/04/13/domovlenosti-ukrayiny-i-kanady-pro-spivpraczyu-pryshvydshat-vytisnennya-rosiyi-z-rynku-yadernogo-palyva-german-galushhenko/</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